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vant Garde IT Cby BT" svg:font-family="'Avant Garde IT Cby BT', Calibri"/>
    <style:font-face style:name="New Century Schlbk" svg:font-family="'New Century Schlbk', 'Century Schoolbook'"/>
    <style:font-face style:name="Courier" svg:font-family="Courier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TimesNewRoman" svg:font-family="TimesNewRoman, 'Times New Roman'" style:font-family-generic="roman"/>
    <style:font-face style:name="Utopia Std" svg:font-family="'Utopia Std', 'Times New Roman'" style:font-family-generic="roman"/>
    <style:font-face style:name="DIN" svg:font-family="DIN, 'Courier New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GillSans Light" svg:font-family="'GillSans Light', 'Century Gothic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leau1" style:family="table" style:master-page-name="Standard">
      <style:table-properties style:width="16.018cm" fo:margin-left="-0.134cm" style:page-number="auto" table:align="left" style:writing-mode="lr-tb"/>
    </style:style>
    <style:style style:name="Tableau1.A" style:family="table-column">
      <style:table-column-properties style:column-width="7.11cm"/>
    </style:style>
    <style:style style:name="Tableau1.B" style:family="table-column">
      <style:table-column-properties style:column-width="8.908cm"/>
    </style:style>
    <style:style style:name="Tableau1.1" style:family="table-row">
      <style:table-row-properties style:row-height="2.025cm" fo:keep-together="always"/>
    </style:style>
    <style:style style:name="Tableau1.A1" style:family="table-cell">
      <style:table-cell-properties style:vertical-align="middle" style:border-line-width="0.018cm 0.018cm 0.018cm" fo:padding-left="0.125cm" fo:padding-right="0.125cm" fo:padding-top="0cm" fo:padding-bottom="0cm" fo:border="1.5pt double #000000" style:writing-mode="lr-tb"/>
    </style:style>
    <style:style style:name="Tableau1.2" style:family="table-row">
      <style:table-row-properties style:row-height="7.026cm" fo:keep-together="always"/>
    </style:style>
    <style:style style:name="Tableau1.A2" style:family="table-cell">
      <style:table-cell-properties style:vertical-align="top" style:border-line-width-left="0.018cm 0.018cm 0.018cm" style:border-line-width-right="0.018cm 0.018cm 0.018cm" style:border-line-width-top="0.018cm 0.018cm 0.018cm" fo:padding-left="0.123cm" fo:padding-right="0.123cm" fo:padding-top="0cm" fo:padding-bottom="0cm" fo:border-left="1.5pt double #000000" fo:border-right="1.5pt double #000000" fo:border-top="1.5pt double #000000" fo:border-bottom="0.75pt solid #000000" style:writing-mode="lr-tb"/>
    </style:style>
    <style:style style:name="Tableau1.3" style:family="table-row">
      <style:table-row-properties style:min-row-height="12.383cm" fo:keep-together="always"/>
    </style:style>
    <style:style style:name="Tableau1.A3" style:family="table-cell">
      <style:table-cell-properties style:vertical-align="top" style:border-line-width-left="0.018cm 0.018cm 0.018cm" style:border-line-width-right="0.018cm 0.018cm 0.018cm" style:border-line-width-bottom="0.018cm 0.018cm 0.018cm" fo:padding-left="0.125cm" fo:padding-right="0.125cm" fo:padding-top="0cm" fo:padding-bottom="0cm" fo:border-left="1.5pt double #000000" fo:border-right="1.5pt double #000000" fo:border-top="0.75pt solid #000000" fo:border-bottom="1.5pt double #000000" style:writing-mode="lr-tb"/>
    </style:style>
    <style:style style:name="Tableau1.4" style:family="table-row">
      <style:table-row-properties style:row-height="1.319cm" fo:keep-together="always"/>
    </style:style>
    <style:style style:name="Tableau1.A4" style:family="table-cell">
      <style:table-cell-properties style:vertical-align="middle" style:border-line-width-left="0.018cm 0.018cm 0.018cm" style:border-line-width-top="0.018cm 0.018cm 0.018cm" style:border-line-width-bottom="0.018cm 0.018cm 0.018cm" fo:padding-left="0.125cm" fo:padding-right="0.125cm" fo:padding-top="0cm" fo:padding-bottom="0cm" fo:border-left="1.5pt double #000000" fo:border-right="none" fo:border-top="1.5pt double #000000" fo:border-bottom="1.5pt double #000000" style:writing-mode="lr-tb"/>
    </style:style>
    <style:style style:name="Tableau1.B4" style:family="table-cell">
      <style:table-cell-properties style:vertical-align="middle" style:border-line-width-right="0.018cm 0.018cm 0.018cm" style:border-line-width-top="0.018cm 0.018cm 0.018cm" style:border-line-width-bottom="0.018cm 0.018cm 0.018cm" fo:padding-left="0.125cm" fo:padding-right="0.125cm" fo:padding-top="0cm" fo:padding-bottom="0cm" fo:border-left="0.75pt solid #000000" fo:border-right="1.5pt double #000000" fo:border-top="1.5pt double #000000" fo:border-bottom="1.5pt double #000000" style:writing-mode="lr-tb"/>
    </style:style>
    <style:style style:name="Tableau2" style:family="table">
      <style:table-properties style:width="17.521cm" fo:margin-left="-0.51cm" table:align="left" style:writing-mode="lr-tb"/>
    </style:style>
    <style:style style:name="Tableau2.A" style:family="table-column">
      <style:table-column-properties style:column-width="4.001cm"/>
    </style:style>
    <style:style style:name="Tableau2.B" style:family="table-column">
      <style:table-column-properties style:column-width="4.75cm"/>
    </style:style>
    <style:style style:name="Tableau2.C" style:family="table-column">
      <style:table-column-properties style:column-width="3.505cm"/>
    </style:style>
    <style:style style:name="Tableau2.D" style:family="table-column">
      <style:table-column-properties style:column-width="5.265cm"/>
    </style:style>
    <style:style style:name="Tableau2.1" style:family="table-row">
      <style:table-row-properties style:min-row-height="0.563cm" fo:keep-together="auto"/>
    </style:style>
    <style:style style:name="Tableau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.2" style:family="table-row">
      <style:table-row-properties style:min-row-height="1.603cm" fo:keep-together="auto"/>
    </style:style>
    <style:style style:name="Tableau3" style:family="table">
      <style:table-properties style:width="17.489cm" fo:margin-left="-0.132cm" table:align="left" style:writing-mode="lr-tb"/>
    </style:style>
    <style:style style:name="Tableau3.A" style:family="table-column">
      <style:table-column-properties style:column-width="3.879cm"/>
    </style:style>
    <style:style style:name="Tableau3.B" style:family="table-column">
      <style:table-column-properties style:column-width="3.249cm"/>
    </style:style>
    <style:style style:name="Tableau3.C" style:family="table-column">
      <style:table-column-properties style:column-width="3.501cm"/>
    </style:style>
    <style:style style:name="Tableau3.D" style:family="table-column">
      <style:table-column-properties style:column-width="6.86cm"/>
    </style:style>
    <style:style style:name="Tableau3.1" style:family="table-row">
      <style:table-row-properties style:min-row-height="1.275cm" fo:keep-together="auto"/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4" style:family="table">
      <style:table-properties style:width="16.24cm" table:align="center" style:writing-mode="lr-tb"/>
    </style:style>
    <style:style style:name="Tableau4.A" style:family="table-column">
      <style:table-column-properties style:column-width="9.627cm"/>
    </style:style>
    <style:style style:name="Tableau4.B" style:family="table-column">
      <style:table-column-properties style:column-width="2.335cm"/>
    </style:style>
    <style:style style:name="Tableau4.C" style:family="table-column">
      <style:table-column-properties style:column-width="4.277cm"/>
    </style:style>
    <style:style style:name="Tableau4.1" style:family="table-row">
      <style:table-row-properties style:min-row-height="0.6cm" fo:keep-together="always"/>
    </style:style>
    <style:style style:name="Tableau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4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4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4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4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4.A5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4.B5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4.C5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5" style:family="table">
      <style:table-properties style:width="16.24cm" table:align="center" style:writing-mode="lr-tb"/>
    </style:style>
    <style:style style:name="Tableau5.A" style:family="table-column">
      <style:table-column-properties style:column-width="0.967cm"/>
    </style:style>
    <style:style style:name="Tableau5.B" style:family="table-column">
      <style:table-column-properties style:column-width="1.42cm"/>
    </style:style>
    <style:style style:name="Tableau5.C" style:family="table-column">
      <style:table-column-properties style:column-width="2.877cm"/>
    </style:style>
    <style:style style:name="Tableau5.D" style:family="table-column">
      <style:table-column-properties style:column-width="1.884cm"/>
    </style:style>
    <style:style style:name="Tableau5.E" style:family="table-column">
      <style:table-column-properties style:column-width="2.734cm"/>
    </style:style>
    <style:style style:name="Tableau5.F" style:family="table-column">
      <style:table-column-properties style:column-width="3.09cm"/>
    </style:style>
    <style:style style:name="Tableau5.G" style:family="table-column">
      <style:table-column-properties style:column-width="3.268cm"/>
    </style:style>
    <style:style style:name="Tableau5.1" style:family="table-row">
      <style:table-row-properties style:min-row-height="0.6cm" fo:keep-together="always"/>
    </style:style>
    <style:style style:name="Tableau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5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5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5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5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6" style:family="table">
      <style:table-properties style:width="16.24cm" table:align="center" style:writing-mode="lr-tb"/>
    </style:style>
    <style:style style:name="Tableau6.A" style:family="table-column">
      <style:table-column-properties style:column-width="9.627cm"/>
    </style:style>
    <style:style style:name="Tableau6.B" style:family="table-column">
      <style:table-column-properties style:column-width="2.335cm"/>
    </style:style>
    <style:style style:name="Tableau6.C" style:family="table-column">
      <style:table-column-properties style:column-width="4.277cm"/>
    </style:style>
    <style:style style:name="Tableau6.1" style:family="table-row">
      <style:table-row-properties style:min-row-height="0.6cm" fo:keep-together="always"/>
    </style:style>
    <style:style style:name="Tableau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6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6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6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6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6.A5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6.B5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6.C5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7" style:family="table">
      <style:table-properties style:width="16.24cm" table:align="center" style:writing-mode="lr-tb"/>
    </style:style>
    <style:style style:name="Tableau7.A" style:family="table-column">
      <style:table-column-properties style:column-width="0.967cm"/>
    </style:style>
    <style:style style:name="Tableau7.B" style:family="table-column">
      <style:table-column-properties style:column-width="1.42cm"/>
    </style:style>
    <style:style style:name="Tableau7.C" style:family="table-column">
      <style:table-column-properties style:column-width="2.877cm"/>
    </style:style>
    <style:style style:name="Tableau7.D" style:family="table-column">
      <style:table-column-properties style:column-width="1.884cm"/>
    </style:style>
    <style:style style:name="Tableau7.E" style:family="table-column">
      <style:table-column-properties style:column-width="2.734cm"/>
    </style:style>
    <style:style style:name="Tableau7.F" style:family="table-column">
      <style:table-column-properties style:column-width="3.09cm"/>
    </style:style>
    <style:style style:name="Tableau7.G" style:family="table-column">
      <style:table-column-properties style:column-width="3.268cm"/>
    </style:style>
    <style:style style:name="Tableau7.1" style:family="table-row">
      <style:table-row-properties style:min-row-height="0.6cm" fo:keep-together="always"/>
    </style:style>
    <style:style style:name="Tableau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7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7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7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7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8" style:family="table">
      <style:table-properties style:width="16.24cm" table:align="center" style:writing-mode="lr-tb"/>
    </style:style>
    <style:style style:name="Tableau8.A" style:family="table-column">
      <style:table-column-properties style:column-width="0.967cm"/>
    </style:style>
    <style:style style:name="Tableau8.B" style:family="table-column">
      <style:table-column-properties style:column-width="1.42cm"/>
    </style:style>
    <style:style style:name="Tableau8.C" style:family="table-column">
      <style:table-column-properties style:column-width="2.877cm"/>
    </style:style>
    <style:style style:name="Tableau8.D" style:family="table-column">
      <style:table-column-properties style:column-width="1.884cm"/>
    </style:style>
    <style:style style:name="Tableau8.E" style:family="table-column">
      <style:table-column-properties style:column-width="2.734cm"/>
    </style:style>
    <style:style style:name="Tableau8.F" style:family="table-column">
      <style:table-column-properties style:column-width="3.09cm"/>
    </style:style>
    <style:style style:name="Tableau8.G" style:family="table-column">
      <style:table-column-properties style:column-width="3.268cm"/>
    </style:style>
    <style:style style:name="Tableau8.1" style:family="table-row">
      <style:table-row-properties style:min-row-height="0.6cm" fo:keep-together="always"/>
    </style:style>
    <style:style style:name="Tableau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8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8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8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8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9" style:family="table">
      <style:table-properties style:width="16.24cm" table:align="center" style:writing-mode="lr-tb"/>
    </style:style>
    <style:style style:name="Tableau9.A" style:family="table-column">
      <style:table-column-properties style:column-width="0.967cm"/>
    </style:style>
    <style:style style:name="Tableau9.B" style:family="table-column">
      <style:table-column-properties style:column-width="1.42cm"/>
    </style:style>
    <style:style style:name="Tableau9.C" style:family="table-column">
      <style:table-column-properties style:column-width="2.877cm"/>
    </style:style>
    <style:style style:name="Tableau9.D" style:family="table-column">
      <style:table-column-properties style:column-width="1.884cm"/>
    </style:style>
    <style:style style:name="Tableau9.E" style:family="table-column">
      <style:table-column-properties style:column-width="2.734cm"/>
    </style:style>
    <style:style style:name="Tableau9.F" style:family="table-column">
      <style:table-column-properties style:column-width="3.09cm"/>
    </style:style>
    <style:style style:name="Tableau9.G" style:family="table-column">
      <style:table-column-properties style:column-width="3.268cm"/>
    </style:style>
    <style:style style:name="Tableau9.1" style:family="table-row">
      <style:table-row-properties style:min-row-height="0.6cm" fo:keep-together="always"/>
    </style:style>
    <style:style style:name="Tableau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9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9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9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9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9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10" style:family="table">
      <style:table-properties style:width="16.24cm" table:align="center" style:writing-mode="lr-tb"/>
    </style:style>
    <style:style style:name="Tableau10.A" style:family="table-column">
      <style:table-column-properties style:column-width="6.655cm"/>
    </style:style>
    <style:style style:name="Tableau10.B" style:family="table-column">
      <style:table-column-properties style:column-width="3.388cm"/>
    </style:style>
    <style:style style:name="Tableau10.C" style:family="table-column">
      <style:table-column-properties style:column-width="6.197cm"/>
    </style:style>
    <style:style style:name="Tableau10.1" style:family="table-row">
      <style:table-row-properties style:min-row-height="0.6cm" fo:keep-together="always"/>
    </style:style>
    <style:style style:name="Tableau1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0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0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10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10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10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10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10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11" style:family="table">
      <style:table-properties style:width="16.24cm" table:align="center" style:writing-mode="lr-tb"/>
    </style:style>
    <style:style style:name="Tableau11.A" style:family="table-column">
      <style:table-column-properties style:column-width="6.655cm"/>
    </style:style>
    <style:style style:name="Tableau11.B" style:family="table-column">
      <style:table-column-properties style:column-width="3.388cm"/>
    </style:style>
    <style:style style:name="Tableau11.C" style:family="table-column">
      <style:table-column-properties style:column-width="6.197cm"/>
    </style:style>
    <style:style style:name="Tableau11.1" style:family="table-row">
      <style:table-row-properties style:min-row-height="0.6cm" fo:keep-together="always"/>
    </style:style>
    <style:style style:name="Tableau1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1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1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1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11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11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11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11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11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12" style:family="table">
      <style:table-properties style:width="16.24cm" table:align="center" style:writing-mode="lr-tb"/>
    </style:style>
    <style:style style:name="Tableau12.A" style:family="table-column">
      <style:table-column-properties style:column-width="6.655cm"/>
    </style:style>
    <style:style style:name="Tableau12.B" style:family="table-column">
      <style:table-column-properties style:column-width="3.388cm"/>
    </style:style>
    <style:style style:name="Tableau12.C" style:family="table-column">
      <style:table-column-properties style:column-width="6.197cm"/>
    </style:style>
    <style:style style:name="Tableau12.1" style:family="table-row">
      <style:table-row-properties style:min-row-height="0.6cm" fo:keep-together="always"/>
    </style:style>
    <style:style style:name="Tableau1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2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2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12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12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12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12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12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13" style:family="table">
      <style:table-properties style:width="16.24cm" table:align="center" style:writing-mode="lr-tb"/>
    </style:style>
    <style:style style:name="Tableau13.A" style:family="table-column">
      <style:table-column-properties style:column-width="8.733cm"/>
    </style:style>
    <style:style style:name="Tableau13.B" style:family="table-column">
      <style:table-column-properties style:column-width="2.653cm"/>
    </style:style>
    <style:style style:name="Tableau13.C" style:family="table-column">
      <style:table-column-properties style:column-width="4.854cm"/>
    </style:style>
    <style:style style:name="Tableau13.1" style:family="table-row">
      <style:table-row-properties style:min-row-height="0.6cm" fo:keep-together="always"/>
    </style:style>
    <style:style style:name="Tableau1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3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3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3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13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13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13.A6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13.B6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13.C6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14" style:family="table">
      <style:table-properties style:width="16.24cm" table:align="center" style:writing-mode="lr-tb"/>
    </style:style>
    <style:style style:name="Tableau14.A" style:family="table-column">
      <style:table-column-properties style:column-width="6.655cm"/>
    </style:style>
    <style:style style:name="Tableau14.B" style:family="table-column">
      <style:table-column-properties style:column-width="3.388cm"/>
    </style:style>
    <style:style style:name="Tableau14.C" style:family="table-column">
      <style:table-column-properties style:column-width="6.197cm"/>
    </style:style>
    <style:style style:name="Tableau14.1" style:family="table-row">
      <style:table-row-properties style:min-row-height="0.6cm" fo:keep-together="always"/>
    </style:style>
    <style:style style:name="Tableau1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4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4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14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14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14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14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14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15" style:family="table">
      <style:table-properties style:width="16.24cm" table:align="center" style:writing-mode="lr-tb"/>
    </style:style>
    <style:style style:name="Tableau15.A" style:family="table-column">
      <style:table-column-properties style:column-width="6.655cm"/>
    </style:style>
    <style:style style:name="Tableau15.B" style:family="table-column">
      <style:table-column-properties style:column-width="3.388cm"/>
    </style:style>
    <style:style style:name="Tableau15.C" style:family="table-column">
      <style:table-column-properties style:column-width="6.197cm"/>
    </style:style>
    <style:style style:name="Tableau15.1" style:family="table-row">
      <style:table-row-properties style:min-row-height="0.6cm" fo:keep-together="always"/>
    </style:style>
    <style:style style:name="Tableau1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5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5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15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15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15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15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15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16" style:family="table">
      <style:table-properties style:width="16.24cm" table:align="center" style:writing-mode="lr-tb"/>
    </style:style>
    <style:style style:name="Tableau16.A" style:family="table-column">
      <style:table-column-properties style:column-width="6.655cm"/>
    </style:style>
    <style:style style:name="Tableau16.B" style:family="table-column">
      <style:table-column-properties style:column-width="3.388cm"/>
    </style:style>
    <style:style style:name="Tableau16.C" style:family="table-column">
      <style:table-column-properties style:column-width="6.197cm"/>
    </style:style>
    <style:style style:name="Tableau16.1" style:family="table-row">
      <style:table-row-properties style:min-row-height="0.6cm" fo:keep-together="always"/>
    </style:style>
    <style:style style:name="Tableau1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6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6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16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16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16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16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16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17" style:family="table">
      <style:table-properties style:width="16.24cm" table:align="center" style:writing-mode="lr-tb"/>
    </style:style>
    <style:style style:name="Tableau17.A" style:family="table-column">
      <style:table-column-properties style:column-width="8.237cm"/>
    </style:style>
    <style:style style:name="Tableau17.B" style:family="table-column">
      <style:table-column-properties style:column-width="2.828cm"/>
    </style:style>
    <style:style style:name="Tableau17.C" style:family="table-column">
      <style:table-column-properties style:column-width="5.175cm"/>
    </style:style>
    <style:style style:name="Tableau17.1" style:family="table-row">
      <style:table-row-properties style:min-row-height="0.6cm" fo:keep-together="always"/>
    </style:style>
    <style:style style:name="Tableau1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7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7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17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17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17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17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17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18" style:family="table">
      <style:table-properties style:width="16.24cm" table:align="center" style:writing-mode="lr-tb"/>
    </style:style>
    <style:style style:name="Tableau18.A" style:family="table-column">
      <style:table-column-properties style:column-width="0.967cm"/>
    </style:style>
    <style:style style:name="Tableau18.B" style:family="table-column">
      <style:table-column-properties style:column-width="1.42cm"/>
    </style:style>
    <style:style style:name="Tableau18.C" style:family="table-column">
      <style:table-column-properties style:column-width="2.877cm"/>
    </style:style>
    <style:style style:name="Tableau18.D" style:family="table-column">
      <style:table-column-properties style:column-width="1.884cm"/>
    </style:style>
    <style:style style:name="Tableau18.E" style:family="table-column">
      <style:table-column-properties style:column-width="2.734cm"/>
    </style:style>
    <style:style style:name="Tableau18.F" style:family="table-column">
      <style:table-column-properties style:column-width="3.09cm"/>
    </style:style>
    <style:style style:name="Tableau18.G" style:family="table-column">
      <style:table-column-properties style:column-width="3.268cm"/>
    </style:style>
    <style:style style:name="Tableau18.1" style:family="table-row">
      <style:table-row-properties style:min-row-height="0.6cm" fo:keep-together="always"/>
    </style:style>
    <style:style style:name="Tableau1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8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8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18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18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19" style:family="table">
      <style:table-properties style:width="16.24cm" table:align="center" style:writing-mode="lr-tb"/>
    </style:style>
    <style:style style:name="Tableau19.A" style:family="table-column">
      <style:table-column-properties style:column-width="0.967cm"/>
    </style:style>
    <style:style style:name="Tableau19.B" style:family="table-column">
      <style:table-column-properties style:column-width="1.42cm"/>
    </style:style>
    <style:style style:name="Tableau19.C" style:family="table-column">
      <style:table-column-properties style:column-width="2.877cm"/>
    </style:style>
    <style:style style:name="Tableau19.D" style:family="table-column">
      <style:table-column-properties style:column-width="1.884cm"/>
    </style:style>
    <style:style style:name="Tableau19.E" style:family="table-column">
      <style:table-column-properties style:column-width="2.734cm"/>
    </style:style>
    <style:style style:name="Tableau19.F" style:family="table-column">
      <style:table-column-properties style:column-width="3.09cm"/>
    </style:style>
    <style:style style:name="Tableau19.G" style:family="table-column">
      <style:table-column-properties style:column-width="3.268cm"/>
    </style:style>
    <style:style style:name="Tableau19.1" style:family="table-row">
      <style:table-row-properties style:min-row-height="0.6cm" fo:keep-together="always"/>
    </style:style>
    <style:style style:name="Tableau1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9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9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9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19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19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20" style:family="table">
      <style:table-properties style:width="16.24cm" table:align="center" style:writing-mode="lr-tb"/>
    </style:style>
    <style:style style:name="Tableau20.A" style:family="table-column">
      <style:table-column-properties style:column-width="0.967cm"/>
    </style:style>
    <style:style style:name="Tableau20.B" style:family="table-column">
      <style:table-column-properties style:column-width="1.42cm"/>
    </style:style>
    <style:style style:name="Tableau20.C" style:family="table-column">
      <style:table-column-properties style:column-width="2.877cm"/>
    </style:style>
    <style:style style:name="Tableau20.D" style:family="table-column">
      <style:table-column-properties style:column-width="1.884cm"/>
    </style:style>
    <style:style style:name="Tableau20.E" style:family="table-column">
      <style:table-column-properties style:column-width="2.734cm"/>
    </style:style>
    <style:style style:name="Tableau20.F" style:family="table-column">
      <style:table-column-properties style:column-width="3.09cm"/>
    </style:style>
    <style:style style:name="Tableau20.G" style:family="table-column">
      <style:table-column-properties style:column-width="3.268cm"/>
    </style:style>
    <style:style style:name="Tableau20.1" style:family="table-row">
      <style:table-row-properties style:min-row-height="0.6cm" fo:keep-together="always"/>
    </style:style>
    <style:style style:name="Tableau2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2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20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20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20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20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21" style:family="table">
      <style:table-properties style:width="16.24cm" table:align="center" style:writing-mode="lr-tb"/>
    </style:style>
    <style:style style:name="Tableau21.A" style:family="table-column">
      <style:table-column-properties style:column-width="0.967cm"/>
    </style:style>
    <style:style style:name="Tableau21.B" style:family="table-column">
      <style:table-column-properties style:column-width="1.42cm"/>
    </style:style>
    <style:style style:name="Tableau21.C" style:family="table-column">
      <style:table-column-properties style:column-width="2.877cm"/>
    </style:style>
    <style:style style:name="Tableau21.D" style:family="table-column">
      <style:table-column-properties style:column-width="1.884cm"/>
    </style:style>
    <style:style style:name="Tableau21.E" style:family="table-column">
      <style:table-column-properties style:column-width="2.734cm"/>
    </style:style>
    <style:style style:name="Tableau21.F" style:family="table-column">
      <style:table-column-properties style:column-width="3.09cm"/>
    </style:style>
    <style:style style:name="Tableau21.G" style:family="table-column">
      <style:table-column-properties style:column-width="3.268cm"/>
    </style:style>
    <style:style style:name="Tableau21.1" style:family="table-row">
      <style:table-row-properties style:min-row-height="0.6cm" fo:keep-together="always"/>
    </style:style>
    <style:style style:name="Tableau2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21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21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21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21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21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22" style:family="table">
      <style:table-properties style:width="16.24cm" table:align="center" style:writing-mode="lr-tb"/>
    </style:style>
    <style:style style:name="Tableau22.A" style:family="table-column">
      <style:table-column-properties style:column-width="0.967cm"/>
    </style:style>
    <style:style style:name="Tableau22.B" style:family="table-column">
      <style:table-column-properties style:column-width="1.42cm"/>
    </style:style>
    <style:style style:name="Tableau22.C" style:family="table-column">
      <style:table-column-properties style:column-width="2.877cm"/>
    </style:style>
    <style:style style:name="Tableau22.D" style:family="table-column">
      <style:table-column-properties style:column-width="1.884cm"/>
    </style:style>
    <style:style style:name="Tableau22.E" style:family="table-column">
      <style:table-column-properties style:column-width="2.734cm"/>
    </style:style>
    <style:style style:name="Tableau22.F" style:family="table-column">
      <style:table-column-properties style:column-width="3.09cm"/>
    </style:style>
    <style:style style:name="Tableau22.G" style:family="table-column">
      <style:table-column-properties style:column-width="3.268cm"/>
    </style:style>
    <style:style style:name="Tableau22.1" style:family="table-row">
      <style:table-row-properties style:min-row-height="0.6cm" fo:keep-together="always"/>
    </style:style>
    <style:style style:name="Tableau2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2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22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22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22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22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23" style:family="table">
      <style:table-properties style:width="16.24cm" table:align="center" style:writing-mode="lr-tb"/>
    </style:style>
    <style:style style:name="Tableau23.A" style:family="table-column">
      <style:table-column-properties style:column-width="0.967cm"/>
    </style:style>
    <style:style style:name="Tableau23.B" style:family="table-column">
      <style:table-column-properties style:column-width="1.42cm"/>
    </style:style>
    <style:style style:name="Tableau23.C" style:family="table-column">
      <style:table-column-properties style:column-width="2.877cm"/>
    </style:style>
    <style:style style:name="Tableau23.D" style:family="table-column">
      <style:table-column-properties style:column-width="1.884cm"/>
    </style:style>
    <style:style style:name="Tableau23.E" style:family="table-column">
      <style:table-column-properties style:column-width="2.734cm"/>
    </style:style>
    <style:style style:name="Tableau23.F" style:family="table-column">
      <style:table-column-properties style:column-width="3.09cm"/>
    </style:style>
    <style:style style:name="Tableau23.G" style:family="table-column">
      <style:table-column-properties style:column-width="3.268cm"/>
    </style:style>
    <style:style style:name="Tableau23.1" style:family="table-row">
      <style:table-row-properties style:min-row-height="0.6cm" fo:keep-together="always"/>
    </style:style>
    <style:style style:name="Tableau2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23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23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23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23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23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24" style:family="table">
      <style:table-properties style:width="16.24cm" table:align="center" style:writing-mode="lr-tb"/>
    </style:style>
    <style:style style:name="Tableau24.A" style:family="table-column">
      <style:table-column-properties style:column-width="0.967cm"/>
    </style:style>
    <style:style style:name="Tableau24.B" style:family="table-column">
      <style:table-column-properties style:column-width="1.42cm"/>
    </style:style>
    <style:style style:name="Tableau24.C" style:family="table-column">
      <style:table-column-properties style:column-width="2.877cm"/>
    </style:style>
    <style:style style:name="Tableau24.D" style:family="table-column">
      <style:table-column-properties style:column-width="1.884cm"/>
    </style:style>
    <style:style style:name="Tableau24.E" style:family="table-column">
      <style:table-column-properties style:column-width="2.734cm"/>
    </style:style>
    <style:style style:name="Tableau24.F" style:family="table-column">
      <style:table-column-properties style:column-width="3.09cm"/>
    </style:style>
    <style:style style:name="Tableau24.G" style:family="table-column">
      <style:table-column-properties style:column-width="3.268cm"/>
    </style:style>
    <style:style style:name="Tableau24.1" style:family="table-row">
      <style:table-row-properties style:min-row-height="0.6cm" fo:keep-together="always"/>
    </style:style>
    <style:style style:name="Tableau2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2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24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24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24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24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25" style:family="table">
      <style:table-properties style:width="16.24cm" table:align="center" style:writing-mode="lr-tb"/>
    </style:style>
    <style:style style:name="Tableau25.A" style:family="table-column">
      <style:table-column-properties style:column-width="0.967cm"/>
    </style:style>
    <style:style style:name="Tableau25.B" style:family="table-column">
      <style:table-column-properties style:column-width="1.42cm"/>
    </style:style>
    <style:style style:name="Tableau25.C" style:family="table-column">
      <style:table-column-properties style:column-width="2.877cm"/>
    </style:style>
    <style:style style:name="Tableau25.D" style:family="table-column">
      <style:table-column-properties style:column-width="1.884cm"/>
    </style:style>
    <style:style style:name="Tableau25.E" style:family="table-column">
      <style:table-column-properties style:column-width="2.734cm"/>
    </style:style>
    <style:style style:name="Tableau25.F" style:family="table-column">
      <style:table-column-properties style:column-width="3.09cm"/>
    </style:style>
    <style:style style:name="Tableau25.G" style:family="table-column">
      <style:table-column-properties style:column-width="3.268cm"/>
    </style:style>
    <style:style style:name="Tableau25.1" style:family="table-row">
      <style:table-row-properties style:min-row-height="0.6cm" fo:keep-together="always"/>
    </style:style>
    <style:style style:name="Tableau2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2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25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25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25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25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26" style:family="table">
      <style:table-properties style:width="16.24cm" table:align="center" style:writing-mode="lr-tb"/>
    </style:style>
    <style:style style:name="Tableau26.A" style:family="table-column">
      <style:table-column-properties style:column-width="6.655cm"/>
    </style:style>
    <style:style style:name="Tableau26.B" style:family="table-column">
      <style:table-column-properties style:column-width="3.388cm"/>
    </style:style>
    <style:style style:name="Tableau26.C" style:family="table-column">
      <style:table-column-properties style:column-width="6.197cm"/>
    </style:style>
    <style:style style:name="Tableau26.1" style:family="table-row">
      <style:table-row-properties style:min-row-height="0.6cm" fo:keep-together="always"/>
    </style:style>
    <style:style style:name="Tableau2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2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26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26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26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26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26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26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26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27" style:family="table">
      <style:table-properties style:width="16.24cm" table:align="center" style:writing-mode="lr-tb"/>
    </style:style>
    <style:style style:name="Tableau27.A" style:family="table-column">
      <style:table-column-properties style:column-width="11.557cm"/>
    </style:style>
    <style:style style:name="Tableau27.B" style:family="table-column">
      <style:table-column-properties style:column-width="2.193cm"/>
    </style:style>
    <style:style style:name="Tableau27.C" style:family="table-column">
      <style:table-column-properties style:column-width="2.491cm"/>
    </style:style>
    <style:style style:name="Tableau27.1" style:family="table-row">
      <style:table-row-properties style:min-row-height="0.6cm" fo:keep-together="always"/>
    </style:style>
    <style:style style:name="Tableau2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2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27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27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27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27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27.A5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27.B5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27.C5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28" style:family="table">
      <style:table-properties style:width="16.24cm" table:align="center" style:writing-mode="lr-tb"/>
    </style:style>
    <style:style style:name="Tableau28.A" style:family="table-column">
      <style:table-column-properties style:column-width="5.891cm"/>
    </style:style>
    <style:style style:name="Tableau28.B" style:family="table-column">
      <style:table-column-properties style:column-width="4.861cm"/>
    </style:style>
    <style:style style:name="Tableau28.C" style:family="table-column">
      <style:table-column-properties style:column-width="5.487cm"/>
    </style:style>
    <style:style style:name="Tableau28.1" style:family="table-row">
      <style:table-row-properties style:min-row-height="0.6cm" fo:keep-together="always"/>
    </style:style>
    <style:style style:name="Tableau2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2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28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28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28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28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28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28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28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29" style:family="table">
      <style:table-properties style:width="16.24cm" table:align="center" style:writing-mode="lr-tb"/>
    </style:style>
    <style:style style:name="Tableau29.A" style:family="table-column">
      <style:table-column-properties style:column-width="5.891cm"/>
    </style:style>
    <style:style style:name="Tableau29.B" style:family="table-column">
      <style:table-column-properties style:column-width="4.861cm"/>
    </style:style>
    <style:style style:name="Tableau29.C" style:family="table-column">
      <style:table-column-properties style:column-width="5.487cm"/>
    </style:style>
    <style:style style:name="Tableau29.1" style:family="table-row">
      <style:table-row-properties style:min-row-height="0.6cm" fo:keep-together="always"/>
    </style:style>
    <style:style style:name="Tableau2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29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29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29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29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29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29.A6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29.B6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29.C6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30" style:family="table">
      <style:table-properties style:width="16.24cm" table:align="center" style:writing-mode="lr-tb"/>
    </style:style>
    <style:style style:name="Tableau30.A" style:family="table-column">
      <style:table-column-properties style:column-width="1.492cm"/>
    </style:style>
    <style:style style:name="Tableau30.B" style:family="table-column">
      <style:table-column-properties style:column-width="1.372cm"/>
    </style:style>
    <style:style style:name="Tableau30.C" style:family="table-column">
      <style:table-column-properties style:column-width="2.776cm"/>
    </style:style>
    <style:style style:name="Tableau30.D" style:family="table-column">
      <style:table-column-properties style:column-width="1.819cm"/>
    </style:style>
    <style:style style:name="Tableau30.E" style:family="table-column">
      <style:table-column-properties style:column-width="2.639cm"/>
    </style:style>
    <style:style style:name="Tableau30.F" style:family="table-column">
      <style:table-column-properties style:column-width="2.983cm"/>
    </style:style>
    <style:style style:name="Tableau30.G" style:family="table-column">
      <style:table-column-properties style:column-width="3.159cm"/>
    </style:style>
    <style:style style:name="Tableau30.1" style:family="table-row">
      <style:table-row-properties style:min-row-height="0.6cm" fo:keep-together="always"/>
    </style:style>
    <style:style style:name="Tableau3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3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30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30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30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30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31" style:family="table">
      <style:table-properties style:width="16.24cm" table:align="center" style:writing-mode="lr-tb"/>
    </style:style>
    <style:style style:name="Tableau31.A" style:family="table-column">
      <style:table-column-properties style:column-width="5.891cm"/>
    </style:style>
    <style:style style:name="Tableau31.B" style:family="table-column">
      <style:table-column-properties style:column-width="4.861cm"/>
    </style:style>
    <style:style style:name="Tableau31.C" style:family="table-column">
      <style:table-column-properties style:column-width="5.487cm"/>
    </style:style>
    <style:style style:name="Tableau31.1" style:family="table-row">
      <style:table-row-properties style:min-row-height="0.757cm" fo:keep-together="always"/>
    </style:style>
    <style:style style:name="Tableau3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31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31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31.2" style:family="table-row">
      <style:table-row-properties style:min-row-height="0.6cm" fo:keep-together="always"/>
    </style:style>
    <style:style style:name="Tableau31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31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31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31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31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31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32" style:family="table">
      <style:table-properties style:width="16.24cm" table:align="center" style:writing-mode="lr-tb"/>
    </style:style>
    <style:style style:name="Tableau32.A" style:family="table-column">
      <style:table-column-properties style:column-width="1.492cm"/>
    </style:style>
    <style:style style:name="Tableau32.B" style:family="table-column">
      <style:table-column-properties style:column-width="1.372cm"/>
    </style:style>
    <style:style style:name="Tableau32.C" style:family="table-column">
      <style:table-column-properties style:column-width="2.776cm"/>
    </style:style>
    <style:style style:name="Tableau32.D" style:family="table-column">
      <style:table-column-properties style:column-width="1.819cm"/>
    </style:style>
    <style:style style:name="Tableau32.E" style:family="table-column">
      <style:table-column-properties style:column-width="2.639cm"/>
    </style:style>
    <style:style style:name="Tableau32.F" style:family="table-column">
      <style:table-column-properties style:column-width="2.983cm"/>
    </style:style>
    <style:style style:name="Tableau32.G" style:family="table-column">
      <style:table-column-properties style:column-width="3.159cm"/>
    </style:style>
    <style:style style:name="Tableau32.1" style:family="table-row">
      <style:table-row-properties style:min-row-height="0.6cm" fo:keep-together="always"/>
    </style:style>
    <style:style style:name="Tableau3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3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32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32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32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32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33" style:family="table">
      <style:table-properties style:width="16.24cm" table:align="center" style:writing-mode="lr-tb"/>
    </style:style>
    <style:style style:name="Tableau33.A" style:family="table-column">
      <style:table-column-properties style:column-width="1.492cm"/>
    </style:style>
    <style:style style:name="Tableau33.B" style:family="table-column">
      <style:table-column-properties style:column-width="1.372cm"/>
    </style:style>
    <style:style style:name="Tableau33.C" style:family="table-column">
      <style:table-column-properties style:column-width="2.776cm"/>
    </style:style>
    <style:style style:name="Tableau33.D" style:family="table-column">
      <style:table-column-properties style:column-width="1.819cm"/>
    </style:style>
    <style:style style:name="Tableau33.E" style:family="table-column">
      <style:table-column-properties style:column-width="2.639cm"/>
    </style:style>
    <style:style style:name="Tableau33.F" style:family="table-column">
      <style:table-column-properties style:column-width="2.983cm"/>
    </style:style>
    <style:style style:name="Tableau33.G" style:family="table-column">
      <style:table-column-properties style:column-width="3.159cm"/>
    </style:style>
    <style:style style:name="Tableau33.1" style:family="table-row">
      <style:table-row-properties style:min-row-height="0.6cm" fo:keep-together="always"/>
    </style:style>
    <style:style style:name="Tableau3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33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33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33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33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33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34" style:family="table">
      <style:table-properties style:width="16.24cm" table:align="center" style:writing-mode="lr-tb"/>
    </style:style>
    <style:style style:name="Tableau34.A" style:family="table-column">
      <style:table-column-properties style:column-width="7.835cm"/>
    </style:style>
    <style:style style:name="Tableau34.B" style:family="table-column">
      <style:table-column-properties style:column-width="3.946cm"/>
    </style:style>
    <style:style style:name="Tableau34.C" style:family="table-column">
      <style:table-column-properties style:column-width="4.459cm"/>
    </style:style>
    <style:style style:name="Tableau34.1" style:family="table-row">
      <style:table-row-properties style:min-row-height="0.6cm" fo:keep-together="always"/>
    </style:style>
    <style:style style:name="Tableau3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3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34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34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34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34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34.A6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34.B6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34.C6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35" style:family="table">
      <style:table-properties style:width="16.24cm" table:align="center" style:writing-mode="lr-tb"/>
    </style:style>
    <style:style style:name="Tableau35.A" style:family="table-column">
      <style:table-column-properties style:column-width="1.492cm"/>
    </style:style>
    <style:style style:name="Tableau35.B" style:family="table-column">
      <style:table-column-properties style:column-width="1.372cm"/>
    </style:style>
    <style:style style:name="Tableau35.C" style:family="table-column">
      <style:table-column-properties style:column-width="2.776cm"/>
    </style:style>
    <style:style style:name="Tableau35.D" style:family="table-column">
      <style:table-column-properties style:column-width="1.819cm"/>
    </style:style>
    <style:style style:name="Tableau35.E" style:family="table-column">
      <style:table-column-properties style:column-width="2.639cm"/>
    </style:style>
    <style:style style:name="Tableau35.F" style:family="table-column">
      <style:table-column-properties style:column-width="2.983cm"/>
    </style:style>
    <style:style style:name="Tableau35.G" style:family="table-column">
      <style:table-column-properties style:column-width="3.159cm"/>
    </style:style>
    <style:style style:name="Tableau35.1" style:family="table-row">
      <style:table-row-properties style:min-row-height="0.6cm" fo:keep-together="always"/>
    </style:style>
    <style:style style:name="Tableau3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3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35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35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35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35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36" style:family="table">
      <style:table-properties style:width="16.24cm" table:align="center" style:writing-mode="lr-tb"/>
    </style:style>
    <style:style style:name="Tableau36.A" style:family="table-column">
      <style:table-column-properties style:column-width="5.891cm"/>
    </style:style>
    <style:style style:name="Tableau36.B" style:family="table-column">
      <style:table-column-properties style:column-width="4.861cm"/>
    </style:style>
    <style:style style:name="Tableau36.C" style:family="table-column">
      <style:table-column-properties style:column-width="5.487cm"/>
    </style:style>
    <style:style style:name="Tableau36.1" style:family="table-row">
      <style:table-row-properties style:min-row-height="0.6cm" fo:keep-together="always"/>
    </style:style>
    <style:style style:name="Tableau3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3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36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36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36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36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36.A6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36.B6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36.C6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37" style:family="table">
      <style:table-properties style:width="16.24cm" table:align="center" style:writing-mode="lr-tb"/>
    </style:style>
    <style:style style:name="Tableau37.A" style:family="table-column">
      <style:table-column-properties style:column-width="1.492cm"/>
    </style:style>
    <style:style style:name="Tableau37.B" style:family="table-column">
      <style:table-column-properties style:column-width="1.372cm"/>
    </style:style>
    <style:style style:name="Tableau37.C" style:family="table-column">
      <style:table-column-properties style:column-width="2.776cm"/>
    </style:style>
    <style:style style:name="Tableau37.D" style:family="table-column">
      <style:table-column-properties style:column-width="1.819cm"/>
    </style:style>
    <style:style style:name="Tableau37.E" style:family="table-column">
      <style:table-column-properties style:column-width="2.639cm"/>
    </style:style>
    <style:style style:name="Tableau37.F" style:family="table-column">
      <style:table-column-properties style:column-width="2.983cm"/>
    </style:style>
    <style:style style:name="Tableau37.G" style:family="table-column">
      <style:table-column-properties style:column-width="3.159cm"/>
    </style:style>
    <style:style style:name="Tableau37.1" style:family="table-row">
      <style:table-row-properties style:min-row-height="0.6cm" fo:keep-together="always"/>
    </style:style>
    <style:style style:name="Tableau3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3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37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37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37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37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38" style:family="table">
      <style:table-properties style:width="16.24cm" table:align="center" style:writing-mode="lr-tb"/>
    </style:style>
    <style:style style:name="Tableau38.A" style:family="table-column">
      <style:table-column-properties style:column-width="1.231cm"/>
    </style:style>
    <style:style style:name="Tableau38.B" style:family="table-column">
      <style:table-column-properties style:column-width="1.395cm"/>
    </style:style>
    <style:style style:name="Tableau38.C" style:family="table-column">
      <style:table-column-properties style:column-width="2.824cm"/>
    </style:style>
    <style:style style:name="Tableau38.D" style:family="table-column">
      <style:table-column-properties style:column-width="1.852cm"/>
    </style:style>
    <style:style style:name="Tableau38.E" style:family="table-column">
      <style:table-column-properties style:column-width="2.685cm"/>
    </style:style>
    <style:style style:name="Tableau38.F" style:family="table-column">
      <style:table-column-properties style:column-width="3.039cm"/>
    </style:style>
    <style:style style:name="Tableau38.G" style:family="table-column">
      <style:table-column-properties style:column-width="3.214cm"/>
    </style:style>
    <style:style style:name="Tableau38.1" style:family="table-row">
      <style:table-row-properties style:min-row-height="0.6cm" fo:keep-together="always"/>
    </style:style>
    <style:style style:name="Tableau3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3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38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38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38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38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39" style:family="table">
      <style:table-properties style:width="16.24cm" table:align="center" style:writing-mode="lr-tb"/>
    </style:style>
    <style:style style:name="Tableau39.A" style:family="table-column">
      <style:table-column-properties style:column-width="1.231cm"/>
    </style:style>
    <style:style style:name="Tableau39.B" style:family="table-column">
      <style:table-column-properties style:column-width="1.395cm"/>
    </style:style>
    <style:style style:name="Tableau39.C" style:family="table-column">
      <style:table-column-properties style:column-width="2.824cm"/>
    </style:style>
    <style:style style:name="Tableau39.D" style:family="table-column">
      <style:table-column-properties style:column-width="1.852cm"/>
    </style:style>
    <style:style style:name="Tableau39.E" style:family="table-column">
      <style:table-column-properties style:column-width="2.685cm"/>
    </style:style>
    <style:style style:name="Tableau39.F" style:family="table-column">
      <style:table-column-properties style:column-width="3.039cm"/>
    </style:style>
    <style:style style:name="Tableau39.G" style:family="table-column">
      <style:table-column-properties style:column-width="3.214cm"/>
    </style:style>
    <style:style style:name="Tableau39.1" style:family="table-row">
      <style:table-row-properties style:min-row-height="0.6cm" fo:keep-together="always"/>
    </style:style>
    <style:style style:name="Tableau3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39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39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39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39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39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40" style:family="table">
      <style:table-properties style:width="16.24cm" table:align="center" style:writing-mode="lr-tb"/>
    </style:style>
    <style:style style:name="Tableau40.A" style:family="table-column">
      <style:table-column-properties style:column-width="11.324cm"/>
    </style:style>
    <style:style style:name="Tableau40.B" style:family="table-column">
      <style:table-column-properties style:column-width="2.302cm"/>
    </style:style>
    <style:style style:name="Tableau40.C" style:family="table-column">
      <style:table-column-properties style:column-width="2.614cm"/>
    </style:style>
    <style:style style:name="Tableau40.1" style:family="table-row">
      <style:table-row-properties style:min-row-height="0.6cm" fo:keep-together="always"/>
    </style:style>
    <style:style style:name="Tableau4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4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40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40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40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40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40.A6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40.B6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40.C6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41" style:family="table">
      <style:table-properties style:width="16.24cm" table:align="center" style:writing-mode="lr-tb"/>
    </style:style>
    <style:style style:name="Tableau41.A" style:family="table-column">
      <style:table-column-properties style:column-width="5.891cm"/>
    </style:style>
    <style:style style:name="Tableau41.B" style:family="table-column">
      <style:table-column-properties style:column-width="4.861cm"/>
    </style:style>
    <style:style style:name="Tableau41.C" style:family="table-column">
      <style:table-column-properties style:column-width="5.487cm"/>
    </style:style>
    <style:style style:name="Tableau41.1" style:family="table-row">
      <style:table-row-properties style:min-row-height="0.6cm" fo:keep-together="always"/>
    </style:style>
    <style:style style:name="Tableau4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41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41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41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41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41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41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41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41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42" style:family="table">
      <style:table-properties style:width="16.24cm" table:align="center" style:writing-mode="lr-tb"/>
    </style:style>
    <style:style style:name="Tableau42.A" style:family="table-column">
      <style:table-column-properties style:column-width="5.891cm"/>
    </style:style>
    <style:style style:name="Tableau42.B" style:family="table-column">
      <style:table-column-properties style:column-width="4.861cm"/>
    </style:style>
    <style:style style:name="Tableau42.C" style:family="table-column">
      <style:table-column-properties style:column-width="5.487cm"/>
    </style:style>
    <style:style style:name="Tableau42.1" style:family="table-row">
      <style:table-row-properties style:min-row-height="0.6cm" fo:keep-together="always"/>
    </style:style>
    <style:style style:name="Tableau4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4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42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42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42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42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42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42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42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43" style:family="table">
      <style:table-properties style:width="16.24cm" table:align="center" style:writing-mode="lr-tb"/>
    </style:style>
    <style:style style:name="Tableau43.A" style:family="table-column">
      <style:table-column-properties style:column-width="5.891cm"/>
    </style:style>
    <style:style style:name="Tableau43.B" style:family="table-column">
      <style:table-column-properties style:column-width="4.861cm"/>
    </style:style>
    <style:style style:name="Tableau43.C" style:family="table-column">
      <style:table-column-properties style:column-width="5.487cm"/>
    </style:style>
    <style:style style:name="Tableau43.1" style:family="table-row">
      <style:table-row-properties style:min-row-height="0.6cm" fo:keep-together="always"/>
    </style:style>
    <style:style style:name="Tableau4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43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43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43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43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43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43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43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43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44" style:family="table">
      <style:table-properties style:width="16.24cm" table:align="center" style:writing-mode="lr-tb"/>
    </style:style>
    <style:style style:name="Tableau44.A" style:family="table-column">
      <style:table-column-properties style:column-width="5.891cm"/>
    </style:style>
    <style:style style:name="Tableau44.B" style:family="table-column">
      <style:table-column-properties style:column-width="4.861cm"/>
    </style:style>
    <style:style style:name="Tableau44.C" style:family="table-column">
      <style:table-column-properties style:column-width="5.487cm"/>
    </style:style>
    <style:style style:name="Tableau44.1" style:family="table-row">
      <style:table-row-properties style:min-row-height="0.6cm" fo:keep-together="always"/>
    </style:style>
    <style:style style:name="Tableau4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4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44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44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44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44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44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44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44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45" style:family="table">
      <style:table-properties style:width="16.24cm" table:align="center" style:writing-mode="lr-tb"/>
    </style:style>
    <style:style style:name="Tableau45.A" style:family="table-column">
      <style:table-column-properties style:column-width="5.891cm"/>
    </style:style>
    <style:style style:name="Tableau45.B" style:family="table-column">
      <style:table-column-properties style:column-width="4.861cm"/>
    </style:style>
    <style:style style:name="Tableau45.C" style:family="table-column">
      <style:table-column-properties style:column-width="5.487cm"/>
    </style:style>
    <style:style style:name="Tableau45.1" style:family="table-row">
      <style:table-row-properties style:min-row-height="0.6cm" fo:keep-together="always"/>
    </style:style>
    <style:style style:name="Tableau4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4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45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45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45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45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45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45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45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46" style:family="table">
      <style:table-properties style:width="16.24cm" table:align="center" style:writing-mode="lr-tb"/>
    </style:style>
    <style:style style:name="Tableau46.A" style:family="table-column">
      <style:table-column-properties style:column-width="5.891cm"/>
    </style:style>
    <style:style style:name="Tableau46.B" style:family="table-column">
      <style:table-column-properties style:column-width="4.861cm"/>
    </style:style>
    <style:style style:name="Tableau46.C" style:family="table-column">
      <style:table-column-properties style:column-width="5.487cm"/>
    </style:style>
    <style:style style:name="Tableau46.1" style:family="table-row">
      <style:table-row-properties style:min-row-height="0.6cm" fo:keep-together="always"/>
    </style:style>
    <style:style style:name="Tableau4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4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46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46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46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46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46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46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46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47" style:family="table">
      <style:table-properties style:width="16.24cm" table:align="center" style:writing-mode="lr-tb"/>
    </style:style>
    <style:style style:name="Tableau47.A" style:family="table-column">
      <style:table-column-properties style:column-width="5.891cm"/>
    </style:style>
    <style:style style:name="Tableau47.B" style:family="table-column">
      <style:table-column-properties style:column-width="4.861cm"/>
    </style:style>
    <style:style style:name="Tableau47.C" style:family="table-column">
      <style:table-column-properties style:column-width="5.487cm"/>
    </style:style>
    <style:style style:name="Tableau47.1" style:family="table-row">
      <style:table-row-properties style:min-row-height="0.6cm" fo:keep-together="always"/>
    </style:style>
    <style:style style:name="Tableau4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4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47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47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47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47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47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47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47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48" style:family="table">
      <style:table-properties style:width="16.24cm" table:align="center" style:writing-mode="lr-tb"/>
    </style:style>
    <style:style style:name="Tableau48.A" style:family="table-column">
      <style:table-column-properties style:column-width="5.891cm"/>
    </style:style>
    <style:style style:name="Tableau48.B" style:family="table-column">
      <style:table-column-properties style:column-width="4.861cm"/>
    </style:style>
    <style:style style:name="Tableau48.C" style:family="table-column">
      <style:table-column-properties style:column-width="5.487cm"/>
    </style:style>
    <style:style style:name="Tableau48.1" style:family="table-row">
      <style:table-row-properties style:min-row-height="0.6cm" fo:keep-together="always"/>
    </style:style>
    <style:style style:name="Tableau4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4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48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48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48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48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48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48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48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49" style:family="table">
      <style:table-properties style:width="16.24cm" table:align="center" style:writing-mode="lr-tb"/>
    </style:style>
    <style:style style:name="Tableau49.A" style:family="table-column">
      <style:table-column-properties style:column-width="5.891cm"/>
    </style:style>
    <style:style style:name="Tableau49.B" style:family="table-column">
      <style:table-column-properties style:column-width="4.861cm"/>
    </style:style>
    <style:style style:name="Tableau49.C" style:family="table-column">
      <style:table-column-properties style:column-width="5.487cm"/>
    </style:style>
    <style:style style:name="Tableau49.1" style:family="table-row">
      <style:table-row-properties style:min-row-height="0.6cm" fo:keep-together="always"/>
    </style:style>
    <style:style style:name="Tableau4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49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49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49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49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49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49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49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49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50" style:family="table">
      <style:table-properties style:width="16.24cm" table:align="center" style:writing-mode="lr-tb"/>
    </style:style>
    <style:style style:name="Tableau50.A" style:family="table-column">
      <style:table-column-properties style:column-width="5.891cm"/>
    </style:style>
    <style:style style:name="Tableau50.B" style:family="table-column">
      <style:table-column-properties style:column-width="4.861cm"/>
    </style:style>
    <style:style style:name="Tableau50.C" style:family="table-column">
      <style:table-column-properties style:column-width="5.487cm"/>
    </style:style>
    <style:style style:name="Tableau50.1" style:family="table-row">
      <style:table-row-properties style:min-row-height="0.6cm" fo:keep-together="always"/>
    </style:style>
    <style:style style:name="Tableau5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5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50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50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50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50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50.A5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50.B5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50.C5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51" style:family="table">
      <style:table-properties style:width="16.24cm" table:align="center" style:writing-mode="lr-tb"/>
    </style:style>
    <style:style style:name="Tableau51.A" style:family="table-column">
      <style:table-column-properties style:column-width="8.555cm"/>
    </style:style>
    <style:style style:name="Tableau51.B" style:family="table-column">
      <style:table-column-properties style:column-width="1.335cm"/>
    </style:style>
    <style:style style:name="Tableau51.C" style:family="table-column">
      <style:table-column-properties style:column-width="1.207cm"/>
    </style:style>
    <style:style style:name="Tableau51.D" style:family="table-column">
      <style:table-column-properties style:column-width="1.08cm"/>
    </style:style>
    <style:style style:name="Tableau51.G" style:family="table-column">
      <style:table-column-properties style:column-width="1.522cm"/>
    </style:style>
    <style:style style:name="Tableau51.1" style:family="table-row">
      <style:table-row-properties style:min-row-height="0.6cm" fo:keep-together="always"/>
    </style:style>
    <style:style style:name="Tableau5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51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51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51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51.G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51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51.A1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51.B1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51.G1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52" style:family="table">
      <style:table-properties style:width="16.24cm" table:align="center" style:writing-mode="lr-tb"/>
    </style:style>
    <style:style style:name="Tableau52.A" style:family="table-column">
      <style:table-column-properties style:column-width="10.509cm"/>
    </style:style>
    <style:style style:name="Tableau52.B" style:family="table-column">
      <style:table-column-properties style:column-width="2.685cm"/>
    </style:style>
    <style:style style:name="Tableau52.C" style:family="table-column">
      <style:table-column-properties style:column-width="3.046cm"/>
    </style:style>
    <style:style style:name="Tableau52.1" style:family="table-row">
      <style:table-row-properties style:min-row-height="0.6cm" fo:keep-together="always"/>
    </style:style>
    <style:style style:name="Tableau5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5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52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52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52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52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52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52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52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53" style:family="table">
      <style:table-properties style:width="16.24cm" table:align="center" style:writing-mode="lr-tb"/>
    </style:style>
    <style:style style:name="Tableau53.A" style:family="table-column">
      <style:table-column-properties style:column-width="5.891cm"/>
    </style:style>
    <style:style style:name="Tableau53.B" style:family="table-column">
      <style:table-column-properties style:column-width="4.861cm"/>
    </style:style>
    <style:style style:name="Tableau53.C" style:family="table-column">
      <style:table-column-properties style:column-width="5.487cm"/>
    </style:style>
    <style:style style:name="Tableau53.1" style:family="table-row">
      <style:table-row-properties style:min-row-height="0.6cm" fo:keep-together="always"/>
    </style:style>
    <style:style style:name="Tableau5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53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53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53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53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53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53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53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53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54" style:family="table">
      <style:table-properties style:width="16.24cm" table:align="center" style:writing-mode="lr-tb"/>
    </style:style>
    <style:style style:name="Tableau54.A" style:family="table-column">
      <style:table-column-properties style:column-width="8.243cm"/>
    </style:style>
    <style:style style:name="Tableau54.B" style:family="table-column">
      <style:table-column-properties style:column-width="1.342cm"/>
    </style:style>
    <style:style style:name="Tableau54.C" style:family="table-column">
      <style:table-column-properties style:column-width="1.473cm"/>
    </style:style>
    <style:style style:name="Tableau54.D" style:family="table-column">
      <style:table-column-properties style:column-width="1.087cm"/>
    </style:style>
    <style:style style:name="Tableau54.E" style:family="table-column">
      <style:table-column-properties style:column-width="1.215cm"/>
    </style:style>
    <style:style style:name="Tableau54.G" style:family="table-column">
      <style:table-column-properties style:column-width="1.538cm"/>
    </style:style>
    <style:style style:name="Tableau54.1" style:family="table-row">
      <style:table-row-properties style:min-row-height="0.6cm" fo:keep-together="always"/>
    </style:style>
    <style:style style:name="Tableau5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5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54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54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54.G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54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55" style:family="table">
      <style:table-properties style:width="16.24cm" table:align="center" style:writing-mode="lr-tb"/>
    </style:style>
    <style:style style:name="Tableau55.A" style:family="table-column">
      <style:table-column-properties style:column-width="8.243cm"/>
    </style:style>
    <style:style style:name="Tableau55.B" style:family="table-column">
      <style:table-column-properties style:column-width="1.342cm"/>
    </style:style>
    <style:style style:name="Tableau55.C" style:family="table-column">
      <style:table-column-properties style:column-width="1.473cm"/>
    </style:style>
    <style:style style:name="Tableau55.D" style:family="table-column">
      <style:table-column-properties style:column-width="1.087cm"/>
    </style:style>
    <style:style style:name="Tableau55.E" style:family="table-column">
      <style:table-column-properties style:column-width="1.215cm"/>
    </style:style>
    <style:style style:name="Tableau55.G" style:family="table-column">
      <style:table-column-properties style:column-width="1.538cm"/>
    </style:style>
    <style:style style:name="Tableau55.1" style:family="table-row">
      <style:table-row-properties style:min-row-height="0.6cm" fo:keep-together="always"/>
    </style:style>
    <style:style style:name="Tableau5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5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55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55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55.G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55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56" style:family="table">
      <style:table-properties style:width="16.24cm" table:align="center" style:writing-mode="lr-tb"/>
    </style:style>
    <style:style style:name="Tableau56.A" style:family="table-column">
      <style:table-column-properties style:column-width="5.891cm"/>
    </style:style>
    <style:style style:name="Tableau56.B" style:family="table-column">
      <style:table-column-properties style:column-width="4.861cm"/>
    </style:style>
    <style:style style:name="Tableau56.C" style:family="table-column">
      <style:table-column-properties style:column-width="5.487cm"/>
    </style:style>
    <style:style style:name="Tableau56.1" style:family="table-row">
      <style:table-row-properties style:min-row-height="0.6cm" fo:keep-together="always"/>
    </style:style>
    <style:style style:name="Tableau5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5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56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56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56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56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56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56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56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57" style:family="table">
      <style:table-properties style:width="16.24cm" table:align="center" style:writing-mode="lr-tb"/>
    </style:style>
    <style:style style:name="Tableau57.A" style:family="table-column">
      <style:table-column-properties style:column-width="8.662cm"/>
    </style:style>
    <style:style style:name="Tableau57.B" style:family="table-column">
      <style:table-column-properties style:column-width="1.143cm"/>
    </style:style>
    <style:style style:name="Tableau57.C" style:family="table-column">
      <style:table-column-properties style:column-width="1.274cm"/>
    </style:style>
    <style:style style:name="Tableau57.D" style:family="table-column">
      <style:table-column-properties style:column-width="1.141cm"/>
    </style:style>
    <style:style style:name="Tableau57.G" style:family="table-column">
      <style:table-column-properties style:column-width="1.605cm"/>
    </style:style>
    <style:style style:name="Tableau57.1" style:family="table-row">
      <style:table-row-properties style:min-row-height="0.6cm" fo:keep-together="always"/>
    </style:style>
    <style:style style:name="Tableau5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5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57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57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57.G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57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57.A7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57.B7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57.G7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58" style:family="table">
      <style:table-properties style:width="16.24cm" table:align="center" style:writing-mode="lr-tb"/>
    </style:style>
    <style:style style:name="Tableau58.A" style:family="table-column">
      <style:table-column-properties style:column-width="11.232cm"/>
    </style:style>
    <style:style style:name="Tableau58.B" style:family="table-column">
      <style:table-column-properties style:column-width="2.085cm"/>
    </style:style>
    <style:style style:name="Tableau58.C" style:family="table-column">
      <style:table-column-properties style:column-width="2.923cm"/>
    </style:style>
    <style:style style:name="Tableau58.1" style:family="table-row">
      <style:table-row-properties style:min-row-height="0.6cm" fo:keep-together="always"/>
    </style:style>
    <style:style style:name="Tableau5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5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58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58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58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58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58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58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58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59" style:family="table">
      <style:table-properties style:width="16.24cm" table:align="center" style:writing-mode="lr-tb"/>
    </style:style>
    <style:style style:name="Tableau59.A" style:family="table-column">
      <style:table-column-properties style:column-width="5.891cm"/>
    </style:style>
    <style:style style:name="Tableau59.B" style:family="table-column">
      <style:table-column-properties style:column-width="4.861cm"/>
    </style:style>
    <style:style style:name="Tableau59.C" style:family="table-column">
      <style:table-column-properties style:column-width="5.487cm"/>
    </style:style>
    <style:style style:name="Tableau59.1" style:family="table-row">
      <style:table-row-properties style:min-row-height="0.6cm" fo:keep-together="always"/>
    </style:style>
    <style:style style:name="Tableau5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59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59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59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59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59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59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59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59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60" style:family="table">
      <style:table-properties style:width="16.24cm" table:align="center" style:writing-mode="lr-tb"/>
    </style:style>
    <style:style style:name="Tableau60.A" style:family="table-column">
      <style:table-column-properties style:column-width="6.249cm"/>
    </style:style>
    <style:style style:name="Tableau60.B" style:family="table-column">
      <style:table-column-properties style:column-width="4.17cm"/>
    </style:style>
    <style:style style:name="Tableau60.C" style:family="table-column">
      <style:table-column-properties style:column-width="5.821cm"/>
    </style:style>
    <style:style style:name="Tableau60.1" style:family="table-row">
      <style:table-row-properties style:min-row-height="0.6cm" fo:keep-together="always"/>
    </style:style>
    <style:style style:name="Tableau6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6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60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60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60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60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60.A6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60.B6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60.C6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61" style:family="table">
      <style:table-properties style:width="16.24cm" table:align="center" style:writing-mode="lr-tb"/>
    </style:style>
    <style:style style:name="Tableau61.A" style:family="table-column">
      <style:table-column-properties style:column-width="1.231cm"/>
    </style:style>
    <style:style style:name="Tableau61.B" style:family="table-column">
      <style:table-column-properties style:column-width="1.395cm"/>
    </style:style>
    <style:style style:name="Tableau61.C" style:family="table-column">
      <style:table-column-properties style:column-width="2.824cm"/>
    </style:style>
    <style:style style:name="Tableau61.D" style:family="table-column">
      <style:table-column-properties style:column-width="1.852cm"/>
    </style:style>
    <style:style style:name="Tableau61.E" style:family="table-column">
      <style:table-column-properties style:column-width="2.685cm"/>
    </style:style>
    <style:style style:name="Tableau61.F" style:family="table-column">
      <style:table-column-properties style:column-width="3.039cm"/>
    </style:style>
    <style:style style:name="Tableau61.G" style:family="table-column">
      <style:table-column-properties style:column-width="3.214cm"/>
    </style:style>
    <style:style style:name="Tableau61.1" style:family="table-row">
      <style:table-row-properties style:min-row-height="0.6cm" fo:keep-together="always"/>
    </style:style>
    <style:style style:name="Tableau6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61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61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61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61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61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62" style:family="table">
      <style:table-properties style:width="16.24cm" table:align="center" style:writing-mode="lr-tb"/>
    </style:style>
    <style:style style:name="Tableau62.A" style:family="table-column">
      <style:table-column-properties style:column-width="8.493cm"/>
    </style:style>
    <style:style style:name="Tableau62.B" style:family="table-column">
      <style:table-column-properties style:column-width="1.164cm"/>
    </style:style>
    <style:style style:name="Tableau62.C" style:family="table-column">
      <style:table-column-properties style:column-width="1.304cm"/>
    </style:style>
    <style:style style:name="Tableau62.G" style:family="table-column">
      <style:table-column-properties style:column-width="1.647cm"/>
    </style:style>
    <style:style style:name="Tableau62.1" style:family="table-row">
      <style:table-row-properties style:min-row-height="0.6cm" fo:keep-together="always"/>
    </style:style>
    <style:style style:name="Tableau6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6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62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62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62.G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62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62.A9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62.B9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62.G9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63" style:family="table">
      <style:table-properties style:width="16.24cm" table:align="center" style:writing-mode="lr-tb"/>
    </style:style>
    <style:style style:name="Tableau63.A" style:family="table-column">
      <style:table-column-properties style:column-width="5.891cm"/>
    </style:style>
    <style:style style:name="Tableau63.B" style:family="table-column">
      <style:table-column-properties style:column-width="4.861cm"/>
    </style:style>
    <style:style style:name="Tableau63.C" style:family="table-column">
      <style:table-column-properties style:column-width="5.487cm"/>
    </style:style>
    <style:style style:name="Tableau63.1" style:family="table-row">
      <style:table-row-properties style:min-row-height="0.6cm" fo:keep-together="always"/>
    </style:style>
    <style:style style:name="Tableau6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63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63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63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63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63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63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63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63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64" style:family="table">
      <style:table-properties style:width="16.24cm" table:align="center" style:writing-mode="lr-tb"/>
    </style:style>
    <style:style style:name="Tableau64.A" style:family="table-column">
      <style:table-column-properties style:column-width="13.998cm"/>
    </style:style>
    <style:style style:name="Tableau64.B" style:family="table-column">
      <style:table-column-properties style:column-width="0.785cm"/>
    </style:style>
    <style:style style:name="Tableau64.C" style:family="table-column">
      <style:table-column-properties style:column-width="1.457cm"/>
    </style:style>
    <style:style style:name="Tableau64.1" style:family="table-row">
      <style:table-row-properties style:min-row-height="0.6cm" fo:keep-together="always"/>
    </style:style>
    <style:style style:name="Tableau6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6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64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64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64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64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64.A6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64.B6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64.C6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65" style:family="table">
      <style:table-properties style:width="16.24cm" table:align="center" style:writing-mode="lr-tb"/>
    </style:style>
    <style:style style:name="Tableau65.A" style:family="table-column">
      <style:table-column-properties style:column-width="10.513cm"/>
    </style:style>
    <style:style style:name="Tableau65.B" style:family="table-column">
      <style:table-column-properties style:column-width="2.685cm"/>
    </style:style>
    <style:style style:name="Tableau65.C" style:family="table-column">
      <style:table-column-properties style:column-width="3.043cm"/>
    </style:style>
    <style:style style:name="Tableau65.1" style:family="table-row">
      <style:table-row-properties style:min-row-height="0.6cm" fo:keep-together="always"/>
    </style:style>
    <style:style style:name="Tableau6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6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65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65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65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65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65.A6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65.B6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65.C6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66" style:family="table">
      <style:table-properties style:width="16.24cm" table:align="center" style:writing-mode="lr-tb"/>
    </style:style>
    <style:style style:name="Tableau66.A" style:family="table-column">
      <style:table-column-properties style:column-width="12.183cm"/>
    </style:style>
    <style:style style:name="Tableau66.B" style:family="table-column">
      <style:table-column-properties style:column-width="1.896cm"/>
    </style:style>
    <style:style style:name="Tableau66.C" style:family="table-column">
      <style:table-column-properties style:column-width="2.161cm"/>
    </style:style>
    <style:style style:name="Tableau66.1" style:family="table-row">
      <style:table-row-properties style:min-row-height="0.6cm" fo:keep-together="always"/>
    </style:style>
    <style:style style:name="Tableau6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6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66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66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66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66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66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66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66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67" style:family="table">
      <style:table-properties style:width="16.24cm" table:align="center" style:writing-mode="lr-tb"/>
    </style:style>
    <style:style style:name="Tableau67.A" style:family="table-column">
      <style:table-column-properties style:column-width="5.891cm"/>
    </style:style>
    <style:style style:name="Tableau67.B" style:family="table-column">
      <style:table-column-properties style:column-width="4.861cm"/>
    </style:style>
    <style:style style:name="Tableau67.C" style:family="table-column">
      <style:table-column-properties style:column-width="5.487cm"/>
    </style:style>
    <style:style style:name="Tableau67.1" style:family="table-row">
      <style:table-row-properties style:min-row-height="0.6cm" fo:keep-together="always"/>
    </style:style>
    <style:style style:name="Tableau6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6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67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67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67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67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67.A9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67.B9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67.C9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68" style:family="table">
      <style:table-properties style:width="16.24cm" table:align="center" style:writing-mode="lr-tb"/>
    </style:style>
    <style:style style:name="Tableau68.A" style:family="table-column">
      <style:table-column-properties style:column-width="1.492cm"/>
    </style:style>
    <style:style style:name="Tableau68.B" style:family="table-column">
      <style:table-column-properties style:column-width="1.372cm"/>
    </style:style>
    <style:style style:name="Tableau68.C" style:family="table-column">
      <style:table-column-properties style:column-width="2.776cm"/>
    </style:style>
    <style:style style:name="Tableau68.D" style:family="table-column">
      <style:table-column-properties style:column-width="1.819cm"/>
    </style:style>
    <style:style style:name="Tableau68.E" style:family="table-column">
      <style:table-column-properties style:column-width="2.639cm"/>
    </style:style>
    <style:style style:name="Tableau68.F" style:family="table-column">
      <style:table-column-properties style:column-width="2.983cm"/>
    </style:style>
    <style:style style:name="Tableau68.G" style:family="table-column">
      <style:table-column-properties style:column-width="3.159cm"/>
    </style:style>
    <style:style style:name="Tableau68.1" style:family="table-row">
      <style:table-row-properties style:min-row-height="0.6cm" fo:keep-together="always"/>
    </style:style>
    <style:style style:name="Tableau6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6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68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68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68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68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69" style:family="table">
      <style:table-properties style:width="16.24cm" table:align="center" style:writing-mode="lr-tb"/>
    </style:style>
    <style:style style:name="Tableau69.A" style:family="table-column">
      <style:table-column-properties style:column-width="8.34cm"/>
    </style:style>
    <style:style style:name="Tableau69.B" style:family="table-column">
      <style:table-column-properties style:column-width="1.051cm"/>
    </style:style>
    <style:style style:name="Tableau69.C" style:family="table-column">
      <style:table-column-properties style:column-width="1.423cm"/>
    </style:style>
    <style:style style:name="Tableau69.F" style:family="table-column">
      <style:table-column-properties style:column-width="1.446cm"/>
    </style:style>
    <style:style style:name="Tableau69.G" style:family="table-column">
      <style:table-column-properties style:column-width="1.505cm"/>
    </style:style>
    <style:style style:name="Tableau69.1" style:family="table-row">
      <style:table-row-properties style:min-row-height="0.6cm" fo:keep-together="always"/>
    </style:style>
    <style:style style:name="Tableau6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69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69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69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69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69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69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69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69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70" style:family="table">
      <style:table-properties style:width="16.238cm" table:align="center" style:writing-mode="lr-tb"/>
    </style:style>
    <style:style style:name="Tableau70.A" style:family="table-column">
      <style:table-column-properties style:column-width="4.406cm"/>
    </style:style>
    <style:style style:name="Tableau70.B" style:family="table-column">
      <style:table-column-properties style:column-width="3.635cm"/>
    </style:style>
    <style:style style:name="Tableau70.C" style:family="table-column">
      <style:table-column-properties style:column-width="4.085cm"/>
    </style:style>
    <style:style style:name="Tableau70.D" style:family="table-column">
      <style:table-column-properties style:column-width="4.112cm"/>
    </style:style>
    <style:style style:name="Tableau70.1" style:family="table-row">
      <style:table-row-properties style:min-row-height="0.6cm" fo:keep-together="always"/>
    </style:style>
    <style:style style:name="Tableau7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7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70.D1" style:family="table-cell">
      <style:table-cell-properties style:vertical-align="top" fo:padding="0cm" fo:border-left="0.25pt solid #000000" fo:border-right="0.75pt solid #000000" fo:border-top="0.75pt solid #000000" fo:border-bottom="0.25pt solid #000000" style:writing-mode="lr-tb"/>
    </style:style>
    <style:style style:name="Tableau70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70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70.D2" style:family="table-cell">
      <style:table-cell-properties style:vertical-align="top" fo:padding="0cm" fo:border-left="0.25pt solid #000000" fo:border-right="0.75pt solid #000000" fo:border-top="0.25pt solid #000000" fo:border-bottom="0.25pt solid #000000" style:writing-mode="lr-tb"/>
    </style:style>
    <style:style style:name="Tableau70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70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70.D4" style:family="table-cell">
      <style:table-cell-properties style:vertical-align="top" fo:padding="0cm" fo:border-left="0.25pt solid #000000" fo:border-right="0.75pt solid #000000" fo:border-top="0.25pt solid #000000" fo:border-bottom="0.75pt solid #000000" style:writing-mode="lr-tb"/>
    </style:style>
    <style:style style:name="Tableau71" style:family="table">
      <style:table-properties style:width="16.24cm" table:align="center" style:writing-mode="lr-tb"/>
    </style:style>
    <style:style style:name="Tableau71.A" style:family="table-column">
      <style:table-column-properties style:column-width="6.249cm"/>
    </style:style>
    <style:style style:name="Tableau71.B" style:family="table-column">
      <style:table-column-properties style:column-width="4.17cm"/>
    </style:style>
    <style:style style:name="Tableau71.C" style:family="table-column">
      <style:table-column-properties style:column-width="5.821cm"/>
    </style:style>
    <style:style style:name="Tableau71.1" style:family="table-row">
      <style:table-row-properties style:min-row-height="0.6cm" fo:keep-together="always"/>
    </style:style>
    <style:style style:name="Tableau7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71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71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71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71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71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71.A7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71.B7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71.C7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72" style:family="table">
      <style:table-properties style:width="16.24cm" table:align="center" style:writing-mode="lr-tb"/>
    </style:style>
    <style:style style:name="Tableau72.A" style:family="table-column">
      <style:table-column-properties style:column-width="1.231cm"/>
    </style:style>
    <style:style style:name="Tableau72.B" style:family="table-column">
      <style:table-column-properties style:column-width="1.395cm"/>
    </style:style>
    <style:style style:name="Tableau72.C" style:family="table-column">
      <style:table-column-properties style:column-width="2.824cm"/>
    </style:style>
    <style:style style:name="Tableau72.D" style:family="table-column">
      <style:table-column-properties style:column-width="1.852cm"/>
    </style:style>
    <style:style style:name="Tableau72.E" style:family="table-column">
      <style:table-column-properties style:column-width="2.685cm"/>
    </style:style>
    <style:style style:name="Tableau72.F" style:family="table-column">
      <style:table-column-properties style:column-width="3.039cm"/>
    </style:style>
    <style:style style:name="Tableau72.G" style:family="table-column">
      <style:table-column-properties style:column-width="3.214cm"/>
    </style:style>
    <style:style style:name="Tableau72.1" style:family="table-row">
      <style:table-row-properties style:min-row-height="0.6cm" fo:keep-together="always"/>
    </style:style>
    <style:style style:name="Tableau7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7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72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72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72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72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73" style:family="table">
      <style:table-properties style:width="16.238cm" table:align="center" style:writing-mode="lr-tb"/>
    </style:style>
    <style:style style:name="Tableau73.A" style:family="table-column">
      <style:table-column-properties style:column-width="4.406cm"/>
    </style:style>
    <style:style style:name="Tableau73.B" style:family="table-column">
      <style:table-column-properties style:column-width="3.635cm"/>
    </style:style>
    <style:style style:name="Tableau73.C" style:family="table-column">
      <style:table-column-properties style:column-width="4.085cm"/>
    </style:style>
    <style:style style:name="Tableau73.D" style:family="table-column">
      <style:table-column-properties style:column-width="4.112cm"/>
    </style:style>
    <style:style style:name="Tableau73.1" style:family="table-row">
      <style:table-row-properties style:min-row-height="0.6cm" fo:keep-together="always"/>
    </style:style>
    <style:style style:name="Tableau7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73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73.D1" style:family="table-cell">
      <style:table-cell-properties style:vertical-align="top" fo:padding="0cm" fo:border-left="0.25pt solid #000000" fo:border-right="0.75pt solid #000000" fo:border-top="0.75pt solid #000000" fo:border-bottom="0.25pt solid #000000" style:writing-mode="lr-tb"/>
    </style:style>
    <style:style style:name="Tableau73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73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73.D2" style:family="table-cell">
      <style:table-cell-properties style:vertical-align="top" fo:padding="0cm" fo:border-left="0.25pt solid #000000" fo:border-right="0.75pt solid #000000" fo:border-top="0.25pt solid #000000" fo:border-bottom="0.25pt solid #000000" style:writing-mode="lr-tb"/>
    </style:style>
    <style:style style:name="Tableau73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73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73.D4" style:family="table-cell">
      <style:table-cell-properties style:vertical-align="top" fo:padding="0cm" fo:border-left="0.25pt solid #000000" fo:border-right="0.75pt solid #000000" fo:border-top="0.25pt solid #000000" fo:border-bottom="0.75pt solid #000000" style:writing-mode="lr-tb"/>
    </style:style>
    <style:style style:name="Tableau74" style:family="table">
      <style:table-properties style:width="16.24cm" table:align="center" style:writing-mode="lr-tb"/>
    </style:style>
    <style:style style:name="Tableau74.A" style:family="table-column">
      <style:table-column-properties style:column-width="6.249cm"/>
    </style:style>
    <style:style style:name="Tableau74.B" style:family="table-column">
      <style:table-column-properties style:column-width="4.17cm"/>
    </style:style>
    <style:style style:name="Tableau74.C" style:family="table-column">
      <style:table-column-properties style:column-width="5.821cm"/>
    </style:style>
    <style:style style:name="Tableau74.1" style:family="table-row">
      <style:table-row-properties style:min-row-height="0.6cm" fo:keep-together="always"/>
    </style:style>
    <style:style style:name="Tableau7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7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74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74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74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74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74.A8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74.B8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74.C8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75" style:family="table">
      <style:table-properties style:width="16.24cm" table:align="center" style:writing-mode="lr-tb"/>
    </style:style>
    <style:style style:name="Tableau75.A" style:family="table-column">
      <style:table-column-properties style:column-width="1.231cm"/>
    </style:style>
    <style:style style:name="Tableau75.B" style:family="table-column">
      <style:table-column-properties style:column-width="1.395cm"/>
    </style:style>
    <style:style style:name="Tableau75.C" style:family="table-column">
      <style:table-column-properties style:column-width="2.824cm"/>
    </style:style>
    <style:style style:name="Tableau75.D" style:family="table-column">
      <style:table-column-properties style:column-width="1.852cm"/>
    </style:style>
    <style:style style:name="Tableau75.E" style:family="table-column">
      <style:table-column-properties style:column-width="2.685cm"/>
    </style:style>
    <style:style style:name="Tableau75.F" style:family="table-column">
      <style:table-column-properties style:column-width="3.039cm"/>
    </style:style>
    <style:style style:name="Tableau75.G" style:family="table-column">
      <style:table-column-properties style:column-width="3.214cm"/>
    </style:style>
    <style:style style:name="Tableau75.1" style:family="table-row">
      <style:table-row-properties style:min-row-height="0.6cm" fo:keep-together="always"/>
    </style:style>
    <style:style style:name="Tableau7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7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75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75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75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75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76" style:family="table">
      <style:table-properties style:width="16.24cm" table:align="center" style:writing-mode="lr-tb"/>
    </style:style>
    <style:style style:name="Tableau76.A" style:family="table-column">
      <style:table-column-properties style:column-width="5.454cm"/>
    </style:style>
    <style:style style:name="Tableau76.B" style:family="table-column">
      <style:table-column-properties style:column-width="1.57cm"/>
    </style:style>
    <style:style style:name="Tableau76.C" style:family="table-column">
      <style:table-column-properties style:column-width="2.124cm"/>
    </style:style>
    <style:style style:name="Tableau76.D" style:family="table-column">
      <style:table-column-properties style:column-width="1.566cm"/>
    </style:style>
    <style:style style:name="Tableau76.E" style:family="table-column">
      <style:table-column-properties style:column-width="1.755cm"/>
    </style:style>
    <style:style style:name="Tableau76.G" style:family="table-column">
      <style:table-column-properties style:column-width="2.205cm"/>
    </style:style>
    <style:style style:name="Tableau76.1" style:family="table-row">
      <style:table-row-properties style:min-row-height="0.6cm" fo:keep-together="always"/>
    </style:style>
    <style:style style:name="Tableau7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7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76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76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76.G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76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76.A1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76.B14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76.G14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77" style:family="table">
      <style:table-properties style:width="16.24cm" table:align="center" style:writing-mode="lr-tb"/>
    </style:style>
    <style:style style:name="Tableau77.A" style:family="table-column">
      <style:table-column-properties style:column-width="6.249cm"/>
    </style:style>
    <style:style style:name="Tableau77.B" style:family="table-column">
      <style:table-column-properties style:column-width="4.17cm"/>
    </style:style>
    <style:style style:name="Tableau77.C" style:family="table-column">
      <style:table-column-properties style:column-width="5.821cm"/>
    </style:style>
    <style:style style:name="Tableau77.1" style:family="table-row">
      <style:table-row-properties style:min-row-height="0.6cm" fo:keep-together="always"/>
    </style:style>
    <style:style style:name="Tableau7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7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77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77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77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77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77.A4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77.B4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77.C4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78" style:family="table">
      <style:table-properties style:width="16.24cm" table:align="center" style:writing-mode="lr-tb"/>
    </style:style>
    <style:style style:name="Tableau78.A" style:family="table-column">
      <style:table-column-properties style:column-width="9.611cm"/>
    </style:style>
    <style:style style:name="Tableau78.B" style:family="table-column">
      <style:table-column-properties style:column-width="2.762cm"/>
    </style:style>
    <style:style style:name="Tableau78.C" style:family="table-column">
      <style:table-column-properties style:column-width="3.866cm"/>
    </style:style>
    <style:style style:name="Tableau78.1" style:family="table-row">
      <style:table-row-properties style:min-row-height="0.6cm" fo:keep-together="always"/>
    </style:style>
    <style:style style:name="Tableau7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7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78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78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78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78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78.6" style:family="table-row">
      <style:table-row-properties style:min-row-height="0.672cm" fo:keep-together="always"/>
    </style:style>
    <style:style style:name="Tableau78.A13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78.B13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78.C13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79" style:family="table">
      <style:table-properties style:width="16.24cm" table:align="center" style:writing-mode="lr-tb"/>
    </style:style>
    <style:style style:name="Tableau79.A" style:family="table-column">
      <style:table-column-properties style:column-width="4.613cm"/>
    </style:style>
    <style:style style:name="Tableau79.B" style:family="table-column">
      <style:table-column-properties style:column-width="1.446cm"/>
    </style:style>
    <style:style style:name="Tableau79.C" style:family="table-column">
      <style:table-column-properties style:column-width="2.12cm"/>
    </style:style>
    <style:style style:name="Tableau79.D" style:family="table-column">
      <style:table-column-properties style:column-width="1.563cm"/>
    </style:style>
    <style:style style:name="Tableau79.E" style:family="table-column">
      <style:table-column-properties style:column-width="2.117cm"/>
    </style:style>
    <style:style style:name="Tableau79.F" style:family="table-column">
      <style:table-column-properties style:column-width="2.15cm"/>
    </style:style>
    <style:style style:name="Tableau79.G" style:family="table-column">
      <style:table-column-properties style:column-width="2.231cm"/>
    </style:style>
    <style:style style:name="Tableau79.1" style:family="table-row">
      <style:table-row-properties style:min-row-height="0.6cm" fo:keep-together="always"/>
    </style:style>
    <style:style style:name="Tableau7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79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79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79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79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79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79.A1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79.B1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79.G1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80" style:family="table">
      <style:table-properties style:width="16.24cm" table:align="center" style:writing-mode="lr-tb"/>
    </style:style>
    <style:style style:name="Tableau80.A" style:family="table-column">
      <style:table-column-properties style:column-width="10.552cm"/>
    </style:style>
    <style:style style:name="Tableau80.B" style:family="table-column">
      <style:table-column-properties style:column-width="2.371cm"/>
    </style:style>
    <style:style style:name="Tableau80.C" style:family="table-column">
      <style:table-column-properties style:column-width="3.318cm"/>
    </style:style>
    <style:style style:name="Tableau80.1" style:family="table-row">
      <style:table-row-properties style:min-row-height="0.6cm" fo:keep-together="always"/>
    </style:style>
    <style:style style:name="Tableau8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8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80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80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80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80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80.A8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80.B8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80.C8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81" style:family="table">
      <style:table-properties style:width="16.24cm" table:align="center" style:writing-mode="lr-tb"/>
    </style:style>
    <style:style style:name="Tableau81.A" style:family="table-column">
      <style:table-column-properties style:column-width="1.231cm"/>
    </style:style>
    <style:style style:name="Tableau81.B" style:family="table-column">
      <style:table-column-properties style:column-width="1.395cm"/>
    </style:style>
    <style:style style:name="Tableau81.C" style:family="table-column">
      <style:table-column-properties style:column-width="2.824cm"/>
    </style:style>
    <style:style style:name="Tableau81.D" style:family="table-column">
      <style:table-column-properties style:column-width="1.852cm"/>
    </style:style>
    <style:style style:name="Tableau81.E" style:family="table-column">
      <style:table-column-properties style:column-width="2.685cm"/>
    </style:style>
    <style:style style:name="Tableau81.F" style:family="table-column">
      <style:table-column-properties style:column-width="3.039cm"/>
    </style:style>
    <style:style style:name="Tableau81.G" style:family="table-column">
      <style:table-column-properties style:column-width="3.214cm"/>
    </style:style>
    <style:style style:name="Tableau81.1" style:family="table-row">
      <style:table-row-properties style:min-row-height="0.6cm" fo:keep-together="always"/>
    </style:style>
    <style:style style:name="Tableau8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81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81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81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81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81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82" style:family="table">
      <style:table-properties style:width="16.24cm" table:align="center" style:writing-mode="lr-tb"/>
    </style:style>
    <style:style style:name="Tableau82.A" style:family="table-column">
      <style:table-column-properties style:column-width="1.231cm"/>
    </style:style>
    <style:style style:name="Tableau82.B" style:family="table-column">
      <style:table-column-properties style:column-width="1.395cm"/>
    </style:style>
    <style:style style:name="Tableau82.C" style:family="table-column">
      <style:table-column-properties style:column-width="2.824cm"/>
    </style:style>
    <style:style style:name="Tableau82.D" style:family="table-column">
      <style:table-column-properties style:column-width="1.852cm"/>
    </style:style>
    <style:style style:name="Tableau82.E" style:family="table-column">
      <style:table-column-properties style:column-width="2.685cm"/>
    </style:style>
    <style:style style:name="Tableau82.F" style:family="table-column">
      <style:table-column-properties style:column-width="3.039cm"/>
    </style:style>
    <style:style style:name="Tableau82.G" style:family="table-column">
      <style:table-column-properties style:column-width="3.214cm"/>
    </style:style>
    <style:style style:name="Tableau82.1" style:family="table-row">
      <style:table-row-properties style:min-row-height="0.6cm" fo:keep-together="always"/>
    </style:style>
    <style:style style:name="Tableau8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8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82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82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82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82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83" style:family="table">
      <style:table-properties style:width="16.284cm" table:align="center" style:writing-mode="lr-tb"/>
    </style:style>
    <style:style style:name="Tableau83.A" style:family="table-column">
      <style:table-column-properties style:column-width="9.793cm"/>
    </style:style>
    <style:style style:name="Tableau83.B" style:family="table-column">
      <style:table-column-properties style:column-width="2.775cm"/>
    </style:style>
    <style:style style:name="Tableau83.C" style:family="table-column">
      <style:table-column-properties style:column-width="3.717cm"/>
    </style:style>
    <style:style style:name="Tableau83.1" style:family="table-row">
      <style:table-row-properties style:min-row-height="0.044cm" fo:keep-together="auto"/>
    </style:style>
    <style:style style:name="Tableau83.A1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leau83.C1" style:family="table-cell">
      <style:table-cell-properties style:vertical-align="middle" fo:padding="0.132cm" fo:border="0.5pt solid #000000" style:writing-mode="lr-tb"/>
    </style:style>
    <style:style style:name="Tableau84" style:family="table">
      <style:table-properties style:width="16.24cm" table:align="center" style:writing-mode="lr-tb"/>
    </style:style>
    <style:style style:name="Tableau84.A" style:family="table-column">
      <style:table-column-properties style:column-width="1.208cm"/>
    </style:style>
    <style:style style:name="Tableau84.B" style:family="table-column">
      <style:table-column-properties style:column-width="1.365cm"/>
    </style:style>
    <style:style style:name="Tableau84.C" style:family="table-column">
      <style:table-column-properties style:column-width="2.762cm"/>
    </style:style>
    <style:style style:name="Tableau84.D" style:family="table-column">
      <style:table-column-properties style:column-width="2.157cm"/>
    </style:style>
    <style:style style:name="Tableau84.E" style:family="table-column">
      <style:table-column-properties style:column-width="2.626cm"/>
    </style:style>
    <style:style style:name="Tableau84.F" style:family="table-column">
      <style:table-column-properties style:column-width="2.974cm"/>
    </style:style>
    <style:style style:name="Tableau84.G" style:family="table-column">
      <style:table-column-properties style:column-width="3.147cm"/>
    </style:style>
    <style:style style:name="Tableau84.1" style:family="table-row">
      <style:table-row-properties style:min-row-height="0.6cm" fo:keep-together="always"/>
    </style:style>
    <style:style style:name="Tableau8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8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84.G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84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84.B2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84.G2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85" style:family="table">
      <style:table-properties style:width="16.24cm" table:align="center" style:writing-mode="lr-tb"/>
    </style:style>
    <style:style style:name="Tableau85.A" style:family="table-column">
      <style:table-column-properties style:column-width="10.587cm"/>
    </style:style>
    <style:style style:name="Tableau85.B" style:family="table-column">
      <style:table-column-properties style:column-width="2.355cm"/>
    </style:style>
    <style:style style:name="Tableau85.C" style:family="table-column">
      <style:table-column-properties style:column-width="3.298cm"/>
    </style:style>
    <style:style style:name="Tableau85.1" style:family="table-row">
      <style:table-row-properties style:min-row-height="0.6cm" fo:keep-together="always"/>
    </style:style>
    <style:style style:name="Tableau8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8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85.C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85.A2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25pt solid #000000" style:writing-mode="lr-tb"/>
    </style:style>
    <style:style style:name="Tableau85.B2" style:family="table-cell">
      <style:table-cell-properties style:vertical-align="middle" fo:padding="0cm" fo:border-left="0.25pt solid #000000" fo:border-right="none" fo:border-top="0.25pt solid #000000" fo:border-bottom="0.25pt solid #000000" style:writing-mode="lr-tb"/>
    </style:style>
    <style:style style:name="Tableau85.C2" style:family="table-cell">
      <style:table-cell-properties style:vertical-align="middle" fo:padding="0cm" fo:border-left="0.25pt solid #000000" fo:border-right="0.75pt solid #000000" fo:border-top="0.25pt solid #000000" fo:border-bottom="0.25pt solid #000000" style:writing-mode="lr-tb"/>
    </style:style>
    <style:style style:name="Tableau85.A10" style:family="table-cell">
      <style:table-cell-properties style:vertical-align="middle" fo:padding-left="0.106cm" fo:padding-right="0.106cm" fo:padding-top="0cm" fo:padding-bottom="0cm" fo:border-left="0.75pt solid #000000" fo:border-right="none" fo:border-top="0.25pt solid #000000" fo:border-bottom="0.75pt solid #000000" style:writing-mode="lr-tb"/>
    </style:style>
    <style:style style:name="Tableau85.B10" style:family="table-cell">
      <style:table-cell-properties style:vertical-align="middle" fo:padding="0cm" fo:border-left="0.25pt solid #000000" fo:border-right="none" fo:border-top="0.25pt solid #000000" fo:border-bottom="0.75pt solid #000000" style:writing-mode="lr-tb"/>
    </style:style>
    <style:style style:name="Tableau85.C10" style:family="table-cell">
      <style:table-cell-properties style:vertical-align="middle" fo:padding="0cm" fo:border-left="0.25pt solid #000000" fo:border-right="0.75pt solid #000000" fo:border-top="0.25pt solid #000000" fo:border-bottom="0.75pt solid #000000" style:writing-mode="lr-tb"/>
    </style:style>
    <style:style style:name="Tableau86" style:family="table">
      <style:table-properties style:width="16.24cm" table:align="center" style:writing-mode="lr-tb"/>
    </style:style>
    <style:style style:name="Tableau86.A" style:family="table-column">
      <style:table-column-properties style:column-width="1.639cm"/>
    </style:style>
    <style:style style:name="Tableau86.B" style:family="table-column">
      <style:table-column-properties style:column-width="1.42cm"/>
    </style:style>
    <style:style style:name="Tableau86.C" style:family="table-column">
      <style:table-column-properties style:column-width="1.482cm"/>
    </style:style>
    <style:style style:name="Tableau86.D" style:family="table-column">
      <style:table-column-properties style:column-width="1.88cm"/>
    </style:style>
    <style:style style:name="Tableau86.E" style:family="table-column">
      <style:table-column-properties style:column-width="1.884cm"/>
    </style:style>
    <style:style style:name="Tableau86.F" style:family="table-column">
      <style:table-column-properties style:column-width="2.436cm"/>
    </style:style>
    <style:style style:name="Tableau86.H" style:family="table-column">
      <style:table-column-properties style:column-width="1.501cm"/>
    </style:style>
    <style:style style:name="Tableau86.I" style:family="table-column">
      <style:table-column-properties style:column-width="1.563cm"/>
    </style:style>
    <style:style style:name="Tableau86.1" style:family="table-row">
      <style:table-row-properties style:min-row-height="0.6cm" fo:keep-together="always"/>
    </style:style>
    <style:style style:name="Tableau8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8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86.H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86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86.I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86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86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86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86.I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87" style:family="table">
      <style:table-properties style:width="16.24cm" table:align="center" style:writing-mode="lr-tb"/>
    </style:style>
    <style:style style:name="Tableau87.A" style:family="table-column">
      <style:table-column-properties style:column-width="1.774cm"/>
    </style:style>
    <style:style style:name="Tableau87.B" style:family="table-column">
      <style:table-column-properties style:column-width="1.184cm"/>
    </style:style>
    <style:style style:name="Tableau87.C" style:family="table-column">
      <style:table-column-properties style:column-width="1.602cm"/>
    </style:style>
    <style:style style:name="Tableau87.I" style:family="table-column">
      <style:table-column-properties style:column-width="1.605cm"/>
    </style:style>
    <style:style style:name="Tableau87.J" style:family="table-column">
      <style:table-column-properties style:column-width="1.628cm"/>
    </style:style>
    <style:style style:name="Tableau87.K" style:family="table-column">
      <style:table-column-properties style:column-width="1.693cm"/>
    </style:style>
    <style:style style:name="Tableau87.1" style:family="table-row">
      <style:table-row-properties style:min-row-height="0.6cm" fo:keep-together="always"/>
    </style:style>
    <style:style style:name="Tableau8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8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87.J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87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87.K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87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87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87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87.K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88" style:family="table">
      <style:table-properties style:width="16.24cm" table:align="center" style:writing-mode="lr-tb"/>
    </style:style>
    <style:style style:name="Tableau88.A" style:family="table-column">
      <style:table-column-properties style:column-width="1.603cm"/>
    </style:style>
    <style:style style:name="Tableau88.B" style:family="table-column">
      <style:table-column-properties style:column-width="1.323cm"/>
    </style:style>
    <style:style style:name="Tableau88.C" style:family="table-column">
      <style:table-column-properties style:column-width="1.238cm"/>
    </style:style>
    <style:style style:name="Tableau88.D" style:family="table-column">
      <style:table-column-properties style:column-width="2.506cm"/>
    </style:style>
    <style:style style:name="Tableau88.E" style:family="table-column">
      <style:table-column-properties style:column-width="1.64cm"/>
    </style:style>
    <style:style style:name="Tableau88.F" style:family="table-column">
      <style:table-column-properties style:column-width="2.379cm"/>
    </style:style>
    <style:style style:name="Tableau88.G" style:family="table-column">
      <style:table-column-properties style:column-width="2.695cm"/>
    </style:style>
    <style:style style:name="Tableau88.H" style:family="table-column">
      <style:table-column-properties style:column-width="2.854cm"/>
    </style:style>
    <style:style style:name="Tableau88.1" style:family="table-row">
      <style:table-row-properties style:min-row-height="0.6cm" fo:keep-together="always"/>
    </style:style>
    <style:style style:name="Tableau8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88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88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88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88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88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88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88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89" style:family="table">
      <style:table-properties style:width="16.24cm" table:align="center" style:writing-mode="lr-tb"/>
    </style:style>
    <style:style style:name="Tableau89.A" style:family="table-column">
      <style:table-column-properties style:column-width="2.702cm"/>
    </style:style>
    <style:style style:name="Tableau89.B" style:family="table-column">
      <style:table-column-properties style:column-width="1.804cm"/>
    </style:style>
    <style:style style:name="Tableau89.C" style:family="table-column">
      <style:table-column-properties style:column-width="2.441cm"/>
    </style:style>
    <style:style style:name="Tableau89.D" style:family="table-column">
      <style:table-column-properties style:column-width="1.803cm"/>
    </style:style>
    <style:style style:name="Tableau89.F" style:family="table-column">
      <style:table-column-properties style:column-width="2.48cm"/>
    </style:style>
    <style:style style:name="Tableau89.G" style:family="table-column">
      <style:table-column-properties style:column-width="2.568cm"/>
    </style:style>
    <style:style style:name="Tableau89.1" style:family="table-row">
      <style:table-row-properties style:min-row-height="0.6cm" fo:keep-together="always"/>
    </style:style>
    <style:style style:name="Tableau8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89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89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89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89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89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89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89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89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90" style:family="table">
      <style:table-properties style:width="16.24cm" table:align="center" style:writing-mode="lr-tb"/>
    </style:style>
    <style:style style:name="Tableau90.A" style:family="table-column">
      <style:table-column-properties style:column-width="1.774cm"/>
    </style:style>
    <style:style style:name="Tableau90.B" style:family="table-column">
      <style:table-column-properties style:column-width="1.184cm"/>
    </style:style>
    <style:style style:name="Tableau90.C" style:family="table-column">
      <style:table-column-properties style:column-width="1.602cm"/>
    </style:style>
    <style:style style:name="Tableau90.I" style:family="table-column">
      <style:table-column-properties style:column-width="1.605cm"/>
    </style:style>
    <style:style style:name="Tableau90.J" style:family="table-column">
      <style:table-column-properties style:column-width="1.628cm"/>
    </style:style>
    <style:style style:name="Tableau90.K" style:family="table-column">
      <style:table-column-properties style:column-width="1.693cm"/>
    </style:style>
    <style:style style:name="Tableau90.1" style:family="table-row">
      <style:table-row-properties style:min-row-height="0.6cm" fo:keep-together="always"/>
    </style:style>
    <style:style style:name="Tableau9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9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90.J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90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90.K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90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90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90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90.K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91" style:family="table">
      <style:table-properties style:width="16.24cm" table:align="center" style:writing-mode="lr-tb"/>
    </style:style>
    <style:style style:name="Tableau91.A" style:family="table-column">
      <style:table-column-properties style:column-width="1.603cm"/>
    </style:style>
    <style:style style:name="Tableau91.B" style:family="table-column">
      <style:table-column-properties style:column-width="1.323cm"/>
    </style:style>
    <style:style style:name="Tableau91.C" style:family="table-column">
      <style:table-column-properties style:column-width="1.238cm"/>
    </style:style>
    <style:style style:name="Tableau91.D" style:family="table-column">
      <style:table-column-properties style:column-width="2.506cm"/>
    </style:style>
    <style:style style:name="Tableau91.E" style:family="table-column">
      <style:table-column-properties style:column-width="1.64cm"/>
    </style:style>
    <style:style style:name="Tableau91.F" style:family="table-column">
      <style:table-column-properties style:column-width="2.379cm"/>
    </style:style>
    <style:style style:name="Tableau91.G" style:family="table-column">
      <style:table-column-properties style:column-width="2.695cm"/>
    </style:style>
    <style:style style:name="Tableau91.H" style:family="table-column">
      <style:table-column-properties style:column-width="2.854cm"/>
    </style:style>
    <style:style style:name="Tableau91.1" style:family="table-row">
      <style:table-row-properties style:min-row-height="0.6cm" fo:keep-together="always"/>
    </style:style>
    <style:style style:name="Tableau9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91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91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91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91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91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91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91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92" style:family="table">
      <style:table-properties style:width="16.24cm" table:align="center" style:writing-mode="lr-tb"/>
    </style:style>
    <style:style style:name="Tableau92.A" style:family="table-column">
      <style:table-column-properties style:column-width="1.66cm"/>
    </style:style>
    <style:style style:name="Tableau92.B" style:family="table-column">
      <style:table-column-properties style:column-width="1.508cm"/>
    </style:style>
    <style:style style:name="Tableau92.D" style:family="table-column">
      <style:table-column-properties style:column-width="1.268cm"/>
    </style:style>
    <style:style style:name="Tableau92.E" style:family="table-column">
      <style:table-column-properties style:column-width="1.501cm"/>
    </style:style>
    <style:style style:name="Tableau92.F" style:family="table-column">
      <style:table-column-properties style:column-width="1.427cm"/>
    </style:style>
    <style:style style:name="Tableau92.H" style:family="table-column">
      <style:table-column-properties style:column-width="1.249cm"/>
    </style:style>
    <style:style style:name="Tableau92.I" style:family="table-column">
      <style:table-column-properties style:column-width="1.505cm"/>
    </style:style>
    <style:style style:name="Tableau92.J" style:family="table-column">
      <style:table-column-properties style:column-width="1.524cm"/>
    </style:style>
    <style:style style:name="Tableau92.K" style:family="table-column">
      <style:table-column-properties style:column-width="1.589cm"/>
    </style:style>
    <style:style style:name="Tableau92.1" style:family="table-row">
      <style:table-row-properties style:min-row-height="0.6cm" fo:keep-together="always"/>
    </style:style>
    <style:style style:name="Tableau9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9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92.J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92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92.K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92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92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92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92.K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93" style:family="table">
      <style:table-properties style:width="16.24cm" table:align="center" style:writing-mode="lr-tb"/>
    </style:style>
    <style:style style:name="Tableau93.A" style:family="table-column">
      <style:table-column-properties style:column-width="1.603cm"/>
    </style:style>
    <style:style style:name="Tableau93.B" style:family="table-column">
      <style:table-column-properties style:column-width="1.323cm"/>
    </style:style>
    <style:style style:name="Tableau93.C" style:family="table-column">
      <style:table-column-properties style:column-width="1.238cm"/>
    </style:style>
    <style:style style:name="Tableau93.D" style:family="table-column">
      <style:table-column-properties style:column-width="2.506cm"/>
    </style:style>
    <style:style style:name="Tableau93.E" style:family="table-column">
      <style:table-column-properties style:column-width="1.64cm"/>
    </style:style>
    <style:style style:name="Tableau93.F" style:family="table-column">
      <style:table-column-properties style:column-width="2.379cm"/>
    </style:style>
    <style:style style:name="Tableau93.G" style:family="table-column">
      <style:table-column-properties style:column-width="2.695cm"/>
    </style:style>
    <style:style style:name="Tableau93.H" style:family="table-column">
      <style:table-column-properties style:column-width="2.854cm"/>
    </style:style>
    <style:style style:name="Tableau93.1" style:family="table-row">
      <style:table-row-properties style:min-row-height="0.6cm" fo:keep-together="always"/>
    </style:style>
    <style:style style:name="Tableau9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93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93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93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93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93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93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93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94" style:family="table">
      <style:table-properties style:width="16.24cm" table:align="center" style:writing-mode="lr-tb"/>
    </style:style>
    <style:style style:name="Tableau94.A" style:family="table-column">
      <style:table-column-properties style:column-width="1.774cm"/>
    </style:style>
    <style:style style:name="Tableau94.B" style:family="table-column">
      <style:table-column-properties style:column-width="1.184cm"/>
    </style:style>
    <style:style style:name="Tableau94.C" style:family="table-column">
      <style:table-column-properties style:column-width="1.602cm"/>
    </style:style>
    <style:style style:name="Tableau94.I" style:family="table-column">
      <style:table-column-properties style:column-width="1.605cm"/>
    </style:style>
    <style:style style:name="Tableau94.J" style:family="table-column">
      <style:table-column-properties style:column-width="1.628cm"/>
    </style:style>
    <style:style style:name="Tableau94.K" style:family="table-column">
      <style:table-column-properties style:column-width="1.693cm"/>
    </style:style>
    <style:style style:name="Tableau94.1" style:family="table-row">
      <style:table-row-properties style:min-row-height="0.6cm" fo:keep-together="always"/>
    </style:style>
    <style:style style:name="Tableau9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9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94.J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94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94.K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94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94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94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94.K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95" style:family="table">
      <style:table-properties style:width="16.24cm" table:align="center" style:writing-mode="lr-tb"/>
    </style:style>
    <style:style style:name="Tableau95.A" style:family="table-column">
      <style:table-column-properties style:column-width="1.603cm"/>
    </style:style>
    <style:style style:name="Tableau95.B" style:family="table-column">
      <style:table-column-properties style:column-width="1.323cm"/>
    </style:style>
    <style:style style:name="Tableau95.C" style:family="table-column">
      <style:table-column-properties style:column-width="1.238cm"/>
    </style:style>
    <style:style style:name="Tableau95.D" style:family="table-column">
      <style:table-column-properties style:column-width="2.506cm"/>
    </style:style>
    <style:style style:name="Tableau95.E" style:family="table-column">
      <style:table-column-properties style:column-width="1.64cm"/>
    </style:style>
    <style:style style:name="Tableau95.F" style:family="table-column">
      <style:table-column-properties style:column-width="2.379cm"/>
    </style:style>
    <style:style style:name="Tableau95.G" style:family="table-column">
      <style:table-column-properties style:column-width="2.695cm"/>
    </style:style>
    <style:style style:name="Tableau95.H" style:family="table-column">
      <style:table-column-properties style:column-width="2.854cm"/>
    </style:style>
    <style:style style:name="Tableau95.1" style:family="table-row">
      <style:table-row-properties style:min-row-height="0.6cm" fo:keep-together="always"/>
    </style:style>
    <style:style style:name="Tableau9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95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95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95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95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95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95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95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96" style:family="table">
      <style:table-properties style:width="16.24cm" table:align="center" style:writing-mode="lr-tb"/>
    </style:style>
    <style:style style:name="Tableau96.A" style:family="table-column">
      <style:table-column-properties style:column-width="1.774cm"/>
    </style:style>
    <style:style style:name="Tableau96.B" style:family="table-column">
      <style:table-column-properties style:column-width="1.184cm"/>
    </style:style>
    <style:style style:name="Tableau96.C" style:family="table-column">
      <style:table-column-properties style:column-width="1.602cm"/>
    </style:style>
    <style:style style:name="Tableau96.I" style:family="table-column">
      <style:table-column-properties style:column-width="1.605cm"/>
    </style:style>
    <style:style style:name="Tableau96.J" style:family="table-column">
      <style:table-column-properties style:column-width="1.628cm"/>
    </style:style>
    <style:style style:name="Tableau96.K" style:family="table-column">
      <style:table-column-properties style:column-width="1.693cm"/>
    </style:style>
    <style:style style:name="Tableau96.1" style:family="table-row">
      <style:table-row-properties style:min-row-height="0.6cm" fo:keep-together="always"/>
    </style:style>
    <style:style style:name="Tableau9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9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96.J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96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96.K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96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96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96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96.K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97" style:family="table">
      <style:table-properties style:width="16.24cm" table:align="center" style:writing-mode="lr-tb"/>
    </style:style>
    <style:style style:name="Tableau97.A" style:family="table-column">
      <style:table-column-properties style:column-width="1.628cm"/>
    </style:style>
    <style:style style:name="Tableau97.B" style:family="table-column">
      <style:table-column-properties style:column-width="1.087cm"/>
    </style:style>
    <style:style style:name="Tableau97.C" style:family="table-column">
      <style:table-column-properties style:column-width="1.258cm"/>
    </style:style>
    <style:style style:name="Tableau97.D" style:family="table-column">
      <style:table-column-properties style:column-width="2.545cm"/>
    </style:style>
    <style:style style:name="Tableau97.E" style:family="table-column">
      <style:table-column-properties style:column-width="1.667cm"/>
    </style:style>
    <style:style style:name="Tableau97.F" style:family="table-column">
      <style:table-column-properties style:column-width="2.418cm"/>
    </style:style>
    <style:style style:name="Tableau97.G" style:family="table-column">
      <style:table-column-properties style:column-width="2.738cm"/>
    </style:style>
    <style:style style:name="Tableau97.H" style:family="table-column">
      <style:table-column-properties style:column-width="2.9cm"/>
    </style:style>
    <style:style style:name="Tableau97.1" style:family="table-row">
      <style:table-row-properties style:min-row-height="0.6cm" fo:keep-together="always"/>
    </style:style>
    <style:style style:name="Tableau9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97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97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97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97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97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97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97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98" style:family="table">
      <style:table-properties style:width="16.24cm" table:align="center" style:writing-mode="lr-tb"/>
    </style:style>
    <style:style style:name="Tableau98.A" style:family="table-column">
      <style:table-column-properties style:column-width="2.136cm"/>
    </style:style>
    <style:style style:name="Tableau98.B" style:family="table-column">
      <style:table-column-properties style:column-width="1.429cm"/>
    </style:style>
    <style:style style:name="Tableau98.C" style:family="table-column">
      <style:table-column-properties style:column-width="1.937cm"/>
    </style:style>
    <style:style style:name="Tableau98.D" style:family="table-column">
      <style:table-column-properties style:column-width="1.431cm"/>
    </style:style>
    <style:style style:name="Tableau98.G" style:family="table-column">
      <style:table-column-properties style:column-width="1.939cm"/>
    </style:style>
    <style:style style:name="Tableau98.H" style:family="table-column">
      <style:table-column-properties style:column-width="1.965cm"/>
    </style:style>
    <style:style style:name="Tableau98.I" style:family="table-column">
      <style:table-column-properties style:column-width="2.037cm"/>
    </style:style>
    <style:style style:name="Tableau98.1" style:family="table-row">
      <style:table-row-properties style:min-row-height="0.6cm" fo:keep-together="always"/>
    </style:style>
    <style:style style:name="Tableau9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9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98.H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98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98.I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98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98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98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98.I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99" style:family="table">
      <style:table-properties style:width="16.24cm" table:align="center" style:writing-mode="lr-tb"/>
    </style:style>
    <style:style style:name="Tableau99.A" style:family="table-column">
      <style:table-column-properties style:column-width="1.628cm"/>
    </style:style>
    <style:style style:name="Tableau99.B" style:family="table-column">
      <style:table-column-properties style:column-width="1.087cm"/>
    </style:style>
    <style:style style:name="Tableau99.C" style:family="table-column">
      <style:table-column-properties style:column-width="1.258cm"/>
    </style:style>
    <style:style style:name="Tableau99.D" style:family="table-column">
      <style:table-column-properties style:column-width="2.545cm"/>
    </style:style>
    <style:style style:name="Tableau99.E" style:family="table-column">
      <style:table-column-properties style:column-width="1.667cm"/>
    </style:style>
    <style:style style:name="Tableau99.F" style:family="table-column">
      <style:table-column-properties style:column-width="2.418cm"/>
    </style:style>
    <style:style style:name="Tableau99.G" style:family="table-column">
      <style:table-column-properties style:column-width="2.738cm"/>
    </style:style>
    <style:style style:name="Tableau99.H" style:family="table-column">
      <style:table-column-properties style:column-width="2.9cm"/>
    </style:style>
    <style:style style:name="Tableau99.1" style:family="table-row">
      <style:table-row-properties style:min-row-height="0.6cm" fo:keep-together="always"/>
    </style:style>
    <style:style style:name="Tableau9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99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99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99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99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99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99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99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00" style:family="table">
      <style:table-properties style:width="16.24cm" table:align="center" style:writing-mode="lr-tb"/>
    </style:style>
    <style:style style:name="Tableau100.A" style:family="table-column">
      <style:table-column-properties style:column-width="2.702cm"/>
    </style:style>
    <style:style style:name="Tableau100.B" style:family="table-column">
      <style:table-column-properties style:column-width="1.804cm"/>
    </style:style>
    <style:style style:name="Tableau100.C" style:family="table-column">
      <style:table-column-properties style:column-width="2.441cm"/>
    </style:style>
    <style:style style:name="Tableau100.D" style:family="table-column">
      <style:table-column-properties style:column-width="1.803cm"/>
    </style:style>
    <style:style style:name="Tableau100.F" style:family="table-column">
      <style:table-column-properties style:column-width="2.48cm"/>
    </style:style>
    <style:style style:name="Tableau100.G" style:family="table-column">
      <style:table-column-properties style:column-width="2.568cm"/>
    </style:style>
    <style:style style:name="Tableau100.1" style:family="table-row">
      <style:table-row-properties style:min-row-height="0.6cm" fo:keep-together="always"/>
    </style:style>
    <style:style style:name="Tableau10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0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00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00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00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00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00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00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00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01" style:family="table">
      <style:table-properties style:width="16.24cm" table:align="center" style:writing-mode="lr-tb"/>
    </style:style>
    <style:style style:name="Tableau101.A" style:family="table-column">
      <style:table-column-properties style:column-width="2.702cm"/>
    </style:style>
    <style:style style:name="Tableau101.B" style:family="table-column">
      <style:table-column-properties style:column-width="1.804cm"/>
    </style:style>
    <style:style style:name="Tableau101.C" style:family="table-column">
      <style:table-column-properties style:column-width="2.441cm"/>
    </style:style>
    <style:style style:name="Tableau101.D" style:family="table-column">
      <style:table-column-properties style:column-width="1.803cm"/>
    </style:style>
    <style:style style:name="Tableau101.F" style:family="table-column">
      <style:table-column-properties style:column-width="2.48cm"/>
    </style:style>
    <style:style style:name="Tableau101.G" style:family="table-column">
      <style:table-column-properties style:column-width="2.568cm"/>
    </style:style>
    <style:style style:name="Tableau101.1" style:family="table-row">
      <style:table-row-properties style:min-row-height="0.6cm" fo:keep-together="always"/>
    </style:style>
    <style:style style:name="Tableau10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01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01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01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01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01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01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01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01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02" style:family="table">
      <style:table-properties style:width="16.24cm" table:align="center" style:writing-mode="lr-tb"/>
    </style:style>
    <style:style style:name="Tableau102.A" style:family="table-column">
      <style:table-column-properties style:column-width="2.69cm"/>
    </style:style>
    <style:style style:name="Tableau102.B" style:family="table-column">
      <style:table-column-properties style:column-width="1.829cm"/>
    </style:style>
    <style:style style:name="Tableau102.C" style:family="table-column">
      <style:table-column-properties style:column-width="2.432cm"/>
    </style:style>
    <style:style style:name="Tableau102.F" style:family="table-column">
      <style:table-column-properties style:column-width="2.471cm"/>
    </style:style>
    <style:style style:name="Tableau102.G" style:family="table-column">
      <style:table-column-properties style:column-width="2.556cm"/>
    </style:style>
    <style:style style:name="Tableau102.1" style:family="table-row">
      <style:table-row-properties style:min-row-height="0.6cm" fo:keep-together="always"/>
    </style:style>
    <style:style style:name="Tableau10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0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02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02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02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02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02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02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02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03" style:family="table">
      <style:table-properties style:width="16.24cm" table:align="center" style:writing-mode="lr-tb"/>
    </style:style>
    <style:style style:name="Tableau103.A" style:family="table-column">
      <style:table-column-properties style:column-width="2.702cm"/>
    </style:style>
    <style:style style:name="Tableau103.B" style:family="table-column">
      <style:table-column-properties style:column-width="1.804cm"/>
    </style:style>
    <style:style style:name="Tableau103.C" style:family="table-column">
      <style:table-column-properties style:column-width="2.441cm"/>
    </style:style>
    <style:style style:name="Tableau103.D" style:family="table-column">
      <style:table-column-properties style:column-width="1.803cm"/>
    </style:style>
    <style:style style:name="Tableau103.F" style:family="table-column">
      <style:table-column-properties style:column-width="2.48cm"/>
    </style:style>
    <style:style style:name="Tableau103.G" style:family="table-column">
      <style:table-column-properties style:column-width="2.568cm"/>
    </style:style>
    <style:style style:name="Tableau103.1" style:family="table-row">
      <style:table-row-properties style:min-row-height="0.6cm" fo:keep-together="always"/>
    </style:style>
    <style:style style:name="Tableau10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03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03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03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03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03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03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03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03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04" style:family="table">
      <style:table-properties style:width="16.24cm" table:align="center" style:writing-mode="lr-tb"/>
    </style:style>
    <style:style style:name="Tableau104.A" style:family="table-column">
      <style:table-column-properties style:column-width="2.136cm"/>
    </style:style>
    <style:style style:name="Tableau104.B" style:family="table-column">
      <style:table-column-properties style:column-width="1.429cm"/>
    </style:style>
    <style:style style:name="Tableau104.C" style:family="table-column">
      <style:table-column-properties style:column-width="1.937cm"/>
    </style:style>
    <style:style style:name="Tableau104.D" style:family="table-column">
      <style:table-column-properties style:column-width="1.431cm"/>
    </style:style>
    <style:style style:name="Tableau104.G" style:family="table-column">
      <style:table-column-properties style:column-width="1.939cm"/>
    </style:style>
    <style:style style:name="Tableau104.H" style:family="table-column">
      <style:table-column-properties style:column-width="1.965cm"/>
    </style:style>
    <style:style style:name="Tableau104.I" style:family="table-column">
      <style:table-column-properties style:column-width="2.037cm"/>
    </style:style>
    <style:style style:name="Tableau104.1" style:family="table-row">
      <style:table-row-properties style:min-row-height="0.6cm" fo:keep-together="always"/>
    </style:style>
    <style:style style:name="Tableau10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0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04.H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04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04.I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04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04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04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04.I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05" style:family="table">
      <style:table-properties style:width="16.24cm" table:align="center" style:writing-mode="lr-tb"/>
    </style:style>
    <style:style style:name="Tableau105.A" style:family="table-column">
      <style:table-column-properties style:column-width="2.191cm"/>
    </style:style>
    <style:style style:name="Tableau105.B" style:family="table-column">
      <style:table-column-properties style:column-width="2.475cm"/>
    </style:style>
    <style:style style:name="Tableau105.C" style:family="table-column">
      <style:table-column-properties style:column-width="2.522cm"/>
    </style:style>
    <style:style style:name="Tableau105.E" style:family="table-column">
      <style:table-column-properties style:column-width="2.484cm"/>
    </style:style>
    <style:style style:name="Tableau105.F" style:family="table-column">
      <style:table-column-properties style:column-width="2.014cm"/>
    </style:style>
    <style:style style:name="Tableau105.G" style:family="table-column">
      <style:table-column-properties style:column-width="2.08cm"/>
    </style:style>
    <style:style style:name="Tableau105.1" style:family="table-row">
      <style:table-row-properties style:min-row-height="0.6cm" fo:keep-together="always"/>
    </style:style>
    <style:style style:name="Tableau10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0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05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05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05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05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05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05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05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06" style:family="table">
      <style:table-properties style:width="16.24cm" table:align="center" style:writing-mode="lr-tb"/>
    </style:style>
    <style:style style:name="Tableau106.A" style:family="table-column">
      <style:table-column-properties style:column-width="2.693cm"/>
    </style:style>
    <style:style style:name="Tableau106.B" style:family="table-column">
      <style:table-column-properties style:column-width="1.819cm"/>
    </style:style>
    <style:style style:name="Tableau106.C" style:family="table-column">
      <style:table-column-properties style:column-width="2.436cm"/>
    </style:style>
    <style:style style:name="Tableau106.F" style:family="table-column">
      <style:table-column-properties style:column-width="2.475cm"/>
    </style:style>
    <style:style style:name="Tableau106.G" style:family="table-column">
      <style:table-column-properties style:column-width="2.563cm"/>
    </style:style>
    <style:style style:name="Tableau106.1" style:family="table-row">
      <style:table-row-properties style:min-row-height="0.6cm" fo:keep-together="always"/>
    </style:style>
    <style:style style:name="Tableau10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0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06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06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06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06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06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06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06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07" style:family="table">
      <style:table-properties style:width="16.24cm" table:align="center" style:writing-mode="lr-tb"/>
    </style:style>
    <style:style style:name="Tableau107.A" style:family="table-column">
      <style:table-column-properties style:column-width="1.632cm"/>
    </style:style>
    <style:style style:name="Tableau107.B" style:family="table-column">
      <style:table-column-properties style:column-width="1.071cm"/>
    </style:style>
    <style:style style:name="Tableau107.C" style:family="table-column">
      <style:table-column-properties style:column-width="1.475cm"/>
    </style:style>
    <style:style style:name="Tableau107.D" style:family="table-column">
      <style:table-column-properties style:column-width="1.152cm"/>
    </style:style>
    <style:style style:name="Tableau107.H" style:family="table-column">
      <style:table-column-properties style:column-width="1.875cm"/>
    </style:style>
    <style:style style:name="Tableau107.J" style:family="table-column">
      <style:table-column-properties style:column-width="1.498cm"/>
    </style:style>
    <style:style style:name="Tableau107.K" style:family="table-column">
      <style:table-column-properties style:column-width="1.563cm"/>
    </style:style>
    <style:style style:name="Tableau107.1" style:family="table-row">
      <style:table-row-properties style:min-row-height="0.6cm" fo:keep-together="always"/>
    </style:style>
    <style:style style:name="Tableau10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0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07.J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07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07.K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07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07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07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07.K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08" style:family="table">
      <style:table-properties style:width="16.24cm" table:align="center" style:writing-mode="lr-tb"/>
    </style:style>
    <style:style style:name="Tableau108.A" style:family="table-column">
      <style:table-column-properties style:column-width="2.314cm"/>
    </style:style>
    <style:style style:name="Tableau108.B" style:family="table-column">
      <style:table-column-properties style:column-width="2.397cm"/>
    </style:style>
    <style:style style:name="Tableau108.E" style:family="table-column">
      <style:table-column-properties style:column-width="2.399cm"/>
    </style:style>
    <style:style style:name="Tableau108.F" style:family="table-column">
      <style:table-column-properties style:column-width="2.131cm"/>
    </style:style>
    <style:style style:name="Tableau108.G" style:family="table-column">
      <style:table-column-properties style:column-width="2.205cm"/>
    </style:style>
    <style:style style:name="Tableau108.1" style:family="table-row">
      <style:table-row-properties style:min-row-height="0.6cm" fo:keep-together="always"/>
    </style:style>
    <style:style style:name="Tableau10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0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08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08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08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08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08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08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08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09" style:family="table">
      <style:table-properties style:width="16.073cm" fo:margin-left="-0.035cm" table:align="left" style:writing-mode="lr-tb"/>
    </style:style>
    <style:style style:name="Tableau109.A" style:family="table-column">
      <style:table-column-properties style:column-width="8.027cm"/>
    </style:style>
    <style:style style:name="Tableau109.B" style:family="table-column">
      <style:table-column-properties style:column-width="2.501cm"/>
    </style:style>
    <style:style style:name="Tableau109.C" style:family="table-column">
      <style:table-column-properties style:column-width="2.231cm"/>
    </style:style>
    <style:style style:name="Tableau109.D" style:family="table-column">
      <style:table-column-properties style:column-width="1.651cm"/>
    </style:style>
    <style:style style:name="Tableau109.E" style:family="table-column">
      <style:table-column-properties style:column-width="1.662cm"/>
    </style:style>
    <style:style style:name="Tableau109.1" style:family="table-row">
      <style:table-row-properties style:min-row-height="0.6cm" fo:keep-together="always"/>
    </style:style>
    <style:style style:name="Tableau109.A1" style:family="table-cell">
      <style:table-cell-properties style:vertical-align="middle" fo:padding-left="0.026cm" fo:padding-right="0.026cm" fo:padding-top="0.026cm" fo:padding-bottom="0cm" fo:border-left="0.5pt solid #000000" fo:border-right="none" fo:border-top="0.5pt solid #000000" fo:border-bottom="0.5pt solid #000000" style:writing-mode="lr-tb"/>
    </style:style>
    <style:style style:name="Tableau109.B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09.D1" style:family="table-cell">
      <style:table-cell-properties style:vertical-align="middle" fo:padding="0cm" fo:border="0.5pt solid #000000" style:writing-mode="lr-tb"/>
    </style:style>
    <style:style style:name="Tableau109.3" style:family="table-row">
      <style:table-row-properties style:min-row-height="0.6cm" fo:keep-together="auto"/>
    </style:style>
    <style:style style:name="Tableau109.A3" style:family="table-cell">
      <style:table-cell-properties style:vertical-align="middle" fo:padding-left="0.026cm" fo:padding-right="0.026cm" fo:padding-top="0.026cm" fo:padding-bottom="0cm" fo:border-left="0.5pt solid #000000" fo:border-right="none" fo:border-top="none" fo:border-bottom="0.5pt solid #000000" style:writing-mode="lr-tb"/>
    </style:style>
    <style:style style:name="Tableau109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109.E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au110" style:family="table">
      <style:table-properties style:width="16.073cm" fo:margin-left="-0.035cm" table:align="left" style:writing-mode="lr-tb"/>
    </style:style>
    <style:style style:name="Tableau110.A" style:family="table-column">
      <style:table-column-properties style:column-width="8.027cm"/>
    </style:style>
    <style:style style:name="Tableau110.B" style:family="table-column">
      <style:table-column-properties style:column-width="2.501cm"/>
    </style:style>
    <style:style style:name="Tableau110.C" style:family="table-column">
      <style:table-column-properties style:column-width="2.231cm"/>
    </style:style>
    <style:style style:name="Tableau110.D" style:family="table-column">
      <style:table-column-properties style:column-width="1.651cm"/>
    </style:style>
    <style:style style:name="Tableau110.E" style:family="table-column">
      <style:table-column-properties style:column-width="1.662cm"/>
    </style:style>
    <style:style style:name="Tableau110.1" style:family="table-row">
      <style:table-row-properties style:min-row-height="0.6cm" fo:keep-together="always"/>
    </style:style>
    <style:style style:name="Tableau110.A1" style:family="table-cell">
      <style:table-cell-properties style:vertical-align="middle" fo:padding-left="0.026cm" fo:padding-right="0.026cm" fo:padding-top="0.026cm" fo:padding-bottom="0cm" fo:border-left="0.5pt solid #000000" fo:border-right="none" fo:border-top="0.5pt solid #000000" fo:border-bottom="0.5pt solid #000000" style:writing-mode="lr-tb"/>
    </style:style>
    <style:style style:name="Tableau110.B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10.D1" style:family="table-cell">
      <style:table-cell-properties style:vertical-align="middle" fo:padding="0cm" fo:border="0.5pt solid #000000" style:writing-mode="lr-tb"/>
    </style:style>
    <style:style style:name="Tableau110.3" style:family="table-row">
      <style:table-row-properties style:min-row-height="0.6cm" fo:keep-together="auto"/>
    </style:style>
    <style:style style:name="Tableau110.A3" style:family="table-cell">
      <style:table-cell-properties style:vertical-align="middle" fo:padding-left="0.026cm" fo:padding-right="0.026cm" fo:padding-top="0.026cm" fo:padding-bottom="0cm" fo:border-left="0.5pt solid #000000" fo:border-right="none" fo:border-top="none" fo:border-bottom="0.5pt solid #000000" style:writing-mode="lr-tb"/>
    </style:style>
    <style:style style:name="Tableau110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110.E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au111" style:family="table">
      <style:table-properties style:width="16.073cm" fo:margin-left="-0.035cm" table:align="left" style:writing-mode="lr-tb"/>
    </style:style>
    <style:style style:name="Tableau111.A" style:family="table-column">
      <style:table-column-properties style:column-width="8.027cm"/>
    </style:style>
    <style:style style:name="Tableau111.B" style:family="table-column">
      <style:table-column-properties style:column-width="2.501cm"/>
    </style:style>
    <style:style style:name="Tableau111.C" style:family="table-column">
      <style:table-column-properties style:column-width="2.231cm"/>
    </style:style>
    <style:style style:name="Tableau111.D" style:family="table-column">
      <style:table-column-properties style:column-width="1.651cm"/>
    </style:style>
    <style:style style:name="Tableau111.E" style:family="table-column">
      <style:table-column-properties style:column-width="1.662cm"/>
    </style:style>
    <style:style style:name="Tableau111.1" style:family="table-row">
      <style:table-row-properties style:min-row-height="0.6cm" fo:keep-together="always"/>
    </style:style>
    <style:style style:name="Tableau111.A1" style:family="table-cell">
      <style:table-cell-properties style:vertical-align="middle" fo:padding-left="0.026cm" fo:padding-right="0.026cm" fo:padding-top="0.026cm" fo:padding-bottom="0cm" fo:border-left="0.5pt solid #000000" fo:border-right="none" fo:border-top="0.5pt solid #000000" fo:border-bottom="0.5pt solid #000000" style:writing-mode="lr-tb"/>
    </style:style>
    <style:style style:name="Tableau111.B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11.D1" style:family="table-cell">
      <style:table-cell-properties style:vertical-align="middle" fo:padding="0cm" fo:border="0.5pt solid #000000" style:writing-mode="lr-tb"/>
    </style:style>
    <style:style style:name="Tableau111.3" style:family="table-row">
      <style:table-row-properties style:min-row-height="0.6cm" fo:keep-together="auto"/>
    </style:style>
    <style:style style:name="Tableau111.A3" style:family="table-cell">
      <style:table-cell-properties style:vertical-align="middle" fo:padding-left="0.026cm" fo:padding-right="0.026cm" fo:padding-top="0.026cm" fo:padding-bottom="0cm" fo:border-left="0.5pt solid #000000" fo:border-right="none" fo:border-top="none" fo:border-bottom="0.5pt solid #000000" style:writing-mode="lr-tb"/>
    </style:style>
    <style:style style:name="Tableau111.B3" style:family="table-cell">
      <style:table-cell-properties style:vertical-align="middle" fo:padding="0cm" fo:border-left="0.5pt solid #000000" fo:border-right="none" fo:border-top="none" fo:border-bottom="0.5pt solid #000000" style:writing-mode="lr-tb"/>
    </style:style>
    <style:style style:name="Tableau111.E4" style:family="table-cell">
      <style:table-cell-properties style:vertical-align="middle" fo:padding="0cm" fo:border-left="0.5pt solid #000000" fo:border-right="0.5pt solid #000000" fo:border-top="none" fo:border-bottom="0.5pt solid #000000" style:writing-mode="lr-tb"/>
    </style:style>
    <style:style style:name="Tableau112" style:family="table">
      <style:table-properties style:width="16.24cm" table:align="center" style:writing-mode="lr-tb"/>
    </style:style>
    <style:style style:name="Tableau112.A" style:family="table-column">
      <style:table-column-properties style:column-width="2.138cm"/>
    </style:style>
    <style:style style:name="Tableau112.B" style:family="table-column">
      <style:table-column-properties style:column-width="2.6cm"/>
    </style:style>
    <style:style style:name="Tableau112.D" style:family="table-column">
      <style:table-column-properties style:column-width="2.455cm"/>
    </style:style>
    <style:style style:name="Tableau112.F" style:family="table-column">
      <style:table-column-properties style:column-width="1.961cm"/>
    </style:style>
    <style:style style:name="Tableau112.G" style:family="table-column">
      <style:table-column-properties style:column-width="2.03cm"/>
    </style:style>
    <style:style style:name="Tableau112.1" style:family="table-row">
      <style:table-row-properties style:min-row-height="0.6cm" fo:keep-together="always"/>
    </style:style>
    <style:style style:name="Tableau11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1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12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12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12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12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12.A8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12.B8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12.G8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13" style:family="table">
      <style:table-properties style:width="16.24cm" table:align="center" style:writing-mode="lr-tb"/>
    </style:style>
    <style:style style:name="Tableau113.A" style:family="table-column">
      <style:table-column-properties style:column-width="6.329cm"/>
    </style:style>
    <style:style style:name="Tableau113.B" style:family="table-column">
      <style:table-column-properties style:column-width="0.743cm"/>
    </style:style>
    <style:style style:name="Tableau113.C" style:family="table-column">
      <style:table-column-properties style:column-width="0.85cm"/>
    </style:style>
    <style:style style:name="Tableau113.D" style:family="table-column">
      <style:table-column-properties style:column-width="1.722cm"/>
    </style:style>
    <style:style style:name="Tableau113.E" style:family="table-column">
      <style:table-column-properties style:column-width="1.132cm"/>
    </style:style>
    <style:style style:name="Tableau113.F" style:family="table-column">
      <style:table-column-properties style:column-width="1.64cm"/>
    </style:style>
    <style:style style:name="Tableau113.G" style:family="table-column">
      <style:table-column-properties style:column-width="1.856cm"/>
    </style:style>
    <style:style style:name="Tableau113.H" style:family="table-column">
      <style:table-column-properties style:column-width="1.969cm"/>
    </style:style>
    <style:style style:name="Tableau113.1" style:family="table-row">
      <style:table-row-properties style:min-row-height="0.6cm" fo:keep-together="always"/>
    </style:style>
    <style:style style:name="Tableau11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13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13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13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13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13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13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13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14" style:family="table">
      <style:table-properties style:width="16.134cm" table:align="center" style:writing-mode="lr-tb"/>
    </style:style>
    <style:style style:name="Tableau114.A" style:family="table-column">
      <style:table-column-properties style:column-width="5.824cm"/>
    </style:style>
    <style:style style:name="Tableau114.B" style:family="table-column">
      <style:table-column-properties style:column-width="2.485cm"/>
    </style:style>
    <style:style style:name="Tableau114.C" style:family="table-column">
      <style:table-column-properties style:column-width="1.737cm"/>
    </style:style>
    <style:style style:name="Tableau114.D" style:family="table-column">
      <style:table-column-properties style:column-width="1.986cm"/>
    </style:style>
    <style:style style:name="Tableau114.E" style:family="table-column">
      <style:table-column-properties style:column-width="1.991cm"/>
    </style:style>
    <style:style style:name="Tableau114.F" style:family="table-column">
      <style:table-column-properties style:column-width="2.11cm"/>
    </style:style>
    <style:style style:name="Tableau114.1" style:family="table-row">
      <style:table-row-properties style:min-row-height="0.6cm" fo:keep-together="always"/>
    </style:style>
    <style:style style:name="Tableau114.A1" style:family="table-cell">
      <style:table-cell-properties style:vertical-align="middle" fo:padding-left="0.106cm" fo:padding-right="0.106cm" fo:padding-top="0cm" fo:padding-bottom="0cm" fo:border-left="0.5pt solid #000000" fo:border-right="none" fo:border-top="0.5pt solid #000000" fo:border-bottom="0.5pt solid #000000" style:writing-mode="lr-tb"/>
    </style:style>
    <style:style style:name="Tableau114.B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14.F1" style:family="table-cell">
      <style:table-cell-properties style:vertical-align="middle" fo:padding="0cm" fo:border="0.5pt solid #000000" style:writing-mode="lr-tb"/>
    </style:style>
    <style:style style:name="Tableau115" style:family="table">
      <style:table-properties style:width="16.24cm" table:align="center" style:writing-mode="lr-tb"/>
    </style:style>
    <style:style style:name="Tableau115.A" style:family="table-column">
      <style:table-column-properties style:column-width="2.138cm"/>
    </style:style>
    <style:style style:name="Tableau115.B" style:family="table-column">
      <style:table-column-properties style:column-width="2.6cm"/>
    </style:style>
    <style:style style:name="Tableau115.D" style:family="table-column">
      <style:table-column-properties style:column-width="2.455cm"/>
    </style:style>
    <style:style style:name="Tableau115.F" style:family="table-column">
      <style:table-column-properties style:column-width="1.961cm"/>
    </style:style>
    <style:style style:name="Tableau115.G" style:family="table-column">
      <style:table-column-properties style:column-width="2.03cm"/>
    </style:style>
    <style:style style:name="Tableau115.1" style:family="table-row">
      <style:table-row-properties style:min-row-height="0.6cm" fo:keep-together="always"/>
    </style:style>
    <style:style style:name="Tableau11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1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15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15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15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15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15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15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15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16" style:family="table">
      <style:table-properties style:width="16.24cm" table:align="center" style:writing-mode="lr-tb"/>
    </style:style>
    <style:style style:name="Tableau116.A" style:family="table-column">
      <style:table-column-properties style:column-width="5.108cm"/>
    </style:style>
    <style:style style:name="Tableau116.B" style:family="table-column">
      <style:table-column-properties style:column-width="2.002cm"/>
    </style:style>
    <style:style style:name="Tableau116.C" style:family="table-column">
      <style:table-column-properties style:column-width="1.997cm"/>
    </style:style>
    <style:style style:name="Tableau116.D" style:family="table-column">
      <style:table-column-properties style:column-width="1.755cm"/>
    </style:style>
    <style:style style:name="Tableau116.E" style:family="table-column">
      <style:table-column-properties style:column-width="1.838cm"/>
    </style:style>
    <style:style style:name="Tableau116.F" style:family="table-column">
      <style:table-column-properties style:column-width="1.737cm"/>
    </style:style>
    <style:style style:name="Tableau116.G" style:family="table-column">
      <style:table-column-properties style:column-width="1.803cm"/>
    </style:style>
    <style:style style:name="Tableau116.1" style:family="table-row">
      <style:table-row-properties style:min-row-height="0.6cm" fo:keep-together="always"/>
    </style:style>
    <style:style style:name="Tableau11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1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16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16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16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16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16.A1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16.B1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16.G1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17" style:family="table">
      <style:table-properties style:width="16.24cm" table:align="center" style:writing-mode="lr-tb"/>
    </style:style>
    <style:style style:name="Tableau117.A" style:family="table-column">
      <style:table-column-properties style:column-width="7.659cm"/>
    </style:style>
    <style:style style:name="Tableau117.B" style:family="table-column">
      <style:table-column-properties style:column-width="1.579cm"/>
    </style:style>
    <style:style style:name="Tableau117.D" style:family="table-column">
      <style:table-column-properties style:column-width="1.492cm"/>
    </style:style>
    <style:style style:name="Tableau117.F" style:family="table-column">
      <style:table-column-properties style:column-width="1.191cm"/>
    </style:style>
    <style:style style:name="Tableau117.G" style:family="table-column">
      <style:table-column-properties style:column-width="1.249cm"/>
    </style:style>
    <style:style style:name="Tableau117.1" style:family="table-row">
      <style:table-row-properties style:min-row-height="0.6cm" fo:keep-together="always"/>
    </style:style>
    <style:style style:name="Tableau11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1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17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17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17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17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17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17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17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18" style:family="table">
      <style:table-properties style:width="16.24cm" table:align="center" style:writing-mode="lr-tb"/>
    </style:style>
    <style:style style:name="Tableau118.A" style:family="table-column">
      <style:table-column-properties style:column-width="6.329cm"/>
    </style:style>
    <style:style style:name="Tableau118.B" style:family="table-column">
      <style:table-column-properties style:column-width="0.743cm"/>
    </style:style>
    <style:style style:name="Tableau118.C" style:family="table-column">
      <style:table-column-properties style:column-width="0.85cm"/>
    </style:style>
    <style:style style:name="Tableau118.D" style:family="table-column">
      <style:table-column-properties style:column-width="1.723cm"/>
    </style:style>
    <style:style style:name="Tableau118.E" style:family="table-column">
      <style:table-column-properties style:column-width="1.131cm"/>
    </style:style>
    <style:style style:name="Tableau118.F" style:family="table-column">
      <style:table-column-properties style:column-width="1.64cm"/>
    </style:style>
    <style:style style:name="Tableau118.G" style:family="table-column">
      <style:table-column-properties style:column-width="1.856cm"/>
    </style:style>
    <style:style style:name="Tableau118.H" style:family="table-column">
      <style:table-column-properties style:column-width="1.969cm"/>
    </style:style>
    <style:style style:name="Tableau118.1" style:family="table-row">
      <style:table-row-properties style:min-row-height="0.6cm" fo:keep-together="always"/>
    </style:style>
    <style:style style:name="Tableau11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18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18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18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18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18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18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18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19" style:family="table">
      <style:table-properties style:width="16.24cm" table:align="center" style:writing-mode="lr-tb"/>
    </style:style>
    <style:style style:name="Tableau119.A" style:family="table-column">
      <style:table-column-properties style:column-width="6.329cm"/>
    </style:style>
    <style:style style:name="Tableau119.B" style:family="table-column">
      <style:table-column-properties style:column-width="0.743cm"/>
    </style:style>
    <style:style style:name="Tableau119.C" style:family="table-column">
      <style:table-column-properties style:column-width="0.85cm"/>
    </style:style>
    <style:style style:name="Tableau119.D" style:family="table-column">
      <style:table-column-properties style:column-width="1.723cm"/>
    </style:style>
    <style:style style:name="Tableau119.E" style:family="table-column">
      <style:table-column-properties style:column-width="1.131cm"/>
    </style:style>
    <style:style style:name="Tableau119.F" style:family="table-column">
      <style:table-column-properties style:column-width="1.64cm"/>
    </style:style>
    <style:style style:name="Tableau119.G" style:family="table-column">
      <style:table-column-properties style:column-width="1.856cm"/>
    </style:style>
    <style:style style:name="Tableau119.H" style:family="table-column">
      <style:table-column-properties style:column-width="1.969cm"/>
    </style:style>
    <style:style style:name="Tableau119.1" style:family="table-row">
      <style:table-row-properties style:min-row-height="0.6cm" fo:keep-together="always"/>
    </style:style>
    <style:style style:name="Tableau11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19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19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19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19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19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19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19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20" style:family="table">
      <style:table-properties style:width="16.24cm" table:align="center" style:writing-mode="lr-tb"/>
    </style:style>
    <style:style style:name="Tableau120.A" style:family="table-column">
      <style:table-column-properties style:column-width="4.768cm"/>
    </style:style>
    <style:style style:name="Tableau120.B" style:family="table-column">
      <style:table-column-properties style:column-width="2.115cm"/>
    </style:style>
    <style:style style:name="Tableau120.D" style:family="table-column">
      <style:table-column-properties style:column-width="1.995cm"/>
    </style:style>
    <style:style style:name="Tableau120.F" style:family="table-column">
      <style:table-column-properties style:column-width="1.595cm"/>
    </style:style>
    <style:style style:name="Tableau120.G" style:family="table-column">
      <style:table-column-properties style:column-width="1.658cm"/>
    </style:style>
    <style:style style:name="Tableau120.1" style:family="table-row">
      <style:table-row-properties style:min-row-height="0.6cm" fo:keep-together="always"/>
    </style:style>
    <style:style style:name="Tableau12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2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20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20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20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20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20.A7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20.B7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20.G7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21" style:family="table">
      <style:table-properties style:width="16.24cm" table:align="center" style:writing-mode="lr-tb"/>
    </style:style>
    <style:style style:name="Tableau121.A" style:family="table-column">
      <style:table-column-properties style:column-width="6.246cm"/>
    </style:style>
    <style:style style:name="Tableau121.B" style:family="table-column">
      <style:table-column-properties style:column-width="0.743cm"/>
    </style:style>
    <style:style style:name="Tableau121.C" style:family="table-column">
      <style:table-column-properties style:column-width="0.836cm"/>
    </style:style>
    <style:style style:name="Tableau121.D" style:family="table-column">
      <style:table-column-properties style:column-width="1.7cm"/>
    </style:style>
    <style:style style:name="Tableau121.E" style:family="table-column">
      <style:table-column-properties style:column-width="1.328cm"/>
    </style:style>
    <style:style style:name="Tableau121.F" style:family="table-column">
      <style:table-column-properties style:column-width="1.616cm"/>
    </style:style>
    <style:style style:name="Tableau121.G" style:family="table-column">
      <style:table-column-properties style:column-width="1.827cm"/>
    </style:style>
    <style:style style:name="Tableau121.H" style:family="table-column">
      <style:table-column-properties style:column-width="1.944cm"/>
    </style:style>
    <style:style style:name="Tableau121.1" style:family="table-row">
      <style:table-row-properties style:min-row-height="0.6cm" fo:keep-together="always"/>
    </style:style>
    <style:style style:name="Tableau12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21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21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21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21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21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21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21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22" style:family="table">
      <style:table-properties style:width="16.24cm" table:align="center" style:writing-mode="lr-tb"/>
    </style:style>
    <style:style style:name="Tableau122.A" style:family="table-column">
      <style:table-column-properties style:column-width="5.071cm"/>
    </style:style>
    <style:style style:name="Tableau122.B" style:family="table-column">
      <style:table-column-properties style:column-width="2.057cm"/>
    </style:style>
    <style:style style:name="Tableau122.C" style:family="table-column">
      <style:table-column-properties style:column-width="2.058cm"/>
    </style:style>
    <style:style style:name="Tableau122.D" style:family="table-column">
      <style:table-column-properties style:column-width="1.942cm"/>
    </style:style>
    <style:style style:name="Tableau122.F" style:family="table-column">
      <style:table-column-properties style:column-width="1.554cm"/>
    </style:style>
    <style:style style:name="Tableau122.G" style:family="table-column">
      <style:table-column-properties style:column-width="1.616cm"/>
    </style:style>
    <style:style style:name="Tableau122.1" style:family="table-row">
      <style:table-row-properties style:min-row-height="0.6cm" fo:keep-together="always"/>
    </style:style>
    <style:style style:name="Tableau12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2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22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22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22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22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22.A12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22.B12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22.G12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23" style:family="table">
      <style:table-properties style:width="16.24cm" table:align="center" style:writing-mode="lr-tb"/>
    </style:style>
    <style:style style:name="Tableau123.A" style:family="table-column">
      <style:table-column-properties style:column-width="7.541cm"/>
    </style:style>
    <style:style style:name="Tableau123.B" style:family="table-column">
      <style:table-column-properties style:column-width="1.431cm"/>
    </style:style>
    <style:style style:name="Tableau123.C" style:family="table-column">
      <style:table-column-properties style:column-width="1.57cm"/>
    </style:style>
    <style:style style:name="Tableau123.D" style:family="table-column">
      <style:table-column-properties style:column-width="0.882cm"/>
    </style:style>
    <style:style style:name="Tableau123.F" style:family="table-column">
      <style:table-column-properties style:column-width="1.593cm"/>
    </style:style>
    <style:style style:name="Tableau123.G" style:family="table-column">
      <style:table-column-properties style:column-width="1.655cm"/>
    </style:style>
    <style:style style:name="Tableau123.1" style:family="table-row">
      <style:table-row-properties style:min-row-height="0.6cm" fo:keep-together="always"/>
    </style:style>
    <style:style style:name="Tableau12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23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23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23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23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23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23.A7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23.B7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23.G7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24" style:family="table">
      <style:table-properties style:width="16.24cm" table:align="center" style:writing-mode="lr-tb"/>
    </style:style>
    <style:style style:name="Tableau124.A" style:family="table-column">
      <style:table-column-properties style:column-width="2.439cm"/>
    </style:style>
    <style:style style:name="Tableau124.B" style:family="table-column">
      <style:table-column-properties style:column-width="2.143cm"/>
    </style:style>
    <style:style style:name="Tableau124.C" style:family="table-column">
      <style:table-column-properties style:column-width="2.205cm"/>
    </style:style>
    <style:style style:name="Tableau124.D" style:family="table-column">
      <style:table-column-properties style:column-width="2.445cm"/>
    </style:style>
    <style:style style:name="Tableau124.E" style:family="table-column">
      <style:table-column-properties style:column-width="2.448cm"/>
    </style:style>
    <style:style style:name="Tableau124.F" style:family="table-column">
      <style:table-column-properties style:column-width="2.237cm"/>
    </style:style>
    <style:style style:name="Tableau124.G" style:family="table-column">
      <style:table-column-properties style:column-width="2.323cm"/>
    </style:style>
    <style:style style:name="Tableau124.1" style:family="table-row">
      <style:table-row-properties style:min-row-height="0.6cm" fo:keep-together="always"/>
    </style:style>
    <style:style style:name="Tableau12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2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24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24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24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24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24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24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24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25" style:family="table">
      <style:table-properties style:width="16.24cm" table:align="center" style:writing-mode="lr-tb"/>
    </style:style>
    <style:style style:name="Tableau125.A" style:family="table-column">
      <style:table-column-properties style:column-width="5.466cm"/>
    </style:style>
    <style:style style:name="Tableau125.B" style:family="table-column">
      <style:table-column-properties style:column-width="1.674cm"/>
    </style:style>
    <style:style style:name="Tableau125.C" style:family="table-column">
      <style:table-column-properties style:column-width="1.718cm"/>
    </style:style>
    <style:style style:name="Tableau125.D" style:family="table-column">
      <style:table-column-properties style:column-width="1.91cm"/>
    </style:style>
    <style:style style:name="Tableau125.F" style:family="table-column">
      <style:table-column-properties style:column-width="1.748cm"/>
    </style:style>
    <style:style style:name="Tableau125.G" style:family="table-column">
      <style:table-column-properties style:column-width="1.813cm"/>
    </style:style>
    <style:style style:name="Tableau125.1" style:family="table-row">
      <style:table-row-properties style:min-row-height="0.6cm" fo:keep-together="always"/>
    </style:style>
    <style:style style:name="Tableau12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2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25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25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25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25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25.A8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25.B8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25.G8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26" style:family="table">
      <style:table-properties style:width="16.24cm" table:align="center" style:writing-mode="lr-tb"/>
    </style:style>
    <style:style style:name="Tableau126.A" style:family="table-column">
      <style:table-column-properties style:column-width="7.227cm"/>
    </style:style>
    <style:style style:name="Tableau126.B" style:family="table-column">
      <style:table-column-properties style:column-width="0.919cm"/>
    </style:style>
    <style:style style:name="Tableau126.C" style:family="table-column">
      <style:table-column-properties style:column-width="0.706cm"/>
    </style:style>
    <style:style style:name="Tableau126.D" style:family="table-column">
      <style:table-column-properties style:column-width="1.589cm"/>
    </style:style>
    <style:style style:name="Tableau126.E" style:family="table-column">
      <style:table-column-properties style:column-width="1.007cm"/>
    </style:style>
    <style:style style:name="Tableau126.F" style:family="table-column">
      <style:table-column-properties style:column-width="1.483cm"/>
    </style:style>
    <style:style style:name="Tableau126.G" style:family="table-column">
      <style:table-column-properties style:column-width="1.605cm"/>
    </style:style>
    <style:style style:name="Tableau126.H" style:family="table-column">
      <style:table-column-properties style:column-width="1.704cm"/>
    </style:style>
    <style:style style:name="Tableau126.1" style:family="table-row">
      <style:table-row-properties style:min-row-height="0.6cm" fo:keep-together="always"/>
    </style:style>
    <style:style style:name="Tableau12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26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26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26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26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26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26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26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27" style:family="table">
      <style:table-properties style:width="16.24cm" table:align="center" style:writing-mode="lr-tb"/>
    </style:style>
    <style:style style:name="Tableau127.A" style:family="table-column">
      <style:table-column-properties style:column-width="2.439cm"/>
    </style:style>
    <style:style style:name="Tableau127.B" style:family="table-column">
      <style:table-column-properties style:column-width="2.143cm"/>
    </style:style>
    <style:style style:name="Tableau127.C" style:family="table-column">
      <style:table-column-properties style:column-width="2.205cm"/>
    </style:style>
    <style:style style:name="Tableau127.D" style:family="table-column">
      <style:table-column-properties style:column-width="2.445cm"/>
    </style:style>
    <style:style style:name="Tableau127.E" style:family="table-column">
      <style:table-column-properties style:column-width="2.448cm"/>
    </style:style>
    <style:style style:name="Tableau127.F" style:family="table-column">
      <style:table-column-properties style:column-width="2.237cm"/>
    </style:style>
    <style:style style:name="Tableau127.G" style:family="table-column">
      <style:table-column-properties style:column-width="2.323cm"/>
    </style:style>
    <style:style style:name="Tableau127.1" style:family="table-row">
      <style:table-row-properties style:min-row-height="0.6cm" fo:keep-together="always"/>
    </style:style>
    <style:style style:name="Tableau12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2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27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27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27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27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27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27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27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28" style:family="table">
      <style:table-properties style:width="16.24cm" table:align="center" style:writing-mode="lr-tb"/>
    </style:style>
    <style:style style:name="Tableau128.A" style:family="table-column">
      <style:table-column-properties style:column-width="7.227cm"/>
    </style:style>
    <style:style style:name="Tableau128.B" style:family="table-column">
      <style:table-column-properties style:column-width="0.919cm"/>
    </style:style>
    <style:style style:name="Tableau128.C" style:family="table-column">
      <style:table-column-properties style:column-width="0.706cm"/>
    </style:style>
    <style:style style:name="Tableau128.D" style:family="table-column">
      <style:table-column-properties style:column-width="1.589cm"/>
    </style:style>
    <style:style style:name="Tableau128.E" style:family="table-column">
      <style:table-column-properties style:column-width="1.007cm"/>
    </style:style>
    <style:style style:name="Tableau128.F" style:family="table-column">
      <style:table-column-properties style:column-width="1.483cm"/>
    </style:style>
    <style:style style:name="Tableau128.G" style:family="table-column">
      <style:table-column-properties style:column-width="1.605cm"/>
    </style:style>
    <style:style style:name="Tableau128.H" style:family="table-column">
      <style:table-column-properties style:column-width="1.704cm"/>
    </style:style>
    <style:style style:name="Tableau128.1" style:family="table-row">
      <style:table-row-properties style:min-row-height="0.6cm" fo:keep-together="always"/>
    </style:style>
    <style:style style:name="Tableau12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28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28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28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28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28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28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28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29" style:family="table">
      <style:table-properties style:width="16.24cm" table:align="center" style:writing-mode="lr-tb"/>
    </style:style>
    <style:style style:name="Tableau129.A" style:family="table-column">
      <style:table-column-properties style:column-width="7.227cm"/>
    </style:style>
    <style:style style:name="Tableau129.B" style:family="table-column">
      <style:table-column-properties style:column-width="0.919cm"/>
    </style:style>
    <style:style style:name="Tableau129.C" style:family="table-column">
      <style:table-column-properties style:column-width="0.706cm"/>
    </style:style>
    <style:style style:name="Tableau129.D" style:family="table-column">
      <style:table-column-properties style:column-width="1.589cm"/>
    </style:style>
    <style:style style:name="Tableau129.E" style:family="table-column">
      <style:table-column-properties style:column-width="1.007cm"/>
    </style:style>
    <style:style style:name="Tableau129.F" style:family="table-column">
      <style:table-column-properties style:column-width="1.483cm"/>
    </style:style>
    <style:style style:name="Tableau129.G" style:family="table-column">
      <style:table-column-properties style:column-width="1.605cm"/>
    </style:style>
    <style:style style:name="Tableau129.H" style:family="table-column">
      <style:table-column-properties style:column-width="1.704cm"/>
    </style:style>
    <style:style style:name="Tableau129.1" style:family="table-row">
      <style:table-row-properties style:min-row-height="0.6cm" fo:keep-together="always"/>
    </style:style>
    <style:style style:name="Tableau12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29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29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29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29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29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29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29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30" style:family="table">
      <style:table-properties style:width="16.24cm" table:align="center" style:writing-mode="lr-tb"/>
    </style:style>
    <style:style style:name="Tableau130.A" style:family="table-column">
      <style:table-column-properties style:column-width="3.641cm"/>
    </style:style>
    <style:style style:name="Tableau130.B" style:family="table-column">
      <style:table-column-properties style:column-width="1.956cm"/>
    </style:style>
    <style:style style:name="Tableau130.C" style:family="table-column">
      <style:table-column-properties style:column-width="2.014cm"/>
    </style:style>
    <style:style style:name="Tableau130.D" style:family="table-column">
      <style:table-column-properties style:column-width="2.231cm"/>
    </style:style>
    <style:style style:name="Tableau130.E" style:family="table-column">
      <style:table-column-properties style:column-width="2.237cm"/>
    </style:style>
    <style:style style:name="Tableau130.F" style:family="table-column">
      <style:table-column-properties style:column-width="2.043cm"/>
    </style:style>
    <style:style style:name="Tableau130.G" style:family="table-column">
      <style:table-column-properties style:column-width="2.118cm"/>
    </style:style>
    <style:style style:name="Tableau130.1" style:family="table-row">
      <style:table-row-properties style:min-row-height="0.6cm" fo:keep-together="always"/>
    </style:style>
    <style:style style:name="Tableau13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3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30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30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30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30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30.A8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30.B8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30.G8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31" style:family="table">
      <style:table-properties style:width="16.24cm" table:align="center" style:writing-mode="lr-tb"/>
    </style:style>
    <style:style style:name="Tableau131.A" style:family="table-column">
      <style:table-column-properties style:column-width="7.19cm"/>
    </style:style>
    <style:style style:name="Tableau131.B" style:family="table-column">
      <style:table-column-properties style:column-width="0.919cm"/>
    </style:style>
    <style:style style:name="Tableau131.C" style:family="table-column">
      <style:table-column-properties style:column-width="0.743cm"/>
    </style:style>
    <style:style style:name="Tableau131.D" style:family="table-column">
      <style:table-column-properties style:column-width="1.589cm"/>
    </style:style>
    <style:style style:name="Tableau131.E" style:family="table-column">
      <style:table-column-properties style:column-width="1.007cm"/>
    </style:style>
    <style:style style:name="Tableau131.F" style:family="table-column">
      <style:table-column-properties style:column-width="1.483cm"/>
    </style:style>
    <style:style style:name="Tableau131.G" style:family="table-column">
      <style:table-column-properties style:column-width="1.605cm"/>
    </style:style>
    <style:style style:name="Tableau131.H" style:family="table-column">
      <style:table-column-properties style:column-width="1.704cm"/>
    </style:style>
    <style:style style:name="Tableau131.1" style:family="table-row">
      <style:table-row-properties style:min-row-height="0.6cm" fo:keep-together="always"/>
    </style:style>
    <style:style style:name="Tableau13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31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31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31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31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31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31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31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32" style:family="table">
      <style:table-properties style:width="16.24cm" table:align="center" style:writing-mode="lr-tb"/>
    </style:style>
    <style:style style:name="Tableau132.A" style:family="table-column">
      <style:table-column-properties style:column-width="4.667cm"/>
    </style:style>
    <style:style style:name="Tableau132.B" style:family="table-column">
      <style:table-column-properties style:column-width="1.796cm"/>
    </style:style>
    <style:style style:name="Tableau132.C" style:family="table-column">
      <style:table-column-properties style:column-width="1.849cm"/>
    </style:style>
    <style:style style:name="Tableau132.D" style:family="table-column">
      <style:table-column-properties style:column-width="2.05cm"/>
    </style:style>
    <style:style style:name="Tableau132.E" style:family="table-column">
      <style:table-column-properties style:column-width="2.053cm"/>
    </style:style>
    <style:style style:name="Tableau132.F" style:family="table-column">
      <style:table-column-properties style:column-width="1.877cm"/>
    </style:style>
    <style:style style:name="Tableau132.G" style:family="table-column">
      <style:table-column-properties style:column-width="1.949cm"/>
    </style:style>
    <style:style style:name="Tableau132.1" style:family="table-row">
      <style:table-row-properties style:min-row-height="0.6cm" fo:keep-together="always"/>
    </style:style>
    <style:style style:name="Tableau13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3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32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32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32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32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32.A8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32.B8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32.G8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33" style:family="table">
      <style:table-properties style:width="16.24cm" table:align="center" style:writing-mode="lr-tb"/>
    </style:style>
    <style:style style:name="Tableau133.A" style:family="table-column">
      <style:table-column-properties style:column-width="7.19cm"/>
    </style:style>
    <style:style style:name="Tableau133.B" style:family="table-column">
      <style:table-column-properties style:column-width="0.919cm"/>
    </style:style>
    <style:style style:name="Tableau133.C" style:family="table-column">
      <style:table-column-properties style:column-width="0.743cm"/>
    </style:style>
    <style:style style:name="Tableau133.D" style:family="table-column">
      <style:table-column-properties style:column-width="1.589cm"/>
    </style:style>
    <style:style style:name="Tableau133.E" style:family="table-column">
      <style:table-column-properties style:column-width="1.007cm"/>
    </style:style>
    <style:style style:name="Tableau133.F" style:family="table-column">
      <style:table-column-properties style:column-width="1.483cm"/>
    </style:style>
    <style:style style:name="Tableau133.G" style:family="table-column">
      <style:table-column-properties style:column-width="1.605cm"/>
    </style:style>
    <style:style style:name="Tableau133.H" style:family="table-column">
      <style:table-column-properties style:column-width="1.704cm"/>
    </style:style>
    <style:style style:name="Tableau133.1" style:family="table-row">
      <style:table-row-properties style:min-row-height="0.6cm" fo:keep-together="always"/>
    </style:style>
    <style:style style:name="Tableau13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33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33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33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33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33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33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33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34" style:family="table">
      <style:table-properties style:width="16.24cm" table:align="center" style:writing-mode="lr-tb"/>
    </style:style>
    <style:style style:name="Tableau134.A" style:family="table-column">
      <style:table-column-properties style:column-width="7.366cm"/>
    </style:style>
    <style:style style:name="Tableau134.B" style:family="table-column">
      <style:table-column-properties style:column-width="0.743cm"/>
    </style:style>
    <style:style style:name="Tableau134.D" style:family="table-column">
      <style:table-column-properties style:column-width="1.589cm"/>
    </style:style>
    <style:style style:name="Tableau134.E" style:family="table-column">
      <style:table-column-properties style:column-width="1.007cm"/>
    </style:style>
    <style:style style:name="Tableau134.F" style:family="table-column">
      <style:table-column-properties style:column-width="1.483cm"/>
    </style:style>
    <style:style style:name="Tableau134.G" style:family="table-column">
      <style:table-column-properties style:column-width="1.605cm"/>
    </style:style>
    <style:style style:name="Tableau134.H" style:family="table-column">
      <style:table-column-properties style:column-width="1.704cm"/>
    </style:style>
    <style:style style:name="Tableau134.1" style:family="table-row">
      <style:table-row-properties style:min-row-height="0.6cm" fo:keep-together="always"/>
    </style:style>
    <style:style style:name="Tableau13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34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34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34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34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34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34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34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35" style:family="table">
      <style:table-properties style:width="16.24cm" table:align="center" style:writing-mode="lr-tb"/>
    </style:style>
    <style:style style:name="Tableau135.A" style:family="table-column">
      <style:table-column-properties style:column-width="7.366cm"/>
    </style:style>
    <style:style style:name="Tableau135.B" style:family="table-column">
      <style:table-column-properties style:column-width="0.743cm"/>
    </style:style>
    <style:style style:name="Tableau135.D" style:family="table-column">
      <style:table-column-properties style:column-width="1.589cm"/>
    </style:style>
    <style:style style:name="Tableau135.E" style:family="table-column">
      <style:table-column-properties style:column-width="1.007cm"/>
    </style:style>
    <style:style style:name="Tableau135.F" style:family="table-column">
      <style:table-column-properties style:column-width="1.483cm"/>
    </style:style>
    <style:style style:name="Tableau135.G" style:family="table-column">
      <style:table-column-properties style:column-width="1.605cm"/>
    </style:style>
    <style:style style:name="Tableau135.H" style:family="table-column">
      <style:table-column-properties style:column-width="1.704cm"/>
    </style:style>
    <style:style style:name="Tableau135.1" style:family="table-row">
      <style:table-row-properties style:min-row-height="0.6cm" fo:keep-together="always"/>
    </style:style>
    <style:style style:name="Tableau13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35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35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35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35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35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35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35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36" style:family="table">
      <style:table-properties style:width="16.24cm" table:align="center" style:writing-mode="lr-tb"/>
    </style:style>
    <style:style style:name="Tableau136.A" style:family="table-column">
      <style:table-column-properties style:column-width="6.777cm"/>
    </style:style>
    <style:style style:name="Tableau136.B" style:family="table-column">
      <style:table-column-properties style:column-width="1.469cm"/>
    </style:style>
    <style:style style:name="Tableau136.C" style:family="table-column">
      <style:table-column-properties style:column-width="1.512cm"/>
    </style:style>
    <style:style style:name="Tableau136.D" style:family="table-column">
      <style:table-column-properties style:column-width="1.676cm"/>
    </style:style>
    <style:style style:name="Tableau136.F" style:family="table-column">
      <style:table-column-properties style:column-width="1.535cm"/>
    </style:style>
    <style:style style:name="Tableau136.G" style:family="table-column">
      <style:table-column-properties style:column-width="1.596cm"/>
    </style:style>
    <style:style style:name="Tableau136.1" style:family="table-row">
      <style:table-row-properties style:min-row-height="0.6cm" fo:keep-together="always"/>
    </style:style>
    <style:style style:name="Tableau13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3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36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36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36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36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36.A8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36.B8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36.G8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37" style:family="table">
      <style:table-properties style:width="16.24cm" table:align="center" style:writing-mode="lr-tb"/>
    </style:style>
    <style:style style:name="Tableau137.A" style:family="table-column">
      <style:table-column-properties style:column-width="2.439cm"/>
    </style:style>
    <style:style style:name="Tableau137.B" style:family="table-column">
      <style:table-column-properties style:column-width="2.143cm"/>
    </style:style>
    <style:style style:name="Tableau137.C" style:family="table-column">
      <style:table-column-properties style:column-width="2.205cm"/>
    </style:style>
    <style:style style:name="Tableau137.D" style:family="table-column">
      <style:table-column-properties style:column-width="2.445cm"/>
    </style:style>
    <style:style style:name="Tableau137.E" style:family="table-column">
      <style:table-column-properties style:column-width="2.448cm"/>
    </style:style>
    <style:style style:name="Tableau137.F" style:family="table-column">
      <style:table-column-properties style:column-width="2.237cm"/>
    </style:style>
    <style:style style:name="Tableau137.G" style:family="table-column">
      <style:table-column-properties style:column-width="2.323cm"/>
    </style:style>
    <style:style style:name="Tableau137.1" style:family="table-row">
      <style:table-row-properties style:min-row-height="0.6cm" fo:keep-together="always"/>
    </style:style>
    <style:style style:name="Tableau13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3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37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37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37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37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37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37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37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38" style:family="table">
      <style:table-properties style:width="16.284cm" table:align="center" style:writing-mode="lr-tb"/>
    </style:style>
    <style:style style:name="Tableau138.A" style:family="table-column">
      <style:table-column-properties style:column-width="2.399cm"/>
    </style:style>
    <style:style style:name="Tableau138.B" style:family="table-column">
      <style:table-column-properties style:column-width="2.277cm"/>
    </style:style>
    <style:style style:name="Tableau138.C" style:family="table-column">
      <style:table-column-properties style:column-width="2.482cm"/>
    </style:style>
    <style:style style:name="Tableau138.D" style:family="table-column">
      <style:table-column-properties style:column-width="1.864cm"/>
    </style:style>
    <style:style style:name="Tableau138.E" style:family="table-column">
      <style:table-column-properties style:column-width="2.485cm"/>
    </style:style>
    <style:style style:name="Tableau138.G" style:family="table-column">
      <style:table-column-properties style:column-width="2.499cm"/>
    </style:style>
    <style:style style:name="Tableau138.1" style:family="table-row">
      <style:table-row-properties style:min-row-height="0.353cm" fo:keep-together="auto"/>
    </style:style>
    <style:style style:name="Tableau138.A1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leau138.F1" style:family="table-cell">
      <style:table-cell-properties style:vertical-align="middle" fo:padding="0.132cm" fo:border="0.5pt solid #000000" style:writing-mode="lr-tb"/>
    </style:style>
    <style:style style:name="Tableau138.2" style:family="table-row">
      <style:table-row-properties style:min-row-height="0.212cm" fo:keep-together="auto"/>
    </style:style>
    <style:style style:name="Tableau138.3" style:family="table-row">
      <style:table-row-properties style:min-row-height="0.046cm" fo:keep-together="auto"/>
    </style:style>
    <style:style style:name="Tableau138.4" style:family="table-row">
      <style:table-row-properties style:min-row-height="0.155cm" fo:keep-together="auto"/>
    </style:style>
    <style:style style:name="Tableau138.5" style:family="table-row">
      <style:table-row-properties style:min-row-height="0.044cm" fo:keep-together="auto"/>
    </style:style>
    <style:style style:name="Tableau139" style:family="table">
      <style:table-properties style:width="16.24cm" table:align="center" style:writing-mode="lr-tb"/>
    </style:style>
    <style:style style:name="Tableau139.A" style:family="table-column">
      <style:table-column-properties style:column-width="2.439cm"/>
    </style:style>
    <style:style style:name="Tableau139.B" style:family="table-column">
      <style:table-column-properties style:column-width="2.143cm"/>
    </style:style>
    <style:style style:name="Tableau139.C" style:family="table-column">
      <style:table-column-properties style:column-width="2.205cm"/>
    </style:style>
    <style:style style:name="Tableau139.D" style:family="table-column">
      <style:table-column-properties style:column-width="2.445cm"/>
    </style:style>
    <style:style style:name="Tableau139.E" style:family="table-column">
      <style:table-column-properties style:column-width="2.448cm"/>
    </style:style>
    <style:style style:name="Tableau139.F" style:family="table-column">
      <style:table-column-properties style:column-width="2.237cm"/>
    </style:style>
    <style:style style:name="Tableau139.G" style:family="table-column">
      <style:table-column-properties style:column-width="2.323cm"/>
    </style:style>
    <style:style style:name="Tableau139.1" style:family="table-row">
      <style:table-row-properties style:min-row-height="0.6cm" fo:keep-together="always"/>
    </style:style>
    <style:style style:name="Tableau13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39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39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39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39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39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39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39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39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40" style:family="table">
      <style:table-properties style:width="16.24cm" table:align="center" style:writing-mode="lr-tb"/>
    </style:style>
    <style:style style:name="Tableau140.A" style:family="table-column">
      <style:table-column-properties style:column-width="2.439cm"/>
    </style:style>
    <style:style style:name="Tableau140.B" style:family="table-column">
      <style:table-column-properties style:column-width="2.143cm"/>
    </style:style>
    <style:style style:name="Tableau140.C" style:family="table-column">
      <style:table-column-properties style:column-width="2.205cm"/>
    </style:style>
    <style:style style:name="Tableau140.D" style:family="table-column">
      <style:table-column-properties style:column-width="2.445cm"/>
    </style:style>
    <style:style style:name="Tableau140.E" style:family="table-column">
      <style:table-column-properties style:column-width="2.448cm"/>
    </style:style>
    <style:style style:name="Tableau140.F" style:family="table-column">
      <style:table-column-properties style:column-width="2.237cm"/>
    </style:style>
    <style:style style:name="Tableau140.G" style:family="table-column">
      <style:table-column-properties style:column-width="2.323cm"/>
    </style:style>
    <style:style style:name="Tableau140.1" style:family="table-row">
      <style:table-row-properties style:min-row-height="0.6cm" fo:keep-together="always"/>
    </style:style>
    <style:style style:name="Tableau14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4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40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40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40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40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40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40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40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41" style:family="table">
      <style:table-properties style:width="16.24cm" table:align="center" style:writing-mode="lr-tb"/>
    </style:style>
    <style:style style:name="Tableau141.A" style:family="table-column">
      <style:table-column-properties style:column-width="2.439cm"/>
    </style:style>
    <style:style style:name="Tableau141.B" style:family="table-column">
      <style:table-column-properties style:column-width="2.143cm"/>
    </style:style>
    <style:style style:name="Tableau141.C" style:family="table-column">
      <style:table-column-properties style:column-width="2.205cm"/>
    </style:style>
    <style:style style:name="Tableau141.D" style:family="table-column">
      <style:table-column-properties style:column-width="2.445cm"/>
    </style:style>
    <style:style style:name="Tableau141.E" style:family="table-column">
      <style:table-column-properties style:column-width="2.448cm"/>
    </style:style>
    <style:style style:name="Tableau141.F" style:family="table-column">
      <style:table-column-properties style:column-width="2.237cm"/>
    </style:style>
    <style:style style:name="Tableau141.G" style:family="table-column">
      <style:table-column-properties style:column-width="2.323cm"/>
    </style:style>
    <style:style style:name="Tableau141.1" style:family="table-row">
      <style:table-row-properties style:min-row-height="0.6cm" fo:keep-together="always"/>
    </style:style>
    <style:style style:name="Tableau14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41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41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41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41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41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41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41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41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42" style:family="table">
      <style:table-properties style:width="16.24cm" table:align="center" style:writing-mode="lr-tb"/>
    </style:style>
    <style:style style:name="Tableau142.A" style:family="table-column">
      <style:table-column-properties style:column-width="2.439cm"/>
    </style:style>
    <style:style style:name="Tableau142.B" style:family="table-column">
      <style:table-column-properties style:column-width="2.143cm"/>
    </style:style>
    <style:style style:name="Tableau142.C" style:family="table-column">
      <style:table-column-properties style:column-width="2.205cm"/>
    </style:style>
    <style:style style:name="Tableau142.D" style:family="table-column">
      <style:table-column-properties style:column-width="2.445cm"/>
    </style:style>
    <style:style style:name="Tableau142.E" style:family="table-column">
      <style:table-column-properties style:column-width="2.448cm"/>
    </style:style>
    <style:style style:name="Tableau142.F" style:family="table-column">
      <style:table-column-properties style:column-width="2.237cm"/>
    </style:style>
    <style:style style:name="Tableau142.G" style:family="table-column">
      <style:table-column-properties style:column-width="2.323cm"/>
    </style:style>
    <style:style style:name="Tableau142.1" style:family="table-row">
      <style:table-row-properties style:min-row-height="0.6cm" fo:keep-together="always"/>
    </style:style>
    <style:style style:name="Tableau14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4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42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42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42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42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42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42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42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43" style:family="table">
      <style:table-properties style:width="16.24cm" table:align="center" style:writing-mode="lr-tb"/>
    </style:style>
    <style:style style:name="Tableau143.A" style:family="table-column">
      <style:table-column-properties style:column-width="2.439cm"/>
    </style:style>
    <style:style style:name="Tableau143.B" style:family="table-column">
      <style:table-column-properties style:column-width="2.143cm"/>
    </style:style>
    <style:style style:name="Tableau143.C" style:family="table-column">
      <style:table-column-properties style:column-width="2.205cm"/>
    </style:style>
    <style:style style:name="Tableau143.D" style:family="table-column">
      <style:table-column-properties style:column-width="2.445cm"/>
    </style:style>
    <style:style style:name="Tableau143.E" style:family="table-column">
      <style:table-column-properties style:column-width="2.448cm"/>
    </style:style>
    <style:style style:name="Tableau143.F" style:family="table-column">
      <style:table-column-properties style:column-width="2.237cm"/>
    </style:style>
    <style:style style:name="Tableau143.G" style:family="table-column">
      <style:table-column-properties style:column-width="2.323cm"/>
    </style:style>
    <style:style style:name="Tableau143.1" style:family="table-row">
      <style:table-row-properties style:min-row-height="0.6cm" fo:keep-together="always"/>
    </style:style>
    <style:style style:name="Tableau14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43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43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43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43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43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43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43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43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44" style:family="table">
      <style:table-properties style:width="16.24cm" table:align="center" style:writing-mode="lr-tb"/>
    </style:style>
    <style:style style:name="Tableau144.A" style:family="table-column">
      <style:table-column-properties style:column-width="2.439cm"/>
    </style:style>
    <style:style style:name="Tableau144.B" style:family="table-column">
      <style:table-column-properties style:column-width="2.143cm"/>
    </style:style>
    <style:style style:name="Tableau144.C" style:family="table-column">
      <style:table-column-properties style:column-width="2.205cm"/>
    </style:style>
    <style:style style:name="Tableau144.D" style:family="table-column">
      <style:table-column-properties style:column-width="2.445cm"/>
    </style:style>
    <style:style style:name="Tableau144.E" style:family="table-column">
      <style:table-column-properties style:column-width="2.448cm"/>
    </style:style>
    <style:style style:name="Tableau144.F" style:family="table-column">
      <style:table-column-properties style:column-width="2.237cm"/>
    </style:style>
    <style:style style:name="Tableau144.G" style:family="table-column">
      <style:table-column-properties style:column-width="2.323cm"/>
    </style:style>
    <style:style style:name="Tableau144.1" style:family="table-row">
      <style:table-row-properties style:min-row-height="0.6cm" fo:keep-together="always"/>
    </style:style>
    <style:style style:name="Tableau14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4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44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44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44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44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44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44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44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45" style:family="table">
      <style:table-properties style:width="16.24cm" table:align="center" style:writing-mode="lr-tb"/>
    </style:style>
    <style:style style:name="Tableau145.A" style:family="table-column">
      <style:table-column-properties style:column-width="2.439cm"/>
    </style:style>
    <style:style style:name="Tableau145.B" style:family="table-column">
      <style:table-column-properties style:column-width="2.143cm"/>
    </style:style>
    <style:style style:name="Tableau145.C" style:family="table-column">
      <style:table-column-properties style:column-width="2.205cm"/>
    </style:style>
    <style:style style:name="Tableau145.D" style:family="table-column">
      <style:table-column-properties style:column-width="2.445cm"/>
    </style:style>
    <style:style style:name="Tableau145.E" style:family="table-column">
      <style:table-column-properties style:column-width="2.448cm"/>
    </style:style>
    <style:style style:name="Tableau145.F" style:family="table-column">
      <style:table-column-properties style:column-width="2.237cm"/>
    </style:style>
    <style:style style:name="Tableau145.G" style:family="table-column">
      <style:table-column-properties style:column-width="2.323cm"/>
    </style:style>
    <style:style style:name="Tableau145.1" style:family="table-row">
      <style:table-row-properties style:min-row-height="0.6cm" fo:keep-together="always"/>
    </style:style>
    <style:style style:name="Tableau14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4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45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45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45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45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45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45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45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46" style:family="table">
      <style:table-properties style:width="16.24cm" table:align="center" style:writing-mode="lr-tb"/>
    </style:style>
    <style:style style:name="Tableau146.A" style:family="table-column">
      <style:table-column-properties style:column-width="2.439cm"/>
    </style:style>
    <style:style style:name="Tableau146.B" style:family="table-column">
      <style:table-column-properties style:column-width="2.143cm"/>
    </style:style>
    <style:style style:name="Tableau146.C" style:family="table-column">
      <style:table-column-properties style:column-width="2.205cm"/>
    </style:style>
    <style:style style:name="Tableau146.D" style:family="table-column">
      <style:table-column-properties style:column-width="2.445cm"/>
    </style:style>
    <style:style style:name="Tableau146.E" style:family="table-column">
      <style:table-column-properties style:column-width="2.448cm"/>
    </style:style>
    <style:style style:name="Tableau146.F" style:family="table-column">
      <style:table-column-properties style:column-width="2.237cm"/>
    </style:style>
    <style:style style:name="Tableau146.G" style:family="table-column">
      <style:table-column-properties style:column-width="2.323cm"/>
    </style:style>
    <style:style style:name="Tableau146.1" style:family="table-row">
      <style:table-row-properties style:min-row-height="0.6cm" fo:keep-together="always"/>
    </style:style>
    <style:style style:name="Tableau14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4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46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46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46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46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46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46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46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47" style:family="table">
      <style:table-properties style:width="16.24cm" table:align="center" style:writing-mode="lr-tb"/>
    </style:style>
    <style:style style:name="Tableau147.A" style:family="table-column">
      <style:table-column-properties style:column-width="2.439cm"/>
    </style:style>
    <style:style style:name="Tableau147.B" style:family="table-column">
      <style:table-column-properties style:column-width="2.143cm"/>
    </style:style>
    <style:style style:name="Tableau147.C" style:family="table-column">
      <style:table-column-properties style:column-width="2.205cm"/>
    </style:style>
    <style:style style:name="Tableau147.D" style:family="table-column">
      <style:table-column-properties style:column-width="2.445cm"/>
    </style:style>
    <style:style style:name="Tableau147.E" style:family="table-column">
      <style:table-column-properties style:column-width="2.448cm"/>
    </style:style>
    <style:style style:name="Tableau147.F" style:family="table-column">
      <style:table-column-properties style:column-width="2.237cm"/>
    </style:style>
    <style:style style:name="Tableau147.G" style:family="table-column">
      <style:table-column-properties style:column-width="2.323cm"/>
    </style:style>
    <style:style style:name="Tableau147.1" style:family="table-row">
      <style:table-row-properties style:min-row-height="0.6cm" fo:keep-together="always"/>
    </style:style>
    <style:style style:name="Tableau14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4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47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47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47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47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47.A7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47.B7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47.G7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48" style:family="table">
      <style:table-properties style:width="16.24cm" table:align="center" style:writing-mode="lr-tb"/>
    </style:style>
    <style:style style:name="Tableau148.A" style:family="table-column">
      <style:table-column-properties style:column-width="5.898cm"/>
    </style:style>
    <style:style style:name="Tableau148.B" style:family="table-column">
      <style:table-column-properties style:column-width="1.605cm"/>
    </style:style>
    <style:style style:name="Tableau148.C" style:family="table-column">
      <style:table-column-properties style:column-width="1.651cm"/>
    </style:style>
    <style:style style:name="Tableau148.D" style:family="table-column">
      <style:table-column-properties style:column-width="1.833cm"/>
    </style:style>
    <style:style style:name="Tableau148.F" style:family="table-column">
      <style:table-column-properties style:column-width="1.676cm"/>
    </style:style>
    <style:style style:name="Tableau148.G" style:family="table-column">
      <style:table-column-properties style:column-width="1.744cm"/>
    </style:style>
    <style:style style:name="Tableau148.1" style:family="table-row">
      <style:table-row-properties style:min-row-height="0.6cm" fo:keep-together="always"/>
    </style:style>
    <style:style style:name="Tableau14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4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48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48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48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48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48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48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48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49" style:family="table">
      <style:table-properties style:width="16.24cm" table:align="center" style:writing-mode="lr-tb"/>
    </style:style>
    <style:style style:name="Tableau149.A" style:family="table-column">
      <style:table-column-properties style:column-width="2.439cm"/>
    </style:style>
    <style:style style:name="Tableau149.B" style:family="table-column">
      <style:table-column-properties style:column-width="2.143cm"/>
    </style:style>
    <style:style style:name="Tableau149.C" style:family="table-column">
      <style:table-column-properties style:column-width="2.205cm"/>
    </style:style>
    <style:style style:name="Tableau149.D" style:family="table-column">
      <style:table-column-properties style:column-width="2.445cm"/>
    </style:style>
    <style:style style:name="Tableau149.E" style:family="table-column">
      <style:table-column-properties style:column-width="2.448cm"/>
    </style:style>
    <style:style style:name="Tableau149.F" style:family="table-column">
      <style:table-column-properties style:column-width="2.237cm"/>
    </style:style>
    <style:style style:name="Tableau149.G" style:family="table-column">
      <style:table-column-properties style:column-width="2.323cm"/>
    </style:style>
    <style:style style:name="Tableau149.1" style:family="table-row">
      <style:table-row-properties style:min-row-height="0.6cm" fo:keep-together="always"/>
    </style:style>
    <style:style style:name="Tableau14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49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49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49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49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49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49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49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49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50" style:family="table">
      <style:table-properties style:width="16.134cm" table:align="center" style:writing-mode="lr-tb"/>
    </style:style>
    <style:style style:name="Tableau150.A" style:family="table-column">
      <style:table-column-properties style:column-width="5.824cm"/>
    </style:style>
    <style:style style:name="Tableau150.B" style:family="table-column">
      <style:table-column-properties style:column-width="1.986cm"/>
    </style:style>
    <style:style style:name="Tableau150.C" style:family="table-column">
      <style:table-column-properties style:column-width="1.75cm"/>
    </style:style>
    <style:style style:name="Tableau150.D" style:family="table-column">
      <style:table-column-properties style:column-width="2.002cm"/>
    </style:style>
    <style:style style:name="Tableau150.E" style:family="table-column">
      <style:table-column-properties style:column-width="1.998cm"/>
    </style:style>
    <style:style style:name="Tableau150.F" style:family="table-column">
      <style:table-column-properties style:column-width="2.574cm"/>
    </style:style>
    <style:style style:name="Tableau150.1" style:family="table-row">
      <style:table-row-properties style:min-row-height="0.6cm" fo:keep-together="always"/>
    </style:style>
    <style:style style:name="Tableau150.A1" style:family="table-cell">
      <style:table-cell-properties style:vertical-align="middle" fo:padding-left="0.106cm" fo:padding-right="0.106cm" fo:padding-top="0cm" fo:padding-bottom="0cm" fo:border-left="0.5pt solid #000000" fo:border-right="none" fo:border-top="0.5pt solid #000000" fo:border-bottom="0.5pt solid #000000" style:writing-mode="lr-tb"/>
    </style:style>
    <style:style style:name="Tableau150.B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50.F1" style:family="table-cell">
      <style:table-cell-properties style:vertical-align="middle" fo:padding="0cm" fo:border="0.5pt solid #000000" style:writing-mode="lr-tb"/>
    </style:style>
    <style:style style:name="Tableau151" style:family="table">
      <style:table-properties style:width="16.24cm" table:align="center" style:writing-mode="lr-tb"/>
    </style:style>
    <style:style style:name="Tableau151.A" style:family="table-column">
      <style:table-column-properties style:column-width="2.439cm"/>
    </style:style>
    <style:style style:name="Tableau151.B" style:family="table-column">
      <style:table-column-properties style:column-width="2.143cm"/>
    </style:style>
    <style:style style:name="Tableau151.C" style:family="table-column">
      <style:table-column-properties style:column-width="2.205cm"/>
    </style:style>
    <style:style style:name="Tableau151.D" style:family="table-column">
      <style:table-column-properties style:column-width="2.445cm"/>
    </style:style>
    <style:style style:name="Tableau151.E" style:family="table-column">
      <style:table-column-properties style:column-width="2.448cm"/>
    </style:style>
    <style:style style:name="Tableau151.F" style:family="table-column">
      <style:table-column-properties style:column-width="2.237cm"/>
    </style:style>
    <style:style style:name="Tableau151.G" style:family="table-column">
      <style:table-column-properties style:column-width="2.323cm"/>
    </style:style>
    <style:style style:name="Tableau151.1" style:family="table-row">
      <style:table-row-properties style:min-row-height="0.6cm" fo:keep-together="always"/>
    </style:style>
    <style:style style:name="Tableau15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51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51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51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51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51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51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51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51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52" style:family="table">
      <style:table-properties style:width="16.134cm" table:align="center" style:writing-mode="lr-tb"/>
    </style:style>
    <style:style style:name="Tableau152.A" style:family="table-column">
      <style:table-column-properties style:column-width="5.824cm"/>
    </style:style>
    <style:style style:name="Tableau152.B" style:family="table-column">
      <style:table-column-properties style:column-width="1.986cm"/>
    </style:style>
    <style:style style:name="Tableau152.C" style:family="table-column">
      <style:table-column-properties style:column-width="1.75cm"/>
    </style:style>
    <style:style style:name="Tableau152.D" style:family="table-column">
      <style:table-column-properties style:column-width="2.002cm"/>
    </style:style>
    <style:style style:name="Tableau152.E" style:family="table-column">
      <style:table-column-properties style:column-width="1.998cm"/>
    </style:style>
    <style:style style:name="Tableau152.F" style:family="table-column">
      <style:table-column-properties style:column-width="2.574cm"/>
    </style:style>
    <style:style style:name="Tableau152.1" style:family="table-row">
      <style:table-row-properties style:min-row-height="0.6cm" fo:keep-together="always"/>
    </style:style>
    <style:style style:name="Tableau152.A1" style:family="table-cell">
      <style:table-cell-properties style:vertical-align="middle" fo:padding-left="0.106cm" fo:padding-right="0.106cm" fo:padding-top="0cm" fo:padding-bottom="0cm" fo:border-left="0.5pt solid #000000" fo:border-right="none" fo:border-top="0.5pt solid #000000" fo:border-bottom="0.5pt solid #000000" style:writing-mode="lr-tb"/>
    </style:style>
    <style:style style:name="Tableau152.B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52.F1" style:family="table-cell">
      <style:table-cell-properties style:vertical-align="middle" fo:padding="0cm" fo:border="0.5pt solid #000000" style:writing-mode="lr-tb"/>
    </style:style>
    <style:style style:name="Tableau153" style:family="table">
      <style:table-properties style:width="16.24cm" table:align="center" style:writing-mode="lr-tb"/>
    </style:style>
    <style:style style:name="Tableau153.A" style:family="table-column">
      <style:table-column-properties style:column-width="6.304cm"/>
    </style:style>
    <style:style style:name="Tableau153.B" style:family="table-column">
      <style:table-column-properties style:column-width="1.543cm"/>
    </style:style>
    <style:style style:name="Tableau153.C" style:family="table-column">
      <style:table-column-properties style:column-width="1.586cm"/>
    </style:style>
    <style:style style:name="Tableau153.D" style:family="table-column">
      <style:table-column-properties style:column-width="1.76cm"/>
    </style:style>
    <style:style style:name="Tableau153.F" style:family="table-column">
      <style:table-column-properties style:column-width="1.612cm"/>
    </style:style>
    <style:style style:name="Tableau153.G" style:family="table-column">
      <style:table-column-properties style:column-width="1.674cm"/>
    </style:style>
    <style:style style:name="Tableau153.1" style:family="table-row">
      <style:table-row-properties style:min-row-height="0.6cm" fo:keep-together="always"/>
    </style:style>
    <style:style style:name="Tableau15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53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53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53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53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53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53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53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53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54" style:family="table">
      <style:table-properties style:width="16.24cm" table:align="center" style:writing-mode="lr-tb"/>
    </style:style>
    <style:style style:name="Tableau154.A" style:family="table-column">
      <style:table-column-properties style:column-width="2.439cm"/>
    </style:style>
    <style:style style:name="Tableau154.B" style:family="table-column">
      <style:table-column-properties style:column-width="2.143cm"/>
    </style:style>
    <style:style style:name="Tableau154.C" style:family="table-column">
      <style:table-column-properties style:column-width="2.205cm"/>
    </style:style>
    <style:style style:name="Tableau154.D" style:family="table-column">
      <style:table-column-properties style:column-width="2.445cm"/>
    </style:style>
    <style:style style:name="Tableau154.E" style:family="table-column">
      <style:table-column-properties style:column-width="2.448cm"/>
    </style:style>
    <style:style style:name="Tableau154.F" style:family="table-column">
      <style:table-column-properties style:column-width="2.237cm"/>
    </style:style>
    <style:style style:name="Tableau154.G" style:family="table-column">
      <style:table-column-properties style:column-width="2.323cm"/>
    </style:style>
    <style:style style:name="Tableau154.1" style:family="table-row">
      <style:table-row-properties style:min-row-height="0.6cm" fo:keep-together="always"/>
    </style:style>
    <style:style style:name="Tableau154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54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54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54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54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54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54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54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54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55" style:family="table">
      <style:table-properties style:width="16.24cm" table:align="center" style:writing-mode="lr-tb"/>
    </style:style>
    <style:style style:name="Tableau155.A" style:family="table-column">
      <style:table-column-properties style:column-width="7.401cm"/>
    </style:style>
    <style:style style:name="Tableau155.B" style:family="table-column">
      <style:table-column-properties style:column-width="0.743cm"/>
    </style:style>
    <style:style style:name="Tableau155.C" style:family="table-column">
      <style:table-column-properties style:column-width="0.706cm"/>
    </style:style>
    <style:style style:name="Tableau155.D" style:family="table-column">
      <style:table-column-properties style:column-width="1.589cm"/>
    </style:style>
    <style:style style:name="Tableau155.E" style:family="table-column">
      <style:table-column-properties style:column-width="1.009cm"/>
    </style:style>
    <style:style style:name="Tableau155.F" style:family="table-column">
      <style:table-column-properties style:column-width="1.483cm"/>
    </style:style>
    <style:style style:name="Tableau155.G" style:family="table-column">
      <style:table-column-properties style:column-width="1.605cm"/>
    </style:style>
    <style:style style:name="Tableau155.H" style:family="table-column">
      <style:table-column-properties style:column-width="1.704cm"/>
    </style:style>
    <style:style style:name="Tableau155.1" style:family="table-row">
      <style:table-row-properties style:min-row-height="0.6cm" fo:keep-together="always"/>
    </style:style>
    <style:style style:name="Tableau15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55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55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55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55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55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55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55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56" style:family="table">
      <style:table-properties style:width="16.134cm" table:align="center" style:writing-mode="lr-tb"/>
    </style:style>
    <style:style style:name="Tableau156.A" style:family="table-column">
      <style:table-column-properties style:column-width="5.824cm"/>
    </style:style>
    <style:style style:name="Tableau156.B" style:family="table-column">
      <style:table-column-properties style:column-width="1.986cm"/>
    </style:style>
    <style:style style:name="Tableau156.C" style:family="table-column">
      <style:table-column-properties style:column-width="1.75cm"/>
    </style:style>
    <style:style style:name="Tableau156.D" style:family="table-column">
      <style:table-column-properties style:column-width="2.002cm"/>
    </style:style>
    <style:style style:name="Tableau156.E" style:family="table-column">
      <style:table-column-properties style:column-width="1.998cm"/>
    </style:style>
    <style:style style:name="Tableau156.F" style:family="table-column">
      <style:table-column-properties style:column-width="2.574cm"/>
    </style:style>
    <style:style style:name="Tableau156.1" style:family="table-row">
      <style:table-row-properties style:min-row-height="0.6cm" fo:keep-together="always"/>
    </style:style>
    <style:style style:name="Tableau156.A1" style:family="table-cell">
      <style:table-cell-properties style:vertical-align="middle" fo:padding-left="0.106cm" fo:padding-right="0.106cm" fo:padding-top="0cm" fo:padding-bottom="0cm" fo:border-left="0.5pt solid #000000" fo:border-right="none" fo:border-top="0.5pt solid #000000" fo:border-bottom="0.5pt solid #000000" style:writing-mode="lr-tb"/>
    </style:style>
    <style:style style:name="Tableau156.B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56.F1" style:family="table-cell">
      <style:table-cell-properties style:vertical-align="middle" fo:padding="0cm" fo:border="0.5pt solid #000000" style:writing-mode="lr-tb"/>
    </style:style>
    <style:style style:name="Tableau157" style:family="table">
      <style:table-properties style:width="16.24cm" table:align="center" style:writing-mode="lr-tb"/>
    </style:style>
    <style:style style:name="Tableau157.A" style:family="table-column">
      <style:table-column-properties style:column-width="2.439cm"/>
    </style:style>
    <style:style style:name="Tableau157.B" style:family="table-column">
      <style:table-column-properties style:column-width="2.143cm"/>
    </style:style>
    <style:style style:name="Tableau157.C" style:family="table-column">
      <style:table-column-properties style:column-width="2.205cm"/>
    </style:style>
    <style:style style:name="Tableau157.D" style:family="table-column">
      <style:table-column-properties style:column-width="2.445cm"/>
    </style:style>
    <style:style style:name="Tableau157.E" style:family="table-column">
      <style:table-column-properties style:column-width="2.448cm"/>
    </style:style>
    <style:style style:name="Tableau157.F" style:family="table-column">
      <style:table-column-properties style:column-width="2.237cm"/>
    </style:style>
    <style:style style:name="Tableau157.G" style:family="table-column">
      <style:table-column-properties style:column-width="2.323cm"/>
    </style:style>
    <style:style style:name="Tableau157.1" style:family="table-row">
      <style:table-row-properties style:min-row-height="0.6cm" fo:keep-together="always"/>
    </style:style>
    <style:style style:name="Tableau15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57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57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57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57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57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57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57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57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58" style:family="table">
      <style:table-properties style:width="16.24cm" table:align="center" style:writing-mode="lr-tb"/>
    </style:style>
    <style:style style:name="Tableau158.A" style:family="table-column">
      <style:table-column-properties style:column-width="5.898cm"/>
    </style:style>
    <style:style style:name="Tableau158.B" style:family="table-column">
      <style:table-column-properties style:column-width="1.605cm"/>
    </style:style>
    <style:style style:name="Tableau158.C" style:family="table-column">
      <style:table-column-properties style:column-width="1.651cm"/>
    </style:style>
    <style:style style:name="Tableau158.D" style:family="table-column">
      <style:table-column-properties style:column-width="1.833cm"/>
    </style:style>
    <style:style style:name="Tableau158.F" style:family="table-column">
      <style:table-column-properties style:column-width="1.676cm"/>
    </style:style>
    <style:style style:name="Tableau158.G" style:family="table-column">
      <style:table-column-properties style:column-width="1.744cm"/>
    </style:style>
    <style:style style:name="Tableau158.1" style:family="table-row">
      <style:table-row-properties style:min-row-height="0.6cm" fo:keep-together="always"/>
    </style:style>
    <style:style style:name="Tableau15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58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58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58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58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58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58.A8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58.B8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58.G8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59" style:family="table">
      <style:table-properties style:width="16.24cm" table:align="center" style:writing-mode="lr-tb"/>
    </style:style>
    <style:style style:name="Tableau159.A" style:family="table-column">
      <style:table-column-properties style:column-width="7.227cm"/>
    </style:style>
    <style:style style:name="Tableau159.B" style:family="table-column">
      <style:table-column-properties style:column-width="0.919cm"/>
    </style:style>
    <style:style style:name="Tableau159.C" style:family="table-column">
      <style:table-column-properties style:column-width="0.706cm"/>
    </style:style>
    <style:style style:name="Tableau159.D" style:family="table-column">
      <style:table-column-properties style:column-width="1.589cm"/>
    </style:style>
    <style:style style:name="Tableau159.E" style:family="table-column">
      <style:table-column-properties style:column-width="1.007cm"/>
    </style:style>
    <style:style style:name="Tableau159.F" style:family="table-column">
      <style:table-column-properties style:column-width="1.483cm"/>
    </style:style>
    <style:style style:name="Tableau159.G" style:family="table-column">
      <style:table-column-properties style:column-width="1.605cm"/>
    </style:style>
    <style:style style:name="Tableau159.H" style:family="table-column">
      <style:table-column-properties style:column-width="1.704cm"/>
    </style:style>
    <style:style style:name="Tableau159.1" style:family="table-row">
      <style:table-row-properties style:min-row-height="0.6cm" fo:keep-together="always"/>
    </style:style>
    <style:style style:name="Tableau159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59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59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59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59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59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59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59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60" style:family="table">
      <style:table-properties style:width="16.24cm" table:align="center" style:writing-mode="lr-tb"/>
    </style:style>
    <style:style style:name="Tableau160.A" style:family="table-column">
      <style:table-column-properties style:column-width="2.439cm"/>
    </style:style>
    <style:style style:name="Tableau160.B" style:family="table-column">
      <style:table-column-properties style:column-width="2.143cm"/>
    </style:style>
    <style:style style:name="Tableau160.C" style:family="table-column">
      <style:table-column-properties style:column-width="2.205cm"/>
    </style:style>
    <style:style style:name="Tableau160.D" style:family="table-column">
      <style:table-column-properties style:column-width="2.445cm"/>
    </style:style>
    <style:style style:name="Tableau160.E" style:family="table-column">
      <style:table-column-properties style:column-width="2.448cm"/>
    </style:style>
    <style:style style:name="Tableau160.F" style:family="table-column">
      <style:table-column-properties style:column-width="2.237cm"/>
    </style:style>
    <style:style style:name="Tableau160.G" style:family="table-column">
      <style:table-column-properties style:column-width="2.323cm"/>
    </style:style>
    <style:style style:name="Tableau160.1" style:family="table-row">
      <style:table-row-properties style:min-row-height="0.6cm" fo:keep-together="always"/>
    </style:style>
    <style:style style:name="Tableau16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60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60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60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60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60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60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60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60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61" style:family="table">
      <style:table-properties style:width="16.24cm" table:align="center" style:writing-mode="lr-tb"/>
    </style:style>
    <style:style style:name="Tableau161.A" style:family="table-column">
      <style:table-column-properties style:column-width="7.401cm"/>
    </style:style>
    <style:style style:name="Tableau161.B" style:family="table-column">
      <style:table-column-properties style:column-width="0.743cm"/>
    </style:style>
    <style:style style:name="Tableau161.C" style:family="table-column">
      <style:table-column-properties style:column-width="0.706cm"/>
    </style:style>
    <style:style style:name="Tableau161.D" style:family="table-column">
      <style:table-column-properties style:column-width="1.589cm"/>
    </style:style>
    <style:style style:name="Tableau161.E" style:family="table-column">
      <style:table-column-properties style:column-width="1.009cm"/>
    </style:style>
    <style:style style:name="Tableau161.F" style:family="table-column">
      <style:table-column-properties style:column-width="1.483cm"/>
    </style:style>
    <style:style style:name="Tableau161.G" style:family="table-column">
      <style:table-column-properties style:column-width="1.605cm"/>
    </style:style>
    <style:style style:name="Tableau161.H" style:family="table-column">
      <style:table-column-properties style:column-width="1.704cm"/>
    </style:style>
    <style:style style:name="Tableau161.1" style:family="table-row">
      <style:table-row-properties style:min-row-height="0.6cm" fo:keep-together="always"/>
    </style:style>
    <style:style style:name="Tableau161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61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61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61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61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61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61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61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62" style:family="table">
      <style:table-properties style:width="16.24cm" table:align="center" style:writing-mode="lr-tb"/>
    </style:style>
    <style:style style:name="Tableau162.A" style:family="table-column">
      <style:table-column-properties style:column-width="2.439cm"/>
    </style:style>
    <style:style style:name="Tableau162.B" style:family="table-column">
      <style:table-column-properties style:column-width="2.143cm"/>
    </style:style>
    <style:style style:name="Tableau162.C" style:family="table-column">
      <style:table-column-properties style:column-width="2.205cm"/>
    </style:style>
    <style:style style:name="Tableau162.D" style:family="table-column">
      <style:table-column-properties style:column-width="2.445cm"/>
    </style:style>
    <style:style style:name="Tableau162.E" style:family="table-column">
      <style:table-column-properties style:column-width="2.448cm"/>
    </style:style>
    <style:style style:name="Tableau162.F" style:family="table-column">
      <style:table-column-properties style:column-width="2.237cm"/>
    </style:style>
    <style:style style:name="Tableau162.G" style:family="table-column">
      <style:table-column-properties style:column-width="2.323cm"/>
    </style:style>
    <style:style style:name="Tableau162.1" style:family="table-row">
      <style:table-row-properties style:min-row-height="0.6cm" fo:keep-together="always"/>
    </style:style>
    <style:style style:name="Tableau162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62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62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62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62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62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62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62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62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63" style:family="table">
      <style:table-properties style:width="16.24cm" table:align="center" style:writing-mode="lr-tb"/>
    </style:style>
    <style:style style:name="Tableau163.A" style:family="table-column">
      <style:table-column-properties style:column-width="7.401cm"/>
    </style:style>
    <style:style style:name="Tableau163.B" style:family="table-column">
      <style:table-column-properties style:column-width="0.743cm"/>
    </style:style>
    <style:style style:name="Tableau163.C" style:family="table-column">
      <style:table-column-properties style:column-width="0.706cm"/>
    </style:style>
    <style:style style:name="Tableau163.D" style:family="table-column">
      <style:table-column-properties style:column-width="1.589cm"/>
    </style:style>
    <style:style style:name="Tableau163.E" style:family="table-column">
      <style:table-column-properties style:column-width="1.009cm"/>
    </style:style>
    <style:style style:name="Tableau163.F" style:family="table-column">
      <style:table-column-properties style:column-width="1.483cm"/>
    </style:style>
    <style:style style:name="Tableau163.G" style:family="table-column">
      <style:table-column-properties style:column-width="1.605cm"/>
    </style:style>
    <style:style style:name="Tableau163.H" style:family="table-column">
      <style:table-column-properties style:column-width="1.704cm"/>
    </style:style>
    <style:style style:name="Tableau163.1" style:family="table-row">
      <style:table-row-properties style:min-row-height="0.6cm" fo:keep-together="always"/>
    </style:style>
    <style:style style:name="Tableau163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63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63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63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63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63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63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63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64" style:family="table">
      <style:table-properties style:width="16.134cm" table:align="center" style:writing-mode="lr-tb"/>
    </style:style>
    <style:style style:name="Tableau164.A" style:family="table-column">
      <style:table-column-properties style:column-width="5.824cm"/>
    </style:style>
    <style:style style:name="Tableau164.B" style:family="table-column">
      <style:table-column-properties style:column-width="1.99cm"/>
    </style:style>
    <style:style style:name="Tableau164.C" style:family="table-column">
      <style:table-column-properties style:column-width="1.75cm"/>
    </style:style>
    <style:style style:name="Tableau164.D" style:family="table-column">
      <style:table-column-properties style:column-width="1.998cm"/>
    </style:style>
    <style:style style:name="Tableau164.E" style:family="table-column">
      <style:table-column-properties style:column-width="2.002cm"/>
    </style:style>
    <style:style style:name="Tableau164.F" style:family="table-column">
      <style:table-column-properties style:column-width="2.57cm"/>
    </style:style>
    <style:style style:name="Tableau164.1" style:family="table-row">
      <style:table-row-properties style:min-row-height="0.6cm" fo:keep-together="always"/>
    </style:style>
    <style:style style:name="Tableau164.A1" style:family="table-cell">
      <style:table-cell-properties style:vertical-align="middle" fo:padding-left="0.106cm" fo:padding-right="0.106cm" fo:padding-top="0cm" fo:padding-bottom="0cm" fo:border-left="0.5pt solid #000000" fo:border-right="none" fo:border-top="0.5pt solid #000000" fo:border-bottom="0.5pt solid #000000" style:writing-mode="lr-tb"/>
    </style:style>
    <style:style style:name="Tableau164.B1" style:family="table-cell">
      <style:table-cell-properties style:vertical-align="middle" fo:padding="0cm" fo:border-left="0.5pt solid #000000" fo:border-right="none" fo:border-top="0.5pt solid #000000" fo:border-bottom="0.5pt solid #000000" style:writing-mode="lr-tb"/>
    </style:style>
    <style:style style:name="Tableau164.F1" style:family="table-cell">
      <style:table-cell-properties style:vertical-align="middle" fo:padding="0cm" fo:border="0.5pt solid #000000" style:writing-mode="lr-tb"/>
    </style:style>
    <style:style style:name="Tableau165" style:family="table">
      <style:table-properties style:width="16.24cm" table:align="center" style:writing-mode="lr-tb"/>
    </style:style>
    <style:style style:name="Tableau165.A" style:family="table-column">
      <style:table-column-properties style:column-width="2.439cm"/>
    </style:style>
    <style:style style:name="Tableau165.B" style:family="table-column">
      <style:table-column-properties style:column-width="2.143cm"/>
    </style:style>
    <style:style style:name="Tableau165.C" style:family="table-column">
      <style:table-column-properties style:column-width="2.205cm"/>
    </style:style>
    <style:style style:name="Tableau165.D" style:family="table-column">
      <style:table-column-properties style:column-width="2.445cm"/>
    </style:style>
    <style:style style:name="Tableau165.E" style:family="table-column">
      <style:table-column-properties style:column-width="2.448cm"/>
    </style:style>
    <style:style style:name="Tableau165.F" style:family="table-column">
      <style:table-column-properties style:column-width="2.237cm"/>
    </style:style>
    <style:style style:name="Tableau165.G" style:family="table-column">
      <style:table-column-properties style:column-width="2.323cm"/>
    </style:style>
    <style:style style:name="Tableau165.1" style:family="table-row">
      <style:table-row-properties style:min-row-height="0.6cm" fo:keep-together="always"/>
    </style:style>
    <style:style style:name="Tableau165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65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65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65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65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65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65.A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65.B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65.G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66" style:family="table">
      <style:table-properties style:width="16.24cm" table:align="center" style:writing-mode="lr-tb"/>
    </style:style>
    <style:style style:name="Tableau166.A" style:family="table-column">
      <style:table-column-properties style:column-width="4.186cm"/>
    </style:style>
    <style:style style:name="Tableau166.B" style:family="table-column">
      <style:table-column-properties style:column-width="1.871cm"/>
    </style:style>
    <style:style style:name="Tableau166.C" style:family="table-column">
      <style:table-column-properties style:column-width="1.926cm"/>
    </style:style>
    <style:style style:name="Tableau166.D" style:family="table-column">
      <style:table-column-properties style:column-width="2.138cm"/>
    </style:style>
    <style:style style:name="Tableau166.E" style:family="table-column">
      <style:table-column-properties style:column-width="2.14cm"/>
    </style:style>
    <style:style style:name="Tableau166.F" style:family="table-column">
      <style:table-column-properties style:column-width="1.956cm"/>
    </style:style>
    <style:style style:name="Tableau166.G" style:family="table-column">
      <style:table-column-properties style:column-width="2.023cm"/>
    </style:style>
    <style:style style:name="Tableau166.1" style:family="table-row">
      <style:table-row-properties style:min-row-height="0.6cm" fo:keep-together="always"/>
    </style:style>
    <style:style style:name="Tableau166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66.B1" style:family="table-cell">
      <style:table-cell-properties style:vertical-align="middle" fo:padding="0cm" fo:border-left="0.25pt solid #000000" fo:border-right="none" fo:border-top="0.75pt solid #000000" fo:border-bottom="0.25pt solid #000000" style:writing-mode="lr-tb"/>
    </style:style>
    <style:style style:name="Tableau166.F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66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66.G3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66.A4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66.A16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66.B16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66.G16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67" style:family="table">
      <style:table-properties style:width="16.24cm" table:align="center" style:writing-mode="lr-tb"/>
    </style:style>
    <style:style style:name="Tableau167.A" style:family="table-column">
      <style:table-column-properties style:column-width="7.398cm"/>
    </style:style>
    <style:style style:name="Tableau167.B" style:family="table-column">
      <style:table-column-properties style:column-width="0.743cm"/>
    </style:style>
    <style:style style:name="Tableau167.C" style:family="table-column">
      <style:table-column-properties style:column-width="0.707cm"/>
    </style:style>
    <style:style style:name="Tableau167.D" style:family="table-column">
      <style:table-column-properties style:column-width="1.589cm"/>
    </style:style>
    <style:style style:name="Tableau167.E" style:family="table-column">
      <style:table-column-properties style:column-width="1.009cm"/>
    </style:style>
    <style:style style:name="Tableau167.F" style:family="table-column">
      <style:table-column-properties style:column-width="1.483cm"/>
    </style:style>
    <style:style style:name="Tableau167.G" style:family="table-column">
      <style:table-column-properties style:column-width="1.605cm"/>
    </style:style>
    <style:style style:name="Tableau167.H" style:family="table-column">
      <style:table-column-properties style:column-width="1.706cm"/>
    </style:style>
    <style:style style:name="Tableau167.1" style:family="table-row">
      <style:table-row-properties style:min-row-height="0.6cm" fo:keep-together="always"/>
    </style:style>
    <style:style style:name="Tableau167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67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67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67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67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67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67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67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68" style:family="table">
      <style:table-properties style:width="16.24cm" table:align="center" style:writing-mode="lr-tb"/>
    </style:style>
    <style:style style:name="Tableau168.A" style:family="table-column">
      <style:table-column-properties style:column-width="7.401cm"/>
    </style:style>
    <style:style style:name="Tableau168.B" style:family="table-column">
      <style:table-column-properties style:column-width="0.743cm"/>
    </style:style>
    <style:style style:name="Tableau168.C" style:family="table-column">
      <style:table-column-properties style:column-width="0.706cm"/>
    </style:style>
    <style:style style:name="Tableau168.D" style:family="table-column">
      <style:table-column-properties style:column-width="1.589cm"/>
    </style:style>
    <style:style style:name="Tableau168.E" style:family="table-column">
      <style:table-column-properties style:column-width="1.009cm"/>
    </style:style>
    <style:style style:name="Tableau168.F" style:family="table-column">
      <style:table-column-properties style:column-width="1.483cm"/>
    </style:style>
    <style:style style:name="Tableau168.G" style:family="table-column">
      <style:table-column-properties style:column-width="1.605cm"/>
    </style:style>
    <style:style style:name="Tableau168.H" style:family="table-column">
      <style:table-column-properties style:column-width="1.704cm"/>
    </style:style>
    <style:style style:name="Tableau168.1" style:family="table-row">
      <style:table-row-properties style:min-row-height="0.6cm" fo:keep-together="always"/>
    </style:style>
    <style:style style:name="Tableau168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68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68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68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68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68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68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68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Tableau169" style:family="table">
      <style:table-properties style:width="16.284cm" table:align="center" style:writing-mode="lr-tb"/>
    </style:style>
    <style:style style:name="Tableau169.A" style:family="table-column">
      <style:table-column-properties style:column-width="4.032cm"/>
    </style:style>
    <style:style style:name="Tableau169.B" style:family="table-column">
      <style:table-column-properties style:column-width="2.004cm"/>
    </style:style>
    <style:style style:name="Tableau169.C" style:family="table-column">
      <style:table-column-properties style:column-width="2.671cm"/>
    </style:style>
    <style:style style:name="Tableau169.D" style:family="table-column">
      <style:table-column-properties style:column-width="1.806cm"/>
    </style:style>
    <style:style style:name="Tableau169.E" style:family="table-column">
      <style:table-column-properties style:column-width="3.09cm"/>
    </style:style>
    <style:style style:name="Tableau169.F" style:family="table-column">
      <style:table-column-properties style:column-width="1.141cm"/>
    </style:style>
    <style:style style:name="Tableau169.G" style:family="table-column">
      <style:table-column-properties style:column-width="1.54cm"/>
    </style:style>
    <style:style style:name="Tableau169.1" style:family="table-row">
      <style:table-row-properties style:min-row-height="0.041cm" fo:keep-together="auto"/>
    </style:style>
    <style:style style:name="Tableau169.A1" style:family="table-cell">
      <style:table-cell-properties style:vertical-align="middle" fo:padding="0.132cm" fo:border-left="0.5pt solid #000000" fo:border-right="none" fo:border-top="0.5pt solid #000000" fo:border-bottom="0.5pt solid #000000" style:writing-mode="lr-tb"/>
    </style:style>
    <style:style style:name="Tableau169.F1" style:family="table-cell">
      <style:table-cell-properties style:vertical-align="middle" fo:padding="0.132cm" fo:border="0.5pt solid #000000" style:writing-mode="lr-tb"/>
    </style:style>
    <style:style style:name="Tableau169.2" style:family="table-row">
      <style:table-row-properties style:min-row-height="0.12cm" fo:keep-together="auto"/>
    </style:style>
    <style:style style:name="Tableau169.4" style:family="table-row">
      <style:table-row-properties style:min-row-height="0.044cm" fo:keep-together="auto"/>
    </style:style>
    <style:style style:name="Tableau169.6" style:family="table-row">
      <style:table-row-properties style:min-row-height="0.222cm" fo:keep-together="auto"/>
    </style:style>
    <style:style style:name="Tableau169.7" style:family="table-row">
      <style:table-row-properties style:min-row-height="0.108cm" fo:keep-together="auto"/>
    </style:style>
    <style:style style:name="Tableau170" style:family="table">
      <style:table-properties style:width="16.24cm" table:align="center" style:writing-mode="lr-tb"/>
    </style:style>
    <style:style style:name="Tableau170.A" style:family="table-column">
      <style:table-column-properties style:column-width="7.317cm"/>
    </style:style>
    <style:style style:name="Tableau170.B" style:family="table-column">
      <style:table-column-properties style:column-width="0.743cm"/>
    </style:style>
    <style:style style:name="Tableau170.C" style:family="table-column">
      <style:table-column-properties style:column-width="0.706cm"/>
    </style:style>
    <style:style style:name="Tableau170.D" style:family="table-column">
      <style:table-column-properties style:column-width="1.589cm"/>
    </style:style>
    <style:style style:name="Tableau170.E" style:family="table-column">
      <style:table-column-properties style:column-width="1.094cm"/>
    </style:style>
    <style:style style:name="Tableau170.F" style:family="table-column">
      <style:table-column-properties style:column-width="1.483cm"/>
    </style:style>
    <style:style style:name="Tableau170.G" style:family="table-column">
      <style:table-column-properties style:column-width="1.605cm"/>
    </style:style>
    <style:style style:name="Tableau170.H" style:family="table-column">
      <style:table-column-properties style:column-width="1.704cm"/>
    </style:style>
    <style:style style:name="Tableau170.1" style:family="table-row">
      <style:table-row-properties style:min-row-height="0.6cm" fo:keep-together="always"/>
    </style:style>
    <style:style style:name="Tableau170.A1" style:family="table-cell">
      <style:table-cell-properties style:vertical-align="middle" fo:padding-left="0.106cm" fo:padding-right="0.106cm" fo:padding-top="0cm" fo:padding-bottom="0cm" fo:border-left="0.75pt solid #000000" fo:border-right="none" fo:border-top="0.75pt solid #000000" fo:border-bottom="0.25pt solid #000000" style:writing-mode="lr-tb"/>
    </style:style>
    <style:style style:name="Tableau170.B1" style:family="table-cell">
      <style:table-cell-properties style:vertical-align="middle" fo:padding="0cm" fo:border-left="0.25pt solid #000000" fo:border-right="0.75pt solid #000000" fo:border-top="0.75pt solid #000000" fo:border-bottom="0.25pt solid #000000" style:writing-mode="lr-tb"/>
    </style:style>
    <style:style style:name="Tableau170.B2" style:family="table-cell">
      <style:table-cell-properties style:vertical-align="middle" fo:padding="0cm" fo:border-left="0.25pt solid #000000" fo:border-right="none" fo:border-top="none" fo:border-bottom="0.25pt solid #000000" style:writing-mode="lr-tb"/>
    </style:style>
    <style:style style:name="Tableau170.H2" style:family="table-cell">
      <style:table-cell-properties style:vertical-align="middle" fo:padding="0cm" fo:border-left="0.25pt solid #000000" fo:border-right="0.75pt solid #000000" fo:border-top="none" fo:border-bottom="0.25pt solid #000000" style:writing-mode="lr-tb"/>
    </style:style>
    <style:style style:name="Tableau170.A3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25pt solid #000000" style:writing-mode="lr-tb"/>
    </style:style>
    <style:style style:name="Tableau170.A5" style:family="table-cell">
      <style:table-cell-properties style:vertical-align="middle" fo:padding-left="0.106cm" fo:padding-right="0.106cm" fo:padding-top="0cm" fo:padding-bottom="0cm" fo:border-left="0.75pt solid #000000" fo:border-right="none" fo:border-top="none" fo:border-bottom="0.75pt solid #000000" style:writing-mode="lr-tb"/>
    </style:style>
    <style:style style:name="Tableau170.B5" style:family="table-cell">
      <style:table-cell-properties style:vertical-align="middle" fo:padding="0cm" fo:border-left="0.25pt solid #000000" fo:border-right="none" fo:border-top="none" fo:border-bottom="0.75pt solid #000000" style:writing-mode="lr-tb"/>
    </style:style>
    <style:style style:name="Tableau170.H5" style:family="table-cell">
      <style:table-cell-properties style:vertical-align="middle" fo:padding="0cm" fo:border-left="0.2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fo:language="en" fo:country="US" style:font-size-asian="10pt" style:language-asian="en" style:country-asian="US" style:font-name-complex="Arial" style:font-size-complex="10pt" style:font-weight-complex="bold"/>
    </style:style>
    <style:style style:name="P5" style:family="paragraph" style:parent-style-name="Standard">
      <style:paragraph-properties fo:text-align="center" style:justify-single-word="false" style:text-autospace="none"/>
      <style:text-properties fo:font-size="12pt" fo:language="none" fo:country="none" fo:font-weight="bold" style:font-size-asian="12pt" style:font-weight-asian="bold" style:font-name-complex="Arial" style:font-weight-complex="bold" fo:background-color="#ffff00"/>
    </style:style>
    <style:style style:name="P6" style:family="paragraph" style:parent-style-name="Standard">
      <style:text-properties fo:font-size="9pt" fo:language="en" fo:country="US" style:font-size-asian="9pt" style:font-name-complex="Arial"/>
    </style:style>
    <style:style style:name="P7" style:family="paragraph" style:parent-style-name="Standard">
      <style:paragraph-properties fo:text-align="center" style:justify-single-word="false"/>
      <style:text-properties fo:font-size="9pt" style:font-size-asian="9pt" style:font-name-complex="Arial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style:font-size-asian="9pt" style:font-name-complex="Arial"/>
    </style:style>
    <style:style style:name="P9" style:family="paragraph" style:parent-style-name="Standard">
      <style:paragraph-properties fo:text-align="center" style:justify-single-word="false"/>
      <style:text-properties fo:font-size="9pt" fo:language="none" fo:country="none" style:font-size-asian="9pt" style:language-asian="none" style:country-asian="none" style:font-name-complex="Arial" style:font-size-complex="9pt"/>
    </style:style>
    <style:style style:name="P10" style:family="paragraph" style:parent-style-name="Standard">
      <style:text-properties fo:font-size="9pt" fo:language="none" fo:country="none" fo:font-style="italic" style:font-size-asian="9pt" style:language-asian="none" style:country-asian="none" style:font-style-asian="italic" style:font-name-complex="Arial" style:font-size-complex="9pt"/>
    </style:style>
    <style:style style:name="P11" style:family="paragraph" style:parent-style-name="Standard">
      <style:text-properties fo:font-size="9pt" fo:language="none" fo:country="none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Arial" style:font-weight-complex="bold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name-complex="Arial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Arial" style:font-size-complex="9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9pt" fo:font-weight="bold" style:font-size-asian="9pt" style:font-weight-asian="bold" style:font-name-complex="Arial" style:font-size-complex="10pt" style:font-weight-complex="bold"/>
    </style:style>
    <style:style style:name="P17" style:family="paragraph" style:parent-style-name="Standard">
      <style:text-properties style:font-name="Calibri" fo:font-size="11pt" fo:language="en" fo:country="US" style:font-size-asian="11pt" style:language-asian="none" style:country-asian="none" style:font-name-complex="Calibri" style:font-size-complex="11pt"/>
    </style:style>
    <style:style style:name="P18" style:family="paragraph" style:parent-style-name="Standard">
      <style:text-properties fo:text-transform="uppercase" style:font-name="Calibri" fo:font-size="10pt" fo:language="none" fo:country="none" fo:font-weight="bold" style:font-size-asian="10pt" style:language-asian="none" style:country-asian="none" style:font-weight-asian="bold" style:font-name-complex="Arial" style:font-size-complex="10pt"/>
    </style:style>
    <style:style style:name="P19" style:family="paragraph" style:parent-style-name="Standard">
      <style:text-properties style:font-name-complex="Arial"/>
    </style:style>
    <style:style style:name="P20" style:family="paragraph" style:parent-style-name="Standard">
      <style:text-properties style:font-name-complex="Arial" fo:background-color="#ffff00"/>
    </style:style>
    <style:style style:name="P21" style:family="paragraph" style:parent-style-name="Standard">
      <style:text-properties fo:color="#000000"/>
    </style:style>
    <style:style style:name="P22" style:family="paragraph" style:parent-style-name="Standard">
      <style:text-properties fo:color="#000000" fo:font-size="8.5pt" style:font-size-asian="8.5pt" style:font-name-complex="Arial" style:font-size-complex="8.5pt" fo:background-color="#ffff00"/>
    </style:style>
    <style:style style:name="P23" style:family="paragraph" style:parent-style-name="Standard">
      <style:text-properties fo:color="#000000" fo:font-size="9pt" style:font-size-asian="9pt"/>
    </style:style>
    <style:style style:name="P24" style:family="paragraph" style:parent-style-name="Standard">
      <style:text-properties fo:color="#000000" fo:font-size="9pt" style:font-size-asian="9pt" style:font-name-complex="Arial" style:font-size-complex="9pt"/>
    </style:style>
    <style:style style:name="P25" style:family="paragraph" style:parent-style-name="Standard">
      <style:text-properties fo:color="#000000" fo:font-size="9pt" style:font-size-asian="9pt" style:font-size-complex="9pt"/>
    </style:style>
    <style:style style:name="P26" style:family="paragraph" style:parent-style-name="Standard">
      <style:text-properties fo:color="#000000" fo:font-size="9pt" fo:font-weight="bold" style:font-size-asian="9pt" style:font-weight-asian="bold" style:font-name-complex="Arial" style:font-size-complex="9pt" style:font-weight-complex="bold"/>
    </style:style>
    <style:style style:name="P27" style:family="paragraph" style:parent-style-name="Standard">
      <style:paragraph-properties fo:text-align="center" style:justify-single-word="false"/>
      <style:text-properties fo:color="#000000" fo:font-size="9pt" fo:font-weight="bold" style:font-size-asian="9pt" style:font-weight-asian="bold" style:font-name-complex="Arial" style:font-size-complex="9pt" style:font-weight-complex="bold"/>
    </style:style>
    <style:style style:name="P28" style:family="paragraph" style:parent-style-name="Standard">
      <style:paragraph-properties fo:text-align="center" style:justify-single-word="false" style:snap-to-layout-grid="false"/>
      <style:text-properties fo:color="#000000" fo:font-size="9pt" fo:font-weight="bold" style:font-size-asian="9pt" style:font-weight-asian="bold" style:font-name-complex="Arial" style:font-size-complex="9pt" style:font-weight-complex="bold"/>
    </style:style>
    <style:style style:name="P29" style:family="paragraph" style:parent-style-name="Standard">
      <style:text-properties fo:color="#000000" fo:font-size="9pt" fo:language="en" fo:country="US" style:font-size-asian="9pt" style:font-name-complex="Arial" style:font-size-complex="9pt"/>
    </style:style>
    <style:style style:name="P30" style:family="paragraph" style:parent-style-name="Standard">
      <style:paragraph-properties fo:text-align="center" style:justify-single-word="false"/>
      <style:text-properties fo:color="#000000" fo:font-size="9pt" fo:language="en" fo:country="GB" fo:font-weight="bold" style:font-size-asian="9pt" style:font-weight-asian="bold" style:font-name-complex="Arial" style:font-size-complex="9pt" style:font-weight-complex="bold"/>
    </style:style>
    <style:style style:name="P31" style:family="paragraph" style:parent-style-name="Standard">
      <style:paragraph-properties fo:text-align="center" style:justify-single-word="false" style:snap-to-layout-grid="false"/>
      <style:text-properties fo:color="#000000" fo:font-size="9pt" fo:language="en" fo:country="GB" fo:font-weight="bold" style:font-name-asian="Arial Unicode MS" style:font-size-asian="9pt" style:font-weight-asian="bold" style:font-name-complex="Arial" style:font-size-complex="9pt" style:font-weight-complex="bold"/>
    </style:style>
    <style:style style:name="P32" style:family="paragraph" style:parent-style-name="Standard">
      <style:text-properties fo:color="#000000" fo:font-size="8pt" style:font-size-asian="8pt" style:font-size-complex="10pt"/>
    </style:style>
    <style:style style:name="P33" style:family="paragraph" style:parent-style-name="Standard">
      <style:text-properties fo:language="none" fo:country="none"/>
    </style:style>
    <style:style style:name="P34" style:family="paragraph" style:parent-style-name="Standard">
      <style:paragraph-properties fo:margin-top="0.071cm" fo:margin-bottom="0.071cm" loext:contextual-spacing="false" fo:text-align="center" style:justify-single-word="false"/>
      <style:text-properties fo:font-size="9pt" fo:language="none" fo:country="none" fo:font-weight="bold" style:font-size-asian="9pt" style:language-asian="none" style:country-asian="none" style:font-weight-asian="bold" style:font-name-complex="Arial" style:font-size-complex="9pt"/>
    </style:style>
    <style:style style:name="P35" style:family="paragraph" style:parent-style-name="Standard">
      <style:paragraph-properties fo:margin-top="0.071cm" fo:margin-bottom="0.071cm" loext:contextual-spacing="false" fo:text-align="center" style:justify-single-word="false" fo:keep-with-next="always"/>
    </style:style>
    <style:style style:name="P36" style:family="paragraph" style:parent-style-name="Standard">
      <style:paragraph-properties fo:margin-top="0.071cm" fo:margin-bottom="0.071cm" loext:contextual-spacing="false" fo:text-align="center" style:justify-single-word="false" fo:keep-with-next="always"/>
      <style:text-properties fo:color="#000000" fo:font-size="9pt" style:font-size-asian="9pt" style:font-name-complex="Arial" style:font-size-complex="9pt"/>
    </style:style>
    <style:style style:name="P37" style:family="paragraph" style:parent-style-name="Standard">
      <style:paragraph-properties fo:margin-left="0cm" fo:margin-right="-0.041cm" fo:text-align="center" style:justify-single-word="false" fo:text-indent="0cm" style:auto-text-indent="false">
        <style:tab-stops>
          <style:tab-stop style:position="0cm"/>
          <style:tab-stop style:position="9.984cm"/>
        </style:tab-stops>
      </style:paragraph-properties>
      <style:text-properties fo:font-size="9pt" fo:language="none" fo:country="none" style:font-size-asian="9pt" style:language-asian="none" style:country-asian="none" style:font-name-complex="Arial" style:font-size-complex="9pt" style:font-style-complex="italic"/>
    </style:style>
    <style:style style:name="P38" style:family="paragraph" style:parent-style-name="Standard">
      <style:paragraph-properties fo:margin-top="0cm" fo:margin-bottom="0.212cm" loext:contextual-spacing="false" fo:text-align="center" style:justify-single-word="false" style:snap-to-layout-grid="false"/>
      <style:text-properties fo:font-size="9pt" fo:language="none" fo:country="none" fo:font-weight="normal" style:font-size-asian="9pt" style:language-asian="none" style:country-asian="none" style:font-weight-asian="normal" style:font-name-complex="Arial" style:font-size-complex="9pt" style:font-weight-complex="bold"/>
    </style:style>
    <style:style style:name="P39" style:family="paragraph" style:parent-style-name="Standard">
      <style:paragraph-properties fo:margin-top="0cm" fo:margin-bottom="0.212cm" loext:contextual-spacing="false" fo:text-align="center" style:justify-single-word="false"/>
      <style:text-properties fo:font-size="9pt" fo:language="none" fo:country="none" style:font-size-asian="9pt" style:language-asian="none" style:country-asian="none" style:font-name-complex="Arial" style:font-size-complex="9pt"/>
    </style:style>
    <style:style style:name="P40" style:family="paragraph" style:parent-style-name="Standard">
      <style:paragraph-properties fo:margin-top="0cm" fo:margin-bottom="0.212cm" loext:contextual-spacing="false" fo:text-align="center" style:justify-single-word="false" style:snap-to-layout-grid="false"/>
      <style:text-properties fo:font-size="9pt" fo:language="none" fo:country="none" style:font-size-asian="9pt" style:language-asian="none" style:country-asian="none" style:font-name-complex="Arial" style:font-size-complex="9pt"/>
    </style:style>
    <style:style style:name="P41" style:family="paragraph" style:parent-style-name="Standard">
      <style:paragraph-properties fo:margin-left="-4.763cm" fo:margin-right="0cm" fo:text-indent="0cm" style:auto-text-indent="false"/>
      <style:text-properties fo:font-size="9pt" fo:language="none" fo:country="none" fo:font-style="italic" fo:font-weight="bold" style:font-size-asian="9pt" style:language-asian="none" style:country-asian="none" style:font-style-asian="italic" style:font-weight-asian="bold" style:font-name-complex="Arial" style:font-size-complex="9pt"/>
    </style:style>
    <style:style style:name="P42" style:family="paragraph" style:parent-style-name="Standard">
      <style:paragraph-properties fo:keep-with-next="always"/>
      <style:text-properties fo:color="#000000"/>
    </style:style>
    <style:style style:name="P43" style:family="paragraph" style:parent-style-name="Standard">
      <style:paragraph-properties fo:text-align="center" style:justify-single-word="false" fo:keep-with-next="always" style:snap-to-layout-grid="false"/>
      <style:text-properties fo:color="#000000" fo:font-size="9pt" fo:font-weight="bold" style:font-size-asian="9pt" style:font-weight-asian="bold" style:font-name-complex="Arial" style:font-size-complex="9pt" style:font-weight-complex="bold"/>
    </style:style>
    <style:style style:name="P44" style:family="paragraph" style:parent-style-name="Standard">
      <style:paragraph-properties fo:text-align="center" style:justify-single-word="false" fo:keep-with-next="always" style:snap-to-layout-grid="false"/>
      <style:text-properties fo:color="#000000" fo:font-size="9pt" fo:font-weight="bold" style:font-size-asian="9pt" style:font-weight-asian="bold" style:font-name-complex="Arial" style:font-size-complex="11pt" style:font-weight-complex="bold"/>
    </style:style>
    <style:style style:name="P45" style:family="paragraph" style:parent-style-name="Standard">
      <style:paragraph-properties fo:keep-with-next="always"/>
      <style:text-properties fo:color="#000000" fo:font-size="9pt" style:font-size-asian="9pt" style:font-size-complex="9pt"/>
    </style:style>
    <style:style style:name="P46" style:family="paragraph" style:parent-style-name="Standard">
      <style:paragraph-properties fo:keep-with-next="always"/>
      <style:text-properties fo:color="#000000" fo:font-size="9pt" style:font-size-asian="9pt" style:font-name-complex="Arial" style:font-size-complex="9pt"/>
    </style:style>
    <style:style style:name="P47" style:family="paragraph" style:parent-style-name="Standard">
      <style:paragraph-properties fo:text-align="center" style:justify-single-word="false" fo:keep-with-next="always" style:snap-to-layout-grid="false"/>
      <style:text-properties fo:font-size="9pt" style:font-size-asian="9pt" style:font-name-complex="Arial"/>
    </style:style>
    <style:style style:name="P48" style:family="paragraph" style:parent-style-name="Standard">
      <style:paragraph-properties fo:text-align="center" style:justify-single-word="false" fo:keep-with-next="always" style:snap-to-layout-grid="false"/>
      <style:text-properties fo:font-size="9pt" style:font-size-asian="9pt" style:font-name-complex="Arial" style:font-size-complex="9pt"/>
    </style:style>
    <style:style style:name="P49" style:family="paragraph" style:parent-style-name="Standard">
      <style:paragraph-properties fo:margin-top="0.106cm" fo:margin-bottom="0.106cm" loext:contextual-spacing="false" fo:text-align="center" style:justify-single-word="false" fo:keep-with-next="always"/>
    </style:style>
    <style:style style:name="P50" style:family="paragraph" style:parent-style-name="Standard">
      <style:paragraph-properties fo:margin-top="0.106cm" fo:margin-bottom="0.106cm" loext:contextual-spacing="false" fo:text-align="center" style:justify-single-word="false" fo:keep-with-next="always"/>
      <style:text-properties fo:color="#000000" fo:font-size="9pt" fo:font-weight="bold" style:font-size-asian="9pt" style:font-weight-asian="bold" style:font-name-complex="Arial" style:font-size-complex="11pt" style:font-weight-complex="bold"/>
    </style:style>
    <style:style style:name="P51" style:family="paragraph" style:parent-style-name="Standard">
      <style:paragraph-properties fo:margin-top="0.106cm" fo:margin-bottom="0.106cm" loext:contextual-spacing="false" fo:text-align="center" style:justify-single-word="false" fo:keep-with-next="always" style:snap-to-layout-grid="false"/>
      <style:text-properties fo:color="#000000" fo:font-size="9pt" fo:font-weight="bold" style:font-size-asian="9pt" style:font-weight-asian="bold" style:font-name-complex="Arial" style:font-size-complex="11pt" style:font-weight-complex="bold"/>
    </style:style>
    <style:style style:name="P52" style:family="paragraph" style:parent-style-name="Standard">
      <style:paragraph-properties fo:margin-top="0.106cm" fo:margin-bottom="0.106cm" loext:contextual-spacing="false" fo:text-align="center" style:justify-single-word="false" fo:keep-with-next="always"/>
      <style:text-properties fo:color="#000000" fo:font-size="9pt" fo:font-weight="bold" style:font-size-asian="9pt" style:font-weight-asian="bold" style:font-name-complex="Arial" style:font-size-complex="9pt" style:font-weight-complex="bold"/>
    </style:style>
    <style:style style:name="P53" style:family="paragraph" style:parent-style-name="Standard">
      <style:paragraph-properties fo:margin-top="0.106cm" fo:margin-bottom="0.106cm" loext:contextual-spacing="false" fo:text-align="center" style:justify-single-word="false" fo:keep-with-next="always" style:snap-to-layout-grid="false"/>
      <style:text-properties fo:color="#000000" fo:font-size="9pt" fo:font-weight="bold" style:font-size-asian="9pt" style:font-weight-asian="bold" style:font-name-complex="Arial" style:font-size-complex="9pt" style:font-weight-complex="bold"/>
    </style:style>
    <style:style style:name="P54" style:family="paragraph" style:parent-style-name="Standard">
      <style:paragraph-properties fo:margin-top="0.106cm" fo:margin-bottom="0.106cm" loext:contextual-spacing="false" fo:text-align="center" style:justify-single-word="false" fo:keep-with-next="always"/>
      <style:text-properties fo:color="#000000" fo:font-size="9pt" style:font-size-asian="9pt" style:font-name-complex="Arial"/>
    </style:style>
    <style:style style:name="P55" style:family="paragraph" style:parent-style-name="Standard">
      <style:paragraph-properties fo:margin-top="0.106cm" fo:margin-bottom="0.106cm" loext:contextual-spacing="false" fo:text-align="center" style:justify-single-word="false" fo:keep-with-next="always"/>
      <style:text-properties fo:color="#000000" fo:font-size="9pt" style:font-size-asian="9pt" style:font-name-complex="Arial" style:font-size-complex="9pt"/>
    </style:style>
    <style:style style:name="P56" style:family="paragraph" style:parent-style-name="Standard">
      <style:paragraph-properties fo:margin-top="0.106cm" fo:margin-bottom="0.106cm" loext:contextual-spacing="false" fo:text-align="start" style:justify-single-word="false" fo:keep-with-next="always"/>
    </style:style>
    <style:style style:name="P57" style:family="paragraph" style:parent-style-name="Standard">
      <style:paragraph-properties fo:margin-top="0.106cm" fo:margin-bottom="0.106cm" loext:contextual-spacing="false"/>
    </style:style>
    <style:style style:name="P58" style:family="paragraph" style:parent-style-name="Standard">
      <style:paragraph-properties fo:margin-top="0.106cm" fo:margin-bottom="0.106cm" loext:contextual-spacing="false" fo:text-align="center" style:justify-single-word="false"/>
    </style:style>
    <style:style style:name="P59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fo:font-size="9pt" fo:font-weight="bold" style:font-size-asian="9pt" style:font-weight-asian="bold" style:font-name-complex="Arial" style:font-size-complex="11pt" style:font-weight-complex="bold"/>
    </style:style>
    <style:style style:name="P60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fo:font-size="9pt" fo:font-weight="bold" style:font-size-asian="9pt" style:font-weight-asian="bold" style:font-name-complex="Arial" style:font-size-complex="9pt" style:font-weight-complex="bold"/>
    </style:style>
    <style:style style:name="P61" style:family="paragraph" style:parent-style-name="Standard">
      <style:paragraph-properties fo:margin-top="0.106cm" fo:margin-bottom="0.106cm" loext:contextual-spacing="false"/>
      <style:text-properties fo:color="#000000" fo:font-size="9pt" style:font-size-asian="9pt"/>
    </style:style>
    <style:style style:name="P62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fo:font-size="9pt" style:font-size-asian="9pt" style:font-name-complex="Arial"/>
    </style:style>
    <style:style style:name="P63" style:family="paragraph" style:parent-style-name="Standard">
      <style:paragraph-properties fo:margin-top="0.106cm" fo:margin-bottom="0.106cm" loext:contextual-spacing="false" fo:text-align="center" style:justify-single-word="false"/>
      <style:text-properties fo:color="#000000" fo:font-size="9pt" style:font-size-asian="9pt" style:font-name-complex="Arial" style:font-size-complex="9pt"/>
    </style:style>
    <style:style style:name="P64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fo:color="#000000" fo:font-size="9pt" style:font-size-asian="9pt" style:font-name-complex="Arial" style:font-size-complex="9pt"/>
    </style:style>
    <style:style style:name="P65" style:family="paragraph" style:parent-style-name="Standard">
      <style:paragraph-properties fo:margin-top="0.106cm" fo:margin-bottom="0.106cm" loext:contextual-spacing="false"/>
      <style:text-properties fo:color="#000000" fo:font-size="9pt" style:font-size-asian="9pt" style:font-size-complex="9pt"/>
    </style:style>
    <style:style style:name="P66" style:family="paragraph" style:parent-style-name="Standard">
      <style:paragraph-properties fo:margin-top="0.106cm" fo:margin-bottom="0.106cm" loext:contextual-spacing="false" fo:break-before="page"/>
      <style:text-properties fo:color="#000000" fo:font-size="9pt" style:font-size-asian="9pt" style:font-size-complex="9pt"/>
    </style:style>
    <style:style style:name="P67" style:family="paragraph" style:parent-style-name="Standard">
      <style:paragraph-properties fo:break-before="page"/>
      <style:text-properties fo:color="#000000"/>
    </style:style>
    <style:style style:name="P68" style:family="paragraph" style:parent-style-name="Standard">
      <style:paragraph-properties fo:break-before="page"/>
      <style:text-properties fo:color="#000000" fo:font-size="9pt" style:font-size-asian="9pt" style:font-size-complex="9pt"/>
    </style:style>
    <style:style style:name="P69" style:family="paragraph" style:parent-style-name="Standard">
      <style:paragraph-properties fo:break-before="page"/>
      <style:text-properties fo:color="#000000" fo:font-size="9pt" style:font-size-asian="9pt" style:font-name-complex="Arial" style:font-size-complex="9pt"/>
    </style:style>
    <style:style style:name="P70" style:family="paragraph" style:parent-style-name="Standard">
      <style:paragraph-properties fo:break-before="page"/>
      <style:text-properties fo:color="#000000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71" style:family="paragraph" style:parent-style-name="Footer">
      <style:paragraph-properties fo:text-align="center" style:justify-single-word="false"/>
    </style:style>
    <style:style style:name="P7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language="en" fo:country="US" fo:font-weight="bold" style:font-weight-asian="bold" style:font-name-complex="Arial" style:font-weight-complex="bold"/>
    </style:style>
    <style:style style:name="P73" style:family="paragraph" style:parent-style-name="Heading_20_1" style:list-style-name="">
      <style:paragraph-properties fo:margin-left="1cm" fo:margin-right="0cm" fo:text-align="center" style:justify-single-word="false" fo:text-indent="0cm" style:auto-text-indent="false"/>
    </style:style>
    <style:style style:name="P74" style:family="paragraph" style:parent-style-name="Heading_20_1" style:list-style-name="">
      <style:paragraph-properties fo:margin-left="1cm" fo:margin-right="0cm" fo:text-align="center" style:justify-single-word="false" fo:text-indent="0cm" style:auto-text-indent="false"/>
      <style:text-properties fo:language="fr" fo:country="FR"/>
    </style:style>
    <style:style style:name="P75" style:family="paragraph" style:parent-style-name="Heading_20_1" style:list-style-name="">
      <style:paragraph-properties fo:margin-left="1cm" fo:margin-right="0cm" fo:text-align="center" style:justify-single-word="false" fo:text-indent="0cm" style:auto-text-indent="false" fo:break-before="page"/>
    </style:style>
    <style:style style:name="P76" style:family="paragraph" style:parent-style-name="Heading_20_1">
      <style:paragraph-properties fo:break-before="page"/>
    </style:style>
    <style:style style:name="P77" style:family="paragraph" style:parent-style-name="Heading_20_8" style:list-style-name="">
      <style:paragraph-properties fo:margin-left="0cm" fo:margin-right="0cm" fo:text-align="center" style:justify-single-word="false" fo:text-indent="0cm" style:auto-text-indent="false"/>
      <style:text-properties fo:font-size="9pt" fo:language="none" fo:country="none" fo:font-style="normal" style:font-size-asian="9pt" style:language-asian="none" style:country-asian="none" style:font-style-asian="normal" style:font-name-complex="Arial" style:font-size-complex="9pt"/>
    </style:style>
    <style:style style:name="P78" style:family="paragraph" style:parent-style-name="Contents_20_2">
      <style:paragraph-properties>
        <style:tab-stops>
          <style:tab-stop style:position="1.693cm"/>
          <style:tab-stop style:position="15.984cm" style:type="right" style:leader-style="dotted" style:leader-text="."/>
        </style:tab-stops>
      </style:paragraph-properties>
    </style:style>
    <style:style style:name="P79" style:family="paragraph" style:parent-style-name="Contents_20_2">
      <style:paragraph-properties fo:margin-left="1.249cm" fo:margin-right="0cm" fo:text-indent="-0.826cm" style:auto-text-indent="false">
        <style:tab-stops>
          <style:tab-stop style:position="1.693cm"/>
          <style:tab-stop style:position="15.984cm" style:type="right" style:leader-style="dotted" style:leader-text="."/>
        </style:tab-stops>
      </style:paragraph-properties>
    </style:style>
    <style:style style:name="P80" style:family="paragraph" style:parent-style-name="Contents_20_1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81" style:family="paragraph" style:parent-style-name="Contents_20_1">
      <style:paragraph-properties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 fo:margin-left="0.847cm" fo:margin-right="0cm" fo:text-indent="-0.847cm" style:auto-text-indent="false">
        <style:tab-stops>
          <style:tab-stop style:position="0.847cm"/>
          <style:tab-stop style:position="15.984cm" style:type="right" style:leader-style="dotted" style:leader-text="."/>
        </style:tab-stops>
      </style:paragraph-properties>
    </style:style>
    <style:style style:name="P83" style:family="paragraph" style:parent-style-name="Header">
      <style:paragraph-properties fo:text-align="center" style:justify-single-word="false"/>
    </style:style>
    <style:style style:name="P84" style:family="paragraph" style:parent-style-name="Header">
      <style:paragraph-properties fo:text-align="center" style:justify-single-word="false"/>
      <style:text-properties style:font-name="Arial" fo:font-size="10pt" fo:language="fr" fo:country="FR" fo:font-weight="bold" style:font-size-asian="10pt" style:language-asian="fr" style:country-asian="FR" style:font-weight-asian="bold" style:font-name-complex="Arial" style:font-weight-complex="bold"/>
    </style:style>
    <style:style style:name="P85" style:family="paragraph" style:parent-style-name="WW-Légende">
      <style:text-properties style:font-size-complex="9pt"/>
    </style:style>
    <style:style style:name="P86" style:family="paragraph" style:parent-style-name="WW-Légende">
      <style:text-properties fo:font-weight="bold" style:font-weight-asian="bold" style:font-weight-complex="normal"/>
    </style:style>
    <style:style style:name="P87" style:family="paragraph" style:parent-style-name="WW-Légende">
      <style:paragraph-properties fo:break-before="page"/>
    </style:style>
    <style:style style:name="P88" style:family="paragraph" style:parent-style-name="WW-Légende">
      <style:paragraph-properties fo:break-before="page"/>
      <style:text-properties style:font-size-complex="9pt"/>
    </style:style>
    <style:style style:name="P89" style:family="paragraph" style:parent-style-name="WW-Légende">
      <style:paragraph-properties fo:break-before="page"/>
      <style:text-properties fo:color="#000000" style:font-size-complex="9pt"/>
    </style:style>
    <style:style style:name="P90" style:family="paragraph" style:parent-style-name="Table_20_des_20_illustrations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91" style:family="paragraph" style:parent-style-name="xCoverDocTitle">
      <style:paragraph-properties style:snap-to-layout-grid="false"/>
      <style:text-properties style:font-name="Arial Black" fo:font-size="11pt" fo:language="fr" fo:country="FR" fo:font-weight="normal" style:font-size-asian="11pt" style:font-weight-asian="normal" style:font-name-complex="Arial" style:font-size-complex="11pt" style:font-weight-complex="bold"/>
    </style:style>
    <style:style style:name="P92" style:family="paragraph" style:parent-style-name="xCoverDocTitle">
      <style:text-properties fo:font-size="11pt" fo:language="fr" fo:country="FR" style:font-size-asian="11pt" style:font-size-complex="11pt" style:font-weight-complex="bold"/>
    </style:style>
    <style:style style:name="P93" style:family="paragraph" style:parent-style-name="xCoverDocTitle">
      <style:paragraph-properties fo:margin-top="0cm" fo:margin-bottom="0cm" loext:contextual-spacing="false"/>
    </style:style>
    <style:style style:name="P94" style:family="paragraph" style:parent-style-name="xCoverDocTitle">
      <style:paragraph-properties fo:margin-top="0cm" fo:margin-bottom="0cm" loext:contextual-spacing="false" fo:line-height="115%"/>
      <style:text-properties fo:font-size="10pt" fo:language="en" fo:country="US" style:font-size-asian="10pt" style:font-name-complex="Arial" style:font-size-complex="10pt" style:font-weight-complex="bold"/>
    </style:style>
    <style:style style:name="P95" style:family="paragraph" style:parent-style-name="xCoverDocTitle">
      <style:paragraph-properties fo:margin-top="0cm" fo:margin-bottom="0cm" loext:contextual-spacing="false" fo:text-align="justify" style:justify-single-word="false"/>
      <style:text-properties fo:font-size="10pt" style:font-name-asian="Arial" style:font-size-asian="10pt" style:font-weight-complex="bold"/>
    </style:style>
    <style:style style:name="P96" style:family="paragraph" style:parent-style-name="xCoverDocTitle">
      <style:paragraph-properties fo:margin-top="0cm" fo:margin-bottom="0cm" loext:contextual-spacing="false"/>
      <style:text-properties fo:font-size="16pt" style:font-size-asian="16pt" style:font-weight-complex="bold"/>
    </style:style>
    <style:style style:name="P97" style:family="paragraph" style:parent-style-name="xCoverDocTitle">
      <style:paragraph-properties fo:margin-top="0cm" fo:margin-bottom="0cm" loext:contextual-spacing="false"/>
      <style:text-properties fo:language="fr" fo:country="FR" style:language-asian="none" style:country-asian="none" style:font-name-complex="Arial" style:font-weight-complex="bold"/>
    </style:style>
    <style:style style:name="P98" style:family="paragraph" style:parent-style-name="xCoverDocTitle">
      <style:paragraph-properties fo:margin-top="0cm" fo:margin-bottom="0cm" loext:contextual-spacing="false"/>
      <style:text-properties fo:font-size="9pt" fo:language="fr" fo:country="FR" fo:font-weight="normal" style:font-size-asian="9pt" style:font-weight-asian="normal" style:font-name-complex="Arial" style:font-size-complex="9pt" style:font-weight-complex="bold"/>
    </style:style>
    <style:style style:name="P99" style:family="paragraph" style:parent-style-name="xCover">
      <style:text-properties fo:font-size="11pt" fo:language="fr" fo:country="FR" fo:font-weight="bold" style:font-size-asian="11pt" style:font-weight-asian="bold" style:font-name-complex="Arial" style:font-size-complex="11pt"/>
    </style:style>
    <style:style style:name="P100" style:family="paragraph" style:parent-style-name="xCover">
      <style:paragraph-properties fo:text-align="center" style:justify-single-word="false"/>
      <style:text-properties fo:font-size="11pt" fo:language="fr" fo:country="FR" fo:font-weight="bold" style:font-size-asian="11pt" style:font-weight-asian="bold" style:font-name-complex="Arial" style:font-size-complex="11pt" style:font-weight-complex="bold"/>
    </style:style>
    <style:style style:name="P101" style:family="paragraph" style:parent-style-name="xCover">
      <style:paragraph-properties fo:text-align="center" style:justify-single-word="false"/>
    </style:style>
    <style:style style:name="P102" style:family="paragraph" style:parent-style-name="xCover">
      <style:paragraph-properties fo:margin-top="0.423cm" fo:margin-bottom="0cm" loext:contextual-spacing="false" fo:text-align="center" style:justify-single-word="false" style:snap-to-layout-grid="false"/>
      <style:text-properties fo:font-size="11pt" fo:language="en" fo:country="US" fo:font-weight="bold" style:font-size-asian="11pt" style:font-weight-asian="bold" style:font-name-complex="Arial" style:font-size-complex="11pt" style:font-weight-complex="bold" fo:background-color="#ffff00"/>
    </style:style>
    <style:style style:name="P103" style:family="paragraph" style:parent-style-name="xCover">
      <style:paragraph-properties fo:margin-top="0.423cm" fo:margin-bottom="0cm" loext:contextual-spacing="false" fo:text-align="center" style:justify-single-word="false"/>
      <style:text-properties fo:font-size="11pt" fo:language="fr" fo:country="FR" fo:font-weight="bold" style:font-size-asian="11pt" style:font-weight-asian="bold" style:font-name-complex="Arial" style:font-size-complex="11pt" style:font-weight-complex="bold"/>
    </style:style>
    <style:style style:name="P104" style:family="paragraph" style:parent-style-name="xCover">
      <style:paragraph-properties fo:margin-top="0.018cm" fo:margin-bottom="0cm" loext:contextual-spacing="false"/>
    </style:style>
    <style:style style:name="P105" style:family="paragraph" style:parent-style-name="xCover">
      <style:paragraph-properties fo:margin-top="0.018cm" fo:margin-bottom="0cm" loext:contextual-spacing="false" fo:text-align="center" style:justify-single-word="false"/>
      <style:text-properties fo:font-size="11pt" fo:language="fr" fo:country="FR" fo:font-weight="bold" style:font-size-asian="11pt" style:font-weight-asian="bold" style:font-name-complex="Arial" style:font-size-complex="11pt" style:font-weight-complex="bold"/>
    </style:style>
    <style:style style:name="P106" style:family="paragraph" style:parent-style-name="xCover">
      <style:paragraph-properties fo:margin-top="0.018cm" fo:margin-bottom="0cm" loext:contextual-spacing="false" fo:text-align="center" style:justify-single-word="false"/>
      <style:text-properties fo:font-size="10pt" style:font-size-asian="10pt" style:font-weight-complex="bold"/>
    </style:style>
    <style:style style:name="P107" style:family="paragraph" style:parent-style-name="xCover">
      <style:paragraph-properties fo:margin-top="0.018cm" fo:margin-bottom="0cm" loext:contextual-spacing="false"/>
      <style:text-properties fo:font-size="10pt" fo:language="fr" fo:country="FR" style:font-size-asian="10pt" style:font-weight-complex="bold"/>
    </style:style>
    <style:style style:name="P108" style:family="paragraph" style:parent-style-name="xCover">
      <style:paragraph-properties fo:margin-top="0.018cm" fo:margin-bottom="0cm" loext:contextual-spacing="false" fo:text-align="center" style:justify-single-word="false"/>
      <style:text-properties fo:font-size="10pt" fo:language="fr" fo:country="FR" style:font-size-asian="10pt" style:font-weight-complex="bold"/>
    </style:style>
    <style:style style:name="P109" style:family="paragraph" style:parent-style-name="xCoverDocType">
      <style:paragraph-properties fo:margin-top="0cm" fo:margin-bottom="0cm" loext:contextual-spacing="false"/>
      <style:text-properties style:font-name="Arial Black" fo:font-size="16pt" fo:language="fr" fo:country="FR" fo:font-weight="normal" style:font-size-asian="16pt" style:font-weight-asian="normal" style:font-name-complex="Arial" style:font-size-complex="16pt"/>
    </style:style>
    <style:style style:name="P110" style:family="paragraph" style:parent-style-name="Titre00">
      <style:text-properties fo:font-variant="normal" fo:text-transform="none" style:font-name-complex="Arial" style:font-size-complex="9pt" style:font-weight-complex="bold"/>
    </style:style>
    <style:style style:name="P111" style:family="paragraph" style:parent-style-name="Corps_20_de_20_texte_20_31">
      <style:paragraph-properties fo:line-height="100%" fo:orphans="2" fo:widows="2"/>
      <style:text-properties fo:font-size="9pt" fo:language="fr" fo:country="FR" style:font-size-asian="9pt" style:language-asian="fr" style:country-asian="FR" style:font-name-complex="Arial" style:font-weight-complex="bold"/>
    </style:style>
    <style:style style:name="T1" style:family="text">
      <style:text-properties fo:font-weight="normal" style:font-weight-asian="normal"/>
    </style:style>
    <style:style style:name="T2" style:family="text">
      <style:text-properties fo:font-size="16pt" style:font-size-asian="16pt" style:font-weight-complex="bold"/>
    </style:style>
    <style:style style:name="T3" style:family="text">
      <style:text-properties style:font-name="Arial Black" fo:font-size="16pt" fo:language="fr" fo:country="FR" fo:font-weight="normal" style:font-size-asian="16pt" style:font-weight-asian="normal" style:font-name-complex="Arial" style:font-size-complex="16pt"/>
    </style:style>
    <style:style style:name="T4" style:family="text">
      <style:text-properties fo:language="fr" fo:country="FR"/>
    </style:style>
    <style:style style:name="T5" style:family="text">
      <style:text-properties fo:language="fr" fo:country="FR" style:font-weight-complex="bold"/>
    </style:style>
    <style:style style:name="T6" style:family="text">
      <style:text-properties fo:language="fr" fo:country="FR" style:font-name-complex="Arial"/>
    </style:style>
    <style:style style:name="T7" style:family="text">
      <style:text-properties fo:language="fr" fo:country="FR" style:font-name-asian="Arial Unicode MS" style:language-asian="fr" style:country-asian="FR"/>
    </style:style>
    <style:style style:name="T8" style:family="text">
      <style:text-properties fo:font-size="11pt" fo:language="fr" fo:country="FR" style:font-size-asian="11pt" style:font-name-complex="Arial" style:font-size-complex="11pt"/>
    </style:style>
    <style:style style:name="T9" style:family="text">
      <style:text-properties fo:font-size="11pt" fo:language="fr" fo:country="FR" fo:font-weight="bold" style:font-size-asian="11pt" style:font-weight-asian="bold" style:font-name-complex="Arial" style:font-size-complex="11pt"/>
    </style:style>
    <style:style style:name="T10" style:family="text">
      <style:text-properties fo:font-size="11pt" fo:language="fr" fo:country="FR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language="fr" fo:country="FR" fo:font-weight="bold" style:font-size-asian="11pt" style:font-weight-asian="bold" style:font-name-complex="Arial" style:font-size-complex="11pt" fo:background-color="#ffff00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 style:font-size-complex="11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size-complex="9pt" style:font-weight-complex="bold"/>
    </style:style>
    <style:style style:name="T16" style:family="text">
      <style:text-properties fo:font-weight="bold" style:font-weight-asian="bold" style:font-weight-complex="normal"/>
    </style:style>
    <style:style style:name="T17" style:family="text">
      <style:text-properties fo:font-weight="bold" style:font-name-asian="Arial Unicode MS" style:font-weight-asian="bold" style:font-weight-complex="bold"/>
    </style:style>
    <style:style style:name="T18" style:family="text">
      <style:text-properties fo:font-size="10pt" fo:font-weight="bold" style:font-size-asian="10pt" style:font-weight-asian="bold" style:font-name-complex="Arial" style:font-size-complex="10pt"/>
    </style:style>
    <style:style style:name="T19" style:family="text">
      <style:text-properties fo:font-size="10pt" style:font-size-asian="10pt" style:font-name-complex="Arial" style:font-size-complex="10pt"/>
    </style:style>
    <style:style style:name="T20" style:family="text">
      <style:text-properties fo:font-size="10pt" style:font-size-asian="10pt" style:font-weight-complex="bold"/>
    </style:style>
    <style:style style:name="T21" style:family="text">
      <style:text-properties fo:font-size="10pt" fo:language="en" fo:country="US" style:font-size-asian="10pt" style:font-name-complex="Arial" style:font-size-complex="10pt"/>
    </style:style>
    <style:style style:name="T22" style:family="text">
      <style:text-properties fo:font-size="10pt" fo:language="fr" fo:country="FR" style:font-size-asian="10pt" style:font-weight-complex="bold"/>
    </style:style>
    <style:style style:name="T23" style:family="text">
      <style:text-properties fo:font-size="10pt" fo:language="fr" fo:country="FR" style:font-name-asian="Arial" style:font-size-asian="10pt" style:font-weight-complex="bold"/>
    </style:style>
    <style:style style:name="T24" style:family="text">
      <style:text-properties fo:language="en" fo:country="US"/>
    </style:style>
    <style:style style:name="T25" style:family="text">
      <style:text-properties fo:language="en" fo:country="US" style:language-asian="none" style:country-asian="none"/>
    </style:style>
    <style:style style:name="T26" style:family="text">
      <style:text-properties fo:language="en" fo:country="US" fo:font-weight="bold" style:font-weight-asian="bold" style:font-name-complex="Arial" style:font-weight-complex="bold"/>
    </style:style>
    <style:style style:name="T27" style:family="text">
      <style:text-properties fo:font-size="20pt" style:font-size-asian="20pt" style:font-weight-complex="bold"/>
    </style:style>
    <style:style style:name="T28" style:family="text">
      <style:text-properties style:font-name-asian="Arial"/>
    </style:style>
    <style:style style:name="T29" style:family="text">
      <style:text-properties style:language-asian="none" style:country-asian="none" style:font-style-complex="italic"/>
    </style:style>
    <style:style style:name="T30" style:family="text">
      <style:text-properties fo:language="none" fo:country="none" style:language-asian="none" style:country-asian="none"/>
    </style:style>
    <style:style style:name="T31" style:family="text">
      <style:text-properties fo:font-variant="normal" fo:text-transform="none" fo:language="none" fo:country="none" fo:font-weight="normal" style:language-asian="none" style:country-asian="none" style:font-weight-asian="normal"/>
    </style:style>
    <style:style style:name="T32" style:family="text">
      <style:text-properties fo:font-variant="normal" fo:text-transform="none" style:font-name="Calibri" fo:font-size="11pt" fo:language="none" fo:country="none" fo:font-weight="normal" style:font-size-asian="11pt" style:language-asian="none" style:country-asian="none" style:font-weight-asian="normal" style:font-name-complex="Calibri" style:font-size-complex="11pt"/>
    </style:style>
    <style:style style:name="T33" style:family="text">
      <style:text-properties fo:font-variant="normal" fo:text-transform="none" style:font-name-complex="Arial" style:font-size-complex="9pt" style:font-weight-complex="bold"/>
    </style:style>
    <style:style style:name="T34" style:family="text">
      <style:text-properties fo:font-variant="normal" fo:text-transform="none" style:font-name-asian="Arial Unicode MS"/>
    </style:style>
    <style:style style:name="T35" style:family="text">
      <style:text-properties fo:font-variant="normal" fo:text-transform="none" style:font-name-asian="Arial Unicode MS" style:font-name-complex="Arial" style:font-size-complex="9pt" style:font-weight-complex="bold"/>
    </style:style>
    <style:style style:name="T36" style:family="text">
      <style:text-properties fo:font-variant="normal" fo:text-transform="none" style:font-name-asian="Arial Unicode MS" style:font-size-complex="9pt"/>
    </style:style>
    <style:style style:name="T37" style:family="text">
      <style:text-properties style:font-name="Calibri" fo:language="none" fo:country="none" fo:font-weight="normal" style:language-asian="none" style:country-asian="none" style:font-weight-asian="normal" style:font-name-complex="Calibri" style:font-size-complex="11pt"/>
    </style:style>
    <style:style style:name="T38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39" style:family="text">
      <style:text-properties fo:font-size="9pt" fo:font-weight="bold" style:font-size-asian="9pt" style:font-weight-asian="bold" style:font-name-complex="Arial" style:font-weight-complex="bold"/>
    </style:style>
    <style:style style:name="T40" style:family="text">
      <style:text-properties fo:font-size="9pt" fo:font-weight="bold" style:font-name-asian="Arial Unicode MS" style:font-size-asian="9pt" style:font-weight-asian="bold" style:font-name-complex="Arial" style:font-size-complex="9pt" style:font-weight-complex="bold"/>
    </style:style>
    <style:style style:name="T41" style:family="text">
      <style:text-properties fo:font-size="9pt" fo:font-weight="bold" style:font-name-asian="Arial Unicode MS" style:font-size-asian="9pt" style:font-weight-asian="bold" style:font-name-complex="Arial" style:font-size-complex="10pt" style:font-weight-complex="bold"/>
    </style:style>
    <style:style style:name="T42" style:family="text">
      <style:text-properties fo:font-size="9pt" fo:language="none" fo:country="none" style:font-size-asian="9pt" style:language-asian="none" style:country-asian="none" style:font-name-complex="Arial" style:font-size-complex="9pt" style:font-style-complex="italic"/>
    </style:style>
    <style:style style:name="T43" style:family="text">
      <style:text-properties fo:font-size="9pt" fo:language="none" fo:country="none" fo:font-style="italic" fo:font-weight="bold" style:font-size-asian="9pt" style:language-asian="none" style:country-asian="none" style:font-style-asian="italic" style:font-weight-asian="bold" style:font-name-complex="Arial" style:font-size-complex="9pt"/>
    </style:style>
    <style:style style:name="T44" style:family="text">
      <style:text-properties fo:font-size="9pt" style:font-size-asian="9pt"/>
    </style:style>
    <style:style style:name="T45" style:family="text">
      <style:text-properties fo:font-size="9pt" style:font-size-asian="9pt" style:font-name-complex="Arial"/>
    </style:style>
    <style:style style:name="T46" style:family="text">
      <style:text-properties fo:font-size="9pt" style:font-size-asian="9pt" style:font-name-complex="Arial" style:font-size-complex="9pt"/>
    </style:style>
    <style:style style:name="T47" style:family="text">
      <style:text-properties fo:font-size="9pt" fo:language="fr" fo:country="FR" fo:font-weight="normal" style:font-size-asian="9pt" style:font-weight-asian="normal" style:font-name-complex="Arial" style:font-size-complex="9pt" style:font-weight-complex="bold"/>
    </style:style>
    <style:style style:name="T48" style:family="text">
      <style:text-properties fo:font-size="9pt" fo:language="fr" fo:country="FR" style:font-name-asian="Arial Unicode MS" style:font-size-asian="9pt" style:language-asian="fr" style:country-asian="FR" style:font-name-complex="Arial" style:font-weight-complex="bold"/>
    </style:style>
    <style:style style:name="T49" style:family="text">
      <style:text-properties fo:font-size="9pt" fo:language="none" fo:country="none" style:font-size-asian="9pt" style:font-size-complex="9pt"/>
    </style:style>
    <style:style style:name="T50" style:family="text">
      <style:text-properties fo:font-size="9pt" style:font-name-asian="Arial Unicode MS" style:font-size-asian="9pt" style:font-name-complex="Arial" style:font-size-complex="9pt"/>
    </style:style>
    <style:style style:name="T51" style:family="text">
      <style:text-properties style:font-size-complex="9pt"/>
    </style:style>
    <style:style style:name="T52" style:family="text">
      <style:text-properties fo:color="#000000"/>
    </style:style>
    <style:style style:name="T53" style:family="text">
      <style:text-properties fo:color="#000000" fo:font-size="8.5pt" style:font-size-asian="8.5pt" style:font-size-complex="8.5pt"/>
    </style:style>
    <style:style style:name="T54" style:family="text">
      <style:text-properties fo:color="#000000" fo:font-size="9pt" fo:font-weight="bold" style:font-size-asian="9pt" style:font-weight-asian="bold" style:font-name-complex="Arial" style:font-size-complex="11pt" style:font-weight-complex="bold"/>
    </style:style>
    <style:style style:name="T55" style:family="text">
      <style:text-properties fo:color="#000000" fo:font-size="9pt" fo:font-weight="bold" style:font-size-asian="9pt" style:font-weight-asian="bold" style:font-name-complex="Arial" style:font-size-complex="9pt" style:font-weight-complex="bold"/>
    </style:style>
    <style:style style:name="T56" style:family="text">
      <style:text-properties fo:color="#000000" fo:font-size="9pt" fo:font-weight="bold" style:font-size-asian="9pt" style:font-weight-asian="bold" style:font-name-complex="Arial" style:font-weight-complex="bold"/>
    </style:style>
    <style:style style:name="T57" style:family="text">
      <style:text-properties fo:color="#000000" fo:font-size="9pt" fo:font-weight="bold" style:font-size-asian="9pt" style:font-weight-asian="bold" style:font-size-complex="11pt" style:font-weight-complex="bold"/>
    </style:style>
    <style:style style:name="T58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59" style:family="text">
      <style:text-properties fo:color="#000000" fo:font-size="9pt" fo:font-weight="bold" style:font-name-asian="Arial Unicode MS" style:font-size-asian="9pt" style:font-weight-asian="bold" style:font-name-complex="Arial" style:font-size-complex="9pt" style:font-weight-complex="bold"/>
    </style:style>
    <style:style style:name="T60" style:family="text">
      <style:text-properties fo:color="#000000" fo:font-size="9pt" style:font-size-asian="9pt"/>
    </style:style>
    <style:style style:name="T61" style:family="text">
      <style:text-properties fo:color="#000000" fo:font-size="9pt" style:font-size-asian="9pt" style:font-name-complex="Arial"/>
    </style:style>
    <style:style style:name="T62" style:family="text">
      <style:text-properties fo:color="#000000" fo:font-size="9pt" style:font-size-asian="9pt" style:font-name-complex="Arial" style:font-size-complex="9pt"/>
    </style:style>
    <style:style style:name="T63" style:family="text">
      <style:text-properties fo:color="#000000" fo:font-size="9pt" style:font-size-asian="9pt" style:font-size-complex="9pt"/>
    </style:style>
    <style:style style:name="T64" style:family="text">
      <style:text-properties fo:color="#000000" fo:font-size="9pt" fo:font-style="italic" fo:font-weight="bold" style:font-size-asian="9pt" style:font-style-asian="italic" style:font-weight-asian="bold" style:font-style-complex="italic" style:font-weight-complex="bold"/>
    </style:style>
    <style:style style:name="T65" style:family="text">
      <style:text-properties fo:color="#000000" fo:font-size="9pt" fo:language="en" fo:country="US" fo:font-weight="bold" style:font-size-asian="9pt" style:font-weight-asian="bold" style:font-name-complex="Arial" style:font-size-complex="9pt" style:font-weight-complex="bold"/>
    </style:style>
    <style:style style:name="T66" style:family="text">
      <style:text-properties fo:color="#000000" fo:font-size="9pt" fo:language="en" fo:country="US" style:font-size-asian="9pt" style:font-name-complex="Arial" style:font-size-complex="9pt"/>
    </style:style>
    <style:style style:name="T67" style:family="text">
      <style:text-properties fo:color="#000000" fo:font-size="9pt" fo:language="en" fo:country="GB" fo:font-weight="bold" style:font-name-asian="Arial Unicode MS" style:font-size-asian="9pt" style:font-weight-asian="bold"/>
    </style:style>
    <style:style style:name="T68" style:family="text">
      <style:text-properties fo:color="#000000" fo:font-size="9pt" fo:language="en" fo:country="GB" fo:font-weight="bold" style:font-name-asian="Arial Unicode MS" style:font-size-asian="9pt" style:font-weight-asian="bold" style:font-name-complex="Arial" style:font-size-complex="9pt" style:font-weight-complex="bold"/>
    </style:style>
    <style:style style:name="T69" style:family="text">
      <style:text-properties fo:color="#000000" style:font-name-complex="Arial" style:font-size-complex="9pt"/>
    </style:style>
    <style:style style:name="T70" style:family="text">
      <style:text-properties fo:color="#000000" style:font-size-complex="9pt"/>
    </style:style>
    <style:style style:name="T71" style:family="text">
      <style:text-properties fo:color="#000000" fo:font-size="8pt" style:font-size-asian="8pt" style:font-size-complex="10pt"/>
    </style:style>
    <style:style style:name="T72" style:family="text">
      <style:text-properties fo:language="none" fo:country="none"/>
    </style:style>
    <style:style style:name="T73" style:family="text">
      <style:text-properties fo:font-size="8pt" style:font-size-asian="8pt" style:font-size-complex="10pt"/>
    </style:style>
    <style:style style:name="T74" style:family="text">
      <style:text-properties style:font-name-asian="Arial Unicode MS"/>
    </style:style>
    <style:style style:name="T75" style:family="text">
      <style:text-properties style:font-name="Arial" fo:font-size="10pt" fo:language="fr" fo:country="FR" fo:font-weight="bold" style:font-size-asian="10pt" style:language-asian="fr" style:country-asian="FR" style:font-weight-asian="bold" style:font-name-complex="Arial" style:font-weight-complex="bold"/>
    </style:style>
    <style:style style:name="T76" style:family="text">
      <style:text-properties style:font-name="Arial" fo:font-size="10pt" fo:language="fr" fo:country="FR" style:font-size-asian="10pt" style:language-asian="fr" style:country-asian="FR" style:font-name-complex="Arial"/>
    </style:style>
    <style:style style:name="T77" style:family="text">
      <style:text-properties style:font-name="Arial" fo:font-size="11pt" fo:language="fr" fo:country="FR" style:font-size-asian="11pt" style:language-asian="fr" style:country-asian="FR" style:font-name-complex="Ari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ge-content" fo:padding-left="0.256cm" fo:padding-right="0.256cm" fo:padding-top="0.129cm" fo:padding-bottom="0.129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pre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WW8Num1z3" style:num-pre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WW8Num1z4" style:num-pre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WW8Num1z5" style:num-pre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WW8Num1z6" style:num-pre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WW8Num1z7" style:num-pre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WW8Num1z8" style:num-pre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abl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109">Rapport statistique</text:p>
          </table:table-cell>
          <table:covered-table-cell/>
        </table:table-row>
        <table:table-row table:style-name="Tableau1.2">
          <table:table-cell table:style-name="Tableau1.A2" table:number-columns-spanned="2" office:value-type="string">
            <text:p text:style-name="P91"/>
            <text:p text:style-name="P92">Promoteur</text:p>
            <text:p text:style-name="P2">Association PERSE</text:p>
            <text:p text:style-name="P3">1 Boulevard de Maule</text:p>
            <text:p text:style-name="P1"><text:span text:style-name="T21">72650 SAINT SATURNIN</text:span></text:p>
            <text:p text:style-name="P94"/>
            <text:p text:style-name="P95"><text:s/></text:p>
            <text:p text:style-name="P93"><text:span text:style-name="T27">ENQUETE PRESSURE : </text:span></text:p>
            <text:p text:style-name="P96">PREvalence of preSSure Ulcers in intensive caRE units</text:p>
            <text:p text:style-name="P5"/>
          </table:table-cell>
          <table:covered-table-cell/>
        </table:table-row>
        <table:table-row table:style-name="Tableau1.3">
          <table:table-cell table:style-name="Tableau1.A3" table:number-columns-spanned="2" office:value-type="string">
            <text:p text:style-name="P102"/>
            <text:p text:style-name="P103">Statisticiens de l’étude</text:p>
            <text:p text:style-name="P105"/>
            <text:p text:style-name="P107"><text:span text:style-name="T28"><text:s text:c="40"/></text:span>Florian RIGAUDIER <text:s text:c="12"/>Pr. François-André ALLAERT</text:p>
            <text:p text:style-name="P104"><text:span text:style-name="T23"><text:s text:c="43"/></text:span><text:span text:style-name="T22">CENBIOTECH <text:s text:c="24"/>CENBIOTECH</text:span></text:p>
            <text:p text:style-name="P108"><text:span text:style-name="T28"><text:s/></text:span>Impasse Françoise Dolto <text:s text:c="11"/>Impasse Françoise Dolto</text:p>
            <text:p text:style-name="P106">Parc Mazen-Sully <text:s text:c="21"/>Parc Mazen-Sully</text:p>
            <text:p text:style-name="P108">21000 DIJON <text:s text:c="27"/>21000 DIJON</text:p>
            <text:p text:style-name="P108"/>
            <text:p text:style-name="P97"><draw:frame draw:style-name="fr1" draw:name="Cadre1" text:anchor-type="char" svg:x="2.753cm" svg:y="1.018cm" svg:width="10.107cm" draw:z-index="0"><draw:text-box fo:min-height="0cm"><text:p text:style-name="P100">Promoteur</text:p><text:p text:style-name="P2">Dr Brigitte BARROIS - Association PERSE</text:p><text:p text:style-name="P3">1 Boulevard de Maule</text:p><text:p text:style-name="P1"><text:span text:style-name="T21">72650 SAINT SATURNIN</text:span></text:p><text:p text:style-name="P4"/></draw:text-box></draw:frame></text:p>
          </table:table-cell>
          <table:covered-table-cell/>
        </table:table-row>
        <table:table-row table:style-name="Tableau1.4">
          <table:table-cell table:style-name="Tableau1.A4" office:value-type="string">
            <text:p text:style-name="P101"><text:span text:style-name="Bold_20_Character"><text:span text:style-name="T8">Date : </text:span></text:span><text:span text:style-name="T5">02 Octobre 2017</text:span></text:p>
          </table:table-cell>
          <table:table-cell table:style-name="Tableau1.B4" office:value-type="string">
            <text:p text:style-name="P93"><text:span text:style-name="T1">Version : 0.3</text:span></text:p>
          </table:table-cell>
        </table:table-row>
      </table:table>
      <text:p text:style-name="P99"/>
      <text:h text:style-name="P73" text:outline-level="1"><text:bookmark-start text:name="__RefHeading___Toc494880648"/><text:soft-page-break/><text:span text:style-name="T24">Sommaire</text:span><text:bookmark-end text:name="__RefHeading___Toc494880648"/></text:h>
      <text:p text:style-name="P6"/>
      <text:table-of-content text:style-name="Sect1" text:name="Table des matières1">
        <text:table-of-content-source text:outline-level="4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0"><text:span text:style-name="T25">Sommaire</text:span><text:span text:style-name="T30"><text:tab/></text:span><text:a xlink:type="simple" xlink:href="#__RefHeading___Toc494880648" text:style-name="Index_20_Link_20__28_user_29_" text:visited-style-name="Index_20_Link_20__28_user_29_"><text:span text:style-name="T30">2</text:span></text:a></text:p>
          <text:p text:style-name="P80"><text:span text:style-name="T30">Signatures DU RAPPORT STATISTIQUE<text:tab/></text:span><text:a xlink:type="simple" xlink:href="#__RefHeading___Toc494880649" text:style-name="Index_20_Link_20__28_user_29_" text:visited-style-name="Index_20_Link_20__28_user_29_"><text:span text:style-name="T30">3</text:span></text:a></text:p>
          <text:p text:style-name="P81"><text:span text:style-name="T30">1</text:span><text:span text:style-name="T32"><text:tab/></text:span><text:span text:style-name="T30">Description des services de réanimation (n=86)<text:tab/></text:span><text:a xlink:type="simple" xlink:href="#__RefHeading___Toc494880650" text:style-name="Index_20_Link_20__28_user_29_" text:visited-style-name="Index_20_Link_20__28_user_29_"><text:span text:style-name="T30">4</text:span></text:a></text:p>
          <text:p text:style-name="P81"><text:span text:style-name="T30">2</text:span><text:span text:style-name="T32"><text:tab/></text:span><text:span text:style-name="T30">Description des patients (n=1228)<text:tab/></text:span><text:a xlink:type="simple" xlink:href="#__RefHeading___Toc494880651" text:style-name="Index_20_Link_20__28_user_29_" text:visited-style-name="Index_20_Link_20__28_user_29_"><text:span text:style-name="T30">8</text:span></text:a></text:p>
          <text:p text:style-name="P82"><text:span text:style-name="T30">3</text:span><text:span text:style-name="T32"><text:tab/></text:span><text:span text:style-name="T30">Recherche des paramètres influençant la prévalence des escarres acquises<text:tab/></text:span><text:a xlink:type="simple" xlink:href="#__RefHeading___Toc494880652" text:style-name="Index_20_Link_20__28_user_29_" text:visited-style-name="Index_20_Link_20__28_user_29_"><text:span text:style-name="T30">21</text:span></text:a></text:p>
          <text:p text:style-name="P79"><text:span text:style-name="T30">3.1</text:span><text:span text:style-name="T37"><text:tab/></text:span><text:span text:style-name="T30">Prévalence des escarres acquises en fonction des caractéristiques du patient<text:tab/></text:span><text:a xlink:type="simple" xlink:href="#__RefHeading___Toc494880653" text:style-name="Index_20_Link_20__28_user_29_" text:visited-style-name="Index_20_Link_20__28_user_29_"><text:span text:style-name="T30">21</text:span></text:a></text:p>
          <text:p text:style-name="P78"><text:span text:style-name="T30">3.2</text:span><text:span text:style-name="T37"><text:tab/></text:span><text:span text:style-name="T30">Régression logistique explicative de la prévalence des escarres acquises<text:tab/></text:span><text:a xlink:type="simple" xlink:href="#__RefHeading___Toc494880654" text:style-name="Index_20_Link_20__28_user_29_" text:visited-style-name="Index_20_Link_20__28_user_29_"><text:span text:style-name="T30">26</text:span></text:a></text:p>
          <text:p text:style-name="P82"><text:span text:style-name="T30">4</text:span><text:span text:style-name="T32"><text:tab/></text:span><text:span text:style-name="T30">Description des escarres en fonction de la classification du risque d’escarre (n=230)<text:tab/></text:span><text:a xlink:type="simple" xlink:href="#__RefHeading___Toc494880655" text:style-name="Index_20_Link_20__28_user_29_" text:visited-style-name="Index_20_Link_20__28_user_29_"><text:span text:style-name="T30">28</text:span></text:a></text:p>
          <text:p text:style-name="P82"><text:span text:style-name="T30">5</text:span><text:span text:style-name="T32"><text:tab/></text:span><text:span text:style-name="T30">Description des patients en fonction de la présence d’une escarre grave (n=1228)<text:tab/></text:span><text:a xlink:type="simple" xlink:href="#__RefHeading___Toc494880656" text:style-name="Index_20_Link_20__28_user_29_" text:visited-style-name="Index_20_Link_20__28_user_29_"><text:span text:style-name="T30">32</text:span></text:a></text:p>
          <text:p text:style-name="P81"><text:span text:style-name="T31">6</text:span><text:span text:style-name="T32"><text:tab/></text:span><text:span text:style-name="T31">Index des tables<text:tab/></text:span><text:a xlink:type="simple" xlink:href="#__RefHeading___Toc494880657" text:style-name="Index_20_Link_20__28_user_29_" text:visited-style-name="Index_20_Link_20__28_user_29_"><text:span text:style-name="T31">46</text:span></text:a></text:p>
        </text:index-body>
      </text:table-of-content>
      <text:p text:style-name="P18"/>
      <text:h text:style-name="P75" text:outline-level="1"><text:bookmark-start text:name="__RefHeading___Toc494880649"/><text:span text:style-name="T4">Signatures DU RAPPORT STATISTIQUE</text:span><text:bookmark-end text:name="__RefHeading___Toc494880649"/></text:h>
      <text:h text:style-name="P74" text:outline-level="1"/>
      <text:p text:style-name="P19"/>
      <text:p text:style-name="P19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34">Titre</text:p>
          </table:table-cell>
          <table:table-cell table:style-name="Tableau2.A1" office:value-type="string">
            <text:p text:style-name="P34">Nom et Prénom</text:p>
          </table:table-cell>
          <table:table-cell table:style-name="Tableau2.A1" office:value-type="string">
            <text:p text:style-name="P34">Date</text:p>
          </table:table-cell>
          <table:table-cell table:style-name="Tableau2.D1" office:value-type="string">
            <text:p text:style-name="P34">Signature</text:p>
          </table:table-cell>
        </table:table-row>
        <table:table-row table:style-name="Tableau2.2">
          <table:table-cell table:style-name="Tableau2.A1" office:value-type="string">
            <text:p text:style-name="P37">Promoteur</text:p>
          </table:table-cell>
          <table:table-cell table:style-name="Tableau2.A1" office:value-type="string">
            <text:p text:style-name="P98">Dr Brigitte BARROIS</text:p>
          </table:table-cell>
          <table:table-cell table:style-name="Tableau2.A1" office:value-type="string">
            <text:p text:style-name="P38"/>
          </table:table-cell>
          <table:table-cell table:style-name="Tableau2.D1" office:value-type="string">
            <text:p text:style-name="P40"/>
          </table:table-cell>
        </table:table-row>
      </table:table>
      <text:p text:style-name="P41">THE CRO</text:p>
      <text:p text:style-name="P41"/>
      <text:p text:style-name="P4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4">Titre</text:p>
          </table:table-cell>
          <table:table-cell table:style-name="Tableau3.A1" office:value-type="string">
            <text:p text:style-name="P34">Nom et Prénom</text:p>
          </table:table-cell>
          <table:table-cell table:style-name="Tableau3.A1" office:value-type="string">
            <text:p text:style-name="P34">Date</text:p>
          </table:table-cell>
          <table:table-cell table:style-name="Tableau3.D1" office:value-type="string">
            <text:p text:style-name="P34">Signature</text:p>
          </table:table-cell>
        </table:table-row>
        <table:table-row table:style-name="Tableau3.1">
          <table:table-cell table:style-name="Tableau3.A1" office:value-type="string">
            <text:p text:style-name="P9">Coordinateur Scientifique</text:p>
            <text:p text:style-name="P9">Cenbiotech</text:p>
          </table:table-cell>
          <table:table-cell table:style-name="Tableau3.A1" office:value-type="string">
            <text:h text:style-name="P77" text:outline-level="8">Pr François André ALLAERT</text:h>
            <text:p text:style-name="P10"/>
          </table:table-cell>
          <table:table-cell table:style-name="Tableau3.A1" office:value-type="string">
            <text:p text:style-name="P40"/>
          </table:table-cell>
          <table:table-cell table:style-name="Tableau3.D1" office:value-type="string">
            <text:p text:style-name="P40"/>
          </table:table-cell>
        </table:table-row>
        <table:table-row table:style-name="Tableau3.1">
          <table:table-cell table:style-name="Tableau3.A1" office:value-type="string">
            <text:p text:style-name="P9">Biostatisticien</text:p>
            <text:p text:style-name="P9">Cenbiotech</text:p>
          </table:table-cell>
          <table:table-cell table:style-name="Tableau3.A1" office:value-type="string">
            <text:h text:style-name="P77" text:outline-level="8">Florian RIGAUDIER</text:h>
            <text:p text:style-name="P10"/>
          </table:table-cell>
          <table:table-cell table:style-name="Tableau3.A1" office:value-type="string">
            <text:p text:style-name="P40"/>
          </table:table-cell>
          <table:table-cell table:style-name="Tableau3.D1" office:value-type="string">
            <text:p text:style-name="P40"/>
            <text:p text:style-name="P39"/>
            <text:p text:style-name="P39"/>
          </table:table-cell>
        </table:table-row>
      </table:table>
      <text:p text:style-name="P20"/>
      <text:p text:style-name="P22"/>
      <text:h text:style-name="P76" text:outline-level="1"><text:bookmark-start text:name="_Hlk483219323"/><text:bookmark-start text:name="__RefHeading___Toc494880650"/>Description des services de réanimation<text:span text:style-name="T4"> (n=86)</text:span><text:bookmark-end text:name="__RefHeading___Toc494880650"/></text:h>
      <text:p text:style-name="P42"/>
      <text:p text:style-name="WW-Légende"><text:bookmark-start text:name="__RefHeading___Toc494880504"/>Table <text:sequence text:ref-name="refTable0" text:name="Table" text:formula="ooow:Table+1" style:num-format="1">1</text:sequence><text:s/>: Type de service de réanimation<text:bookmark-end text:name="__RefHeading___Toc494880504"/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header-rows>
          <table:table-row table:style-name="Tableau4.1">
            <table:table-cell table:style-name="Tableau4.A1" office:value-type="string">
              <text:p text:style-name="P51"><text:bookmark text:name="IDX"/></text:p>
            </table:table-cell>
            <table:table-cell table:style-name="Tableau4.B1" office:value-type="string">
              <text:p text:style-name="P50">N</text:p>
            </table:table-cell>
            <table:table-cell table:style-name="Tableau4.C1" office:value-type="string">
              <text:p text:style-name="P50">%</text:p>
            </table:table-cell>
          </table:table-row>
        </table:table-header-rows>
        <table:table-row table:style-name="Tableau4.1">
          <table:table-cell table:style-name="Tableau4.A2" office:value-type="string">
            <text:p text:style-name="P59">Médicale</text:p>
          </table:table-cell>
          <table:table-cell table:style-name="Tableau4.B2" office:value-type="string">
            <text:p text:style-name="P62">22</text:p>
          </table:table-cell>
          <table:table-cell table:style-name="Tableau4.C2" office:value-type="string">
            <text:p text:style-name="P62">25.9</text:p>
          </table:table-cell>
        </table:table-row>
        <table:table-row table:style-name="Tableau4.1">
          <table:table-cell table:style-name="Tableau4.A2" office:value-type="string">
            <text:p text:style-name="P59">Chirurgicale</text:p>
          </table:table-cell>
          <table:table-cell table:style-name="Tableau4.B2" office:value-type="string">
            <text:p text:style-name="P62">15</text:p>
          </table:table-cell>
          <table:table-cell table:style-name="Tableau4.C2" office:value-type="string">
            <text:p text:style-name="P62">17.6</text:p>
          </table:table-cell>
        </table:table-row>
        <table:table-row table:style-name="Tableau4.1">
          <table:table-cell table:style-name="Tableau4.A2" office:value-type="string">
            <text:p text:style-name="P50">Polyvalente</text:p>
          </table:table-cell>
          <table:table-cell table:style-name="Tableau4.B2" office:value-type="string">
            <text:p text:style-name="P54">48</text:p>
          </table:table-cell>
          <table:table-cell table:style-name="Tableau4.C2" office:value-type="string">
            <text:p text:style-name="P54">56.5</text:p>
          </table:table-cell>
        </table:table-row>
        <table:table-row table:style-name="Tableau4.1">
          <table:table-cell table:style-name="Tableau4.A5" office:value-type="string">
            <text:p text:style-name="P59">Total</text:p>
          </table:table-cell>
          <table:table-cell table:style-name="Tableau4.B5" office:value-type="string">
            <text:p text:style-name="P62">85</text:p>
          </table:table-cell>
          <table:table-cell table:style-name="Tableau4.C5" office:value-type="string">
            <text:p text:style-name="P62">100.0</text:p>
          </table:table-cell>
        </table:table-row>
      </table:table>
      <text:p text:style-name="P57"><text:bookmark text:name="IDX1"/><text:span text:style-name="T57">Données manquantes : </text:span><text:span text:style-name="T60">1</text:span></text:p>
      <text:p text:style-name="P61"/>
      <text:p text:style-name="WW-Légende"><text:bookmark-start text:name="__RefHeading___Toc494880505"/>Table <text:sequence text:ref-name="refTable1" text:name="Table" text:formula="ooow:Table+1" style:num-format="1">2</text:sequence><text:s/>: Nombre de lits (réanimation+soins continus)<text:bookmark-end text:name="__RefHeading___Toc494880505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P50"><text:bookmark text:name="IDX4"/>N</text:p>
            </table:table-cell>
            <table:table-cell table:style-name="Tableau5.B1" office:value-type="string">
              <text:p text:style-name="P50">DM</text:p>
            </table:table-cell>
            <table:table-cell table:style-name="Tableau5.B1" office:value-type="string">
              <text:p text:style-name="P50">Moyenne</text:p>
            </table:table-cell>
            <table:table-cell table:style-name="Tableau5.B1" office:value-type="string">
              <text:p text:style-name="P50">Écart type</text:p>
            </table:table-cell>
            <table:table-cell table:style-name="Tableau5.B1" office:value-type="string">
              <text:p text:style-name="P50">Médiane</text:p>
            </table:table-cell>
            <table:table-cell table:style-name="Tableau5.B1" office:value-type="string">
              <text:p text:style-name="P50">Minimum</text:p>
            </table:table-cell>
            <table:table-cell table:style-name="Tableau5.G1" office:value-type="string">
              <text:p text:style-name="P50">Maximum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P62">85</text:p>
          </table:table-cell>
          <table:table-cell table:style-name="Tableau5.B2" office:value-type="string">
            <text:p text:style-name="P62">1</text:p>
          </table:table-cell>
          <table:table-cell table:style-name="Tableau5.B2" office:value-type="string">
            <text:p text:style-name="P62">18.4</text:p>
          </table:table-cell>
          <table:table-cell table:style-name="Tableau5.B2" office:value-type="string">
            <text:p text:style-name="P62">7.4</text:p>
          </table:table-cell>
          <table:table-cell table:style-name="Tableau5.B2" office:value-type="string">
            <text:p text:style-name="P62">18.0</text:p>
          </table:table-cell>
          <table:table-cell table:style-name="Tableau5.B2" office:value-type="string">
            <text:p text:style-name="P62">8.0</text:p>
          </table:table-cell>
          <table:table-cell table:style-name="Tableau5.G2" office:value-type="string">
            <text:p text:style-name="P62">50.0</text:p>
          </table:table-cell>
        </table:table-row>
      </table:table>
      <text:p text:style-name="P21"/>
      <text:p text:style-name="WW-Légende"><text:bookmark-start text:name="__RefHeading___Toc494880506"/>Tables <text:sequence text:ref-name="refTable2" text:name="Table" text:formula="ooow:Table+1" style:num-format="1">3</text:sequence><text:s/>et <text:sequence text:ref-name="refTable3" text:name="Table" text:formula="ooow:Table+1" style:num-format="1">4</text:sequence><text:s/>: IGS 2 moyen en 2016<text:bookmark-end text:name="__RefHeading___Toc494880506"/>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 table:style-name="Tableau6.1">
            <table:table-cell table:style-name="Tableau6.A1" office:value-type="string">
              <text:p text:style-name="P51"/>
            </table:table-cell>
            <table:table-cell table:style-name="Tableau6.B1" office:value-type="string">
              <text:p text:style-name="P50">N</text:p>
            </table:table-cell>
            <table:table-cell table:style-name="Tableau6.C1" office:value-type="string">
              <text:p text:style-name="P50">%</text:p>
            </table:table-cell>
          </table:table-row>
        </table:table-header-rows>
        <table:table-row table:style-name="Tableau6.1">
          <table:table-cell table:style-name="Tableau6.A2" office:value-type="string">
            <text:p text:style-name="P59">Entre 20 et 40</text:p>
          </table:table-cell>
          <table:table-cell table:style-name="Tableau6.B2" office:value-type="string">
            <text:p text:style-name="P62">8</text:p>
          </table:table-cell>
          <table:table-cell table:style-name="Tableau6.C2" office:value-type="string">
            <text:p text:style-name="P62">16.7</text:p>
          </table:table-cell>
        </table:table-row>
        <table:table-row table:style-name="Tableau6.1">
          <table:table-cell table:style-name="Tableau6.A2" office:value-type="string">
            <text:p text:style-name="P59">Entre 40 et 60</text:p>
          </table:table-cell>
          <table:table-cell table:style-name="Tableau6.B2" office:value-type="string">
            <text:p text:style-name="P62">37</text:p>
          </table:table-cell>
          <table:table-cell table:style-name="Tableau6.C2" office:value-type="string">
            <text:p text:style-name="P62">77.1</text:p>
          </table:table-cell>
        </table:table-row>
        <table:table-row table:style-name="Tableau6.1">
          <table:table-cell table:style-name="Tableau6.A2" office:value-type="string">
            <text:p text:style-name="P50">Plus de 60</text:p>
          </table:table-cell>
          <table:table-cell table:style-name="Tableau6.B2" office:value-type="string">
            <text:p text:style-name="P54">3</text:p>
          </table:table-cell>
          <table:table-cell table:style-name="Tableau6.C2" office:value-type="string">
            <text:p text:style-name="P54">6.3</text:p>
          </table:table-cell>
        </table:table-row>
        <table:table-row table:style-name="Tableau6.1">
          <table:table-cell table:style-name="Tableau6.A5" office:value-type="string">
            <text:p text:style-name="P59">Total</text:p>
          </table:table-cell>
          <table:table-cell table:style-name="Tableau6.B5" office:value-type="string">
            <text:p text:style-name="P62">48</text:p>
          </table:table-cell>
          <table:table-cell table:style-name="Tableau6.C5" office:value-type="string">
            <text:p text:style-name="P62">100.0</text:p>
          </table:table-cell>
        </table:table-row>
      </table:table>
      <text:p text:style-name="P57"><text:span text:style-name="T57">Données manquantes : </text:span><text:span text:style-name="T60">38</text:span></text:p>
      <text:p text:style-name="P2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column table:style-name="Tableau7.G"/>
        <table:table-header-rows>
          <table:table-row table:style-name="Tableau7.1">
            <table:table-cell table:style-name="Tableau7.A1" office:value-type="string">
              <text:p text:style-name="P50"><text:bookmark text:name="IDX7"/>N</text:p>
            </table:table-cell>
            <table:table-cell table:style-name="Tableau7.B1" office:value-type="string">
              <text:p text:style-name="P50">DM</text:p>
            </table:table-cell>
            <table:table-cell table:style-name="Tableau7.B1" office:value-type="string">
              <text:p text:style-name="P50">Moyenne</text:p>
            </table:table-cell>
            <table:table-cell table:style-name="Tableau7.B1" office:value-type="string">
              <text:p text:style-name="P50">Écart type</text:p>
            </table:table-cell>
            <table:table-cell table:style-name="Tableau7.B1" office:value-type="string">
              <text:p text:style-name="P50">Médiane</text:p>
            </table:table-cell>
            <table:table-cell table:style-name="Tableau7.B1" office:value-type="string">
              <text:p text:style-name="P50">Minimum</text:p>
            </table:table-cell>
            <table:table-cell table:style-name="Tableau7.G1" office:value-type="string">
              <text:p text:style-name="P50">Maximum</text:p>
            </table:table-cell>
          </table:table-row>
        </table:table-header-rows>
        <table:table-row table:style-name="Tableau7.1">
          <table:table-cell table:style-name="Tableau7.A2" office:value-type="string">
            <text:p text:style-name="P62">48</text:p>
          </table:table-cell>
          <table:table-cell table:style-name="Tableau7.B2" office:value-type="string">
            <text:p text:style-name="P62">38</text:p>
          </table:table-cell>
          <table:table-cell table:style-name="Tableau7.B2" office:value-type="string">
            <text:p text:style-name="P62">46.3</text:p>
          </table:table-cell>
          <table:table-cell table:style-name="Tableau7.B2" office:value-type="string">
            <text:p text:style-name="P62">9.5</text:p>
          </table:table-cell>
          <table:table-cell table:style-name="Tableau7.B2" office:value-type="string">
            <text:p text:style-name="P62">46.0</text:p>
          </table:table-cell>
          <table:table-cell table:style-name="Tableau7.B2" office:value-type="string">
            <text:p text:style-name="P62">22.0</text:p>
          </table:table-cell>
          <table:table-cell table:style-name="Tableau7.G2" office:value-type="string">
            <text:p text:style-name="P62">69.0</text:p>
          </table:table-cell>
        </table:table-row>
      </table:table>
      <text:p text:style-name="P21"/>
      <text:p text:style-name="WW-Légende"><text:bookmark-start text:name="__RefHeading___Toc494880507"/>Table <text:sequence text:ref-name="refTable4" text:name="Table" text:formula="ooow:Table+1" style:num-format="1">5</text:sequence><text:s/>: Nombre de patients présents le jour de l'étude<text:bookmark-end text:name="__RefHeading___Toc494880507"/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column table:style-name="Tableau8.G"/>
        <table:table-header-rows>
          <table:table-row table:style-name="Tableau8.1">
            <table:table-cell table:style-name="Tableau8.A1" office:value-type="string">
              <text:p text:style-name="P50"><text:bookmark text:name="IDX10"/>N</text:p>
            </table:table-cell>
            <table:table-cell table:style-name="Tableau8.B1" office:value-type="string">
              <text:p text:style-name="P50">DM</text:p>
            </table:table-cell>
            <table:table-cell table:style-name="Tableau8.B1" office:value-type="string">
              <text:p text:style-name="P50">Moyenne</text:p>
            </table:table-cell>
            <table:table-cell table:style-name="Tableau8.B1" office:value-type="string">
              <text:p text:style-name="P50">Écart type</text:p>
            </table:table-cell>
            <table:table-cell table:style-name="Tableau8.B1" office:value-type="string">
              <text:p text:style-name="P50">Médiane</text:p>
            </table:table-cell>
            <table:table-cell table:style-name="Tableau8.B1" office:value-type="string">
              <text:p text:style-name="P50">Minimum</text:p>
            </table:table-cell>
            <table:table-cell table:style-name="Tableau8.G1" office:value-type="string">
              <text:p text:style-name="P50">Maximum</text:p>
            </table:table-cell>
          </table:table-row>
        </table:table-header-rows>
        <table:table-row table:style-name="Tableau8.1">
          <table:table-cell table:style-name="Tableau8.A2" office:value-type="string">
            <text:p text:style-name="P62">83</text:p>
          </table:table-cell>
          <table:table-cell table:style-name="Tableau8.B2" office:value-type="string">
            <text:p text:style-name="P62">3</text:p>
          </table:table-cell>
          <table:table-cell table:style-name="Tableau8.B2" office:value-type="string">
            <text:p text:style-name="P62">15.3</text:p>
          </table:table-cell>
          <table:table-cell table:style-name="Tableau8.B2" office:value-type="string">
            <text:p text:style-name="P62">6.8</text:p>
          </table:table-cell>
          <table:table-cell table:style-name="Tableau8.B2" office:value-type="string">
            <text:p text:style-name="P62">15.0</text:p>
          </table:table-cell>
          <table:table-cell table:style-name="Tableau8.B2" office:value-type="string">
            <text:p text:style-name="P62">4.0</text:p>
          </table:table-cell>
          <table:table-cell table:style-name="Tableau8.G2" office:value-type="string">
            <text:p text:style-name="P62">48.0</text:p>
          </table:table-cell>
        </table:table-row>
      </table:table>
      <text:p text:style-name="P21"/>
      <text:p text:style-name="WW-Légende"><text:bookmark-start text:name="__RefHeading___Toc494880508"/>Table <text:sequence text:ref-name="refTable5" text:name="Table" text:formula="ooow:Table+1" style:num-format="1">6</text:sequence><text:s/>: Age moyen des patients présents<text:bookmark-end text:name="__RefHeading___Toc494880508"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column table:style-name="Tableau9.G"/>
        <table:table-header-rows>
          <table:table-row table:style-name="Tableau9.1">
            <table:table-cell table:style-name="Tableau9.A1" office:value-type="string">
              <text:p text:style-name="P50"><text:bookmark text:name="IDX13"/>N</text:p>
            </table:table-cell>
            <table:table-cell table:style-name="Tableau9.B1" office:value-type="string">
              <text:p text:style-name="P50">DM</text:p>
            </table:table-cell>
            <table:table-cell table:style-name="Tableau9.B1" office:value-type="string">
              <text:p text:style-name="P50">Moyenne</text:p>
            </table:table-cell>
            <table:table-cell table:style-name="Tableau9.B1" office:value-type="string">
              <text:p text:style-name="P50">Écart type</text:p>
            </table:table-cell>
            <table:table-cell table:style-name="Tableau9.B1" office:value-type="string">
              <text:p text:style-name="P50">Médiane</text:p>
            </table:table-cell>
            <table:table-cell table:style-name="Tableau9.B1" office:value-type="string">
              <text:p text:style-name="P50">Minimum</text:p>
            </table:table-cell>
            <table:table-cell table:style-name="Tableau9.G1" office:value-type="string">
              <text:p text:style-name="P50">Maximum</text:p>
            </table:table-cell>
          </table:table-row>
        </table:table-header-rows>
        <table:table-row table:style-name="Tableau9.1">
          <table:table-cell table:style-name="Tableau9.A2" office:value-type="string">
            <text:p text:style-name="P62">81</text:p>
          </table:table-cell>
          <table:table-cell table:style-name="Tableau9.B2" office:value-type="string">
            <text:p text:style-name="P62">5</text:p>
          </table:table-cell>
          <table:table-cell table:style-name="Tableau9.B2" office:value-type="string">
            <text:p text:style-name="P62">62.2</text:p>
          </table:table-cell>
          <table:table-cell table:style-name="Tableau9.B2" office:value-type="string">
            <text:p text:style-name="P62">6.0</text:p>
          </table:table-cell>
          <table:table-cell table:style-name="Tableau9.B2" office:value-type="string">
            <text:p text:style-name="P62">61.0</text:p>
          </table:table-cell>
          <table:table-cell table:style-name="Tableau9.B2" office:value-type="string">
            <text:p text:style-name="P62">48.0</text:p>
          </table:table-cell>
          <table:table-cell table:style-name="Tableau9.G2" office:value-type="string">
            <text:p text:style-name="P62">75.0</text:p>
          </table:table-cell>
        </table:table-row>
      </table:table>
      <text:p text:style-name="P21"/>
      <text:p text:style-name="WW-Légende"><text:bookmark-start text:name="__RefHeading___Toc494880509"/>Table <text:sequence text:ref-name="refTable6" text:name="Table" text:formula="ooow:Table+1" style:num-format="1">7</text:sequence><text:s/>: Réalisation systématique d'une évaluation du risque d’escarres<text:bookmark-end text:name="__RefHeading___Toc494880509"/></text:p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 table:style-name="Tableau10.1">
            <table:table-cell table:style-name="Tableau10.A1" office:value-type="string">
              <text:p text:style-name="P51"><text:bookmark text:name="IDX14"/></text:p>
            </table:table-cell>
            <table:table-cell table:style-name="Tableau10.B1" office:value-type="string">
              <text:p text:style-name="P50">N</text:p>
            </table:table-cell>
            <table:table-cell table:style-name="Tableau10.C1" office:value-type="string">
              <text:p text:style-name="P50">%</text:p>
            </table:table-cell>
          </table:table-row>
        </table:table-header-rows>
        <table:table-row table:style-name="Tableau10.1">
          <table:table-cell table:style-name="Tableau10.A2" office:value-type="string">
            <text:p text:style-name="P59">Non</text:p>
          </table:table-cell>
          <table:table-cell table:style-name="Tableau10.B2" office:value-type="string">
            <text:p text:style-name="P62">15</text:p>
          </table:table-cell>
          <table:table-cell table:style-name="Tableau10.C2" office:value-type="string">
            <text:p text:style-name="P62">17.6</text:p>
          </table:table-cell>
        </table:table-row>
        <table:table-row table:style-name="Tableau10.1">
          <table:table-cell table:style-name="Tableau10.A2" office:value-type="string">
            <text:p text:style-name="P50">Oui</text:p>
          </table:table-cell>
          <table:table-cell table:style-name="Tableau10.B2" office:value-type="string">
            <text:p text:style-name="P54">70</text:p>
          </table:table-cell>
          <table:table-cell table:style-name="Tableau10.C2" office:value-type="string">
            <text:p text:style-name="P54">82.4</text:p>
          </table:table-cell>
        </table:table-row>
        <table:table-row table:style-name="Tableau10.1">
          <table:table-cell table:style-name="Tableau10.A4" office:value-type="string">
            <text:p text:style-name="P59">Total</text:p>
          </table:table-cell>
          <table:table-cell table:style-name="Tableau10.B4" office:value-type="string">
            <text:p text:style-name="P62">85</text:p>
          </table:table-cell>
          <table:table-cell table:style-name="Tableau10.C4" office:value-type="string">
            <text:p text:style-name="P62">100.0</text:p>
          </table:table-cell>
        </table:table-row>
      </table:table>
      <text:p text:style-name="P57"><text:bookmark text:name="IDX15"/><text:span text:style-name="T57">Données manquantes : </text:span><text:span text:style-name="T60">1</text:span></text:p>
      <text:p text:style-name="P87"><text:bookmark-start text:name="__RefHeading___Toc494880510"/>Table <text:sequence text:ref-name="refTable7" text:name="Table" text:formula="ooow:Table+1" style:num-format="1">8</text:sequence><text:s/>: Evaluation clinique (n=70)<text:bookmark-end text:name="__RefHeading___Toc494880510"/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 table:style-name="Tableau11.1">
            <table:table-cell table:style-name="Tableau11.A1" office:value-type="string">
              <text:p text:style-name="P51"><text:bookmark text:name="IDX16"/></text:p>
            </table:table-cell>
            <table:table-cell table:style-name="Tableau11.B1" office:value-type="string">
              <text:p text:style-name="P50">N</text:p>
            </table:table-cell>
            <table:table-cell table:style-name="Tableau11.C1" office:value-type="string">
              <text:p text:style-name="P50">%</text:p>
            </table:table-cell>
          </table:table-row>
        </table:table-header-rows>
        <table:table-row table:style-name="Tableau11.1">
          <table:table-cell table:style-name="Tableau11.A2" office:value-type="string">
            <text:p text:style-name="P59">Non</text:p>
          </table:table-cell>
          <table:table-cell table:style-name="Tableau11.B2" office:value-type="string">
            <text:p text:style-name="P62">3</text:p>
          </table:table-cell>
          <table:table-cell table:style-name="Tableau11.C2" office:value-type="string">
            <text:p text:style-name="P62">5.1</text:p>
          </table:table-cell>
        </table:table-row>
        <table:table-row table:style-name="Tableau11.1">
          <table:table-cell table:style-name="Tableau11.A2" office:value-type="string">
            <text:p text:style-name="P50">Oui</text:p>
          </table:table-cell>
          <table:table-cell table:style-name="Tableau11.B2" office:value-type="string">
            <text:p text:style-name="P54">56</text:p>
          </table:table-cell>
          <table:table-cell table:style-name="Tableau11.C2" office:value-type="string">
            <text:p text:style-name="P54">94.9</text:p>
          </table:table-cell>
        </table:table-row>
        <table:table-row table:style-name="Tableau11.1">
          <table:table-cell table:style-name="Tableau11.A4" office:value-type="string">
            <text:p text:style-name="P59">Total</text:p>
          </table:table-cell>
          <table:table-cell table:style-name="Tableau11.B4" office:value-type="string">
            <text:p text:style-name="P62">59</text:p>
          </table:table-cell>
          <table:table-cell table:style-name="Tableau11.C4" office:value-type="string">
            <text:p text:style-name="P62">100.0</text:p>
          </table:table-cell>
        </table:table-row>
      </table:table>
      <text:p text:style-name="P57"><text:bookmark text:name="IDX17"/><text:span text:style-name="T57">Données manquantes : </text:span><text:span text:style-name="T60">11</text:span></text:p>
      <text:p text:style-name="P23"/>
      <text:p text:style-name="WW-Légende"><text:bookmark-start text:name="__RefHeading___Toc494880511"/>Table <text:sequence text:ref-name="refTable8" text:name="Table" text:formula="ooow:Table+1" style:num-format="1">9</text:sequence><text:s/>: Echelle d’évaluation (n=70)<text:bookmark-end text:name="__RefHeading___Toc494880511"/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 table:style-name="Tableau12.1">
            <table:table-cell table:style-name="Tableau12.A1" office:value-type="string">
              <text:p text:style-name="P51"><text:bookmark text:name="IDX18"/></text:p>
            </table:table-cell>
            <table:table-cell table:style-name="Tableau12.B1" office:value-type="string">
              <text:p text:style-name="P50">N</text:p>
            </table:table-cell>
            <table:table-cell table:style-name="Tableau12.C1" office:value-type="string">
              <text:p text:style-name="P50">%</text:p>
            </table:table-cell>
          </table:table-row>
        </table:table-header-rows>
        <table:table-row table:style-name="Tableau12.1">
          <table:table-cell table:style-name="Tableau12.A2" office:value-type="string">
            <text:p text:style-name="P59">Non</text:p>
          </table:table-cell>
          <table:table-cell table:style-name="Tableau12.B2" office:value-type="string">
            <text:p text:style-name="P62">12</text:p>
          </table:table-cell>
          <table:table-cell table:style-name="Tableau12.C2" office:value-type="string">
            <text:p text:style-name="P62">18.5</text:p>
          </table:table-cell>
        </table:table-row>
        <table:table-row table:style-name="Tableau12.1">
          <table:table-cell table:style-name="Tableau12.A2" office:value-type="string">
            <text:p text:style-name="P50">Oui</text:p>
          </table:table-cell>
          <table:table-cell table:style-name="Tableau12.B2" office:value-type="string">
            <text:p text:style-name="P54">53</text:p>
          </table:table-cell>
          <table:table-cell table:style-name="Tableau12.C2" office:value-type="string">
            <text:p text:style-name="P54">81.5</text:p>
          </table:table-cell>
        </table:table-row>
        <table:table-row table:style-name="Tableau12.1">
          <table:table-cell table:style-name="Tableau12.A4" office:value-type="string">
            <text:p text:style-name="P59">Total</text:p>
          </table:table-cell>
          <table:table-cell table:style-name="Tableau12.B4" office:value-type="string">
            <text:p text:style-name="P62">65</text:p>
          </table:table-cell>
          <table:table-cell table:style-name="Tableau12.C4" office:value-type="string">
            <text:p text:style-name="P62">100.0</text:p>
          </table:table-cell>
        </table:table-row>
      </table:table>
      <text:p text:style-name="P57"><text:bookmark text:name="IDX19"/><text:span text:style-name="T57">Données manquantes : </text:span><text:span text:style-name="T60">5</text:span></text:p>
      <text:p text:style-name="P23"/>
      <text:p text:style-name="WW-Légende"><text:bookmark-start text:name="__RefHeading___Toc494880512"/>Table <text:sequence text:ref-name="refTable9" text:name="Table" text:formula="ooow:Table+1" style:num-format="1">10</text:sequence><text:s/>: Type d'échelle d’évaluation (n=53)<text:bookmark-end text:name="__RefHeading___Toc494880512"/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 table:style-name="Tableau13.1">
            <table:table-cell table:style-name="Tableau13.A1" office:value-type="string">
              <text:p text:style-name="P51"><text:bookmark text:name="IDX20"/></text:p>
            </table:table-cell>
            <table:table-cell table:style-name="Tableau13.B1" office:value-type="string">
              <text:p text:style-name="P50">N</text:p>
            </table:table-cell>
            <table:table-cell table:style-name="Tableau13.C1" office:value-type="string">
              <text:p text:style-name="P50">%</text:p>
            </table:table-cell>
          </table:table-row>
        </table:table-header-rows>
        <table:table-row table:style-name="Tableau13.1">
          <table:table-cell table:style-name="Tableau13.A2" office:value-type="string">
            <text:p text:style-name="P59">Norton</text:p>
          </table:table-cell>
          <table:table-cell table:style-name="Tableau13.B2" office:value-type="string">
            <text:p text:style-name="P62">15</text:p>
          </table:table-cell>
          <table:table-cell table:style-name="Tableau13.C2" office:value-type="string">
            <text:p text:style-name="P62">29.4</text:p>
          </table:table-cell>
        </table:table-row>
        <table:table-row table:style-name="Tableau13.1">
          <table:table-cell table:style-name="Tableau13.A2" office:value-type="string">
            <text:p text:style-name="P59">Braden</text:p>
          </table:table-cell>
          <table:table-cell table:style-name="Tableau13.B2" office:value-type="string">
            <text:p text:style-name="P62">23</text:p>
          </table:table-cell>
          <table:table-cell table:style-name="Tableau13.C2" office:value-type="string">
            <text:p text:style-name="P62">45.1</text:p>
          </table:table-cell>
        </table:table-row>
        <table:table-row table:style-name="Tableau13.1">
          <table:table-cell table:style-name="Tableau13.A2" office:value-type="string">
            <text:p text:style-name="P59">Waterlow</text:p>
          </table:table-cell>
          <table:table-cell table:style-name="Tableau13.B2" office:value-type="string">
            <text:p text:style-name="P62">8</text:p>
          </table:table-cell>
          <table:table-cell table:style-name="Tableau13.C2" office:value-type="string">
            <text:p text:style-name="P62">15.7</text:p>
          </table:table-cell>
        </table:table-row>
        <table:table-row table:style-name="Tableau13.1">
          <table:table-cell table:style-name="Tableau13.A2" office:value-type="string">
            <text:p text:style-name="P50">Peuplier-Gonesse</text:p>
          </table:table-cell>
          <table:table-cell table:style-name="Tableau13.B2" office:value-type="string">
            <text:p text:style-name="P54">5</text:p>
          </table:table-cell>
          <table:table-cell table:style-name="Tableau13.C2" office:value-type="string">
            <text:p text:style-name="P54">9.8</text:p>
          </table:table-cell>
        </table:table-row>
        <table:table-row table:style-name="Tableau13.1">
          <table:table-cell table:style-name="Tableau13.A6" office:value-type="string">
            <text:p text:style-name="P59">Total</text:p>
          </table:table-cell>
          <table:table-cell table:style-name="Tableau13.B6" office:value-type="string">
            <text:p text:style-name="P62">51</text:p>
          </table:table-cell>
          <table:table-cell table:style-name="Tableau13.C6" office:value-type="string">
            <text:p text:style-name="P62">100.0</text:p>
          </table:table-cell>
        </table:table-row>
      </table:table>
      <text:p text:style-name="P57"><text:bookmark text:name="IDX21"/><text:span text:style-name="T57">Données manquantes : </text:span><text:span text:style-name="T60">2</text:span></text:p>
      <text:p text:style-name="P61"/>
      <text:p text:style-name="WW-Légende"><text:bookmark-start text:name="__RefHeading___Toc494880513"/>Table <text:sequence text:ref-name="refTable10" text:name="Table" text:formula="ooow:Table+1" style:num-format="1">11</text:sequence><text:s/>: Existence dans le service d'un protocole écrit de prévention des escarres<text:bookmark-end text:name="__RefHeading___Toc494880513"/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header-rows>
          <table:table-row table:style-name="Tableau14.1">
            <table:table-cell table:style-name="Tableau14.A1" office:value-type="string">
              <text:p text:style-name="P51"><text:bookmark text:name="IDX22"/></text:p>
            </table:table-cell>
            <table:table-cell table:style-name="Tableau14.B1" office:value-type="string">
              <text:p text:style-name="P50">N</text:p>
            </table:table-cell>
            <table:table-cell table:style-name="Tableau14.C1" office:value-type="string">
              <text:p text:style-name="P50">%</text:p>
            </table:table-cell>
          </table:table-row>
        </table:table-header-rows>
        <table:table-row table:style-name="Tableau14.1">
          <table:table-cell table:style-name="Tableau14.A2" office:value-type="string">
            <text:p text:style-name="P59">Non</text:p>
          </table:table-cell>
          <table:table-cell table:style-name="Tableau14.B2" office:value-type="string">
            <text:p text:style-name="P62">33</text:p>
          </table:table-cell>
          <table:table-cell table:style-name="Tableau14.C2" office:value-type="string">
            <text:p text:style-name="P62">40.2</text:p>
          </table:table-cell>
        </table:table-row>
        <table:table-row table:style-name="Tableau14.1">
          <table:table-cell table:style-name="Tableau14.A2" office:value-type="string">
            <text:p text:style-name="P50">Oui</text:p>
          </table:table-cell>
          <table:table-cell table:style-name="Tableau14.B2" office:value-type="string">
            <text:p text:style-name="P54">49</text:p>
          </table:table-cell>
          <table:table-cell table:style-name="Tableau14.C2" office:value-type="string">
            <text:p text:style-name="P54">59.8</text:p>
          </table:table-cell>
        </table:table-row>
        <table:table-row table:style-name="Tableau14.1">
          <table:table-cell table:style-name="Tableau14.A4" office:value-type="string">
            <text:p text:style-name="P59">Total</text:p>
          </table:table-cell>
          <table:table-cell table:style-name="Tableau14.B4" office:value-type="string">
            <text:p text:style-name="P62">82</text:p>
          </table:table-cell>
          <table:table-cell table:style-name="Tableau14.C4" office:value-type="string">
            <text:p text:style-name="P62">100.0</text:p>
          </table:table-cell>
        </table:table-row>
      </table:table>
      <text:p text:style-name="P57"><text:bookmark text:name="IDX23"/><text:span text:style-name="T57">Données manquantes : </text:span><text:span text:style-name="T60">4</text:span></text:p>
      <text:p text:style-name="P23"/>
      <text:p text:style-name="WW-Légende"><text:bookmark-start text:name="__RefHeading___Toc494880514"/>Table <text:sequence text:ref-name="refTable11" text:name="Table" text:formula="ooow:Table+1" style:num-format="1">12</text:sequence><text:s/>: Existence dans le service d'un protocole écrit de traitement des escarres<text:bookmark-end text:name="__RefHeading___Toc494880514"/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header-rows>
          <table:table-row table:style-name="Tableau15.1">
            <table:table-cell table:style-name="Tableau15.A1" office:value-type="string">
              <text:p text:style-name="P51"><text:bookmark text:name="IDX24"/></text:p>
            </table:table-cell>
            <table:table-cell table:style-name="Tableau15.B1" office:value-type="string">
              <text:p text:style-name="P50">N</text:p>
            </table:table-cell>
            <table:table-cell table:style-name="Tableau15.C1" office:value-type="string">
              <text:p text:style-name="P50">%</text:p>
            </table:table-cell>
          </table:table-row>
        </table:table-header-rows>
        <table:table-row table:style-name="Tableau15.1">
          <table:table-cell table:style-name="Tableau15.A2" office:value-type="string">
            <text:p text:style-name="P59">Non</text:p>
          </table:table-cell>
          <table:table-cell table:style-name="Tableau15.B2" office:value-type="string">
            <text:p text:style-name="P62">30</text:p>
          </table:table-cell>
          <table:table-cell table:style-name="Tableau15.C2" office:value-type="string">
            <text:p text:style-name="P62">36.6</text:p>
          </table:table-cell>
        </table:table-row>
        <table:table-row table:style-name="Tableau15.1">
          <table:table-cell table:style-name="Tableau15.A2" office:value-type="string">
            <text:p text:style-name="P50">Oui</text:p>
          </table:table-cell>
          <table:table-cell table:style-name="Tableau15.B2" office:value-type="string">
            <text:p text:style-name="P54">52</text:p>
          </table:table-cell>
          <table:table-cell table:style-name="Tableau15.C2" office:value-type="string">
            <text:p text:style-name="P54">63.4</text:p>
          </table:table-cell>
        </table:table-row>
        <table:table-row table:style-name="Tableau15.1">
          <table:table-cell table:style-name="Tableau15.A4" office:value-type="string">
            <text:p text:style-name="P59">Total</text:p>
          </table:table-cell>
          <table:table-cell table:style-name="Tableau15.B4" office:value-type="string">
            <text:p text:style-name="P62">82</text:p>
          </table:table-cell>
          <table:table-cell table:style-name="Tableau15.C4" office:value-type="string">
            <text:p text:style-name="P62">100.0</text:p>
          </table:table-cell>
        </table:table-row>
      </table:table>
      <text:p text:style-name="P57"><text:bookmark text:name="IDX25"/><text:span text:style-name="T57">Données manquantes : </text:span><text:span text:style-name="T60">4</text:span></text:p>
      <text:p text:style-name="P87"><text:bookmark-start text:name="__RefHeading___Toc494880515"/>Table <text:sequence text:ref-name="refTable12" text:name="Table" text:formula="ooow:Table+1" style:num-format="1">13</text:sequence><text:s/>: Existence d'IDE ou AS référents plaie et cicatrisation<text:bookmark-end text:name="__RefHeading___Toc494880515"/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header-rows>
          <table:table-row table:style-name="Tableau16.1">
            <table:table-cell table:style-name="Tableau16.A1" office:value-type="string">
              <text:p text:style-name="P51"><text:bookmark text:name="IDX26"/></text:p>
            </table:table-cell>
            <table:table-cell table:style-name="Tableau16.B1" office:value-type="string">
              <text:p text:style-name="P50">N</text:p>
            </table:table-cell>
            <table:table-cell table:style-name="Tableau16.C1" office:value-type="string">
              <text:p text:style-name="P50">%</text:p>
            </table:table-cell>
          </table:table-row>
        </table:table-header-rows>
        <table:table-row table:style-name="Tableau16.1">
          <table:table-cell table:style-name="Tableau16.A2" office:value-type="string">
            <text:p text:style-name="P59">Non</text:p>
          </table:table-cell>
          <table:table-cell table:style-name="Tableau16.B2" office:value-type="string">
            <text:p text:style-name="P62">28</text:p>
          </table:table-cell>
          <table:table-cell table:style-name="Tableau16.C2" office:value-type="string">
            <text:p text:style-name="P62">34.1</text:p>
          </table:table-cell>
        </table:table-row>
        <table:table-row table:style-name="Tableau16.1">
          <table:table-cell table:style-name="Tableau16.A2" office:value-type="string">
            <text:p text:style-name="P50">Oui</text:p>
          </table:table-cell>
          <table:table-cell table:style-name="Tableau16.B2" office:value-type="string">
            <text:p text:style-name="P54">54</text:p>
          </table:table-cell>
          <table:table-cell table:style-name="Tableau16.C2" office:value-type="string">
            <text:p text:style-name="P54">65.9</text:p>
          </table:table-cell>
        </table:table-row>
        <table:table-row table:style-name="Tableau16.1">
          <table:table-cell table:style-name="Tableau16.A4" office:value-type="string">
            <text:p text:style-name="P59">Total</text:p>
          </table:table-cell>
          <table:table-cell table:style-name="Tableau16.B4" office:value-type="string">
            <text:p text:style-name="P62">82</text:p>
          </table:table-cell>
          <table:table-cell table:style-name="Tableau16.C4" office:value-type="string">
            <text:p text:style-name="P62">100.0</text:p>
          </table:table-cell>
        </table:table-row>
      </table:table>
      <text:p text:style-name="P57"><text:bookmark text:name="IDX27"/><text:span text:style-name="T57">Données manquantes : </text:span><text:span text:style-name="T60">4</text:span></text:p>
      <text:p text:style-name="P61"/>
      <text:p text:style-name="WW-Légende"><text:bookmark-start text:name="__RefHeading___Toc494880516"/>Table <text:sequence text:ref-name="refTable13" text:name="Table" text:formula="ooow:Table+1" style:num-format="1">14</text:sequence><text:s/>: Personnel présent le jour de l’enquête<text:bookmark-end text:name="__RefHeading___Toc494880516"/></text:p>
      <table:table table:name="Tableau17" table:style-name="Tableau17">
        <table:table-column table:style-name="Tableau17.A"/>
        <table:table-column table:style-name="Tableau17.B"/>
        <table:table-column table:style-name="Tableau17.C"/>
        <table:table-header-rows>
          <table:table-row table:style-name="Tableau17.1">
            <table:table-cell table:style-name="Tableau17.A1" office:value-type="string">
              <text:p text:style-name="P51"><text:bookmark text:name="IDX28"/></text:p>
            </table:table-cell>
            <table:table-cell table:style-name="Tableau17.B1" office:value-type="string">
              <text:p text:style-name="P50">N</text:p>
            </table:table-cell>
            <table:table-cell table:style-name="Tableau17.C1" office:value-type="string">
              <text:p text:style-name="P50">%</text:p>
            </table:table-cell>
          </table:table-row>
        </table:table-header-rows>
        <table:table-row table:style-name="Tableau17.1">
          <table:table-cell table:style-name="Tableau17.A2" office:value-type="string">
            <text:p text:style-name="P59">Complet</text:p>
          </table:table-cell>
          <table:table-cell table:style-name="Tableau17.B2" office:value-type="string">
            <text:p text:style-name="P62">73</text:p>
          </table:table-cell>
          <table:table-cell table:style-name="Tableau17.C2" office:value-type="string">
            <text:p text:style-name="P62">88.0</text:p>
          </table:table-cell>
        </table:table-row>
        <table:table-row table:style-name="Tableau17.1">
          <table:table-cell table:style-name="Tableau17.A2" office:value-type="string">
            <text:p text:style-name="P50">Réduit</text:p>
          </table:table-cell>
          <table:table-cell table:style-name="Tableau17.B2" office:value-type="string">
            <text:p text:style-name="P54">10</text:p>
          </table:table-cell>
          <table:table-cell table:style-name="Tableau17.C2" office:value-type="string">
            <text:p text:style-name="P54">12.0</text:p>
          </table:table-cell>
        </table:table-row>
        <table:table-row table:style-name="Tableau17.1">
          <table:table-cell table:style-name="Tableau17.A4" office:value-type="string">
            <text:p text:style-name="P59">Total</text:p>
          </table:table-cell>
          <table:table-cell table:style-name="Tableau17.B4" office:value-type="string">
            <text:p text:style-name="P62">83</text:p>
          </table:table-cell>
          <table:table-cell table:style-name="Tableau17.C4" office:value-type="string">
            <text:p text:style-name="P62">100.0</text:p>
          </table:table-cell>
        </table:table-row>
      </table:table>
      <text:p text:style-name="P57"><text:bookmark text:name="IDX29"/><text:span text:style-name="T57">Données manquantes : </text:span><text:span text:style-name="T60">3</text:span></text:p>
      <text:p text:style-name="P23"/>
      <text:p text:style-name="WW-Légende"><text:bookmark-start text:name="__RefHeading___Toc494880517"/>Table <text:sequence text:ref-name="refTable14" text:name="Table" text:formula="ooow:Table+1" style:num-format="1">15</text:sequence><text:s/>: Nombre d’IDE présents dans le service<text:bookmark-end text:name="__RefHeading___Toc494880517"/></text:p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column table:style-name="Tableau18.E"/>
        <table:table-column table:style-name="Tableau18.F"/>
        <table:table-column table:style-name="Tableau18.G"/>
        <table:table-header-rows>
          <table:table-row table:style-name="Tableau18.1">
            <table:table-cell table:style-name="Tableau18.A1" office:value-type="string">
              <text:p text:style-name="P50"><text:bookmark text:name="IDX32"/>N</text:p>
            </table:table-cell>
            <table:table-cell table:style-name="Tableau18.B1" office:value-type="string">
              <text:p text:style-name="P50">DM</text:p>
            </table:table-cell>
            <table:table-cell table:style-name="Tableau18.B1" office:value-type="string">
              <text:p text:style-name="P50">Moyenne</text:p>
            </table:table-cell>
            <table:table-cell table:style-name="Tableau18.B1" office:value-type="string">
              <text:p text:style-name="P50">Écart type</text:p>
            </table:table-cell>
            <table:table-cell table:style-name="Tableau18.B1" office:value-type="string">
              <text:p text:style-name="P50">Médiane</text:p>
            </table:table-cell>
            <table:table-cell table:style-name="Tableau18.B1" office:value-type="string">
              <text:p text:style-name="P50">Minimum</text:p>
            </table:table-cell>
            <table:table-cell table:style-name="Tableau18.G1" office:value-type="string">
              <text:p text:style-name="P50">Maximum</text:p>
            </table:table-cell>
          </table:table-row>
        </table:table-header-rows>
        <table:table-row table:style-name="Tableau18.1">
          <table:table-cell table:style-name="Tableau18.A2" office:value-type="string">
            <text:p text:style-name="P62">83</text:p>
          </table:table-cell>
          <table:table-cell table:style-name="Tableau18.B2" office:value-type="string">
            <text:p text:style-name="P62">3</text:p>
          </table:table-cell>
          <table:table-cell table:style-name="Tableau18.B2" office:value-type="string">
            <text:p text:style-name="P62">6.9</text:p>
          </table:table-cell>
          <table:table-cell table:style-name="Tableau18.B2" office:value-type="string">
            <text:p text:style-name="P62">3.5</text:p>
          </table:table-cell>
          <table:table-cell table:style-name="Tableau18.B2" office:value-type="string">
            <text:p text:style-name="P62">6.0</text:p>
          </table:table-cell>
          <table:table-cell table:style-name="Tableau18.B2" office:value-type="string">
            <text:p text:style-name="P62">1.0</text:p>
          </table:table-cell>
          <table:table-cell table:style-name="Tableau18.G2" office:value-type="string">
            <text:p text:style-name="P62">25.0</text:p>
          </table:table-cell>
        </table:table-row>
      </table:table>
      <text:p text:style-name="P21"/>
      <text:p text:style-name="WW-Légende"><text:bookmark-start text:name="__RefHeading___Toc494880518"/>Table <text:sequence text:ref-name="refTable15" text:name="Table" text:formula="ooow:Table+1" style:num-format="1">16</text:sequence><text:s/>: Ratio du nombre d’IDE présents dans le service en fonction du nombre de lits<text:bookmark-end text:name="__RefHeading___Toc494880518"/></text:p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column table:style-name="Tableau19.E"/>
        <table:table-column table:style-name="Tableau19.F"/>
        <table:table-column table:style-name="Tableau19.G"/>
        <table:table-header-rows>
          <table:table-row table:style-name="Tableau19.1">
            <table:table-cell table:style-name="Tableau19.A1" office:value-type="string">
              <text:p text:style-name="P50">N</text:p>
            </table:table-cell>
            <table:table-cell table:style-name="Tableau19.B1" office:value-type="string">
              <text:p text:style-name="P50">DM</text:p>
            </table:table-cell>
            <table:table-cell table:style-name="Tableau19.B1" office:value-type="string">
              <text:p text:style-name="P50">Moyenne</text:p>
            </table:table-cell>
            <table:table-cell table:style-name="Tableau19.B1" office:value-type="string">
              <text:p text:style-name="P50">Écart type</text:p>
            </table:table-cell>
            <table:table-cell table:style-name="Tableau19.B1" office:value-type="string">
              <text:p text:style-name="P50">Médiane</text:p>
            </table:table-cell>
            <table:table-cell table:style-name="Tableau19.B1" office:value-type="string">
              <text:p text:style-name="P50">Minimum</text:p>
            </table:table-cell>
            <table:table-cell table:style-name="Tableau19.G1" office:value-type="string">
              <text:p text:style-name="P50">Maximum</text:p>
            </table:table-cell>
          </table:table-row>
        </table:table-header-rows>
        <table:table-row table:style-name="Tableau19.1">
          <table:table-cell table:style-name="Tableau19.A2" office:value-type="string">
            <text:p text:style-name="P62">83</text:p>
          </table:table-cell>
          <table:table-cell table:style-name="Tableau19.B2" office:value-type="string">
            <text:p text:style-name="P62">3</text:p>
          </table:table-cell>
          <table:table-cell table:style-name="Tableau19.B2" office:value-type="string">
            <text:p text:style-name="P62">0.4</text:p>
          </table:table-cell>
          <table:table-cell table:style-name="Tableau19.B2" office:value-type="string">
            <text:p text:style-name="P62">0.2</text:p>
          </table:table-cell>
          <table:table-cell table:style-name="Tableau19.B2" office:value-type="string">
            <text:p text:style-name="P62">0.4</text:p>
          </table:table-cell>
          <table:table-cell table:style-name="Tableau19.B2" office:value-type="string">
            <text:p text:style-name="P62">0.1</text:p>
          </table:table-cell>
          <table:table-cell table:style-name="Tableau19.G2" office:value-type="string">
            <text:p text:style-name="P62">1.3</text:p>
          </table:table-cell>
        </table:table-row>
      </table:table>
      <text:p text:style-name="P21"/>
      <text:p text:style-name="WW-Légende"><text:bookmark-start text:name="__RefHeading___Toc494880519"/>Table <text:sequence text:ref-name="refTable16" text:name="Table" text:formula="ooow:Table+1" style:num-format="1">17</text:sequence><text:s/>: Nombre d’AS présents dans le service<text:bookmark-end text:name="__RefHeading___Toc494880519"/>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column table:style-name="Tableau20.F"/>
        <table:table-column table:style-name="Tableau20.G"/>
        <table:table-header-rows>
          <table:table-row table:style-name="Tableau20.1">
            <table:table-cell table:style-name="Tableau20.A1" office:value-type="string">
              <text:p text:style-name="P50"><text:bookmark text:name="IDX35"/>N</text:p>
            </table:table-cell>
            <table:table-cell table:style-name="Tableau20.B1" office:value-type="string">
              <text:p text:style-name="P50">DM</text:p>
            </table:table-cell>
            <table:table-cell table:style-name="Tableau20.B1" office:value-type="string">
              <text:p text:style-name="P50">Moyenne</text:p>
            </table:table-cell>
            <table:table-cell table:style-name="Tableau20.B1" office:value-type="string">
              <text:p text:style-name="P50">Écart type</text:p>
            </table:table-cell>
            <table:table-cell table:style-name="Tableau20.B1" office:value-type="string">
              <text:p text:style-name="P50">Médiane</text:p>
            </table:table-cell>
            <table:table-cell table:style-name="Tableau20.B1" office:value-type="string">
              <text:p text:style-name="P50">Minimum</text:p>
            </table:table-cell>
            <table:table-cell table:style-name="Tableau20.G1" office:value-type="string">
              <text:p text:style-name="P50">Maximum</text:p>
            </table:table-cell>
          </table:table-row>
        </table:table-header-rows>
        <table:table-row table:style-name="Tableau20.1">
          <table:table-cell table:style-name="Tableau20.A2" office:value-type="string">
            <text:p text:style-name="P62">83</text:p>
          </table:table-cell>
          <table:table-cell table:style-name="Tableau20.B2" office:value-type="string">
            <text:p text:style-name="P62">3</text:p>
          </table:table-cell>
          <table:table-cell table:style-name="Tableau20.B2" office:value-type="string">
            <text:p text:style-name="P62">4.6</text:p>
          </table:table-cell>
          <table:table-cell table:style-name="Tableau20.B2" office:value-type="string">
            <text:p text:style-name="P62">2.2</text:p>
          </table:table-cell>
          <table:table-cell table:style-name="Tableau20.B2" office:value-type="string">
            <text:p text:style-name="P62">4.0</text:p>
          </table:table-cell>
          <table:table-cell table:style-name="Tableau20.B2" office:value-type="string">
            <text:p text:style-name="P62">1.0</text:p>
          </table:table-cell>
          <table:table-cell table:style-name="Tableau20.G2" office:value-type="string">
            <text:p text:style-name="P62">15.0</text:p>
          </table:table-cell>
        </table:table-row>
      </table:table>
      <text:p text:style-name="P21"/>
      <text:p text:style-name="WW-Légende"><text:bookmark-start text:name="__RefHeading___Toc494880520"/>Table <text:sequence text:ref-name="refTable17" text:name="Table" text:formula="ooow:Table+1" style:num-format="1">18</text:sequence><text:s/>: Ratio du nombre d’AS présents dans le service en fonction du nombre de lits<text:bookmark-end text:name="__RefHeading___Toc494880520"/>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column table:style-name="Tableau21.E"/>
        <table:table-column table:style-name="Tableau21.F"/>
        <table:table-column table:style-name="Tableau21.G"/>
        <table:table-header-rows>
          <table:table-row table:style-name="Tableau21.1">
            <table:table-cell table:style-name="Tableau21.A1" office:value-type="string">
              <text:p text:style-name="P50">N</text:p>
            </table:table-cell>
            <table:table-cell table:style-name="Tableau21.B1" office:value-type="string">
              <text:p text:style-name="P50">DM</text:p>
            </table:table-cell>
            <table:table-cell table:style-name="Tableau21.B1" office:value-type="string">
              <text:p text:style-name="P50">Moyenne</text:p>
            </table:table-cell>
            <table:table-cell table:style-name="Tableau21.B1" office:value-type="string">
              <text:p text:style-name="P50">Écart type</text:p>
            </table:table-cell>
            <table:table-cell table:style-name="Tableau21.B1" office:value-type="string">
              <text:p text:style-name="P50">Médiane</text:p>
            </table:table-cell>
            <table:table-cell table:style-name="Tableau21.B1" office:value-type="string">
              <text:p text:style-name="P50">Minimum</text:p>
            </table:table-cell>
            <table:table-cell table:style-name="Tableau21.G1" office:value-type="string">
              <text:p text:style-name="P50">Maximum</text:p>
            </table:table-cell>
          </table:table-row>
        </table:table-header-rows>
        <table:table-row table:style-name="Tableau21.1">
          <table:table-cell table:style-name="Tableau21.A2" office:value-type="string">
            <text:p text:style-name="P62">83</text:p>
          </table:table-cell>
          <table:table-cell table:style-name="Tableau21.B2" office:value-type="string">
            <text:p text:style-name="P62">3</text:p>
          </table:table-cell>
          <table:table-cell table:style-name="Tableau21.B2" office:value-type="string">
            <text:p text:style-name="P62">0.3</text:p>
          </table:table-cell>
          <table:table-cell table:style-name="Tableau21.B2" office:value-type="string">
            <text:p text:style-name="P62">0.1</text:p>
          </table:table-cell>
          <table:table-cell table:style-name="Tableau21.B2" office:value-type="string">
            <text:p text:style-name="P62">0.3</text:p>
          </table:table-cell>
          <table:table-cell table:style-name="Tableau21.B2" office:value-type="string">
            <text:p text:style-name="P62">0.1</text:p>
          </table:table-cell>
          <table:table-cell table:style-name="Tableau21.G2" office:value-type="string">
            <text:p text:style-name="P62">0.8</text:p>
          </table:table-cell>
        </table:table-row>
      </table:table>
      <text:p text:style-name="P21"/>
      <text:p text:style-name="WW-Légende"><text:bookmark-start text:name="__RefHeading___Toc494880521"/>Table <text:sequence text:ref-name="refTable18" text:name="Table" text:formula="ooow:Table+1" style:num-format="1">19</text:sequence><text:s/>: Nombre de personnel paramédical autre (élèves…) présents dans le service<text:bookmark-end text:name="__RefHeading___Toc494880521"/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/>
        <table:table-column table:style-name="Tableau22.F"/>
        <table:table-column table:style-name="Tableau22.G"/>
        <table:table-header-rows>
          <table:table-row table:style-name="Tableau22.1">
            <table:table-cell table:style-name="Tableau22.A1" office:value-type="string">
              <text:p text:style-name="P50"><text:bookmark text:name="IDX38"/>N</text:p>
            </table:table-cell>
            <table:table-cell table:style-name="Tableau22.B1" office:value-type="string">
              <text:p text:style-name="P50">DM</text:p>
            </table:table-cell>
            <table:table-cell table:style-name="Tableau22.B1" office:value-type="string">
              <text:p text:style-name="P50">Moyenne</text:p>
            </table:table-cell>
            <table:table-cell table:style-name="Tableau22.B1" office:value-type="string">
              <text:p text:style-name="P50">Écart type</text:p>
            </table:table-cell>
            <table:table-cell table:style-name="Tableau22.B1" office:value-type="string">
              <text:p text:style-name="P50">Médiane</text:p>
            </table:table-cell>
            <table:table-cell table:style-name="Tableau22.B1" office:value-type="string">
              <text:p text:style-name="P50">Minimum</text:p>
            </table:table-cell>
            <table:table-cell table:style-name="Tableau22.G1" office:value-type="string">
              <text:p text:style-name="P50">Maximum</text:p>
            </table:table-cell>
          </table:table-row>
        </table:table-header-rows>
        <table:table-row table:style-name="Tableau22.1">
          <table:table-cell table:style-name="Tableau22.A2" office:value-type="string">
            <text:p text:style-name="P62">83</text:p>
          </table:table-cell>
          <table:table-cell table:style-name="Tableau22.B2" office:value-type="string">
            <text:p text:style-name="P62">3</text:p>
          </table:table-cell>
          <table:table-cell table:style-name="Tableau22.B2" office:value-type="string">
            <text:p text:style-name="P62">2.8</text:p>
          </table:table-cell>
          <table:table-cell table:style-name="Tableau22.B2" office:value-type="string">
            <text:p text:style-name="P62">2.5</text:p>
          </table:table-cell>
          <table:table-cell table:style-name="Tableau22.B2" office:value-type="string">
            <text:p text:style-name="P62">2.0</text:p>
          </table:table-cell>
          <table:table-cell table:style-name="Tableau22.B2" office:value-type="string">
            <text:p text:style-name="P62">0.0</text:p>
          </table:table-cell>
          <table:table-cell table:style-name="Tableau22.G2" office:value-type="string">
            <text:p text:style-name="P62">16.0</text:p>
          </table:table-cell>
        </table:table-row>
      </table:table>
      <text:p text:style-name="P21"/>
      <text:p text:style-name="WW-Légende"><text:bookmark-start text:name="__RefHeading___Toc494880522"/>Table <text:sequence text:ref-name="refTable19" text:name="Table" text:formula="ooow:Table+1" style:num-format="1">20</text:sequence><text:s/>: Ratio du nombre de personnel paramédical autre (élèves…) présents dans le service en fonction du nombre de lits<text:bookmark-end text:name="__RefHeading___Toc494880522"/></text:p>
      <table:table table:name="Tableau23" table:style-name="Tableau23">
        <table:table-column table:style-name="Tableau23.A"/>
        <table:table-column table:style-name="Tableau23.B"/>
        <table:table-column table:style-name="Tableau23.C"/>
        <table:table-column table:style-name="Tableau23.D"/>
        <table:table-column table:style-name="Tableau23.E"/>
        <table:table-column table:style-name="Tableau23.F"/>
        <table:table-column table:style-name="Tableau23.G"/>
        <table:table-header-rows>
          <table:table-row table:style-name="Tableau23.1">
            <table:table-cell table:style-name="Tableau23.A1" office:value-type="string">
              <text:p text:style-name="P50">N</text:p>
            </table:table-cell>
            <table:table-cell table:style-name="Tableau23.B1" office:value-type="string">
              <text:p text:style-name="P50">DM</text:p>
            </table:table-cell>
            <table:table-cell table:style-name="Tableau23.B1" office:value-type="string">
              <text:p text:style-name="P50">Moyenne</text:p>
            </table:table-cell>
            <table:table-cell table:style-name="Tableau23.B1" office:value-type="string">
              <text:p text:style-name="P50">Écart type</text:p>
            </table:table-cell>
            <table:table-cell table:style-name="Tableau23.B1" office:value-type="string">
              <text:p text:style-name="P50">Médiane</text:p>
            </table:table-cell>
            <table:table-cell table:style-name="Tableau23.B1" office:value-type="string">
              <text:p text:style-name="P50">Minimum</text:p>
            </table:table-cell>
            <table:table-cell table:style-name="Tableau23.G1" office:value-type="string">
              <text:p text:style-name="P50">Maximum</text:p>
            </table:table-cell>
          </table:table-row>
        </table:table-header-rows>
        <table:table-row table:style-name="Tableau23.1">
          <table:table-cell table:style-name="Tableau23.A2" office:value-type="string">
            <text:p text:style-name="P62">83</text:p>
          </table:table-cell>
          <table:table-cell table:style-name="Tableau23.B2" office:value-type="string">
            <text:p text:style-name="P62">3</text:p>
          </table:table-cell>
          <table:table-cell table:style-name="Tableau23.B2" office:value-type="string">
            <text:p text:style-name="P62">0.2</text:p>
          </table:table-cell>
          <table:table-cell table:style-name="Tableau23.B2" office:value-type="string">
            <text:p text:style-name="P62">0.1</text:p>
          </table:table-cell>
          <table:table-cell table:style-name="Tableau23.B2" office:value-type="string">
            <text:p text:style-name="P62">0.1</text:p>
          </table:table-cell>
          <table:table-cell table:style-name="Tableau23.B2" office:value-type="string">
            <text:p text:style-name="P62">0.0</text:p>
          </table:table-cell>
          <table:table-cell table:style-name="Tableau23.G2" office:value-type="string">
            <text:p text:style-name="P62">1.0</text:p>
          </table:table-cell>
        </table:table-row>
      </table:table>
      <text:p text:style-name="P21"/>
      <text:p text:style-name="WW-Légende"><text:bookmark-start text:name="__RefHeading___Toc494880523"/>Table <text:sequence text:ref-name="refTable20" text:name="Table" text:formula="ooow:Table+1" style:num-format="1">21</text:sequence><text:s/>: Nombre de kinésithérapeutes présents dans le service<text:bookmark-end text:name="__RefHeading___Toc494880523"/></text:p>
      <table:table table:name="Tableau24" table:style-name="Tableau24">
        <table:table-column table:style-name="Tableau24.A"/>
        <table:table-column table:style-name="Tableau24.B"/>
        <table:table-column table:style-name="Tableau24.C"/>
        <table:table-column table:style-name="Tableau24.D"/>
        <table:table-column table:style-name="Tableau24.E"/>
        <table:table-column table:style-name="Tableau24.F"/>
        <table:table-column table:style-name="Tableau24.G"/>
        <table:table-header-rows>
          <table:table-row table:style-name="Tableau24.1">
            <table:table-cell table:style-name="Tableau24.A1" office:value-type="string">
              <text:p text:style-name="P50"><text:bookmark text:name="IDX41"/>N</text:p>
            </table:table-cell>
            <table:table-cell table:style-name="Tableau24.B1" office:value-type="string">
              <text:p text:style-name="P50">DM</text:p>
            </table:table-cell>
            <table:table-cell table:style-name="Tableau24.B1" office:value-type="string">
              <text:p text:style-name="P50">Moyenne</text:p>
            </table:table-cell>
            <table:table-cell table:style-name="Tableau24.B1" office:value-type="string">
              <text:p text:style-name="P50">Écart type</text:p>
            </table:table-cell>
            <table:table-cell table:style-name="Tableau24.B1" office:value-type="string">
              <text:p text:style-name="P50">Médiane</text:p>
            </table:table-cell>
            <table:table-cell table:style-name="Tableau24.B1" office:value-type="string">
              <text:p text:style-name="P50">Minimum</text:p>
            </table:table-cell>
            <table:table-cell table:style-name="Tableau24.G1" office:value-type="string">
              <text:p text:style-name="P50">Maximum</text:p>
            </table:table-cell>
          </table:table-row>
        </table:table-header-rows>
        <table:table-row table:style-name="Tableau24.1">
          <table:table-cell table:style-name="Tableau24.A2" office:value-type="string">
            <text:p text:style-name="P62">83</text:p>
          </table:table-cell>
          <table:table-cell table:style-name="Tableau24.B2" office:value-type="string">
            <text:p text:style-name="P62">3</text:p>
          </table:table-cell>
          <table:table-cell table:style-name="Tableau24.B2" office:value-type="string">
            <text:p text:style-name="P62">1.2</text:p>
          </table:table-cell>
          <table:table-cell table:style-name="Tableau24.B2" office:value-type="string">
            <text:p text:style-name="P62">0.8</text:p>
          </table:table-cell>
          <table:table-cell table:style-name="Tableau24.B2" office:value-type="string">
            <text:p text:style-name="P62">1.0</text:p>
          </table:table-cell>
          <table:table-cell table:style-name="Tableau24.B2" office:value-type="string">
            <text:p text:style-name="P62">0.0</text:p>
          </table:table-cell>
          <table:table-cell table:style-name="Tableau24.G2" office:value-type="string">
            <text:p text:style-name="P62">5.0</text:p>
          </table:table-cell>
        </table:table-row>
      </table:table>
      <text:p text:style-name="P21"/>
      <text:p text:style-name="P67"/>
      <text:p text:style-name="WW-Légende"><text:bookmark-start text:name="__RefHeading___Toc494880524"/>Table <text:sequence text:ref-name="refTable21" text:name="Table" text:formula="ooow:Table+1" style:num-format="1">22</text:sequence><text:s/>: Ratio du nombre de kinésithérapeutes présents dans le service en fonction du nombre de lits<text:bookmark-end text:name="__RefHeading___Toc494880524"/>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column table:style-name="Tableau25.F"/>
        <table:table-column table:style-name="Tableau25.G"/>
        <table:table-header-rows>
          <table:table-row table:style-name="Tableau25.1">
            <table:table-cell table:style-name="Tableau25.A1" office:value-type="string">
              <text:p text:style-name="P50">N</text:p>
            </table:table-cell>
            <table:table-cell table:style-name="Tableau25.B1" office:value-type="string">
              <text:p text:style-name="P50">DM</text:p>
            </table:table-cell>
            <table:table-cell table:style-name="Tableau25.B1" office:value-type="string">
              <text:p text:style-name="P50">Moyenne</text:p>
            </table:table-cell>
            <table:table-cell table:style-name="Tableau25.B1" office:value-type="string">
              <text:p text:style-name="P50">Écart type</text:p>
            </table:table-cell>
            <table:table-cell table:style-name="Tableau25.B1" office:value-type="string">
              <text:p text:style-name="P50">Médiane</text:p>
            </table:table-cell>
            <table:table-cell table:style-name="Tableau25.B1" office:value-type="string">
              <text:p text:style-name="P50">Minimum</text:p>
            </table:table-cell>
            <table:table-cell table:style-name="Tableau25.G1" office:value-type="string">
              <text:p text:style-name="P50">Maximum</text:p>
            </table:table-cell>
          </table:table-row>
        </table:table-header-rows>
        <table:table-row table:style-name="Tableau25.1">
          <table:table-cell table:style-name="Tableau25.A2" office:value-type="string">
            <text:p text:style-name="P62">83</text:p>
          </table:table-cell>
          <table:table-cell table:style-name="Tableau25.B2" office:value-type="string">
            <text:p text:style-name="P62">3</text:p>
          </table:table-cell>
          <table:table-cell table:style-name="Tableau25.B2" office:value-type="string">
            <text:p text:style-name="P62">0.1</text:p>
          </table:table-cell>
          <table:table-cell table:style-name="Tableau25.B2" office:value-type="string">
            <text:p text:style-name="P62">0.0</text:p>
          </table:table-cell>
          <table:table-cell table:style-name="Tableau25.B2" office:value-type="string">
            <text:p text:style-name="P62">0.1</text:p>
          </table:table-cell>
          <table:table-cell table:style-name="Tableau25.B2" office:value-type="string">
            <text:p text:style-name="P62">0.0</text:p>
          </table:table-cell>
          <table:table-cell table:style-name="Tableau25.G2" office:value-type="string">
            <text:p text:style-name="P62">0.3</text:p>
          </table:table-cell>
        </table:table-row>
      </table:table>
      <text:p text:style-name="P21"/>
      <text:p text:style-name="WW-Légende"><text:bookmark-start text:name="__RefHeading___Toc494880525"/>Table <text:sequence text:ref-name="refTable22" text:name="Table" text:formula="ooow:Table+1" style:num-format="1">23</text:sequence><text:s/>: Présence de personnels intérimaires<text:bookmark-end text:name="__RefHeading___Toc494880525"/></text:p>
      <table:table table:name="Tableau26" table:style-name="Tableau26">
        <table:table-column table:style-name="Tableau26.A"/>
        <table:table-column table:style-name="Tableau26.B"/>
        <table:table-column table:style-name="Tableau26.C"/>
        <table:table-header-rows>
          <table:table-row table:style-name="Tableau26.1">
            <table:table-cell table:style-name="Tableau26.A1" office:value-type="string">
              <text:p text:style-name="P51"><text:bookmark text:name="IDX42"/></text:p>
            </table:table-cell>
            <table:table-cell table:style-name="Tableau26.B1" office:value-type="string">
              <text:p text:style-name="P50">N</text:p>
            </table:table-cell>
            <table:table-cell table:style-name="Tableau26.C1" office:value-type="string">
              <text:p text:style-name="P50">%</text:p>
            </table:table-cell>
          </table:table-row>
        </table:table-header-rows>
        <table:table-row table:style-name="Tableau26.1">
          <table:table-cell table:style-name="Tableau26.A2" office:value-type="string">
            <text:p text:style-name="P59">Non</text:p>
          </table:table-cell>
          <table:table-cell table:style-name="Tableau26.B2" office:value-type="string">
            <text:p text:style-name="P62">79</text:p>
          </table:table-cell>
          <table:table-cell table:style-name="Tableau26.C2" office:value-type="string">
            <text:p text:style-name="P62">95.2</text:p>
          </table:table-cell>
        </table:table-row>
        <table:table-row table:style-name="Tableau26.1">
          <table:table-cell table:style-name="Tableau26.A2" office:value-type="string">
            <text:p text:style-name="P50">Oui</text:p>
          </table:table-cell>
          <table:table-cell table:style-name="Tableau26.B2" office:value-type="string">
            <text:p text:style-name="P54">4</text:p>
          </table:table-cell>
          <table:table-cell table:style-name="Tableau26.C2" office:value-type="string">
            <text:p text:style-name="P54">4.8</text:p>
          </table:table-cell>
        </table:table-row>
        <table:table-row table:style-name="Tableau26.1">
          <table:table-cell table:style-name="Tableau26.A4" office:value-type="string">
            <text:p text:style-name="P59">Total</text:p>
          </table:table-cell>
          <table:table-cell table:style-name="Tableau26.B4" office:value-type="string">
            <text:p text:style-name="P62">83</text:p>
          </table:table-cell>
          <table:table-cell table:style-name="Tableau26.C4" office:value-type="string">
            <text:p text:style-name="P62">100.0</text:p>
          </table:table-cell>
        </table:table-row>
      </table:table>
      <text:p text:style-name="P57"><text:bookmark text:name="IDX43"/><text:span text:style-name="T57">Données manquantes : </text:span><text:span text:style-name="T60">3</text:span></text:p>
      <text:p text:style-name="P61"/>
      <text:h text:style-name="P76" text:outline-level="1"><text:bookmark-start text:name="__RefHeading___Toc494880651"/>Description des patients (n=1228)<text:bookmark-end text:name="__RefHeading___Toc494880651"/></text:h>
      <text:p text:style-name="P11"/>
      <text:p text:style-name="WW-Légende"><text:bookmark-start text:name="__RefHeading___Toc494880526"/><text:span text:style-name="T51">Table </text:span><text:span text:style-name="T51"><text:sequence text:ref-name="refTable23" text:name="Table" text:formula="ooow:Table+1" style:num-format="1">24</text:sequence></text:span><text:span text:style-name="T51"><text:s/>: </text:span>Type d'admission<text:bookmark-end text:name="__RefHeading___Toc494880526"/>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header-rows>
          <table:table-row table:style-name="Tableau27.1">
            <table:table-cell table:style-name="Tableau27.A1" office:value-type="string">
              <text:p text:style-name="P53"/>
            </table:table-cell>
            <table:table-cell table:style-name="Tableau27.B1" office:value-type="string">
              <text:p text:style-name="P52">N</text:p>
            </table:table-cell>
            <table:table-cell table:style-name="Tableau27.C1" office:value-type="string">
              <text:p text:style-name="P52">%</text:p>
            </table:table-cell>
          </table:table-row>
        </table:table-header-rows>
        <table:table-row table:style-name="Tableau27.1">
          <table:table-cell table:style-name="Tableau27.A2" office:value-type="string">
            <text:p text:style-name="P60">Médicale</text:p>
          </table:table-cell>
          <table:table-cell table:style-name="Tableau27.B2" office:value-type="string">
            <text:p text:style-name="P63">881</text:p>
          </table:table-cell>
          <table:table-cell table:style-name="Tableau27.C2" office:value-type="string">
            <text:p text:style-name="P63">72.2</text:p>
          </table:table-cell>
        </table:table-row>
        <table:table-row table:style-name="Tableau27.1">
          <table:table-cell table:style-name="Tableau27.A2" office:value-type="string">
            <text:p text:style-name="P60">Chirurgie programmée</text:p>
          </table:table-cell>
          <table:table-cell table:style-name="Tableau27.B2" office:value-type="string">
            <text:p text:style-name="P63">143</text:p>
          </table:table-cell>
          <table:table-cell table:style-name="Tableau27.C2" office:value-type="string">
            <text:p text:style-name="P63">11.7</text:p>
          </table:table-cell>
        </table:table-row>
        <table:table-row table:style-name="Tableau27.1">
          <table:table-cell table:style-name="Tableau27.A2" office:value-type="string">
            <text:p text:style-name="P52">Chirurgie non-programmée</text:p>
          </table:table-cell>
          <table:table-cell table:style-name="Tableau27.B2" office:value-type="string">
            <text:p text:style-name="P55">197</text:p>
          </table:table-cell>
          <table:table-cell table:style-name="Tableau27.C2" office:value-type="string">
            <text:p text:style-name="P55">16.1</text:p>
          </table:table-cell>
        </table:table-row>
        <table:table-row table:style-name="Tableau27.1">
          <table:table-cell table:style-name="Tableau27.A5" office:value-type="string">
            <text:p text:style-name="P60">Total</text:p>
          </table:table-cell>
          <table:table-cell table:style-name="Tableau27.B5" office:value-type="string">
            <text:p text:style-name="P63">1221</text:p>
          </table:table-cell>
          <table:table-cell table:style-name="Tableau27.C5" office:value-type="string">
            <text:p text:style-name="P63">100.0</text:p>
          </table:table-cell>
        </table:table-row>
      </table:table>
      <text:p text:style-name="P57"><text:span text:style-name="T58">Données manquantes : </text:span><text:span text:style-name="T63">7</text:span></text:p>
      <text:p text:style-name="P65"/>
      <text:p text:style-name="WW-Légende"><text:bookmark-start text:name="__RefHeading___Toc494880527"/><text:span text:style-name="T51">Table </text:span><text:span text:style-name="T51"><text:sequence text:ref-name="refTable24" text:name="Table" text:formula="ooow:Table+1" style:num-format="1">25</text:sequence></text:span><text:span text:style-name="T51"><text:s/>: </text:span>Patient alité depuis plus de 7 jours avant l’admission en réanimation<text:bookmark-end text:name="__RefHeading___Toc494880527"/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header-rows>
          <table:table-row table:style-name="Tableau28.1">
            <table:table-cell table:style-name="Tableau28.A1" office:value-type="string">
              <text:p text:style-name="P53"><text:bookmark text:name="IDX2"/></text:p>
            </table:table-cell>
            <table:table-cell table:style-name="Tableau28.B1" office:value-type="string">
              <text:p text:style-name="P52">N</text:p>
            </table:table-cell>
            <table:table-cell table:style-name="Tableau28.C1" office:value-type="string">
              <text:p text:style-name="P52">%</text:p>
            </table:table-cell>
          </table:table-row>
        </table:table-header-rows>
        <table:table-row table:style-name="Tableau28.1">
          <table:table-cell table:style-name="Tableau28.A2" office:value-type="string">
            <text:p text:style-name="P60">Non</text:p>
          </table:table-cell>
          <table:table-cell table:style-name="Tableau28.B2" office:value-type="string">
            <text:p text:style-name="P63">869</text:p>
          </table:table-cell>
          <table:table-cell table:style-name="Tableau28.C2" office:value-type="string">
            <text:p text:style-name="P63">78.0</text:p>
          </table:table-cell>
        </table:table-row>
        <table:table-row table:style-name="Tableau28.1">
          <table:table-cell table:style-name="Tableau28.A2" office:value-type="string">
            <text:p text:style-name="P52">Oui</text:p>
          </table:table-cell>
          <table:table-cell table:style-name="Tableau28.B2" office:value-type="string">
            <text:p text:style-name="P55">245</text:p>
          </table:table-cell>
          <table:table-cell table:style-name="Tableau28.C2" office:value-type="string">
            <text:p text:style-name="P55">22.0</text:p>
          </table:table-cell>
        </table:table-row>
        <table:table-row table:style-name="Tableau28.1">
          <table:table-cell table:style-name="Tableau28.A4" office:value-type="string">
            <text:p text:style-name="P60">Total</text:p>
          </table:table-cell>
          <table:table-cell table:style-name="Tableau28.B4" office:value-type="string">
            <text:p text:style-name="P63">1114</text:p>
          </table:table-cell>
          <table:table-cell table:style-name="Tableau28.C4" office:value-type="string">
            <text:p text:style-name="P63">100.0</text:p>
          </table:table-cell>
        </table:table-row>
      </table:table>
      <text:p text:style-name="P57"><text:bookmark text:name="IDX3"/><text:span text:style-name="T58">Données manquantes : </text:span><text:span text:style-name="T63">114</text:span></text:p>
      <text:p text:style-name="P25"/>
      <text:p text:style-name="WW-Légende"><text:bookmark-start text:name="__RefHeading___Toc494880528"/><text:span text:style-name="T51">Tables </text:span><text:span text:style-name="T51"><text:sequence text:ref-name="refTable25" text:name="Table" text:formula="ooow:Table+1" style:num-format="1">26</text:sequence></text:span><text:span text:style-name="T51"><text:s/>et </text:span><text:span text:style-name="T51"><text:sequence text:ref-name="refTable26" text:name="Table" text:formula="ooow:Table+1" style:num-format="1">27</text:sequence></text:span><text:span text:style-name="T51">: </text:span>Age<text:bookmark-end text:name="__RefHeading___Toc494880528"/></text:p>
      <table:table table:name="Tableau29" table:style-name="Tableau29">
        <table:table-column table:style-name="Tableau29.A"/>
        <table:table-column table:style-name="Tableau29.B"/>
        <table:table-column table:style-name="Tableau29.C"/>
        <table:table-header-rows>
          <table:table-row table:style-name="Tableau29.1">
            <table:table-cell table:style-name="Tableau29.A1" office:value-type="string">
              <text:p text:style-name="P53"/>
            </table:table-cell>
            <table:table-cell table:style-name="Tableau29.B1" office:value-type="string">
              <text:p text:style-name="P52">N</text:p>
            </table:table-cell>
            <table:table-cell table:style-name="Tableau29.C1" office:value-type="string">
              <text:p text:style-name="P52">%</text:p>
            </table:table-cell>
          </table:table-row>
        </table:table-header-rows>
        <table:table-row table:style-name="Tableau29.1">
          <table:table-cell table:style-name="Tableau29.A2" office:value-type="string">
            <text:p text:style-name="P60">Moins de 55 ans</text:p>
          </table:table-cell>
          <table:table-cell table:style-name="Tableau29.B2" office:value-type="string">
            <text:p text:style-name="P63">371</text:p>
          </table:table-cell>
          <table:table-cell table:style-name="Tableau29.C2" office:value-type="string">
            <text:p text:style-name="P63">30.2</text:p>
          </table:table-cell>
        </table:table-row>
        <table:table-row table:style-name="Tableau29.1">
          <table:table-cell table:style-name="Tableau29.A2" office:value-type="string">
            <text:p text:style-name="P60">Entre 56 et 65 ans</text:p>
          </table:table-cell>
          <table:table-cell table:style-name="Tableau29.B2" office:value-type="string">
            <text:p text:style-name="P63">271</text:p>
          </table:table-cell>
          <table:table-cell table:style-name="Tableau29.C2" office:value-type="string">
            <text:p text:style-name="P63">22.1</text:p>
          </table:table-cell>
        </table:table-row>
        <table:table-row table:style-name="Tableau29.1">
          <table:table-cell table:style-name="Tableau29.A2" office:value-type="string">
            <text:p text:style-name="P60">Entre 66 et 75 ans</text:p>
          </table:table-cell>
          <table:table-cell table:style-name="Tableau29.B2" office:value-type="string">
            <text:p text:style-name="P63">343</text:p>
          </table:table-cell>
          <table:table-cell table:style-name="Tableau29.C2" office:value-type="string">
            <text:p text:style-name="P63">28.0</text:p>
          </table:table-cell>
        </table:table-row>
        <table:table-row table:style-name="Tableau29.1">
          <table:table-cell table:style-name="Tableau29.A2" office:value-type="string">
            <text:p text:style-name="P60">Plus de 75 ans</text:p>
          </table:table-cell>
          <table:table-cell table:style-name="Tableau29.B2" office:value-type="string">
            <text:p text:style-name="P63">242</text:p>
          </table:table-cell>
          <table:table-cell table:style-name="Tableau29.C2" office:value-type="string">
            <text:p text:style-name="P63">19.7</text:p>
          </table:table-cell>
        </table:table-row>
        <table:table-row table:style-name="Tableau29.1">
          <table:table-cell table:style-name="Tableau29.A6" office:value-type="string">
            <text:p text:style-name="P60">Total</text:p>
          </table:table-cell>
          <table:table-cell table:style-name="Tableau29.B6" office:value-type="string">
            <text:p text:style-name="P63">1227</text:p>
          </table:table-cell>
          <table:table-cell table:style-name="Tableau29.C6" office:value-type="string">
            <text:p text:style-name="P63">100.0</text:p>
          </table:table-cell>
        </table:table-row>
      </table:table>
      <text:p text:style-name="P57"><text:bookmark text:name="IDX5"/><text:span text:style-name="T58">Données manquantes : </text:span><text:span text:style-name="T63">1</text:span></text:p>
      <text:p text:style-name="P25"/>
      <table:table table:name="Tableau30" table:style-name="Tableau30">
        <table:table-column table:style-name="Tableau30.A"/>
        <table:table-column table:style-name="Tableau30.B"/>
        <table:table-column table:style-name="Tableau30.C"/>
        <table:table-column table:style-name="Tableau30.D"/>
        <table:table-column table:style-name="Tableau30.E"/>
        <table:table-column table:style-name="Tableau30.F"/>
        <table:table-column table:style-name="Tableau30.G"/>
        <table:table-header-rows>
          <table:table-row table:style-name="Tableau30.1">
            <table:table-cell table:style-name="Tableau30.A1" office:value-type="string">
              <text:p text:style-name="P52"><text:bookmark text:name="IDX6"/>N</text:p>
            </table:table-cell>
            <table:table-cell table:style-name="Tableau30.B1" office:value-type="string">
              <text:p text:style-name="P52">DM</text:p>
            </table:table-cell>
            <table:table-cell table:style-name="Tableau30.B1" office:value-type="string">
              <text:p text:style-name="P52">Moyenne</text:p>
            </table:table-cell>
            <table:table-cell table:style-name="Tableau30.B1" office:value-type="string">
              <text:p text:style-name="P52">Écart type</text:p>
            </table:table-cell>
            <table:table-cell table:style-name="Tableau30.B1" office:value-type="string">
              <text:p text:style-name="P52">Médiane</text:p>
            </table:table-cell>
            <table:table-cell table:style-name="Tableau30.B1" office:value-type="string">
              <text:p text:style-name="P52">Minimum</text:p>
            </table:table-cell>
            <table:table-cell table:style-name="Tableau30.G1" office:value-type="string">
              <text:p text:style-name="P52">Maximum</text:p>
            </table:table-cell>
          </table:table-row>
        </table:table-header-rows>
        <table:table-row table:style-name="Tableau30.1">
          <table:table-cell table:style-name="Tableau30.A2" office:value-type="string">
            <text:p text:style-name="P63">1227</text:p>
          </table:table-cell>
          <table:table-cell table:style-name="Tableau30.B2" office:value-type="string">
            <text:p text:style-name="P63">1</text:p>
          </table:table-cell>
          <table:table-cell table:style-name="Tableau30.B2" office:value-type="string">
            <text:p text:style-name="P63">61.7</text:p>
          </table:table-cell>
          <table:table-cell table:style-name="Tableau30.B2" office:value-type="string">
            <text:p text:style-name="P63">16.3</text:p>
          </table:table-cell>
          <table:table-cell table:style-name="Tableau30.B2" office:value-type="string">
            <text:p text:style-name="P63">65.0</text:p>
          </table:table-cell>
          <table:table-cell table:style-name="Tableau30.B2" office:value-type="string">
            <text:p text:style-name="P63">16.0</text:p>
          </table:table-cell>
          <table:table-cell table:style-name="Tableau30.G2" office:value-type="string">
            <text:p text:style-name="P63">93.0</text:p>
          </table:table-cell>
        </table:table-row>
      </table:table>
      <text:p text:style-name="P25"/>
      <text:p text:style-name="WW-Légende"><text:bookmark-start text:name="__RefHeading___Toc494880529"/><text:span text:style-name="T51">Table </text:span><text:span text:style-name="T51"><text:sequence text:ref-name="refTable27" text:name="Table" text:formula="ooow:Table+1" style:num-format="1">28</text:sequence></text:span><text:span text:style-name="T51"><text:s/>: </text:span>Sexe<text:bookmark-end text:name="__RefHeading___Toc494880529"/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header-rows>
          <table:table-row table:style-name="Tableau31.1">
            <table:table-cell table:style-name="Tableau31.A1" office:value-type="string">
              <text:p text:style-name="P53"/>
            </table:table-cell>
            <table:table-cell table:style-name="Tableau31.B1" office:value-type="string">
              <text:p text:style-name="P52">N</text:p>
            </table:table-cell>
            <table:table-cell table:style-name="Tableau31.C1" office:value-type="string">
              <text:p text:style-name="P52">%</text:p>
            </table:table-cell>
          </table:table-row>
        </table:table-header-rows>
        <table:table-row table:style-name="Tableau31.2">
          <table:table-cell table:style-name="Tableau31.A2" office:value-type="string">
            <text:p text:style-name="P60">Masculin</text:p>
          </table:table-cell>
          <table:table-cell table:style-name="Tableau31.B2" office:value-type="string">
            <text:p text:style-name="P63">761</text:p>
          </table:table-cell>
          <table:table-cell table:style-name="Tableau31.C2" office:value-type="string">
            <text:p text:style-name="P63">66.9</text:p>
          </table:table-cell>
        </table:table-row>
        <table:table-row table:style-name="Tableau31.2">
          <table:table-cell table:style-name="Tableau31.A2" office:value-type="string">
            <text:p text:style-name="P52">Féminin</text:p>
          </table:table-cell>
          <table:table-cell table:style-name="Tableau31.B2" office:value-type="string">
            <text:p text:style-name="P55">377</text:p>
          </table:table-cell>
          <table:table-cell table:style-name="Tableau31.C2" office:value-type="string">
            <text:p text:style-name="P55">33.1</text:p>
          </table:table-cell>
        </table:table-row>
        <table:table-row table:style-name="Tableau31.2">
          <table:table-cell table:style-name="Tableau31.A4" office:value-type="string">
            <text:p text:style-name="P60">Total</text:p>
          </table:table-cell>
          <table:table-cell table:style-name="Tableau31.B4" office:value-type="string">
            <text:p text:style-name="P63">1138</text:p>
          </table:table-cell>
          <table:table-cell table:style-name="Tableau31.C4" office:value-type="string">
            <text:p text:style-name="P63">100.0</text:p>
          </table:table-cell>
        </table:table-row>
      </table:table>
      <text:p text:style-name="P57"><text:span text:style-name="T58">Données manquantes : </text:span><text:span text:style-name="T63">92</text:span></text:p>
      <text:p text:style-name="P25"/>
      <text:p text:style-name="WW-Légende"><text:bookmark-start text:name="__RefHeading___Toc494880530"/><text:span text:style-name="T51">Table </text:span><text:span text:style-name="T51"><text:sequence text:ref-name="refTable28" text:name="Table" text:formula="ooow:Table+1" style:num-format="1">29</text:sequence></text:span><text:span text:style-name="T51"><text:s/>: </text:span>Taille (cm)<text:bookmark-end text:name="__RefHeading___Toc494880530"/></text:p>
      <table:table table:name="Tableau32" table:style-name="Tableau32">
        <table:table-column table:style-name="Tableau32.A"/>
        <table:table-column table:style-name="Tableau32.B"/>
        <table:table-column table:style-name="Tableau32.C"/>
        <table:table-column table:style-name="Tableau32.D"/>
        <table:table-column table:style-name="Tableau32.E"/>
        <table:table-column table:style-name="Tableau32.F"/>
        <table:table-column table:style-name="Tableau32.G"/>
        <table:table-header-rows>
          <table:table-row table:style-name="Tableau32.1">
            <table:table-cell table:style-name="Tableau32.A1" office:value-type="string">
              <text:p text:style-name="P52">N</text:p>
            </table:table-cell>
            <table:table-cell table:style-name="Tableau32.B1" office:value-type="string">
              <text:p text:style-name="P52">DM</text:p>
            </table:table-cell>
            <table:table-cell table:style-name="Tableau32.B1" office:value-type="string">
              <text:p text:style-name="P52">Moyenne</text:p>
            </table:table-cell>
            <table:table-cell table:style-name="Tableau32.B1" office:value-type="string">
              <text:p text:style-name="P52">Écart type</text:p>
            </table:table-cell>
            <table:table-cell table:style-name="Tableau32.B1" office:value-type="string">
              <text:p text:style-name="P52">Médiane</text:p>
            </table:table-cell>
            <table:table-cell table:style-name="Tableau32.B1" office:value-type="string">
              <text:p text:style-name="P52">Minimum</text:p>
            </table:table-cell>
            <table:table-cell table:style-name="Tableau32.G1" office:value-type="string">
              <text:p text:style-name="P52">Maximum</text:p>
            </table:table-cell>
          </table:table-row>
        </table:table-header-rows>
        <table:table-row table:style-name="Tableau32.1">
          <table:table-cell table:style-name="Tableau32.A2" office:value-type="string">
            <text:p text:style-name="P63">1132</text:p>
          </table:table-cell>
          <table:table-cell table:style-name="Tableau32.B2" office:value-type="string">
            <text:p text:style-name="P63">96</text:p>
          </table:table-cell>
          <table:table-cell table:style-name="Tableau32.B2" office:value-type="string">
            <text:p text:style-name="P63">169.3</text:p>
          </table:table-cell>
          <table:table-cell table:style-name="Tableau32.B2" office:value-type="string">
            <text:p text:style-name="P63">9.4</text:p>
          </table:table-cell>
          <table:table-cell table:style-name="Tableau32.B2" office:value-type="string">
            <text:p text:style-name="P63">170.0</text:p>
          </table:table-cell>
          <table:table-cell table:style-name="Tableau32.B2" office:value-type="string">
            <text:p text:style-name="P63">132.0</text:p>
          </table:table-cell>
          <table:table-cell table:style-name="Tableau32.G2" office:value-type="string">
            <text:p text:style-name="P63">201.0</text:p>
          </table:table-cell>
        </table:table-row>
      </table:table>
      <text:p text:style-name="P25"/>
      <text:p text:style-name="P87"><text:bookmark-start text:name="__RefHeading___Toc494880531"/><text:span text:style-name="T51">Table </text:span><text:span text:style-name="T51"><text:sequence text:ref-name="refTable29" text:name="Table" text:formula="ooow:Table+1" style:num-format="1">30</text:sequence></text:span><text:span text:style-name="T51"><text:s/>: </text:span>Poids à l’admission (kg)<text:bookmark-end text:name="__RefHeading___Toc494880531"/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/>
        <table:table-column table:style-name="Tableau33.G"/>
        <table:table-header-rows>
          <table:table-row table:style-name="Tableau33.1">
            <table:table-cell table:style-name="Tableau33.A1" office:value-type="string">
              <text:p text:style-name="P52">N</text:p>
            </table:table-cell>
            <table:table-cell table:style-name="Tableau33.B1" office:value-type="string">
              <text:p text:style-name="P52">DM</text:p>
            </table:table-cell>
            <table:table-cell table:style-name="Tableau33.B1" office:value-type="string">
              <text:p text:style-name="P52">Moyenne</text:p>
            </table:table-cell>
            <table:table-cell table:style-name="Tableau33.B1" office:value-type="string">
              <text:p text:style-name="P52">Écart type</text:p>
            </table:table-cell>
            <table:table-cell table:style-name="Tableau33.B1" office:value-type="string">
              <text:p text:style-name="P52">Médiane</text:p>
            </table:table-cell>
            <table:table-cell table:style-name="Tableau33.B1" office:value-type="string">
              <text:p text:style-name="P52">Minimum</text:p>
            </table:table-cell>
            <table:table-cell table:style-name="Tableau33.G1" office:value-type="string">
              <text:p text:style-name="P52">Maximum</text:p>
            </table:table-cell>
          </table:table-row>
        </table:table-header-rows>
        <table:table-row table:style-name="Tableau33.1">
          <table:table-cell table:style-name="Tableau33.A2" office:value-type="string">
            <text:p text:style-name="P63">1158</text:p>
          </table:table-cell>
          <table:table-cell table:style-name="Tableau33.B2" office:value-type="string">
            <text:p text:style-name="P63">70</text:p>
          </table:table-cell>
          <table:table-cell table:style-name="Tableau33.B2" office:value-type="string">
            <text:p text:style-name="P63">77.6</text:p>
          </table:table-cell>
          <table:table-cell table:style-name="Tableau33.B2" office:value-type="string">
            <text:p text:style-name="P63">19.8</text:p>
          </table:table-cell>
          <table:table-cell table:style-name="Tableau33.B2" office:value-type="string">
            <text:p text:style-name="P63">75.0</text:p>
          </table:table-cell>
          <table:table-cell table:style-name="Tableau33.B2" office:value-type="string">
            <text:p text:style-name="P63">37.0</text:p>
          </table:table-cell>
          <table:table-cell table:style-name="Tableau33.G2" office:value-type="string">
            <text:p text:style-name="P63">188.0</text:p>
          </table:table-cell>
        </table:table-row>
      </table:table>
      <text:p text:style-name="P25"/>
      <text:p text:style-name="WW-Légende"><text:bookmark-start text:name="__RefHeading___Toc494880532"/><text:span text:style-name="T51">Tables </text:span><text:span text:style-name="T51"><text:sequence text:ref-name="refTable30" text:name="Table" text:formula="ooow:Table+1" style:num-format="1">31</text:sequence></text:span><text:span text:style-name="T51"><text:s/>et </text:span><text:span text:style-name="T51"><text:sequence text:ref-name="refTable31" text:name="Table" text:formula="ooow:Table+1" style:num-format="1">32</text:sequence></text:span><text:span text:style-name="T51"><text:s/>: </text:span>IMC à l’admission<text:bookmark-end text:name="__RefHeading___Toc494880532"/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header-rows>
          <table:table-row table:style-name="Tableau34.1">
            <table:table-cell table:style-name="Tableau34.A1" office:value-type="string">
              <text:p text:style-name="P53"/>
            </table:table-cell>
            <table:table-cell table:style-name="Tableau34.B1" office:value-type="string">
              <text:p text:style-name="P52">N</text:p>
            </table:table-cell>
            <table:table-cell table:style-name="Tableau34.C1" office:value-type="string">
              <text:p text:style-name="P52">%</text:p>
            </table:table-cell>
          </table:table-row>
        </table:table-header-rows>
        <table:table-row table:style-name="Tableau34.1">
          <table:table-cell table:style-name="Tableau34.A2" office:value-type="string">
            <text:p text:style-name="P60">Maigreur</text:p>
          </table:table-cell>
          <table:table-cell table:style-name="Tableau34.B2" office:value-type="string">
            <text:p text:style-name="P63">61</text:p>
          </table:table-cell>
          <table:table-cell table:style-name="Tableau34.C2" office:value-type="string">
            <text:p text:style-name="P63">5.4</text:p>
          </table:table-cell>
        </table:table-row>
        <table:table-row table:style-name="Tableau34.1">
          <table:table-cell table:style-name="Tableau34.A2" office:value-type="string">
            <text:p text:style-name="P60">Normal</text:p>
          </table:table-cell>
          <table:table-cell table:style-name="Tableau34.B2" office:value-type="string">
            <text:p text:style-name="P63">429</text:p>
          </table:table-cell>
          <table:table-cell table:style-name="Tableau34.C2" office:value-type="string">
            <text:p text:style-name="P63">38.3</text:p>
          </table:table-cell>
        </table:table-row>
        <table:table-row table:style-name="Tableau34.1">
          <table:table-cell table:style-name="Tableau34.A2" office:value-type="string">
            <text:p text:style-name="P60">Surpoids</text:p>
          </table:table-cell>
          <table:table-cell table:style-name="Tableau34.B2" office:value-type="string">
            <text:p text:style-name="P63">319</text:p>
          </table:table-cell>
          <table:table-cell table:style-name="Tableau34.C2" office:value-type="string">
            <text:p text:style-name="P63">28.5</text:p>
          </table:table-cell>
        </table:table-row>
        <table:table-row table:style-name="Tableau34.1">
          <table:table-cell table:style-name="Tableau34.A2" office:value-type="string">
            <text:p text:style-name="P52">Obésité</text:p>
          </table:table-cell>
          <table:table-cell table:style-name="Tableau34.B2" office:value-type="string">
            <text:p text:style-name="P55">312</text:p>
          </table:table-cell>
          <table:table-cell table:style-name="Tableau34.C2" office:value-type="string">
            <text:p text:style-name="P55">27.8</text:p>
          </table:table-cell>
        </table:table-row>
        <table:table-row table:style-name="Tableau34.1">
          <table:table-cell table:style-name="Tableau34.A6" office:value-type="string">
            <text:p text:style-name="P60">Total</text:p>
          </table:table-cell>
          <table:table-cell table:style-name="Tableau34.B6" office:value-type="string">
            <text:p text:style-name="P63">1121</text:p>
          </table:table-cell>
          <table:table-cell table:style-name="Tableau34.C6" office:value-type="string">
            <text:p text:style-name="P63">100.0</text:p>
          </table:table-cell>
        </table:table-row>
      </table:table>
      <text:p text:style-name="P57"><text:span text:style-name="T58">Données manquantes : </text:span><text:span text:style-name="T63">107</text:span></text:p>
      <text:p text:style-name="P25"/>
      <table:table table:name="Tableau35" table:style-name="Tableau35">
        <table:table-column table:style-name="Tableau35.A"/>
        <table:table-column table:style-name="Tableau35.B"/>
        <table:table-column table:style-name="Tableau35.C"/>
        <table:table-column table:style-name="Tableau35.D"/>
        <table:table-column table:style-name="Tableau35.E"/>
        <table:table-column table:style-name="Tableau35.F"/>
        <table:table-column table:style-name="Tableau35.G"/>
        <table:table-header-rows>
          <table:table-row table:style-name="Tableau35.1">
            <table:table-cell table:style-name="Tableau35.A1" office:value-type="string">
              <text:p text:style-name="P52">N</text:p>
            </table:table-cell>
            <table:table-cell table:style-name="Tableau35.B1" office:value-type="string">
              <text:p text:style-name="P52">DM</text:p>
            </table:table-cell>
            <table:table-cell table:style-name="Tableau35.B1" office:value-type="string">
              <text:p text:style-name="P52">Moyenne</text:p>
            </table:table-cell>
            <table:table-cell table:style-name="Tableau35.B1" office:value-type="string">
              <text:p text:style-name="P52">Écart type</text:p>
            </table:table-cell>
            <table:table-cell table:style-name="Tableau35.B1" office:value-type="string">
              <text:p text:style-name="P52">Médiane</text:p>
            </table:table-cell>
            <table:table-cell table:style-name="Tableau35.B1" office:value-type="string">
              <text:p text:style-name="P52">Minimum</text:p>
            </table:table-cell>
            <table:table-cell table:style-name="Tableau35.G1" office:value-type="string">
              <text:p text:style-name="P52">Maximum</text:p>
            </table:table-cell>
          </table:table-row>
        </table:table-header-rows>
        <table:table-row table:style-name="Tableau35.1">
          <table:table-cell table:style-name="Tableau35.A2" office:value-type="string">
            <text:p text:style-name="P63">1121</text:p>
          </table:table-cell>
          <table:table-cell table:style-name="Tableau35.B2" office:value-type="string">
            <text:p text:style-name="P63">107</text:p>
          </table:table-cell>
          <table:table-cell table:style-name="Tableau35.B2" office:value-type="string">
            <text:p text:style-name="P63">27.1</text:p>
          </table:table-cell>
          <table:table-cell table:style-name="Tableau35.B2" office:value-type="string">
            <text:p text:style-name="P63">6.6</text:p>
          </table:table-cell>
          <table:table-cell table:style-name="Tableau35.B2" office:value-type="string">
            <text:p text:style-name="P63">26.1</text:p>
          </table:table-cell>
          <table:table-cell table:style-name="Tableau35.B2" office:value-type="string">
            <text:p text:style-name="P63">13.7</text:p>
          </table:table-cell>
          <table:table-cell table:style-name="Tableau35.G2" office:value-type="string">
            <text:p text:style-name="P63">72.0</text:p>
          </table:table-cell>
        </table:table-row>
      </table:table>
      <text:p text:style-name="P25"/>
      <text:p text:style-name="WW-Légende"><text:bookmark-start text:name="__RefHeading___Toc494880533"/><text:span text:style-name="T51">Tables </text:span><text:span text:style-name="T51"><text:sequence text:ref-name="refTable32" text:name="Table" text:formula="ooow:Table+1" style:num-format="1">33</text:sequence></text:span><text:span text:style-name="T51"><text:s/>et </text:span><text:span text:style-name="T51"><text:sequence text:ref-name="refTable33" text:name="Table" text:formula="ooow:Table+1" style:num-format="1">34</text:sequence></text:span><text:span text:style-name="T51"><text:s/>: </text:span>IGS 2<text:bookmark-end text:name="__RefHeading___Toc494880533"/></text:p>
      <table:table table:name="Tableau36" table:style-name="Tableau36">
        <table:table-column table:style-name="Tableau36.A"/>
        <table:table-column table:style-name="Tableau36.B"/>
        <table:table-column table:style-name="Tableau36.C"/>
        <table:table-header-rows>
          <table:table-row table:style-name="Tableau36.1">
            <table:table-cell table:style-name="Tableau36.A1" office:value-type="string">
              <text:p text:style-name="P53"/>
            </table:table-cell>
            <table:table-cell table:style-name="Tableau36.B1" office:value-type="string">
              <text:p text:style-name="P52">N</text:p>
            </table:table-cell>
            <table:table-cell table:style-name="Tableau36.C1" office:value-type="string">
              <text:p text:style-name="P52">%</text:p>
            </table:table-cell>
          </table:table-row>
        </table:table-header-rows>
        <table:table-row table:style-name="Tableau36.1">
          <table:table-cell table:style-name="Tableau36.A2" office:value-type="string">
            <text:p text:style-name="P60">Moins de 20 </text:p>
          </table:table-cell>
          <table:table-cell table:style-name="Tableau36.B2" office:value-type="string">
            <text:p text:style-name="P63">104</text:p>
          </table:table-cell>
          <table:table-cell table:style-name="Tableau36.C2" office:value-type="string">
            <text:p text:style-name="P63">10.3</text:p>
          </table:table-cell>
        </table:table-row>
        <table:table-row table:style-name="Tableau36.1">
          <table:table-cell table:style-name="Tableau36.A2" office:value-type="string">
            <text:p text:style-name="P60">Entre 20 et 40</text:p>
          </table:table-cell>
          <table:table-cell table:style-name="Tableau36.B2" office:value-type="string">
            <text:p text:style-name="P63">370</text:p>
          </table:table-cell>
          <table:table-cell table:style-name="Tableau36.C2" office:value-type="string">
            <text:p text:style-name="P63">36.8</text:p>
          </table:table-cell>
        </table:table-row>
        <table:table-row table:style-name="Tableau36.1">
          <table:table-cell table:style-name="Tableau36.A2" office:value-type="string">
            <text:p text:style-name="P60">Entre 40 et 60</text:p>
          </table:table-cell>
          <table:table-cell table:style-name="Tableau36.B2" office:value-type="string">
            <text:p text:style-name="P63">350</text:p>
          </table:table-cell>
          <table:table-cell table:style-name="Tableau36.C2" office:value-type="string">
            <text:p text:style-name="P63">34.8</text:p>
          </table:table-cell>
        </table:table-row>
        <table:table-row table:style-name="Tableau36.1">
          <table:table-cell table:style-name="Tableau36.A2" office:value-type="string">
            <text:p text:style-name="P60">Plus de 60</text:p>
          </table:table-cell>
          <table:table-cell table:style-name="Tableau36.B2" office:value-type="string">
            <text:p text:style-name="P63">182</text:p>
          </table:table-cell>
          <table:table-cell table:style-name="Tableau36.C2" office:value-type="string">
            <text:p text:style-name="P63">18.1</text:p>
          </table:table-cell>
        </table:table-row>
        <table:table-row table:style-name="Tableau36.1">
          <table:table-cell table:style-name="Tableau36.A6" office:value-type="string">
            <text:p text:style-name="P60">Total</text:p>
          </table:table-cell>
          <table:table-cell table:style-name="Tableau36.B6" office:value-type="string">
            <text:p text:style-name="P63">1006</text:p>
          </table:table-cell>
          <table:table-cell table:style-name="Tableau36.C6" office:value-type="string">
            <text:p text:style-name="P55">100.0</text:p>
          </table:table-cell>
        </table:table-row>
      </table:table>
      <text:p text:style-name="P57"><text:span text:style-name="T58">Données manquantes : </text:span><text:span text:style-name="T63">222</text:span></text:p>
      <text:p text:style-name="P65"/>
      <table:table table:name="Tableau37" table:style-name="Tableau37">
        <table:table-column table:style-name="Tableau37.A"/>
        <table:table-column table:style-name="Tableau37.B"/>
        <table:table-column table:style-name="Tableau37.C"/>
        <table:table-column table:style-name="Tableau37.D"/>
        <table:table-column table:style-name="Tableau37.E"/>
        <table:table-column table:style-name="Tableau37.F"/>
        <table:table-column table:style-name="Tableau37.G"/>
        <table:table-header-rows>
          <table:table-row table:style-name="Tableau37.1">
            <table:table-cell table:style-name="Tableau37.A1" office:value-type="string">
              <text:p text:style-name="P52">N</text:p>
            </table:table-cell>
            <table:table-cell table:style-name="Tableau37.B1" office:value-type="string">
              <text:p text:style-name="P52">DM</text:p>
            </table:table-cell>
            <table:table-cell table:style-name="Tableau37.B1" office:value-type="string">
              <text:p text:style-name="P52">Moyenne</text:p>
            </table:table-cell>
            <table:table-cell table:style-name="Tableau37.B1" office:value-type="string">
              <text:p text:style-name="P52">Écart type</text:p>
            </table:table-cell>
            <table:table-cell table:style-name="Tableau37.B1" office:value-type="string">
              <text:p text:style-name="P52">Médiane</text:p>
            </table:table-cell>
            <table:table-cell table:style-name="Tableau37.B1" office:value-type="string">
              <text:p text:style-name="P52">Minimum</text:p>
            </table:table-cell>
            <table:table-cell table:style-name="Tableau37.G1" office:value-type="string">
              <text:p text:style-name="P52">Maximum</text:p>
            </table:table-cell>
          </table:table-row>
        </table:table-header-rows>
        <table:table-row table:style-name="Tableau37.1">
          <table:table-cell table:style-name="Tableau37.A2" office:value-type="string">
            <text:p text:style-name="P63">1006</text:p>
          </table:table-cell>
          <table:table-cell table:style-name="Tableau37.B2" office:value-type="string">
            <text:p text:style-name="P63">222</text:p>
          </table:table-cell>
          <table:table-cell table:style-name="Tableau37.B2" office:value-type="string">
            <text:p text:style-name="P63">42.6</text:p>
          </table:table-cell>
          <table:table-cell table:style-name="Tableau37.B2" office:value-type="string">
            <text:p text:style-name="P63">19.8</text:p>
          </table:table-cell>
          <table:table-cell table:style-name="Tableau37.B2" office:value-type="string">
            <text:p text:style-name="P63">41.0</text:p>
          </table:table-cell>
          <table:table-cell table:style-name="Tableau37.B2" office:value-type="string">
            <text:p text:style-name="P63">0.0</text:p>
          </table:table-cell>
          <table:table-cell table:style-name="Tableau37.G2" office:value-type="string">
            <text:p text:style-name="P63">104.0</text:p>
          </table:table-cell>
        </table:table-row>
      </table:table>
      <text:p text:style-name="P25"/>
      <text:p text:style-name="WW-Légende"><text:bookmark-start text:name="__RefHeading___Toc494880534"/><text:span text:style-name="T51">Table </text:span><text:span text:style-name="T51"><text:sequence text:ref-name="refTable34" text:name="Table" text:formula="ooow:Table+1" style:num-format="1">35</text:sequence></text:span><text:span text:style-name="T51"><text:s/>: </text:span>Albumine (si disponible)<text:bookmark-end text:name="__RefHeading___Toc494880534"/></text:p>
      <table:table table:name="Tableau38" table:style-name="Tableau38">
        <table:table-column table:style-name="Tableau38.A"/>
        <table:table-column table:style-name="Tableau38.B"/>
        <table:table-column table:style-name="Tableau38.C"/>
        <table:table-column table:style-name="Tableau38.D"/>
        <table:table-column table:style-name="Tableau38.E"/>
        <table:table-column table:style-name="Tableau38.F"/>
        <table:table-column table:style-name="Tableau38.G"/>
        <table:table-header-rows>
          <table:table-row table:style-name="Tableau38.1">
            <table:table-cell table:style-name="Tableau38.A1" office:value-type="string">
              <text:p text:style-name="P52"><text:bookmark text:name="IDX30"/>N</text:p>
            </table:table-cell>
            <table:table-cell table:style-name="Tableau38.B1" office:value-type="string">
              <text:p text:style-name="P52">DM</text:p>
            </table:table-cell>
            <table:table-cell table:style-name="Tableau38.B1" office:value-type="string">
              <text:p text:style-name="P52">Moyenne</text:p>
            </table:table-cell>
            <table:table-cell table:style-name="Tableau38.B1" office:value-type="string">
              <text:p text:style-name="P52">Écart type</text:p>
            </table:table-cell>
            <table:table-cell table:style-name="Tableau38.B1" office:value-type="string">
              <text:p text:style-name="P52">Médiane</text:p>
            </table:table-cell>
            <table:table-cell table:style-name="Tableau38.B1" office:value-type="string">
              <text:p text:style-name="P52">Minimum</text:p>
            </table:table-cell>
            <table:table-cell table:style-name="Tableau38.G1" office:value-type="string">
              <text:p text:style-name="P52">Maximum</text:p>
            </table:table-cell>
          </table:table-row>
        </table:table-header-rows>
        <table:table-row table:style-name="Tableau38.1">
          <table:table-cell table:style-name="Tableau38.A2" office:value-type="string">
            <text:p text:style-name="P63">561</text:p>
          </table:table-cell>
          <table:table-cell table:style-name="Tableau38.B2" office:value-type="string">
            <text:p text:style-name="P63">667</text:p>
          </table:table-cell>
          <table:table-cell table:style-name="Tableau38.B2" office:value-type="string">
            <text:p text:style-name="P63">27.3</text:p>
          </table:table-cell>
          <table:table-cell table:style-name="Tableau38.B2" office:value-type="string">
            <text:p text:style-name="P63">7.5</text:p>
          </table:table-cell>
          <table:table-cell table:style-name="Tableau38.B2" office:value-type="string">
            <text:p text:style-name="P63">27.0</text:p>
          </table:table-cell>
          <table:table-cell table:style-name="Tableau38.B2" office:value-type="string">
            <text:p text:style-name="P63">0.0</text:p>
          </table:table-cell>
          <table:table-cell table:style-name="Tableau38.G2" office:value-type="string">
            <text:p text:style-name="P63">50.0</text:p>
          </table:table-cell>
        </table:table-row>
      </table:table>
      <text:p text:style-name="P25"/>
      <text:p text:style-name="WW-Légende"><text:bookmark-start text:name="__RefHeading___Toc494880535"/><text:span text:style-name="T51">Table </text:span><text:span text:style-name="T51"><text:sequence text:ref-name="refTable35" text:name="Table" text:formula="ooow:Table+1" style:num-format="1">36</text:sequence></text:span><text:span text:style-name="T51"><text:s/>: </text:span>CRP (si disponible)<text:bookmark-end text:name="__RefHeading___Toc494880535"/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E"/>
        <table:table-column table:style-name="Tableau39.F"/>
        <table:table-column table:style-name="Tableau39.G"/>
        <table:table-header-rows>
          <table:table-row table:style-name="Tableau39.1">
            <table:table-cell table:style-name="Tableau39.A1" office:value-type="string">
              <text:p text:style-name="P52"><text:bookmark text:name="IDX33"/>N</text:p>
            </table:table-cell>
            <table:table-cell table:style-name="Tableau39.B1" office:value-type="string">
              <text:p text:style-name="P52">DM</text:p>
            </table:table-cell>
            <table:table-cell table:style-name="Tableau39.B1" office:value-type="string">
              <text:p text:style-name="P52">Moyenne</text:p>
            </table:table-cell>
            <table:table-cell table:style-name="Tableau39.B1" office:value-type="string">
              <text:p text:style-name="P52">Écart type</text:p>
            </table:table-cell>
            <table:table-cell table:style-name="Tableau39.B1" office:value-type="string">
              <text:p text:style-name="P52">Médiane</text:p>
            </table:table-cell>
            <table:table-cell table:style-name="Tableau39.B1" office:value-type="string">
              <text:p text:style-name="P52">Minimum</text:p>
            </table:table-cell>
            <table:table-cell table:style-name="Tableau39.G1" office:value-type="string">
              <text:p text:style-name="P52">Maximum</text:p>
            </table:table-cell>
          </table:table-row>
        </table:table-header-rows>
        <table:table-row table:style-name="Tableau39.1">
          <table:table-cell table:style-name="Tableau39.A2" office:value-type="string">
            <text:p text:style-name="P63">534</text:p>
          </table:table-cell>
          <table:table-cell table:style-name="Tableau39.B2" office:value-type="string">
            <text:p text:style-name="P63">694</text:p>
          </table:table-cell>
          <table:table-cell table:style-name="Tableau39.B2" office:value-type="string">
            <text:p text:style-name="P63">119.4</text:p>
          </table:table-cell>
          <table:table-cell table:style-name="Tableau39.B2" office:value-type="string">
            <text:p text:style-name="P63">205.0</text:p>
          </table:table-cell>
          <table:table-cell table:style-name="Tableau39.B2" office:value-type="string">
            <text:p text:style-name="P63">66.0</text:p>
          </table:table-cell>
          <table:table-cell table:style-name="Tableau39.B2" office:value-type="string">
            <text:p text:style-name="P63">0.0</text:p>
          </table:table-cell>
          <table:table-cell table:style-name="Tableau39.G2" office:value-type="string">
            <text:p text:style-name="P63">2000.0</text:p>
          </table:table-cell>
        </table:table-row>
      </table:table>
      <text:p text:style-name="P25"/>
      <text:p text:style-name="WW-Légende"><text:bookmark-start text:name="__RefHeading___Toc494880536"/><text:span text:style-name="T51">Table </text:span><text:span text:style-name="T51"><text:sequence text:ref-name="refTable36" text:name="Table" text:formula="ooow:Table+1" style:num-format="1">37</text:sequence></text:span><text:span text:style-name="T51"><text:s/>: </text:span>Etat de choc depuis l'admission<text:bookmark-end text:name="__RefHeading___Toc494880536"/></text:p>
      <table:table table:name="Tableau40" table:style-name="Tableau40">
        <table:table-column table:style-name="Tableau40.A"/>
        <table:table-column table:style-name="Tableau40.B"/>
        <table:table-column table:style-name="Tableau40.C"/>
        <table:table-header-rows>
          <table:table-row table:style-name="Tableau40.1">
            <table:table-cell table:style-name="Tableau40.A1" office:value-type="string">
              <text:p text:style-name="P53"><text:bookmark text:name="IDX34"/></text:p>
            </table:table-cell>
            <table:table-cell table:style-name="Tableau40.B1" office:value-type="string">
              <text:p text:style-name="P52">N</text:p>
            </table:table-cell>
            <table:table-cell table:style-name="Tableau40.C1" office:value-type="string">
              <text:p text:style-name="P52">%</text:p>
            </table:table-cell>
          </table:table-row>
        </table:table-header-rows>
        <table:table-row table:style-name="Tableau40.1">
          <table:table-cell table:style-name="Tableau40.A2" office:value-type="string">
            <text:p text:style-name="P60">Non</text:p>
          </table:table-cell>
          <table:table-cell table:style-name="Tableau40.B2" office:value-type="string">
            <text:p text:style-name="P63">650</text:p>
          </table:table-cell>
          <table:table-cell table:style-name="Tableau40.C2" office:value-type="string">
            <text:p text:style-name="P63">54.5</text:p>
          </table:table-cell>
        </table:table-row>
        <table:table-row table:style-name="Tableau40.1">
          <table:table-cell table:style-name="Tableau40.A2" office:value-type="string">
            <text:p text:style-name="P58"><text:span text:style-name="T55">Choc septique/distributif</text:span></text:p>
          </table:table-cell>
          <table:table-cell table:style-name="Tableau40.B2" office:value-type="string">
            <text:p text:style-name="P63">347</text:p>
          </table:table-cell>
          <table:table-cell table:style-name="Tableau40.C2" office:value-type="string">
            <text:p text:style-name="P63">29.1</text:p>
          </table:table-cell>
        </table:table-row>
        <table:table-row table:style-name="Tableau40.1">
          <table:table-cell table:style-name="Tableau40.A2" office:value-type="string">
            <text:p text:style-name="P60">Choc cardiogénique</text:p>
          </table:table-cell>
          <table:table-cell table:style-name="Tableau40.B2" office:value-type="string">
            <text:p text:style-name="P63">114</text:p>
          </table:table-cell>
          <table:table-cell table:style-name="Tableau40.C2" office:value-type="string">
            <text:p text:style-name="P63">9.6</text:p>
          </table:table-cell>
        </table:table-row>
        <table:table-row table:style-name="Tableau40.1">
          <table:table-cell table:style-name="Tableau40.A2" office:value-type="string">
            <text:p text:style-name="P52">Choc hypovolémique</text:p>
          </table:table-cell>
          <table:table-cell table:style-name="Tableau40.B2" office:value-type="string">
            <text:p text:style-name="P55">82</text:p>
          </table:table-cell>
          <table:table-cell table:style-name="Tableau40.C2" office:value-type="string">
            <text:p text:style-name="P55">6.9</text:p>
          </table:table-cell>
        </table:table-row>
        <table:table-row table:style-name="Tableau40.1">
          <table:table-cell table:style-name="Tableau40.A6" office:value-type="string">
            <text:p text:style-name="P60">Total</text:p>
          </table:table-cell>
          <table:table-cell table:style-name="Tableau40.B6" office:value-type="string">
            <text:p text:style-name="P63">1193</text:p>
          </table:table-cell>
          <table:table-cell table:style-name="Tableau40.C6" office:value-type="string">
            <text:p text:style-name="P63">100.0</text:p>
          </table:table-cell>
        </table:table-row>
      </table:table>
      <text:p text:style-name="P57"><text:span text:style-name="T58">Données manquantes : </text:span><text:span text:style-name="T63">35</text:span></text:p>
      <text:p text:style-name="WW-Légende"><text:bookmark-start text:name="__RefHeading___Toc494880537"/><text:span text:style-name="T51">Table </text:span><text:span text:style-name="T51"><text:sequence text:ref-name="refTable37" text:name="Table" text:formula="ooow:Table+1" style:num-format="1">38</text:sequence></text:span><text:span text:style-name="T51"><text:s/>: </text:span>Antécédents ou présence de diarrhées<text:bookmark-end text:name="__RefHeading___Toc494880537"/></text:p>
      <table:table table:name="Tableau41" table:style-name="Tableau41">
        <table:table-column table:style-name="Tableau41.A"/>
        <table:table-column table:style-name="Tableau41.B"/>
        <table:table-column table:style-name="Tableau41.C"/>
        <table:table-header-rows>
          <text:soft-page-break/>
          <table:table-row table:style-name="Tableau41.1">
            <table:table-cell table:style-name="Tableau41.A1" office:value-type="string">
              <text:p text:style-name="P53"><text:bookmark text:name="IDX36"/></text:p>
            </table:table-cell>
            <table:table-cell table:style-name="Tableau41.B1" office:value-type="string">
              <text:p text:style-name="P52">N</text:p>
            </table:table-cell>
            <table:table-cell table:style-name="Tableau41.C1" office:value-type="string">
              <text:p text:style-name="P52">%</text:p>
            </table:table-cell>
          </table:table-row>
        </table:table-header-rows>
        <table:table-row table:style-name="Tableau41.1">
          <table:table-cell table:style-name="Tableau41.A2" office:value-type="string">
            <text:p text:style-name="P60">Non</text:p>
          </table:table-cell>
          <table:table-cell table:style-name="Tableau41.B2" office:value-type="string">
            <text:p text:style-name="P63">894</text:p>
          </table:table-cell>
          <table:table-cell table:style-name="Tableau41.C2" office:value-type="string">
            <text:p text:style-name="P63">74.3</text:p>
          </table:table-cell>
        </table:table-row>
        <table:table-row table:style-name="Tableau41.1">
          <table:table-cell table:style-name="Tableau41.A2" office:value-type="string">
            <text:p text:style-name="P52">Oui</text:p>
          </table:table-cell>
          <table:table-cell table:style-name="Tableau41.B2" office:value-type="string">
            <text:p text:style-name="P55">310</text:p>
          </table:table-cell>
          <table:table-cell table:style-name="Tableau41.C2" office:value-type="string">
            <text:p text:style-name="P55">25.7</text:p>
          </table:table-cell>
        </table:table-row>
        <table:table-row table:style-name="Tableau41.1">
          <table:table-cell table:style-name="Tableau41.A4" office:value-type="string">
            <text:p text:style-name="P60">Total</text:p>
          </table:table-cell>
          <table:table-cell table:style-name="Tableau41.B4" office:value-type="string">
            <text:p text:style-name="P63">1204</text:p>
          </table:table-cell>
          <table:table-cell table:style-name="Tableau41.C4" office:value-type="string">
            <text:p text:style-name="P63">100.0</text:p>
          </table:table-cell>
        </table:table-row>
      </table:table>
      <text:p text:style-name="P57"><text:bookmark text:name="IDX37"/><text:span text:style-name="T58">Données manquantes : </text:span><text:span text:style-name="T63">24</text:span></text:p>
      <text:p text:style-name="P25"/>
      <text:p text:style-name="WW-Légende"><text:bookmark-start text:name="__RefHeading___Toc494880538"/><text:span text:style-name="T51">Table </text:span><text:span text:style-name="T51"><text:sequence text:ref-name="refTable38" text:name="Table" text:formula="ooow:Table+1" style:num-format="1">39</text:sequence></text:span><text:span text:style-name="T51"><text:s/>: </text:span>Ventilation invasive depuis l’admission<text:bookmark-end text:name="__RefHeading___Toc494880538"/></text:p>
      <table:table table:name="Tableau42" table:style-name="Tableau42">
        <table:table-column table:style-name="Tableau42.A"/>
        <table:table-column table:style-name="Tableau42.B"/>
        <table:table-column table:style-name="Tableau42.C"/>
        <table:table-header-rows>
          <table:table-row table:style-name="Tableau42.1">
            <table:table-cell table:style-name="Tableau42.A1" office:value-type="string">
              <text:p text:style-name="P53"/>
            </table:table-cell>
            <table:table-cell table:style-name="Tableau42.B1" office:value-type="string">
              <text:p text:style-name="P52">N</text:p>
            </table:table-cell>
            <table:table-cell table:style-name="Tableau42.C1" office:value-type="string">
              <text:p text:style-name="P52">%</text:p>
            </table:table-cell>
          </table:table-row>
        </table:table-header-rows>
        <table:table-row table:style-name="Tableau42.1">
          <table:table-cell table:style-name="Tableau42.A2" office:value-type="string">
            <text:p text:style-name="P60">Non</text:p>
          </table:table-cell>
          <table:table-cell table:style-name="Tableau42.B2" office:value-type="string">
            <text:p text:style-name="P63">507</text:p>
          </table:table-cell>
          <table:table-cell table:style-name="Tableau42.C2" office:value-type="string">
            <text:p text:style-name="P63">41.8</text:p>
          </table:table-cell>
        </table:table-row>
        <table:table-row table:style-name="Tableau42.1">
          <table:table-cell table:style-name="Tableau42.A2" office:value-type="string">
            <text:p text:style-name="P52">Oui</text:p>
          </table:table-cell>
          <table:table-cell table:style-name="Tableau42.B2" office:value-type="string">
            <text:p text:style-name="P55">706</text:p>
          </table:table-cell>
          <table:table-cell table:style-name="Tableau42.C2" office:value-type="string">
            <text:p text:style-name="P55">58.2</text:p>
          </table:table-cell>
        </table:table-row>
        <table:table-row table:style-name="Tableau42.1">
          <table:table-cell table:style-name="Tableau42.A4" office:value-type="string">
            <text:p text:style-name="P60">Total</text:p>
          </table:table-cell>
          <table:table-cell table:style-name="Tableau42.B4" office:value-type="string">
            <text:p text:style-name="P63">1213</text:p>
          </table:table-cell>
          <table:table-cell table:style-name="Tableau42.C4" office:value-type="string">
            <text:p text:style-name="P63">100.0</text:p>
          </table:table-cell>
        </table:table-row>
      </table:table>
      <text:p text:style-name="P57"><text:bookmark text:name="IDX39"/><text:span text:style-name="T58">Données manquantes : </text:span><text:span text:style-name="T63">15</text:span></text:p>
      <text:p text:style-name="P25"/>
      <text:p text:style-name="WW-Légende"><text:bookmark-start text:name="__RefHeading___Toc494880539"/><text:span text:style-name="T51">Table </text:span><text:span text:style-name="T51"><text:sequence text:ref-name="refTable39" text:name="Table" text:formula="ooow:Table+1" style:num-format="1">40</text:sequence></text:span><text:span text:style-name="T51"><text:s/>: </text:span>Sédation depuis l’admission<text:bookmark-end text:name="__RefHeading___Toc494880539"/></text:p>
      <table:table table:name="Tableau43" table:style-name="Tableau43">
        <table:table-column table:style-name="Tableau43.A"/>
        <table:table-column table:style-name="Tableau43.B"/>
        <table:table-column table:style-name="Tableau43.C"/>
        <table:table-header-rows>
          <table:table-row table:style-name="Tableau43.1">
            <table:table-cell table:style-name="Tableau43.A1" office:value-type="string">
              <text:p text:style-name="P53"><text:bookmark text:name="IDX40"/></text:p>
            </table:table-cell>
            <table:table-cell table:style-name="Tableau43.B1" office:value-type="string">
              <text:p text:style-name="P52">N</text:p>
            </table:table-cell>
            <table:table-cell table:style-name="Tableau43.C1" office:value-type="string">
              <text:p text:style-name="P52">%</text:p>
            </table:table-cell>
          </table:table-row>
        </table:table-header-rows>
        <table:table-row table:style-name="Tableau43.1">
          <table:table-cell table:style-name="Tableau43.A2" office:value-type="string">
            <text:p text:style-name="P60">Non</text:p>
          </table:table-cell>
          <table:table-cell table:style-name="Tableau43.B2" office:value-type="string">
            <text:p text:style-name="P63">548</text:p>
          </table:table-cell>
          <table:table-cell table:style-name="Tableau43.C2" office:value-type="string">
            <text:p text:style-name="P63">45.1</text:p>
          </table:table-cell>
        </table:table-row>
        <table:table-row table:style-name="Tableau43.1">
          <table:table-cell table:style-name="Tableau43.A2" office:value-type="string">
            <text:p text:style-name="P52">Oui</text:p>
          </table:table-cell>
          <table:table-cell table:style-name="Tableau43.B2" office:value-type="string">
            <text:p text:style-name="P55">666</text:p>
          </table:table-cell>
          <table:table-cell table:style-name="Tableau43.C2" office:value-type="string">
            <text:p text:style-name="P55">54.9</text:p>
          </table:table-cell>
        </table:table-row>
        <table:table-row table:style-name="Tableau43.1">
          <table:table-cell table:style-name="Tableau43.A4" office:value-type="string">
            <text:p text:style-name="P60">Total</text:p>
          </table:table-cell>
          <table:table-cell table:style-name="Tableau43.B4" office:value-type="string">
            <text:p text:style-name="P63">1214</text:p>
          </table:table-cell>
          <table:table-cell table:style-name="Tableau43.C4" office:value-type="string">
            <text:p text:style-name="P63">100.0</text:p>
          </table:table-cell>
        </table:table-row>
      </table:table>
      <text:p text:style-name="P57"><text:span text:style-name="T58">Données manquantes : </text:span><text:span text:style-name="T63">14</text:span></text:p>
      <text:p text:style-name="P25"/>
      <text:p text:style-name="WW-Légende"><text:bookmark-start text:name="__RefHeading___Toc494880540"/><text:span text:style-name="T51">Table </text:span><text:span text:style-name="T51"><text:sequence text:ref-name="refTable40" text:name="Table" text:formula="ooow:Table+1" style:num-format="1">41</text:sequence></text:span><text:span text:style-name="T51"><text:s/>: </text:span>Corticoïdes à forte dose depuis l’admission<text:bookmark-end text:name="__RefHeading___Toc494880540"/></text:p>
      <table:table table:name="Tableau44" table:style-name="Tableau44">
        <table:table-column table:style-name="Tableau44.A"/>
        <table:table-column table:style-name="Tableau44.B"/>
        <table:table-column table:style-name="Tableau44.C"/>
        <table:table-header-rows>
          <table:table-row table:style-name="Tableau44.1">
            <table:table-cell table:style-name="Tableau44.A1" office:value-type="string">
              <text:p text:style-name="P53"/>
            </table:table-cell>
            <table:table-cell table:style-name="Tableau44.B1" office:value-type="string">
              <text:p text:style-name="P52">N</text:p>
            </table:table-cell>
            <table:table-cell table:style-name="Tableau44.C1" office:value-type="string">
              <text:p text:style-name="P52">%</text:p>
            </table:table-cell>
          </table:table-row>
        </table:table-header-rows>
        <table:table-row table:style-name="Tableau44.1">
          <table:table-cell table:style-name="Tableau44.A2" office:value-type="string">
            <text:p text:style-name="P60">Non</text:p>
          </table:table-cell>
          <table:table-cell table:style-name="Tableau44.B2" office:value-type="string">
            <text:p text:style-name="P63">964</text:p>
          </table:table-cell>
          <table:table-cell table:style-name="Tableau44.C2" office:value-type="string">
            <text:p text:style-name="P63">80.3</text:p>
          </table:table-cell>
        </table:table-row>
        <table:table-row table:style-name="Tableau44.1">
          <table:table-cell table:style-name="Tableau44.A2" office:value-type="string">
            <text:p text:style-name="P52">Oui</text:p>
          </table:table-cell>
          <table:table-cell table:style-name="Tableau44.B2" office:value-type="string">
            <text:p text:style-name="P55">236</text:p>
          </table:table-cell>
          <table:table-cell table:style-name="Tableau44.C2" office:value-type="string">
            <text:p text:style-name="P55">19.7</text:p>
          </table:table-cell>
        </table:table-row>
        <table:table-row table:style-name="Tableau44.1">
          <table:table-cell table:style-name="Tableau44.A4" office:value-type="string">
            <text:p text:style-name="P60">Total</text:p>
          </table:table-cell>
          <table:table-cell table:style-name="Tableau44.B4" office:value-type="string">
            <text:p text:style-name="P63">1200</text:p>
          </table:table-cell>
          <table:table-cell table:style-name="Tableau44.C4" office:value-type="string">
            <text:p text:style-name="P63">100.0</text:p>
          </table:table-cell>
        </table:table-row>
      </table:table>
      <text:p text:style-name="P57"><text:span text:style-name="T58">Données manquantes : </text:span><text:span text:style-name="T63">28</text:span></text:p>
      <text:p text:style-name="P25"/>
      <text:p text:style-name="WW-Légende"><text:bookmark-start text:name="__RefHeading___Toc494880541"/><text:span text:style-name="T51">Table </text:span><text:span text:style-name="T51"><text:sequence text:ref-name="refTable41" text:name="Table" text:formula="ooow:Table+1" style:num-format="1">42</text:sequence></text:span><text:span text:style-name="T51"><text:s/>: </text:span>Curares depuis l’admission<text:bookmark-end text:name="__RefHeading___Toc494880541"/></text:p>
      <table:table table:name="Tableau45" table:style-name="Tableau45">
        <table:table-column table:style-name="Tableau45.A"/>
        <table:table-column table:style-name="Tableau45.B"/>
        <table:table-column table:style-name="Tableau45.C"/>
        <table:table-header-rows>
          <table:table-row table:style-name="Tableau45.1">
            <table:table-cell table:style-name="Tableau45.A1" office:value-type="string">
              <text:p text:style-name="P53"><text:bookmark text:name="IDX44"/></text:p>
            </table:table-cell>
            <table:table-cell table:style-name="Tableau45.B1" office:value-type="string">
              <text:p text:style-name="P52">N</text:p>
            </table:table-cell>
            <table:table-cell table:style-name="Tableau45.C1" office:value-type="string">
              <text:p text:style-name="P52">%</text:p>
            </table:table-cell>
          </table:table-row>
        </table:table-header-rows>
        <table:table-row table:style-name="Tableau45.1">
          <table:table-cell table:style-name="Tableau45.A2" office:value-type="string">
            <text:p text:style-name="P60">Non</text:p>
          </table:table-cell>
          <table:table-cell table:style-name="Tableau45.B2" office:value-type="string">
            <text:p text:style-name="P63">909</text:p>
          </table:table-cell>
          <table:table-cell table:style-name="Tableau45.C2" office:value-type="string">
            <text:p text:style-name="P63">75.1</text:p>
          </table:table-cell>
        </table:table-row>
        <table:table-row table:style-name="Tableau45.1">
          <table:table-cell table:style-name="Tableau45.A2" office:value-type="string">
            <text:p text:style-name="P52">Oui</text:p>
          </table:table-cell>
          <table:table-cell table:style-name="Tableau45.B2" office:value-type="string">
            <text:p text:style-name="P55">301</text:p>
          </table:table-cell>
          <table:table-cell table:style-name="Tableau45.C2" office:value-type="string">
            <text:p text:style-name="P55">24.9</text:p>
          </table:table-cell>
        </table:table-row>
        <table:table-row table:style-name="Tableau45.1">
          <table:table-cell table:style-name="Tableau45.A4" office:value-type="string">
            <text:p text:style-name="P60">Total</text:p>
          </table:table-cell>
          <table:table-cell table:style-name="Tableau45.B4" office:value-type="string">
            <text:p text:style-name="P63">1210</text:p>
          </table:table-cell>
          <table:table-cell table:style-name="Tableau45.C4" office:value-type="string">
            <text:p text:style-name="P63">100.0</text:p>
          </table:table-cell>
        </table:table-row>
      </table:table>
      <text:p text:style-name="P57"><text:bookmark text:name="IDX45"/><text:span text:style-name="T58">Données manquantes : </text:span><text:span text:style-name="T63">18</text:span></text:p>
      <text:p text:style-name="P25"/>
      <text:p text:style-name="WW-Légende"><text:bookmark-start text:name="__RefHeading___Toc494880542"/><text:span text:style-name="T51">Table </text:span><text:span text:style-name="T51"><text:sequence text:ref-name="refTable42" text:name="Table" text:formula="ooow:Table+1" style:num-format="1">43</text:sequence></text:span><text:span text:style-name="T51"><text:s/>: </text:span>Maladie neurologique motrice depuis l’admission<text:bookmark-end text:name="__RefHeading___Toc494880542"/></text:p>
      <table:table table:name="Tableau46" table:style-name="Tableau46">
        <table:table-column table:style-name="Tableau46.A"/>
        <table:table-column table:style-name="Tableau46.B"/>
        <table:table-column table:style-name="Tableau46.C"/>
        <table:table-header-rows>
          <table:table-row table:style-name="Tableau46.1">
            <table:table-cell table:style-name="Tableau46.A1" office:value-type="string">
              <text:p text:style-name="P53"><text:bookmark text:name="IDX46"/></text:p>
            </table:table-cell>
            <table:table-cell table:style-name="Tableau46.B1" office:value-type="string">
              <text:p text:style-name="P52">N</text:p>
            </table:table-cell>
            <table:table-cell table:style-name="Tableau46.C1" office:value-type="string">
              <text:p text:style-name="P52">%</text:p>
            </table:table-cell>
          </table:table-row>
        </table:table-header-rows>
        <table:table-row table:style-name="Tableau46.1">
          <table:table-cell table:style-name="Tableau46.A2" office:value-type="string">
            <text:p text:style-name="P60">Non</text:p>
          </table:table-cell>
          <table:table-cell table:style-name="Tableau46.B2" office:value-type="string">
            <text:p text:style-name="P63">921</text:p>
          </table:table-cell>
          <table:table-cell table:style-name="Tableau46.C2" office:value-type="string">
            <text:p text:style-name="P63">76.6</text:p>
          </table:table-cell>
        </table:table-row>
        <table:table-row table:style-name="Tableau46.1">
          <table:table-cell table:style-name="Tableau46.A2" office:value-type="string">
            <text:p text:style-name="P52">Oui</text:p>
          </table:table-cell>
          <table:table-cell table:style-name="Tableau46.B2" office:value-type="string">
            <text:p text:style-name="P55">282</text:p>
          </table:table-cell>
          <table:table-cell table:style-name="Tableau46.C2" office:value-type="string">
            <text:p text:style-name="P55">23.4</text:p>
          </table:table-cell>
        </table:table-row>
        <table:table-row table:style-name="Tableau46.1">
          <table:table-cell table:style-name="Tableau46.A4" office:value-type="string">
            <text:p text:style-name="P60">Total</text:p>
          </table:table-cell>
          <table:table-cell table:style-name="Tableau46.B4" office:value-type="string">
            <text:p text:style-name="P63">1203</text:p>
          </table:table-cell>
          <table:table-cell table:style-name="Tableau46.C4" office:value-type="string">
            <text:p text:style-name="P63">100.0</text:p>
          </table:table-cell>
        </table:table-row>
      </table:table>
      <text:p text:style-name="P57"><text:bookmark text:name="IDX47"/><text:span text:style-name="T58">Données manquantes : </text:span><text:span text:style-name="T63">25</text:span></text:p>
      <text:p text:style-name="P87"><text:bookmark-start text:name="__RefHeading___Toc494880543"/><text:span text:style-name="T51">Table </text:span><text:span text:style-name="T51"><text:sequence text:ref-name="refTable43" text:name="Table" text:formula="ooow:Table+1" style:num-format="1">44</text:sequence></text:span><text:span text:style-name="T51"><text:s/>: </text:span>Tabagisme actif<text:bookmark-end text:name="__RefHeading___Toc494880543"/></text:p>
      <table:table table:name="Tableau47" table:style-name="Tableau47">
        <table:table-column table:style-name="Tableau47.A"/>
        <table:table-column table:style-name="Tableau47.B"/>
        <table:table-column table:style-name="Tableau47.C"/>
        <table:table-header-rows>
          <table:table-row table:style-name="Tableau47.1">
            <table:table-cell table:style-name="Tableau47.A1" office:value-type="string">
              <text:p text:style-name="P53"><text:bookmark text:name="IDX48"/></text:p>
            </table:table-cell>
            <table:table-cell table:style-name="Tableau47.B1" office:value-type="string">
              <text:p text:style-name="P52">N</text:p>
            </table:table-cell>
            <table:table-cell table:style-name="Tableau47.C1" office:value-type="string">
              <text:p text:style-name="P52">%</text:p>
            </table:table-cell>
          </table:table-row>
        </table:table-header-rows>
        <table:table-row table:style-name="Tableau47.1">
          <table:table-cell table:style-name="Tableau47.A2" office:value-type="string">
            <text:p text:style-name="P60">Non</text:p>
          </table:table-cell>
          <table:table-cell table:style-name="Tableau47.B2" office:value-type="string">
            <text:p text:style-name="P63">917</text:p>
          </table:table-cell>
          <table:table-cell table:style-name="Tableau47.C2" office:value-type="string">
            <text:p text:style-name="P63">76.4</text:p>
          </table:table-cell>
        </table:table-row>
        <table:table-row table:style-name="Tableau47.1">
          <table:table-cell table:style-name="Tableau47.A2" office:value-type="string">
            <text:p text:style-name="P52">Oui</text:p>
          </table:table-cell>
          <table:table-cell table:style-name="Tableau47.B2" office:value-type="string">
            <text:p text:style-name="P55">283</text:p>
          </table:table-cell>
          <table:table-cell table:style-name="Tableau47.C2" office:value-type="string">
            <text:p text:style-name="P55">23.6</text:p>
          </table:table-cell>
        </table:table-row>
        <table:table-row table:style-name="Tableau47.1">
          <table:table-cell table:style-name="Tableau47.A4" office:value-type="string">
            <text:p text:style-name="P60">Total</text:p>
          </table:table-cell>
          <table:table-cell table:style-name="Tableau47.B4" office:value-type="string">
            <text:p text:style-name="P63">1200</text:p>
          </table:table-cell>
          <table:table-cell table:style-name="Tableau47.C4" office:value-type="string">
            <text:p text:style-name="P63">100.0</text:p>
          </table:table-cell>
        </table:table-row>
      </table:table>
      <text:p text:style-name="P57"><text:bookmark text:name="IDX49"/><text:span text:style-name="T58">Données manquantes : </text:span><text:span text:style-name="T63">28</text:span></text:p>
      <text:p text:style-name="P25"/>
      <text:p text:style-name="WW-Légende"><text:bookmark-start text:name="__RefHeading___Toc494880544"/><text:span text:style-name="T51">Table </text:span><text:span text:style-name="T51"><text:sequence text:ref-name="refTable44" text:name="Table" text:formula="ooow:Table+1" style:num-format="1">45</text:sequence></text:span><text:span text:style-name="T51"><text:s/>: </text:span>Epuration extra-rénale<text:bookmark-end text:name="__RefHeading___Toc494880544"/></text:p>
      <table:table table:name="Tableau48" table:style-name="Tableau48">
        <table:table-column table:style-name="Tableau48.A"/>
        <table:table-column table:style-name="Tableau48.B"/>
        <table:table-column table:style-name="Tableau48.C"/>
        <table:table-header-rows>
          <table:table-row table:style-name="Tableau48.1">
            <table:table-cell table:style-name="Tableau48.A1" office:value-type="string">
              <text:p text:style-name="P53"><text:bookmark text:name="IDX50"/></text:p>
            </table:table-cell>
            <table:table-cell table:style-name="Tableau48.B1" office:value-type="string">
              <text:p text:style-name="P52">N</text:p>
            </table:table-cell>
            <table:table-cell table:style-name="Tableau48.C1" office:value-type="string">
              <text:p text:style-name="P52">%</text:p>
            </table:table-cell>
          </table:table-row>
        </table:table-header-rows>
        <table:table-row table:style-name="Tableau48.1">
          <table:table-cell table:style-name="Tableau48.A2" office:value-type="string">
            <text:p text:style-name="P60">Non</text:p>
          </table:table-cell>
          <table:table-cell table:style-name="Tableau48.B2" office:value-type="string">
            <text:p text:style-name="P63">1000</text:p>
          </table:table-cell>
          <table:table-cell table:style-name="Tableau48.C2" office:value-type="string">
            <text:p text:style-name="P63">82.9</text:p>
          </table:table-cell>
        </table:table-row>
        <table:table-row table:style-name="Tableau48.1">
          <table:table-cell table:style-name="Tableau48.A2" office:value-type="string">
            <text:p text:style-name="P52">Oui</text:p>
          </table:table-cell>
          <table:table-cell table:style-name="Tableau48.B2" office:value-type="string">
            <text:p text:style-name="P55">207</text:p>
          </table:table-cell>
          <table:table-cell table:style-name="Tableau48.C2" office:value-type="string">
            <text:p text:style-name="P55">17.1</text:p>
          </table:table-cell>
        </table:table-row>
        <table:table-row table:style-name="Tableau48.1">
          <table:table-cell table:style-name="Tableau48.A4" office:value-type="string">
            <text:p text:style-name="P60">Total</text:p>
          </table:table-cell>
          <table:table-cell table:style-name="Tableau48.B4" office:value-type="string">
            <text:p text:style-name="P63">1207</text:p>
          </table:table-cell>
          <table:table-cell table:style-name="Tableau48.C4" office:value-type="string">
            <text:p text:style-name="P63">100.0</text:p>
          </table:table-cell>
        </table:table-row>
      </table:table>
      <text:p text:style-name="P57"><text:bookmark text:name="IDX51"/><text:span text:style-name="T58">Données manquantes : </text:span><text:span text:style-name="T63">21</text:span></text:p>
      <text:p text:style-name="P25"/>
      <text:p text:style-name="WW-Légende"><text:bookmark-start text:name="__RefHeading___Toc494880545"/><text:span text:style-name="T51">Table </text:span><text:span text:style-name="T51"><text:sequence text:ref-name="refTable45" text:name="Table" text:formula="ooow:Table+1" style:num-format="1">46</text:sequence></text:span><text:span text:style-name="T51"><text:s/>: </text:span>Extracorporelle Membrane Oxygénation (ECMO)<text:bookmark-end text:name="__RefHeading___Toc494880545"/></text:p>
      <table:table table:name="Tableau49" table:style-name="Tableau49">
        <table:table-column table:style-name="Tableau49.A"/>
        <table:table-column table:style-name="Tableau49.B"/>
        <table:table-column table:style-name="Tableau49.C"/>
        <table:table-header-rows>
          <table:table-row table:style-name="Tableau49.1">
            <table:table-cell table:style-name="Tableau49.A1" office:value-type="string">
              <text:p text:style-name="P53"><text:bookmark text:name="IDX52"/></text:p>
            </table:table-cell>
            <table:table-cell table:style-name="Tableau49.B1" office:value-type="string">
              <text:p text:style-name="P52">N</text:p>
            </table:table-cell>
            <table:table-cell table:style-name="Tableau49.C1" office:value-type="string">
              <text:p text:style-name="P52">%</text:p>
            </table:table-cell>
          </table:table-row>
        </table:table-header-rows>
        <table:table-row table:style-name="Tableau49.1">
          <table:table-cell table:style-name="Tableau49.A2" office:value-type="string">
            <text:p text:style-name="P60">Non</text:p>
          </table:table-cell>
          <table:table-cell table:style-name="Tableau49.B2" office:value-type="string">
            <text:p text:style-name="P63">1164</text:p>
          </table:table-cell>
          <table:table-cell table:style-name="Tableau49.C2" office:value-type="string">
            <text:p text:style-name="P63">97.2</text:p>
          </table:table-cell>
        </table:table-row>
        <table:table-row table:style-name="Tableau49.1">
          <table:table-cell table:style-name="Tableau49.A2" office:value-type="string">
            <text:p text:style-name="P52">Oui</text:p>
          </table:table-cell>
          <table:table-cell table:style-name="Tableau49.B2" office:value-type="string">
            <text:p text:style-name="P55">34</text:p>
          </table:table-cell>
          <table:table-cell table:style-name="Tableau49.C2" office:value-type="string">
            <text:p text:style-name="P55">2.8</text:p>
          </table:table-cell>
        </table:table-row>
        <table:table-row table:style-name="Tableau49.1">
          <table:table-cell table:style-name="Tableau49.A4" office:value-type="string">
            <text:p text:style-name="P60">Total</text:p>
          </table:table-cell>
          <table:table-cell table:style-name="Tableau49.B4" office:value-type="string">
            <text:p text:style-name="P63">1198</text:p>
          </table:table-cell>
          <table:table-cell table:style-name="Tableau49.C4" office:value-type="string">
            <text:p text:style-name="P63">100.0</text:p>
          </table:table-cell>
        </table:table-row>
      </table:table>
      <text:p text:style-name="P57"><text:bookmark text:name="IDX53"/><text:span text:style-name="T58">Données manquantes : </text:span><text:span text:style-name="T63">30</text:span></text:p>
      <text:p text:style-name="P65"/>
      <text:p text:style-name="P25"/>
      <text:p text:style-name="P85"><text:bookmark-start text:name="__RefHeading___Toc494880546"/>Table <text:sequence text:ref-name="refTable46" text:name="Table" text:formula="ooow:Table+1" style:num-format="1">47</text:sequence><text:s/>: Nutrition le jour de l’étude<text:bookmark-end text:name="__RefHeading___Toc494880546"/><text:bookmark text:name="IDX54"/></text:p>
      <table:table table:name="Tableau50" table:style-name="Tableau50">
        <table:table-column table:style-name="Tableau50.A"/>
        <table:table-column table:style-name="Tableau50.B"/>
        <table:table-column table:style-name="Tableau50.C"/>
        <table:table-header-rows>
          <table:table-row table:style-name="Tableau50.1">
            <table:table-cell table:style-name="Tableau50.A1" office:value-type="string">
              <text:p text:style-name="P53"/>
            </table:table-cell>
            <table:table-cell table:style-name="Tableau50.B1" office:value-type="string">
              <text:p text:style-name="P52">N</text:p>
            </table:table-cell>
            <table:table-cell table:style-name="Tableau50.C1" office:value-type="string">
              <text:p text:style-name="P52">%</text:p>
            </table:table-cell>
          </table:table-row>
        </table:table-header-rows>
        <table:table-row table:style-name="Tableau50.1">
          <table:table-cell table:style-name="Tableau50.A2" office:value-type="string">
            <text:p text:style-name="P60">Nutrition per os</text:p>
          </table:table-cell>
          <table:table-cell table:style-name="Tableau50.B2" office:value-type="string">
            <text:p text:style-name="P63">574</text:p>
          </table:table-cell>
          <table:table-cell table:style-name="Tableau50.C2" office:value-type="string">
            <text:p text:style-name="P63">51.7</text:p>
          </table:table-cell>
        </table:table-row>
        <table:table-row table:style-name="Tableau50.1">
          <table:table-cell table:style-name="Tableau50.A2" office:value-type="string">
            <text:p text:style-name="P52">Nutrition entérale</text:p>
          </table:table-cell>
          <table:table-cell table:style-name="Tableau50.B2" office:value-type="string">
            <text:p text:style-name="P55">372</text:p>
          </table:table-cell>
          <table:table-cell table:style-name="Tableau50.C2" office:value-type="string">
            <text:p text:style-name="P55">33.5</text:p>
          </table:table-cell>
        </table:table-row>
        <table:table-row table:style-name="Tableau50.1">
          <table:table-cell table:style-name="Tableau50.A2" office:value-type="string">
            <text:p text:style-name="P52">Nutrition parentérale</text:p>
          </table:table-cell>
          <table:table-cell table:style-name="Tableau50.B2" office:value-type="string">
            <text:p text:style-name="P55">164</text:p>
          </table:table-cell>
          <table:table-cell table:style-name="Tableau50.C2" office:value-type="string">
            <text:p text:style-name="P55">14.8</text:p>
          </table:table-cell>
        </table:table-row>
        <table:table-row table:style-name="Tableau50.1">
          <table:table-cell table:style-name="Tableau50.A5" office:value-type="string">
            <text:p text:style-name="P60">Total</text:p>
          </table:table-cell>
          <table:table-cell table:style-name="Tableau50.B5" office:value-type="string">
            <text:p text:style-name="P58"><text:span text:style-name="T62">1110</text:span></text:p>
          </table:table-cell>
          <table:table-cell table:style-name="Tableau50.C5" office:value-type="string">
            <text:p text:style-name="P63">100.0</text:p>
          </table:table-cell>
        </table:table-row>
      </table:table>
      <text:p text:style-name="Standard"><text:span text:style-name="T58">Données manquantes : </text:span><text:span text:style-name="T63">118</text:span></text:p>
      <text:p text:style-name="P25"/>
      <text:p text:style-name="P68"/>
      <text:p text:style-name="WW-Légende"><text:bookmark-start text:name="__RefHeading___Toc494880547"/><text:span text:style-name="T51">Table </text:span><text:span text:style-name="T51"><text:sequence text:ref-name="refTable47" text:name="Table" text:formula="ooow:Table+1" style:num-format="1">48</text:sequence></text:span><text:span text:style-name="T51"><text:s/>: </text:span>Matériel présent le jour de l’étude<text:bookmark-end text:name="__RefHeading___Toc494880547"/></text:p>
      <table:table table:name="Tableau51" table:style-name="Tableau51">
        <table:table-column table:style-name="Tableau51.A"/>
        <table:table-column table:style-name="Tableau51.B"/>
        <table:table-column table:style-name="Tableau51.C"/>
        <table:table-column table:style-name="Tableau51.D"/>
        <table:table-column table:style-name="Tableau51.C"/>
        <table:table-column table:style-name="Tableau51.B"/>
        <table:table-column table:style-name="Tableau51.G"/>
        <table:table-header-rows>
          <table:table-row table:style-name="Tableau51.1">
            <table:table-cell table:style-name="Tableau51.A1" table:number-rows-spanned="2" office:value-type="string">
              <text:p text:style-name="P53"><text:bookmark text:name="IDX55"/></text:p>
            </table:table-cell>
            <table:table-cell table:style-name="Tableau51.B1" table:number-columns-spanned="2" office:value-type="string">
              <text:p text:style-name="P52">Non</text:p>
            </table:table-cell>
            <table:covered-table-cell/>
            <table:table-cell table:style-name="Tableau51.B1" table:number-columns-spanned="2" office:value-type="string">
              <text:p text:style-name="P52">Oui</text:p>
            </table:table-cell>
            <table:covered-table-cell/>
            <table:table-cell table:style-name="Tableau51.F1" table:number-columns-spanned="2" office:value-type="string">
              <text:p text:style-name="P52">Total</text:p>
            </table:table-cell>
            <table:covered-table-cell/>
          </table:table-row>
          <table:table-row table:style-name="Tableau51.1">
            <table:covered-table-cell/>
            <table:table-cell table:style-name="Tableau51.B2" office:value-type="string">
              <text:p text:style-name="P52">N</text:p>
            </table:table-cell>
            <table:table-cell table:style-name="Tableau51.B2" office:value-type="string">
              <text:p text:style-name="P52">%</text:p>
            </table:table-cell>
            <table:table-cell table:style-name="Tableau51.B2" office:value-type="string">
              <text:p text:style-name="P52">N</text:p>
            </table:table-cell>
            <table:table-cell table:style-name="Tableau51.B2" office:value-type="string">
              <text:p text:style-name="P52">%</text:p>
            </table:table-cell>
            <table:table-cell table:style-name="Tableau51.B2" office:value-type="string">
              <text:p text:style-name="P52">N</text:p>
            </table:table-cell>
            <table:table-cell table:style-name="Tableau51.G2" office:value-type="string">
              <text:p text:style-name="P52">%</text:p>
            </table:table-cell>
          </table:table-row>
        </table:table-header-rows>
        <table:table-row table:style-name="Tableau51.1">
          <table:table-cell table:style-name="Tableau51.A3" office:value-type="string">
            <text:p text:style-name="P60">Sonde gastrique nez</text:p>
          </table:table-cell>
          <table:table-cell table:style-name="Tableau51.B2" office:value-type="string">
            <text:p text:style-name="P63">812</text:p>
          </table:table-cell>
          <table:table-cell table:style-name="Tableau51.B2" office:value-type="string">
            <text:p text:style-name="P63">66.1</text:p>
          </table:table-cell>
          <table:table-cell table:style-name="Tableau51.B2" office:value-type="string">
            <text:p text:style-name="P63">416</text:p>
          </table:table-cell>
          <table:table-cell table:style-name="Tableau51.B2" office:value-type="string">
            <text:p text:style-name="P63">33.9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3" office:value-type="string">
            <text:p text:style-name="P60">Lunette oxygène</text:p>
          </table:table-cell>
          <table:table-cell table:style-name="Tableau51.B2" office:value-type="string">
            <text:p text:style-name="P63">903</text:p>
          </table:table-cell>
          <table:table-cell table:style-name="Tableau51.B2" office:value-type="string">
            <text:p text:style-name="P63">73.5</text:p>
          </table:table-cell>
          <table:table-cell table:style-name="Tableau51.B2" office:value-type="string">
            <text:p text:style-name="P63">325</text:p>
          </table:table-cell>
          <table:table-cell table:style-name="Tableau51.B2" office:value-type="string">
            <text:p text:style-name="P63">26.5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3" office:value-type="string">
            <text:p text:style-name="P60">Lunettes O2 haut-débit (Optiflow)</text:p>
          </table:table-cell>
          <table:table-cell table:style-name="Tableau51.B2" office:value-type="string">
            <text:p text:style-name="P63">1162</text:p>
          </table:table-cell>
          <table:table-cell table:style-name="Tableau51.B2" office:value-type="string">
            <text:p text:style-name="P63">94.6</text:p>
          </table:table-cell>
          <table:table-cell table:style-name="Tableau51.B2" office:value-type="string">
            <text:p text:style-name="P63">66</text:p>
          </table:table-cell>
          <table:table-cell table:style-name="Tableau51.B2" office:value-type="string">
            <text:p text:style-name="P63">5.4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3" office:value-type="string">
            <text:p text:style-name="P60">Sonde d'intubation nez</text:p>
          </table:table-cell>
          <table:table-cell table:style-name="Tableau51.B2" office:value-type="string">
            <text:p text:style-name="P63">1215</text:p>
          </table:table-cell>
          <table:table-cell table:style-name="Tableau51.B2" office:value-type="string">
            <text:p text:style-name="P63">98.9</text:p>
          </table:table-cell>
          <table:table-cell table:style-name="Tableau51.B2" office:value-type="string">
            <text:p text:style-name="P63">13</text:p>
          </table:table-cell>
          <table:table-cell table:style-name="Tableau51.B2" office:value-type="string">
            <text:p text:style-name="P63">1.1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3" office:value-type="string">
            <text:p text:style-name="P60">Sonde gastrique bouche</text:p>
          </table:table-cell>
          <table:table-cell table:style-name="Tableau51.B2" office:value-type="string">
            <text:p text:style-name="P63">1140</text:p>
          </table:table-cell>
          <table:table-cell table:style-name="Tableau51.B2" office:value-type="string">
            <text:p text:style-name="P63">92.8</text:p>
          </table:table-cell>
          <table:table-cell table:style-name="Tableau51.B2" office:value-type="string">
            <text:p text:style-name="P63">88</text:p>
          </table:table-cell>
          <table:table-cell table:style-name="Tableau51.B2" office:value-type="string">
            <text:p text:style-name="P63">7.2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3" office:value-type="string">
            <text:p text:style-name="P60">Sonde d'intubation bouche</text:p>
          </table:table-cell>
          <table:table-cell table:style-name="Tableau51.B2" office:value-type="string">
            <text:p text:style-name="P63">860</text:p>
          </table:table-cell>
          <table:table-cell table:style-name="Tableau51.B2" office:value-type="string">
            <text:p text:style-name="P63">70.0</text:p>
          </table:table-cell>
          <table:table-cell table:style-name="Tableau51.B2" office:value-type="string">
            <text:p text:style-name="P63">368</text:p>
          </table:table-cell>
          <table:table-cell table:style-name="Tableau51.B2" office:value-type="string">
            <text:p text:style-name="P63">30.0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3" office:value-type="string">
            <text:p text:style-name="P60">Sonde vésicale</text:p>
          </table:table-cell>
          <table:table-cell table:style-name="Tableau51.B2" office:value-type="string">
            <text:p text:style-name="P63">451</text:p>
          </table:table-cell>
          <table:table-cell table:style-name="Tableau51.B2" office:value-type="string">
            <text:p text:style-name="P63">36.7</text:p>
          </table:table-cell>
          <table:table-cell table:style-name="Tableau51.B2" office:value-type="string">
            <text:p text:style-name="P63">777</text:p>
          </table:table-cell>
          <table:table-cell table:style-name="Tableau51.B2" office:value-type="string">
            <text:p text:style-name="P63">63.3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3" office:value-type="string">
            <text:p text:style-name="P60">Masque VNI</text:p>
          </table:table-cell>
          <table:table-cell table:style-name="Tableau51.B2" office:value-type="string">
            <text:p text:style-name="P63">1127</text:p>
          </table:table-cell>
          <table:table-cell table:style-name="Tableau51.B2" office:value-type="string">
            <text:p text:style-name="P63">91.8</text:p>
          </table:table-cell>
          <table:table-cell table:style-name="Tableau51.B2" office:value-type="string">
            <text:p text:style-name="P63">101</text:p>
          </table:table-cell>
          <table:table-cell table:style-name="Tableau51.B2" office:value-type="string">
            <text:p text:style-name="P63">8.2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3" office:value-type="string">
            <text:p text:style-name="P60">Masque haute concentration</text:p>
          </table:table-cell>
          <table:table-cell table:style-name="Tableau51.B2" office:value-type="string">
            <text:p text:style-name="P63">1211</text:p>
          </table:table-cell>
          <table:table-cell table:style-name="Tableau51.B2" office:value-type="string">
            <text:p text:style-name="P63">98.6</text:p>
          </table:table-cell>
          <table:table-cell table:style-name="Tableau51.B2" office:value-type="string">
            <text:p text:style-name="P63">17</text:p>
          </table:table-cell>
          <table:table-cell table:style-name="Tableau51.B2" office:value-type="string">
            <text:p text:style-name="P63">1.4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3" office:value-type="string">
            <text:p text:style-name="P60">Sonde rectale ou Flexiseal</text:p>
          </table:table-cell>
          <table:table-cell table:style-name="Tableau51.B2" office:value-type="string">
            <text:p text:style-name="P63">1200</text:p>
          </table:table-cell>
          <table:table-cell table:style-name="Tableau51.B2" office:value-type="string">
            <text:p text:style-name="P63">97.7</text:p>
          </table:table-cell>
          <table:table-cell table:style-name="Tableau51.B2" office:value-type="string">
            <text:p text:style-name="P63">28</text:p>
          </table:table-cell>
          <table:table-cell table:style-name="Tableau51.B2" office:value-type="string">
            <text:p text:style-name="P63">2.3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3" office:value-type="string">
            <text:p text:style-name="P60">SpO2 frontale</text:p>
          </table:table-cell>
          <table:table-cell table:style-name="Tableau51.B2" office:value-type="string">
            <text:p text:style-name="P63">1198</text:p>
          </table:table-cell>
          <table:table-cell table:style-name="Tableau51.B2" office:value-type="string">
            <text:p text:style-name="P63">97.6</text:p>
          </table:table-cell>
          <table:table-cell table:style-name="Tableau51.B2" office:value-type="string">
            <text:p text:style-name="P63">30</text:p>
          </table:table-cell>
          <table:table-cell table:style-name="Tableau51.B2" office:value-type="string">
            <text:p text:style-name="P63">2.4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3" office:value-type="string">
            <text:p text:style-name="P52">Dispositif orthopédique</text:p>
          </table:table-cell>
          <table:table-cell table:style-name="Tableau51.B2" office:value-type="string">
            <text:p text:style-name="P55">1201</text:p>
          </table:table-cell>
          <table:table-cell table:style-name="Tableau51.B2" office:value-type="string">
            <text:p text:style-name="P55">97.8</text:p>
          </table:table-cell>
          <table:table-cell table:style-name="Tableau51.B2" office:value-type="string">
            <text:p text:style-name="P55">27</text:p>
          </table:table-cell>
          <table:table-cell table:style-name="Tableau51.B2" office:value-type="string">
            <text:p text:style-name="P55">2.2</text:p>
          </table:table-cell>
          <table:table-cell table:style-name="Tableau51.B2" office:value-type="string">
            <text:p text:style-name="P55">1228</text:p>
          </table:table-cell>
          <table:table-cell table:style-name="Tableau51.G2" office:value-type="string">
            <text:p text:style-name="P55">100.0</text:p>
          </table:table-cell>
        </table:table-row>
        <table:table-row table:style-name="Tableau51.1">
          <table:table-cell table:style-name="Tableau51.A3" office:value-type="string">
            <text:p text:style-name="P60">Matériel chirurgical (Drains, redons, lames et poches de colostomie)</text:p>
          </table:table-cell>
          <table:table-cell table:style-name="Tableau51.B2" office:value-type="string">
            <text:p text:style-name="P63">1154</text:p>
          </table:table-cell>
          <table:table-cell table:style-name="Tableau51.B2" office:value-type="string">
            <text:p text:style-name="P63">94.0</text:p>
          </table:table-cell>
          <table:table-cell table:style-name="Tableau51.B2" office:value-type="string">
            <text:p text:style-name="P63">74</text:p>
          </table:table-cell>
          <table:table-cell table:style-name="Tableau51.B2" office:value-type="string">
            <text:p text:style-name="P63">6.0</text:p>
          </table:table-cell>
          <table:table-cell table:style-name="Tableau51.B2" office:value-type="string">
            <text:p text:style-name="P63">1228</text:p>
          </table:table-cell>
          <table:table-cell table:style-name="Tableau51.G2" office:value-type="string">
            <text:p text:style-name="P63">100.0</text:p>
          </table:table-cell>
        </table:table-row>
        <table:table-row table:style-name="Tableau51.1">
          <table:table-cell table:style-name="Tableau51.A16" office:value-type="string">
            <text:p text:style-name="P60">Trachéotomie</text:p>
          </table:table-cell>
          <table:table-cell table:style-name="Tableau51.B16" office:value-type="string">
            <text:p text:style-name="P63">1130</text:p>
          </table:table-cell>
          <table:table-cell table:style-name="Tableau51.B16" office:value-type="string">
            <text:p text:style-name="P63">92.0</text:p>
          </table:table-cell>
          <table:table-cell table:style-name="Tableau51.B16" office:value-type="string">
            <text:p text:style-name="P63">98</text:p>
          </table:table-cell>
          <table:table-cell table:style-name="Tableau51.B16" office:value-type="string">
            <text:p text:style-name="P63">8.0</text:p>
          </table:table-cell>
          <table:table-cell table:style-name="Tableau51.B16" office:value-type="string">
            <text:p text:style-name="P63">1228</text:p>
          </table:table-cell>
          <table:table-cell table:style-name="Tableau51.G16" office:value-type="string">
            <text:p text:style-name="P63">100.0</text:p>
          </table:table-cell>
        </table:table-row>
      </table:table>
      <text:p text:style-name="P25"/>
      <text:p text:style-name="WW-Légende"><text:bookmark-start text:name="__RefHeading___Toc494880548"/><text:span text:style-name="T51">Table </text:span><text:span text:style-name="T51"><text:sequence text:ref-name="refTable48" text:name="Table" text:formula="ooow:Table+1" style:num-format="1">49</text:sequence></text:span><text:span text:style-name="T51"><text:s/>: </text:span>Techniques de prévention le jour de l’étude - Mobilisation<text:bookmark-end text:name="__RefHeading___Toc494880548"/></text:p>
      <table:table table:name="Tableau52" table:style-name="Tableau52">
        <table:table-column table:style-name="Tableau52.A"/>
        <table:table-column table:style-name="Tableau52.B"/>
        <table:table-column table:style-name="Tableau52.C"/>
        <table:table-header-rows>
          <table:table-row table:style-name="Tableau52.1">
            <table:table-cell table:style-name="Tableau52.A1" office:value-type="string">
              <text:p text:style-name="P53"><text:bookmark text:name="IDX59"/></text:p>
            </table:table-cell>
            <table:table-cell table:style-name="Tableau52.B1" office:value-type="string">
              <text:p text:style-name="P52">N</text:p>
            </table:table-cell>
            <table:table-cell table:style-name="Tableau52.C1" office:value-type="string">
              <text:p text:style-name="P52">%</text:p>
            </table:table-cell>
          </table:table-row>
        </table:table-header-rows>
        <table:table-row table:style-name="Tableau52.1">
          <table:table-cell table:style-name="Tableau52.A2" office:value-type="string">
            <text:p text:style-name="P60">Mobilisation passive</text:p>
          </table:table-cell>
          <table:table-cell table:style-name="Tableau52.B2" office:value-type="string">
            <text:p text:style-name="P63">625</text:p>
          </table:table-cell>
          <table:table-cell table:style-name="Tableau52.C2" office:value-type="string">
            <text:p text:style-name="P63">52.4</text:p>
          </table:table-cell>
        </table:table-row>
        <table:table-row table:style-name="Tableau52.1">
          <table:table-cell table:style-name="Tableau52.A2" office:value-type="string">
            <text:p text:style-name="P52">Mobilisation active</text:p>
          </table:table-cell>
          <table:table-cell table:style-name="Tableau52.B2" office:value-type="string">
            <text:p text:style-name="P55">567</text:p>
          </table:table-cell>
          <table:table-cell table:style-name="Tableau52.C2" office:value-type="string">
            <text:p text:style-name="P55">47.6</text:p>
          </table:table-cell>
        </table:table-row>
        <table:table-row table:style-name="Tableau52.1">
          <table:table-cell table:style-name="Tableau52.A4" office:value-type="string">
            <text:p text:style-name="P60">Total</text:p>
          </table:table-cell>
          <table:table-cell table:style-name="Tableau52.B4" office:value-type="string">
            <text:p text:style-name="P63">1192</text:p>
          </table:table-cell>
          <table:table-cell table:style-name="Tableau52.C4" office:value-type="string">
            <text:p text:style-name="P63">100.0</text:p>
          </table:table-cell>
        </table:table-row>
      </table:table>
      <text:p text:style-name="P57"><text:bookmark text:name="IDX60"/><text:span text:style-name="T58">Données manquantes : </text:span><text:span text:style-name="T63">36</text:span></text:p>
      <text:p text:style-name="P65"/>
      <text:p text:style-name="WW-Légende"><text:bookmark-start text:name="__RefHeading___Toc494880549"/><text:span text:style-name="T51">Table </text:span><text:span text:style-name="T51"><text:sequence text:ref-name="refTable49" text:name="Table" text:formula="ooow:Table+1" style:num-format="1">50</text:sequence></text:span><text:span text:style-name="T51"><text:s/>: </text:span>Matelas d’aide à la prévention<text:bookmark-end text:name="__RefHeading___Toc494880549"/></text:p>
      <table:table table:name="Tableau53" table:style-name="Tableau53">
        <table:table-column table:style-name="Tableau53.A"/>
        <table:table-column table:style-name="Tableau53.B"/>
        <table:table-column table:style-name="Tableau53.C"/>
        <table:table-header-rows>
          <table:table-row table:style-name="Tableau53.1">
            <table:table-cell table:style-name="Tableau53.A1" office:value-type="string">
              <text:p text:style-name="P53"><text:bookmark text:name="IDX61"/></text:p>
            </table:table-cell>
            <table:table-cell table:style-name="Tableau53.B1" office:value-type="string">
              <text:p text:style-name="P52">N</text:p>
            </table:table-cell>
            <table:table-cell table:style-name="Tableau53.C1" office:value-type="string">
              <text:p text:style-name="P52">%</text:p>
            </table:table-cell>
          </table:table-row>
        </table:table-header-rows>
        <table:table-row table:style-name="Tableau53.1">
          <table:table-cell table:style-name="Tableau53.A2" office:value-type="string">
            <text:p text:style-name="P60">Non</text:p>
          </table:table-cell>
          <table:table-cell table:style-name="Tableau53.B2" office:value-type="string">
            <text:p text:style-name="P63">104</text:p>
          </table:table-cell>
          <table:table-cell table:style-name="Tableau53.C2" office:value-type="string">
            <text:p text:style-name="P63">8.5</text:p>
          </table:table-cell>
        </table:table-row>
        <table:table-row table:style-name="Tableau53.1">
          <table:table-cell table:style-name="Tableau53.A2" office:value-type="string">
            <text:p text:style-name="P52">Oui</text:p>
          </table:table-cell>
          <table:table-cell table:style-name="Tableau53.B2" office:value-type="string">
            <text:p text:style-name="P55">1118</text:p>
          </table:table-cell>
          <table:table-cell table:style-name="Tableau53.C2" office:value-type="string">
            <text:p text:style-name="P55">91.5</text:p>
          </table:table-cell>
        </table:table-row>
        <table:table-row table:style-name="Tableau53.1">
          <table:table-cell table:style-name="Tableau53.A4" office:value-type="string">
            <text:p text:style-name="P60">Total</text:p>
          </table:table-cell>
          <table:table-cell table:style-name="Tableau53.B4" office:value-type="string">
            <text:p text:style-name="P63">1222</text:p>
          </table:table-cell>
          <table:table-cell table:style-name="Tableau53.C4" office:value-type="string">
            <text:p text:style-name="P63">100.0</text:p>
          </table:table-cell>
        </table:table-row>
      </table:table>
      <text:p text:style-name="P57"><text:bookmark text:name="IDX62"/><text:span text:style-name="T58">Données manquantes : </text:span><text:span text:style-name="T63">6</text:span></text:p>
      <text:p text:style-name="P65"/>
      <text:p text:style-name="P68"/>
      <text:p text:style-name="P85"><text:bookmark-start text:name="__RefHeading___Toc494880550"/>Tables <text:sequence text:ref-name="refTable50" text:name="Table" text:formula="ooow:Table+1" style:num-format="1">51</text:sequence><text:s/>et <text:sequence text:ref-name="refTable51" text:name="Table" text:formula="ooow:Table+1" style:num-format="1">52</text:sequence><text:s/>: Type de matelas d’aide à la prévention (n=1118)<text:bookmark-end text:name="__RefHeading___Toc494880550"/></text:p>
      <table:table table:name="Tableau54" table:style-name="Tableau54">
        <table:table-column table:style-name="Tableau54.A"/>
        <table:table-column table:style-name="Tableau54.B"/>
        <table:table-column table:style-name="Tableau54.C"/>
        <table:table-column table:style-name="Tableau54.D"/>
        <table:table-column table:style-name="Tableau54.E"/>
        <table:table-column table:style-name="Tableau54.B"/>
        <table:table-column table:style-name="Tableau54.G"/>
        <table:table-header-rows>
          <table:table-row table:style-name="Tableau54.1">
            <table:table-cell table:style-name="Tableau54.A1" table:number-rows-spanned="2" office:value-type="string">
              <text:p text:style-name="P53"><text:bookmark text:name="IDX63"/></text:p>
            </table:table-cell>
            <table:table-cell table:style-name="Tableau54.B1" table:number-columns-spanned="2" office:value-type="string">
              <text:p text:style-name="P52">Non</text:p>
            </table:table-cell>
            <table:covered-table-cell/>
            <table:table-cell table:style-name="Tableau54.B1" table:number-columns-spanned="2" office:value-type="string">
              <text:p text:style-name="P52">Oui</text:p>
            </table:table-cell>
            <table:covered-table-cell/>
            <table:table-cell table:style-name="Tableau54.F1" table:number-columns-spanned="2" office:value-type="string">
              <text:p text:style-name="P52">Total</text:p>
            </table:table-cell>
            <table:covered-table-cell/>
          </table:table-row>
          <table:table-row table:style-name="Tableau54.1">
            <table:covered-table-cell/>
            <table:table-cell table:style-name="Tableau54.B2" office:value-type="string">
              <text:p text:style-name="P52">N</text:p>
            </table:table-cell>
            <table:table-cell table:style-name="Tableau54.B2" office:value-type="string">
              <text:p text:style-name="P52">%</text:p>
            </table:table-cell>
            <table:table-cell table:style-name="Tableau54.B2" office:value-type="string">
              <text:p text:style-name="P52">N</text:p>
            </table:table-cell>
            <table:table-cell table:style-name="Tableau54.B2" office:value-type="string">
              <text:p text:style-name="P52">%</text:p>
            </table:table-cell>
            <table:table-cell table:style-name="Tableau54.B2" office:value-type="string">
              <text:p text:style-name="P52">N</text:p>
            </table:table-cell>
            <table:table-cell table:style-name="Tableau54.G2" office:value-type="string">
              <text:p text:style-name="P52">%</text:p>
            </table:table-cell>
          </table:table-row>
        </table:table-header-rows>
        <table:table-row table:style-name="Tableau54.1">
          <table:table-cell table:style-name="Tableau54.A3" office:value-type="string">
            <text:p text:style-name="P60">Matelas gonflement alterné d'air</text:p>
          </table:table-cell>
          <table:table-cell table:style-name="Tableau54.B2" office:value-type="string">
            <text:p text:style-name="P63">185</text:p>
          </table:table-cell>
          <table:table-cell table:style-name="Tableau54.B2" office:value-type="string">
            <text:p text:style-name="P63">16.5</text:p>
          </table:table-cell>
          <table:table-cell table:style-name="Tableau54.B2" office:value-type="string">
            <text:p text:style-name="P63">933</text:p>
          </table:table-cell>
          <table:table-cell table:style-name="Tableau54.B2" office:value-type="string">
            <text:p text:style-name="P63">83.5</text:p>
          </table:table-cell>
          <table:table-cell table:style-name="Tableau54.B2" office:value-type="string">
            <text:p text:style-name="P63">1118</text:p>
          </table:table-cell>
          <table:table-cell table:style-name="Tableau54.G2" office:value-type="string">
            <text:p text:style-name="P63">100.0</text:p>
          </table:table-cell>
        </table:table-row>
        <table:table-row table:style-name="Tableau54.1">
          <table:table-cell table:style-name="Tableau54.A3" office:value-type="string">
            <text:p text:style-name="P60">Matelas et surmatelas eau</text:p>
          </table:table-cell>
          <table:table-cell table:style-name="Tableau54.B2" office:value-type="string">
            <text:p text:style-name="P63">1117</text:p>
          </table:table-cell>
          <table:table-cell table:style-name="Tableau54.B2" office:value-type="string">
            <text:p text:style-name="P63">99.9</text:p>
          </table:table-cell>
          <table:table-cell table:style-name="Tableau54.B2" office:value-type="string">
            <text:p text:style-name="P63">1</text:p>
          </table:table-cell>
          <table:table-cell table:style-name="Tableau54.B2" office:value-type="string">
            <text:p text:style-name="P63">0.1</text:p>
          </table:table-cell>
          <table:table-cell table:style-name="Tableau54.B2" office:value-type="string">
            <text:p text:style-name="P63">1118</text:p>
          </table:table-cell>
          <table:table-cell table:style-name="Tableau54.G2" office:value-type="string">
            <text:p text:style-name="P63">100.0</text:p>
          </table:table-cell>
        </table:table-row>
        <table:table-row table:style-name="Tableau54.1">
          <table:table-cell table:style-name="Tableau54.A3" office:value-type="string">
            <text:p text:style-name="P60">Matelas mémoire de forme</text:p>
          </table:table-cell>
          <table:table-cell table:style-name="Tableau54.B2" office:value-type="string">
            <text:p text:style-name="P63">1013</text:p>
          </table:table-cell>
          <table:table-cell table:style-name="Tableau54.B2" office:value-type="string">
            <text:p text:style-name="P63">90.6</text:p>
          </table:table-cell>
          <table:table-cell table:style-name="Tableau54.B2" office:value-type="string">
            <text:p text:style-name="P63">105</text:p>
          </table:table-cell>
          <table:table-cell table:style-name="Tableau54.B2" office:value-type="string">
            <text:p text:style-name="P63">9.4</text:p>
          </table:table-cell>
          <table:table-cell table:style-name="Tableau54.B2" office:value-type="string">
            <text:p text:style-name="P63">1118</text:p>
          </table:table-cell>
          <table:table-cell table:style-name="Tableau54.G2" office:value-type="string">
            <text:p text:style-name="P63">100.0</text:p>
          </table:table-cell>
        </table:table-row>
        <table:table-row table:style-name="Tableau54.1">
          <table:table-cell table:style-name="Tableau54.A3" office:value-type="string">
            <text:p text:style-name="P60">Matelas mousse découpé</text:p>
          </table:table-cell>
          <table:table-cell table:style-name="Tableau54.B2" office:value-type="string">
            <text:p text:style-name="P63">1061</text:p>
          </table:table-cell>
          <table:table-cell table:style-name="Tableau54.B2" office:value-type="string">
            <text:p text:style-name="P63">94.9</text:p>
          </table:table-cell>
          <table:table-cell table:style-name="Tableau54.B2" office:value-type="string">
            <text:p text:style-name="P63">57</text:p>
          </table:table-cell>
          <table:table-cell table:style-name="Tableau54.B2" office:value-type="string">
            <text:p text:style-name="P63">5.1</text:p>
          </table:table-cell>
          <table:table-cell table:style-name="Tableau54.B2" office:value-type="string">
            <text:p text:style-name="P63">1118</text:p>
          </table:table-cell>
          <table:table-cell table:style-name="Tableau54.G2" office:value-type="string">
            <text:p text:style-name="P63">100.0</text:p>
          </table:table-cell>
        </table:table-row>
        <table:table-row table:style-name="Tableau54.1">
          <table:table-cell table:style-name="Tableau54.A3" office:value-type="string">
            <text:p text:style-name="P52">Matelas d'air statique</text:p>
          </table:table-cell>
          <table:table-cell table:style-name="Tableau54.B2" office:value-type="string">
            <text:p text:style-name="P55">1104</text:p>
          </table:table-cell>
          <table:table-cell table:style-name="Tableau54.B2" office:value-type="string">
            <text:p text:style-name="P55">98.7</text:p>
          </table:table-cell>
          <table:table-cell table:style-name="Tableau54.B2" office:value-type="string">
            <text:p text:style-name="P55">14</text:p>
          </table:table-cell>
          <table:table-cell table:style-name="Tableau54.B2" office:value-type="string">
            <text:p text:style-name="P55">1.3</text:p>
          </table:table-cell>
          <table:table-cell table:style-name="Tableau54.B2" office:value-type="string">
            <text:p text:style-name="P55">1118</text:p>
          </table:table-cell>
          <table:table-cell table:style-name="Tableau54.G2" office:value-type="string">
            <text:p text:style-name="P55">100.0</text:p>
          </table:table-cell>
        </table:table-row>
      </table:table>
      <text:p text:style-name="P25"/>
      <table:table table:name="Tableau55" table:style-name="Tableau55">
        <table:table-column table:style-name="Tableau55.A"/>
        <table:table-column table:style-name="Tableau55.B"/>
        <table:table-column table:style-name="Tableau55.C"/>
        <table:table-column table:style-name="Tableau55.D"/>
        <table:table-column table:style-name="Tableau55.E"/>
        <table:table-column table:style-name="Tableau55.B"/>
        <table:table-column table:style-name="Tableau55.G"/>
        <table:table-header-rows>
          <table:table-row table:style-name="Tableau55.1">
            <table:table-cell table:style-name="Tableau55.A1" table:number-rows-spanned="2" office:value-type="string">
              <text:p text:style-name="P53"/>
            </table:table-cell>
            <table:table-cell table:style-name="Tableau55.B1" table:number-columns-spanned="2" office:value-type="string">
              <text:p text:style-name="P52">Non</text:p>
            </table:table-cell>
            <table:covered-table-cell/>
            <table:table-cell table:style-name="Tableau55.B1" table:number-columns-spanned="2" office:value-type="string">
              <text:p text:style-name="P52">Oui</text:p>
            </table:table-cell>
            <table:covered-table-cell/>
            <table:table-cell table:style-name="Tableau55.F1" table:number-columns-spanned="2" office:value-type="string">
              <text:p text:style-name="P52">Total</text:p>
            </table:table-cell>
            <table:covered-table-cell/>
          </table:table-row>
          <table:table-row table:style-name="Tableau55.1">
            <table:covered-table-cell/>
            <table:table-cell table:style-name="Tableau55.B2" office:value-type="string">
              <text:p text:style-name="P52">N</text:p>
            </table:table-cell>
            <table:table-cell table:style-name="Tableau55.B2" office:value-type="string">
              <text:p text:style-name="P52">%</text:p>
            </table:table-cell>
            <table:table-cell table:style-name="Tableau55.B2" office:value-type="string">
              <text:p text:style-name="P52">N</text:p>
            </table:table-cell>
            <table:table-cell table:style-name="Tableau55.B2" office:value-type="string">
              <text:p text:style-name="P52">%</text:p>
            </table:table-cell>
            <table:table-cell table:style-name="Tableau55.B2" office:value-type="string">
              <text:p text:style-name="P52">N</text:p>
            </table:table-cell>
            <table:table-cell table:style-name="Tableau55.G2" office:value-type="string">
              <text:p text:style-name="P52">%</text:p>
            </table:table-cell>
          </table:table-row>
        </table:table-header-rows>
        <table:table-row table:style-name="Tableau55.1">
          <table:table-cell table:style-name="Tableau55.A3" office:value-type="string">
            <text:p text:style-name="P58"><text:span text:style-name="T55">Matelas dynamique</text:span></text:p>
          </table:table-cell>
          <table:table-cell table:style-name="Tableau55.B2" office:value-type="string">
            <text:p text:style-name="P63">185</text:p>
          </table:table-cell>
          <table:table-cell table:style-name="Tableau55.B2" office:value-type="string">
            <text:p text:style-name="P63">16.5</text:p>
          </table:table-cell>
          <table:table-cell table:style-name="Tableau55.B2" office:value-type="string">
            <text:p text:style-name="P63">933</text:p>
          </table:table-cell>
          <table:table-cell table:style-name="Tableau55.B2" office:value-type="string">
            <text:p text:style-name="P63">83.5</text:p>
          </table:table-cell>
          <table:table-cell table:style-name="Tableau55.B2" office:value-type="string">
            <text:p text:style-name="P63">1118</text:p>
          </table:table-cell>
          <table:table-cell table:style-name="Tableau55.G2" office:value-type="string">
            <text:p text:style-name="P63">100.0</text:p>
          </table:table-cell>
        </table:table-row>
        <table:table-row table:style-name="Tableau55.1">
          <table:table-cell table:style-name="Tableau55.A3" office:value-type="string">
            <text:p text:style-name="P60">Matelas statique</text:p>
          </table:table-cell>
          <table:table-cell table:style-name="Tableau55.B2" office:value-type="string">
            <text:p text:style-name="P63">941</text:p>
          </table:table-cell>
          <table:table-cell table:style-name="Tableau55.B2" office:value-type="string">
            <text:p text:style-name="P63">84.2</text:p>
          </table:table-cell>
          <table:table-cell table:style-name="Tableau55.B2" office:value-type="string">
            <text:p text:style-name="P58"><text:span text:style-name="T62">177</text:span></text:p>
          </table:table-cell>
          <table:table-cell table:style-name="Tableau55.B2" office:value-type="string">
            <text:p text:style-name="P63">15.8</text:p>
          </table:table-cell>
          <table:table-cell table:style-name="Tableau55.B2" office:value-type="string">
            <text:p text:style-name="P63">1118</text:p>
          </table:table-cell>
          <table:table-cell table:style-name="Tableau55.G2" office:value-type="string">
            <text:p text:style-name="P63">100.0</text:p>
          </table:table-cell>
        </table:table-row>
      </table:table>
      <text:p text:style-name="P25"/>
      <text:p text:style-name="WW-Légende"><text:bookmark text:name="IDX64"/><text:bookmark-start text:name="__RefHeading___Toc494880551"/><text:bookmark text:name="IDX65"/><text:span text:style-name="T51">Table </text:span><text:span text:style-name="T51"><text:sequence text:ref-name="refTable52" text:name="Table" text:formula="ooow:Table+1" style:num-format="1">53</text:sequence></text:span><text:span text:style-name="T51"><text:s/>: </text:span>Coussin d’aide au positionnement<text:bookmark-end text:name="__RefHeading___Toc494880551"/></text:p>
      <table:table table:name="Tableau56" table:style-name="Tableau56">
        <table:table-column table:style-name="Tableau56.A"/>
        <table:table-column table:style-name="Tableau56.B"/>
        <table:table-column table:style-name="Tableau56.C"/>
        <table:table-header-rows>
          <table:table-row table:style-name="Tableau56.1">
            <table:table-cell table:style-name="Tableau56.A1" office:value-type="string">
              <text:p text:style-name="P53"><text:bookmark text:name="IDX67"/><text:bookmark text:name="_Hlk493845187"/></text:p>
            </table:table-cell>
            <table:table-cell table:style-name="Tableau56.B1" office:value-type="string">
              <text:p text:style-name="P52">N</text:p>
            </table:table-cell>
            <table:table-cell table:style-name="Tableau56.C1" office:value-type="string">
              <text:p text:style-name="P52">%</text:p>
            </table:table-cell>
          </table:table-row>
        </table:table-header-rows>
        <table:table-row table:style-name="Tableau56.1">
          <table:table-cell table:style-name="Tableau56.A2" office:value-type="string">
            <text:p text:style-name="P60">Non</text:p>
          </table:table-cell>
          <table:table-cell table:style-name="Tableau56.B2" office:value-type="string">
            <text:p text:style-name="P63">728</text:p>
          </table:table-cell>
          <table:table-cell table:style-name="Tableau56.C2" office:value-type="string">
            <text:p text:style-name="P63">61.0</text:p>
          </table:table-cell>
        </table:table-row>
        <table:table-row table:style-name="Tableau56.1">
          <table:table-cell table:style-name="Tableau56.A2" office:value-type="string">
            <text:p text:style-name="P52">Oui</text:p>
          </table:table-cell>
          <table:table-cell table:style-name="Tableau56.B2" office:value-type="string">
            <text:p text:style-name="P55">465</text:p>
          </table:table-cell>
          <table:table-cell table:style-name="Tableau56.C2" office:value-type="string">
            <text:p text:style-name="P55">39.0</text:p>
          </table:table-cell>
        </table:table-row>
        <table:table-row table:style-name="Tableau56.1">
          <table:table-cell table:style-name="Tableau56.A4" office:value-type="string">
            <text:p text:style-name="P60">Total</text:p>
          </table:table-cell>
          <table:table-cell table:style-name="Tableau56.B4" office:value-type="string">
            <text:p text:style-name="P63">1193</text:p>
          </table:table-cell>
          <table:table-cell table:style-name="Tableau56.C4" office:value-type="string">
            <text:p text:style-name="P63">100.0</text:p>
          </table:table-cell>
        </table:table-row>
      </table:table>
      <text:p text:style-name="P57"><text:bookmark text:name="IDX68"/><text:span text:style-name="T58">Données manquantes : </text:span><text:span text:style-name="T63">35</text:span></text:p>
      <text:p text:style-name="P25"/>
      <text:p text:style-name="P85"><text:bookmark-start text:name="__RefHeading___Toc494880552"/>Table <text:sequence text:ref-name="refTable53" text:name="Table" text:formula="ooow:Table+1" style:num-format="1">54</text:sequence><text:s/>: Type de coussin d’aide au positionnement (n=465)<text:bookmark-end text:name="__RefHeading___Toc494880552"/></text:p>
      <table:table table:name="Tableau57" table:style-name="Tableau57">
        <table:table-column table:style-name="Tableau57.A"/>
        <table:table-column table:style-name="Tableau57.B"/>
        <table:table-column table:style-name="Tableau57.C"/>
        <table:table-column table:style-name="Tableau57.D"/>
        <table:table-column table:style-name="Tableau57.C"/>
        <table:table-column table:style-name="Tableau57.D"/>
        <table:table-column table:style-name="Tableau57.G"/>
        <table:table-header-rows>
          <table:table-row table:style-name="Tableau57.1">
            <table:table-cell table:style-name="Tableau57.A1" table:number-rows-spanned="2" office:value-type="string">
              <text:p text:style-name="P53"><text:bookmark text:name="IDX69"/></text:p>
            </table:table-cell>
            <table:table-cell table:style-name="Tableau57.B1" table:number-columns-spanned="2" office:value-type="string">
              <text:p text:style-name="P52">Non</text:p>
            </table:table-cell>
            <table:covered-table-cell/>
            <table:table-cell table:style-name="Tableau57.B1" table:number-columns-spanned="2" office:value-type="string">
              <text:p text:style-name="P52">Oui</text:p>
            </table:table-cell>
            <table:covered-table-cell/>
            <table:table-cell table:style-name="Tableau57.F1" table:number-columns-spanned="2" office:value-type="string">
              <text:p text:style-name="P52">Total</text:p>
            </table:table-cell>
            <table:covered-table-cell/>
          </table:table-row>
          <table:table-row table:style-name="Tableau57.1">
            <table:covered-table-cell/>
            <table:table-cell table:style-name="Tableau57.B2" office:value-type="string">
              <text:p text:style-name="P52">N</text:p>
            </table:table-cell>
            <table:table-cell table:style-name="Tableau57.B2" office:value-type="string">
              <text:p text:style-name="P52">%</text:p>
            </table:table-cell>
            <table:table-cell table:style-name="Tableau57.B2" office:value-type="string">
              <text:p text:style-name="P52">N</text:p>
            </table:table-cell>
            <table:table-cell table:style-name="Tableau57.B2" office:value-type="string">
              <text:p text:style-name="P52">%</text:p>
            </table:table-cell>
            <table:table-cell table:style-name="Tableau57.B2" office:value-type="string">
              <text:p text:style-name="P52">N</text:p>
            </table:table-cell>
            <table:table-cell table:style-name="Tableau57.G2" office:value-type="string">
              <text:p text:style-name="P52">%</text:p>
            </table:table-cell>
          </table:table-row>
        </table:table-header-rows>
        <table:table-row table:style-name="Tableau57.1">
          <table:table-cell table:style-name="Tableau57.A3" office:value-type="string">
            <text:p text:style-name="P12">Coussin à billes </text:p>
          </table:table-cell>
          <table:table-cell table:style-name="Tableau57.B2" office:value-type="string">
            <text:p text:style-name="P8">268</text:p>
          </table:table-cell>
          <table:table-cell table:style-name="Tableau57.B2" office:value-type="string">
            <text:p text:style-name="P8">57.6</text:p>
          </table:table-cell>
          <table:table-cell table:style-name="Tableau57.B2" office:value-type="string">
            <text:p text:style-name="P8">197</text:p>
          </table:table-cell>
          <table:table-cell table:style-name="Tableau57.B2" office:value-type="string">
            <text:p text:style-name="P8">42.4</text:p>
          </table:table-cell>
          <table:table-cell table:style-name="Tableau57.B2" office:value-type="string">
            <text:p text:style-name="P8">465</text:p>
          </table:table-cell>
          <table:table-cell table:style-name="Tableau57.G2" office:value-type="string">
            <text:p text:style-name="P8">100.0</text:p>
          </table:table-cell>
        </table:table-row>
        <table:table-row table:style-name="Tableau57.1">
          <table:table-cell table:style-name="Tableau57.A3" office:value-type="string">
            <text:p text:style-name="P12">Coussin gel </text:p>
          </table:table-cell>
          <table:table-cell table:style-name="Tableau57.B2" office:value-type="string">
            <text:p text:style-name="P8">413</text:p>
          </table:table-cell>
          <table:table-cell table:style-name="Tableau57.B2" office:value-type="string">
            <text:p text:style-name="P8">88.8</text:p>
          </table:table-cell>
          <table:table-cell table:style-name="Tableau57.B2" office:value-type="string">
            <text:p text:style-name="P8">52</text:p>
          </table:table-cell>
          <table:table-cell table:style-name="Tableau57.B2" office:value-type="string">
            <text:p text:style-name="P8">11.2</text:p>
          </table:table-cell>
          <table:table-cell table:style-name="Tableau57.B2" office:value-type="string">
            <text:p text:style-name="P8">465</text:p>
          </table:table-cell>
          <table:table-cell table:style-name="Tableau57.G2" office:value-type="string">
            <text:p text:style-name="P8">100.0</text:p>
          </table:table-cell>
        </table:table-row>
        <table:table-row table:style-name="Tableau57.1">
          <table:table-cell table:style-name="Tableau57.A3" office:value-type="string">
            <text:p text:style-name="P12">Coussin mousse </text:p>
          </table:table-cell>
          <table:table-cell table:style-name="Tableau57.B2" office:value-type="string">
            <text:p text:style-name="P8">240</text:p>
          </table:table-cell>
          <table:table-cell table:style-name="Tableau57.B2" office:value-type="string">
            <text:p text:style-name="P8">51.6</text:p>
          </table:table-cell>
          <table:table-cell table:style-name="Tableau57.B2" office:value-type="string">
            <text:p text:style-name="P8">225</text:p>
          </table:table-cell>
          <table:table-cell table:style-name="Tableau57.B2" office:value-type="string">
            <text:p text:style-name="P8">48.4</text:p>
          </table:table-cell>
          <table:table-cell table:style-name="Tableau57.B2" office:value-type="string">
            <text:p text:style-name="P8">465</text:p>
          </table:table-cell>
          <table:table-cell table:style-name="Tableau57.G2" office:value-type="string">
            <text:p text:style-name="P8">100.0</text:p>
          </table:table-cell>
        </table:table-row>
        <table:table-row table:style-name="Tableau57.1">
          <table:table-cell table:style-name="Tableau57.A3" office:value-type="string">
            <text:p text:style-name="P12">Bottes anti-équins </text:p>
          </table:table-cell>
          <table:table-cell table:style-name="Tableau57.B2" office:value-type="string">
            <text:p text:style-name="P1"><text:span text:style-name="T45">279</text:span></text:p>
          </table:table-cell>
          <table:table-cell table:style-name="Tableau57.B2" office:value-type="string">
            <text:p text:style-name="P1"><text:span text:style-name="T45">60.0</text:span></text:p>
          </table:table-cell>
          <table:table-cell table:style-name="Tableau57.B2" office:value-type="string">
            <text:p text:style-name="P1"><text:span text:style-name="T45">186</text:span></text:p>
          </table:table-cell>
          <table:table-cell table:style-name="Tableau57.B2" office:value-type="string">
            <text:p text:style-name="P8">40.0</text:p>
          </table:table-cell>
          <table:table-cell table:style-name="Tableau57.B2" office:value-type="string">
            <text:p text:style-name="P8">465</text:p>
          </table:table-cell>
          <table:table-cell table:style-name="Tableau57.G2" office:value-type="string">
            <text:p text:style-name="P8">100.0</text:p>
          </table:table-cell>
        </table:table-row>
        <table:table-row table:style-name="Tableau57.1">
          <table:table-cell table:style-name="Tableau57.A7" office:value-type="string">
            <text:p text:style-name="P12">Coussin à air </text:p>
          </table:table-cell>
          <table:table-cell table:style-name="Tableau57.B7" office:value-type="string">
            <text:p text:style-name="P1"><text:span text:style-name="T45">460</text:span></text:p>
          </table:table-cell>
          <table:table-cell table:style-name="Tableau57.B7" office:value-type="string">
            <text:p text:style-name="P8">98.9</text:p>
          </table:table-cell>
          <table:table-cell table:style-name="Tableau57.B7" office:value-type="string">
            <text:p text:style-name="P8">5</text:p>
          </table:table-cell>
          <table:table-cell table:style-name="Tableau57.B7" office:value-type="string">
            <text:p text:style-name="P8">1.1</text:p>
          </table:table-cell>
          <table:table-cell table:style-name="Tableau57.B7" office:value-type="string">
            <text:p text:style-name="P8">465</text:p>
          </table:table-cell>
          <table:table-cell table:style-name="Tableau57.G7" office:value-type="string">
            <text:p text:style-name="P8">100.0</text:p>
          </table:table-cell>
        </table:table-row>
      </table:table>
      <text:p text:style-name="P25"/>
      <text:p text:style-name="WW-Légende"><text:bookmark-start text:name="__RefHeading___Toc494880553"/><text:span text:style-name="T51">Table </text:span><text:span text:style-name="T51"><text:sequence text:ref-name="refTable54" text:name="Table" text:formula="ooow:Table+1" style:num-format="1">55</text:sequence></text:span><text:span text:style-name="T51"><text:s/>: </text:span>Type de protection utilisé<text:bookmark-end text:name="__RefHeading___Toc494880553"/></text:p>
      <table:table table:name="Tableau58" table:style-name="Tableau58">
        <table:table-column table:style-name="Tableau58.A"/>
        <table:table-column table:style-name="Tableau58.B"/>
        <table:table-column table:style-name="Tableau58.C"/>
        <table:table-header-rows>
          <table:table-row table:style-name="Tableau58.1">
            <table:table-cell table:style-name="Tableau58.A1" office:value-type="string">
              <text:p text:style-name="P53"><text:bookmark text:name="IDX74"/></text:p>
            </table:table-cell>
            <table:table-cell table:style-name="Tableau58.B1" office:value-type="string">
              <text:p text:style-name="P52">N</text:p>
            </table:table-cell>
            <table:table-cell table:style-name="Tableau58.C1" office:value-type="string">
              <text:p text:style-name="P52">%</text:p>
            </table:table-cell>
          </table:table-row>
        </table:table-header-rows>
        <table:table-row table:style-name="Tableau58.1">
          <table:table-cell table:style-name="Tableau58.A2" office:value-type="string">
            <text:p text:style-name="P58"><text:span text:style-name="T55">Protections hygiéniques</text:span></text:p>
          </table:table-cell>
          <table:table-cell table:style-name="Tableau58.B2" office:value-type="string">
            <text:p text:style-name="P63">304</text:p>
          </table:table-cell>
          <table:table-cell table:style-name="Tableau58.C2" office:value-type="string">
            <text:p text:style-name="P63">56.3</text:p>
          </table:table-cell>
        </table:table-row>
        <table:table-row table:style-name="Tableau58.1">
          <table:table-cell table:style-name="Tableau58.A2" office:value-type="string">
            <text:p text:style-name="P52">Couches</text:p>
          </table:table-cell>
          <table:table-cell table:style-name="Tableau58.B2" office:value-type="string">
            <text:p text:style-name="P55">236</text:p>
          </table:table-cell>
          <table:table-cell table:style-name="Tableau58.C2" office:value-type="string">
            <text:p text:style-name="P55">43.7</text:p>
          </table:table-cell>
        </table:table-row>
        <table:table-row table:style-name="Tableau58.1">
          <table:table-cell table:style-name="Tableau58.A4" office:value-type="string">
            <text:p text:style-name="P60">Total</text:p>
          </table:table-cell>
          <table:table-cell table:style-name="Tableau58.B4" office:value-type="string">
            <text:p text:style-name="P63">540</text:p>
          </table:table-cell>
          <table:table-cell table:style-name="Tableau58.C4" office:value-type="string">
            <text:p text:style-name="P63">100.0</text:p>
          </table:table-cell>
        </table:table-row>
      </table:table>
      <text:p text:style-name="P57"><text:bookmark text:name="IDX75"/><text:span text:style-name="T58">Données manquantes : </text:span><text:span text:style-name="T63">688</text:span></text:p>
      <text:p text:style-name="P25"/>
      <text:p text:style-name="WW-Légende"><text:bookmark-start text:name="__RefHeading___Toc494880554"/><text:span text:style-name="T51">Table </text:span><text:span text:style-name="T51"><text:sequence text:ref-name="refTable55" text:name="Table" text:formula="ooow:Table+1" style:num-format="1">56</text:sequence></text:span><text:span text:style-name="T51"><text:s/>: </text:span>Utilisation des changements de position<text:bookmark-end text:name="__RefHeading___Toc494880554"/></text:p>
      <table:table table:name="Tableau59" table:style-name="Tableau59">
        <table:table-column table:style-name="Tableau59.A"/>
        <table:table-column table:style-name="Tableau59.B"/>
        <table:table-column table:style-name="Tableau59.C"/>
        <table:table-header-rows>
          <table:table-row table:style-name="Tableau59.1">
            <table:table-cell table:style-name="Tableau59.A1" office:value-type="string">
              <text:p text:style-name="P53"><text:bookmark text:name="IDX76"/></text:p>
            </table:table-cell>
            <table:table-cell table:style-name="Tableau59.B1" office:value-type="string">
              <text:p text:style-name="P52">N</text:p>
            </table:table-cell>
            <table:table-cell table:style-name="Tableau59.C1" office:value-type="string">
              <text:p text:style-name="P52">%</text:p>
            </table:table-cell>
          </table:table-row>
        </table:table-header-rows>
        <table:table-row table:style-name="Tableau59.1">
          <table:table-cell table:style-name="Tableau59.A2" office:value-type="string">
            <text:p text:style-name="P60">Non</text:p>
          </table:table-cell>
          <table:table-cell table:style-name="Tableau59.B2" office:value-type="string">
            <text:p text:style-name="P63">490</text:p>
          </table:table-cell>
          <table:table-cell table:style-name="Tableau59.C2" office:value-type="string">
            <text:p text:style-name="P63">41.2</text:p>
          </table:table-cell>
        </table:table-row>
        <table:table-row table:style-name="Tableau59.1">
          <table:table-cell table:style-name="Tableau59.A2" office:value-type="string">
            <text:p text:style-name="P52">Oui</text:p>
          </table:table-cell>
          <table:table-cell table:style-name="Tableau59.B2" office:value-type="string">
            <text:p text:style-name="P55">699</text:p>
          </table:table-cell>
          <table:table-cell table:style-name="Tableau59.C2" office:value-type="string">
            <text:p text:style-name="P55">58.8</text:p>
          </table:table-cell>
        </table:table-row>
        <table:table-row table:style-name="Tableau59.1">
          <table:table-cell table:style-name="Tableau59.A4" office:value-type="string">
            <text:p text:style-name="P60">Total</text:p>
          </table:table-cell>
          <table:table-cell table:style-name="Tableau59.B4" office:value-type="string">
            <text:p text:style-name="P63">1189</text:p>
          </table:table-cell>
          <table:table-cell table:style-name="Tableau59.C4" office:value-type="string">
            <text:p text:style-name="P63">100.0</text:p>
          </table:table-cell>
        </table:table-row>
      </table:table>
      <text:p text:style-name="P57"><text:bookmark text:name="IDX77"/><text:span text:style-name="T58">Données manquantes : </text:span><text:span text:style-name="T63">39</text:span></text:p>
      <text:p text:style-name="P66"/>
      <text:p text:style-name="P85"><text:bookmark-start text:name="__RefHeading___Toc494880555"/>Tables <text:sequence text:ref-name="refTable56" text:name="Table" text:formula="ooow:Table+1" style:num-format="1">57</text:sequence><text:s/>et <text:sequence text:ref-name="refTable57" text:name="Table" text:formula="ooow:Table+1" style:num-format="1">58</text:sequence>: Nombre de changements de position en 24h (n=699)<text:bookmark-end text:name="__RefHeading___Toc494880555"/></text:p>
      <table:table table:name="Tableau60" table:style-name="Tableau60">
        <table:table-column table:style-name="Tableau60.A"/>
        <table:table-column table:style-name="Tableau60.B"/>
        <table:table-column table:style-name="Tableau60.C"/>
        <table:table-header-rows>
          <table:table-row table:style-name="Tableau60.1">
            <table:table-cell table:style-name="Tableau60.A1" office:value-type="string">
              <text:p text:style-name="P53"><text:bookmark text:name="IDX78"/></text:p>
            </table:table-cell>
            <table:table-cell table:style-name="Tableau60.B1" office:value-type="string">
              <text:p text:style-name="P52">N</text:p>
            </table:table-cell>
            <table:table-cell table:style-name="Tableau60.C1" office:value-type="string">
              <text:p text:style-name="P52">%</text:p>
            </table:table-cell>
          </table:table-row>
        </table:table-header-rows>
        <table:table-row table:style-name="Tableau60.1">
          <table:table-cell table:style-name="Tableau60.A2" office:value-type="string">
            <text:p text:style-name="P58"><text:span text:style-name="T55">1 à 3</text:span></text:p>
          </table:table-cell>
          <table:table-cell table:style-name="Tableau60.B2" office:value-type="string">
            <text:p text:style-name="P63">185</text:p>
          </table:table-cell>
          <table:table-cell table:style-name="Tableau60.C2" office:value-type="string">
            <text:p text:style-name="P63">27.5</text:p>
          </table:table-cell>
        </table:table-row>
        <table:table-row table:style-name="Tableau60.1">
          <table:table-cell table:style-name="Tableau60.A2" office:value-type="string">
            <text:p text:style-name="P58"><text:span text:style-name="T55">4 à 5</text:span></text:p>
          </table:table-cell>
          <table:table-cell table:style-name="Tableau60.B2" office:value-type="string">
            <text:p text:style-name="P63">245</text:p>
          </table:table-cell>
          <table:table-cell table:style-name="Tableau60.C2" office:value-type="string">
            <text:p text:style-name="P63">36.4</text:p>
          </table:table-cell>
        </table:table-row>
        <table:table-row table:style-name="Tableau60.1">
          <table:table-cell table:style-name="Tableau60.A2" office:value-type="string">
            <text:p text:style-name="P58"><text:span text:style-name="T55">6 à 8</text:span></text:p>
          </table:table-cell>
          <table:table-cell table:style-name="Tableau60.B2" office:value-type="string">
            <text:p text:style-name="P63">216</text:p>
          </table:table-cell>
          <table:table-cell table:style-name="Tableau60.C2" office:value-type="string">
            <text:p text:style-name="P63">32.1</text:p>
          </table:table-cell>
        </table:table-row>
        <table:table-row table:style-name="Tableau60.1">
          <table:table-cell table:style-name="Tableau60.A2" office:value-type="string">
            <text:p text:style-name="P58"><text:span text:style-name="T55">9 et +</text:span></text:p>
          </table:table-cell>
          <table:table-cell table:style-name="Tableau60.B2" office:value-type="string">
            <text:p text:style-name="P63">27</text:p>
          </table:table-cell>
          <table:table-cell table:style-name="Tableau60.C2" office:value-type="string">
            <text:p text:style-name="P63">4.0</text:p>
          </table:table-cell>
        </table:table-row>
        <table:table-row table:style-name="Tableau60.1">
          <table:table-cell table:style-name="Tableau60.A6" office:value-type="string">
            <text:p text:style-name="P60">Total</text:p>
          </table:table-cell>
          <table:table-cell table:style-name="Tableau60.B6" office:value-type="string">
            <text:p text:style-name="P63">673</text:p>
          </table:table-cell>
          <table:table-cell table:style-name="Tableau60.C6" office:value-type="string">
            <text:p text:style-name="P63">100.0</text:p>
          </table:table-cell>
        </table:table-row>
      </table:table>
      <text:p text:style-name="P57"><text:bookmark text:name="IDX79"/><text:span text:style-name="T58">Données manquantes : </text:span><text:span text:style-name="T63">26</text:span></text:p>
      <text:p text:style-name="P25"/>
      <table:table table:name="Tableau61" table:style-name="Tableau61">
        <table:table-column table:style-name="Tableau61.A"/>
        <table:table-column table:style-name="Tableau61.B"/>
        <table:table-column table:style-name="Tableau61.C"/>
        <table:table-column table:style-name="Tableau61.D"/>
        <table:table-column table:style-name="Tableau61.E"/>
        <table:table-column table:style-name="Tableau61.F"/>
        <table:table-column table:style-name="Tableau61.G"/>
        <table:table-header-rows>
          <table:table-row table:style-name="Tableau61.1">
            <table:table-cell table:style-name="Tableau61.A1" office:value-type="string">
              <text:p text:style-name="P52"><text:bookmark text:name="IDX80"/>N</text:p>
            </table:table-cell>
            <table:table-cell table:style-name="Tableau61.B1" office:value-type="string">
              <text:p text:style-name="P52">DM</text:p>
            </table:table-cell>
            <table:table-cell table:style-name="Tableau61.B1" office:value-type="string">
              <text:p text:style-name="P52">Moyenne</text:p>
            </table:table-cell>
            <table:table-cell table:style-name="Tableau61.B1" office:value-type="string">
              <text:p text:style-name="P52">Écart type</text:p>
            </table:table-cell>
            <table:table-cell table:style-name="Tableau61.B1" office:value-type="string">
              <text:p text:style-name="P52">Médiane</text:p>
            </table:table-cell>
            <table:table-cell table:style-name="Tableau61.B1" office:value-type="string">
              <text:p text:style-name="P52">Minimum</text:p>
            </table:table-cell>
            <table:table-cell table:style-name="Tableau61.G1" office:value-type="string">
              <text:p text:style-name="P52">Maximum</text:p>
            </table:table-cell>
          </table:table-row>
        </table:table-header-rows>
        <table:table-row table:style-name="Tableau61.1">
          <table:table-cell table:style-name="Tableau61.A2" office:value-type="string">
            <text:p text:style-name="P63">673</text:p>
          </table:table-cell>
          <table:table-cell table:style-name="Tableau61.B2" office:value-type="string">
            <text:p text:style-name="P63">26</text:p>
          </table:table-cell>
          <table:table-cell table:style-name="Tableau61.B2" office:value-type="string">
            <text:p text:style-name="P63">4.6</text:p>
          </table:table-cell>
          <table:table-cell table:style-name="Tableau61.B2" office:value-type="string">
            <text:p text:style-name="P63">2.0</text:p>
          </table:table-cell>
          <table:table-cell table:style-name="Tableau61.B2" office:value-type="string">
            <text:p text:style-name="P63">4.0</text:p>
          </table:table-cell>
          <table:table-cell table:style-name="Tableau61.B2" office:value-type="string">
            <text:p text:style-name="P63">1.0</text:p>
          </table:table-cell>
          <table:table-cell table:style-name="Tableau61.G2" office:value-type="string">
            <text:p text:style-name="P63">15.0</text:p>
          </table:table-cell>
        </table:table-row>
      </table:table>
      <text:p text:style-name="P25"/>
      <text:p text:style-name="WW-Légende"><text:bookmark-start text:name="__RefHeading___Toc494880556"/><text:span text:style-name="T51">Table </text:span><text:span text:style-name="T51"><text:sequence text:ref-name="refTable58" text:name="Table" text:formula="ooow:Table+1" style:num-format="1">59</text:sequence></text:span><text:span text:style-name="T51"> : </text:span>Positions utilisées dans la journée<text:bookmark-end text:name="__RefHeading___Toc494880556"/></text:p>
      <table:table table:name="Tableau62" table:style-name="Tableau62">
        <table:table-column table:style-name="Tableau62.A"/>
        <table:table-column table:style-name="Tableau62.B"/>
        <table:table-column table:style-name="Tableau62.C"/>
        <table:table-column table:style-name="Tableau62.B"/>
        <table:table-column table:style-name="Tableau62.C"/>
        <table:table-column table:style-name="Tableau62.B"/>
        <table:table-column table:style-name="Tableau62.G"/>
        <table:table-header-rows>
          <table:table-row table:style-name="Tableau62.1">
            <table:table-cell table:style-name="Tableau62.A1" table:number-rows-spanned="2" office:value-type="string">
              <text:p text:style-name="P52"><text:bookmark text:name="IDX81"/>Positions utilisées dans la journée</text:p>
            </table:table-cell>
            <table:table-cell table:style-name="Tableau62.B1" table:number-columns-spanned="2" office:value-type="string">
              <text:p text:style-name="P52">Non</text:p>
            </table:table-cell>
            <table:covered-table-cell/>
            <table:table-cell table:style-name="Tableau62.B1" table:number-columns-spanned="2" office:value-type="string">
              <text:p text:style-name="P52">Oui</text:p>
            </table:table-cell>
            <table:covered-table-cell/>
            <table:table-cell table:style-name="Tableau62.F1" table:number-columns-spanned="2" office:value-type="string">
              <text:p text:style-name="P52">Total</text:p>
            </table:table-cell>
            <table:covered-table-cell/>
          </table:table-row>
          <table:table-row table:style-name="Tableau62.1">
            <table:covered-table-cell/>
            <table:table-cell table:style-name="Tableau62.B2" office:value-type="string">
              <text:p text:style-name="P52">N</text:p>
            </table:table-cell>
            <table:table-cell table:style-name="Tableau62.B2" office:value-type="string">
              <text:p text:style-name="P52">%</text:p>
            </table:table-cell>
            <table:table-cell table:style-name="Tableau62.B2" office:value-type="string">
              <text:p text:style-name="P52">N</text:p>
            </table:table-cell>
            <table:table-cell table:style-name="Tableau62.B2" office:value-type="string">
              <text:p text:style-name="P52">%</text:p>
            </table:table-cell>
            <table:table-cell table:style-name="Tableau62.B2" office:value-type="string">
              <text:p text:style-name="P52">N</text:p>
            </table:table-cell>
            <table:table-cell table:style-name="Tableau62.G2" office:value-type="string">
              <text:p text:style-name="P52">%</text:p>
            </table:table-cell>
          </table:table-row>
        </table:table-header-rows>
        <table:table-row table:style-name="Tableau62.1">
          <table:table-cell table:style-name="Tableau62.A3" office:value-type="string">
            <text:p text:style-name="P60">Décubitus 3/4 latéral</text:p>
          </table:table-cell>
          <table:table-cell table:style-name="Tableau62.B2" office:value-type="string">
            <text:p text:style-name="P62">1029</text:p>
          </table:table-cell>
          <table:table-cell table:style-name="Tableau62.B2" office:value-type="string">
            <text:p text:style-name="P62">83.8</text:p>
          </table:table-cell>
          <table:table-cell table:style-name="Tableau62.B2" office:value-type="string">
            <text:p text:style-name="P62">199</text:p>
          </table:table-cell>
          <table:table-cell table:style-name="Tableau62.B2" office:value-type="string">
            <text:p text:style-name="P62">16.2</text:p>
          </table:table-cell>
          <table:table-cell table:style-name="Tableau62.B2" office:value-type="string">
            <text:p text:style-name="P62">1228</text:p>
          </table:table-cell>
          <table:table-cell table:style-name="Tableau62.G2" office:value-type="string">
            <text:p text:style-name="P62">100.0</text:p>
          </table:table-cell>
        </table:table-row>
        <table:table-row table:style-name="Tableau62.1">
          <table:table-cell table:style-name="Tableau62.A3" office:value-type="string">
            <text:p text:style-name="P60">Position fauteuil</text:p>
          </table:table-cell>
          <table:table-cell table:style-name="Tableau62.B2" office:value-type="string">
            <text:p text:style-name="P62">857</text:p>
          </table:table-cell>
          <table:table-cell table:style-name="Tableau62.B2" office:value-type="string">
            <text:p text:style-name="P62">69.8</text:p>
          </table:table-cell>
          <table:table-cell table:style-name="Tableau62.B2" office:value-type="string">
            <text:p text:style-name="P62">371</text:p>
          </table:table-cell>
          <table:table-cell table:style-name="Tableau62.B2" office:value-type="string">
            <text:p text:style-name="P62">30.2</text:p>
          </table:table-cell>
          <table:table-cell table:style-name="Tableau62.B2" office:value-type="string">
            <text:p text:style-name="P62">1228</text:p>
          </table:table-cell>
          <table:table-cell table:style-name="Tableau62.G2" office:value-type="string">
            <text:p text:style-name="P62">100.0</text:p>
          </table:table-cell>
        </table:table-row>
        <table:table-row table:style-name="Tableau62.1">
          <table:table-cell table:style-name="Tableau62.A3" office:value-type="string">
            <text:p text:style-name="P60">Douche</text:p>
          </table:table-cell>
          <table:table-cell table:style-name="Tableau62.B2" office:value-type="string">
            <text:p text:style-name="P62">1191</text:p>
          </table:table-cell>
          <table:table-cell table:style-name="Tableau62.B2" office:value-type="string">
            <text:p text:style-name="P62">97.0</text:p>
          </table:table-cell>
          <table:table-cell table:style-name="Tableau62.B2" office:value-type="string">
            <text:p text:style-name="P62">37</text:p>
          </table:table-cell>
          <table:table-cell table:style-name="Tableau62.B2" office:value-type="string">
            <text:p text:style-name="P62">3.0</text:p>
          </table:table-cell>
          <table:table-cell table:style-name="Tableau62.B2" office:value-type="string">
            <text:p text:style-name="P62">1228</text:p>
          </table:table-cell>
          <table:table-cell table:style-name="Tableau62.G2" office:value-type="string">
            <text:p text:style-name="P62">100.0</text:p>
          </table:table-cell>
        </table:table-row>
        <table:table-row table:style-name="Tableau62.1">
          <table:table-cell table:style-name="Tableau62.A3" office:value-type="string">
            <text:p text:style-name="P60">Décubitus ventral</text:p>
          </table:table-cell>
          <table:table-cell table:style-name="Tableau62.B2" office:value-type="string">
            <text:p text:style-name="P62">1218</text:p>
          </table:table-cell>
          <table:table-cell table:style-name="Tableau62.B2" office:value-type="string">
            <text:p text:style-name="P62">99.2</text:p>
          </table:table-cell>
          <table:table-cell table:style-name="Tableau62.B2" office:value-type="string">
            <text:p text:style-name="P62">10</text:p>
          </table:table-cell>
          <table:table-cell table:style-name="Tableau62.B2" office:value-type="string">
            <text:p text:style-name="P62">0.8</text:p>
          </table:table-cell>
          <table:table-cell table:style-name="Tableau62.B2" office:value-type="string">
            <text:p text:style-name="P62">1228</text:p>
          </table:table-cell>
          <table:table-cell table:style-name="Tableau62.G2" office:value-type="string">
            <text:p text:style-name="P62">100.0</text:p>
          </table:table-cell>
        </table:table-row>
        <table:table-row table:style-name="Tableau62.1">
          <table:table-cell table:style-name="Tableau62.A3" office:value-type="string">
            <text:p text:style-name="P60">Fauteuil</text:p>
          </table:table-cell>
          <table:table-cell table:style-name="Tableau62.B2" office:value-type="string">
            <text:p text:style-name="P62">771</text:p>
          </table:table-cell>
          <table:table-cell table:style-name="Tableau62.B2" office:value-type="string">
            <text:p text:style-name="P62">62.8</text:p>
          </table:table-cell>
          <table:table-cell table:style-name="Tableau62.B2" office:value-type="string">
            <text:p text:style-name="P62">457</text:p>
          </table:table-cell>
          <table:table-cell table:style-name="Tableau62.B2" office:value-type="string">
            <text:p text:style-name="P62">37.2</text:p>
          </table:table-cell>
          <table:table-cell table:style-name="Tableau62.B2" office:value-type="string">
            <text:p text:style-name="P62">1228</text:p>
          </table:table-cell>
          <table:table-cell table:style-name="Tableau62.G2" office:value-type="string">
            <text:p text:style-name="P62">100.0</text:p>
          </table:table-cell>
        </table:table-row>
        <table:table-row table:style-name="Tableau62.1">
          <table:table-cell table:style-name="Tableau62.A3" office:value-type="string">
            <text:p text:style-name="P52">Module de rotation sur matelas</text:p>
          </table:table-cell>
          <table:table-cell table:style-name="Tableau62.B2" office:value-type="string">
            <text:p text:style-name="P54">1215</text:p>
          </table:table-cell>
          <table:table-cell table:style-name="Tableau62.B2" office:value-type="string">
            <text:p text:style-name="P54">98.9</text:p>
          </table:table-cell>
          <table:table-cell table:style-name="Tableau62.B2" office:value-type="string">
            <text:p text:style-name="P54">13</text:p>
          </table:table-cell>
          <table:table-cell table:style-name="Tableau62.B2" office:value-type="string">
            <text:p text:style-name="P54">1.1</text:p>
          </table:table-cell>
          <table:table-cell table:style-name="Tableau62.B2" office:value-type="string">
            <text:p text:style-name="P54">1228</text:p>
          </table:table-cell>
          <table:table-cell table:style-name="Tableau62.G2" office:value-type="string">
            <text:p text:style-name="P54">100.0</text:p>
          </table:table-cell>
        </table:table-row>
        <table:table-row table:style-name="Tableau62.1">
          <table:table-cell table:style-name="Tableau62.A9" office:value-type="string">
            <text:p text:style-name="P60">Décubitus dorsal</text:p>
          </table:table-cell>
          <table:table-cell table:style-name="Tableau62.B9" office:value-type="string">
            <text:p text:style-name="P62">298</text:p>
          </table:table-cell>
          <table:table-cell table:style-name="Tableau62.B9" office:value-type="string">
            <text:p text:style-name="P62">24.3</text:p>
          </table:table-cell>
          <table:table-cell table:style-name="Tableau62.B9" office:value-type="string">
            <text:p text:style-name="P62">930</text:p>
          </table:table-cell>
          <table:table-cell table:style-name="Tableau62.B9" office:value-type="string">
            <text:p text:style-name="P62">75.7</text:p>
          </table:table-cell>
          <table:table-cell table:style-name="Tableau62.B9" office:value-type="string">
            <text:p text:style-name="P62">1228</text:p>
          </table:table-cell>
          <table:table-cell table:style-name="Tableau62.G9" office:value-type="string">
            <text:p text:style-name="P62">100.0</text:p>
          </table:table-cell>
        </table:table-row>
      </table:table>
      <text:p text:style-name="P25"/>
      <text:p text:style-name="P25"/>
      <text:p text:style-name="WW-Légende"><text:bookmark-start text:name="__RefHeading___Toc494880557"/><text:span text:style-name="T51">Table </text:span><text:span text:style-name="T51"><text:sequence text:ref-name="refTable59" text:name="Table" text:formula="ooow:Table+1" style:num-format="1">60</text:sequence></text:span><text:span text:style-name="T51"> : </text:span>Protections sur les points d’appui<text:bookmark-end text:name="__RefHeading___Toc494880557"/></text:p>
      <table:table table:name="Tableau63" table:style-name="Tableau63">
        <table:table-column table:style-name="Tableau63.A"/>
        <table:table-column table:style-name="Tableau63.B"/>
        <table:table-column table:style-name="Tableau63.C"/>
        <table:table-header-rows>
          <table:table-row table:style-name="Tableau63.1">
            <table:table-cell table:style-name="Tableau63.A1" office:value-type="string">
              <text:p text:style-name="P53"><text:bookmark text:name="IDX83"/></text:p>
            </table:table-cell>
            <table:table-cell table:style-name="Tableau63.B1" office:value-type="string">
              <text:p text:style-name="P52">N</text:p>
            </table:table-cell>
            <table:table-cell table:style-name="Tableau63.C1" office:value-type="string">
              <text:p text:style-name="P52">%</text:p>
            </table:table-cell>
          </table:table-row>
        </table:table-header-rows>
        <table:table-row table:style-name="Tableau63.1">
          <table:table-cell table:style-name="Tableau63.A2" office:value-type="string">
            <text:p text:style-name="P60">Non</text:p>
          </table:table-cell>
          <table:table-cell table:style-name="Tableau63.B2" office:value-type="string">
            <text:p text:style-name="P63">1091</text:p>
          </table:table-cell>
          <table:table-cell table:style-name="Tableau63.C2" office:value-type="string">
            <text:p text:style-name="P63">93.7</text:p>
          </table:table-cell>
        </table:table-row>
        <table:table-row table:style-name="Tableau63.1">
          <table:table-cell table:style-name="Tableau63.A2" office:value-type="string">
            <text:p text:style-name="P52">Oui</text:p>
          </table:table-cell>
          <table:table-cell table:style-name="Tableau63.B2" office:value-type="string">
            <text:p text:style-name="P55">73</text:p>
          </table:table-cell>
          <table:table-cell table:style-name="Tableau63.C2" office:value-type="string">
            <text:p text:style-name="P55">6.3</text:p>
          </table:table-cell>
        </table:table-row>
        <table:table-row table:style-name="Tableau63.1">
          <table:table-cell table:style-name="Tableau63.A4" office:value-type="string">
            <text:p text:style-name="P60">Total</text:p>
          </table:table-cell>
          <table:table-cell table:style-name="Tableau63.B4" office:value-type="string">
            <text:p text:style-name="P63">1164</text:p>
          </table:table-cell>
          <table:table-cell table:style-name="Tableau63.C4" office:value-type="string">
            <text:p text:style-name="P63">100.0</text:p>
          </table:table-cell>
        </table:table-row>
      </table:table>
      <text:p text:style-name="P57"><text:bookmark text:name="IDX84"/><text:span text:style-name="T58">Données manquantes : </text:span><text:span text:style-name="T63">64</text:span></text:p>
      <text:p text:style-name="P65"/>
      <text:p text:style-name="P68"/>
      <text:p text:style-name="P85"><text:bookmark-start text:name="__RefHeading___Toc494880558"/>Table <text:sequence text:ref-name="refTable60" text:name="Table" text:formula="ooow:Table+1" style:num-format="1">61</text:sequence> : Type de protections sur les points d’appui (n=73)<text:bookmark-end text:name="__RefHeading___Toc494880558"/></text:p>
      <table:table table:name="Tableau64" table:style-name="Tableau64">
        <table:table-column table:style-name="Tableau64.A"/>
        <table:table-column table:style-name="Tableau64.B"/>
        <table:table-column table:style-name="Tableau64.C"/>
        <table:table-header-rows>
          <table:table-row table:style-name="Tableau64.1">
            <table:table-cell table:style-name="Tableau64.A1" office:value-type="string">
              <text:p text:style-name="P53"><text:bookmark text:name="IDX85"/></text:p>
            </table:table-cell>
            <table:table-cell table:style-name="Tableau64.B1" office:value-type="string">
              <text:p text:style-name="P52">N</text:p>
            </table:table-cell>
            <table:table-cell table:style-name="Tableau64.C1" office:value-type="string">
              <text:p text:style-name="P52">%</text:p>
            </table:table-cell>
          </table:table-row>
        </table:table-header-rows>
        <table:table-row table:style-name="Tableau64.1">
          <table:table-cell table:style-name="Tableau64.A2" office:value-type="string">
            <text:p text:style-name="P60">Hydrocellulaire</text:p>
          </table:table-cell>
          <table:table-cell table:style-name="Tableau64.B2" office:value-type="string">
            <text:p text:style-name="P63">14</text:p>
          </table:table-cell>
          <table:table-cell table:style-name="Tableau64.C2" office:value-type="string">
            <text:p text:style-name="P63">21.2</text:p>
          </table:table-cell>
        </table:table-row>
        <table:table-row table:style-name="Tableau64.1">
          <table:table-cell table:style-name="Tableau64.A2" office:value-type="string">
            <text:p text:style-name="P60">Hydrocolloïde</text:p>
          </table:table-cell>
          <table:table-cell table:style-name="Tableau64.B2" office:value-type="string">
            <text:p text:style-name="P58"><text:span text:style-name="T62">48</text:span></text:p>
          </table:table-cell>
          <table:table-cell table:style-name="Tableau64.C2" office:value-type="string">
            <text:p text:style-name="P63">72.7</text:p>
          </table:table-cell>
        </table:table-row>
        <table:table-row table:style-name="Tableau64.1">
          <table:table-cell table:style-name="Tableau64.A2" office:value-type="string">
            <text:p text:style-name="P60">Pansement gras</text:p>
          </table:table-cell>
          <table:table-cell table:style-name="Tableau64.B2" office:value-type="string">
            <text:p text:style-name="P63">1</text:p>
          </table:table-cell>
          <table:table-cell table:style-name="Tableau64.C2" office:value-type="string">
            <text:p text:style-name="P63">1.5</text:p>
          </table:table-cell>
        </table:table-row>
        <table:table-row table:style-name="Tableau64.1">
          <table:table-cell table:style-name="Tableau64.A2" office:value-type="string">
            <text:p text:style-name="P52">Pansement mousse</text:p>
          </table:table-cell>
          <table:table-cell table:style-name="Tableau64.B2" office:value-type="string">
            <text:p text:style-name="P55">3</text:p>
          </table:table-cell>
          <table:table-cell table:style-name="Tableau64.C2" office:value-type="string">
            <text:p text:style-name="P55">4.5</text:p>
          </table:table-cell>
        </table:table-row>
        <table:table-row table:style-name="Tableau64.1">
          <table:table-cell table:style-name="Tableau64.A6" office:value-type="string">
            <text:p text:style-name="P60">Total</text:p>
          </table:table-cell>
          <table:table-cell table:style-name="Tableau64.B6" office:value-type="string">
            <text:p text:style-name="P63">66</text:p>
          </table:table-cell>
          <table:table-cell table:style-name="Tableau64.C6" office:value-type="string">
            <text:p text:style-name="P63">100.0</text:p>
          </table:table-cell>
        </table:table-row>
      </table:table>
      <text:p text:style-name="P57"><text:bookmark text:name="IDX86"/><text:span text:style-name="T58">Données manquantes : </text:span><text:span text:style-name="T63">7</text:span></text:p>
      <text:p text:style-name="P65"/>
      <text:p text:style-name="WW-Légende"><text:bookmark-start text:name="__RefHeading___Toc494880559"/><text:span text:style-name="T51">Table </text:span><text:span text:style-name="T51"><text:sequence text:ref-name="refTable61" text:name="Table" text:formula="ooow:Table+1" style:num-format="1">62</text:sequence></text:span><text:span text:style-name="T51"> : </text:span>Classification du risque d’escarre<text:bookmark-end text:name="__RefHeading___Toc494880559"/></text:p>
      <table:table table:name="Tableau65" table:style-name="Tableau65">
        <table:table-column table:style-name="Tableau65.A"/>
        <table:table-column table:style-name="Tableau65.B"/>
        <table:table-column table:style-name="Tableau65.C"/>
        <table:table-header-rows>
          <table:table-row table:style-name="Tableau65.1">
            <table:table-cell table:style-name="Tableau65.A1" office:value-type="string">
              <text:p text:style-name="P53"><text:bookmark text:name="IDX88"/></text:p>
            </table:table-cell>
            <table:table-cell table:style-name="Tableau65.B1" office:value-type="string">
              <text:p text:style-name="P52">N</text:p>
            </table:table-cell>
            <table:table-cell table:style-name="Tableau65.C1" office:value-type="string">
              <text:p text:style-name="P52">%</text:p>
            </table:table-cell>
          </table:table-row>
        </table:table-header-rows>
        <table:table-row table:style-name="Tableau65.1">
          <table:table-cell table:style-name="Tableau65.A2" office:value-type="string">
            <text:p text:style-name="P60">Pas de risque</text:p>
          </table:table-cell>
          <table:table-cell table:style-name="Tableau65.B2" office:value-type="string">
            <text:p text:style-name="P63">98</text:p>
          </table:table-cell>
          <table:table-cell table:style-name="Tableau65.C2" office:value-type="string">
            <text:p text:style-name="P63">8.0</text:p>
          </table:table-cell>
        </table:table-row>
        <table:table-row table:style-name="Tableau65.1">
          <table:table-cell table:style-name="Tableau65.A2" office:value-type="string">
            <text:p text:style-name="P60">Risque faible</text:p>
          </table:table-cell>
          <table:table-cell table:style-name="Tableau65.B2" office:value-type="string">
            <text:p text:style-name="P63">305</text:p>
          </table:table-cell>
          <table:table-cell table:style-name="Tableau65.C2" office:value-type="string">
            <text:p text:style-name="P63">24.8</text:p>
          </table:table-cell>
        </table:table-row>
        <table:table-row table:style-name="Tableau65.1">
          <table:table-cell table:style-name="Tableau65.A2" office:value-type="string">
            <text:p text:style-name="P60">Risque moyen</text:p>
          </table:table-cell>
          <table:table-cell table:style-name="Tableau65.B2" office:value-type="string">
            <text:p text:style-name="P63">379</text:p>
          </table:table-cell>
          <table:table-cell table:style-name="Tableau65.C2" office:value-type="string">
            <text:p text:style-name="P63">30.9</text:p>
          </table:table-cell>
        </table:table-row>
        <table:table-row table:style-name="Tableau65.1">
          <table:table-cell table:style-name="Tableau65.A2" office:value-type="string">
            <text:p text:style-name="P52">Risque majeur/élevé</text:p>
          </table:table-cell>
          <table:table-cell table:style-name="Tableau65.B2" office:value-type="string">
            <text:p text:style-name="P55">446</text:p>
          </table:table-cell>
          <table:table-cell table:style-name="Tableau65.C2" office:value-type="string">
            <text:p text:style-name="P55">36.3</text:p>
          </table:table-cell>
        </table:table-row>
        <table:table-row table:style-name="Tableau65.1">
          <table:table-cell table:style-name="Tableau65.A6" office:value-type="string">
            <text:p text:style-name="P60">Total</text:p>
          </table:table-cell>
          <table:table-cell table:style-name="Tableau65.B6" office:value-type="string">
            <text:p text:style-name="P63">1228</text:p>
          </table:table-cell>
          <table:table-cell table:style-name="Tableau65.C6" office:value-type="string">
            <text:p text:style-name="P63">100.0</text:p>
          </table:table-cell>
        </table:table-row>
      </table:table>
      <text:p text:style-name="P25"/>
      <text:p text:style-name="P85"><text:bookmark-start text:name="__RefHeading___Toc494880560"/>Tables <text:sequence text:ref-name="refTable62" text:name="Table" text:formula="ooow:Table+1" style:num-format="1">63</text:sequence>, <text:sequence text:ref-name="refTable63" text:name="Table" text:formula="ooow:Table+1" style:num-format="1">64</text:sequence><text:s/>et <text:sequence text:ref-name="refTable64" text:name="Table" text:formula="ooow:Table+1" style:num-format="1">65</text:sequence> : Nombre d’escarres à l’admission<text:bookmark-end text:name="__RefHeading___Toc494880560"/></text:p>
      <table:table table:name="Tableau66" table:style-name="Tableau66">
        <table:table-column table:style-name="Tableau66.A"/>
        <table:table-column table:style-name="Tableau66.B"/>
        <table:table-column table:style-name="Tableau66.C"/>
        <table:table-header-rows>
          <table:table-row table:style-name="Tableau66.1">
            <table:table-cell table:style-name="Tableau66.A1" office:value-type="string">
              <text:p text:style-name="P51"/>
            </table:table-cell>
            <table:table-cell table:style-name="Tableau66.B1" office:value-type="string">
              <text:p text:style-name="P50">N</text:p>
            </table:table-cell>
            <table:table-cell table:style-name="Tableau66.C1" office:value-type="string">
              <text:p text:style-name="P50">%</text:p>
            </table:table-cell>
          </table:table-row>
        </table:table-header-rows>
        <table:table-row table:style-name="Tableau66.1">
          <table:table-cell table:style-name="Tableau66.A2" office:value-type="string">
            <text:p text:style-name="P59">Pas d'escarre à l'admission</text:p>
          </table:table-cell>
          <table:table-cell table:style-name="Tableau66.B2" office:value-type="string">
            <text:p text:style-name="P62">1139</text:p>
          </table:table-cell>
          <table:table-cell table:style-name="Tableau66.C2" office:value-type="string">
            <text:p text:style-name="P62">92.8</text:p>
          </table:table-cell>
        </table:table-row>
        <table:table-row table:style-name="Tableau66.1">
          <table:table-cell table:style-name="Tableau66.A2" office:value-type="string">
            <text:p text:style-name="P50">Au moins une escarre à l'admission</text:p>
          </table:table-cell>
          <table:table-cell table:style-name="Tableau66.B2" office:value-type="string">
            <text:p text:style-name="P54">89</text:p>
          </table:table-cell>
          <table:table-cell table:style-name="Tableau66.C2" office:value-type="string">
            <text:p text:style-name="P54">7.2</text:p>
          </table:table-cell>
        </table:table-row>
        <table:table-row table:style-name="Tableau66.1">
          <table:table-cell table:style-name="Tableau66.A4" office:value-type="string">
            <text:p text:style-name="P59">Total</text:p>
          </table:table-cell>
          <table:table-cell table:style-name="Tableau66.B4" office:value-type="string">
            <text:p text:style-name="P62">1228</text:p>
          </table:table-cell>
          <table:table-cell table:style-name="Tableau66.C4" office:value-type="string">
            <text:p text:style-name="P62">100.0</text:p>
          </table:table-cell>
        </table:table-row>
      </table:table>
      <text:p text:style-name="Standard"/>
      <table:table table:name="Tableau67" table:style-name="Tableau67">
        <table:table-column table:style-name="Tableau67.A"/>
        <table:table-column table:style-name="Tableau67.B"/>
        <table:table-column table:style-name="Tableau67.C"/>
        <table:table-header-rows>
          <table:table-row table:style-name="Tableau67.1">
            <table:table-cell table:style-name="Tableau67.A1" office:value-type="string">
              <text:p text:style-name="P53"><text:bookmark text:name="IDX89"/></text:p>
            </table:table-cell>
            <table:table-cell table:style-name="Tableau67.B1" office:value-type="string">
              <text:p text:style-name="P52">N</text:p>
            </table:table-cell>
            <table:table-cell table:style-name="Tableau67.C1" office:value-type="string">
              <text:p text:style-name="P52">%</text:p>
            </table:table-cell>
          </table:table-row>
        </table:table-header-rows>
        <table:table-row table:style-name="Tableau67.1">
          <table:table-cell table:style-name="Tableau67.A2" office:value-type="string">
            <text:p text:style-name="P60">0</text:p>
          </table:table-cell>
          <table:table-cell table:style-name="Tableau67.B2" office:value-type="string">
            <text:p text:style-name="P63">1139</text:p>
          </table:table-cell>
          <table:table-cell table:style-name="Tableau67.C2" office:value-type="string">
            <text:p text:style-name="P63">92.8</text:p>
          </table:table-cell>
        </table:table-row>
        <table:table-row table:style-name="Tableau67.1">
          <table:table-cell table:style-name="Tableau67.A2" office:value-type="string">
            <text:p text:style-name="P60">1</text:p>
          </table:table-cell>
          <table:table-cell table:style-name="Tableau67.B2" office:value-type="string">
            <text:p text:style-name="P63">54</text:p>
          </table:table-cell>
          <table:table-cell table:style-name="Tableau67.C2" office:value-type="string">
            <text:p text:style-name="P63">4.4</text:p>
          </table:table-cell>
        </table:table-row>
        <table:table-row table:style-name="Tableau67.1">
          <table:table-cell table:style-name="Tableau67.A2" office:value-type="string">
            <text:p text:style-name="P60">2</text:p>
          </table:table-cell>
          <table:table-cell table:style-name="Tableau67.B2" office:value-type="string">
            <text:p text:style-name="P63">18</text:p>
          </table:table-cell>
          <table:table-cell table:style-name="Tableau67.C2" office:value-type="string">
            <text:p text:style-name="P63">1.5</text:p>
          </table:table-cell>
        </table:table-row>
        <table:table-row table:style-name="Tableau67.1">
          <table:table-cell table:style-name="Tableau67.A2" office:value-type="string">
            <text:p text:style-name="P60">3</text:p>
          </table:table-cell>
          <table:table-cell table:style-name="Tableau67.B2" office:value-type="string">
            <text:p text:style-name="P63">10</text:p>
          </table:table-cell>
          <table:table-cell table:style-name="Tableau67.C2" office:value-type="string">
            <text:p text:style-name="P63">0.8</text:p>
          </table:table-cell>
        </table:table-row>
        <table:table-row table:style-name="Tableau67.1">
          <table:table-cell table:style-name="Tableau67.A2" office:value-type="string">
            <text:p text:style-name="P60">4</text:p>
          </table:table-cell>
          <table:table-cell table:style-name="Tableau67.B2" office:value-type="string">
            <text:p text:style-name="P63">3</text:p>
          </table:table-cell>
          <table:table-cell table:style-name="Tableau67.C2" office:value-type="string">
            <text:p text:style-name="P63">0.2</text:p>
          </table:table-cell>
        </table:table-row>
        <table:table-row table:style-name="Tableau67.1">
          <table:table-cell table:style-name="Tableau67.A2" office:value-type="string">
            <text:p text:style-name="P60">5</text:p>
          </table:table-cell>
          <table:table-cell table:style-name="Tableau67.B2" office:value-type="string">
            <text:p text:style-name="P63">3</text:p>
          </table:table-cell>
          <table:table-cell table:style-name="Tableau67.C2" office:value-type="string">
            <text:p text:style-name="P63">0.2</text:p>
          </table:table-cell>
        </table:table-row>
        <table:table-row table:style-name="Tableau67.1">
          <table:table-cell table:style-name="Tableau67.A2" office:value-type="string">
            <text:p text:style-name="P52">8</text:p>
          </table:table-cell>
          <table:table-cell table:style-name="Tableau67.B2" office:value-type="string">
            <text:p text:style-name="P55">1</text:p>
          </table:table-cell>
          <table:table-cell table:style-name="Tableau67.C2" office:value-type="string">
            <text:p text:style-name="P55">0.1</text:p>
          </table:table-cell>
        </table:table-row>
        <table:table-row table:style-name="Tableau67.1">
          <table:table-cell table:style-name="Tableau67.A9" office:value-type="string">
            <text:p text:style-name="P60">Total</text:p>
          </table:table-cell>
          <table:table-cell table:style-name="Tableau67.B9" office:value-type="string">
            <text:p text:style-name="P63">1228</text:p>
          </table:table-cell>
          <table:table-cell table:style-name="Tableau67.C9" office:value-type="string">
            <text:p text:style-name="P63">100.0</text:p>
          </table:table-cell>
        </table:table-row>
      </table:table>
      <text:p text:style-name="P25"/>
      <table:table table:name="Tableau68" table:style-name="Tableau68">
        <table:table-column table:style-name="Tableau68.A"/>
        <table:table-column table:style-name="Tableau68.B"/>
        <table:table-column table:style-name="Tableau68.C"/>
        <table:table-column table:style-name="Tableau68.D"/>
        <table:table-column table:style-name="Tableau68.E"/>
        <table:table-column table:style-name="Tableau68.F"/>
        <table:table-column table:style-name="Tableau68.G"/>
        <table:table-header-rows>
          <table:table-row table:style-name="Tableau68.1">
            <table:table-cell table:style-name="Tableau68.A1" office:value-type="string">
              <text:p text:style-name="P52"><text:bookmark text:name="IDX90"/>N</text:p>
            </table:table-cell>
            <table:table-cell table:style-name="Tableau68.B1" office:value-type="string">
              <text:p text:style-name="P52">DM</text:p>
            </table:table-cell>
            <table:table-cell table:style-name="Tableau68.B1" office:value-type="string">
              <text:p text:style-name="P52">Moyenne</text:p>
            </table:table-cell>
            <table:table-cell table:style-name="Tableau68.B1" office:value-type="string">
              <text:p text:style-name="P52">Écart type</text:p>
            </table:table-cell>
            <table:table-cell table:style-name="Tableau68.B1" office:value-type="string">
              <text:p text:style-name="P52">Médiane</text:p>
            </table:table-cell>
            <table:table-cell table:style-name="Tableau68.B1" office:value-type="string">
              <text:p text:style-name="P52">Minimum</text:p>
            </table:table-cell>
            <table:table-cell table:style-name="Tableau68.G1" office:value-type="string">
              <text:p text:style-name="P52">Maximum</text:p>
            </table:table-cell>
          </table:table-row>
        </table:table-header-rows>
        <table:table-row table:style-name="Tableau68.1">
          <table:table-cell table:style-name="Tableau68.A2" office:value-type="string">
            <text:p text:style-name="P63">1228</text:p>
          </table:table-cell>
          <table:table-cell table:style-name="Tableau68.B2" office:value-type="string">
            <text:p text:style-name="P63">0</text:p>
          </table:table-cell>
          <table:table-cell table:style-name="Tableau68.B2" office:value-type="string">
            <text:p text:style-name="P63">0.1</text:p>
          </table:table-cell>
          <table:table-cell table:style-name="Tableau68.B2" office:value-type="string">
            <text:p text:style-name="P63">0.6</text:p>
          </table:table-cell>
          <table:table-cell table:style-name="Tableau68.B2" office:value-type="string">
            <text:p text:style-name="P63">0.0</text:p>
          </table:table-cell>
          <table:table-cell table:style-name="Tableau68.B2" office:value-type="string">
            <text:p text:style-name="P63">0.0</text:p>
          </table:table-cell>
          <table:table-cell table:style-name="Tableau68.G2" office:value-type="string">
            <text:p text:style-name="P63">8.0</text:p>
          </table:table-cell>
        </table:table-row>
      </table:table>
      <text:p text:style-name="P25"/>
      <text:p text:style-name="P88"><text:bookmark-start text:name="__RefHeading___Toc494880561"/>Table <text:sequence text:ref-name="refTable65" text:name="Table" text:formula="ooow:Table+1" style:num-format="1">66</text:sequence><text:s/>: Présence d’au moins une escarre à l’admission en fonction de la durée d’alitement avant l’admission en réanimation<text:bookmark-end text:name="__RefHeading___Toc494880561"/></text:p>
      <table:table table:name="Tableau69" table:style-name="Tableau69">
        <table:table-column table:style-name="Tableau69.A"/>
        <table:table-column table:style-name="Tableau69.B"/>
        <table:table-column table:style-name="Tableau69.C"/>
        <table:table-column table:style-name="Tableau69.B"/>
        <table:table-column table:style-name="Tableau69.C"/>
        <table:table-column table:style-name="Tableau69.F"/>
        <table:table-column table:style-name="Tableau69.G"/>
        <table:table-header-rows>
          <table:table-row table:style-name="Tableau69.1">
            <table:table-cell table:style-name="Tableau69.A1" table:number-rows-spanned="3" office:value-type="string">
              <text:p text:style-name="P51"/>
            </table:table-cell>
            <table:table-cell table:style-name="Tableau69.B1" table:number-columns-spanned="4" office:value-type="string">
              <text:p text:style-name="P50">Patient alité depuis plus de 7 jours avant l’admission en réanimation</text:p>
            </table:table-cell>
            <table:covered-table-cell/>
            <table:covered-table-cell/>
            <table:covered-table-cell/>
            <table:table-cell table:style-name="Tableau69.F1" table:number-rows-spanned="2" table:number-columns-spanned="2" office:value-type="string">
              <text:p text:style-name="P50">Ensemble</text:p>
            </table:table-cell>
            <table:covered-table-cell/>
          </table:table-row>
          <table:table-row table:style-name="Tableau69.1">
            <table:covered-table-cell/>
            <table:table-cell table:style-name="Tableau69.B2" table:number-columns-spanned="2" office:value-type="string">
              <text:p text:style-name="P50">Non</text:p>
            </table:table-cell>
            <table:covered-table-cell/>
            <table:table-cell table:style-name="Tableau69.B2" table:number-columns-spanned="2" office:value-type="string">
              <text:p text:style-name="P50">Oui</text:p>
            </table:table-cell>
            <table:covered-table-cell/>
            <table:covered-table-cell/>
            <table:covered-table-cell/>
          </table:table-row>
          <table:table-row table:style-name="Tableau69.1">
            <table:covered-table-cell/>
            <table:table-cell table:style-name="Tableau69.B2" office:value-type="string">
              <text:p text:style-name="P50">N</text:p>
            </table:table-cell>
            <table:table-cell table:style-name="Tableau69.B2" office:value-type="string">
              <text:p text:style-name="P50">%</text:p>
            </table:table-cell>
            <table:table-cell table:style-name="Tableau69.B2" office:value-type="string">
              <text:p text:style-name="P50">N</text:p>
            </table:table-cell>
            <table:table-cell table:style-name="Tableau69.B2" office:value-type="string">
              <text:p text:style-name="P50">%</text:p>
            </table:table-cell>
            <table:table-cell table:style-name="Tableau69.B2" office:value-type="string">
              <text:p text:style-name="P50">N</text:p>
            </table:table-cell>
            <table:table-cell table:style-name="Tableau69.G3" office:value-type="string">
              <text:p text:style-name="P50">%</text:p>
            </table:table-cell>
          </table:table-row>
        </table:table-header-rows>
        <table:table-row table:style-name="Tableau69.1">
          <table:table-cell table:style-name="Tableau69.A4" office:value-type="string">
            <text:p text:style-name="P59">Pas d'escarre à l'admission</text:p>
          </table:table-cell>
          <table:table-cell table:style-name="Tableau69.B2" office:value-type="string">
            <text:p text:style-name="P62">831</text:p>
          </table:table-cell>
          <table:table-cell table:style-name="Tableau69.B2" office:value-type="string">
            <text:p text:style-name="P62">95.6</text:p>
          </table:table-cell>
          <table:table-cell table:style-name="Tableau69.B2" office:value-type="string">
            <text:p text:style-name="P62">203</text:p>
          </table:table-cell>
          <table:table-cell table:style-name="Tableau69.B2" office:value-type="string">
            <text:p text:style-name="P62">82.9</text:p>
          </table:table-cell>
          <table:table-cell table:style-name="Tableau69.B2" office:value-type="string">
            <text:p text:style-name="P62">1034</text:p>
          </table:table-cell>
          <table:table-cell table:style-name="Tableau69.G3" office:value-type="string">
            <text:p text:style-name="P62">92.8</text:p>
          </table:table-cell>
        </table:table-row>
        <table:table-row table:style-name="Tableau69.1">
          <table:table-cell table:style-name="Tableau69.A4" office:value-type="string">
            <text:p text:style-name="P49"><text:span text:style-name="T54">Au moins une escarre à l'admission</text:span></text:p>
          </table:table-cell>
          <table:table-cell table:style-name="Tableau69.B2" office:value-type="string">
            <text:p text:style-name="P54">38</text:p>
          </table:table-cell>
          <table:table-cell table:style-name="Tableau69.B2" office:value-type="string">
            <text:p text:style-name="P54">4.4</text:p>
          </table:table-cell>
          <table:table-cell table:style-name="Tableau69.B2" office:value-type="string">
            <text:p text:style-name="P54">42</text:p>
          </table:table-cell>
          <table:table-cell table:style-name="Tableau69.B2" office:value-type="string">
            <text:p text:style-name="P54">17.1</text:p>
          </table:table-cell>
          <table:table-cell table:style-name="Tableau69.B2" office:value-type="string">
            <text:p text:style-name="P54">80</text:p>
          </table:table-cell>
          <table:table-cell table:style-name="Tableau69.G3" office:value-type="string">
            <text:p text:style-name="P54">7.2</text:p>
          </table:table-cell>
        </table:table-row>
        <table:table-row table:style-name="Tableau69.1">
          <table:table-cell table:style-name="Tableau69.A6" office:value-type="string">
            <text:p text:style-name="P59">Total</text:p>
          </table:table-cell>
          <table:table-cell table:style-name="Tableau69.B6" office:value-type="string">
            <text:p text:style-name="P62">869</text:p>
          </table:table-cell>
          <table:table-cell table:style-name="Tableau69.B6" office:value-type="string">
            <text:p text:style-name="P62">100.0</text:p>
          </table:table-cell>
          <table:table-cell table:style-name="Tableau69.B6" office:value-type="string">
            <text:p text:style-name="P62">245</text:p>
          </table:table-cell>
          <table:table-cell table:style-name="Tableau69.B6" office:value-type="string">
            <text:p text:style-name="P62">100.0</text:p>
          </table:table-cell>
          <table:table-cell table:style-name="Tableau69.B6" office:value-type="string">
            <text:p text:style-name="P62">1114</text:p>
          </table:table-cell>
          <table:table-cell table:style-name="Tableau69.G6" office:value-type="string">
            <text:p text:style-name="P62">100.0</text:p>
          </table:table-cell>
        </table:table-row>
      </table:table>
      <text:p text:style-name="P56"><text:span text:style-name="T57">Khi² : </text:span><text:span text:style-name="T60">46.757</text:span><text:span text:style-name="T57">-p-value : </text:span><text:span text:style-name="T60">0.0000</text:span><text:span text:style-name="T57">-Signification : </text:span><text:span text:style-name="T60">&lt;0.0001</text:span></text:p>
      <text:p text:style-name="P25"/>
      <text:p text:style-name="P85"><text:bookmark-start text:name="__RefHeading___Toc494880562"/>Table <text:sequence text:ref-name="refTable66" text:name="Table" text:formula="ooow:Table+1" style:num-format="1">67</text:sequence> : Patient porteur d’une escarre acquise dans l’établissement le jour de l’étude<text:bookmark-end text:name="__RefHeading___Toc494880562"/></text:p>
      <table:table table:name="Tableau70" table:style-name="Tableau70">
        <table:table-column table:style-name="Tableau70.A"/>
        <table:table-column table:style-name="Tableau70.B"/>
        <table:table-column table:style-name="Tableau70.C"/>
        <table:table-column table:style-name="Tableau70.D"/>
        <table:table-header-rows>
          <table:table-row table:style-name="Tableau70.1">
            <table:table-cell table:style-name="Tableau70.A1" office:value-type="string">
              <text:p text:style-name="P53"/>
            </table:table-cell>
            <table:table-cell table:style-name="Tableau70.B1" office:value-type="string">
              <text:p text:style-name="P52">N</text:p>
            </table:table-cell>
            <table:table-cell table:style-name="Tableau70.B1" office:value-type="string">
              <text:p text:style-name="P52">%</text:p>
            </table:table-cell>
            <table:table-cell table:style-name="Tableau70.D1" office:value-type="string">
              <text:p text:style-name="P52">IC 95%</text:p>
            </table:table-cell>
          </table:table-row>
        </table:table-header-rows>
        <table:table-row table:style-name="Tableau70.1">
          <table:table-cell table:style-name="Tableau70.A2" office:value-type="string">
            <text:p text:style-name="P60">Non</text:p>
          </table:table-cell>
          <table:table-cell table:style-name="Tableau70.B2" office:value-type="string">
            <text:p text:style-name="P63">1075</text:p>
          </table:table-cell>
          <table:table-cell table:style-name="Tableau70.B2" office:value-type="string">
            <text:p text:style-name="P63">87.5</text:p>
          </table:table-cell>
          <table:table-cell table:style-name="Tableau70.D2" office:value-type="string">
            <text:p text:style-name="P58"><text:span text:style-name="T62">[85.6 ;89.3]</text:span></text:p>
          </table:table-cell>
        </table:table-row>
        <table:table-row table:style-name="Tableau70.1">
          <table:table-cell table:style-name="Tableau70.A2" office:value-type="string">
            <text:p text:style-name="P52">Oui</text:p>
          </table:table-cell>
          <table:table-cell table:style-name="Tableau70.B2" office:value-type="string">
            <text:p text:style-name="P55">153</text:p>
          </table:table-cell>
          <table:table-cell table:style-name="Tableau70.B2" office:value-type="string">
            <text:p text:style-name="P55">12.5</text:p>
          </table:table-cell>
          <table:table-cell table:style-name="Tableau70.D2" office:value-type="string">
            <text:p text:style-name="P49"><text:span text:style-name="T62">[10.6 ;14.3]</text:span></text:p>
          </table:table-cell>
        </table:table-row>
        <table:table-row table:style-name="Tableau70.1">
          <table:table-cell table:style-name="Tableau70.A4" office:value-type="string">
            <text:p text:style-name="P60">Total</text:p>
          </table:table-cell>
          <table:table-cell table:style-name="Tableau70.B4" office:value-type="string">
            <text:p text:style-name="P63">1228</text:p>
          </table:table-cell>
          <table:table-cell table:style-name="Tableau70.B4" office:value-type="string">
            <text:p text:style-name="P63">100.0</text:p>
          </table:table-cell>
          <table:table-cell table:style-name="Tableau70.D4" office:value-type="string">
            <text:p text:style-name="P64"/>
          </table:table-cell>
        </table:table-row>
      </table:table>
      <text:p text:style-name="P25"/>
      <text:p text:style-name="P85"><text:bookmark-start text:name="__RefHeading___Toc494880563"/>Tables <text:sequence text:ref-name="refTable67" text:name="Table" text:formula="ooow:Table+1" style:num-format="1">68</text:sequence><text:s/>et <text:sequence text:ref-name="refTable68" text:name="Table" text:formula="ooow:Table+1" style:num-format="1">69</text:sequence> : Nombre d’escarres acquises dans l’établissement présentes le jour de l’étude pour les patient porteur d’une escarre acquise (n=153)<text:bookmark-end text:name="__RefHeading___Toc494880563"/></text:p>
      <table:table table:name="Tableau71" table:style-name="Tableau71">
        <table:table-column table:style-name="Tableau71.A"/>
        <table:table-column table:style-name="Tableau71.B"/>
        <table:table-column table:style-name="Tableau71.C"/>
        <table:table-header-rows>
          <table:table-row table:style-name="Tableau71.1">
            <table:table-cell table:style-name="Tableau71.A1" office:value-type="string">
              <text:p text:style-name="P53"/>
            </table:table-cell>
            <table:table-cell table:style-name="Tableau71.B1" office:value-type="string">
              <text:p text:style-name="P52">N</text:p>
            </table:table-cell>
            <table:table-cell table:style-name="Tableau71.C1" office:value-type="string">
              <text:p text:style-name="P52">%</text:p>
            </table:table-cell>
          </table:table-row>
        </table:table-header-rows>
        <table:table-row table:style-name="Tableau71.1">
          <table:table-cell table:style-name="Tableau71.A2" office:value-type="string">
            <text:p text:style-name="P60">1</text:p>
          </table:table-cell>
          <table:table-cell table:style-name="Tableau71.B2" office:value-type="string">
            <text:p text:style-name="P63">87</text:p>
          </table:table-cell>
          <table:table-cell table:style-name="Tableau71.C2" office:value-type="string">
            <text:p text:style-name="P63">56.9</text:p>
          </table:table-cell>
        </table:table-row>
        <table:table-row table:style-name="Tableau71.1">
          <table:table-cell table:style-name="Tableau71.A2" office:value-type="string">
            <text:p text:style-name="P60">2</text:p>
          </table:table-cell>
          <table:table-cell table:style-name="Tableau71.B2" office:value-type="string">
            <text:p text:style-name="P63">41</text:p>
          </table:table-cell>
          <table:table-cell table:style-name="Tableau71.C2" office:value-type="string">
            <text:p text:style-name="P63">26.8</text:p>
          </table:table-cell>
        </table:table-row>
        <table:table-row table:style-name="Tableau71.1">
          <table:table-cell table:style-name="Tableau71.A2" office:value-type="string">
            <text:p text:style-name="P60">3</text:p>
          </table:table-cell>
          <table:table-cell table:style-name="Tableau71.B2" office:value-type="string">
            <text:p text:style-name="P63">15</text:p>
          </table:table-cell>
          <table:table-cell table:style-name="Tableau71.C2" office:value-type="string">
            <text:p text:style-name="P63">9.8</text:p>
          </table:table-cell>
        </table:table-row>
        <table:table-row table:style-name="Tableau71.1">
          <table:table-cell table:style-name="Tableau71.A2" office:value-type="string">
            <text:p text:style-name="P60">4</text:p>
          </table:table-cell>
          <table:table-cell table:style-name="Tableau71.B2" office:value-type="string">
            <text:p text:style-name="P63">6</text:p>
          </table:table-cell>
          <table:table-cell table:style-name="Tableau71.C2" office:value-type="string">
            <text:p text:style-name="P63">3.9</text:p>
          </table:table-cell>
        </table:table-row>
        <table:table-row table:style-name="Tableau71.1">
          <table:table-cell table:style-name="Tableau71.A2" office:value-type="string">
            <text:p text:style-name="P60">5</text:p>
          </table:table-cell>
          <table:table-cell table:style-name="Tableau71.B2" office:value-type="string">
            <text:p text:style-name="P63">4</text:p>
          </table:table-cell>
          <table:table-cell table:style-name="Tableau71.C2" office:value-type="string">
            <text:p text:style-name="P63">2.6</text:p>
          </table:table-cell>
        </table:table-row>
        <table:table-row table:style-name="Tableau71.1">
          <table:table-cell table:style-name="Tableau71.A7" office:value-type="string">
            <text:p text:style-name="P60">Total</text:p>
          </table:table-cell>
          <table:table-cell table:style-name="Tableau71.B7" office:value-type="string">
            <text:p text:style-name="P63">153</text:p>
          </table:table-cell>
          <table:table-cell table:style-name="Tableau71.C7" office:value-type="string">
            <text:p text:style-name="P63">100.0</text:p>
          </table:table-cell>
        </table:table-row>
      </table:table>
      <text:p text:style-name="P25"/>
      <table:table table:name="Tableau72" table:style-name="Tableau72">
        <table:table-column table:style-name="Tableau72.A"/>
        <table:table-column table:style-name="Tableau72.B"/>
        <table:table-column table:style-name="Tableau72.C"/>
        <table:table-column table:style-name="Tableau72.D"/>
        <table:table-column table:style-name="Tableau72.E"/>
        <table:table-column table:style-name="Tableau72.F"/>
        <table:table-column table:style-name="Tableau72.G"/>
        <table:table-header-rows>
          <table:table-row table:style-name="Tableau72.1">
            <table:table-cell table:style-name="Tableau72.A1" office:value-type="string">
              <text:p text:style-name="P52">N</text:p>
            </table:table-cell>
            <table:table-cell table:style-name="Tableau72.B1" office:value-type="string">
              <text:p text:style-name="P52">DM</text:p>
            </table:table-cell>
            <table:table-cell table:style-name="Tableau72.B1" office:value-type="string">
              <text:p text:style-name="P52">Moyenne</text:p>
            </table:table-cell>
            <table:table-cell table:style-name="Tableau72.B1" office:value-type="string">
              <text:p text:style-name="P52">Écart type</text:p>
            </table:table-cell>
            <table:table-cell table:style-name="Tableau72.B1" office:value-type="string">
              <text:p text:style-name="P52">Médiane</text:p>
            </table:table-cell>
            <table:table-cell table:style-name="Tableau72.B1" office:value-type="string">
              <text:p text:style-name="P52">Minimum</text:p>
            </table:table-cell>
            <table:table-cell table:style-name="Tableau72.G1" office:value-type="string">
              <text:p text:style-name="P52">Maximum</text:p>
            </table:table-cell>
          </table:table-row>
        </table:table-header-rows>
        <table:table-row table:style-name="Tableau72.1">
          <table:table-cell table:style-name="Tableau72.A2" office:value-type="string">
            <text:p text:style-name="P63">153</text:p>
          </table:table-cell>
          <table:table-cell table:style-name="Tableau72.B2" office:value-type="string">
            <text:p text:style-name="P63">0</text:p>
          </table:table-cell>
          <table:table-cell table:style-name="Tableau72.B2" office:value-type="string">
            <text:p text:style-name="P63">1.7</text:p>
          </table:table-cell>
          <table:table-cell table:style-name="Tableau72.B2" office:value-type="string">
            <text:p text:style-name="P63">1.0</text:p>
          </table:table-cell>
          <table:table-cell table:style-name="Tableau72.B2" office:value-type="string">
            <text:p text:style-name="P63">1.0</text:p>
          </table:table-cell>
          <table:table-cell table:style-name="Tableau72.B2" office:value-type="string">
            <text:p text:style-name="P63">1.0</text:p>
          </table:table-cell>
          <table:table-cell table:style-name="Tableau72.G2" office:value-type="string">
            <text:p text:style-name="P58"><text:span text:style-name="T62">5.0</text:span></text:p>
          </table:table-cell>
        </table:table-row>
      </table:table>
      <text:p text:style-name="Standard"/>
      <text:p text:style-name="WW-Légende"><text:bookmark-start text:name="__RefHeading___Toc494880564"/><text:span text:style-name="T51">Table </text:span><text:span text:style-name="T51"><text:sequence text:ref-name="refTable69" text:name="Table" text:formula="ooow:Table+1" style:num-format="1">70</text:sequence></text:span><text:span text:style-name="T51"> : Patient porteur d’</text:span>une escarre le jour de l’étude<text:bookmark-end text:name="__RefHeading___Toc494880564"/></text:p>
      <table:table table:name="Tableau73" table:style-name="Tableau73">
        <table:table-column table:style-name="Tableau73.A"/>
        <table:table-column table:style-name="Tableau73.B"/>
        <table:table-column table:style-name="Tableau73.C"/>
        <table:table-column table:style-name="Tableau73.D"/>
        <table:table-header-rows>
          <table:table-row table:style-name="Tableau73.1">
            <table:table-cell table:style-name="Tableau73.A1" office:value-type="string">
              <text:p text:style-name="P53"><text:bookmark text:name="IDX91"/></text:p>
            </table:table-cell>
            <table:table-cell table:style-name="Tableau73.B1" office:value-type="string">
              <text:p text:style-name="P52">N</text:p>
            </table:table-cell>
            <table:table-cell table:style-name="Tableau73.B1" office:value-type="string">
              <text:p text:style-name="P52">%</text:p>
            </table:table-cell>
            <table:table-cell table:style-name="Tableau73.D1" office:value-type="string">
              <text:p text:style-name="P52">IC 95%</text:p>
            </table:table-cell>
          </table:table-row>
        </table:table-header-rows>
        <table:table-row table:style-name="Tableau73.1">
          <table:table-cell table:style-name="Tableau73.A2" office:value-type="string">
            <text:p text:style-name="P60">Non</text:p>
          </table:table-cell>
          <table:table-cell table:style-name="Tableau73.B2" office:value-type="string">
            <text:p text:style-name="P63">998</text:p>
          </table:table-cell>
          <table:table-cell table:style-name="Tableau73.B2" office:value-type="string">
            <text:p text:style-name="P63">81.3</text:p>
          </table:table-cell>
          <table:table-cell table:style-name="Tableau73.D2" office:value-type="string">
            <text:p text:style-name="P58"><text:span text:style-name="T62">[79.0 ;83.5]</text:span></text:p>
          </table:table-cell>
        </table:table-row>
        <table:table-row table:style-name="Tableau73.1">
          <table:table-cell table:style-name="Tableau73.A2" office:value-type="string">
            <text:p text:style-name="P52">Oui</text:p>
          </table:table-cell>
          <table:table-cell table:style-name="Tableau73.B2" office:value-type="string">
            <text:p text:style-name="P55">230</text:p>
          </table:table-cell>
          <table:table-cell table:style-name="Tableau73.B2" office:value-type="string">
            <text:p text:style-name="P55">18.7</text:p>
          </table:table-cell>
          <table:table-cell table:style-name="Tableau73.D2" office:value-type="string">
            <text:p text:style-name="P49"><text:span text:style-name="T62">[16.6 ;21.0]</text:span></text:p>
          </table:table-cell>
        </table:table-row>
        <table:table-row table:style-name="Tableau73.1">
          <table:table-cell table:style-name="Tableau73.A4" office:value-type="string">
            <text:p text:style-name="P60">Total</text:p>
          </table:table-cell>
          <table:table-cell table:style-name="Tableau73.B4" office:value-type="string">
            <text:p text:style-name="P63">1228</text:p>
          </table:table-cell>
          <table:table-cell table:style-name="Tableau73.B4" office:value-type="string">
            <text:p text:style-name="P63">100.0</text:p>
          </table:table-cell>
          <table:table-cell table:style-name="Tableau73.D4" office:value-type="string">
            <text:p text:style-name="P64"/>
          </table:table-cell>
        </table:table-row>
      </table:table>
      <text:p text:style-name="P25"/>
      <text:p text:style-name="P70"/>
      <text:p text:style-name="P85"><text:bookmark-start text:name="__RefHeading___Toc494880565"/>Tables <text:sequence text:ref-name="refTable70" text:name="Table" text:formula="ooow:Table+1" style:num-format="1">71</text:sequence><text:s/>et <text:sequence text:ref-name="refTable71" text:name="Table" text:formula="ooow:Table+1" style:num-format="1">72</text:sequence> : Nombre d’escarres présentes le jour de l’étude pour les patients porteurs d’escarre (n=230)<text:bookmark-end text:name="__RefHeading___Toc494880565"/></text:p>
      <table:table table:name="Tableau74" table:style-name="Tableau74">
        <table:table-column table:style-name="Tableau74.A"/>
        <table:table-column table:style-name="Tableau74.B"/>
        <table:table-column table:style-name="Tableau74.C"/>
        <table:table-header-rows>
          <table:table-row table:style-name="Tableau74.1">
            <table:table-cell table:style-name="Tableau74.A1" office:value-type="string">
              <text:p text:style-name="P53"><text:bookmark text:name="IDX96"/></text:p>
            </table:table-cell>
            <table:table-cell table:style-name="Tableau74.B1" office:value-type="string">
              <text:p text:style-name="P52">N</text:p>
            </table:table-cell>
            <table:table-cell table:style-name="Tableau74.C1" office:value-type="string">
              <text:p text:style-name="P52">%</text:p>
            </table:table-cell>
          </table:table-row>
        </table:table-header-rows>
        <table:table-row table:style-name="Tableau74.1">
          <table:table-cell table:style-name="Tableau74.A2" office:value-type="string">
            <text:p text:style-name="P60">1</text:p>
          </table:table-cell>
          <table:table-cell table:style-name="Tableau74.B2" office:value-type="string">
            <text:p text:style-name="P63">128</text:p>
          </table:table-cell>
          <table:table-cell table:style-name="Tableau74.C2" office:value-type="string">
            <text:p text:style-name="P63">55.7</text:p>
          </table:table-cell>
        </table:table-row>
        <table:table-row table:style-name="Tableau74.1">
          <table:table-cell table:style-name="Tableau74.A2" office:value-type="string">
            <text:p text:style-name="P60">2</text:p>
          </table:table-cell>
          <table:table-cell table:style-name="Tableau74.B2" office:value-type="string">
            <text:p text:style-name="P63">63</text:p>
          </table:table-cell>
          <table:table-cell table:style-name="Tableau74.C2" office:value-type="string">
            <text:p text:style-name="P63">27.4</text:p>
          </table:table-cell>
        </table:table-row>
        <table:table-row table:style-name="Tableau74.1">
          <table:table-cell table:style-name="Tableau74.A2" office:value-type="string">
            <text:p text:style-name="P60">3</text:p>
          </table:table-cell>
          <table:table-cell table:style-name="Tableau74.B2" office:value-type="string">
            <text:p text:style-name="P63">22</text:p>
          </table:table-cell>
          <table:table-cell table:style-name="Tableau74.C2" office:value-type="string">
            <text:p text:style-name="P63">9.6</text:p>
          </table:table-cell>
        </table:table-row>
        <table:table-row table:style-name="Tableau74.1">
          <table:table-cell table:style-name="Tableau74.A2" office:value-type="string">
            <text:p text:style-name="P60">4</text:p>
          </table:table-cell>
          <table:table-cell table:style-name="Tableau74.B2" office:value-type="string">
            <text:p text:style-name="P63">7</text:p>
          </table:table-cell>
          <table:table-cell table:style-name="Tableau74.C2" office:value-type="string">
            <text:p text:style-name="P63">3.0</text:p>
          </table:table-cell>
        </table:table-row>
        <table:table-row table:style-name="Tableau74.1">
          <table:table-cell table:style-name="Tableau74.A2" office:value-type="string">
            <text:p text:style-name="P60">5</text:p>
          </table:table-cell>
          <table:table-cell table:style-name="Tableau74.B2" office:value-type="string">
            <text:p text:style-name="P63">9</text:p>
          </table:table-cell>
          <table:table-cell table:style-name="Tableau74.C2" office:value-type="string">
            <text:p text:style-name="P63">3.9</text:p>
          </table:table-cell>
        </table:table-row>
        <table:table-row table:style-name="Tableau74.1">
          <table:table-cell table:style-name="Tableau74.A2" office:value-type="string">
            <text:p text:style-name="P52">8</text:p>
          </table:table-cell>
          <table:table-cell table:style-name="Tableau74.B2" office:value-type="string">
            <text:p text:style-name="P55">1</text:p>
          </table:table-cell>
          <table:table-cell table:style-name="Tableau74.C2" office:value-type="string">
            <text:p text:style-name="P55">0.4</text:p>
          </table:table-cell>
        </table:table-row>
        <table:table-row table:style-name="Tableau74.1">
          <table:table-cell table:style-name="Tableau74.A8" office:value-type="string">
            <text:p text:style-name="P60">Total</text:p>
          </table:table-cell>
          <table:table-cell table:style-name="Tableau74.B8" office:value-type="string">
            <text:p text:style-name="P63">230</text:p>
          </table:table-cell>
          <table:table-cell table:style-name="Tableau74.C8" office:value-type="string">
            <text:p text:style-name="P63">100.0</text:p>
          </table:table-cell>
        </table:table-row>
      </table:table>
      <text:p text:style-name="P25"/>
      <table:table table:name="Tableau75" table:style-name="Tableau75">
        <table:table-column table:style-name="Tableau75.A"/>
        <table:table-column table:style-name="Tableau75.B"/>
        <table:table-column table:style-name="Tableau75.C"/>
        <table:table-column table:style-name="Tableau75.D"/>
        <table:table-column table:style-name="Tableau75.E"/>
        <table:table-column table:style-name="Tableau75.F"/>
        <table:table-column table:style-name="Tableau75.G"/>
        <table:table-header-rows>
          <table:table-row table:style-name="Tableau75.1">
            <table:table-cell table:style-name="Tableau75.A1" office:value-type="string">
              <text:p text:style-name="P52"><text:bookmark text:name="IDX97"/>N</text:p>
            </table:table-cell>
            <table:table-cell table:style-name="Tableau75.B1" office:value-type="string">
              <text:p text:style-name="P52">DM</text:p>
            </table:table-cell>
            <table:table-cell table:style-name="Tableau75.B1" office:value-type="string">
              <text:p text:style-name="P52">Moyenne</text:p>
            </table:table-cell>
            <table:table-cell table:style-name="Tableau75.B1" office:value-type="string">
              <text:p text:style-name="P52">Écart type</text:p>
            </table:table-cell>
            <table:table-cell table:style-name="Tableau75.B1" office:value-type="string">
              <text:p text:style-name="P52">Médiane</text:p>
            </table:table-cell>
            <table:table-cell table:style-name="Tableau75.B1" office:value-type="string">
              <text:p text:style-name="P52">Minimum</text:p>
            </table:table-cell>
            <table:table-cell table:style-name="Tableau75.G1" office:value-type="string">
              <text:p text:style-name="P52">Maximum</text:p>
            </table:table-cell>
          </table:table-row>
        </table:table-header-rows>
        <table:table-row table:style-name="Tableau75.1">
          <table:table-cell table:style-name="Tableau75.A2" office:value-type="string">
            <text:p text:style-name="P63">230</text:p>
          </table:table-cell>
          <table:table-cell table:style-name="Tableau75.B2" office:value-type="string">
            <text:p text:style-name="P63">0</text:p>
          </table:table-cell>
          <table:table-cell table:style-name="Tableau75.B2" office:value-type="string">
            <text:p text:style-name="P63">1.7</text:p>
          </table:table-cell>
          <table:table-cell table:style-name="Tableau75.B2" office:value-type="string">
            <text:p text:style-name="P63">1.1</text:p>
          </table:table-cell>
          <table:table-cell table:style-name="Tableau75.B2" office:value-type="string">
            <text:p text:style-name="P63">1.0</text:p>
          </table:table-cell>
          <table:table-cell table:style-name="Tableau75.B2" office:value-type="string">
            <text:p text:style-name="P63">1.0</text:p>
          </table:table-cell>
          <table:table-cell table:style-name="Tableau75.G2" office:value-type="string">
            <text:p text:style-name="P63">8.0</text:p>
          </table:table-cell>
        </table:table-row>
      </table:table>
      <text:p text:style-name="P25"/>
      <text:p text:style-name="P25"/>
      <text:p text:style-name="P85"><text:bookmark-start text:name="__RefHeading___Toc494880566"/>Table <text:sequence text:ref-name="refTable72" text:name="Table" text:formula="ooow:Table+1" style:num-format="1">73</text:sequence><text:s/>: Localisation de toutes les escarres (n=230)<text:bookmark-end text:name="__RefHeading___Toc494880566"/></text:p>
      <table:table table:name="Tableau76" table:style-name="Tableau76">
        <table:table-column table:style-name="Tableau76.A"/>
        <table:table-column table:style-name="Tableau76.B"/>
        <table:table-column table:style-name="Tableau76.C"/>
        <table:table-column table:style-name="Tableau76.D"/>
        <table:table-column table:style-name="Tableau76.E"/>
        <table:table-column table:style-name="Tableau76.D"/>
        <table:table-column table:style-name="Tableau76.G"/>
        <table:table-header-rows>
          <table:table-row table:style-name="Tableau76.1">
            <table:table-cell table:style-name="Tableau76.A1" table:number-rows-spanned="2" office:value-type="string">
              <text:p text:style-name="P53"><text:bookmark text:name="IDX98"/></text:p>
            </table:table-cell>
            <table:table-cell table:style-name="Tableau76.B1" table:number-columns-spanned="2" office:value-type="string">
              <text:p text:style-name="P52">Non</text:p>
            </table:table-cell>
            <table:covered-table-cell/>
            <table:table-cell table:style-name="Tableau76.B1" table:number-columns-spanned="2" office:value-type="string">
              <text:p text:style-name="P52">Oui</text:p>
            </table:table-cell>
            <table:covered-table-cell/>
            <table:table-cell table:style-name="Tableau76.F1" table:number-columns-spanned="2" office:value-type="string">
              <text:p text:style-name="P52">Total</text:p>
            </table:table-cell>
            <table:covered-table-cell/>
          </table:table-row>
          <table:table-row table:style-name="Tableau76.1">
            <table:covered-table-cell/>
            <table:table-cell table:style-name="Tableau76.B2" office:value-type="string">
              <text:p text:style-name="P52">N</text:p>
            </table:table-cell>
            <table:table-cell table:style-name="Tableau76.B2" office:value-type="string">
              <text:p text:style-name="P52">%</text:p>
            </table:table-cell>
            <table:table-cell table:style-name="Tableau76.B2" office:value-type="string">
              <text:p text:style-name="P52">N</text:p>
            </table:table-cell>
            <table:table-cell table:style-name="Tableau76.B2" office:value-type="string">
              <text:p text:style-name="P52">%</text:p>
            </table:table-cell>
            <table:table-cell table:style-name="Tableau76.B2" office:value-type="string">
              <text:p text:style-name="P52">N</text:p>
            </table:table-cell>
            <table:table-cell table:style-name="Tableau76.G2" office:value-type="string">
              <text:p text:style-name="P52">%</text:p>
            </table:table-cell>
          </table:table-row>
        </table:table-header-rows>
        <table:table-row table:style-name="Tableau76.1">
          <table:table-cell table:style-name="Tableau76.A3" office:value-type="string">
            <text:p text:style-name="P60">Occiput</text:p>
          </table:table-cell>
          <table:table-cell table:style-name="Tableau76.B2" office:value-type="string">
            <text:p text:style-name="P63">215</text:p>
          </table:table-cell>
          <table:table-cell table:style-name="Tableau76.B2" office:value-type="string">
            <text:p text:style-name="P63">93.5</text:p>
          </table:table-cell>
          <table:table-cell table:style-name="Tableau76.B2" office:value-type="string">
            <text:p text:style-name="P63">15</text:p>
          </table:table-cell>
          <table:table-cell table:style-name="Tableau76.B2" office:value-type="string">
            <text:p text:style-name="P63">6.5</text:p>
          </table:table-cell>
          <table:table-cell table:style-name="Tableau76.B2" office:value-type="string">
            <text:p text:style-name="P63">230</text:p>
          </table:table-cell>
          <table:table-cell table:style-name="Tableau76.G2" office:value-type="string">
            <text:p text:style-name="P63">100.0</text:p>
          </table:table-cell>
        </table:table-row>
        <table:table-row table:style-name="Tableau76.1">
          <table:table-cell table:style-name="Tableau76.A3" office:value-type="string">
            <text:p text:style-name="P60">Thorax</text:p>
          </table:table-cell>
          <table:table-cell table:style-name="Tableau76.B2" office:value-type="string">
            <text:p text:style-name="P63">221</text:p>
          </table:table-cell>
          <table:table-cell table:style-name="Tableau76.B2" office:value-type="string">
            <text:p text:style-name="P63">96.1</text:p>
          </table:table-cell>
          <table:table-cell table:style-name="Tableau76.B2" office:value-type="string">
            <text:p text:style-name="P63">9</text:p>
          </table:table-cell>
          <table:table-cell table:style-name="Tableau76.B2" office:value-type="string">
            <text:p text:style-name="P63">3.9</text:p>
          </table:table-cell>
          <table:table-cell table:style-name="Tableau76.B2" office:value-type="string">
            <text:p text:style-name="P63">230</text:p>
          </table:table-cell>
          <table:table-cell table:style-name="Tableau76.G2" office:value-type="string">
            <text:p text:style-name="P63">100.0</text:p>
          </table:table-cell>
        </table:table-row>
        <table:table-row table:style-name="Tableau76.1">
          <table:table-cell table:style-name="Tableau76.A3" office:value-type="string">
            <text:p text:style-name="P60">Trochanter</text:p>
          </table:table-cell>
          <table:table-cell table:style-name="Tableau76.B2" office:value-type="string">
            <text:p text:style-name="P63">228</text:p>
          </table:table-cell>
          <table:table-cell table:style-name="Tableau76.B2" office:value-type="string">
            <text:p text:style-name="P63">99.1</text:p>
          </table:table-cell>
          <table:table-cell table:style-name="Tableau76.B2" office:value-type="string">
            <text:p text:style-name="P63">2</text:p>
          </table:table-cell>
          <table:table-cell table:style-name="Tableau76.B2" office:value-type="string">
            <text:p text:style-name="P63">0.9</text:p>
          </table:table-cell>
          <table:table-cell table:style-name="Tableau76.B2" office:value-type="string">
            <text:p text:style-name="P63">230</text:p>
          </table:table-cell>
          <table:table-cell table:style-name="Tableau76.G2" office:value-type="string">
            <text:p text:style-name="P63">100.0</text:p>
          </table:table-cell>
        </table:table-row>
        <table:table-row table:style-name="Tableau76.1">
          <table:table-cell table:style-name="Tableau76.A3" office:value-type="string">
            <text:p text:style-name="P60">Pubis</text:p>
          </table:table-cell>
          <table:table-cell table:style-name="Tableau76.B2" office:value-type="string">
            <text:p text:style-name="P63">224</text:p>
          </table:table-cell>
          <table:table-cell table:style-name="Tableau76.B2" office:value-type="string">
            <text:p text:style-name="P63">97.4</text:p>
          </table:table-cell>
          <table:table-cell table:style-name="Tableau76.B2" office:value-type="string">
            <text:p text:style-name="P63">7</text:p>
          </table:table-cell>
          <table:table-cell table:style-name="Tableau76.B2" office:value-type="string">
            <text:p text:style-name="P63">3.0</text:p>
          </table:table-cell>
          <table:table-cell table:style-name="Tableau76.B2" office:value-type="string">
            <text:p text:style-name="P63">230</text:p>
          </table:table-cell>
          <table:table-cell table:style-name="Tableau76.G2" office:value-type="string">
            <text:p text:style-name="P63">100.0</text:p>
          </table:table-cell>
        </table:table-row>
        <table:table-row table:style-name="Tableau76.1">
          <table:table-cell table:style-name="Tableau76.A3" office:value-type="string">
            <text:p text:style-name="P60">Méat urinaire</text:p>
          </table:table-cell>
          <table:table-cell table:style-name="Tableau76.B2" office:value-type="string">
            <text:p text:style-name="P63">230</text:p>
          </table:table-cell>
          <table:table-cell table:style-name="Tableau76.B2" office:value-type="string">
            <text:p text:style-name="P63">100.0</text:p>
          </table:table-cell>
          <table:table-cell table:style-name="Tableau76.B2" office:value-type="string">
            <text:p text:style-name="P63">0</text:p>
          </table:table-cell>
          <table:table-cell table:style-name="Tableau76.B2" office:value-type="string">
            <text:p text:style-name="P58"><text:span text:style-name="T62">0.0</text:span></text:p>
          </table:table-cell>
          <table:table-cell table:style-name="Tableau76.B2" office:value-type="string">
            <text:p text:style-name="P63">230</text:p>
          </table:table-cell>
          <table:table-cell table:style-name="Tableau76.G2" office:value-type="string">
            <text:p text:style-name="P63">100.0</text:p>
          </table:table-cell>
        </table:table-row>
        <table:table-row table:style-name="Tableau76.1">
          <table:table-cell table:style-name="Tableau76.A3" office:value-type="string">
            <text:p text:style-name="P60">Genou</text:p>
          </table:table-cell>
          <table:table-cell table:style-name="Tableau76.B2" office:value-type="string">
            <text:p text:style-name="P63">222</text:p>
          </table:table-cell>
          <table:table-cell table:style-name="Tableau76.B2" office:value-type="string">
            <text:p text:style-name="P63">96.5</text:p>
          </table:table-cell>
          <table:table-cell table:style-name="Tableau76.B2" office:value-type="string">
            <text:p text:style-name="P63">8</text:p>
          </table:table-cell>
          <table:table-cell table:style-name="Tableau76.B2" office:value-type="string">
            <text:p text:style-name="P63">3.5</text:p>
          </table:table-cell>
          <table:table-cell table:style-name="Tableau76.B2" office:value-type="string">
            <text:p text:style-name="P63">230</text:p>
          </table:table-cell>
          <table:table-cell table:style-name="Tableau76.G2" office:value-type="string">
            <text:p text:style-name="P63">100.0</text:p>
          </table:table-cell>
        </table:table-row>
        <table:table-row table:style-name="Tableau76.1">
          <table:table-cell table:style-name="Tableau76.A3" office:value-type="string">
            <text:p text:style-name="P60">Talon</text:p>
          </table:table-cell>
          <table:table-cell table:style-name="Tableau76.B2" office:value-type="string">
            <text:p text:style-name="P63">149</text:p>
          </table:table-cell>
          <table:table-cell table:style-name="Tableau76.B2" office:value-type="string">
            <text:p text:style-name="P63">64.8</text:p>
          </table:table-cell>
          <table:table-cell table:style-name="Tableau76.B2" office:value-type="string">
            <text:p text:style-name="P63">81</text:p>
          </table:table-cell>
          <table:table-cell table:style-name="Tableau76.B2" office:value-type="string">
            <text:p text:style-name="P63">35.2</text:p>
          </table:table-cell>
          <table:table-cell table:style-name="Tableau76.B2" office:value-type="string">
            <text:p text:style-name="P63">230</text:p>
          </table:table-cell>
          <table:table-cell table:style-name="Tableau76.G2" office:value-type="string">
            <text:p text:style-name="P63">100.0</text:p>
          </table:table-cell>
        </table:table-row>
        <table:table-row table:style-name="Tableau76.1">
          <table:table-cell table:style-name="Tableau76.A3" office:value-type="string">
            <text:p text:style-name="P60">Sacrum</text:p>
          </table:table-cell>
          <table:table-cell table:style-name="Tableau76.B2" office:value-type="string">
            <text:p text:style-name="P63">98</text:p>
          </table:table-cell>
          <table:table-cell table:style-name="Tableau76.B2" office:value-type="string">
            <text:p text:style-name="P63">42.6</text:p>
          </table:table-cell>
          <table:table-cell table:style-name="Tableau76.B2" office:value-type="string">
            <text:p text:style-name="P63">132</text:p>
          </table:table-cell>
          <table:table-cell table:style-name="Tableau76.B2" office:value-type="string">
            <text:p text:style-name="P63">57.4</text:p>
          </table:table-cell>
          <table:table-cell table:style-name="Tableau76.B2" office:value-type="string">
            <text:p text:style-name="P63">230</text:p>
          </table:table-cell>
          <table:table-cell table:style-name="Tableau76.G2" office:value-type="string">
            <text:p text:style-name="P63">100.0</text:p>
          </table:table-cell>
        </table:table-row>
        <table:table-row table:style-name="Tableau76.1">
          <table:table-cell table:style-name="Tableau76.A3" office:value-type="string">
            <text:p text:style-name="P52">Visage</text:p>
          </table:table-cell>
          <table:table-cell table:style-name="Tableau76.B2" office:value-type="string">
            <text:p text:style-name="P54">210</text:p>
          </table:table-cell>
          <table:table-cell table:style-name="Tableau76.B2" office:value-type="string">
            <text:p text:style-name="P54">91.3</text:p>
          </table:table-cell>
          <table:table-cell table:style-name="Tableau76.B2" office:value-type="string">
            <text:p text:style-name="P54">20</text:p>
          </table:table-cell>
          <table:table-cell table:style-name="Tableau76.B2" office:value-type="string">
            <text:p text:style-name="P54">8.7</text:p>
          </table:table-cell>
          <table:table-cell table:style-name="Tableau76.B2" office:value-type="string">
            <text:p text:style-name="P54">230</text:p>
          </table:table-cell>
          <table:table-cell table:style-name="Tableau76.G2" office:value-type="string">
            <text:p text:style-name="P54">100.0</text:p>
          </table:table-cell>
        </table:table-row>
        <table:table-row table:style-name="Tableau76.1">
          <table:table-cell table:style-name="Tableau76.A3" office:value-type="string">
            <text:p text:style-name="P60">Membre supérieur</text:p>
          </table:table-cell>
          <table:table-cell table:style-name="Tableau76.B2" office:value-type="string">
            <text:p text:style-name="P62">217</text:p>
          </table:table-cell>
          <table:table-cell table:style-name="Tableau76.B2" office:value-type="string">
            <text:p text:style-name="P62">94.3</text:p>
          </table:table-cell>
          <table:table-cell table:style-name="Tableau76.B2" office:value-type="string">
            <text:p text:style-name="P54">13</text:p>
          </table:table-cell>
          <table:table-cell table:style-name="Tableau76.B2" office:value-type="string">
            <text:p text:style-name="P54">5.7</text:p>
          </table:table-cell>
          <table:table-cell table:style-name="Tableau76.B2" office:value-type="string">
            <text:p text:style-name="P63">230</text:p>
          </table:table-cell>
          <table:table-cell table:style-name="Tableau76.G2" office:value-type="string">
            <text:p text:style-name="P63">100.0</text:p>
          </table:table-cell>
        </table:table-row>
        <table:table-row table:style-name="Tableau76.1">
          <table:table-cell table:style-name="Tableau76.A3" office:value-type="string">
            <text:p text:style-name="P52">Membre inférieur distal hors talon</text:p>
          </table:table-cell>
          <table:table-cell table:style-name="Tableau76.B2" office:value-type="string">
            <text:p text:style-name="P62">211</text:p>
          </table:table-cell>
          <table:table-cell table:style-name="Tableau76.B2" office:value-type="string">
            <text:p text:style-name="P62">91.7</text:p>
          </table:table-cell>
          <table:table-cell table:style-name="Tableau76.B2" office:value-type="string">
            <text:p text:style-name="P54">19</text:p>
          </table:table-cell>
          <table:table-cell table:style-name="Tableau76.B2" office:value-type="string">
            <text:p text:style-name="P54">8.3</text:p>
          </table:table-cell>
          <table:table-cell table:style-name="Tableau76.B2" office:value-type="string">
            <text:p text:style-name="P63">230</text:p>
          </table:table-cell>
          <table:table-cell table:style-name="Tableau76.G2" office:value-type="string">
            <text:p text:style-name="P63">100.0</text:p>
          </table:table-cell>
        </table:table-row>
        <table:table-row table:style-name="Tableau76.1">
          <table:table-cell table:style-name="Tableau76.A14" office:value-type="string">
            <text:p text:style-name="P60">Ischion</text:p>
          </table:table-cell>
          <table:table-cell table:style-name="Tableau76.B14" office:value-type="string">
            <text:p text:style-name="P63">227</text:p>
          </table:table-cell>
          <table:table-cell table:style-name="Tableau76.B14" office:value-type="string">
            <text:p text:style-name="P63">98.7</text:p>
          </table:table-cell>
          <table:table-cell table:style-name="Tableau76.B14" office:value-type="string">
            <text:p text:style-name="P63">3</text:p>
          </table:table-cell>
          <table:table-cell table:style-name="Tableau76.B14" office:value-type="string">
            <text:p text:style-name="P63">1.3</text:p>
          </table:table-cell>
          <table:table-cell table:style-name="Tableau76.B14" office:value-type="string">
            <text:p text:style-name="P63">230</text:p>
          </table:table-cell>
          <table:table-cell table:style-name="Tableau76.G14" office:value-type="string">
            <text:p text:style-name="P63">100.0</text:p>
          </table:table-cell>
        </table:table-row>
      </table:table>
      <text:p text:style-name="P25"/>
      <text:p text:style-name="P25"/>
      <text:p text:style-name="P85"><text:bookmark-start text:name="__RefHeading___Toc494880567"/>Table <text:sequence text:ref-name="refTable73" text:name="Table" text:formula="ooow:Table+1" style:num-format="1">74</text:sequence><text:s/>: Existence d'une ou d'escarre(s) en regard d’un dispositif médical (n=230)<text:bookmark-end text:name="__RefHeading___Toc494880567"/></text:p>
      <table:table table:name="Tableau77" table:style-name="Tableau77">
        <table:table-column table:style-name="Tableau77.A"/>
        <table:table-column table:style-name="Tableau77.B"/>
        <table:table-column table:style-name="Tableau77.C"/>
        <table:table-header-rows>
          <table:table-row table:style-name="Tableau77.1">
            <table:table-cell table:style-name="Tableau77.A1" office:value-type="string">
              <text:p text:style-name="P53"><text:bookmark text:name="IDX101"/></text:p>
            </table:table-cell>
            <table:table-cell table:style-name="Tableau77.B1" office:value-type="string">
              <text:p text:style-name="P52">N</text:p>
            </table:table-cell>
            <table:table-cell table:style-name="Tableau77.C1" office:value-type="string">
              <text:p text:style-name="P52">%</text:p>
            </table:table-cell>
          </table:table-row>
        </table:table-header-rows>
        <table:table-row table:style-name="Tableau77.1">
          <table:table-cell table:style-name="Tableau77.A2" office:value-type="string">
            <text:p text:style-name="P60">Non</text:p>
          </table:table-cell>
          <table:table-cell table:style-name="Tableau77.B2" office:value-type="string">
            <text:p text:style-name="P63">164</text:p>
          </table:table-cell>
          <table:table-cell table:style-name="Tableau77.C2" office:value-type="string">
            <text:p text:style-name="P63">88.2</text:p>
          </table:table-cell>
        </table:table-row>
        <table:table-row table:style-name="Tableau77.1">
          <table:table-cell table:style-name="Tableau77.A2" office:value-type="string">
            <text:p text:style-name="P52">Oui</text:p>
          </table:table-cell>
          <table:table-cell table:style-name="Tableau77.B2" office:value-type="string">
            <text:p text:style-name="P55">22</text:p>
          </table:table-cell>
          <table:table-cell table:style-name="Tableau77.C2" office:value-type="string">
            <text:p text:style-name="P55">11.8</text:p>
          </table:table-cell>
        </table:table-row>
        <table:table-row table:style-name="Tableau77.1">
          <table:table-cell table:style-name="Tableau77.A4" office:value-type="string">
            <text:p text:style-name="P60">Total</text:p>
          </table:table-cell>
          <table:table-cell table:style-name="Tableau77.B4" office:value-type="string">
            <text:p text:style-name="P63">186</text:p>
          </table:table-cell>
          <table:table-cell table:style-name="Tableau77.C4" office:value-type="string">
            <text:p text:style-name="P63">100.0</text:p>
          </table:table-cell>
        </table:table-row>
      </table:table>
      <text:p text:style-name="P57"><text:bookmark text:name="IDX102"/><text:span text:style-name="T58">Données manquantes : </text:span><text:span text:style-name="T63">44</text:span></text:p>
      <text:p text:style-name="P65"/>
      <text:p text:style-name="P68"/>
      <text:p text:style-name="P85"><text:bookmark-start text:name="__RefHeading___Toc494880568"/>Table <text:sequence text:ref-name="refTable74" text:name="Table" text:formula="ooow:Table+1" style:num-format="1">75</text:sequence><text:s/>: Localisation de l’escarre la plus grave (n=230)<text:bookmark-end text:name="__RefHeading___Toc494880568"/></text:p>
      <table:table table:name="Tableau78" table:style-name="Tableau78">
        <table:table-column table:style-name="Tableau78.A"/>
        <table:table-column table:style-name="Tableau78.B"/>
        <table:table-column table:style-name="Tableau78.C"/>
        <table:table-header-rows>
          <table:table-row table:style-name="Tableau78.1">
            <table:table-cell table:style-name="Tableau78.A1" office:value-type="string">
              <text:p text:style-name="P53"><text:bookmark text:name="IDX103"/></text:p>
            </table:table-cell>
            <table:table-cell table:style-name="Tableau78.B1" office:value-type="string">
              <text:p text:style-name="P52">N</text:p>
            </table:table-cell>
            <table:table-cell table:style-name="Tableau78.C1" office:value-type="string">
              <text:p text:style-name="P52">%</text:p>
            </table:table-cell>
          </table:table-row>
        </table:table-header-rows>
        <table:table-row table:style-name="Tableau78.1">
          <table:table-cell table:style-name="Tableau78.A2" office:value-type="string">
            <text:p text:style-name="P60">Occiput</text:p>
          </table:table-cell>
          <table:table-cell table:style-name="Tableau78.B2" office:value-type="string">
            <text:p text:style-name="P63">11</text:p>
          </table:table-cell>
          <table:table-cell table:style-name="Tableau78.C2" office:value-type="string">
            <text:p text:style-name="P63">4.9</text:p>
          </table:table-cell>
        </table:table-row>
        <table:table-row table:style-name="Tableau78.1">
          <table:table-cell table:style-name="Tableau78.A2" office:value-type="string">
            <text:p text:style-name="P58"><text:span text:style-name="T55">Thorax/Dos</text:span></text:p>
          </table:table-cell>
          <table:table-cell table:style-name="Tableau78.B2" office:value-type="string">
            <text:p text:style-name="P63">5</text:p>
          </table:table-cell>
          <table:table-cell table:style-name="Tableau78.C2" office:value-type="string">
            <text:p text:style-name="P63">2.2</text:p>
          </table:table-cell>
        </table:table-row>
        <table:table-row table:style-name="Tableau78.1">
          <table:table-cell table:style-name="Tableau78.A2" office:value-type="string">
            <text:p text:style-name="P60">Trochanter</text:p>
          </table:table-cell>
          <table:table-cell table:style-name="Tableau78.B2" office:value-type="string">
            <text:p text:style-name="P63">1</text:p>
          </table:table-cell>
          <table:table-cell table:style-name="Tableau78.C2" office:value-type="string">
            <text:p text:style-name="P63">0.4</text:p>
          </table:table-cell>
        </table:table-row>
        <table:table-row table:style-name="Tableau78.1">
          <table:table-cell table:style-name="Tableau78.A2" office:value-type="string">
            <text:p text:style-name="P60">Pubis</text:p>
          </table:table-cell>
          <table:table-cell table:style-name="Tableau78.B2" office:value-type="string">
            <text:p text:style-name="P63">3</text:p>
          </table:table-cell>
          <table:table-cell table:style-name="Tableau78.C2" office:value-type="string">
            <text:p text:style-name="P63">1.3</text:p>
          </table:table-cell>
        </table:table-row>
        <table:table-row table:style-name="Tableau78.6">
          <table:table-cell table:style-name="Tableau78.A2" office:value-type="string">
            <text:p text:style-name="P60">Genou </text:p>
          </table:table-cell>
          <table:table-cell table:style-name="Tableau78.B2" office:value-type="string">
            <text:p text:style-name="P63">3</text:p>
          </table:table-cell>
          <table:table-cell table:style-name="Tableau78.C2" office:value-type="string">
            <text:p text:style-name="P63">1.3</text:p>
          </table:table-cell>
        </table:table-row>
        <table:table-row table:style-name="Tableau78.1">
          <table:table-cell table:style-name="Tableau78.A2" office:value-type="string">
            <text:p text:style-name="P60">Talon</text:p>
          </table:table-cell>
          <table:table-cell table:style-name="Tableau78.B2" office:value-type="string">
            <text:p text:style-name="P63">64</text:p>
          </table:table-cell>
          <table:table-cell table:style-name="Tableau78.C2" office:value-type="string">
            <text:p text:style-name="P63">28.6</text:p>
          </table:table-cell>
        </table:table-row>
        <table:table-row table:style-name="Tableau78.1">
          <table:table-cell table:style-name="Tableau78.A2" office:value-type="string">
            <text:p text:style-name="P60">Sacrum</text:p>
          </table:table-cell>
          <table:table-cell table:style-name="Tableau78.B2" office:value-type="string">
            <text:p text:style-name="P63">106</text:p>
          </table:table-cell>
          <table:table-cell table:style-name="Tableau78.C2" office:value-type="string">
            <text:p text:style-name="P63">47.3</text:p>
          </table:table-cell>
        </table:table-row>
        <table:table-row table:style-name="Tableau78.1">
          <table:table-cell table:style-name="Tableau78.A2" office:value-type="string">
            <text:p text:style-name="P60">Visage</text:p>
          </table:table-cell>
          <table:table-cell table:style-name="Tableau78.B2" office:value-type="string">
            <text:p text:style-name="P63">11</text:p>
          </table:table-cell>
          <table:table-cell table:style-name="Tableau78.C2" office:value-type="string">
            <text:p text:style-name="P63">4.9</text:p>
          </table:table-cell>
        </table:table-row>
        <table:table-row table:style-name="Tableau78.1">
          <table:table-cell table:style-name="Tableau78.A2" office:value-type="string">
            <text:p text:style-name="P60">Membre supérieur</text:p>
          </table:table-cell>
          <table:table-cell table:style-name="Tableau78.B2" office:value-type="string">
            <text:p text:style-name="P63">8</text:p>
          </table:table-cell>
          <table:table-cell table:style-name="Tableau78.C2" office:value-type="string">
            <text:p text:style-name="P58"><text:span text:style-name="T62">3.6</text:span></text:p>
          </table:table-cell>
        </table:table-row>
        <table:table-row table:style-name="Tableau78.1">
          <table:table-cell table:style-name="Tableau78.A2" office:value-type="string">
            <text:p text:style-name="P52">Membre inférieur distal hors talon</text:p>
          </table:table-cell>
          <table:table-cell table:style-name="Tableau78.B2" office:value-type="string">
            <text:p text:style-name="P63">10</text:p>
          </table:table-cell>
          <table:table-cell table:style-name="Tableau78.C2" office:value-type="string">
            <text:p text:style-name="P63">4.5</text:p>
          </table:table-cell>
        </table:table-row>
        <table:table-row table:style-name="Tableau78.1">
          <table:table-cell table:style-name="Tableau78.A2" office:value-type="string">
            <text:p text:style-name="P60">Ischion</text:p>
          </table:table-cell>
          <table:table-cell table:style-name="Tableau78.B2" office:value-type="string">
            <text:p text:style-name="P55">2</text:p>
          </table:table-cell>
          <table:table-cell table:style-name="Tableau78.C2" office:value-type="string">
            <text:p text:style-name="P55">0.9</text:p>
          </table:table-cell>
        </table:table-row>
        <table:table-row table:style-name="Tableau78.1">
          <table:table-cell table:style-name="Tableau78.A13" office:value-type="string">
            <text:p text:style-name="P60">Total</text:p>
          </table:table-cell>
          <table:table-cell table:style-name="Tableau78.B13" office:value-type="string">
            <text:p text:style-name="P58"><text:span text:style-name="T62">224</text:span></text:p>
          </table:table-cell>
          <table:table-cell table:style-name="Tableau78.C13" office:value-type="string">
            <text:p text:style-name="P63">100.0</text:p>
          </table:table-cell>
        </table:table-row>
      </table:table>
      <text:p text:style-name="P57"><text:bookmark text:name="IDX104"/><text:span text:style-name="T58">Données manquantes : </text:span><text:span text:style-name="T63">6</text:span></text:p>
      <text:p text:style-name="P65"/>
      <text:p text:style-name="WW-Légende"><text:bookmark-start text:name="__RefHeading___Toc494880569"/><text:span text:style-name="T51">Table </text:span><text:span text:style-name="T51"><text:sequence text:ref-name="refTable75" text:name="Table" text:formula="ooow:Table+1" style:num-format="1">76</text:sequence></text:span><text:span text:style-name="T51"><text:s/>: Localisation de l’escarre la plus grave en fonction de la présence d’une ventilation invasive depuis l’admission</text:span> (n=230)<text:bookmark-end text:name="__RefHeading___Toc494880569"/></text:p>
      <table:table table:name="Tableau79" table:style-name="Tableau79">
        <table:table-column table:style-name="Tableau79.A"/>
        <table:table-column table:style-name="Tableau79.B"/>
        <table:table-column table:style-name="Tableau79.C"/>
        <table:table-column table:style-name="Tableau79.D"/>
        <table:table-column table:style-name="Tableau79.E"/>
        <table:table-column table:style-name="Tableau79.F"/>
        <table:table-column table:style-name="Tableau79.G"/>
        <table:table-header-rows>
          <table:table-row table:style-name="Tableau79.1">
            <table:table-cell table:style-name="Tableau79.A1" table:number-rows-spanned="3" office:value-type="string">
              <text:p text:style-name="P51"/>
            </table:table-cell>
            <table:table-cell table:style-name="Tableau79.B1" table:number-columns-spanned="4" office:value-type="string">
              <text:p text:style-name="P50">Ventilation invasive depuis l’admission</text:p>
            </table:table-cell>
            <table:covered-table-cell/>
            <table:covered-table-cell/>
            <table:covered-table-cell/>
            <table:table-cell table:style-name="Tableau79.F1" table:number-rows-spanned="2" table:number-columns-spanned="2" office:value-type="string">
              <text:p text:style-name="P50">Ensemble</text:p>
            </table:table-cell>
            <table:covered-table-cell/>
          </table:table-row>
          <table:table-row table:style-name="Tableau79.1">
            <table:covered-table-cell/>
            <table:table-cell table:style-name="Tableau79.B2" table:number-columns-spanned="2" office:value-type="string">
              <text:p text:style-name="P50">Non</text:p>
            </table:table-cell>
            <table:covered-table-cell/>
            <table:table-cell table:style-name="Tableau79.B2" table:number-columns-spanned="2" office:value-type="string">
              <text:p text:style-name="P50">Oui</text:p>
            </table:table-cell>
            <table:covered-table-cell/>
            <table:covered-table-cell/>
            <table:covered-table-cell/>
          </table:table-row>
          <table:table-row table:style-name="Tableau79.1">
            <table:covered-table-cell/>
            <table:table-cell table:style-name="Tableau79.B2" office:value-type="string">
              <text:p text:style-name="P50">N</text:p>
            </table:table-cell>
            <table:table-cell table:style-name="Tableau79.B2" office:value-type="string">
              <text:p text:style-name="P50">%</text:p>
            </table:table-cell>
            <table:table-cell table:style-name="Tableau79.B2" office:value-type="string">
              <text:p text:style-name="P50">N</text:p>
            </table:table-cell>
            <table:table-cell table:style-name="Tableau79.B2" office:value-type="string">
              <text:p text:style-name="P50">%</text:p>
            </table:table-cell>
            <table:table-cell table:style-name="Tableau79.B2" office:value-type="string">
              <text:p text:style-name="P50">N</text:p>
            </table:table-cell>
            <table:table-cell table:style-name="Tableau79.G3" office:value-type="string">
              <text:p text:style-name="P50">%</text:p>
            </table:table-cell>
          </table:table-row>
        </table:table-header-rows>
        <table:table-row table:style-name="Tableau79.1">
          <table:table-cell table:style-name="Tableau79.A4" office:value-type="string">
            <text:p text:style-name="P59">Occiput</text:p>
          </table:table-cell>
          <table:table-cell table:style-name="Tableau79.B2" office:value-type="string">
            <text:p text:style-name="P62">0</text:p>
          </table:table-cell>
          <table:table-cell table:style-name="Tableau79.B2" office:value-type="string">
            <text:p text:style-name="P62">0</text:p>
          </table:table-cell>
          <table:table-cell table:style-name="Tableau79.B2" office:value-type="string">
            <text:p text:style-name="P62">10</text:p>
          </table:table-cell>
          <table:table-cell table:style-name="Tableau79.B2" office:value-type="string">
            <text:p text:style-name="P62">6.1</text:p>
          </table:table-cell>
          <table:table-cell table:style-name="Tableau79.B2" office:value-type="string">
            <text:p text:style-name="P62">10</text:p>
          </table:table-cell>
          <table:table-cell table:style-name="Tableau79.G3" office:value-type="string">
            <text:p text:style-name="P62">4.5</text:p>
          </table:table-cell>
        </table:table-row>
        <table:table-row table:style-name="Tableau79.1">
          <table:table-cell table:style-name="Tableau79.A4" office:value-type="string">
            <text:p text:style-name="P59">Thorax/Dos</text:p>
          </table:table-cell>
          <table:table-cell table:style-name="Tableau79.B2" office:value-type="string">
            <text:p text:style-name="P62">2</text:p>
          </table:table-cell>
          <table:table-cell table:style-name="Tableau79.B2" office:value-type="string">
            <text:p text:style-name="P62">3.4</text:p>
          </table:table-cell>
          <table:table-cell table:style-name="Tableau79.B2" office:value-type="string">
            <text:p text:style-name="P62">3</text:p>
          </table:table-cell>
          <table:table-cell table:style-name="Tableau79.B2" office:value-type="string">
            <text:p text:style-name="P62">1.8</text:p>
          </table:table-cell>
          <table:table-cell table:style-name="Tableau79.B2" office:value-type="string">
            <text:p text:style-name="P62">5</text:p>
          </table:table-cell>
          <table:table-cell table:style-name="Tableau79.G3" office:value-type="string">
            <text:p text:style-name="P62">2.3</text:p>
          </table:table-cell>
        </table:table-row>
        <table:table-row table:style-name="Tableau79.1">
          <table:table-cell table:style-name="Tableau79.A4" office:value-type="string">
            <text:p text:style-name="P59">Trochanter</text:p>
          </table:table-cell>
          <table:table-cell table:style-name="Tableau79.B2" office:value-type="string">
            <text:p text:style-name="P62">0</text:p>
          </table:table-cell>
          <table:table-cell table:style-name="Tableau79.B2" office:value-type="string">
            <text:p text:style-name="P62">0</text:p>
          </table:table-cell>
          <table:table-cell table:style-name="Tableau79.B2" office:value-type="string">
            <text:p text:style-name="P62">1</text:p>
          </table:table-cell>
          <table:table-cell table:style-name="Tableau79.B2" office:value-type="string">
            <text:p text:style-name="P62">0.6</text:p>
          </table:table-cell>
          <table:table-cell table:style-name="Tableau79.B2" office:value-type="string">
            <text:p text:style-name="P62">1</text:p>
          </table:table-cell>
          <table:table-cell table:style-name="Tableau79.G3" office:value-type="string">
            <text:p text:style-name="P62">0.5</text:p>
          </table:table-cell>
        </table:table-row>
        <table:table-row table:style-name="Tableau79.1">
          <table:table-cell table:style-name="Tableau79.A4" office:value-type="string">
            <text:p text:style-name="P59">Pubis</text:p>
          </table:table-cell>
          <table:table-cell table:style-name="Tableau79.B2" office:value-type="string">
            <text:p text:style-name="P62">0</text:p>
          </table:table-cell>
          <table:table-cell table:style-name="Tableau79.B2" office:value-type="string">
            <text:p text:style-name="P62">0</text:p>
          </table:table-cell>
          <table:table-cell table:style-name="Tableau79.B2" office:value-type="string">
            <text:p text:style-name="P62">3</text:p>
          </table:table-cell>
          <table:table-cell table:style-name="Tableau79.B2" office:value-type="string">
            <text:p text:style-name="P62">1.8</text:p>
          </table:table-cell>
          <table:table-cell table:style-name="Tableau79.B2" office:value-type="string">
            <text:p text:style-name="P62">3</text:p>
          </table:table-cell>
          <table:table-cell table:style-name="Tableau79.G3" office:value-type="string">
            <text:p text:style-name="P62">1.4</text:p>
          </table:table-cell>
        </table:table-row>
        <table:table-row table:style-name="Tableau79.1">
          <table:table-cell table:style-name="Tableau79.A4" office:value-type="string">
            <text:p text:style-name="P60">Genou </text:p>
          </table:table-cell>
          <table:table-cell table:style-name="Tableau79.B2" office:value-type="string">
            <text:p text:style-name="P62">0</text:p>
          </table:table-cell>
          <table:table-cell table:style-name="Tableau79.B2" office:value-type="string">
            <text:p text:style-name="P62">0</text:p>
          </table:table-cell>
          <table:table-cell table:style-name="Tableau79.B2" office:value-type="string">
            <text:p text:style-name="P62">3</text:p>
          </table:table-cell>
          <table:table-cell table:style-name="Tableau79.B2" office:value-type="string">
            <text:p text:style-name="P62">1.8</text:p>
          </table:table-cell>
          <table:table-cell table:style-name="Tableau79.B2" office:value-type="string">
            <text:p text:style-name="P62">3</text:p>
          </table:table-cell>
          <table:table-cell table:style-name="Tableau79.G3" office:value-type="string">
            <text:p text:style-name="P62">1.4</text:p>
          </table:table-cell>
        </table:table-row>
        <table:table-row table:style-name="Tableau79.1">
          <table:table-cell table:style-name="Tableau79.A4" office:value-type="string">
            <text:p text:style-name="P60">Talon</text:p>
          </table:table-cell>
          <table:table-cell table:style-name="Tableau79.B2" office:value-type="string">
            <text:p text:style-name="P54">15</text:p>
          </table:table-cell>
          <table:table-cell table:style-name="Tableau79.B2" office:value-type="string">
            <text:p text:style-name="P54">25.4</text:p>
          </table:table-cell>
          <table:table-cell table:style-name="Tableau79.B2" office:value-type="string">
            <text:p text:style-name="P54">48</text:p>
          </table:table-cell>
          <table:table-cell table:style-name="Tableau79.B2" office:value-type="string">
            <text:p text:style-name="P54">29.4</text:p>
          </table:table-cell>
          <table:table-cell table:style-name="Tableau79.B2" office:value-type="string">
            <text:p text:style-name="P54">63</text:p>
          </table:table-cell>
          <table:table-cell table:style-name="Tableau79.G3" office:value-type="string">
            <text:p text:style-name="P54">28.4</text:p>
          </table:table-cell>
        </table:table-row>
        <table:table-row table:style-name="Tableau79.1">
          <table:table-cell table:style-name="Tableau79.A4" office:value-type="string">
            <text:p text:style-name="P59">Sacrum</text:p>
          </table:table-cell>
          <table:table-cell table:style-name="Tableau79.B2" office:value-type="string">
            <text:p text:style-name="P62">37</text:p>
          </table:table-cell>
          <table:table-cell table:style-name="Tableau79.B2" office:value-type="string">
            <text:p text:style-name="P62">62.7</text:p>
          </table:table-cell>
          <table:table-cell table:style-name="Tableau79.B2" office:value-type="string">
            <text:p text:style-name="P62">69</text:p>
          </table:table-cell>
          <table:table-cell table:style-name="Tableau79.B2" office:value-type="string">
            <text:p text:style-name="P62">42.3</text:p>
          </table:table-cell>
          <table:table-cell table:style-name="Tableau79.B2" office:value-type="string">
            <text:p text:style-name="P62">106</text:p>
          </table:table-cell>
          <table:table-cell table:style-name="Tableau79.G3" office:value-type="string">
            <text:p text:style-name="P62">47.7</text:p>
          </table:table-cell>
        </table:table-row>
        <table:table-row table:style-name="Tableau79.1">
          <table:table-cell table:style-name="Tableau79.A4" office:value-type="string">
            <text:p text:style-name="P59">Visage</text:p>
          </table:table-cell>
          <table:table-cell table:style-name="Tableau79.B2" office:value-type="string">
            <text:p text:style-name="P62">0</text:p>
          </table:table-cell>
          <table:table-cell table:style-name="Tableau79.B2" office:value-type="string">
            <text:p text:style-name="P62">0</text:p>
          </table:table-cell>
          <table:table-cell table:style-name="Tableau79.B2" office:value-type="string">
            <text:p text:style-name="P62">11</text:p>
          </table:table-cell>
          <table:table-cell table:style-name="Tableau79.B2" office:value-type="string">
            <text:p text:style-name="P62">6.7</text:p>
          </table:table-cell>
          <table:table-cell table:style-name="Tableau79.B2" office:value-type="string">
            <text:p text:style-name="P62">11</text:p>
          </table:table-cell>
          <table:table-cell table:style-name="Tableau79.G3" office:value-type="string">
            <text:p text:style-name="P62">5.0</text:p>
          </table:table-cell>
        </table:table-row>
        <table:table-row table:style-name="Tableau79.1">
          <table:table-cell table:style-name="Tableau79.A4" office:value-type="string">
            <text:p text:style-name="P60">Membre supérieur</text:p>
          </table:table-cell>
          <table:table-cell table:style-name="Tableau79.B2" office:value-type="string">
            <text:p text:style-name="P62">1</text:p>
          </table:table-cell>
          <table:table-cell table:style-name="Tableau79.B2" office:value-type="string">
            <text:p text:style-name="P62">1.7</text:p>
          </table:table-cell>
          <table:table-cell table:style-name="Tableau79.B2" office:value-type="string">
            <text:p text:style-name="P62">7</text:p>
          </table:table-cell>
          <table:table-cell table:style-name="Tableau79.B2" office:value-type="string">
            <text:p text:style-name="P62">4.3</text:p>
          </table:table-cell>
          <table:table-cell table:style-name="Tableau79.B2" office:value-type="string">
            <text:p text:style-name="P62">8</text:p>
          </table:table-cell>
          <table:table-cell table:style-name="Tableau79.G3" office:value-type="string">
            <text:p text:style-name="P62">3.6</text:p>
          </table:table-cell>
        </table:table-row>
        <table:table-row table:style-name="Tableau79.1">
          <table:table-cell table:style-name="Tableau79.A4" office:value-type="string">
            <text:p text:style-name="P52">Membre inférieur distal hors talon</text:p>
          </table:table-cell>
          <table:table-cell table:style-name="Tableau79.B2" office:value-type="string">
            <text:p text:style-name="P62">3</text:p>
          </table:table-cell>
          <table:table-cell table:style-name="Tableau79.B2" office:value-type="string">
            <text:p text:style-name="P62">5.1</text:p>
          </table:table-cell>
          <table:table-cell table:style-name="Tableau79.B2" office:value-type="string">
            <text:p text:style-name="P62">7</text:p>
          </table:table-cell>
          <table:table-cell table:style-name="Tableau79.B2" office:value-type="string">
            <text:p text:style-name="P62">4.3</text:p>
          </table:table-cell>
          <table:table-cell table:style-name="Tableau79.B2" office:value-type="string">
            <text:p text:style-name="P62">10</text:p>
          </table:table-cell>
          <table:table-cell table:style-name="Tableau79.G3" office:value-type="string">
            <text:p text:style-name="P62">4.5</text:p>
          </table:table-cell>
        </table:table-row>
        <table:table-row table:style-name="Tableau79.1">
          <table:table-cell table:style-name="Tableau79.A4" office:value-type="string">
            <text:p text:style-name="P60">Ischion</text:p>
          </table:table-cell>
          <table:table-cell table:style-name="Tableau79.B2" office:value-type="string">
            <text:p text:style-name="P62">1</text:p>
          </table:table-cell>
          <table:table-cell table:style-name="Tableau79.B2" office:value-type="string">
            <text:p text:style-name="P62">1.7</text:p>
          </table:table-cell>
          <table:table-cell table:style-name="Tableau79.B2" office:value-type="string">
            <text:p text:style-name="P62">1</text:p>
          </table:table-cell>
          <table:table-cell table:style-name="Tableau79.B2" office:value-type="string">
            <text:p text:style-name="P62">0.6</text:p>
          </table:table-cell>
          <table:table-cell table:style-name="Tableau79.B2" office:value-type="string">
            <text:p text:style-name="P62">2</text:p>
          </table:table-cell>
          <table:table-cell table:style-name="Tableau79.G3" office:value-type="string">
            <text:p text:style-name="P62">0.9</text:p>
          </table:table-cell>
        </table:table-row>
        <table:table-row table:style-name="Tableau79.1">
          <table:table-cell table:style-name="Tableau79.A15" office:value-type="string">
            <text:p text:style-name="P59">Total</text:p>
          </table:table-cell>
          <table:table-cell table:style-name="Tableau79.B15" office:value-type="string">
            <text:p text:style-name="P62">59</text:p>
          </table:table-cell>
          <table:table-cell table:style-name="Tableau79.B15" office:value-type="string">
            <text:p text:style-name="P62">100.0</text:p>
          </table:table-cell>
          <table:table-cell table:style-name="Tableau79.B15" office:value-type="string">
            <text:p text:style-name="P62">163</text:p>
          </table:table-cell>
          <table:table-cell table:style-name="Tableau79.B15" office:value-type="string">
            <text:p text:style-name="P62">100.0</text:p>
          </table:table-cell>
          <table:table-cell table:style-name="Tableau79.B15" office:value-type="string">
            <text:p text:style-name="P62">222</text:p>
          </table:table-cell>
          <table:table-cell table:style-name="Tableau79.G15" office:value-type="string">
            <text:p text:style-name="P62">100.0</text:p>
          </table:table-cell>
        </table:table-row>
      </table:table>
      <text:p text:style-name="P56"><text:span text:style-name="T57">Khi² : </text:span><text:span text:style-name="T60">16.047</text:span><text:span text:style-name="T57">-p-value : </text:span><text:span text:style-name="T60">0.0983</text:span><text:span text:style-name="T57">-Signification : </text:span><text:span text:style-name="T60">NS</text:span></text:p>
      <text:p text:style-name="P32"/>
      <text:p text:style-name="P89"/>
      <text:p text:style-name="P85"><text:bookmark-start text:name="__RefHeading___Toc494880570"/>Table <text:sequence text:ref-name="refTable76" text:name="Table" text:formula="ooow:Table+1" style:num-format="1">77</text:sequence><text:s/>: Stade de l’escarre la plus grave (n=230)<text:bookmark-end text:name="__RefHeading___Toc494880570"/></text:p>
      <table:table table:name="Tableau80" table:style-name="Tableau80">
        <table:table-column table:style-name="Tableau80.A"/>
        <table:table-column table:style-name="Tableau80.B"/>
        <table:table-column table:style-name="Tableau80.C"/>
        <table:table-header-rows>
          <table:table-row table:style-name="Tableau80.1">
            <table:table-cell table:style-name="Tableau80.A1" office:value-type="string">
              <text:p text:style-name="P53"><text:bookmark text:name="IDX106"/></text:p>
            </table:table-cell>
            <table:table-cell table:style-name="Tableau80.B1" office:value-type="string">
              <text:p text:style-name="P52">N</text:p>
            </table:table-cell>
            <table:table-cell table:style-name="Tableau80.C1" office:value-type="string">
              <text:p text:style-name="P52">%</text:p>
            </table:table-cell>
          </table:table-row>
        </table:table-header-rows>
        <table:table-row table:style-name="Tableau80.1">
          <table:table-cell table:style-name="Tableau80.A2" office:value-type="string">
            <text:p text:style-name="P60">Rougeur</text:p>
          </table:table-cell>
          <table:table-cell table:style-name="Tableau80.B2" office:value-type="string">
            <text:p text:style-name="P63">59</text:p>
          </table:table-cell>
          <table:table-cell table:style-name="Tableau80.C2" office:value-type="string">
            <text:p text:style-name="P63">25.9</text:p>
          </table:table-cell>
        </table:table-row>
        <table:table-row table:style-name="Tableau80.1">
          <table:table-cell table:style-name="Tableau80.A2" office:value-type="string">
            <text:p text:style-name="P60">Désépidermisation</text:p>
          </table:table-cell>
          <table:table-cell table:style-name="Tableau80.B2" office:value-type="string">
            <text:p text:style-name="P63">44</text:p>
          </table:table-cell>
          <table:table-cell table:style-name="Tableau80.C2" office:value-type="string">
            <text:p text:style-name="P63">19.3</text:p>
          </table:table-cell>
        </table:table-row>
        <table:table-row table:style-name="Tableau80.1">
          <table:table-cell table:style-name="Tableau80.A2" office:value-type="string">
            <text:p text:style-name="P60">Phlyctène</text:p>
          </table:table-cell>
          <table:table-cell table:style-name="Tableau80.B2" office:value-type="string">
            <text:p text:style-name="P63">21</text:p>
          </table:table-cell>
          <table:table-cell table:style-name="Tableau80.C2" office:value-type="string">
            <text:p text:style-name="P63">9.2</text:p>
          </table:table-cell>
        </table:table-row>
        <table:table-row table:style-name="Tableau80.1">
          <table:table-cell table:style-name="Tableau80.A2" office:value-type="string">
            <text:p text:style-name="P60">Ulcération</text:p>
          </table:table-cell>
          <table:table-cell table:style-name="Tableau80.B2" office:value-type="string">
            <text:p text:style-name="P63">43</text:p>
          </table:table-cell>
          <table:table-cell table:style-name="Tableau80.C2" office:value-type="string">
            <text:p text:style-name="P63">18.9</text:p>
          </table:table-cell>
        </table:table-row>
        <table:table-row table:style-name="Tableau80.1">
          <table:table-cell table:style-name="Tableau80.A2" office:value-type="string">
            <text:p text:style-name="P60">Nécrose</text:p>
          </table:table-cell>
          <table:table-cell table:style-name="Tableau80.B2" office:value-type="string">
            <text:p text:style-name="P63">50</text:p>
          </table:table-cell>
          <table:table-cell table:style-name="Tableau80.C2" office:value-type="string">
            <text:p text:style-name="P63">21.9</text:p>
          </table:table-cell>
        </table:table-row>
        <table:table-row table:style-name="Tableau80.1">
          <table:table-cell table:style-name="Tableau80.A2" office:value-type="string">
            <text:p text:style-name="P52">Lésion muqueuse</text:p>
          </table:table-cell>
          <table:table-cell table:style-name="Tableau80.B2" office:value-type="string">
            <text:p text:style-name="P55">11</text:p>
          </table:table-cell>
          <table:table-cell table:style-name="Tableau80.C2" office:value-type="string">
            <text:p text:style-name="P55">4.8</text:p>
          </table:table-cell>
        </table:table-row>
        <table:table-row table:style-name="Tableau80.1">
          <table:table-cell table:style-name="Tableau80.A8" office:value-type="string">
            <text:p text:style-name="P60">Total</text:p>
          </table:table-cell>
          <table:table-cell table:style-name="Tableau80.B8" office:value-type="string">
            <text:p text:style-name="P63">228</text:p>
          </table:table-cell>
          <table:table-cell table:style-name="Tableau80.C8" office:value-type="string">
            <text:p text:style-name="P63">100.0</text:p>
          </table:table-cell>
        </table:table-row>
      </table:table>
      <text:p text:style-name="P57"><text:bookmark text:name="IDX107"/><text:span text:style-name="T58">Données manquantes : </text:span><text:span text:style-name="T63">2</text:span></text:p>
      <text:p text:style-name="P65"/>
      <text:p text:style-name="P85"><text:bookmark-start text:name="__RefHeading___Toc494880571"/>Table <text:sequence text:ref-name="refTable77" text:name="Table" text:formula="ooow:Table+1" style:num-format="1">78</text:sequence><text:s/>: Longueur de l’escarre la plus grave (n=230) (cm)<text:bookmark-end text:name="__RefHeading___Toc494880571"/></text:p>
      <table:table table:name="Tableau81" table:style-name="Tableau81">
        <table:table-column table:style-name="Tableau81.A"/>
        <table:table-column table:style-name="Tableau81.B"/>
        <table:table-column table:style-name="Tableau81.C"/>
        <table:table-column table:style-name="Tableau81.D"/>
        <table:table-column table:style-name="Tableau81.E"/>
        <table:table-column table:style-name="Tableau81.F"/>
        <table:table-column table:style-name="Tableau81.G"/>
        <table:table-header-rows>
          <table:table-row table:style-name="Tableau81.1">
            <table:table-cell table:style-name="Tableau81.A1" office:value-type="string">
              <text:p text:style-name="P50">N</text:p>
            </table:table-cell>
            <table:table-cell table:style-name="Tableau81.B1" office:value-type="string">
              <text:p text:style-name="P50">DM</text:p>
            </table:table-cell>
            <table:table-cell table:style-name="Tableau81.B1" office:value-type="string">
              <text:p text:style-name="P50">Moyenne</text:p>
            </table:table-cell>
            <table:table-cell table:style-name="Tableau81.B1" office:value-type="string">
              <text:p text:style-name="P50">Écart type</text:p>
            </table:table-cell>
            <table:table-cell table:style-name="Tableau81.B1" office:value-type="string">
              <text:p text:style-name="P50">Médiane</text:p>
            </table:table-cell>
            <table:table-cell table:style-name="Tableau81.B1" office:value-type="string">
              <text:p text:style-name="P50">Minimum</text:p>
            </table:table-cell>
            <table:table-cell table:style-name="Tableau81.G1" office:value-type="string">
              <text:p text:style-name="P50">Maximum</text:p>
            </table:table-cell>
          </table:table-row>
        </table:table-header-rows>
        <table:table-row table:style-name="Tableau81.1">
          <table:table-cell table:style-name="Tableau81.A2" office:value-type="string">
            <text:p text:style-name="P62">210</text:p>
          </table:table-cell>
          <table:table-cell table:style-name="Tableau81.B2" office:value-type="string">
            <text:p text:style-name="P62">20</text:p>
          </table:table-cell>
          <table:table-cell table:style-name="Tableau81.B2" office:value-type="string">
            <text:p text:style-name="P58"><text:span text:style-name="T61">4.9</text:span></text:p>
          </table:table-cell>
          <table:table-cell table:style-name="Tableau81.B2" office:value-type="string">
            <text:p text:style-name="P58"><text:span text:style-name="T61">7.7.</text:span></text:p>
          </table:table-cell>
          <table:table-cell table:style-name="Tableau81.B2" office:value-type="string">
            <text:p text:style-name="P58"><text:span text:style-name="T61">3.0</text:span></text:p>
          </table:table-cell>
          <table:table-cell table:style-name="Tableau81.B2" office:value-type="string">
            <text:p text:style-name="P62">0.1</text:p>
          </table:table-cell>
          <table:table-cell table:style-name="Tableau81.G2" office:value-type="string">
            <text:p text:style-name="P58"><text:span text:style-name="T61">50.0</text:span></text:p>
          </table:table-cell>
        </table:table-row>
      </table:table>
      <text:p text:style-name="P25"/>
      <text:p text:style-name="P85"><text:bookmark-start text:name="__RefHeading___Toc494880572"/>Table <text:sequence text:ref-name="refTable78" text:name="Table" text:formula="ooow:Table+1" style:num-format="1">79</text:sequence><text:s/>: Largeur de l’escarre la plus grave (n=230) (cm)<text:bookmark-end text:name="__RefHeading___Toc494880572"/></text:p>
      <table:table table:name="Tableau82" table:style-name="Tableau82">
        <table:table-column table:style-name="Tableau82.A"/>
        <table:table-column table:style-name="Tableau82.B"/>
        <table:table-column table:style-name="Tableau82.C"/>
        <table:table-column table:style-name="Tableau82.D"/>
        <table:table-column table:style-name="Tableau82.E"/>
        <table:table-column table:style-name="Tableau82.F"/>
        <table:table-column table:style-name="Tableau82.G"/>
        <table:table-header-rows>
          <table:table-row table:style-name="Tableau82.1">
            <table:table-cell table:style-name="Tableau82.A1" office:value-type="string">
              <text:p text:style-name="P50">N</text:p>
            </table:table-cell>
            <table:table-cell table:style-name="Tableau82.B1" office:value-type="string">
              <text:p text:style-name="P50">DM</text:p>
            </table:table-cell>
            <table:table-cell table:style-name="Tableau82.B1" office:value-type="string">
              <text:p text:style-name="P50">Moyenne</text:p>
            </table:table-cell>
            <table:table-cell table:style-name="Tableau82.B1" office:value-type="string">
              <text:p text:style-name="P50">Écart type</text:p>
            </table:table-cell>
            <table:table-cell table:style-name="Tableau82.B1" office:value-type="string">
              <text:p text:style-name="P50">Médiane</text:p>
            </table:table-cell>
            <table:table-cell table:style-name="Tableau82.B1" office:value-type="string">
              <text:p text:style-name="P50">Minimum</text:p>
            </table:table-cell>
            <table:table-cell table:style-name="Tableau82.G1" office:value-type="string">
              <text:p text:style-name="P50">Maximum</text:p>
            </table:table-cell>
          </table:table-row>
        </table:table-header-rows>
        <table:table-row table:style-name="Tableau82.1">
          <table:table-cell table:style-name="Tableau82.A2" office:value-type="string">
            <text:p text:style-name="P62">207</text:p>
          </table:table-cell>
          <table:table-cell table:style-name="Tableau82.B2" office:value-type="string">
            <text:p text:style-name="P62">23</text:p>
          </table:table-cell>
          <table:table-cell table:style-name="Tableau82.B2" office:value-type="string">
            <text:p text:style-name="P62">4.0</text:p>
          </table:table-cell>
          <table:table-cell table:style-name="Tableau82.B2" office:value-type="string">
            <text:p text:style-name="P58"><text:span text:style-name="T61">6.0</text:span></text:p>
          </table:table-cell>
          <table:table-cell table:style-name="Tableau82.B2" office:value-type="string">
            <text:p text:style-name="P62">2.6</text:p>
          </table:table-cell>
          <table:table-cell table:style-name="Tableau82.B2" office:value-type="string">
            <text:p text:style-name="P62">0.1</text:p>
          </table:table-cell>
          <table:table-cell table:style-name="Tableau82.G2" office:value-type="string">
            <text:p text:style-name="P62">50.0</text:p>
          </table:table-cell>
        </table:table-row>
      </table:table>
      <text:p text:style-name="P65"/>
      <text:p text:style-name="P85"><text:bookmark-start text:name="__RefHeading___Toc494880573"/>Table <text:sequence text:ref-name="refTable79" text:name="Table" text:formula="ooow:Table+1" style:num-format="1">80</text:sequence><text:s/>: Surface de l’escarre la plus grave (n=230) (cm²)<text:bookmark-end text:name="__RefHeading___Toc494880573"/></text:p>
      <table:table table:name="Tableau83" table:style-name="Tableau83">
        <table:table-column table:style-name="Tableau83.A"/>
        <table:table-column table:style-name="Tableau83.B"/>
        <table:table-column table:style-name="Tableau83.C"/>
        <table:table-header-rows>
          <table:table-row table:style-name="Tableau83.1">
            <table:table-cell table:style-name="Tableau83.A1" office:value-type="string">
              <text:p text:style-name="P12"> </text:p>
            </table:table-cell>
            <table:table-cell table:style-name="Tableau83.A1" office:value-type="string">
              <text:p text:style-name="P12">N</text:p>
            </table:table-cell>
            <table:table-cell table:style-name="Tableau83.C1" office:value-type="string">
              <text:p text:style-name="P12">%</text:p>
            </table:table-cell>
          </table:table-row>
        </table:table-header-rows>
        <table:table-row table:style-name="Tableau83.1">
          <table:table-cell table:style-name="Tableau83.A1" office:value-type="string">
            <text:p text:style-name="P12">2 cm² ou moins </text:p>
          </table:table-cell>
          <table:table-cell table:style-name="Tableau83.A1" office:value-type="string">
            <text:p text:style-name="P8">65</text:p>
          </table:table-cell>
          <table:table-cell table:style-name="Tableau83.C1" office:value-type="string">
            <text:p text:style-name="P8">31.4</text:p>
          </table:table-cell>
        </table:table-row>
        <table:table-row table:style-name="Tableau83.1">
          <table:table-cell table:style-name="Tableau83.A1" office:value-type="string">
            <text:p text:style-name="P12">Entre 2 et 25 cm²</text:p>
          </table:table-cell>
          <table:table-cell table:style-name="Tableau83.A1" office:value-type="string">
            <text:p text:style-name="P8">105</text:p>
          </table:table-cell>
          <table:table-cell table:style-name="Tableau83.C1" office:value-type="string">
            <text:p text:style-name="P8">50.7</text:p>
          </table:table-cell>
        </table:table-row>
        <table:table-row table:style-name="Tableau83.1">
          <table:table-cell table:style-name="Tableau83.A1" office:value-type="string">
            <text:p text:style-name="P12">Plus de 25 cm² </text:p>
          </table:table-cell>
          <table:table-cell table:style-name="Tableau83.A1" office:value-type="string">
            <text:p text:style-name="P8">37</text:p>
          </table:table-cell>
          <table:table-cell table:style-name="Tableau83.C1" office:value-type="string">
            <text:p text:style-name="P8">17.9</text:p>
          </table:table-cell>
        </table:table-row>
        <table:table-row table:style-name="Tableau83.1">
          <table:table-cell table:style-name="Tableau83.A1" office:value-type="string">
            <text:p text:style-name="P12">Total</text:p>
          </table:table-cell>
          <table:table-cell table:style-name="Tableau83.A1" office:value-type="string">
            <text:p text:style-name="P8">207</text:p>
          </table:table-cell>
          <table:table-cell table:style-name="Tableau83.C1" office:value-type="string">
            <text:p text:style-name="P8">100.0</text:p>
          </table:table-cell>
        </table:table-row>
      </table:table>
      <text:p text:style-name="P57"><text:span text:style-name="T58">Données manquantes : </text:span><text:span text:style-name="T63">23</text:span></text:p>
      <text:p text:style-name="P25"/>
      <table:table table:name="Tableau84" table:style-name="Tableau84">
        <table:table-column table:style-name="Tableau84.A"/>
        <table:table-column table:style-name="Tableau84.B"/>
        <table:table-column table:style-name="Tableau84.C"/>
        <table:table-column table:style-name="Tableau84.D"/>
        <table:table-column table:style-name="Tableau84.E"/>
        <table:table-column table:style-name="Tableau84.F"/>
        <table:table-column table:style-name="Tableau84.G"/>
        <table:table-header-rows>
          <table:table-row table:style-name="Tableau84.1">
            <table:table-cell table:style-name="Tableau84.A1" office:value-type="string">
              <text:p text:style-name="P50">N</text:p>
            </table:table-cell>
            <table:table-cell table:style-name="Tableau84.B1" office:value-type="string">
              <text:p text:style-name="P50">DM</text:p>
            </table:table-cell>
            <table:table-cell table:style-name="Tableau84.B1" office:value-type="string">
              <text:p text:style-name="P50">Moyenne</text:p>
            </table:table-cell>
            <table:table-cell table:style-name="Tableau84.B1" office:value-type="string">
              <text:p text:style-name="P50">Écart type</text:p>
            </table:table-cell>
            <table:table-cell table:style-name="Tableau84.B1" office:value-type="string">
              <text:p text:style-name="P50">Médiane</text:p>
            </table:table-cell>
            <table:table-cell table:style-name="Tableau84.B1" office:value-type="string">
              <text:p text:style-name="P50">Minimum</text:p>
            </table:table-cell>
            <table:table-cell table:style-name="Tableau84.G1" office:value-type="string">
              <text:p text:style-name="P50">Maximum</text:p>
            </table:table-cell>
          </table:table-row>
        </table:table-header-rows>
        <table:table-row table:style-name="Tableau84.1">
          <table:table-cell table:style-name="Tableau84.A2" office:value-type="string">
            <text:p text:style-name="P62">207</text:p>
          </table:table-cell>
          <table:table-cell table:style-name="Tableau84.B2" office:value-type="string">
            <text:p text:style-name="P62">23</text:p>
          </table:table-cell>
          <table:table-cell table:style-name="Tableau84.B2" office:value-type="string">
            <text:p text:style-name="P62">60.9</text:p>
          </table:table-cell>
          <table:table-cell table:style-name="Tableau84.B2" office:value-type="string">
            <text:p text:style-name="P62">273.1</text:p>
          </table:table-cell>
          <table:table-cell table:style-name="Tableau84.B2" office:value-type="string">
            <text:p text:style-name="P62">8.7</text:p>
          </table:table-cell>
          <table:table-cell table:style-name="Tableau84.B2" office:value-type="string">
            <text:p text:style-name="P62">0.01</text:p>
          </table:table-cell>
          <table:table-cell table:style-name="Tableau84.G2" office:value-type="string">
            <text:p text:style-name="P62">2500.0</text:p>
          </table:table-cell>
        </table:table-row>
      </table:table>
      <text:p text:style-name="P25"/>
      <text:p text:style-name="P68"/>
      <text:p text:style-name="P85"><text:bookmark-start text:name="__RefHeading___Toc494880574"/>Table <text:sequence text:ref-name="refTable80" text:name="Table" text:formula="ooow:Table+1" style:num-format="1">81</text:sequence><text:s/>: Pansement utilisé (n=230)<text:bookmark-end text:name="__RefHeading___Toc494880574"/></text:p>
      <table:table table:name="Tableau85" table:style-name="Tableau85">
        <table:table-column table:style-name="Tableau85.A"/>
        <table:table-column table:style-name="Tableau85.B"/>
        <table:table-column table:style-name="Tableau85.C"/>
        <table:table-header-rows>
          <table:table-row table:style-name="Tableau85.1">
            <table:table-cell table:style-name="Tableau85.A1" office:value-type="string">
              <text:p text:style-name="P53"><text:bookmark text:name="IDX115"/></text:p>
            </table:table-cell>
            <table:table-cell table:style-name="Tableau85.B1" office:value-type="string">
              <text:p text:style-name="P52">N</text:p>
            </table:table-cell>
            <table:table-cell table:style-name="Tableau85.C1" office:value-type="string">
              <text:p text:style-name="P52">%</text:p>
            </table:table-cell>
          </table:table-row>
        </table:table-header-rows>
        <table:table-row table:style-name="Tableau85.1">
          <table:table-cell table:style-name="Tableau85.A2" office:value-type="string">
            <text:p text:style-name="P60">Alginate</text:p>
          </table:table-cell>
          <table:table-cell table:style-name="Tableau85.B2" office:value-type="string">
            <text:p text:style-name="P63">16</text:p>
          </table:table-cell>
          <table:table-cell table:style-name="Tableau85.C2" office:value-type="string">
            <text:p text:style-name="P63">8.0</text:p>
          </table:table-cell>
        </table:table-row>
        <table:table-row table:style-name="Tableau85.1">
          <table:table-cell table:style-name="Tableau85.A2" office:value-type="string">
            <text:p text:style-name="P60">Autre</text:p>
          </table:table-cell>
          <table:table-cell table:style-name="Tableau85.B2" office:value-type="string">
            <text:p text:style-name="P63">14</text:p>
          </table:table-cell>
          <table:table-cell table:style-name="Tableau85.C2" office:value-type="string">
            <text:p text:style-name="P63">7.0</text:p>
          </table:table-cell>
        </table:table-row>
        <table:table-row table:style-name="Tableau85.1">
          <table:table-cell table:style-name="Tableau85.A2" office:value-type="string">
            <text:p text:style-name="P60">Hydrocellulaire</text:p>
          </table:table-cell>
          <table:table-cell table:style-name="Tableau85.B2" office:value-type="string">
            <text:p text:style-name="P63">23</text:p>
          </table:table-cell>
          <table:table-cell table:style-name="Tableau85.C2" office:value-type="string">
            <text:p text:style-name="P63">11.5</text:p>
          </table:table-cell>
        </table:table-row>
        <table:table-row table:style-name="Tableau85.1">
          <table:table-cell table:style-name="Tableau85.A2" office:value-type="string">
            <text:p text:style-name="P60">Hydrocolloïde</text:p>
          </table:table-cell>
          <table:table-cell table:style-name="Tableau85.B2" office:value-type="string">
            <text:p text:style-name="P63">65</text:p>
          </table:table-cell>
          <table:table-cell table:style-name="Tableau85.C2" office:value-type="string">
            <text:p text:style-name="P63">32.5</text:p>
          </table:table-cell>
        </table:table-row>
        <table:table-row table:style-name="Tableau85.1">
          <table:table-cell table:style-name="Tableau85.A2" office:value-type="string">
            <text:p text:style-name="P60">Hydrogel</text:p>
          </table:table-cell>
          <table:table-cell table:style-name="Tableau85.B2" office:value-type="string">
            <text:p text:style-name="P63">20</text:p>
          </table:table-cell>
          <table:table-cell table:style-name="Tableau85.C2" office:value-type="string">
            <text:p text:style-name="P63">10.0</text:p>
          </table:table-cell>
        </table:table-row>
        <table:table-row table:style-name="Tableau85.1">
          <table:table-cell table:style-name="Tableau85.A2" office:value-type="string">
            <text:p text:style-name="P60">Pansement gras</text:p>
          </table:table-cell>
          <table:table-cell table:style-name="Tableau85.B2" office:value-type="string">
            <text:p text:style-name="P63">31</text:p>
          </table:table-cell>
          <table:table-cell table:style-name="Tableau85.C2" office:value-type="string">
            <text:p text:style-name="P63">15.5</text:p>
          </table:table-cell>
        </table:table-row>
        <table:table-row table:style-name="Tableau85.1">
          <table:table-cell table:style-name="Tableau85.A2" office:value-type="string">
            <text:p text:style-name="P60">Pansement mousse</text:p>
          </table:table-cell>
          <table:table-cell table:style-name="Tableau85.B2" office:value-type="string">
            <text:p text:style-name="P63">8</text:p>
          </table:table-cell>
          <table:table-cell table:style-name="Tableau85.C2" office:value-type="string">
            <text:p text:style-name="P63">4.0</text:p>
          </table:table-cell>
        </table:table-row>
        <table:table-row table:style-name="Tableau85.1">
          <table:table-cell table:style-name="Tableau85.A2" office:value-type="string">
            <text:p text:style-name="P52">Pas de pansement</text:p>
          </table:table-cell>
          <table:table-cell table:style-name="Tableau85.B2" office:value-type="string">
            <text:p text:style-name="P55">23</text:p>
          </table:table-cell>
          <table:table-cell table:style-name="Tableau85.C2" office:value-type="string">
            <text:p text:style-name="P55">11.5</text:p>
          </table:table-cell>
        </table:table-row>
        <table:table-row table:style-name="Tableau85.1">
          <table:table-cell table:style-name="Tableau85.A10" office:value-type="string">
            <text:p text:style-name="P60">Total</text:p>
          </table:table-cell>
          <table:table-cell table:style-name="Tableau85.B10" office:value-type="string">
            <text:p text:style-name="P63">200</text:p>
          </table:table-cell>
          <table:table-cell table:style-name="Tableau85.C10" office:value-type="string">
            <text:p text:style-name="P63">100.0</text:p>
          </table:table-cell>
        </table:table-row>
      </table:table>
      <text:p text:style-name="P57"><text:bookmark text:name="IDX116"/><text:span text:style-name="T58">Données manquantes : </text:span><text:span text:style-name="T63">30</text:span></text:p>
      <text:h text:style-name="P76" text:outline-level="1"><text:bookmark-start text:name="__RefHeading___Toc494880652"/>Recherche des paramètres influençant la prévalence des escarres acquises<text:bookmark-end text:name="__RefHeading___Toc494880652"/></text:h>
      <text:p text:style-name="P45"/>
      <text:h text:style-name="Heading_20_2" text:outline-level="2"><text:bookmark-start text:name="__RefHeading___Toc494880653"/>Prévalence des escarres acquises en fonction des caractéristiques du patient<text:bookmark-end text:name="__RefHeading___Toc494880653"/></text:h>
      <text:p text:style-name="P33"/>
      <text:p text:style-name="WW-Légende"><text:bookmark-start text:name="__RefHeading___Toc494880575"/><text:span text:style-name="T51">Table </text:span><text:span text:style-name="T51"><text:sequence text:ref-name="refTable81" text:name="Table" text:formula="ooow:Table+1" style:num-format="1">82</text:sequence></text:span><text:span text:style-name="T51"><text:s/>: Prévalence des escarres acquises en fonction du t</text:span>ype d'admission<text:bookmark-end text:name="__RefHeading___Toc494880575"/></text:p>
      <table:table table:name="Tableau86" table:style-name="Tableau86">
        <table:table-column table:style-name="Tableau86.A"/>
        <table:table-column table:style-name="Tableau86.B"/>
        <table:table-column table:style-name="Tableau86.C"/>
        <table:table-column table:style-name="Tableau86.D"/>
        <table:table-column table:style-name="Tableau86.E"/>
        <table:table-column table:style-name="Tableau86.F" table:number-columns-repeated="2"/>
        <table:table-column table:style-name="Tableau86.H"/>
        <table:table-column table:style-name="Tableau86.I"/>
        <table:table-header-rows>
          <table:table-row table:style-name="Tableau86.1">
            <table:table-cell table:style-name="Tableau86.A1" table:number-rows-spanned="3" office:value-type="string">
              <text:p text:style-name="P53"/>
            </table:table-cell>
            <table:table-cell table:style-name="Tableau86.B1" table:number-columns-spanned="6" office:value-type="string">
              <text:p text:style-name="P52">Type d’admission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au86.H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86.1">
            <table:covered-table-cell/>
            <table:table-cell table:style-name="Tableau86.B2" table:number-columns-spanned="2" office:value-type="string">
              <text:p text:style-name="P52">Médicale</text:p>
            </table:table-cell>
            <table:covered-table-cell/>
            <table:table-cell table:style-name="Tableau86.B2" table:number-columns-spanned="2" office:value-type="string">
              <text:p text:style-name="P52">Chirurgie programmée</text:p>
            </table:table-cell>
            <table:covered-table-cell/>
            <table:table-cell table:style-name="Tableau86.B2" table:number-columns-spanned="2" office:value-type="string">
              <text:p text:style-name="P52">Chirurgie non-programmée</text:p>
            </table:table-cell>
            <table:covered-table-cell/>
            <table:covered-table-cell/>
            <table:covered-table-cell/>
          </table:table-row>
          <table:table-row table:style-name="Tableau86.1">
            <table:covered-table-cell/>
            <table:table-cell table:style-name="Tableau86.B2" office:value-type="string">
              <text:p text:style-name="P52">N</text:p>
            </table:table-cell>
            <table:table-cell table:style-name="Tableau86.B2" office:value-type="string">
              <text:p text:style-name="P52">%</text:p>
            </table:table-cell>
            <table:table-cell table:style-name="Tableau86.B2" office:value-type="string">
              <text:p text:style-name="P52">N</text:p>
            </table:table-cell>
            <table:table-cell table:style-name="Tableau86.B2" office:value-type="string">
              <text:p text:style-name="P52">%</text:p>
            </table:table-cell>
            <table:table-cell table:style-name="Tableau86.B2" office:value-type="string">
              <text:p text:style-name="P52">N</text:p>
            </table:table-cell>
            <table:table-cell table:style-name="Tableau86.B2" office:value-type="string">
              <text:p text:style-name="P52">%</text:p>
            </table:table-cell>
            <table:table-cell table:style-name="Tableau86.B2" office:value-type="string">
              <text:p text:style-name="P52">N</text:p>
            </table:table-cell>
            <table:table-cell table:style-name="Tableau86.I3" office:value-type="string">
              <text:p text:style-name="P52">%</text:p>
            </table:table-cell>
          </table:table-row>
        </table:table-header-rows>
        <table:table-row table:style-name="Tableau86.1">
          <table:table-cell table:style-name="Tableau86.A4" office:value-type="string">
            <text:p text:style-name="P60">Non</text:p>
          </table:table-cell>
          <table:table-cell table:style-name="Tableau86.B2" office:value-type="string">
            <text:p text:style-name="P63">771</text:p>
          </table:table-cell>
          <table:table-cell table:style-name="Tableau86.B2" office:value-type="string">
            <text:p text:style-name="P63">87.5</text:p>
          </table:table-cell>
          <table:table-cell table:style-name="Tableau86.B2" office:value-type="string">
            <text:p text:style-name="P63">129</text:p>
          </table:table-cell>
          <table:table-cell table:style-name="Tableau86.B2" office:value-type="string">
            <text:p text:style-name="P63">90.2</text:p>
          </table:table-cell>
          <table:table-cell table:style-name="Tableau86.B2" office:value-type="string">
            <text:p text:style-name="P63">168</text:p>
          </table:table-cell>
          <table:table-cell table:style-name="Tableau86.B2" office:value-type="string">
            <text:p text:style-name="P63">85.3</text:p>
          </table:table-cell>
          <table:table-cell table:style-name="Tableau86.B2" office:value-type="string">
            <text:p text:style-name="P63">1068</text:p>
          </table:table-cell>
          <table:table-cell table:style-name="Tableau86.I3" office:value-type="string">
            <text:p text:style-name="P63">87.5</text:p>
          </table:table-cell>
        </table:table-row>
        <table:table-row table:style-name="Tableau86.1">
          <table:table-cell table:style-name="Tableau86.A4" office:value-type="string">
            <text:p text:style-name="P52">Oui</text:p>
          </table:table-cell>
          <table:table-cell table:style-name="Tableau86.B2" office:value-type="string">
            <text:p text:style-name="P55">110</text:p>
          </table:table-cell>
          <table:table-cell table:style-name="Tableau86.B2" office:value-type="string">
            <text:p text:style-name="P55">12.5</text:p>
          </table:table-cell>
          <table:table-cell table:style-name="Tableau86.B2" office:value-type="string">
            <text:p text:style-name="P55">14</text:p>
          </table:table-cell>
          <table:table-cell table:style-name="Tableau86.B2" office:value-type="string">
            <text:p text:style-name="P55">9.8</text:p>
          </table:table-cell>
          <table:table-cell table:style-name="Tableau86.B2" office:value-type="string">
            <text:p text:style-name="P55">29</text:p>
          </table:table-cell>
          <table:table-cell table:style-name="Tableau86.B2" office:value-type="string">
            <text:p text:style-name="P55">14.7</text:p>
          </table:table-cell>
          <table:table-cell table:style-name="Tableau86.B2" office:value-type="string">
            <text:p text:style-name="P55">153</text:p>
          </table:table-cell>
          <table:table-cell table:style-name="Tableau86.I3" office:value-type="string">
            <text:p text:style-name="P55">12.5</text:p>
          </table:table-cell>
        </table:table-row>
        <table:table-row table:style-name="Tableau86.1">
          <table:table-cell table:style-name="Tableau86.A6" office:value-type="string">
            <text:p text:style-name="P60">Total</text:p>
          </table:table-cell>
          <table:table-cell table:style-name="Tableau86.B6" office:value-type="string">
            <text:p text:style-name="P63">881</text:p>
          </table:table-cell>
          <table:table-cell table:style-name="Tableau86.B6" office:value-type="string">
            <text:p text:style-name="P63">100.0</text:p>
          </table:table-cell>
          <table:table-cell table:style-name="Tableau86.B6" office:value-type="string">
            <text:p text:style-name="P63">143</text:p>
          </table:table-cell>
          <table:table-cell table:style-name="Tableau86.B6" office:value-type="string">
            <text:p text:style-name="P63">100.0</text:p>
          </table:table-cell>
          <table:table-cell table:style-name="Tableau86.B6" office:value-type="string">
            <text:p text:style-name="P63">197</text:p>
          </table:table-cell>
          <table:table-cell table:style-name="Tableau86.B6" office:value-type="string">
            <text:p text:style-name="P63">100.0</text:p>
          </table:table-cell>
          <table:table-cell table:style-name="Tableau86.B6" office:value-type="string">
            <text:p text:style-name="P63">1221</text:p>
          </table:table-cell>
          <table:table-cell table:style-name="Tableau86.I6" office:value-type="string">
            <text:p text:style-name="P63">100.0</text:p>
          </table:table-cell>
        </table:table-row>
      </table:table>
      <text:p text:style-name="P56"><text:span text:style-name="T65">Khi² : </text:span><text:span text:style-name="T66">1.8436</text:span><text:span text:style-name="T65">-p-value : </text:span><text:span text:style-name="T66">0.3978</text:span><text:span text:style-name="T65">-Signification : </text:span><text:span text:style-name="T66">NS</text:span></text:p>
      <text:p text:style-name="P29"/>
      <text:p text:style-name="WW-Légende"><text:bookmark-start text:name="__RefHeading___Toc494880576"/><text:span text:style-name="T51">Tables </text:span><text:span text:style-name="T51"><text:sequence text:ref-name="refTable82" text:name="Table" text:formula="ooow:Table+1" style:num-format="1">83</text:sequence></text:span><text:span text:style-name="T51"><text:s/>et </text:span><text:span text:style-name="T51"><text:sequence text:ref-name="refTable83" text:name="Table" text:formula="ooow:Table+1" style:num-format="1">84</text:sequence></text:span><text:span text:style-name="T51"><text:s/>: Prévalence des escarres acquises en fonction de l’â</text:span>ge<text:bookmark-end text:name="__RefHeading___Toc494880576"/></text:p>
      <table:table table:name="Tableau87" table:style-name="Tableau87">
        <table:table-column table:style-name="Tableau87.A"/>
        <table:table-column table:style-name="Tableau87.B"/>
        <table:table-column table:style-name="Tableau87.C"/>
        <table:table-column table:style-name="Tableau87.B"/>
        <table:table-column table:style-name="Tableau87.C"/>
        <table:table-column table:style-name="Tableau87.B"/>
        <table:table-column table:style-name="Tableau87.C"/>
        <table:table-column table:style-name="Tableau87.B"/>
        <table:table-column table:style-name="Tableau87.I"/>
        <table:table-column table:style-name="Tableau87.J"/>
        <table:table-column table:style-name="Tableau87.K"/>
        <table:table-header-rows>
          <table:table-row table:style-name="Tableau87.1">
            <table:table-cell table:style-name="Tableau87.A1" table:number-rows-spanned="3" office:value-type="string">
              <text:p text:style-name="P53"/>
            </table:table-cell>
            <table:table-cell table:style-name="Tableau87.B1" table:number-columns-spanned="8" office:value-type="string">
              <text:p text:style-name="P52">Ag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87.J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87.1">
            <table:covered-table-cell/>
            <table:table-cell table:style-name="Tableau87.B2" table:number-columns-spanned="2" office:value-type="string">
              <text:p text:style-name="P52">Moins de 55 ans</text:p>
            </table:table-cell>
            <table:covered-table-cell/>
            <table:table-cell table:style-name="Tableau87.B2" table:number-columns-spanned="2" office:value-type="string">
              <text:p text:style-name="P52">Entre 56 et 65 ans</text:p>
            </table:table-cell>
            <table:covered-table-cell/>
            <table:table-cell table:style-name="Tableau87.B2" table:number-columns-spanned="2" office:value-type="string">
              <text:p text:style-name="P52">Entre 66 et 75 ans</text:p>
            </table:table-cell>
            <table:covered-table-cell/>
            <table:table-cell table:style-name="Tableau87.B2" table:number-columns-spanned="2" office:value-type="string">
              <text:p text:style-name="P52">Plus de 75 ans</text:p>
            </table:table-cell>
            <table:covered-table-cell/>
            <table:covered-table-cell/>
            <table:covered-table-cell/>
          </table:table-row>
          <table:table-row table:style-name="Tableau87.1">
            <table:covered-table-cell/>
            <table:table-cell table:style-name="Tableau87.B2" office:value-type="string">
              <text:p text:style-name="P52">N</text:p>
            </table:table-cell>
            <table:table-cell table:style-name="Tableau87.B2" office:value-type="string">
              <text:p text:style-name="P52">%</text:p>
            </table:table-cell>
            <table:table-cell table:style-name="Tableau87.B2" office:value-type="string">
              <text:p text:style-name="P52">N</text:p>
            </table:table-cell>
            <table:table-cell table:style-name="Tableau87.B2" office:value-type="string">
              <text:p text:style-name="P52">%</text:p>
            </table:table-cell>
            <table:table-cell table:style-name="Tableau87.B2" office:value-type="string">
              <text:p text:style-name="P52">N</text:p>
            </table:table-cell>
            <table:table-cell table:style-name="Tableau87.B2" office:value-type="string">
              <text:p text:style-name="P52">%</text:p>
            </table:table-cell>
            <table:table-cell table:style-name="Tableau87.B2" office:value-type="string">
              <text:p text:style-name="P52">N</text:p>
            </table:table-cell>
            <table:table-cell table:style-name="Tableau87.B2" office:value-type="string">
              <text:p text:style-name="P52">%</text:p>
            </table:table-cell>
            <table:table-cell table:style-name="Tableau87.B2" office:value-type="string">
              <text:p text:style-name="P52">N</text:p>
            </table:table-cell>
            <table:table-cell table:style-name="Tableau87.K3" office:value-type="string">
              <text:p text:style-name="P52">%</text:p>
            </table:table-cell>
          </table:table-row>
        </table:table-header-rows>
        <table:table-row table:style-name="Tableau87.1">
          <table:table-cell table:style-name="Tableau87.A4" office:value-type="string">
            <text:p text:style-name="P60">Non</text:p>
          </table:table-cell>
          <table:table-cell table:style-name="Tableau87.B2" office:value-type="string">
            <text:p text:style-name="P63">325</text:p>
          </table:table-cell>
          <table:table-cell table:style-name="Tableau87.B2" office:value-type="string">
            <text:p text:style-name="P63">87.6</text:p>
          </table:table-cell>
          <table:table-cell table:style-name="Tableau87.B2" office:value-type="string">
            <text:p text:style-name="P63">235</text:p>
          </table:table-cell>
          <table:table-cell table:style-name="Tableau87.B2" office:value-type="string">
            <text:p text:style-name="P63">86.7</text:p>
          </table:table-cell>
          <table:table-cell table:style-name="Tableau87.B2" office:value-type="string">
            <text:p text:style-name="P63">303</text:p>
          </table:table-cell>
          <table:table-cell table:style-name="Tableau87.B2" office:value-type="string">
            <text:p text:style-name="P63">88.3</text:p>
          </table:table-cell>
          <table:table-cell table:style-name="Tableau87.B2" office:value-type="string">
            <text:p text:style-name="P63">211</text:p>
          </table:table-cell>
          <table:table-cell table:style-name="Tableau87.B2" office:value-type="string">
            <text:p text:style-name="P63">87.2</text:p>
          </table:table-cell>
          <table:table-cell table:style-name="Tableau87.B2" office:value-type="string">
            <text:p text:style-name="P63">1074</text:p>
          </table:table-cell>
          <table:table-cell table:style-name="Tableau87.K3" office:value-type="string">
            <text:p text:style-name="P63">87.5</text:p>
          </table:table-cell>
        </table:table-row>
        <table:table-row table:style-name="Tableau87.1">
          <table:table-cell table:style-name="Tableau87.A4" office:value-type="string">
            <text:p text:style-name="P52">Oui</text:p>
          </table:table-cell>
          <table:table-cell table:style-name="Tableau87.B2" office:value-type="string">
            <text:p text:style-name="P55">46</text:p>
          </table:table-cell>
          <table:table-cell table:style-name="Tableau87.B2" office:value-type="string">
            <text:p text:style-name="P55">12.4</text:p>
          </table:table-cell>
          <table:table-cell table:style-name="Tableau87.B2" office:value-type="string">
            <text:p text:style-name="P55">36</text:p>
          </table:table-cell>
          <table:table-cell table:style-name="Tableau87.B2" office:value-type="string">
            <text:p text:style-name="P55">13.3</text:p>
          </table:table-cell>
          <table:table-cell table:style-name="Tableau87.B2" office:value-type="string">
            <text:p text:style-name="P55">40</text:p>
          </table:table-cell>
          <table:table-cell table:style-name="Tableau87.B2" office:value-type="string">
            <text:p text:style-name="P55">11.7</text:p>
          </table:table-cell>
          <table:table-cell table:style-name="Tableau87.B2" office:value-type="string">
            <text:p text:style-name="P55">31</text:p>
          </table:table-cell>
          <table:table-cell table:style-name="Tableau87.B2" office:value-type="string">
            <text:p text:style-name="P55">12.8</text:p>
          </table:table-cell>
          <table:table-cell table:style-name="Tableau87.B2" office:value-type="string">
            <text:p text:style-name="P55">153</text:p>
          </table:table-cell>
          <table:table-cell table:style-name="Tableau87.K3" office:value-type="string">
            <text:p text:style-name="P55">12.5</text:p>
          </table:table-cell>
        </table:table-row>
        <table:table-row table:style-name="Tableau87.1">
          <table:table-cell table:style-name="Tableau87.A6" office:value-type="string">
            <text:p text:style-name="P60">Total</text:p>
          </table:table-cell>
          <table:table-cell table:style-name="Tableau87.B6" office:value-type="string">
            <text:p text:style-name="P63">371</text:p>
          </table:table-cell>
          <table:table-cell table:style-name="Tableau87.B6" office:value-type="string">
            <text:p text:style-name="P63">100.0</text:p>
          </table:table-cell>
          <table:table-cell table:style-name="Tableau87.B6" office:value-type="string">
            <text:p text:style-name="P63">271</text:p>
          </table:table-cell>
          <table:table-cell table:style-name="Tableau87.B6" office:value-type="string">
            <text:p text:style-name="P63">100.0</text:p>
          </table:table-cell>
          <table:table-cell table:style-name="Tableau87.B6" office:value-type="string">
            <text:p text:style-name="P63">343</text:p>
          </table:table-cell>
          <table:table-cell table:style-name="Tableau87.B6" office:value-type="string">
            <text:p text:style-name="P63">100.0</text:p>
          </table:table-cell>
          <table:table-cell table:style-name="Tableau87.B6" office:value-type="string">
            <text:p text:style-name="P63">242</text:p>
          </table:table-cell>
          <table:table-cell table:style-name="Tableau87.B6" office:value-type="string">
            <text:p text:style-name="P63">100.0</text:p>
          </table:table-cell>
          <table:table-cell table:style-name="Tableau87.B6" office:value-type="string">
            <text:p text:style-name="P63">1227</text:p>
          </table:table-cell>
          <table:table-cell table:style-name="Tableau87.K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0.3972</text:span><text:span text:style-name="T55">-p-value : </text:span><text:span text:style-name="T62">0.9408</text:span><text:span text:style-name="T55">-Signification : </text:span><text:span text:style-name="T62">NS</text:span></text:p>
      <text:p text:style-name="P24"/>
      <table:table table:name="Tableau88" table:style-name="Tableau88">
        <table:table-column table:style-name="Tableau88.A"/>
        <table:table-column table:style-name="Tableau88.B"/>
        <table:table-column table:style-name="Tableau88.C"/>
        <table:table-column table:style-name="Tableau88.D"/>
        <table:table-column table:style-name="Tableau88.E"/>
        <table:table-column table:style-name="Tableau88.F"/>
        <table:table-column table:style-name="Tableau88.G"/>
        <table:table-column table:style-name="Tableau88.H"/>
        <table:table-header-rows>
          <table:table-row table:style-name="Tableau88.1">
            <table:table-cell table:style-name="Tableau88.A1" table:number-rows-spanned="2" office:value-type="string">
              <text:p text:style-name="P53"/>
            </table:table-cell>
            <table:table-cell table:style-name="Tableau88.B1" table:number-columns-spanned="7" office:value-type="string">
              <text:p text:style-name="P52">Ag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88.1">
            <table:covered-table-cell/>
            <table:table-cell table:style-name="Tableau88.B2" office:value-type="string">
              <text:p text:style-name="P52">N</text:p>
            </table:table-cell>
            <table:table-cell table:style-name="Tableau88.B2" office:value-type="string">
              <text:p text:style-name="P52">DM</text:p>
            </table:table-cell>
            <table:table-cell table:style-name="Tableau88.B2" office:value-type="string">
              <text:p text:style-name="P52">Moyenne</text:p>
            </table:table-cell>
            <table:table-cell table:style-name="Tableau88.B2" office:value-type="string">
              <text:p text:style-name="P52">Écart type</text:p>
            </table:table-cell>
            <table:table-cell table:style-name="Tableau88.B2" office:value-type="string">
              <text:p text:style-name="P52">Médiane</text:p>
            </table:table-cell>
            <table:table-cell table:style-name="Tableau88.B2" office:value-type="string">
              <text:p text:style-name="P52">Minimum</text:p>
            </table:table-cell>
            <table:table-cell table:style-name="Tableau88.H2" office:value-type="string">
              <text:p text:style-name="P52">Maximum</text:p>
            </table:table-cell>
          </table:table-row>
        </table:table-header-rows>
        <table:table-row table:style-name="Tableau88.1">
          <table:table-cell table:style-name="Tableau88.A3" office:value-type="string">
            <text:p text:style-name="P60">Non</text:p>
          </table:table-cell>
          <table:table-cell table:style-name="Tableau88.B2" office:value-type="string">
            <text:p text:style-name="P63">1074</text:p>
          </table:table-cell>
          <table:table-cell table:style-name="Tableau88.B2" office:value-type="string">
            <text:p text:style-name="P63">1</text:p>
          </table:table-cell>
          <table:table-cell table:style-name="Tableau88.B2" office:value-type="string">
            <text:p text:style-name="P63">61.7</text:p>
          </table:table-cell>
          <table:table-cell table:style-name="Tableau88.B2" office:value-type="string">
            <text:p text:style-name="P63">16.3</text:p>
          </table:table-cell>
          <table:table-cell table:style-name="Tableau88.B2" office:value-type="string">
            <text:p text:style-name="P63">65.0</text:p>
          </table:table-cell>
          <table:table-cell table:style-name="Tableau88.B2" office:value-type="string">
            <text:p text:style-name="P63">16.0</text:p>
          </table:table-cell>
          <table:table-cell table:style-name="Tableau88.H2" office:value-type="string">
            <text:p text:style-name="P63">93.0</text:p>
          </table:table-cell>
        </table:table-row>
        <table:table-row table:style-name="Tableau88.1">
          <table:table-cell table:style-name="Tableau88.A3" office:value-type="string">
            <text:p text:style-name="P52">Oui</text:p>
          </table:table-cell>
          <table:table-cell table:style-name="Tableau88.B2" office:value-type="string">
            <text:p text:style-name="P55">153</text:p>
          </table:table-cell>
          <table:table-cell table:style-name="Tableau88.B2" office:value-type="string">
            <text:p text:style-name="P55">0</text:p>
          </table:table-cell>
          <table:table-cell table:style-name="Tableau88.B2" office:value-type="string">
            <text:p text:style-name="P55">61.7</text:p>
          </table:table-cell>
          <table:table-cell table:style-name="Tableau88.B2" office:value-type="string">
            <text:p text:style-name="P55">15.9</text:p>
          </table:table-cell>
          <table:table-cell table:style-name="Tableau88.B2" office:value-type="string">
            <text:p text:style-name="P55">64.0</text:p>
          </table:table-cell>
          <table:table-cell table:style-name="Tableau88.B2" office:value-type="string">
            <text:p text:style-name="P55">18.0</text:p>
          </table:table-cell>
          <table:table-cell table:style-name="Tableau88.H2" office:value-type="string">
            <text:p text:style-name="P55">89.0</text:p>
          </table:table-cell>
        </table:table-row>
        <table:table-row table:style-name="Tableau88.1">
          <table:table-cell table:style-name="Tableau88.A5" office:value-type="string">
            <text:p text:style-name="P60">Total</text:p>
          </table:table-cell>
          <table:table-cell table:style-name="Tableau88.B5" office:value-type="string">
            <text:p text:style-name="P63">1227</text:p>
          </table:table-cell>
          <table:table-cell table:style-name="Tableau88.B5" office:value-type="string">
            <text:p text:style-name="P63">1</text:p>
          </table:table-cell>
          <table:table-cell table:style-name="Tableau88.B5" office:value-type="string">
            <text:p text:style-name="P63">61.7</text:p>
          </table:table-cell>
          <table:table-cell table:style-name="Tableau88.B5" office:value-type="string">
            <text:p text:style-name="P63">16.3</text:p>
          </table:table-cell>
          <table:table-cell table:style-name="Tableau88.B5" office:value-type="string">
            <text:p text:style-name="P63">65.0</text:p>
          </table:table-cell>
          <table:table-cell table:style-name="Tableau88.B5" office:value-type="string">
            <text:p text:style-name="P63">16.0</text:p>
          </table:table-cell>
          <table:table-cell table:style-name="Tableau88.H5" office:value-type="string">
            <text:p text:style-name="P63">93.0</text:p>
          </table:table-cell>
        </table:table-row>
      </table:table>
      <text:p text:style-name="P56"><text:span text:style-name="T55">Anva : </text:span><text:span text:style-name="T62">0.0000 </text:span><text:span text:style-name="T55">p-value : </text:span><text:span text:style-name="T62">0.9962 </text:span><text:span text:style-name="T55">Signification : </text:span><text:span text:style-name="T62">NS</text:span></text:p>
      <text:p text:style-name="P24"/>
      <text:p text:style-name="P85"><text:bookmark-start text:name="__RefHeading___Toc494880577"/>Table <text:sequence text:ref-name="refTable84" text:name="Table" text:formula="ooow:Table+1" style:num-format="1">85</text:sequence><text:s/>: Prévalence des escarres acquises en fonction du sexe<text:bookmark-end text:name="__RefHeading___Toc494880577"/></text:p>
      <table:table table:name="Tableau89" table:style-name="Tableau89">
        <table:table-column table:style-name="Tableau89.A"/>
        <table:table-column table:style-name="Tableau89.B"/>
        <table:table-column table:style-name="Tableau89.C"/>
        <table:table-column table:style-name="Tableau89.D"/>
        <table:table-column table:style-name="Tableau89.C"/>
        <table:table-column table:style-name="Tableau89.F"/>
        <table:table-column table:style-name="Tableau89.G"/>
        <table:table-header-rows>
          <table:table-row table:style-name="Tableau89.1">
            <table:table-cell table:style-name="Tableau89.A1" table:number-rows-spanned="3" office:value-type="string">
              <text:p text:style-name="P51"/>
            </table:table-cell>
            <table:table-cell table:style-name="Tableau89.B1" table:number-columns-spanned="4" office:value-type="string">
              <text:p text:style-name="P50">Sexe</text:p>
            </table:table-cell>
            <table:covered-table-cell/>
            <table:covered-table-cell/>
            <table:covered-table-cell/>
            <table:table-cell table:style-name="Tableau89.F1" table:number-rows-spanned="2" table:number-columns-spanned="2" office:value-type="string">
              <text:p text:style-name="P50">Ensemble</text:p>
            </table:table-cell>
            <table:covered-table-cell/>
          </table:table-row>
          <table:table-row table:style-name="Tableau89.1">
            <table:covered-table-cell/>
            <table:table-cell table:style-name="Tableau89.B2" table:number-columns-spanned="2" office:value-type="string">
              <text:p text:style-name="P50">Masculin</text:p>
            </table:table-cell>
            <table:covered-table-cell/>
            <table:table-cell table:style-name="Tableau89.B2" table:number-columns-spanned="2" office:value-type="string">
              <text:p text:style-name="P50">Féminin</text:p>
            </table:table-cell>
            <table:covered-table-cell/>
            <table:covered-table-cell/>
            <table:covered-table-cell/>
          </table:table-row>
          <table:table-row table:style-name="Tableau89.1">
            <table:covered-table-cell/>
            <table:table-cell table:style-name="Tableau89.B2" office:value-type="string">
              <text:p text:style-name="P50">N</text:p>
            </table:table-cell>
            <table:table-cell table:style-name="Tableau89.B2" office:value-type="string">
              <text:p text:style-name="P50">%</text:p>
            </table:table-cell>
            <table:table-cell table:style-name="Tableau89.B2" office:value-type="string">
              <text:p text:style-name="P50">N</text:p>
            </table:table-cell>
            <table:table-cell table:style-name="Tableau89.B2" office:value-type="string">
              <text:p text:style-name="P50">%</text:p>
            </table:table-cell>
            <table:table-cell table:style-name="Tableau89.B2" office:value-type="string">
              <text:p text:style-name="P50">N</text:p>
            </table:table-cell>
            <table:table-cell table:style-name="Tableau89.G3" office:value-type="string">
              <text:p text:style-name="P50">%</text:p>
            </table:table-cell>
          </table:table-row>
        </table:table-header-rows>
        <table:table-row table:style-name="Tableau89.1">
          <table:table-cell table:style-name="Tableau89.A4" office:value-type="string">
            <text:p text:style-name="P59">Non</text:p>
          </table:table-cell>
          <table:table-cell table:style-name="Tableau89.B2" office:value-type="string">
            <text:p text:style-name="P62">658</text:p>
          </table:table-cell>
          <table:table-cell table:style-name="Tableau89.B2" office:value-type="string">
            <text:p text:style-name="P62">86.5</text:p>
          </table:table-cell>
          <table:table-cell table:style-name="Tableau89.B2" office:value-type="string">
            <text:p text:style-name="P62">337</text:p>
          </table:table-cell>
          <table:table-cell table:style-name="Tableau89.B2" office:value-type="string">
            <text:p text:style-name="P62">89.4</text:p>
          </table:table-cell>
          <table:table-cell table:style-name="Tableau89.B2" office:value-type="string">
            <text:p text:style-name="P62">995</text:p>
          </table:table-cell>
          <table:table-cell table:style-name="Tableau89.G3" office:value-type="string">
            <text:p text:style-name="P62">87.4</text:p>
          </table:table-cell>
        </table:table-row>
        <table:table-row table:style-name="Tableau89.1">
          <table:table-cell table:style-name="Tableau89.A4" office:value-type="string">
            <text:p text:style-name="P50">Oui</text:p>
          </table:table-cell>
          <table:table-cell table:style-name="Tableau89.B2" office:value-type="string">
            <text:p text:style-name="P54">103</text:p>
          </table:table-cell>
          <table:table-cell table:style-name="Tableau89.B2" office:value-type="string">
            <text:p text:style-name="P54">13.5</text:p>
          </table:table-cell>
          <table:table-cell table:style-name="Tableau89.B2" office:value-type="string">
            <text:p text:style-name="P54">40</text:p>
          </table:table-cell>
          <table:table-cell table:style-name="Tableau89.B2" office:value-type="string">
            <text:p text:style-name="P54">10.6</text:p>
          </table:table-cell>
          <table:table-cell table:style-name="Tableau89.B2" office:value-type="string">
            <text:p text:style-name="P54">143</text:p>
          </table:table-cell>
          <table:table-cell table:style-name="Tableau89.G3" office:value-type="string">
            <text:p text:style-name="P54">12.6</text:p>
          </table:table-cell>
        </table:table-row>
        <table:table-row table:style-name="Tableau89.1">
          <table:table-cell table:style-name="Tableau89.A6" office:value-type="string">
            <text:p text:style-name="P59">Total</text:p>
          </table:table-cell>
          <table:table-cell table:style-name="Tableau89.B6" office:value-type="string">
            <text:p text:style-name="P62">761</text:p>
          </table:table-cell>
          <table:table-cell table:style-name="Tableau89.B6" office:value-type="string">
            <text:p text:style-name="P62">100.0</text:p>
          </table:table-cell>
          <table:table-cell table:style-name="Tableau89.B6" office:value-type="string">
            <text:p text:style-name="P62">377</text:p>
          </table:table-cell>
          <table:table-cell table:style-name="Tableau89.B6" office:value-type="string">
            <text:p text:style-name="P62">100.0</text:p>
          </table:table-cell>
          <table:table-cell table:style-name="Tableau89.B6" office:value-type="string">
            <text:p text:style-name="P62">1138</text:p>
          </table:table-cell>
          <table:table-cell table:style-name="Tableau89.G6" office:value-type="string">
            <text:p text:style-name="P62">100.0</text:p>
          </table:table-cell>
        </table:table-row>
      </table:table>
      <text:p text:style-name="P56"><text:span text:style-name="T57">Khi² : </text:span><text:span text:style-name="T60">1.9628</text:span><text:span text:style-name="T57">-p-value : </text:span><text:span text:style-name="T60">0.1612</text:span><text:span text:style-name="T57">-Signification : </text:span><text:span text:style-name="T60">NS</text:span></text:p>
      <text:p text:style-name="P69"/>
      <text:p text:style-name="WW-Légende"><text:bookmark-start text:name="__RefHeading___Toc494880578"/><text:span text:style-name="T51">Tables </text:span><text:span text:style-name="T51"><text:sequence text:ref-name="refTable85" text:name="Table" text:formula="ooow:Table+1" style:num-format="1">86</text:sequence></text:span><text:span text:style-name="T51"><text:s/>et </text:span><text:span text:style-name="T51"><text:sequence text:ref-name="refTable86" text:name="Table" text:formula="ooow:Table+1" style:num-format="1">87</text:sequence></text:span><text:span text:style-name="T51"><text:s/>: Prévalence des escarres acquises en fonction du p</text:span>oids à l’admission (kg)<text:bookmark-end text:name="__RefHeading___Toc494880578"/></text:p>
      <table:table table:name="Tableau90" table:style-name="Tableau90">
        <table:table-column table:style-name="Tableau90.A"/>
        <table:table-column table:style-name="Tableau90.B"/>
        <table:table-column table:style-name="Tableau90.C"/>
        <table:table-column table:style-name="Tableau90.B"/>
        <table:table-column table:style-name="Tableau90.C"/>
        <table:table-column table:style-name="Tableau90.B"/>
        <table:table-column table:style-name="Tableau90.C"/>
        <table:table-column table:style-name="Tableau90.B"/>
        <table:table-column table:style-name="Tableau90.I"/>
        <table:table-column table:style-name="Tableau90.J"/>
        <table:table-column table:style-name="Tableau90.K"/>
        <table:table-header-rows>
          <table:table-row table:style-name="Tableau90.1">
            <table:table-cell table:style-name="Tableau90.A1" table:number-rows-spanned="3" office:value-type="string">
              <text:p text:style-name="P53"><text:bookmark text:name="IDX8"/></text:p>
            </table:table-cell>
            <table:table-cell table:style-name="Tableau90.B1" table:number-columns-spanned="8" office:value-type="string">
              <text:p text:style-name="P52">Poids à l’admiss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90.J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90.1">
            <table:covered-table-cell/>
            <table:table-cell table:style-name="Tableau90.B2" table:number-columns-spanned="2" office:value-type="string">
              <text:p text:style-name="P52">65 kg ou moins</text:p>
            </table:table-cell>
            <table:covered-table-cell/>
            <table:table-cell table:style-name="Tableau90.B2" table:number-columns-spanned="2" office:value-type="string">
              <text:p text:style-name="P52">Entre 66 et 75</text:p>
            </table:table-cell>
            <table:covered-table-cell/>
            <table:table-cell table:style-name="Tableau90.B2" table:number-columns-spanned="2" office:value-type="string">
              <text:p text:style-name="P52">Entre 76 et 90</text:p>
            </table:table-cell>
            <table:covered-table-cell/>
            <table:table-cell table:style-name="Tableau90.B2" table:number-columns-spanned="2" office:value-type="string">
              <text:p text:style-name="P52">Plus de 90 kg</text:p>
            </table:table-cell>
            <table:covered-table-cell/>
            <table:covered-table-cell/>
            <table:covered-table-cell/>
          </table:table-row>
          <table:table-row table:style-name="Tableau90.1">
            <table:covered-table-cell/>
            <table:table-cell table:style-name="Tableau90.B2" office:value-type="string">
              <text:p text:style-name="P52">N</text:p>
            </table:table-cell>
            <table:table-cell table:style-name="Tableau90.B2" office:value-type="string">
              <text:p text:style-name="P52">%</text:p>
            </table:table-cell>
            <table:table-cell table:style-name="Tableau90.B2" office:value-type="string">
              <text:p text:style-name="P52">N</text:p>
            </table:table-cell>
            <table:table-cell table:style-name="Tableau90.B2" office:value-type="string">
              <text:p text:style-name="P52">%</text:p>
            </table:table-cell>
            <table:table-cell table:style-name="Tableau90.B2" office:value-type="string">
              <text:p text:style-name="P52">N</text:p>
            </table:table-cell>
            <table:table-cell table:style-name="Tableau90.B2" office:value-type="string">
              <text:p text:style-name="P52">%</text:p>
            </table:table-cell>
            <table:table-cell table:style-name="Tableau90.B2" office:value-type="string">
              <text:p text:style-name="P52">N</text:p>
            </table:table-cell>
            <table:table-cell table:style-name="Tableau90.B2" office:value-type="string">
              <text:p text:style-name="P52">%</text:p>
            </table:table-cell>
            <table:table-cell table:style-name="Tableau90.B2" office:value-type="string">
              <text:p text:style-name="P52">N</text:p>
            </table:table-cell>
            <table:table-cell table:style-name="Tableau90.K3" office:value-type="string">
              <text:p text:style-name="P52">%</text:p>
            </table:table-cell>
          </table:table-row>
        </table:table-header-rows>
        <table:table-row table:style-name="Tableau90.1">
          <table:table-cell table:style-name="Tableau90.A4" office:value-type="string">
            <text:p text:style-name="P60">Non</text:p>
          </table:table-cell>
          <table:table-cell table:style-name="Tableau90.B2" office:value-type="string">
            <text:p text:style-name="P63">296</text:p>
          </table:table-cell>
          <table:table-cell table:style-name="Tableau90.B2" office:value-type="string">
            <text:p text:style-name="P63">89.4</text:p>
          </table:table-cell>
          <table:table-cell table:style-name="Tableau90.B2" office:value-type="string">
            <text:p text:style-name="P63">219</text:p>
          </table:table-cell>
          <table:table-cell table:style-name="Tableau90.B2" office:value-type="string">
            <text:p text:style-name="P63">88.0</text:p>
          </table:table-cell>
          <table:table-cell table:style-name="Tableau90.B2" office:value-type="string">
            <text:p text:style-name="P63">280</text:p>
          </table:table-cell>
          <table:table-cell table:style-name="Tableau90.B2" office:value-type="string">
            <text:p text:style-name="P63">89.7</text:p>
          </table:table-cell>
          <table:table-cell table:style-name="Tableau90.B2" office:value-type="string">
            <text:p text:style-name="P63">213</text:p>
          </table:table-cell>
          <table:table-cell table:style-name="Tableau90.B2" office:value-type="string">
            <text:p text:style-name="P63">80.1</text:p>
          </table:table-cell>
          <table:table-cell table:style-name="Tableau90.B2" office:value-type="string">
            <text:p text:style-name="P63">1008</text:p>
          </table:table-cell>
          <table:table-cell table:style-name="Tableau90.K3" office:value-type="string">
            <text:p text:style-name="P63">87.0</text:p>
          </table:table-cell>
        </table:table-row>
        <table:table-row table:style-name="Tableau90.1">
          <table:table-cell table:style-name="Tableau90.A4" office:value-type="string">
            <text:p text:style-name="P52">Oui</text:p>
          </table:table-cell>
          <table:table-cell table:style-name="Tableau90.B2" office:value-type="string">
            <text:p text:style-name="P55">35</text:p>
          </table:table-cell>
          <table:table-cell table:style-name="Tableau90.B2" office:value-type="string">
            <text:p text:style-name="P55">10.6</text:p>
          </table:table-cell>
          <table:table-cell table:style-name="Tableau90.B2" office:value-type="string">
            <text:p text:style-name="P55">30</text:p>
          </table:table-cell>
          <table:table-cell table:style-name="Tableau90.B2" office:value-type="string">
            <text:p text:style-name="P55">12.0</text:p>
          </table:table-cell>
          <table:table-cell table:style-name="Tableau90.B2" office:value-type="string">
            <text:p text:style-name="P55">32</text:p>
          </table:table-cell>
          <table:table-cell table:style-name="Tableau90.B2" office:value-type="string">
            <text:p text:style-name="P55">10.3</text:p>
          </table:table-cell>
          <table:table-cell table:style-name="Tableau90.B2" office:value-type="string">
            <text:p text:style-name="P55">53</text:p>
          </table:table-cell>
          <table:table-cell table:style-name="Tableau90.B2" office:value-type="string">
            <text:p text:style-name="P55">19.9</text:p>
          </table:table-cell>
          <table:table-cell table:style-name="Tableau90.B2" office:value-type="string">
            <text:p text:style-name="P55">150</text:p>
          </table:table-cell>
          <table:table-cell table:style-name="Tableau90.K3" office:value-type="string">
            <text:p text:style-name="P55">13.0</text:p>
          </table:table-cell>
        </table:table-row>
        <table:table-row table:style-name="Tableau90.1">
          <table:table-cell table:style-name="Tableau90.A6" office:value-type="string">
            <text:p text:style-name="P60">Total</text:p>
          </table:table-cell>
          <table:table-cell table:style-name="Tableau90.B6" office:value-type="string">
            <text:p text:style-name="P63">331</text:p>
          </table:table-cell>
          <table:table-cell table:style-name="Tableau90.B6" office:value-type="string">
            <text:p text:style-name="P63">100.0</text:p>
          </table:table-cell>
          <table:table-cell table:style-name="Tableau90.B6" office:value-type="string">
            <text:p text:style-name="P63">249</text:p>
          </table:table-cell>
          <table:table-cell table:style-name="Tableau90.B6" office:value-type="string">
            <text:p text:style-name="P63">100.0</text:p>
          </table:table-cell>
          <table:table-cell table:style-name="Tableau90.B6" office:value-type="string">
            <text:p text:style-name="P63">312</text:p>
          </table:table-cell>
          <table:table-cell table:style-name="Tableau90.B6" office:value-type="string">
            <text:p text:style-name="P63">100.0</text:p>
          </table:table-cell>
          <table:table-cell table:style-name="Tableau90.B6" office:value-type="string">
            <text:p text:style-name="P63">266</text:p>
          </table:table-cell>
          <table:table-cell table:style-name="Tableau90.B6" office:value-type="string">
            <text:p text:style-name="P63">100.0</text:p>
          </table:table-cell>
          <table:table-cell table:style-name="Tableau90.B6" office:value-type="string">
            <text:p text:style-name="P63">1158</text:p>
          </table:table-cell>
          <table:table-cell table:style-name="Tableau90.K6" office:value-type="string">
            <text:p text:style-name="P63">100.0</text:p>
          </table:table-cell>
        </table:table-row>
      </table:table>
      <text:p text:style-name="P56"><text:bookmark text:name="IDX9"/><text:span text:style-name="T55">Khi² : </text:span><text:span text:style-name="T62">15.321</text:span><text:span text:style-name="T55">-p-value : </text:span><text:span text:style-name="T62">0.0016</text:span><text:span text:style-name="T55">-Signification : </text:span><text:span text:style-name="T62">&lt;0.01</text:span></text:p>
      <text:p text:style-name="P24"/>
      <table:table table:name="Tableau91" table:style-name="Tableau91">
        <table:table-column table:style-name="Tableau91.A"/>
        <table:table-column table:style-name="Tableau91.B"/>
        <table:table-column table:style-name="Tableau91.C"/>
        <table:table-column table:style-name="Tableau91.D"/>
        <table:table-column table:style-name="Tableau91.E"/>
        <table:table-column table:style-name="Tableau91.F"/>
        <table:table-column table:style-name="Tableau91.G"/>
        <table:table-column table:style-name="Tableau91.H"/>
        <table:table-header-rows>
          <table:table-row table:style-name="Tableau91.1">
            <table:table-cell table:style-name="Tableau91.A1" table:number-rows-spanned="2" office:value-type="string">
              <text:p text:style-name="P53"/>
            </table:table-cell>
            <table:table-cell table:style-name="Tableau91.B1" table:number-columns-spanned="7" office:value-type="string">
              <text:p text:style-name="P52">Poids à l’admiss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91.1">
            <table:covered-table-cell/>
            <table:table-cell table:style-name="Tableau91.B2" office:value-type="string">
              <text:p text:style-name="P52">N</text:p>
            </table:table-cell>
            <table:table-cell table:style-name="Tableau91.B2" office:value-type="string">
              <text:p text:style-name="P52">DM</text:p>
            </table:table-cell>
            <table:table-cell table:style-name="Tableau91.B2" office:value-type="string">
              <text:p text:style-name="P52">Moyenne</text:p>
            </table:table-cell>
            <table:table-cell table:style-name="Tableau91.B2" office:value-type="string">
              <text:p text:style-name="P52">Écart type</text:p>
            </table:table-cell>
            <table:table-cell table:style-name="Tableau91.B2" office:value-type="string">
              <text:p text:style-name="P52">Médiane</text:p>
            </table:table-cell>
            <table:table-cell table:style-name="Tableau91.B2" office:value-type="string">
              <text:p text:style-name="P52">Minimum</text:p>
            </table:table-cell>
            <table:table-cell table:style-name="Tableau91.H2" office:value-type="string">
              <text:p text:style-name="P52">Maximum</text:p>
            </table:table-cell>
          </table:table-row>
        </table:table-header-rows>
        <table:table-row table:style-name="Tableau91.1">
          <table:table-cell table:style-name="Tableau91.A3" office:value-type="string">
            <text:p text:style-name="P60">Non</text:p>
          </table:table-cell>
          <table:table-cell table:style-name="Tableau91.B2" office:value-type="string">
            <text:p text:style-name="P63">1008</text:p>
          </table:table-cell>
          <table:table-cell table:style-name="Tableau91.B2" office:value-type="string">
            <text:p text:style-name="P63">67</text:p>
          </table:table-cell>
          <table:table-cell table:style-name="Tableau91.B2" office:value-type="string">
            <text:p text:style-name="P63">77.0</text:p>
          </table:table-cell>
          <table:table-cell table:style-name="Tableau91.B2" office:value-type="string">
            <text:p text:style-name="P63">19.6</text:p>
          </table:table-cell>
          <table:table-cell table:style-name="Tableau91.B2" office:value-type="string">
            <text:p text:style-name="P63">75.0</text:p>
          </table:table-cell>
          <table:table-cell table:style-name="Tableau91.B2" office:value-type="string">
            <text:p text:style-name="P63">37.0</text:p>
          </table:table-cell>
          <table:table-cell table:style-name="Tableau91.H2" office:value-type="string">
            <text:p text:style-name="P63">188.0</text:p>
          </table:table-cell>
        </table:table-row>
        <table:table-row table:style-name="Tableau91.1">
          <table:table-cell table:style-name="Tableau91.A3" office:value-type="string">
            <text:p text:style-name="P52">Oui</text:p>
          </table:table-cell>
          <table:table-cell table:style-name="Tableau91.B2" office:value-type="string">
            <text:p text:style-name="P55">150</text:p>
          </table:table-cell>
          <table:table-cell table:style-name="Tableau91.B2" office:value-type="string">
            <text:p text:style-name="P55">3</text:p>
          </table:table-cell>
          <table:table-cell table:style-name="Tableau91.B2" office:value-type="string">
            <text:p text:style-name="P55">81.7</text:p>
          </table:table-cell>
          <table:table-cell table:style-name="Tableau91.B2" office:value-type="string">
            <text:p text:style-name="P55">20.6</text:p>
          </table:table-cell>
          <table:table-cell table:style-name="Tableau91.B2" office:value-type="string">
            <text:p text:style-name="P55">79.0</text:p>
          </table:table-cell>
          <table:table-cell table:style-name="Tableau91.B2" office:value-type="string">
            <text:p text:style-name="P55">44.0</text:p>
          </table:table-cell>
          <table:table-cell table:style-name="Tableau91.H2" office:value-type="string">
            <text:p text:style-name="P55">158.0</text:p>
          </table:table-cell>
        </table:table-row>
        <table:table-row table:style-name="Tableau91.1">
          <table:table-cell table:style-name="Tableau91.A5" office:value-type="string">
            <text:p text:style-name="P60">Total</text:p>
          </table:table-cell>
          <table:table-cell table:style-name="Tableau91.B5" office:value-type="string">
            <text:p text:style-name="P63">1158</text:p>
          </table:table-cell>
          <table:table-cell table:style-name="Tableau91.B5" office:value-type="string">
            <text:p text:style-name="P63">70</text:p>
          </table:table-cell>
          <table:table-cell table:style-name="Tableau91.B5" office:value-type="string">
            <text:p text:style-name="P63">77.6</text:p>
          </table:table-cell>
          <table:table-cell table:style-name="Tableau91.B5" office:value-type="string">
            <text:p text:style-name="P63">19.8</text:p>
          </table:table-cell>
          <table:table-cell table:style-name="Tableau91.B5" office:value-type="string">
            <text:p text:style-name="P63">75.0</text:p>
          </table:table-cell>
          <table:table-cell table:style-name="Tableau91.B5" office:value-type="string">
            <text:p text:style-name="P63">37.0</text:p>
          </table:table-cell>
          <table:table-cell table:style-name="Tableau91.H5" office:value-type="string">
            <text:p text:style-name="P63">188.0</text:p>
          </table:table-cell>
        </table:table-row>
      </table:table>
      <text:p text:style-name="P56"><text:bookmark text:name="IDX11"/><text:span text:style-name="T55">Anova : </text:span><text:span text:style-name="T62">7.4062 </text:span><text:span text:style-name="T55">p-value : </text:span><text:span text:style-name="T62">0.0066 </text:span><text:span text:style-name="T55">Signification : </text:span><text:span text:style-name="T62">&lt;0.01</text:span></text:p>
      <text:p text:style-name="P24"/>
      <text:p text:style-name="WW-Légende"><text:bookmark-start text:name="__RefHeading___Toc494880579"/><text:span text:style-name="T51">Tables </text:span><text:span text:style-name="T51"><text:sequence text:ref-name="refTable87" text:name="Table" text:formula="ooow:Table+1" style:num-format="1">88</text:sequence></text:span><text:span text:style-name="T51"><text:s/>et </text:span><text:span text:style-name="T51"><text:sequence text:ref-name="refTable88" text:name="Table" text:formula="ooow:Table+1" style:num-format="1">89</text:sequence></text:span><text:span text:style-name="T51"><text:s/>: Prévalence des escarres acquises en fonction de l’</text:span>IMC à l’admission<text:bookmark-end text:name="__RefHeading___Toc494880579"/></text:p>
      <table:table table:name="Tableau92" table:style-name="Tableau92">
        <table:table-column table:style-name="Tableau92.A"/>
        <table:table-column table:style-name="Tableau92.B" table:number-columns-repeated="2"/>
        <table:table-column table:style-name="Tableau92.D"/>
        <table:table-column table:style-name="Tableau92.E"/>
        <table:table-column table:style-name="Tableau92.F"/>
        <table:table-column table:style-name="Tableau92.E"/>
        <table:table-column table:style-name="Tableau92.H"/>
        <table:table-column table:style-name="Tableau92.I"/>
        <table:table-column table:style-name="Tableau92.J"/>
        <table:table-column table:style-name="Tableau92.K"/>
        <table:table-header-rows>
          <table:table-row table:style-name="Tableau92.1">
            <table:table-cell table:style-name="Tableau92.A1" table:number-rows-spanned="3" office:value-type="string">
              <text:p text:style-name="P53"><text:bookmark text:name="IDX12"/></text:p>
            </table:table-cell>
            <table:table-cell table:style-name="Tableau92.B1" table:number-columns-spanned="8" office:value-type="string">
              <text:p text:style-name="P52">IMC à l’admiss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92.J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92.1">
            <table:covered-table-cell/>
            <table:table-cell table:style-name="Tableau92.B2" table:number-columns-spanned="2" office:value-type="string">
              <text:p text:style-name="P52">Maigreur</text:p>
            </table:table-cell>
            <table:covered-table-cell/>
            <table:table-cell table:style-name="Tableau92.B2" table:number-columns-spanned="2" office:value-type="string">
              <text:p text:style-name="P52">Normal</text:p>
            </table:table-cell>
            <table:covered-table-cell/>
            <table:table-cell table:style-name="Tableau92.B2" table:number-columns-spanned="2" office:value-type="string">
              <text:p text:style-name="P52">Surpoids</text:p>
            </table:table-cell>
            <table:covered-table-cell/>
            <table:table-cell table:style-name="Tableau92.B2" table:number-columns-spanned="2" office:value-type="string">
              <text:p text:style-name="P52">Obésité</text:p>
            </table:table-cell>
            <table:covered-table-cell/>
            <table:covered-table-cell/>
            <table:covered-table-cell/>
          </table:table-row>
          <table:table-row table:style-name="Tableau92.1">
            <table:covered-table-cell/>
            <table:table-cell table:style-name="Tableau92.B2" office:value-type="string">
              <text:p text:style-name="P52">N</text:p>
            </table:table-cell>
            <table:table-cell table:style-name="Tableau92.B2" office:value-type="string">
              <text:p text:style-name="P52">%</text:p>
            </table:table-cell>
            <table:table-cell table:style-name="Tableau92.B2" office:value-type="string">
              <text:p text:style-name="P52">N</text:p>
            </table:table-cell>
            <table:table-cell table:style-name="Tableau92.B2" office:value-type="string">
              <text:p text:style-name="P52">%</text:p>
            </table:table-cell>
            <table:table-cell table:style-name="Tableau92.B2" office:value-type="string">
              <text:p text:style-name="P52">N</text:p>
            </table:table-cell>
            <table:table-cell table:style-name="Tableau92.B2" office:value-type="string">
              <text:p text:style-name="P52">%</text:p>
            </table:table-cell>
            <table:table-cell table:style-name="Tableau92.B2" office:value-type="string">
              <text:p text:style-name="P52">N</text:p>
            </table:table-cell>
            <table:table-cell table:style-name="Tableau92.B2" office:value-type="string">
              <text:p text:style-name="P52">%</text:p>
            </table:table-cell>
            <table:table-cell table:style-name="Tableau92.B2" office:value-type="string">
              <text:p text:style-name="P52">N</text:p>
            </table:table-cell>
            <table:table-cell table:style-name="Tableau92.K3" office:value-type="string">
              <text:p text:style-name="P52">%</text:p>
            </table:table-cell>
          </table:table-row>
        </table:table-header-rows>
        <table:table-row table:style-name="Tableau92.1">
          <table:table-cell table:style-name="Tableau92.A4" office:value-type="string">
            <text:p text:style-name="P60">Non</text:p>
          </table:table-cell>
          <table:table-cell table:style-name="Tableau92.B2" office:value-type="string">
            <text:p text:style-name="P63">54</text:p>
          </table:table-cell>
          <table:table-cell table:style-name="Tableau92.B2" office:value-type="string">
            <text:p text:style-name="P63">88.5</text:p>
          </table:table-cell>
          <table:table-cell table:style-name="Tableau92.B2" office:value-type="string">
            <text:p text:style-name="P63">381</text:p>
          </table:table-cell>
          <table:table-cell table:style-name="Tableau92.B2" office:value-type="string">
            <text:p text:style-name="P63">88.8</text:p>
          </table:table-cell>
          <table:table-cell table:style-name="Tableau92.B2" office:value-type="string">
            <text:p text:style-name="P63">275</text:p>
          </table:table-cell>
          <table:table-cell table:style-name="Tableau92.B2" office:value-type="string">
            <text:p text:style-name="P63">86.2</text:p>
          </table:table-cell>
          <table:table-cell table:style-name="Tableau92.B2" office:value-type="string">
            <text:p text:style-name="P63">266</text:p>
          </table:table-cell>
          <table:table-cell table:style-name="Tableau92.B2" office:value-type="string">
            <text:p text:style-name="P63">85.3</text:p>
          </table:table-cell>
          <table:table-cell table:style-name="Tableau92.B2" office:value-type="string">
            <text:p text:style-name="P63">976</text:p>
          </table:table-cell>
          <table:table-cell table:style-name="Tableau92.K3" office:value-type="string">
            <text:p text:style-name="P63">87.1</text:p>
          </table:table-cell>
        </table:table-row>
        <table:table-row table:style-name="Tableau92.1">
          <table:table-cell table:style-name="Tableau92.A4" office:value-type="string">
            <text:p text:style-name="P52">Oui</text:p>
          </table:table-cell>
          <table:table-cell table:style-name="Tableau92.B2" office:value-type="string">
            <text:p text:style-name="P55">7</text:p>
          </table:table-cell>
          <table:table-cell table:style-name="Tableau92.B2" office:value-type="string">
            <text:p text:style-name="P55">11.5</text:p>
          </table:table-cell>
          <table:table-cell table:style-name="Tableau92.B2" office:value-type="string">
            <text:p text:style-name="P55">48</text:p>
          </table:table-cell>
          <table:table-cell table:style-name="Tableau92.B2" office:value-type="string">
            <text:p text:style-name="P55">11.2</text:p>
          </table:table-cell>
          <table:table-cell table:style-name="Tableau92.B2" office:value-type="string">
            <text:p text:style-name="P55">44</text:p>
          </table:table-cell>
          <table:table-cell table:style-name="Tableau92.B2" office:value-type="string">
            <text:p text:style-name="P55">13.8</text:p>
          </table:table-cell>
          <table:table-cell table:style-name="Tableau92.B2" office:value-type="string">
            <text:p text:style-name="P55">46</text:p>
          </table:table-cell>
          <table:table-cell table:style-name="Tableau92.B2" office:value-type="string">
            <text:p text:style-name="P55">14.7</text:p>
          </table:table-cell>
          <table:table-cell table:style-name="Tableau92.B2" office:value-type="string">
            <text:p text:style-name="P55">145</text:p>
          </table:table-cell>
          <table:table-cell table:style-name="Tableau92.K3" office:value-type="string">
            <text:p text:style-name="P55">12.9</text:p>
          </table:table-cell>
        </table:table-row>
        <table:table-row table:style-name="Tableau92.1">
          <table:table-cell table:style-name="Tableau92.A6" office:value-type="string">
            <text:p text:style-name="P60">Total</text:p>
          </table:table-cell>
          <table:table-cell table:style-name="Tableau92.B6" office:value-type="string">
            <text:p text:style-name="P63">61</text:p>
          </table:table-cell>
          <table:table-cell table:style-name="Tableau92.B6" office:value-type="string">
            <text:p text:style-name="P63">100.0</text:p>
          </table:table-cell>
          <table:table-cell table:style-name="Tableau92.B6" office:value-type="string">
            <text:p text:style-name="P63">429</text:p>
          </table:table-cell>
          <table:table-cell table:style-name="Tableau92.B6" office:value-type="string">
            <text:p text:style-name="P63">100.0</text:p>
          </table:table-cell>
          <table:table-cell table:style-name="Tableau92.B6" office:value-type="string">
            <text:p text:style-name="P63">319</text:p>
          </table:table-cell>
          <table:table-cell table:style-name="Tableau92.B6" office:value-type="string">
            <text:p text:style-name="P63">100.0</text:p>
          </table:table-cell>
          <table:table-cell table:style-name="Tableau92.B6" office:value-type="string">
            <text:p text:style-name="P63">312</text:p>
          </table:table-cell>
          <table:table-cell table:style-name="Tableau92.B6" office:value-type="string">
            <text:p text:style-name="P63">100.0</text:p>
          </table:table-cell>
          <table:table-cell table:style-name="Tableau92.B6" office:value-type="string">
            <text:p text:style-name="P63">1121</text:p>
          </table:table-cell>
          <table:table-cell table:style-name="Tableau92.K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2.3917</text:span><text:span text:style-name="T55">-p-value : </text:span><text:span text:style-name="T62">0.4952</text:span><text:span text:style-name="T55">-Signification : </text:span><text:span text:style-name="T62">NS</text:span></text:p>
      <text:p text:style-name="P24"/>
      <table:table table:name="Tableau93" table:style-name="Tableau93">
        <table:table-column table:style-name="Tableau93.A"/>
        <table:table-column table:style-name="Tableau93.B"/>
        <table:table-column table:style-name="Tableau93.C"/>
        <table:table-column table:style-name="Tableau93.D"/>
        <table:table-column table:style-name="Tableau93.E"/>
        <table:table-column table:style-name="Tableau93.F"/>
        <table:table-column table:style-name="Tableau93.G"/>
        <table:table-column table:style-name="Tableau93.H"/>
        <table:table-header-rows>
          <table:table-row table:style-name="Tableau93.1">
            <table:table-cell table:style-name="Tableau93.A1" table:number-rows-spanned="2" office:value-type="string">
              <text:p text:style-name="P53"/>
            </table:table-cell>
            <table:table-cell table:style-name="Tableau93.B1" table:number-columns-spanned="7" office:value-type="string">
              <text:p text:style-name="P52">IMC à l’admiss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93.1">
            <table:covered-table-cell/>
            <table:table-cell table:style-name="Tableau93.B2" office:value-type="string">
              <text:p text:style-name="P52">N</text:p>
            </table:table-cell>
            <table:table-cell table:style-name="Tableau93.B2" office:value-type="string">
              <text:p text:style-name="P52">DM</text:p>
            </table:table-cell>
            <table:table-cell table:style-name="Tableau93.B2" office:value-type="string">
              <text:p text:style-name="P52">Moyenne</text:p>
            </table:table-cell>
            <table:table-cell table:style-name="Tableau93.B2" office:value-type="string">
              <text:p text:style-name="P52">Écart type</text:p>
            </table:table-cell>
            <table:table-cell table:style-name="Tableau93.B2" office:value-type="string">
              <text:p text:style-name="P52">Médiane</text:p>
            </table:table-cell>
            <table:table-cell table:style-name="Tableau93.B2" office:value-type="string">
              <text:p text:style-name="P52">Minimum</text:p>
            </table:table-cell>
            <table:table-cell table:style-name="Tableau93.H2" office:value-type="string">
              <text:p text:style-name="P52">Maximum</text:p>
            </table:table-cell>
          </table:table-row>
        </table:table-header-rows>
        <table:table-row table:style-name="Tableau93.1">
          <table:table-cell table:style-name="Tableau93.A3" office:value-type="string">
            <text:p text:style-name="P60">Non</text:p>
          </table:table-cell>
          <table:table-cell table:style-name="Tableau93.B2" office:value-type="string">
            <text:p text:style-name="P63">976</text:p>
          </table:table-cell>
          <table:table-cell table:style-name="Tableau93.B2" office:value-type="string">
            <text:p text:style-name="P63">99</text:p>
          </table:table-cell>
          <table:table-cell table:style-name="Tableau93.B2" office:value-type="string">
            <text:p text:style-name="P63">27.0</text:p>
          </table:table-cell>
          <table:table-cell table:style-name="Tableau93.B2" office:value-type="string">
            <text:p text:style-name="P63">6.6</text:p>
          </table:table-cell>
          <table:table-cell table:style-name="Tableau93.B2" office:value-type="string">
            <text:p text:style-name="P63">25.9</text:p>
          </table:table-cell>
          <table:table-cell table:style-name="Tableau93.B2" office:value-type="string">
            <text:p text:style-name="P63">13.7</text:p>
          </table:table-cell>
          <table:table-cell table:style-name="Tableau93.H2" office:value-type="string">
            <text:p text:style-name="P63">72.0</text:p>
          </table:table-cell>
        </table:table-row>
        <table:table-row table:style-name="Tableau93.1">
          <table:table-cell table:style-name="Tableau93.A3" office:value-type="string">
            <text:p text:style-name="P52">Oui</text:p>
          </table:table-cell>
          <table:table-cell table:style-name="Tableau93.B2" office:value-type="string">
            <text:p text:style-name="P55">145</text:p>
          </table:table-cell>
          <table:table-cell table:style-name="Tableau93.B2" office:value-type="string">
            <text:p text:style-name="P55">8</text:p>
          </table:table-cell>
          <table:table-cell table:style-name="Tableau93.B2" office:value-type="string">
            <text:p text:style-name="P55">28.1</text:p>
          </table:table-cell>
          <table:table-cell table:style-name="Tableau93.B2" office:value-type="string">
            <text:p text:style-name="P55">6.9</text:p>
          </table:table-cell>
          <table:table-cell table:style-name="Tableau93.B2" office:value-type="string">
            <text:p text:style-name="P55">27.3</text:p>
          </table:table-cell>
          <table:table-cell table:style-name="Tableau93.B2" office:value-type="string">
            <text:p text:style-name="P55">15.3</text:p>
          </table:table-cell>
          <table:table-cell table:style-name="Tableau93.H2" office:value-type="string">
            <text:p text:style-name="P55">58.0</text:p>
          </table:table-cell>
        </table:table-row>
        <table:table-row table:style-name="Tableau93.1">
          <table:table-cell table:style-name="Tableau93.A5" office:value-type="string">
            <text:p text:style-name="P60">Total</text:p>
          </table:table-cell>
          <table:table-cell table:style-name="Tableau93.B5" office:value-type="string">
            <text:p text:style-name="P63">1121</text:p>
          </table:table-cell>
          <table:table-cell table:style-name="Tableau93.B5" office:value-type="string">
            <text:p text:style-name="P63">107</text:p>
          </table:table-cell>
          <table:table-cell table:style-name="Tableau93.B5" office:value-type="string">
            <text:p text:style-name="P63">27.1</text:p>
          </table:table-cell>
          <table:table-cell table:style-name="Tableau93.B5" office:value-type="string">
            <text:p text:style-name="P63">6.6</text:p>
          </table:table-cell>
          <table:table-cell table:style-name="Tableau93.B5" office:value-type="string">
            <text:p text:style-name="P63">26.1</text:p>
          </table:table-cell>
          <table:table-cell table:style-name="Tableau93.B5" office:value-type="string">
            <text:p text:style-name="P63">13.7</text:p>
          </table:table-cell>
          <table:table-cell table:style-name="Tableau93.H5" office:value-type="string">
            <text:p text:style-name="P63">72.0</text:p>
          </table:table-cell>
        </table:table-row>
      </table:table>
      <text:p text:style-name="P56"><text:span text:style-name="T55">Anova : </text:span><text:span text:style-name="T62">3.3373 </text:span><text:span text:style-name="T55">p-value : </text:span><text:span text:style-name="T62">0.0680 </text:span><text:span text:style-name="T55">Signification : </text:span><text:span text:style-name="T62">NS</text:span></text:p>
      <text:p text:style-name="P24"/>
      <text:p text:style-name="WW-Légende"><text:bookmark-start text:name="__RefHeading___Toc494880580"/><text:span text:style-name="T51">Tables </text:span><text:span text:style-name="T51"><text:sequence text:ref-name="refTable89" text:name="Table" text:formula="ooow:Table+1" style:num-format="1">90</text:sequence></text:span><text:span text:style-name="T51"><text:s/>et </text:span><text:span text:style-name="T51"><text:sequence text:ref-name="refTable90" text:name="Table" text:formula="ooow:Table+1" style:num-format="1">91</text:sequence></text:span><text:span text:style-name="T51"><text:s/>: Prévalence des escarres acquises en fonction de l’</text:span>IGS 2<text:bookmark-end text:name="__RefHeading___Toc494880580"/></text:p>
      <table:table table:name="Tableau94" table:style-name="Tableau94">
        <table:table-column table:style-name="Tableau94.A"/>
        <table:table-column table:style-name="Tableau94.B"/>
        <table:table-column table:style-name="Tableau94.C"/>
        <table:table-column table:style-name="Tableau94.B"/>
        <table:table-column table:style-name="Tableau94.C"/>
        <table:table-column table:style-name="Tableau94.B"/>
        <table:table-column table:style-name="Tableau94.C"/>
        <table:table-column table:style-name="Tableau94.B"/>
        <table:table-column table:style-name="Tableau94.I"/>
        <table:table-column table:style-name="Tableau94.J"/>
        <table:table-column table:style-name="Tableau94.K"/>
        <table:table-header-rows>
          <table:table-row table:style-name="Tableau94.1">
            <table:table-cell table:style-name="Tableau94.A1" table:number-rows-spanned="3" office:value-type="string">
              <text:p text:style-name="P53"/>
            </table:table-cell>
            <table:table-cell table:style-name="Tableau94.B1" table:number-columns-spanned="8" office:value-type="string">
              <text:p text:style-name="P52">IGS 2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94.J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94.1">
            <table:covered-table-cell/>
            <table:table-cell table:style-name="Tableau94.B2" table:number-columns-spanned="2" office:value-type="string">
              <text:p text:style-name="P52">Moins de 20</text:p>
            </table:table-cell>
            <table:covered-table-cell/>
            <table:table-cell table:style-name="Tableau94.B2" table:number-columns-spanned="2" office:value-type="string">
              <text:p text:style-name="P52">Entre 20 et 40</text:p>
            </table:table-cell>
            <table:covered-table-cell/>
            <table:table-cell table:style-name="Tableau94.B2" table:number-columns-spanned="2" office:value-type="string">
              <text:p text:style-name="P52">Entre 40 et 60</text:p>
            </table:table-cell>
            <table:covered-table-cell/>
            <table:table-cell table:style-name="Tableau94.B2" table:number-columns-spanned="2" office:value-type="string">
              <text:p text:style-name="P52">Plus de 60</text:p>
            </table:table-cell>
            <table:covered-table-cell/>
            <table:covered-table-cell/>
            <table:covered-table-cell/>
          </table:table-row>
          <table:table-row table:style-name="Tableau94.1">
            <table:covered-table-cell/>
            <table:table-cell table:style-name="Tableau94.B2" office:value-type="string">
              <text:p text:style-name="P52">N</text:p>
            </table:table-cell>
            <table:table-cell table:style-name="Tableau94.B2" office:value-type="string">
              <text:p text:style-name="P52">%</text:p>
            </table:table-cell>
            <table:table-cell table:style-name="Tableau94.B2" office:value-type="string">
              <text:p text:style-name="P52">N</text:p>
            </table:table-cell>
            <table:table-cell table:style-name="Tableau94.B2" office:value-type="string">
              <text:p text:style-name="P52">%</text:p>
            </table:table-cell>
            <table:table-cell table:style-name="Tableau94.B2" office:value-type="string">
              <text:p text:style-name="P52">N</text:p>
            </table:table-cell>
            <table:table-cell table:style-name="Tableau94.B2" office:value-type="string">
              <text:p text:style-name="P52">%</text:p>
            </table:table-cell>
            <table:table-cell table:style-name="Tableau94.B2" office:value-type="string">
              <text:p text:style-name="P52">N</text:p>
            </table:table-cell>
            <table:table-cell table:style-name="Tableau94.B2" office:value-type="string">
              <text:p text:style-name="P52">%</text:p>
            </table:table-cell>
            <table:table-cell table:style-name="Tableau94.B2" office:value-type="string">
              <text:p text:style-name="P52">N</text:p>
            </table:table-cell>
            <table:table-cell table:style-name="Tableau94.K3" office:value-type="string">
              <text:p text:style-name="P52">%</text:p>
            </table:table-cell>
          </table:table-row>
        </table:table-header-rows>
        <table:table-row table:style-name="Tableau94.1">
          <table:table-cell table:style-name="Tableau94.A4" office:value-type="string">
            <text:p text:style-name="P60">Non</text:p>
          </table:table-cell>
          <table:table-cell table:style-name="Tableau94.B2" office:value-type="string">
            <text:p text:style-name="P63">102</text:p>
          </table:table-cell>
          <table:table-cell table:style-name="Tableau94.B2" office:value-type="string">
            <text:p text:style-name="P63">98.1</text:p>
          </table:table-cell>
          <table:table-cell table:style-name="Tableau94.B2" office:value-type="string">
            <text:p text:style-name="P63">339</text:p>
          </table:table-cell>
          <table:table-cell table:style-name="Tableau94.B2" office:value-type="string">
            <text:p text:style-name="P63">91.6</text:p>
          </table:table-cell>
          <table:table-cell table:style-name="Tableau94.B2" office:value-type="string">
            <text:p text:style-name="P63">293</text:p>
          </table:table-cell>
          <table:table-cell table:style-name="Tableau94.B2" office:value-type="string">
            <text:p text:style-name="P63">83.7</text:p>
          </table:table-cell>
          <table:table-cell table:style-name="Tableau94.B2" office:value-type="string">
            <text:p text:style-name="P63">137</text:p>
          </table:table-cell>
          <table:table-cell table:style-name="Tableau94.B2" office:value-type="string">
            <text:p text:style-name="P63">75.3</text:p>
          </table:table-cell>
          <table:table-cell table:style-name="Tableau94.B2" office:value-type="string">
            <text:p text:style-name="P63">871</text:p>
          </table:table-cell>
          <table:table-cell table:style-name="Tableau94.K3" office:value-type="string">
            <text:p text:style-name="P63">86.6</text:p>
          </table:table-cell>
        </table:table-row>
        <table:table-row table:style-name="Tableau94.1">
          <table:table-cell table:style-name="Tableau94.A4" office:value-type="string">
            <text:p text:style-name="P52">Oui</text:p>
          </table:table-cell>
          <table:table-cell table:style-name="Tableau94.B2" office:value-type="string">
            <text:p text:style-name="P55">2</text:p>
          </table:table-cell>
          <table:table-cell table:style-name="Tableau94.B2" office:value-type="string">
            <text:p text:style-name="P55">1.9</text:p>
          </table:table-cell>
          <table:table-cell table:style-name="Tableau94.B2" office:value-type="string">
            <text:p text:style-name="P55">31</text:p>
          </table:table-cell>
          <table:table-cell table:style-name="Tableau94.B2" office:value-type="string">
            <text:p text:style-name="P55">8.4</text:p>
          </table:table-cell>
          <table:table-cell table:style-name="Tableau94.B2" office:value-type="string">
            <text:p text:style-name="P55">57</text:p>
          </table:table-cell>
          <table:table-cell table:style-name="Tableau94.B2" office:value-type="string">
            <text:p text:style-name="P55">16.3</text:p>
          </table:table-cell>
          <table:table-cell table:style-name="Tableau94.B2" office:value-type="string">
            <text:p text:style-name="P55">45</text:p>
          </table:table-cell>
          <table:table-cell table:style-name="Tableau94.B2" office:value-type="string">
            <text:p text:style-name="P55">24.7</text:p>
          </table:table-cell>
          <table:table-cell table:style-name="Tableau94.B2" office:value-type="string">
            <text:p text:style-name="P55">135</text:p>
          </table:table-cell>
          <table:table-cell table:style-name="Tableau94.K3" office:value-type="string">
            <text:p text:style-name="P55">13.4</text:p>
          </table:table-cell>
        </table:table-row>
        <table:table-row table:style-name="Tableau94.1">
          <table:table-cell table:style-name="Tableau94.A6" office:value-type="string">
            <text:p text:style-name="P60">Total</text:p>
          </table:table-cell>
          <table:table-cell table:style-name="Tableau94.B6" office:value-type="string">
            <text:p text:style-name="P63">104</text:p>
          </table:table-cell>
          <table:table-cell table:style-name="Tableau94.B6" office:value-type="string">
            <text:p text:style-name="P63">100.0</text:p>
          </table:table-cell>
          <table:table-cell table:style-name="Tableau94.B6" office:value-type="string">
            <text:p text:style-name="P63">370</text:p>
          </table:table-cell>
          <table:table-cell table:style-name="Tableau94.B6" office:value-type="string">
            <text:p text:style-name="P63">100.0</text:p>
          </table:table-cell>
          <table:table-cell table:style-name="Tableau94.B6" office:value-type="string">
            <text:p text:style-name="P63">350</text:p>
          </table:table-cell>
          <table:table-cell table:style-name="Tableau94.B6" office:value-type="string">
            <text:p text:style-name="P63">100.0</text:p>
          </table:table-cell>
          <table:table-cell table:style-name="Tableau94.B6" office:value-type="string">
            <text:p text:style-name="P63">182</text:p>
          </table:table-cell>
          <table:table-cell table:style-name="Tableau94.B6" office:value-type="string">
            <text:p text:style-name="P63">100.0</text:p>
          </table:table-cell>
          <table:table-cell table:style-name="Tableau94.B6" office:value-type="string">
            <text:p text:style-name="P63">1006</text:p>
          </table:table-cell>
          <table:table-cell table:style-name="Tableau94.K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42.420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P24"/>
      <table:table table:name="Tableau95" table:style-name="Tableau95">
        <table:table-column table:style-name="Tableau95.A"/>
        <table:table-column table:style-name="Tableau95.B"/>
        <table:table-column table:style-name="Tableau95.C"/>
        <table:table-column table:style-name="Tableau95.D"/>
        <table:table-column table:style-name="Tableau95.E"/>
        <table:table-column table:style-name="Tableau95.F"/>
        <table:table-column table:style-name="Tableau95.G"/>
        <table:table-column table:style-name="Tableau95.H"/>
        <table:table-header-rows>
          <text:soft-page-break/>
          <table:table-row table:style-name="Tableau95.1">
            <table:table-cell table:style-name="Tableau95.A1" table:number-rows-spanned="2" office:value-type="string">
              <text:p text:style-name="P53"/>
            </table:table-cell>
            <table:table-cell table:style-name="Tableau95.B1" table:number-columns-spanned="7" office:value-type="string">
              <text:p text:style-name="P52">IGS 2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95.1">
            <table:covered-table-cell/>
            <table:table-cell table:style-name="Tableau95.B2" office:value-type="string">
              <text:p text:style-name="P52">N</text:p>
            </table:table-cell>
            <table:table-cell table:style-name="Tableau95.B2" office:value-type="string">
              <text:p text:style-name="P52">DM</text:p>
            </table:table-cell>
            <table:table-cell table:style-name="Tableau95.B2" office:value-type="string">
              <text:p text:style-name="P52">Moyenne</text:p>
            </table:table-cell>
            <table:table-cell table:style-name="Tableau95.B2" office:value-type="string">
              <text:p text:style-name="P52">Écart type</text:p>
            </table:table-cell>
            <table:table-cell table:style-name="Tableau95.B2" office:value-type="string">
              <text:p text:style-name="P52">Médiane</text:p>
            </table:table-cell>
            <table:table-cell table:style-name="Tableau95.B2" office:value-type="string">
              <text:p text:style-name="P52">Minimum</text:p>
            </table:table-cell>
            <table:table-cell table:style-name="Tableau95.H2" office:value-type="string">
              <text:p text:style-name="P52">Maximum</text:p>
            </table:table-cell>
          </table:table-row>
        </table:table-header-rows>
        <table:table-row table:style-name="Tableau95.1">
          <table:table-cell table:style-name="Tableau95.A3" office:value-type="string">
            <text:p text:style-name="P60">Non</text:p>
          </table:table-cell>
          <table:table-cell table:style-name="Tableau95.B2" office:value-type="string">
            <text:p text:style-name="P63">871</text:p>
          </table:table-cell>
          <table:table-cell table:style-name="Tableau95.B2" office:value-type="string">
            <text:p text:style-name="P63">204</text:p>
          </table:table-cell>
          <table:table-cell table:style-name="Tableau95.B2" office:value-type="string">
            <text:p text:style-name="P63">41.3</text:p>
          </table:table-cell>
          <table:table-cell table:style-name="Tableau95.B2" office:value-type="string">
            <text:p text:style-name="P63">19.8</text:p>
          </table:table-cell>
          <table:table-cell table:style-name="Tableau95.B2" office:value-type="string">
            <text:p text:style-name="P63">39.0</text:p>
          </table:table-cell>
          <table:table-cell table:style-name="Tableau95.B2" office:value-type="string">
            <text:p text:style-name="P63">0.0</text:p>
          </table:table-cell>
          <table:table-cell table:style-name="Tableau95.H2" office:value-type="string">
            <text:p text:style-name="P63">104.0</text:p>
          </table:table-cell>
        </table:table-row>
        <table:table-row table:style-name="Tableau95.1">
          <table:table-cell table:style-name="Tableau95.A3" office:value-type="string">
            <text:p text:style-name="P52">Oui</text:p>
          </table:table-cell>
          <table:table-cell table:style-name="Tableau95.B2" office:value-type="string">
            <text:p text:style-name="P55">135</text:p>
          </table:table-cell>
          <table:table-cell table:style-name="Tableau95.B2" office:value-type="string">
            <text:p text:style-name="P55">18</text:p>
          </table:table-cell>
          <table:table-cell table:style-name="Tableau95.B2" office:value-type="string">
            <text:p text:style-name="P55">51.4</text:p>
          </table:table-cell>
          <table:table-cell table:style-name="Tableau95.B2" office:value-type="string">
            <text:p text:style-name="P55">17.6</text:p>
          </table:table-cell>
          <table:table-cell table:style-name="Tableau95.B2" office:value-type="string">
            <text:p text:style-name="P55">48.0</text:p>
          </table:table-cell>
          <table:table-cell table:style-name="Tableau95.B2" office:value-type="string">
            <text:p text:style-name="P55">7.0</text:p>
          </table:table-cell>
          <table:table-cell table:style-name="Tableau95.H2" office:value-type="string">
            <text:p text:style-name="P55">95.0</text:p>
          </table:table-cell>
        </table:table-row>
        <table:table-row table:style-name="Tableau95.1">
          <table:table-cell table:style-name="Tableau95.A5" office:value-type="string">
            <text:p text:style-name="P60">Total</text:p>
          </table:table-cell>
          <table:table-cell table:style-name="Tableau95.B5" office:value-type="string">
            <text:p text:style-name="P63">1006</text:p>
          </table:table-cell>
          <table:table-cell table:style-name="Tableau95.B5" office:value-type="string">
            <text:p text:style-name="P63">222</text:p>
          </table:table-cell>
          <table:table-cell table:style-name="Tableau95.B5" office:value-type="string">
            <text:p text:style-name="P63">42.6</text:p>
          </table:table-cell>
          <table:table-cell table:style-name="Tableau95.B5" office:value-type="string">
            <text:p text:style-name="P63">19.8</text:p>
          </table:table-cell>
          <table:table-cell table:style-name="Tableau95.B5" office:value-type="string">
            <text:p text:style-name="P63">41.0</text:p>
          </table:table-cell>
          <table:table-cell table:style-name="Tableau95.B5" office:value-type="string">
            <text:p text:style-name="P63">0.0</text:p>
          </table:table-cell>
          <table:table-cell table:style-name="Tableau95.H5" office:value-type="string">
            <text:p text:style-name="P63">104.0</text:p>
          </table:table-cell>
        </table:table-row>
      </table:table>
      <text:p text:style-name="P56"><text:span text:style-name="T55">Anova : </text:span><text:span text:style-name="T62">31.461 </text:span><text:span text:style-name="T55">p-value : </text:span><text:span text:style-name="T62">0.0000 </text:span><text:span text:style-name="T55">Signification : </text:span><text:span text:style-name="T62">&lt;0.0001</text:span></text:p>
      <text:p text:style-name="P24"/>
      <text:p text:style-name="WW-Légende"><text:bookmark-start text:name="__RefHeading___Toc494880581"/><text:span text:style-name="T51">Tables </text:span><text:span text:style-name="T51"><text:sequence text:ref-name="refTable91" text:name="Table" text:formula="ooow:Table+1" style:num-format="1">92</text:sequence></text:span><text:span text:style-name="T51"><text:s/>et </text:span><text:span text:style-name="T51"><text:sequence text:ref-name="refTable92" text:name="Table" text:formula="ooow:Table+1" style:num-format="1">93</text:sequence></text:span><text:span text:style-name="T51"><text:s/>: Prévalence des escarres acquises en fonction de l’a</text:span>lbumine (si disponible)<text:bookmark-end text:name="__RefHeading___Toc494880581"/></text:p>
      <table:table table:name="Tableau96" table:style-name="Tableau96">
        <table:table-column table:style-name="Tableau96.A"/>
        <table:table-column table:style-name="Tableau96.B"/>
        <table:table-column table:style-name="Tableau96.C"/>
        <table:table-column table:style-name="Tableau96.B"/>
        <table:table-column table:style-name="Tableau96.C"/>
        <table:table-column table:style-name="Tableau96.B"/>
        <table:table-column table:style-name="Tableau96.C"/>
        <table:table-column table:style-name="Tableau96.B"/>
        <table:table-column table:style-name="Tableau96.I"/>
        <table:table-column table:style-name="Tableau96.J"/>
        <table:table-column table:style-name="Tableau96.K"/>
        <table:table-header-rows>
          <table:table-row table:style-name="Tableau96.1">
            <table:table-cell table:style-name="Tableau96.A1" table:number-rows-spanned="3" office:value-type="string">
              <text:p text:style-name="P53"/>
            </table:table-cell>
            <table:table-cell table:style-name="Tableau96.B1" table:number-columns-spanned="8" office:value-type="string">
              <text:p text:style-name="P52">Albumine (si disponible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96.J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96.1">
            <table:covered-table-cell/>
            <table:table-cell table:style-name="Tableau96.B2" table:number-columns-spanned="2" office:value-type="string">
              <text:p text:style-name="P52">20 ou moins</text:p>
            </table:table-cell>
            <table:covered-table-cell/>
            <table:table-cell table:style-name="Tableau96.B2" table:number-columns-spanned="2" office:value-type="string">
              <text:p text:style-name="P52">Entre 21 et 25</text:p>
            </table:table-cell>
            <table:covered-table-cell/>
            <table:table-cell table:style-name="Tableau96.B2" table:number-columns-spanned="2" office:value-type="string">
              <text:p text:style-name="P52">Entre 26 et 30</text:p>
            </table:table-cell>
            <table:covered-table-cell/>
            <table:table-cell table:style-name="Tableau96.B2" table:number-columns-spanned="2" office:value-type="string">
              <text:p text:style-name="P52">Plus de 30</text:p>
            </table:table-cell>
            <table:covered-table-cell/>
            <table:covered-table-cell/>
            <table:covered-table-cell/>
          </table:table-row>
          <table:table-row table:style-name="Tableau96.1">
            <table:covered-table-cell/>
            <table:table-cell table:style-name="Tableau96.B2" office:value-type="string">
              <text:p text:style-name="P52">N</text:p>
            </table:table-cell>
            <table:table-cell table:style-name="Tableau96.B2" office:value-type="string">
              <text:p text:style-name="P52">%</text:p>
            </table:table-cell>
            <table:table-cell table:style-name="Tableau96.B2" office:value-type="string">
              <text:p text:style-name="P52">N</text:p>
            </table:table-cell>
            <table:table-cell table:style-name="Tableau96.B2" office:value-type="string">
              <text:p text:style-name="P52">%</text:p>
            </table:table-cell>
            <table:table-cell table:style-name="Tableau96.B2" office:value-type="string">
              <text:p text:style-name="P52">N</text:p>
            </table:table-cell>
            <table:table-cell table:style-name="Tableau96.B2" office:value-type="string">
              <text:p text:style-name="P52">%</text:p>
            </table:table-cell>
            <table:table-cell table:style-name="Tableau96.B2" office:value-type="string">
              <text:p text:style-name="P52">N</text:p>
            </table:table-cell>
            <table:table-cell table:style-name="Tableau96.B2" office:value-type="string">
              <text:p text:style-name="P52">%</text:p>
            </table:table-cell>
            <table:table-cell table:style-name="Tableau96.B2" office:value-type="string">
              <text:p text:style-name="P52">N</text:p>
            </table:table-cell>
            <table:table-cell table:style-name="Tableau96.K3" office:value-type="string">
              <text:p text:style-name="P52">%</text:p>
            </table:table-cell>
          </table:table-row>
        </table:table-header-rows>
        <table:table-row table:style-name="Tableau96.1">
          <table:table-cell table:style-name="Tableau96.A4" office:value-type="string">
            <text:p text:style-name="P60">Non</text:p>
          </table:table-cell>
          <table:table-cell table:style-name="Tableau96.B2" office:value-type="string">
            <text:p text:style-name="P63">71</text:p>
          </table:table-cell>
          <table:table-cell table:style-name="Tableau96.B2" office:value-type="string">
            <text:p text:style-name="P63">68.3</text:p>
          </table:table-cell>
          <table:table-cell table:style-name="Tableau96.B2" office:value-type="string">
            <text:p text:style-name="P63">100</text:p>
          </table:table-cell>
          <table:table-cell table:style-name="Tableau96.B2" office:value-type="string">
            <text:p text:style-name="P63">82.0</text:p>
          </table:table-cell>
          <table:table-cell table:style-name="Tableau96.B2" office:value-type="string">
            <text:p text:style-name="P63">142</text:p>
          </table:table-cell>
          <table:table-cell table:style-name="Tableau96.B2" office:value-type="string">
            <text:p text:style-name="P63">84.5</text:p>
          </table:table-cell>
          <table:table-cell table:style-name="Tableau96.B2" office:value-type="string">
            <text:p text:style-name="P63">154</text:p>
          </table:table-cell>
          <table:table-cell table:style-name="Tableau96.B2" office:value-type="string">
            <text:p text:style-name="P63">92.2</text:p>
          </table:table-cell>
          <table:table-cell table:style-name="Tableau96.B2" office:value-type="string">
            <text:p text:style-name="P63">467</text:p>
          </table:table-cell>
          <table:table-cell table:style-name="Tableau96.K3" office:value-type="string">
            <text:p text:style-name="P63">83.2</text:p>
          </table:table-cell>
        </table:table-row>
        <table:table-row table:style-name="Tableau96.1">
          <table:table-cell table:style-name="Tableau96.A4" office:value-type="string">
            <text:p text:style-name="P52">Oui</text:p>
          </table:table-cell>
          <table:table-cell table:style-name="Tableau96.B2" office:value-type="string">
            <text:p text:style-name="P55">33</text:p>
          </table:table-cell>
          <table:table-cell table:style-name="Tableau96.B2" office:value-type="string">
            <text:p text:style-name="P55">31.7</text:p>
          </table:table-cell>
          <table:table-cell table:style-name="Tableau96.B2" office:value-type="string">
            <text:p text:style-name="P55">22</text:p>
          </table:table-cell>
          <table:table-cell table:style-name="Tableau96.B2" office:value-type="string">
            <text:p text:style-name="P55">18.0</text:p>
          </table:table-cell>
          <table:table-cell table:style-name="Tableau96.B2" office:value-type="string">
            <text:p text:style-name="P55">26</text:p>
          </table:table-cell>
          <table:table-cell table:style-name="Tableau96.B2" office:value-type="string">
            <text:p text:style-name="P55">15.5</text:p>
          </table:table-cell>
          <table:table-cell table:style-name="Tableau96.B2" office:value-type="string">
            <text:p text:style-name="P55">13</text:p>
          </table:table-cell>
          <table:table-cell table:style-name="Tableau96.B2" office:value-type="string">
            <text:p text:style-name="P55">7.8</text:p>
          </table:table-cell>
          <table:table-cell table:style-name="Tableau96.B2" office:value-type="string">
            <text:p text:style-name="P55">94</text:p>
          </table:table-cell>
          <table:table-cell table:style-name="Tableau96.K3" office:value-type="string">
            <text:p text:style-name="P55">16.8</text:p>
          </table:table-cell>
        </table:table-row>
        <table:table-row table:style-name="Tableau96.1">
          <table:table-cell table:style-name="Tableau96.A6" office:value-type="string">
            <text:p text:style-name="P60">Total</text:p>
          </table:table-cell>
          <table:table-cell table:style-name="Tableau96.B6" office:value-type="string">
            <text:p text:style-name="P63">104</text:p>
          </table:table-cell>
          <table:table-cell table:style-name="Tableau96.B6" office:value-type="string">
            <text:p text:style-name="P63">100.0</text:p>
          </table:table-cell>
          <table:table-cell table:style-name="Tableau96.B6" office:value-type="string">
            <text:p text:style-name="P63">122</text:p>
          </table:table-cell>
          <table:table-cell table:style-name="Tableau96.B6" office:value-type="string">
            <text:p text:style-name="P63">100.0</text:p>
          </table:table-cell>
          <table:table-cell table:style-name="Tableau96.B6" office:value-type="string">
            <text:p text:style-name="P63">168</text:p>
          </table:table-cell>
          <table:table-cell table:style-name="Tableau96.B6" office:value-type="string">
            <text:p text:style-name="P63">100.0</text:p>
          </table:table-cell>
          <table:table-cell table:style-name="Tableau96.B6" office:value-type="string">
            <text:p text:style-name="P63">167</text:p>
          </table:table-cell>
          <table:table-cell table:style-name="Tableau96.B6" office:value-type="string">
            <text:p text:style-name="P63">100.0</text:p>
          </table:table-cell>
          <table:table-cell table:style-name="Tableau96.B6" office:value-type="string">
            <text:p text:style-name="P63">561</text:p>
          </table:table-cell>
          <table:table-cell table:style-name="Tableau96.K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26.697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able:table table:name="Tableau97" table:style-name="Tableau97">
        <table:table-column table:style-name="Tableau97.A"/>
        <table:table-column table:style-name="Tableau97.B"/>
        <table:table-column table:style-name="Tableau97.C"/>
        <table:table-column table:style-name="Tableau97.D"/>
        <table:table-column table:style-name="Tableau97.E"/>
        <table:table-column table:style-name="Tableau97.F"/>
        <table:table-column table:style-name="Tableau97.G"/>
        <table:table-column table:style-name="Tableau97.H"/>
        <table:table-header-rows>
          <table:table-row table:style-name="Tableau97.1">
            <table:table-cell table:style-name="Tableau97.A1" table:number-rows-spanned="2" office:value-type="string">
              <text:p text:style-name="P53"/>
            </table:table-cell>
            <table:table-cell table:style-name="Tableau97.B1" table:number-columns-spanned="7" office:value-type="string">
              <text:p text:style-name="P52">Albumine (si disponible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97.1">
            <table:covered-table-cell/>
            <table:table-cell table:style-name="Tableau97.B2" office:value-type="string">
              <text:p text:style-name="P52">N</text:p>
            </table:table-cell>
            <table:table-cell table:style-name="Tableau97.B2" office:value-type="string">
              <text:p text:style-name="P52">DM</text:p>
            </table:table-cell>
            <table:table-cell table:style-name="Tableau97.B2" office:value-type="string">
              <text:p text:style-name="P52">Moyenne</text:p>
            </table:table-cell>
            <table:table-cell table:style-name="Tableau97.B2" office:value-type="string">
              <text:p text:style-name="P52">Écart type</text:p>
            </table:table-cell>
            <table:table-cell table:style-name="Tableau97.B2" office:value-type="string">
              <text:p text:style-name="P52">Médiane</text:p>
            </table:table-cell>
            <table:table-cell table:style-name="Tableau97.B2" office:value-type="string">
              <text:p text:style-name="P52">Minimum</text:p>
            </table:table-cell>
            <table:table-cell table:style-name="Tableau97.H2" office:value-type="string">
              <text:p text:style-name="P52">Maximum</text:p>
            </table:table-cell>
          </table:table-row>
        </table:table-header-rows>
        <table:table-row table:style-name="Tableau97.1">
          <table:table-cell table:style-name="Tableau97.A3" office:value-type="string">
            <text:p text:style-name="P60">Non</text:p>
          </table:table-cell>
          <table:table-cell table:style-name="Tableau97.B2" office:value-type="string">
            <text:p text:style-name="P63">467</text:p>
          </table:table-cell>
          <table:table-cell table:style-name="Tableau97.B2" office:value-type="string">
            <text:p text:style-name="P63">608</text:p>
          </table:table-cell>
          <table:table-cell table:style-name="Tableau97.B2" office:value-type="string">
            <text:p text:style-name="P63">27.9</text:p>
          </table:table-cell>
          <table:table-cell table:style-name="Tableau97.B2" office:value-type="string">
            <text:p text:style-name="P63">7.5</text:p>
          </table:table-cell>
          <table:table-cell table:style-name="Tableau97.B2" office:value-type="string">
            <text:p text:style-name="P63">27.0</text:p>
          </table:table-cell>
          <table:table-cell table:style-name="Tableau97.B2" office:value-type="string">
            <text:p text:style-name="P63">0.0</text:p>
          </table:table-cell>
          <table:table-cell table:style-name="Tableau97.H2" office:value-type="string">
            <text:p text:style-name="P63">50.0</text:p>
          </table:table-cell>
        </table:table-row>
        <table:table-row table:style-name="Tableau97.1">
          <table:table-cell table:style-name="Tableau97.A3" office:value-type="string">
            <text:p text:style-name="P52">Oui</text:p>
          </table:table-cell>
          <table:table-cell table:style-name="Tableau97.B2" office:value-type="string">
            <text:p text:style-name="P55">94</text:p>
          </table:table-cell>
          <table:table-cell table:style-name="Tableau97.B2" office:value-type="string">
            <text:p text:style-name="P55">59</text:p>
          </table:table-cell>
          <table:table-cell table:style-name="Tableau97.B2" office:value-type="string">
            <text:p text:style-name="P55">24.1</text:p>
          </table:table-cell>
          <table:table-cell table:style-name="Tableau97.B2" office:value-type="string">
            <text:p text:style-name="P55">7.0</text:p>
          </table:table-cell>
          <table:table-cell table:style-name="Tableau97.B2" office:value-type="string">
            <text:p text:style-name="P55">24.0</text:p>
          </table:table-cell>
          <table:table-cell table:style-name="Tableau97.B2" office:value-type="string">
            <text:p text:style-name="P55">13.0</text:p>
          </table:table-cell>
          <table:table-cell table:style-name="Tableau97.H2" office:value-type="string">
            <text:p text:style-name="P55">50.0</text:p>
          </table:table-cell>
        </table:table-row>
        <table:table-row table:style-name="Tableau97.1">
          <table:table-cell table:style-name="Tableau97.A5" office:value-type="string">
            <text:p text:style-name="P60">Total</text:p>
          </table:table-cell>
          <table:table-cell table:style-name="Tableau97.B5" office:value-type="string">
            <text:p text:style-name="P63">561</text:p>
          </table:table-cell>
          <table:table-cell table:style-name="Tableau97.B5" office:value-type="string">
            <text:p text:style-name="P63">667</text:p>
          </table:table-cell>
          <table:table-cell table:style-name="Tableau97.B5" office:value-type="string">
            <text:p text:style-name="P63">27.3</text:p>
          </table:table-cell>
          <table:table-cell table:style-name="Tableau97.B5" office:value-type="string">
            <text:p text:style-name="P63">7.5</text:p>
          </table:table-cell>
          <table:table-cell table:style-name="Tableau97.B5" office:value-type="string">
            <text:p text:style-name="P63">27.0</text:p>
          </table:table-cell>
          <table:table-cell table:style-name="Tableau97.B5" office:value-type="string">
            <text:p text:style-name="P63">0.0</text:p>
          </table:table-cell>
          <table:table-cell table:style-name="Tableau97.H5" office:value-type="string">
            <text:p text:style-name="P63">50.0</text:p>
          </table:table-cell>
        </table:table-row>
      </table:table>
      <text:p text:style-name="P56"><text:span text:style-name="T55">Anova : </text:span><text:span text:style-name="T62">20.961 </text:span><text:span text:style-name="T55">p-value : </text:span><text:span text:style-name="T62">0.0000 </text:span><text:span text:style-name="T55">Signification : </text:span><text:span text:style-name="T62">&lt;0.0001</text:span></text:p>
      <text:p text:style-name="P24"/>
      <text:p text:style-name="WW-Légende"><text:bookmark-start text:name="__RefHeading___Toc494880582"/><text:span text:style-name="T51">Tables </text:span><text:span text:style-name="T51"><text:sequence text:ref-name="refTable93" text:name="Table" text:formula="ooow:Table+1" style:num-format="1">94</text:sequence></text:span><text:span text:style-name="T51"><text:s/>et </text:span><text:span text:style-name="T51"><text:sequence text:ref-name="refTable94" text:name="Table" text:formula="ooow:Table+1" style:num-format="1">95</text:sequence></text:span><text:span text:style-name="T51"><text:s/>: Prévalence des escarres acquises en fonction du </text:span>CRP (si disponible)<text:bookmark-end text:name="__RefHeading___Toc494880582"/></text:p>
      <table:table table:name="Tableau98" table:style-name="Tableau98">
        <table:table-column table:style-name="Tableau98.A"/>
        <table:table-column table:style-name="Tableau98.B"/>
        <table:table-column table:style-name="Tableau98.C"/>
        <table:table-column table:style-name="Tableau98.D"/>
        <table:table-column table:style-name="Tableau98.C"/>
        <table:table-column table:style-name="Tableau98.D"/>
        <table:table-column table:style-name="Tableau98.G"/>
        <table:table-column table:style-name="Tableau98.H"/>
        <table:table-column table:style-name="Tableau98.I"/>
        <table:table-header-rows>
          <table:table-row table:style-name="Tableau98.1">
            <table:table-cell table:style-name="Tableau98.A1" table:number-rows-spanned="3" office:value-type="string">
              <text:p text:style-name="P53"/>
            </table:table-cell>
            <table:table-cell table:style-name="Tableau98.B1" table:number-columns-spanned="6" office:value-type="string">
              <text:p text:style-name="P52">CRP (si disponible)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au98.H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98.1">
            <table:covered-table-cell/>
            <table:table-cell table:style-name="Tableau98.B2" table:number-columns-spanned="2" office:value-type="string">
              <text:p text:style-name="P52">30 ou moins</text:p>
            </table:table-cell>
            <table:covered-table-cell/>
            <table:table-cell table:style-name="Tableau98.B2" table:number-columns-spanned="2" office:value-type="string">
              <text:p text:style-name="P52">Entre 31 et 150</text:p>
            </table:table-cell>
            <table:covered-table-cell/>
            <table:table-cell table:style-name="Tableau98.B2" table:number-columns-spanned="2" office:value-type="string">
              <text:p text:style-name="P52">Plus de 150</text:p>
            </table:table-cell>
            <table:covered-table-cell/>
            <table:covered-table-cell/>
            <table:covered-table-cell/>
          </table:table-row>
          <table:table-row table:style-name="Tableau98.1">
            <table:covered-table-cell/>
            <table:table-cell table:style-name="Tableau98.B2" office:value-type="string">
              <text:p text:style-name="P52">N</text:p>
            </table:table-cell>
            <table:table-cell table:style-name="Tableau98.B2" office:value-type="string">
              <text:p text:style-name="P52">%</text:p>
            </table:table-cell>
            <table:table-cell table:style-name="Tableau98.B2" office:value-type="string">
              <text:p text:style-name="P52">N</text:p>
            </table:table-cell>
            <table:table-cell table:style-name="Tableau98.B2" office:value-type="string">
              <text:p text:style-name="P52">%</text:p>
            </table:table-cell>
            <table:table-cell table:style-name="Tableau98.B2" office:value-type="string">
              <text:p text:style-name="P52">N</text:p>
            </table:table-cell>
            <table:table-cell table:style-name="Tableau98.B2" office:value-type="string">
              <text:p text:style-name="P52">%</text:p>
            </table:table-cell>
            <table:table-cell table:style-name="Tableau98.B2" office:value-type="string">
              <text:p text:style-name="P52">N</text:p>
            </table:table-cell>
            <table:table-cell table:style-name="Tableau98.I3" office:value-type="string">
              <text:p text:style-name="P52">%</text:p>
            </table:table-cell>
          </table:table-row>
        </table:table-header-rows>
        <table:table-row table:style-name="Tableau98.1">
          <table:table-cell table:style-name="Tableau98.A4" office:value-type="string">
            <text:p text:style-name="P60">Non</text:p>
          </table:table-cell>
          <table:table-cell table:style-name="Tableau98.B2" office:value-type="string">
            <text:p text:style-name="P63">171</text:p>
          </table:table-cell>
          <table:table-cell table:style-name="Tableau98.B2" office:value-type="string">
            <text:p text:style-name="P63">94.0</text:p>
          </table:table-cell>
          <table:table-cell table:style-name="Tableau98.B2" office:value-type="string">
            <text:p text:style-name="P63">176</text:p>
          </table:table-cell>
          <table:table-cell table:style-name="Tableau98.B2" office:value-type="string">
            <text:p text:style-name="P63">79.6</text:p>
          </table:table-cell>
          <table:table-cell table:style-name="Tableau98.B2" office:value-type="string">
            <text:p text:style-name="P63">108</text:p>
          </table:table-cell>
          <table:table-cell table:style-name="Tableau98.B2" office:value-type="string">
            <text:p text:style-name="P63">82.4</text:p>
          </table:table-cell>
          <table:table-cell table:style-name="Tableau98.B2" office:value-type="string">
            <text:p text:style-name="P63">455</text:p>
          </table:table-cell>
          <table:table-cell table:style-name="Tableau98.I3" office:value-type="string">
            <text:p text:style-name="P63">85.2</text:p>
          </table:table-cell>
        </table:table-row>
        <table:table-row table:style-name="Tableau98.1">
          <table:table-cell table:style-name="Tableau98.A4" office:value-type="string">
            <text:p text:style-name="P52">Oui</text:p>
          </table:table-cell>
          <table:table-cell table:style-name="Tableau98.B2" office:value-type="string">
            <text:p text:style-name="P55">11</text:p>
          </table:table-cell>
          <table:table-cell table:style-name="Tableau98.B2" office:value-type="string">
            <text:p text:style-name="P55">6.0</text:p>
          </table:table-cell>
          <table:table-cell table:style-name="Tableau98.B2" office:value-type="string">
            <text:p text:style-name="P55">45</text:p>
          </table:table-cell>
          <table:table-cell table:style-name="Tableau98.B2" office:value-type="string">
            <text:p text:style-name="P55">20.4</text:p>
          </table:table-cell>
          <table:table-cell table:style-name="Tableau98.B2" office:value-type="string">
            <text:p text:style-name="P55">23</text:p>
          </table:table-cell>
          <table:table-cell table:style-name="Tableau98.B2" office:value-type="string">
            <text:p text:style-name="P55">17.6</text:p>
          </table:table-cell>
          <table:table-cell table:style-name="Tableau98.B2" office:value-type="string">
            <text:p text:style-name="P55">79</text:p>
          </table:table-cell>
          <table:table-cell table:style-name="Tableau98.I3" office:value-type="string">
            <text:p text:style-name="P55">14.8</text:p>
          </table:table-cell>
        </table:table-row>
        <table:table-row table:style-name="Tableau98.1">
          <table:table-cell table:style-name="Tableau98.A6" office:value-type="string">
            <text:p text:style-name="P60">Total</text:p>
          </table:table-cell>
          <table:table-cell table:style-name="Tableau98.B6" office:value-type="string">
            <text:p text:style-name="P63">182</text:p>
          </table:table-cell>
          <table:table-cell table:style-name="Tableau98.B6" office:value-type="string">
            <text:p text:style-name="P63">100.0</text:p>
          </table:table-cell>
          <table:table-cell table:style-name="Tableau98.B6" office:value-type="string">
            <text:p text:style-name="P63">221</text:p>
          </table:table-cell>
          <table:table-cell table:style-name="Tableau98.B6" office:value-type="string">
            <text:p text:style-name="P63">100.0</text:p>
          </table:table-cell>
          <table:table-cell table:style-name="Tableau98.B6" office:value-type="string">
            <text:p text:style-name="P63">131</text:p>
          </table:table-cell>
          <table:table-cell table:style-name="Tableau98.B6" office:value-type="string">
            <text:p text:style-name="P63">100.0</text:p>
          </table:table-cell>
          <table:table-cell table:style-name="Tableau98.B6" office:value-type="string">
            <text:p text:style-name="P63">534</text:p>
          </table:table-cell>
          <table:table-cell table:style-name="Tableau98.I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17.283</text:span><text:span text:style-name="T55">-p-value : </text:span><text:span text:style-name="T62">0.0002</text:span><text:span text:style-name="T55">-Signification : </text:span><text:span text:style-name="T62">&lt;0.001</text:span></text:p>
      <text:p text:style-name="P24"/>
      <table:table table:name="Tableau99" table:style-name="Tableau99">
        <table:table-column table:style-name="Tableau99.A"/>
        <table:table-column table:style-name="Tableau99.B"/>
        <table:table-column table:style-name="Tableau99.C"/>
        <table:table-column table:style-name="Tableau99.D"/>
        <table:table-column table:style-name="Tableau99.E"/>
        <table:table-column table:style-name="Tableau99.F"/>
        <table:table-column table:style-name="Tableau99.G"/>
        <table:table-column table:style-name="Tableau99.H"/>
        <table:table-header-rows>
          <table:table-row table:style-name="Tableau99.1">
            <table:table-cell table:style-name="Tableau99.A1" table:number-rows-spanned="2" office:value-type="string">
              <text:p text:style-name="P53"/>
            </table:table-cell>
            <table:table-cell table:style-name="Tableau99.B1" table:number-columns-spanned="7" office:value-type="string">
              <text:p text:style-name="P52">CRP (si disponible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99.1">
            <table:covered-table-cell/>
            <table:table-cell table:style-name="Tableau99.B2" office:value-type="string">
              <text:p text:style-name="P52">N</text:p>
            </table:table-cell>
            <table:table-cell table:style-name="Tableau99.B2" office:value-type="string">
              <text:p text:style-name="P52">DM</text:p>
            </table:table-cell>
            <table:table-cell table:style-name="Tableau99.B2" office:value-type="string">
              <text:p text:style-name="P52">Moyenne</text:p>
            </table:table-cell>
            <table:table-cell table:style-name="Tableau99.B2" office:value-type="string">
              <text:p text:style-name="P52">Écart type</text:p>
            </table:table-cell>
            <table:table-cell table:style-name="Tableau99.B2" office:value-type="string">
              <text:p text:style-name="P52">Médiane</text:p>
            </table:table-cell>
            <table:table-cell table:style-name="Tableau99.B2" office:value-type="string">
              <text:p text:style-name="P52">Minimum</text:p>
            </table:table-cell>
            <table:table-cell table:style-name="Tableau99.H2" office:value-type="string">
              <text:p text:style-name="P52">Maximum</text:p>
            </table:table-cell>
          </table:table-row>
        </table:table-header-rows>
        <table:table-row table:style-name="Tableau99.1">
          <table:table-cell table:style-name="Tableau99.A3" office:value-type="string">
            <text:p text:style-name="P60">Non</text:p>
          </table:table-cell>
          <table:table-cell table:style-name="Tableau99.B2" office:value-type="string">
            <text:p text:style-name="P63">455</text:p>
          </table:table-cell>
          <table:table-cell table:style-name="Tableau99.B2" office:value-type="string">
            <text:p text:style-name="P63">620</text:p>
          </table:table-cell>
          <table:table-cell table:style-name="Tableau99.B2" office:value-type="string">
            <text:p text:style-name="P63">111.1</text:p>
          </table:table-cell>
          <table:table-cell table:style-name="Tableau99.B2" office:value-type="string">
            <text:p text:style-name="P63">191.0</text:p>
          </table:table-cell>
          <table:table-cell table:style-name="Tableau99.B2" office:value-type="string">
            <text:p text:style-name="P63">63.0</text:p>
          </table:table-cell>
          <table:table-cell table:style-name="Tableau99.B2" office:value-type="string">
            <text:p text:style-name="P63">0.0</text:p>
          </table:table-cell>
          <table:table-cell table:style-name="Tableau99.H2" office:value-type="string">
            <text:p text:style-name="P63">2000.0</text:p>
          </table:table-cell>
        </table:table-row>
        <table:table-row table:style-name="Tableau99.1">
          <table:table-cell table:style-name="Tableau99.A3" office:value-type="string">
            <text:p text:style-name="P52">Oui</text:p>
          </table:table-cell>
          <table:table-cell table:style-name="Tableau99.B2" office:value-type="string">
            <text:p text:style-name="P55">79</text:p>
          </table:table-cell>
          <table:table-cell table:style-name="Tableau99.B2" office:value-type="string">
            <text:p text:style-name="P55">74</text:p>
          </table:table-cell>
          <table:table-cell table:style-name="Tableau99.B2" office:value-type="string">
            <text:p text:style-name="P55">167.7</text:p>
          </table:table-cell>
          <table:table-cell table:style-name="Tableau99.B2" office:value-type="string">
            <text:p text:style-name="P55">268.4</text:p>
          </table:table-cell>
          <table:table-cell table:style-name="Tableau99.B2" office:value-type="string">
            <text:p text:style-name="P55">103.0</text:p>
          </table:table-cell>
          <table:table-cell table:style-name="Tableau99.B2" office:value-type="string">
            <text:p text:style-name="P55">2.0</text:p>
          </table:table-cell>
          <table:table-cell table:style-name="Tableau99.H2" office:value-type="string">
            <text:p text:style-name="P55">1857.0</text:p>
          </table:table-cell>
        </table:table-row>
        <table:table-row table:style-name="Tableau99.1">
          <table:table-cell table:style-name="Tableau99.A5" office:value-type="string">
            <text:p text:style-name="P60">Total</text:p>
          </table:table-cell>
          <table:table-cell table:style-name="Tableau99.B5" office:value-type="string">
            <text:p text:style-name="P63">534</text:p>
          </table:table-cell>
          <table:table-cell table:style-name="Tableau99.B5" office:value-type="string">
            <text:p text:style-name="P63">694</text:p>
          </table:table-cell>
          <table:table-cell table:style-name="Tableau99.B5" office:value-type="string">
            <text:p text:style-name="P63">119.4</text:p>
          </table:table-cell>
          <table:table-cell table:style-name="Tableau99.B5" office:value-type="string">
            <text:p text:style-name="P63">205.0</text:p>
          </table:table-cell>
          <table:table-cell table:style-name="Tableau99.B5" office:value-type="string">
            <text:p text:style-name="P63">66.0</text:p>
          </table:table-cell>
          <table:table-cell table:style-name="Tableau99.B5" office:value-type="string">
            <text:p text:style-name="P63">0.0</text:p>
          </table:table-cell>
          <table:table-cell table:style-name="Tableau99.H5" office:value-type="string">
            <text:p text:style-name="P63">2000.0</text:p>
          </table:table-cell>
        </table:table-row>
      </table:table>
      <text:p text:style-name="P56"><text:span text:style-name="T55">Anova : </text:span><text:span text:style-name="T62">5.1841 </text:span><text:span text:style-name="T55">p-value : </text:span><text:span text:style-name="T62">0.0232 </text:span><text:span text:style-name="T55">Signification : </text:span><text:span text:style-name="T62">&lt;0.05</text:span></text:p>
      <text:p text:style-name="P69"/>
      <text:p text:style-name="WW-Légende"><text:bookmark-start text:name="__RefHeading___Toc494880583"/><text:span text:style-name="T51">Table </text:span><text:span text:style-name="T51"><text:sequence text:ref-name="refTable95" text:name="Table" text:formula="ooow:Table+1" style:num-format="1">96</text:sequence></text:span><text:span text:style-name="T51"><text:s/>: Prévalence des escarres acquises en fonction d’une v</text:span>entilation invasive depuis l’admission<text:bookmark-end text:name="__RefHeading___Toc494880583"/></text:p>
      <table:table table:name="Tableau100" table:style-name="Tableau100">
        <table:table-column table:style-name="Tableau100.A"/>
        <table:table-column table:style-name="Tableau100.B"/>
        <table:table-column table:style-name="Tableau100.C"/>
        <table:table-column table:style-name="Tableau100.D"/>
        <table:table-column table:style-name="Tableau100.C"/>
        <table:table-column table:style-name="Tableau100.F"/>
        <table:table-column table:style-name="Tableau100.G"/>
        <table:table-header-rows>
          <table:table-row table:style-name="Tableau100.1">
            <table:table-cell table:style-name="Tableau100.A1" table:number-rows-spanned="3" office:value-type="string">
              <text:p text:style-name="P53"/>
            </table:table-cell>
            <table:table-cell table:style-name="Tableau100.B1" table:number-columns-spanned="4" office:value-type="string">
              <text:p text:style-name="P52">Ventilation invasive depuis l’admission</text:p>
            </table:table-cell>
            <table:covered-table-cell/>
            <table:covered-table-cell/>
            <table:covered-table-cell/>
            <table:table-cell table:style-name="Tableau100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00.1">
            <table:covered-table-cell/>
            <table:table-cell table:style-name="Tableau100.B2" table:number-columns-spanned="2" office:value-type="string">
              <text:p text:style-name="P52">Non</text:p>
            </table:table-cell>
            <table:covered-table-cell/>
            <table:table-cell table:style-name="Tableau100.B2" table:number-columns-spanned="2" office:value-type="string">
              <text:p text:style-name="P52">Oui</text:p>
            </table:table-cell>
            <table:covered-table-cell/>
            <table:covered-table-cell/>
            <table:covered-table-cell/>
          </table:table-row>
          <table:table-row table:style-name="Tableau100.1">
            <table:covered-table-cell/>
            <table:table-cell table:style-name="Tableau100.B2" office:value-type="string">
              <text:p text:style-name="P52">N</text:p>
            </table:table-cell>
            <table:table-cell table:style-name="Tableau100.B2" office:value-type="string">
              <text:p text:style-name="P52">%</text:p>
            </table:table-cell>
            <table:table-cell table:style-name="Tableau100.B2" office:value-type="string">
              <text:p text:style-name="P52">N</text:p>
            </table:table-cell>
            <table:table-cell table:style-name="Tableau100.B2" office:value-type="string">
              <text:p text:style-name="P52">%</text:p>
            </table:table-cell>
            <table:table-cell table:style-name="Tableau100.B2" office:value-type="string">
              <text:p text:style-name="P52">N</text:p>
            </table:table-cell>
            <table:table-cell table:style-name="Tableau100.G3" office:value-type="string">
              <text:p text:style-name="P52">%</text:p>
            </table:table-cell>
          </table:table-row>
        </table:table-header-rows>
        <table:table-row table:style-name="Tableau100.1">
          <table:table-cell table:style-name="Tableau100.A4" office:value-type="string">
            <text:p text:style-name="P60">Non</text:p>
          </table:table-cell>
          <table:table-cell table:style-name="Tableau100.B2" office:value-type="string">
            <text:p text:style-name="P63">481</text:p>
          </table:table-cell>
          <table:table-cell table:style-name="Tableau100.B2" office:value-type="string">
            <text:p text:style-name="P63">94.9</text:p>
          </table:table-cell>
          <table:table-cell table:style-name="Tableau100.B2" office:value-type="string">
            <text:p text:style-name="P63">581</text:p>
          </table:table-cell>
          <table:table-cell table:style-name="Tableau100.B2" office:value-type="string">
            <text:p text:style-name="P63">82.3</text:p>
          </table:table-cell>
          <table:table-cell table:style-name="Tableau100.B2" office:value-type="string">
            <text:p text:style-name="P63">1062</text:p>
          </table:table-cell>
          <table:table-cell table:style-name="Tableau100.G3" office:value-type="string">
            <text:p text:style-name="P63">87.6</text:p>
          </table:table-cell>
        </table:table-row>
        <table:table-row table:style-name="Tableau100.1">
          <table:table-cell table:style-name="Tableau100.A4" office:value-type="string">
            <text:p text:style-name="P52">Oui</text:p>
          </table:table-cell>
          <table:table-cell table:style-name="Tableau100.B2" office:value-type="string">
            <text:p text:style-name="P55">26</text:p>
          </table:table-cell>
          <table:table-cell table:style-name="Tableau100.B2" office:value-type="string">
            <text:p text:style-name="P55">5.1</text:p>
          </table:table-cell>
          <table:table-cell table:style-name="Tableau100.B2" office:value-type="string">
            <text:p text:style-name="P55">125</text:p>
          </table:table-cell>
          <table:table-cell table:style-name="Tableau100.B2" office:value-type="string">
            <text:p text:style-name="P55">17.7</text:p>
          </table:table-cell>
          <table:table-cell table:style-name="Tableau100.B2" office:value-type="string">
            <text:p text:style-name="P55">151</text:p>
          </table:table-cell>
          <table:table-cell table:style-name="Tableau100.G3" office:value-type="string">
            <text:p text:style-name="P55">12.4</text:p>
          </table:table-cell>
        </table:table-row>
        <table:table-row table:style-name="Tableau100.1">
          <table:table-cell table:style-name="Tableau100.A6" office:value-type="string">
            <text:p text:style-name="P60">Total</text:p>
          </table:table-cell>
          <table:table-cell table:style-name="Tableau100.B6" office:value-type="string">
            <text:p text:style-name="P63">507</text:p>
          </table:table-cell>
          <table:table-cell table:style-name="Tableau100.B6" office:value-type="string">
            <text:p text:style-name="P63">100.0</text:p>
          </table:table-cell>
          <table:table-cell table:style-name="Tableau100.B6" office:value-type="string">
            <text:p text:style-name="P63">706</text:p>
          </table:table-cell>
          <table:table-cell table:style-name="Tableau100.B6" office:value-type="string">
            <text:p text:style-name="P63">100.0</text:p>
          </table:table-cell>
          <table:table-cell table:style-name="Tableau100.B6" office:value-type="string">
            <text:p text:style-name="P63">1213</text:p>
          </table:table-cell>
          <table:table-cell table:style-name="Tableau100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42.829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WW-Légende"><text:bookmark-start text:name="__RefHeading___Toc494880584"/><text:span text:style-name="T51">Table </text:span><text:span text:style-name="T51"><text:sequence text:ref-name="refTable96" text:name="Table" text:formula="ooow:Table+1" style:num-format="1">97</text:sequence></text:span><text:span text:style-name="T51"><text:s/>: Prévalence des escarres acquises en fonction de c</text:span>orticoïdes à forte dose depuis l’admission<text:bookmark-end text:name="__RefHeading___Toc494880584"/></text:p>
      <table:table table:name="Tableau101" table:style-name="Tableau101">
        <table:table-column table:style-name="Tableau101.A"/>
        <table:table-column table:style-name="Tableau101.B"/>
        <table:table-column table:style-name="Tableau101.C"/>
        <table:table-column table:style-name="Tableau101.D"/>
        <table:table-column table:style-name="Tableau101.C"/>
        <table:table-column table:style-name="Tableau101.F"/>
        <table:table-column table:style-name="Tableau101.G"/>
        <table:table-header-rows>
          <table:table-row table:style-name="Tableau101.1">
            <table:table-cell table:style-name="Tableau101.A1" table:number-rows-spanned="3" office:value-type="string">
              <text:p text:style-name="P53"/>
            </table:table-cell>
            <table:table-cell table:style-name="Tableau101.B1" table:number-columns-spanned="4" office:value-type="string">
              <text:p text:style-name="P52">Corticoïdes à forte dose depuis l’admission</text:p>
            </table:table-cell>
            <table:covered-table-cell/>
            <table:covered-table-cell/>
            <table:covered-table-cell/>
            <table:table-cell table:style-name="Tableau101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01.1">
            <table:covered-table-cell/>
            <table:table-cell table:style-name="Tableau101.B2" table:number-columns-spanned="2" office:value-type="string">
              <text:p text:style-name="P52">Non</text:p>
            </table:table-cell>
            <table:covered-table-cell/>
            <table:table-cell table:style-name="Tableau101.B2" table:number-columns-spanned="2" office:value-type="string">
              <text:p text:style-name="P52">Oui</text:p>
            </table:table-cell>
            <table:covered-table-cell/>
            <table:covered-table-cell/>
            <table:covered-table-cell/>
          </table:table-row>
          <table:table-row table:style-name="Tableau101.1">
            <table:covered-table-cell/>
            <table:table-cell table:style-name="Tableau101.B2" office:value-type="string">
              <text:p text:style-name="P52">N</text:p>
            </table:table-cell>
            <table:table-cell table:style-name="Tableau101.B2" office:value-type="string">
              <text:p text:style-name="P52">%</text:p>
            </table:table-cell>
            <table:table-cell table:style-name="Tableau101.B2" office:value-type="string">
              <text:p text:style-name="P52">N</text:p>
            </table:table-cell>
            <table:table-cell table:style-name="Tableau101.B2" office:value-type="string">
              <text:p text:style-name="P52">%</text:p>
            </table:table-cell>
            <table:table-cell table:style-name="Tableau101.B2" office:value-type="string">
              <text:p text:style-name="P52">N</text:p>
            </table:table-cell>
            <table:table-cell table:style-name="Tableau101.G3" office:value-type="string">
              <text:p text:style-name="P52">%</text:p>
            </table:table-cell>
          </table:table-row>
        </table:table-header-rows>
        <table:table-row table:style-name="Tableau101.1">
          <table:table-cell table:style-name="Tableau101.A4" office:value-type="string">
            <text:p text:style-name="P60">Non</text:p>
          </table:table-cell>
          <table:table-cell table:style-name="Tableau101.B2" office:value-type="string">
            <text:p text:style-name="P63">872</text:p>
          </table:table-cell>
          <table:table-cell table:style-name="Tableau101.B2" office:value-type="string">
            <text:p text:style-name="P63">90.5</text:p>
          </table:table-cell>
          <table:table-cell table:style-name="Tableau101.B2" office:value-type="string">
            <text:p text:style-name="P63">179</text:p>
          </table:table-cell>
          <table:table-cell table:style-name="Tableau101.B2" office:value-type="string">
            <text:p text:style-name="P63">75.8</text:p>
          </table:table-cell>
          <table:table-cell table:style-name="Tableau101.B2" office:value-type="string">
            <text:p text:style-name="P63">1051</text:p>
          </table:table-cell>
          <table:table-cell table:style-name="Tableau101.G3" office:value-type="string">
            <text:p text:style-name="P63">87.6</text:p>
          </table:table-cell>
        </table:table-row>
        <table:table-row table:style-name="Tableau101.1">
          <table:table-cell table:style-name="Tableau101.A4" office:value-type="string">
            <text:p text:style-name="P52">Oui</text:p>
          </table:table-cell>
          <table:table-cell table:style-name="Tableau101.B2" office:value-type="string">
            <text:p text:style-name="P55">92</text:p>
          </table:table-cell>
          <table:table-cell table:style-name="Tableau101.B2" office:value-type="string">
            <text:p text:style-name="P55">9.5</text:p>
          </table:table-cell>
          <table:table-cell table:style-name="Tableau101.B2" office:value-type="string">
            <text:p text:style-name="P55">57</text:p>
          </table:table-cell>
          <table:table-cell table:style-name="Tableau101.B2" office:value-type="string">
            <text:p text:style-name="P55">24.2</text:p>
          </table:table-cell>
          <table:table-cell table:style-name="Tableau101.B2" office:value-type="string">
            <text:p text:style-name="P55">149</text:p>
          </table:table-cell>
          <table:table-cell table:style-name="Tableau101.G3" office:value-type="string">
            <text:p text:style-name="P55">12.4</text:p>
          </table:table-cell>
        </table:table-row>
        <table:table-row table:style-name="Tableau101.1">
          <table:table-cell table:style-name="Tableau101.A6" office:value-type="string">
            <text:p text:style-name="P60">Total</text:p>
          </table:table-cell>
          <table:table-cell table:style-name="Tableau101.B6" office:value-type="string">
            <text:p text:style-name="P63">964</text:p>
          </table:table-cell>
          <table:table-cell table:style-name="Tableau101.B6" office:value-type="string">
            <text:p text:style-name="P63">100.0</text:p>
          </table:table-cell>
          <table:table-cell table:style-name="Tableau101.B6" office:value-type="string">
            <text:p text:style-name="P63">236</text:p>
          </table:table-cell>
          <table:table-cell table:style-name="Tableau101.B6" office:value-type="string">
            <text:p text:style-name="P63">100.0</text:p>
          </table:table-cell>
          <table:table-cell table:style-name="Tableau101.B6" office:value-type="string">
            <text:p text:style-name="P63">1200</text:p>
          </table:table-cell>
          <table:table-cell table:style-name="Tableau101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37.207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WW-Légende"><text:bookmark-start text:name="__RefHeading___Toc494880585"/><text:span text:style-name="T51">Table </text:span><text:span text:style-name="T51"><text:sequence text:ref-name="refTable97" text:name="Table" text:formula="ooow:Table+1" style:num-format="1">98</text:sequence></text:span><text:span text:style-name="T51"><text:s/>: Prévalence des escarres acquises en fonction d’une m</text:span>aladie neurologique motrice depuis l’admission<text:bookmark-end text:name="__RefHeading___Toc494880585"/></text:p>
      <table:table table:name="Tableau102" table:style-name="Tableau102">
        <table:table-column table:style-name="Tableau102.A"/>
        <table:table-column table:style-name="Tableau102.B"/>
        <table:table-column table:style-name="Tableau102.C"/>
        <table:table-column table:style-name="Tableau102.B"/>
        <table:table-column table:style-name="Tableau102.C"/>
        <table:table-column table:style-name="Tableau102.F"/>
        <table:table-column table:style-name="Tableau102.G"/>
        <table:table-header-rows>
          <table:table-row table:style-name="Tableau102.1">
            <table:table-cell table:style-name="Tableau102.A1" table:number-rows-spanned="3" office:value-type="string">
              <text:p text:style-name="P53"/>
            </table:table-cell>
            <table:table-cell table:style-name="Tableau102.B1" table:number-columns-spanned="4" office:value-type="string">
              <text:p text:style-name="P52">Maladie neurologique motrice depuis l’admission</text:p>
            </table:table-cell>
            <table:covered-table-cell/>
            <table:covered-table-cell/>
            <table:covered-table-cell/>
            <table:table-cell table:style-name="Tableau102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02.1">
            <table:covered-table-cell/>
            <table:table-cell table:style-name="Tableau102.B2" table:number-columns-spanned="2" office:value-type="string">
              <text:p text:style-name="P52">Non</text:p>
            </table:table-cell>
            <table:covered-table-cell/>
            <table:table-cell table:style-name="Tableau102.B2" table:number-columns-spanned="2" office:value-type="string">
              <text:p text:style-name="P52">Oui</text:p>
            </table:table-cell>
            <table:covered-table-cell/>
            <table:covered-table-cell/>
            <table:covered-table-cell/>
          </table:table-row>
          <table:table-row table:style-name="Tableau102.1">
            <table:covered-table-cell/>
            <table:table-cell table:style-name="Tableau102.B2" office:value-type="string">
              <text:p text:style-name="P52">N</text:p>
            </table:table-cell>
            <table:table-cell table:style-name="Tableau102.B2" office:value-type="string">
              <text:p text:style-name="P52">%</text:p>
            </table:table-cell>
            <table:table-cell table:style-name="Tableau102.B2" office:value-type="string">
              <text:p text:style-name="P52">N</text:p>
            </table:table-cell>
            <table:table-cell table:style-name="Tableau102.B2" office:value-type="string">
              <text:p text:style-name="P52">%</text:p>
            </table:table-cell>
            <table:table-cell table:style-name="Tableau102.B2" office:value-type="string">
              <text:p text:style-name="P52">N</text:p>
            </table:table-cell>
            <table:table-cell table:style-name="Tableau102.G3" office:value-type="string">
              <text:p text:style-name="P52">%</text:p>
            </table:table-cell>
          </table:table-row>
        </table:table-header-rows>
        <table:table-row table:style-name="Tableau102.1">
          <table:table-cell table:style-name="Tableau102.A4" office:value-type="string">
            <text:p text:style-name="P60">Non</text:p>
          </table:table-cell>
          <table:table-cell table:style-name="Tableau102.B2" office:value-type="string">
            <text:p text:style-name="P63">844</text:p>
          </table:table-cell>
          <table:table-cell table:style-name="Tableau102.B2" office:value-type="string">
            <text:p text:style-name="P63">91.6</text:p>
          </table:table-cell>
          <table:table-cell table:style-name="Tableau102.B2" office:value-type="string">
            <text:p text:style-name="P63">206</text:p>
          </table:table-cell>
          <table:table-cell table:style-name="Tableau102.B2" office:value-type="string">
            <text:p text:style-name="P63">73.0</text:p>
          </table:table-cell>
          <table:table-cell table:style-name="Tableau102.B2" office:value-type="string">
            <text:p text:style-name="P63">1050</text:p>
          </table:table-cell>
          <table:table-cell table:style-name="Tableau102.G3" office:value-type="string">
            <text:p text:style-name="P63">87.3</text:p>
          </table:table-cell>
        </table:table-row>
        <table:table-row table:style-name="Tableau102.1">
          <table:table-cell table:style-name="Tableau102.A4" office:value-type="string">
            <text:p text:style-name="P52">Oui</text:p>
          </table:table-cell>
          <table:table-cell table:style-name="Tableau102.B2" office:value-type="string">
            <text:p text:style-name="P55">77</text:p>
          </table:table-cell>
          <table:table-cell table:style-name="Tableau102.B2" office:value-type="string">
            <text:p text:style-name="P55">8.4</text:p>
          </table:table-cell>
          <table:table-cell table:style-name="Tableau102.B2" office:value-type="string">
            <text:p text:style-name="P55">76</text:p>
          </table:table-cell>
          <table:table-cell table:style-name="Tableau102.B2" office:value-type="string">
            <text:p text:style-name="P55">27.0</text:p>
          </table:table-cell>
          <table:table-cell table:style-name="Tableau102.B2" office:value-type="string">
            <text:p text:style-name="P55">153</text:p>
          </table:table-cell>
          <table:table-cell table:style-name="Tableau102.G3" office:value-type="string">
            <text:p text:style-name="P55">12.7</text:p>
          </table:table-cell>
        </table:table-row>
        <table:table-row table:style-name="Tableau102.1">
          <table:table-cell table:style-name="Tableau102.A6" office:value-type="string">
            <text:p text:style-name="P60">Total</text:p>
          </table:table-cell>
          <table:table-cell table:style-name="Tableau102.B6" office:value-type="string">
            <text:p text:style-name="P63">921</text:p>
          </table:table-cell>
          <table:table-cell table:style-name="Tableau102.B6" office:value-type="string">
            <text:p text:style-name="P63">100.0</text:p>
          </table:table-cell>
          <table:table-cell table:style-name="Tableau102.B6" office:value-type="string">
            <text:p text:style-name="P63">282</text:p>
          </table:table-cell>
          <table:table-cell table:style-name="Tableau102.B6" office:value-type="string">
            <text:p text:style-name="P63">100.0</text:p>
          </table:table-cell>
          <table:table-cell table:style-name="Tableau102.B6" office:value-type="string">
            <text:p text:style-name="P63">1203</text:p>
          </table:table-cell>
          <table:table-cell table:style-name="Tableau102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67.212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WW-Légende"><text:bookmark-start text:name="__RefHeading___Toc494880586"/><text:span text:style-name="T51">Table </text:span><text:span text:style-name="T51"><text:sequence text:ref-name="refTable98" text:name="Table" text:formula="ooow:Table+1" style:num-format="1">99</text:sequence></text:span><text:span text:style-name="T51"><text:s/>: Prévalence des escarres acquises en fonction d’un t</text:span>abagisme actif<text:bookmark-end text:name="__RefHeading___Toc494880586"/></text:p>
      <table:table table:name="Tableau103" table:style-name="Tableau103">
        <table:table-column table:style-name="Tableau103.A"/>
        <table:table-column table:style-name="Tableau103.B"/>
        <table:table-column table:style-name="Tableau103.C"/>
        <table:table-column table:style-name="Tableau103.D"/>
        <table:table-column table:style-name="Tableau103.C"/>
        <table:table-column table:style-name="Tableau103.F"/>
        <table:table-column table:style-name="Tableau103.G"/>
        <table:table-header-rows>
          <table:table-row table:style-name="Tableau103.1">
            <table:table-cell table:style-name="Tableau103.A1" table:number-rows-spanned="3" office:value-type="string">
              <text:p text:style-name="P53"/>
            </table:table-cell>
            <table:table-cell table:style-name="Tableau103.B1" table:number-columns-spanned="4" office:value-type="string">
              <text:p text:style-name="P52">Tabagisme actif</text:p>
            </table:table-cell>
            <table:covered-table-cell/>
            <table:covered-table-cell/>
            <table:covered-table-cell/>
            <table:table-cell table:style-name="Tableau103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03.1">
            <table:covered-table-cell/>
            <table:table-cell table:style-name="Tableau103.B2" table:number-columns-spanned="2" office:value-type="string">
              <text:p text:style-name="P52">Non</text:p>
            </table:table-cell>
            <table:covered-table-cell/>
            <table:table-cell table:style-name="Tableau103.B2" table:number-columns-spanned="2" office:value-type="string">
              <text:p text:style-name="P52">Oui</text:p>
            </table:table-cell>
            <table:covered-table-cell/>
            <table:covered-table-cell/>
            <table:covered-table-cell/>
          </table:table-row>
          <table:table-row table:style-name="Tableau103.1">
            <table:covered-table-cell/>
            <table:table-cell table:style-name="Tableau103.B2" office:value-type="string">
              <text:p text:style-name="P52">N</text:p>
            </table:table-cell>
            <table:table-cell table:style-name="Tableau103.B2" office:value-type="string">
              <text:p text:style-name="P52">%</text:p>
            </table:table-cell>
            <table:table-cell table:style-name="Tableau103.B2" office:value-type="string">
              <text:p text:style-name="P52">N</text:p>
            </table:table-cell>
            <table:table-cell table:style-name="Tableau103.B2" office:value-type="string">
              <text:p text:style-name="P52">%</text:p>
            </table:table-cell>
            <table:table-cell table:style-name="Tableau103.B2" office:value-type="string">
              <text:p text:style-name="P52">N</text:p>
            </table:table-cell>
            <table:table-cell table:style-name="Tableau103.G3" office:value-type="string">
              <text:p text:style-name="P52">%</text:p>
            </table:table-cell>
          </table:table-row>
        </table:table-header-rows>
        <table:table-row table:style-name="Tableau103.1">
          <table:table-cell table:style-name="Tableau103.A4" office:value-type="string">
            <text:p text:style-name="P60">Non</text:p>
          </table:table-cell>
          <table:table-cell table:style-name="Tableau103.B2" office:value-type="string">
            <text:p text:style-name="P63">799</text:p>
          </table:table-cell>
          <table:table-cell table:style-name="Tableau103.B2" office:value-type="string">
            <text:p text:style-name="P63">87.1</text:p>
          </table:table-cell>
          <table:table-cell table:style-name="Tableau103.B2" office:value-type="string">
            <text:p text:style-name="P63">251</text:p>
          </table:table-cell>
          <table:table-cell table:style-name="Tableau103.B2" office:value-type="string">
            <text:p text:style-name="P63">88.7</text:p>
          </table:table-cell>
          <table:table-cell table:style-name="Tableau103.B2" office:value-type="string">
            <text:p text:style-name="P63">1050</text:p>
          </table:table-cell>
          <table:table-cell table:style-name="Tableau103.G3" office:value-type="string">
            <text:p text:style-name="P63">87.5</text:p>
          </table:table-cell>
        </table:table-row>
        <table:table-row table:style-name="Tableau103.1">
          <table:table-cell table:style-name="Tableau103.A4" office:value-type="string">
            <text:p text:style-name="P52">Oui</text:p>
          </table:table-cell>
          <table:table-cell table:style-name="Tableau103.B2" office:value-type="string">
            <text:p text:style-name="P55">118</text:p>
          </table:table-cell>
          <table:table-cell table:style-name="Tableau103.B2" office:value-type="string">
            <text:p text:style-name="P55">12.9</text:p>
          </table:table-cell>
          <table:table-cell table:style-name="Tableau103.B2" office:value-type="string">
            <text:p text:style-name="P55">32</text:p>
          </table:table-cell>
          <table:table-cell table:style-name="Tableau103.B2" office:value-type="string">
            <text:p text:style-name="P55">11.3</text:p>
          </table:table-cell>
          <table:table-cell table:style-name="Tableau103.B2" office:value-type="string">
            <text:p text:style-name="P55">150</text:p>
          </table:table-cell>
          <table:table-cell table:style-name="Tableau103.G3" office:value-type="string">
            <text:p text:style-name="P55">12.5</text:p>
          </table:table-cell>
        </table:table-row>
        <table:table-row table:style-name="Tableau103.1">
          <table:table-cell table:style-name="Tableau103.A6" office:value-type="string">
            <text:p text:style-name="P60">Total</text:p>
          </table:table-cell>
          <table:table-cell table:style-name="Tableau103.B6" office:value-type="string">
            <text:p text:style-name="P63">917</text:p>
          </table:table-cell>
          <table:table-cell table:style-name="Tableau103.B6" office:value-type="string">
            <text:p text:style-name="P63">100.0</text:p>
          </table:table-cell>
          <table:table-cell table:style-name="Tableau103.B6" office:value-type="string">
            <text:p text:style-name="P63">283</text:p>
          </table:table-cell>
          <table:table-cell table:style-name="Tableau103.B6" office:value-type="string">
            <text:p text:style-name="P63">100.0</text:p>
          </table:table-cell>
          <table:table-cell table:style-name="Tableau103.B6" office:value-type="string">
            <text:p text:style-name="P63">1200</text:p>
          </table:table-cell>
          <table:table-cell table:style-name="Tableau103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0.4816</text:span><text:span text:style-name="T55">-p-value : </text:span><text:span text:style-name="T62">0.4877</text:span><text:span text:style-name="T55">-Signification : </text:span><text:span text:style-name="T62">NS</text:span></text:p>
      <text:p text:style-name="P69"/>
      <text:p text:style-name="WW-Légende"><text:bookmark-start text:name="__RefHeading___Toc494880587"/><text:span text:style-name="T51">Table </text:span><text:span text:style-name="T51"><text:sequence text:ref-name="refTable99" text:name="Table" text:formula="ooow:Table+1" style:num-format="1">100</text:sequence></text:span><text:span text:style-name="T51"><text:s/>: Prévalence des escarres acquises en fonction de la n</text:span>utrition le jour de l’étude<text:bookmark-end text:name="__RefHeading___Toc494880587"/></text:p>
      <table:table table:name="Tableau104" table:style-name="Tableau104">
        <table:table-column table:style-name="Tableau104.A"/>
        <table:table-column table:style-name="Tableau104.B"/>
        <table:table-column table:style-name="Tableau104.C"/>
        <table:table-column table:style-name="Tableau104.D"/>
        <table:table-column table:style-name="Tableau104.C"/>
        <table:table-column table:style-name="Tableau104.D"/>
        <table:table-column table:style-name="Tableau104.G"/>
        <table:table-column table:style-name="Tableau104.H"/>
        <table:table-column table:style-name="Tableau104.I"/>
        <table:table-header-rows>
          <table:table-row table:style-name="Tableau104.1">
            <table:table-cell table:style-name="Tableau104.A1" table:number-rows-spanned="3" office:value-type="string">
              <text:p text:style-name="P53"/>
            </table:table-cell>
            <table:table-cell table:style-name="Tableau104.B1" table:number-columns-spanned="6" office:value-type="string">
              <text:p text:style-name="P52">Nutrition le jour de l’étud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au104.H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04.1">
            <table:covered-table-cell/>
            <table:table-cell table:style-name="Tableau104.B2" table:number-columns-spanned="2" office:value-type="string">
              <text:p text:style-name="P52">Per os</text:p>
            </table:table-cell>
            <table:covered-table-cell/>
            <table:table-cell table:style-name="Tableau104.B2" table:number-columns-spanned="2" office:value-type="string">
              <text:p text:style-name="P52">Entérale</text:p>
            </table:table-cell>
            <table:covered-table-cell/>
            <table:table-cell table:style-name="Tableau104.B2" table:number-columns-spanned="2" office:value-type="string">
              <text:p text:style-name="P52">Parentérale</text:p>
            </table:table-cell>
            <table:covered-table-cell/>
            <table:covered-table-cell/>
            <table:covered-table-cell/>
          </table:table-row>
          <table:table-row table:style-name="Tableau104.1">
            <table:covered-table-cell/>
            <table:table-cell table:style-name="Tableau104.B2" office:value-type="string">
              <text:p text:style-name="P52">N</text:p>
            </table:table-cell>
            <table:table-cell table:style-name="Tableau104.B2" office:value-type="string">
              <text:p text:style-name="P52">%</text:p>
            </table:table-cell>
            <table:table-cell table:style-name="Tableau104.B2" office:value-type="string">
              <text:p text:style-name="P52">N</text:p>
            </table:table-cell>
            <table:table-cell table:style-name="Tableau104.B2" office:value-type="string">
              <text:p text:style-name="P52">%</text:p>
            </table:table-cell>
            <table:table-cell table:style-name="Tableau104.B2" office:value-type="string">
              <text:p text:style-name="P52">N</text:p>
            </table:table-cell>
            <table:table-cell table:style-name="Tableau104.B2" office:value-type="string">
              <text:p text:style-name="P52">%</text:p>
            </table:table-cell>
            <table:table-cell table:style-name="Tableau104.B2" office:value-type="string">
              <text:p text:style-name="P52">N</text:p>
            </table:table-cell>
            <table:table-cell table:style-name="Tableau104.I3" office:value-type="string">
              <text:p text:style-name="P52">%</text:p>
            </table:table-cell>
          </table:table-row>
        </table:table-header-rows>
        <table:table-row table:style-name="Tableau104.1">
          <table:table-cell table:style-name="Tableau104.A4" office:value-type="string">
            <text:p text:style-name="P60">Non</text:p>
          </table:table-cell>
          <table:table-cell table:style-name="Tableau104.B2" office:value-type="string">
            <text:p text:style-name="P63">533</text:p>
          </table:table-cell>
          <table:table-cell table:style-name="Tableau104.B2" office:value-type="string">
            <text:p text:style-name="P63">92.9</text:p>
          </table:table-cell>
          <table:table-cell table:style-name="Tableau104.B2" office:value-type="string">
            <text:p text:style-name="P63">295</text:p>
          </table:table-cell>
          <table:table-cell table:style-name="Tableau104.B2" office:value-type="string">
            <text:p text:style-name="P63">79.3</text:p>
          </table:table-cell>
          <table:table-cell table:style-name="Tableau104.B2" office:value-type="string">
            <text:p text:style-name="P63">138</text:p>
          </table:table-cell>
          <table:table-cell table:style-name="Tableau104.B2" office:value-type="string">
            <text:p text:style-name="P63">84.1</text:p>
          </table:table-cell>
          <table:table-cell table:style-name="Tableau104.B2" office:value-type="string">
            <text:p text:style-name="P63">966</text:p>
          </table:table-cell>
          <table:table-cell table:style-name="Tableau104.I3" office:value-type="string">
            <text:p text:style-name="P63">87.0</text:p>
          </table:table-cell>
        </table:table-row>
        <table:table-row table:style-name="Tableau104.1">
          <table:table-cell table:style-name="Tableau104.A4" office:value-type="string">
            <text:p text:style-name="P52">Oui</text:p>
          </table:table-cell>
          <table:table-cell table:style-name="Tableau104.B2" office:value-type="string">
            <text:p text:style-name="P55">41</text:p>
          </table:table-cell>
          <table:table-cell table:style-name="Tableau104.B2" office:value-type="string">
            <text:p text:style-name="P55">7.1</text:p>
          </table:table-cell>
          <table:table-cell table:style-name="Tableau104.B2" office:value-type="string">
            <text:p text:style-name="P55">77</text:p>
          </table:table-cell>
          <table:table-cell table:style-name="Tableau104.B2" office:value-type="string">
            <text:p text:style-name="P55">20.7</text:p>
          </table:table-cell>
          <table:table-cell table:style-name="Tableau104.B2" office:value-type="string">
            <text:p text:style-name="P55">26</text:p>
          </table:table-cell>
          <table:table-cell table:style-name="Tableau104.B2" office:value-type="string">
            <text:p text:style-name="P55">15.9</text:p>
          </table:table-cell>
          <table:table-cell table:style-name="Tableau104.B2" office:value-type="string">
            <text:p text:style-name="P55">144</text:p>
          </table:table-cell>
          <table:table-cell table:style-name="Tableau104.I3" office:value-type="string">
            <text:p text:style-name="P55">13.0</text:p>
          </table:table-cell>
        </table:table-row>
        <table:table-row table:style-name="Tableau104.1">
          <table:table-cell table:style-name="Tableau104.A6" office:value-type="string">
            <text:p text:style-name="P60">Total</text:p>
          </table:table-cell>
          <table:table-cell table:style-name="Tableau104.B6" office:value-type="string">
            <text:p text:style-name="P63">574</text:p>
          </table:table-cell>
          <table:table-cell table:style-name="Tableau104.B6" office:value-type="string">
            <text:p text:style-name="P63">100.0</text:p>
          </table:table-cell>
          <table:table-cell table:style-name="Tableau104.B6" office:value-type="string">
            <text:p text:style-name="P63">372</text:p>
          </table:table-cell>
          <table:table-cell table:style-name="Tableau104.B6" office:value-type="string">
            <text:p text:style-name="P63">100.0</text:p>
          </table:table-cell>
          <table:table-cell table:style-name="Tableau104.B6" office:value-type="string">
            <text:p text:style-name="P63">164</text:p>
          </table:table-cell>
          <table:table-cell table:style-name="Tableau104.B6" office:value-type="string">
            <text:p text:style-name="P63">100.0</text:p>
          </table:table-cell>
          <table:table-cell table:style-name="Tableau104.B6" office:value-type="string">
            <text:p text:style-name="P63">1110</text:p>
          </table:table-cell>
          <table:table-cell table:style-name="Tableau104.I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38.154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WW-Légende"><text:bookmark-start text:name="__RefHeading___Toc494880588"/><text:span text:style-name="T51">Table </text:span><text:span text:style-name="T51"><text:sequence text:ref-name="refTable100" text:name="Table" text:formula="ooow:Table+1" style:num-format="1">101</text:sequence></text:span><text:span text:style-name="T51"><text:s/>: Prévalence des escarres acquises en fonction des t</text:span>echniques de prévention le jour de l’étude - Mobilisation<text:bookmark-end text:name="__RefHeading___Toc494880588"/></text:p>
      <table:table table:name="Tableau105" table:style-name="Tableau105">
        <table:table-column table:style-name="Tableau105.A"/>
        <table:table-column table:style-name="Tableau105.B"/>
        <table:table-column table:style-name="Tableau105.C"/>
        <table:table-column table:style-name="Tableau105.B"/>
        <table:table-column table:style-name="Tableau105.E"/>
        <table:table-column table:style-name="Tableau105.F"/>
        <table:table-column table:style-name="Tableau105.G"/>
        <table:table-header-rows>
          <table:table-row table:style-name="Tableau105.1">
            <table:table-cell table:style-name="Tableau105.A1" table:number-rows-spanned="3" office:value-type="string">
              <text:p text:style-name="P53"/>
            </table:table-cell>
            <table:table-cell table:style-name="Tableau105.B1" table:number-columns-spanned="4" office:value-type="string">
              <text:p text:style-name="P52">Techniques de prévention le jour de l’étude - Mobilisation</text:p>
            </table:table-cell>
            <table:covered-table-cell/>
            <table:covered-table-cell/>
            <table:covered-table-cell/>
            <table:table-cell table:style-name="Tableau105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05.1">
            <table:covered-table-cell/>
            <table:table-cell table:style-name="Tableau105.B2" table:number-columns-spanned="2" office:value-type="string">
              <text:p text:style-name="P52">Mobilisation passive</text:p>
            </table:table-cell>
            <table:covered-table-cell/>
            <table:table-cell table:style-name="Tableau105.B2" table:number-columns-spanned="2" office:value-type="string">
              <text:p text:style-name="P52">Mobilisation active</text:p>
            </table:table-cell>
            <table:covered-table-cell/>
            <table:covered-table-cell/>
            <table:covered-table-cell/>
          </table:table-row>
          <table:table-row table:style-name="Tableau105.1">
            <table:covered-table-cell/>
            <table:table-cell table:style-name="Tableau105.B2" office:value-type="string">
              <text:p text:style-name="P52">N</text:p>
            </table:table-cell>
            <table:table-cell table:style-name="Tableau105.B2" office:value-type="string">
              <text:p text:style-name="P52">%</text:p>
            </table:table-cell>
            <table:table-cell table:style-name="Tableau105.B2" office:value-type="string">
              <text:p text:style-name="P52">N</text:p>
            </table:table-cell>
            <table:table-cell table:style-name="Tableau105.B2" office:value-type="string">
              <text:p text:style-name="P52">%</text:p>
            </table:table-cell>
            <table:table-cell table:style-name="Tableau105.B2" office:value-type="string">
              <text:p text:style-name="P52">N</text:p>
            </table:table-cell>
            <table:table-cell table:style-name="Tableau105.G3" office:value-type="string">
              <text:p text:style-name="P52">%</text:p>
            </table:table-cell>
          </table:table-row>
        </table:table-header-rows>
        <table:table-row table:style-name="Tableau105.1">
          <table:table-cell table:style-name="Tableau105.A4" office:value-type="string">
            <text:p text:style-name="P60">Non</text:p>
          </table:table-cell>
          <table:table-cell table:style-name="Tableau105.B2" office:value-type="string">
            <text:p text:style-name="P63">524</text:p>
          </table:table-cell>
          <table:table-cell table:style-name="Tableau105.B2" office:value-type="string">
            <text:p text:style-name="P63">83.8</text:p>
          </table:table-cell>
          <table:table-cell table:style-name="Tableau105.B2" office:value-type="string">
            <text:p text:style-name="P63">519</text:p>
          </table:table-cell>
          <table:table-cell table:style-name="Tableau105.B2" office:value-type="string">
            <text:p text:style-name="P63">92.0</text:p>
          </table:table-cell>
          <table:table-cell table:style-name="Tableau105.B2" office:value-type="string">
            <text:p text:style-name="P63">1043</text:p>
          </table:table-cell>
          <table:table-cell table:style-name="Tableau105.G3" office:value-type="string">
            <text:p text:style-name="P63">87.5</text:p>
          </table:table-cell>
        </table:table-row>
        <table:table-row table:style-name="Tableau105.1">
          <table:table-cell table:style-name="Tableau105.A4" office:value-type="string">
            <text:p text:style-name="P52">Oui</text:p>
          </table:table-cell>
          <table:table-cell table:style-name="Tableau105.B2" office:value-type="string">
            <text:p text:style-name="P55">101</text:p>
          </table:table-cell>
          <table:table-cell table:style-name="Tableau105.B2" office:value-type="string">
            <text:p text:style-name="P55">16.2</text:p>
          </table:table-cell>
          <table:table-cell table:style-name="Tableau105.B2" office:value-type="string">
            <text:p text:style-name="P55">48</text:p>
          </table:table-cell>
          <table:table-cell table:style-name="Tableau105.B2" office:value-type="string">
            <text:p text:style-name="P55">8.0</text:p>
          </table:table-cell>
          <table:table-cell table:style-name="Tableau105.B2" office:value-type="string">
            <text:p text:style-name="P55">149</text:p>
          </table:table-cell>
          <table:table-cell table:style-name="Tableau105.G3" office:value-type="string">
            <text:p text:style-name="P55">12.5</text:p>
          </table:table-cell>
        </table:table-row>
        <table:table-row table:style-name="Tableau105.1">
          <table:table-cell table:style-name="Tableau105.A6" office:value-type="string">
            <text:p text:style-name="P60">Total</text:p>
          </table:table-cell>
          <table:table-cell table:style-name="Tableau105.B6" office:value-type="string">
            <text:p text:style-name="P63">625</text:p>
          </table:table-cell>
          <table:table-cell table:style-name="Tableau105.B6" office:value-type="string">
            <text:p text:style-name="P63">100.0</text:p>
          </table:table-cell>
          <table:table-cell table:style-name="Tableau105.B6" office:value-type="string">
            <text:p text:style-name="P63">567</text:p>
          </table:table-cell>
          <table:table-cell table:style-name="Tableau105.B6" office:value-type="string">
            <text:p text:style-name="P63">100.0</text:p>
          </table:table-cell>
          <table:table-cell table:style-name="Tableau105.B6" office:value-type="string">
            <text:p text:style-name="P63">1192</text:p>
          </table:table-cell>
          <table:table-cell table:style-name="Tableau105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16.092</text:span><text:span text:style-name="T55">-p-value : </text:span><text:span text:style-name="T62">0.0001</text:span><text:span text:style-name="T55">-Signification : </text:span><text:span text:style-name="T62">&lt;0.0001</text:span></text:p>
      <text:p text:style-name="P24"/>
      <text:p text:style-name="WW-Légende"><text:bookmark-start text:name="__RefHeading___Toc494880589"/><text:span text:style-name="T51">Table </text:span><text:span text:style-name="T51"><text:sequence text:ref-name="refTable101" text:name="Table" text:formula="ooow:Table+1" style:num-format="1">102</text:sequence></text:span><text:span text:style-name="T51"><text:s/>: Prévalence des escarres acquises en fonction de l’u</text:span>tilisation des changements de position<text:bookmark-end text:name="__RefHeading___Toc494880589"/></text:p>
      <table:table table:name="Tableau106" table:style-name="Tableau106">
        <table:table-column table:style-name="Tableau106.A"/>
        <table:table-column table:style-name="Tableau106.B"/>
        <table:table-column table:style-name="Tableau106.C"/>
        <table:table-column table:style-name="Tableau106.B"/>
        <table:table-column table:style-name="Tableau106.C"/>
        <table:table-column table:style-name="Tableau106.F"/>
        <table:table-column table:style-name="Tableau106.G"/>
        <table:table-header-rows>
          <table:table-row table:style-name="Tableau106.1">
            <table:table-cell table:style-name="Tableau106.A1" table:number-rows-spanned="3" office:value-type="string">
              <text:p text:style-name="P51"/>
            </table:table-cell>
            <table:table-cell table:style-name="Tableau106.B1" table:number-columns-spanned="4" office:value-type="string">
              <text:p text:style-name="P50">Utilisation des changements de position</text:p>
            </table:table-cell>
            <table:covered-table-cell/>
            <table:covered-table-cell/>
            <table:covered-table-cell/>
            <table:table-cell table:style-name="Tableau106.F1" table:number-rows-spanned="2" table:number-columns-spanned="2" office:value-type="string">
              <text:p text:style-name="P50">Ensemble</text:p>
            </table:table-cell>
            <table:covered-table-cell/>
          </table:table-row>
          <table:table-row table:style-name="Tableau106.1">
            <table:covered-table-cell/>
            <table:table-cell table:style-name="Tableau106.B2" table:number-columns-spanned="2" office:value-type="string">
              <text:p text:style-name="P50">Non</text:p>
            </table:table-cell>
            <table:covered-table-cell/>
            <table:table-cell table:style-name="Tableau106.B2" table:number-columns-spanned="2" office:value-type="string">
              <text:p text:style-name="P50">Oui</text:p>
            </table:table-cell>
            <table:covered-table-cell/>
            <table:covered-table-cell/>
            <table:covered-table-cell/>
          </table:table-row>
          <table:table-row table:style-name="Tableau106.1">
            <table:covered-table-cell/>
            <table:table-cell table:style-name="Tableau106.B2" office:value-type="string">
              <text:p text:style-name="P50">N</text:p>
            </table:table-cell>
            <table:table-cell table:style-name="Tableau106.B2" office:value-type="string">
              <text:p text:style-name="P50">%</text:p>
            </table:table-cell>
            <table:table-cell table:style-name="Tableau106.B2" office:value-type="string">
              <text:p text:style-name="P50">N</text:p>
            </table:table-cell>
            <table:table-cell table:style-name="Tableau106.B2" office:value-type="string">
              <text:p text:style-name="P50">%</text:p>
            </table:table-cell>
            <table:table-cell table:style-name="Tableau106.B2" office:value-type="string">
              <text:p text:style-name="P50">N</text:p>
            </table:table-cell>
            <table:table-cell table:style-name="Tableau106.G3" office:value-type="string">
              <text:p text:style-name="P50">%</text:p>
            </table:table-cell>
          </table:table-row>
        </table:table-header-rows>
        <table:table-row table:style-name="Tableau106.1">
          <table:table-cell table:style-name="Tableau106.A4" office:value-type="string">
            <text:p text:style-name="P59">Non</text:p>
          </table:table-cell>
          <table:table-cell table:style-name="Tableau106.B2" office:value-type="string">
            <text:p text:style-name="P62">437</text:p>
          </table:table-cell>
          <table:table-cell table:style-name="Tableau106.B2" office:value-type="string">
            <text:p text:style-name="P62">89.2</text:p>
          </table:table-cell>
          <table:table-cell table:style-name="Tableau106.B2" office:value-type="string">
            <text:p text:style-name="P62">601</text:p>
          </table:table-cell>
          <table:table-cell table:style-name="Tableau106.B2" office:value-type="string">
            <text:p text:style-name="P62">86.0</text:p>
          </table:table-cell>
          <table:table-cell table:style-name="Tableau106.B2" office:value-type="string">
            <text:p text:style-name="P62">1038</text:p>
          </table:table-cell>
          <table:table-cell table:style-name="Tableau106.G3" office:value-type="string">
            <text:p text:style-name="P62">87.3</text:p>
          </table:table-cell>
        </table:table-row>
        <table:table-row table:style-name="Tableau106.1">
          <table:table-cell table:style-name="Tableau106.A4" office:value-type="string">
            <text:p text:style-name="P50">Oui</text:p>
          </table:table-cell>
          <table:table-cell table:style-name="Tableau106.B2" office:value-type="string">
            <text:p text:style-name="P54">53</text:p>
          </table:table-cell>
          <table:table-cell table:style-name="Tableau106.B2" office:value-type="string">
            <text:p text:style-name="P54">10.8</text:p>
          </table:table-cell>
          <table:table-cell table:style-name="Tableau106.B2" office:value-type="string">
            <text:p text:style-name="P54">98</text:p>
          </table:table-cell>
          <table:table-cell table:style-name="Tableau106.B2" office:value-type="string">
            <text:p text:style-name="P54">14.0</text:p>
          </table:table-cell>
          <table:table-cell table:style-name="Tableau106.B2" office:value-type="string">
            <text:p text:style-name="P54">151</text:p>
          </table:table-cell>
          <table:table-cell table:style-name="Tableau106.G3" office:value-type="string">
            <text:p text:style-name="P54">12.7</text:p>
          </table:table-cell>
        </table:table-row>
        <table:table-row table:style-name="Tableau106.1">
          <table:table-cell table:style-name="Tableau106.A6" office:value-type="string">
            <text:p text:style-name="P59">Total</text:p>
          </table:table-cell>
          <table:table-cell table:style-name="Tableau106.B6" office:value-type="string">
            <text:p text:style-name="P62">490</text:p>
          </table:table-cell>
          <table:table-cell table:style-name="Tableau106.B6" office:value-type="string">
            <text:p text:style-name="P62">100.0</text:p>
          </table:table-cell>
          <table:table-cell table:style-name="Tableau106.B6" office:value-type="string">
            <text:p text:style-name="P62">699</text:p>
          </table:table-cell>
          <table:table-cell table:style-name="Tableau106.B6" office:value-type="string">
            <text:p text:style-name="P62">100.0</text:p>
          </table:table-cell>
          <table:table-cell table:style-name="Tableau106.B6" office:value-type="string">
            <text:p text:style-name="P62">1189</text:p>
          </table:table-cell>
          <table:table-cell table:style-name="Tableau106.G6" office:value-type="string">
            <text:p text:style-name="P62">100.0</text:p>
          </table:table-cell>
        </table:table-row>
      </table:table>
      <text:p text:style-name="P56"><text:span text:style-name="T57">Khi² : </text:span><text:span text:style-name="T60">2.6668</text:span><text:span text:style-name="T57">-p-value : </text:span><text:span text:style-name="T60">0.1025</text:span><text:span text:style-name="T57">-Signification : </text:span><text:span text:style-name="T60">NS</text:span></text:p>
      <text:p text:style-name="P87"><text:bookmark-start text:name="__RefHeading___Toc494880590"/><text:span text:style-name="T51">Table </text:span><text:span text:style-name="T51"><text:sequence text:ref-name="refTable102" text:name="Table" text:formula="ooow:Table+1" style:num-format="1">103</text:sequence></text:span><text:span text:style-name="T51"><text:s/>: Prévalence des escarres acquises en fonction de la c</text:span>lassification du risque d’escarre<text:bookmark-end text:name="__RefHeading___Toc494880590"/></text:p>
      <table:table table:name="Tableau107" table:style-name="Tableau107">
        <table:table-column table:style-name="Tableau107.A"/>
        <table:table-column table:style-name="Tableau107.B"/>
        <table:table-column table:style-name="Tableau107.C"/>
        <table:table-column table:style-name="Tableau107.D"/>
        <table:table-column table:style-name="Tableau107.C"/>
        <table:table-column table:style-name="Tableau107.D"/>
        <table:table-column table:style-name="Tableau107.C"/>
        <table:table-column table:style-name="Tableau107.H" table:number-columns-repeated="2"/>
        <table:table-column table:style-name="Tableau107.J"/>
        <table:table-column table:style-name="Tableau107.K"/>
        <table:table-header-rows>
          <table:table-row table:style-name="Tableau107.1">
            <table:table-cell table:style-name="Tableau107.A1" table:number-rows-spanned="3" office:value-type="string">
              <text:p text:style-name="P53"/>
            </table:table-cell>
            <table:table-cell table:style-name="Tableau107.B1" table:number-columns-spanned="8" office:value-type="string">
              <text:p text:style-name="P52">Classification du risque d’escarr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au107.J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07.1">
            <table:covered-table-cell/>
            <table:table-cell table:style-name="Tableau107.B2" table:number-columns-spanned="2" office:value-type="string">
              <text:p text:style-name="P52">Pas de risque</text:p>
            </table:table-cell>
            <table:covered-table-cell/>
            <table:table-cell table:style-name="Tableau107.B2" table:number-columns-spanned="2" office:value-type="string">
              <text:p text:style-name="P52">Risque faible</text:p>
            </table:table-cell>
            <table:covered-table-cell/>
            <table:table-cell table:style-name="Tableau107.B2" table:number-columns-spanned="2" office:value-type="string">
              <text:p text:style-name="P52">Risque moyen</text:p>
            </table:table-cell>
            <table:covered-table-cell/>
            <table:table-cell table:style-name="Tableau107.B2" table:number-columns-spanned="2" office:value-type="string">
              <text:p text:style-name="P52">Risque majeur/élevé</text:p>
            </table:table-cell>
            <table:covered-table-cell/>
            <table:covered-table-cell/>
            <table:covered-table-cell/>
          </table:table-row>
          <table:table-row table:style-name="Tableau107.1">
            <table:covered-table-cell/>
            <table:table-cell table:style-name="Tableau107.B2" office:value-type="string">
              <text:p text:style-name="P52">N</text:p>
            </table:table-cell>
            <table:table-cell table:style-name="Tableau107.B2" office:value-type="string">
              <text:p text:style-name="P52">%</text:p>
            </table:table-cell>
            <table:table-cell table:style-name="Tableau107.B2" office:value-type="string">
              <text:p text:style-name="P52">N</text:p>
            </table:table-cell>
            <table:table-cell table:style-name="Tableau107.B2" office:value-type="string">
              <text:p text:style-name="P52">%</text:p>
            </table:table-cell>
            <table:table-cell table:style-name="Tableau107.B2" office:value-type="string">
              <text:p text:style-name="P52">N</text:p>
            </table:table-cell>
            <table:table-cell table:style-name="Tableau107.B2" office:value-type="string">
              <text:p text:style-name="P52">%</text:p>
            </table:table-cell>
            <table:table-cell table:style-name="Tableau107.B2" office:value-type="string">
              <text:p text:style-name="P52">N</text:p>
            </table:table-cell>
            <table:table-cell table:style-name="Tableau107.B2" office:value-type="string">
              <text:p text:style-name="P52">%</text:p>
            </table:table-cell>
            <table:table-cell table:style-name="Tableau107.B2" office:value-type="string">
              <text:p text:style-name="P52">N</text:p>
            </table:table-cell>
            <table:table-cell table:style-name="Tableau107.K3" office:value-type="string">
              <text:p text:style-name="P52">%</text:p>
            </table:table-cell>
          </table:table-row>
        </table:table-header-rows>
        <table:table-row table:style-name="Tableau107.1">
          <table:table-cell table:style-name="Tableau107.A4" office:value-type="string">
            <text:p text:style-name="P60">Non</text:p>
          </table:table-cell>
          <table:table-cell table:style-name="Tableau107.B2" office:value-type="string">
            <text:p text:style-name="P63">98</text:p>
          </table:table-cell>
          <table:table-cell table:style-name="Tableau107.B2" office:value-type="string">
            <text:p text:style-name="P63">100.0</text:p>
          </table:table-cell>
          <table:table-cell table:style-name="Tableau107.B2" office:value-type="string">
            <text:p text:style-name="P63">295</text:p>
          </table:table-cell>
          <table:table-cell table:style-name="Tableau107.B2" office:value-type="string">
            <text:p text:style-name="P63">96.7</text:p>
          </table:table-cell>
          <table:table-cell table:style-name="Tableau107.B2" office:value-type="string">
            <text:p text:style-name="P63">345</text:p>
          </table:table-cell>
          <table:table-cell table:style-name="Tableau107.B2" office:value-type="string">
            <text:p text:style-name="P63">91.0</text:p>
          </table:table-cell>
          <table:table-cell table:style-name="Tableau107.B2" office:value-type="string">
            <text:p text:style-name="P63">337</text:p>
          </table:table-cell>
          <table:table-cell table:style-name="Tableau107.B2" office:value-type="string">
            <text:p text:style-name="P63">75.6</text:p>
          </table:table-cell>
          <table:table-cell table:style-name="Tableau107.B2" office:value-type="string">
            <text:p text:style-name="P63">1075</text:p>
          </table:table-cell>
          <table:table-cell table:style-name="Tableau107.K3" office:value-type="string">
            <text:p text:style-name="P63">87.5</text:p>
          </table:table-cell>
        </table:table-row>
        <table:table-row table:style-name="Tableau107.1">
          <table:table-cell table:style-name="Tableau107.A4" office:value-type="string">
            <text:p text:style-name="P52">Oui</text:p>
          </table:table-cell>
          <table:table-cell table:style-name="Tableau107.B2" office:value-type="string">
            <text:p text:style-name="P55">0</text:p>
          </table:table-cell>
          <table:table-cell table:style-name="Tableau107.B2" office:value-type="string">
            <text:p text:style-name="P55">0</text:p>
          </table:table-cell>
          <table:table-cell table:style-name="Tableau107.B2" office:value-type="string">
            <text:p text:style-name="P55">10</text:p>
          </table:table-cell>
          <table:table-cell table:style-name="Tableau107.B2" office:value-type="string">
            <text:p text:style-name="P55">3.3</text:p>
          </table:table-cell>
          <table:table-cell table:style-name="Tableau107.B2" office:value-type="string">
            <text:p text:style-name="P55">34</text:p>
          </table:table-cell>
          <table:table-cell table:style-name="Tableau107.B2" office:value-type="string">
            <text:p text:style-name="P55">9.0</text:p>
          </table:table-cell>
          <table:table-cell table:style-name="Tableau107.B2" office:value-type="string">
            <text:p text:style-name="P55">109</text:p>
          </table:table-cell>
          <table:table-cell table:style-name="Tableau107.B2" office:value-type="string">
            <text:p text:style-name="P55">24.4</text:p>
          </table:table-cell>
          <table:table-cell table:style-name="Tableau107.B2" office:value-type="string">
            <text:p text:style-name="P55">153</text:p>
          </table:table-cell>
          <table:table-cell table:style-name="Tableau107.K3" office:value-type="string">
            <text:p text:style-name="P55">12.5</text:p>
          </table:table-cell>
        </table:table-row>
        <table:table-row table:style-name="Tableau107.1">
          <table:table-cell table:style-name="Tableau107.A6" office:value-type="string">
            <text:p text:style-name="P60">Total</text:p>
          </table:table-cell>
          <table:table-cell table:style-name="Tableau107.B6" office:value-type="string">
            <text:p text:style-name="P63">98</text:p>
          </table:table-cell>
          <table:table-cell table:style-name="Tableau107.B6" office:value-type="string">
            <text:p text:style-name="P63">100.0</text:p>
          </table:table-cell>
          <table:table-cell table:style-name="Tableau107.B6" office:value-type="string">
            <text:p text:style-name="P63">305</text:p>
          </table:table-cell>
          <table:table-cell table:style-name="Tableau107.B6" office:value-type="string">
            <text:p text:style-name="P63">100.0</text:p>
          </table:table-cell>
          <table:table-cell table:style-name="Tableau107.B6" office:value-type="string">
            <text:p text:style-name="P63">379</text:p>
          </table:table-cell>
          <table:table-cell table:style-name="Tableau107.B6" office:value-type="string">
            <text:p text:style-name="P63">100.0</text:p>
          </table:table-cell>
          <table:table-cell table:style-name="Tableau107.B6" office:value-type="string">
            <text:p text:style-name="P63">446</text:p>
          </table:table-cell>
          <table:table-cell table:style-name="Tableau107.B6" office:value-type="string">
            <text:p text:style-name="P63">100.0</text:p>
          </table:table-cell>
          <table:table-cell table:style-name="Tableau107.B6" office:value-type="string">
            <text:p text:style-name="P63">1228</text:p>
          </table:table-cell>
          <table:table-cell table:style-name="Tableau107.K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100.43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WW-Légende"><text:bookmark-start text:name="__RefHeading___Toc494880591"/><text:span text:style-name="T51">Table </text:span><text:span text:style-name="T51"><text:sequence text:ref-name="refTable103" text:name="Table" text:formula="ooow:Table+1" style:num-format="1">104</text:sequence></text:span><text:span text:style-name="T51"><text:s/>: Prévalence des escarres acquises en fonction du n</text:span>ombre d’escarres à l’admission<text:bookmark-end text:name="__RefHeading___Toc494880591"/></text:p>
      <table:table table:name="Tableau108" table:style-name="Tableau108">
        <table:table-column table:style-name="Tableau108.A"/>
        <table:table-column table:style-name="Tableau108.B" table:number-columns-repeated="3"/>
        <table:table-column table:style-name="Tableau108.E"/>
        <table:table-column table:style-name="Tableau108.F"/>
        <table:table-column table:style-name="Tableau108.G"/>
        <table:table-header-rows>
          <table:table-row table:style-name="Tableau108.1">
            <table:table-cell table:style-name="Tableau108.A1" table:number-rows-spanned="3" office:value-type="string">
              <text:p text:style-name="P53"/>
            </table:table-cell>
            <table:table-cell table:style-name="Tableau108.B1" table:number-columns-spanned="4" office:value-type="string">
              <text:p text:style-name="P52">Présence d'un escarre le jour de l’étude</text:p>
            </table:table-cell>
            <table:covered-table-cell/>
            <table:covered-table-cell/>
            <table:covered-table-cell/>
            <table:table-cell table:style-name="Tableau108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08.1">
            <table:covered-table-cell/>
            <table:table-cell table:style-name="Tableau108.B2" table:number-columns-spanned="2" office:value-type="string">
              <text:p text:style-name="P52">Pas d'escarre à l'admission</text:p>
            </table:table-cell>
            <table:covered-table-cell/>
            <table:table-cell table:style-name="Tableau108.B2" table:number-columns-spanned="2" office:value-type="string">
              <text:p text:style-name="P49"><text:span text:style-name="T55">Au moins une escarre à l'admission</text:span></text:p>
            </table:table-cell>
            <table:covered-table-cell/>
            <table:covered-table-cell/>
            <table:covered-table-cell/>
          </table:table-row>
          <table:table-row table:style-name="Tableau108.1">
            <table:covered-table-cell/>
            <table:table-cell table:style-name="Tableau108.B2" office:value-type="string">
              <text:p text:style-name="P52">N</text:p>
            </table:table-cell>
            <table:table-cell table:style-name="Tableau108.B2" office:value-type="string">
              <text:p text:style-name="P52">%</text:p>
            </table:table-cell>
            <table:table-cell table:style-name="Tableau108.B2" office:value-type="string">
              <text:p text:style-name="P52">N</text:p>
            </table:table-cell>
            <table:table-cell table:style-name="Tableau108.B2" office:value-type="string">
              <text:p text:style-name="P52">%</text:p>
            </table:table-cell>
            <table:table-cell table:style-name="Tableau108.B2" office:value-type="string">
              <text:p text:style-name="P52">N</text:p>
            </table:table-cell>
            <table:table-cell table:style-name="Tableau108.G3" office:value-type="string">
              <text:p text:style-name="P52">%</text:p>
            </table:table-cell>
          </table:table-row>
        </table:table-header-rows>
        <table:table-row table:style-name="Tableau108.1">
          <table:table-cell table:style-name="Tableau108.A4" office:value-type="string">
            <text:p text:style-name="P60">Non</text:p>
          </table:table-cell>
          <table:table-cell table:style-name="Tableau108.B2" office:value-type="string">
            <text:p text:style-name="P63">993</text:p>
          </table:table-cell>
          <table:table-cell table:style-name="Tableau108.B2" office:value-type="string">
            <text:p text:style-name="P63">87.2</text:p>
          </table:table-cell>
          <table:table-cell table:style-name="Tableau108.B2" office:value-type="string">
            <text:p text:style-name="P63">82</text:p>
          </table:table-cell>
          <table:table-cell table:style-name="Tableau108.B2" office:value-type="string">
            <text:p text:style-name="P63">92.1</text:p>
          </table:table-cell>
          <table:table-cell table:style-name="Tableau108.B2" office:value-type="string">
            <text:p text:style-name="P63">1075</text:p>
          </table:table-cell>
          <table:table-cell table:style-name="Tableau108.G3" office:value-type="string">
            <text:p text:style-name="P63">87.5</text:p>
          </table:table-cell>
        </table:table-row>
        <table:table-row table:style-name="Tableau108.1">
          <table:table-cell table:style-name="Tableau108.A4" office:value-type="string">
            <text:p text:style-name="P52">Oui</text:p>
          </table:table-cell>
          <table:table-cell table:style-name="Tableau108.B2" office:value-type="string">
            <text:p text:style-name="P55">146</text:p>
          </table:table-cell>
          <table:table-cell table:style-name="Tableau108.B2" office:value-type="string">
            <text:p text:style-name="P55">12.8</text:p>
          </table:table-cell>
          <table:table-cell table:style-name="Tableau108.B2" office:value-type="string">
            <text:p text:style-name="P55">7</text:p>
          </table:table-cell>
          <table:table-cell table:style-name="Tableau108.B2" office:value-type="string">
            <text:p text:style-name="P55">7.9</text:p>
          </table:table-cell>
          <table:table-cell table:style-name="Tableau108.B2" office:value-type="string">
            <text:p text:style-name="P55">153</text:p>
          </table:table-cell>
          <table:table-cell table:style-name="Tableau108.G3" office:value-type="string">
            <text:p text:style-name="P55">12.5</text:p>
          </table:table-cell>
        </table:table-row>
        <table:table-row table:style-name="Tableau108.1">
          <table:table-cell table:style-name="Tableau108.A6" office:value-type="string">
            <text:p text:style-name="P60">Total</text:p>
          </table:table-cell>
          <table:table-cell table:style-name="Tableau108.B6" office:value-type="string">
            <text:p text:style-name="P63">1139</text:p>
          </table:table-cell>
          <table:table-cell table:style-name="Tableau108.B6" office:value-type="string">
            <text:p text:style-name="P63">100.0</text:p>
          </table:table-cell>
          <table:table-cell table:style-name="Tableau108.B6" office:value-type="string">
            <text:p text:style-name="P63">89</text:p>
          </table:table-cell>
          <table:table-cell table:style-name="Tableau108.B6" office:value-type="string">
            <text:p text:style-name="P63">100.0</text:p>
          </table:table-cell>
          <table:table-cell table:style-name="Tableau108.B6" office:value-type="string">
            <text:p text:style-name="P63">1228</text:p>
          </table:table-cell>
          <table:table-cell table:style-name="Tableau108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1.8568</text:span><text:span text:style-name="T55">-p-value : </text:span><text:span text:style-name="T62">0.1730</text:span><text:span text:style-name="T55">-Signification : </text:span><text:span text:style-name="T62">NS</text:span></text:p>
      <text:p text:style-name="P24"/>
      <text:h text:style-name="Heading_20_2" text:outline-level="2"><text:bookmark-start text:name="__RefHeading___Toc494880654"/><text:span text:style-name="hps"><text:span text:style-name="T4">Régression logistique explicative de la prévalence des escarres acquises</text:span></text:span><text:bookmark-end text:name="__RefHeading___Toc494880654"/></text:h>
      <text:p text:style-name="P26"/>
      <text:p text:style-name="P85"><text:bookmark-start text:name="__RefHeading___Toc494880592"/>Table <text:sequence text:ref-name="refTable104" text:name="Table" text:formula="ooow:Table+1" style:num-format="1">105</text:sequence>: Régression logistique explicative de la prévalence des escarres acquises (modèle stepwise) (n=796)<text:bookmark-end text:name="__RefHeading___Toc494880592"/></text:p>
      <table:table table:name="Tableau109" table:style-name="Tableau109">
        <table:table-column table:style-name="Tableau109.A"/>
        <table:table-column table:style-name="Tableau109.B"/>
        <table:table-column table:style-name="Tableau109.C"/>
        <table:table-column table:style-name="Tableau109.D"/>
        <table:table-column table:style-name="Tableau109.E"/>
        <table:table-row table:style-name="Tableau109.1">
          <table:table-cell table:style-name="Tableau109.A1" table:number-rows-spanned="2" office:value-type="string">
            <text:p text:style-name="P27">Facteurs explicatifs</text:p>
          </table:table-cell>
          <table:table-cell table:style-name="Tableau109.B1" table:number-rows-spanned="2" office:value-type="string">
            <text:p text:style-name="P27">Signification</text:p>
          </table:table-cell>
          <table:table-cell table:style-name="Tableau109.B1" table:number-rows-spanned="2" office:value-type="string">
            <text:p text:style-name="P30">Odds-ratio</text:p>
          </table:table-cell>
          <table:table-cell table:style-name="Tableau109.D1" table:number-rows-spanned="2" table:number-columns-spanned="2" office:value-type="string">
            <text:p text:style-name="P30">IC 0.95</text:p>
          </table:table-cell>
          <table:covered-table-cell/>
        </table:table-row>
        <table:table-row table:style-name="Tableau109.1">
          <table:covered-table-cell/>
          <table:covered-table-cell/>
          <table:covered-table-cell/>
          <table:covered-table-cell/>
          <table:covered-table-cell/>
        </table:table-row>
        <table:table-row table:style-name="Tableau109.3">
          <table:table-cell table:style-name="Tableau109.A3" office:value-type="string">
            <text:p text:style-name="Titre00"><text:span text:style-name="T33">Poids à l’admission : 65 kg ou moins</text:span></text:p>
          </table:table-cell>
          <table:table-cell table:style-name="Tableau109.B3" office:value-type="string">
            <text:p text:style-name="P111">-</text:p>
          </table:table-cell>
          <table:table-cell table:style-name="Tableau109.B3" office:value-type="string">
            <text:p text:style-name="P14">1</text:p>
          </table:table-cell>
          <table:table-cell table:style-name="Tableau109.D1" table:number-columns-spanned="2" office:value-type="string">
            <text:p text:style-name="P15">-</text:p>
          </table:table-cell>
          <table:covered-table-cell/>
        </table:table-row>
        <table:table-row table:style-name="Tableau109.3">
          <table:table-cell table:style-name="Tableau109.A3" office:value-type="string">
            <text:p text:style-name="P7">Entre 66 et 75 kg vs 65 kg ou moins</text:p>
          </table:table-cell>
          <table:table-cell table:style-name="Tableau109.B3" office:value-type="string">
            <text:p text:style-name="P35"><text:span text:style-name="T62">0.6990 (NS)</text:span></text:p>
          </table:table-cell>
          <table:table-cell table:style-name="Tableau109.B3" office:value-type="string">
            <text:p text:style-name="P8">1.144</text:p>
          </table:table-cell>
          <table:table-cell table:style-name="Tableau109.B3" office:value-type="string">
            <text:p text:style-name="P8">0.579</text:p>
          </table:table-cell>
          <table:table-cell table:style-name="Tableau109.E4" office:value-type="string">
            <text:p text:style-name="P8">2.260</text:p>
          </table:table-cell>
        </table:table-row>
        <table:table-row table:style-name="Tableau109.3">
          <table:table-cell table:style-name="Tableau109.A3" office:value-type="string">
            <text:p text:style-name="P7">Entre 76 et 90 kg vs 65 kg ou moins</text:p>
          </table:table-cell>
          <table:table-cell table:style-name="Tableau109.B3" office:value-type="string">
            <text:p text:style-name="P35"><text:span text:style-name="T62">0.8141 (NS)</text:span></text:p>
          </table:table-cell>
          <table:table-cell table:style-name="Tableau109.B3" office:value-type="string">
            <text:p text:style-name="P8">0.926</text:p>
          </table:table-cell>
          <table:table-cell table:style-name="Tableau109.B3" office:value-type="string">
            <text:p text:style-name="P8">0.490</text:p>
          </table:table-cell>
          <table:table-cell table:style-name="Tableau109.E4" office:value-type="string">
            <text:p text:style-name="P8">1.752</text:p>
          </table:table-cell>
        </table:table-row>
        <table:table-row table:style-name="Tableau109.3">
          <table:table-cell table:style-name="Tableau109.A3" office:value-type="string">
            <text:p text:style-name="P7">Plus de 90 kg vs 65 kg ou moins</text:p>
          </table:table-cell>
          <table:table-cell table:style-name="Tableau109.B3" office:value-type="string">
            <text:p text:style-name="P35"><text:span text:style-name="T62">0.0028 (&lt;0.01)</text:span></text:p>
          </table:table-cell>
          <table:table-cell table:style-name="Tableau109.B3" office:value-type="string">
            <text:p text:style-name="P8">2.442</text:p>
          </table:table-cell>
          <table:table-cell table:style-name="Tableau109.B3" office:value-type="string">
            <text:p text:style-name="P8">1.360</text:p>
          </table:table-cell>
          <table:table-cell table:style-name="Tableau109.E4" office:value-type="string">
            <text:p text:style-name="P8">4.386</text:p>
          </table:table-cell>
        </table:table-row>
        <table:table-row table:style-name="Tableau109.3">
          <table:table-cell table:style-name="Tableau109.A3" office:value-type="string">
            <text:p text:style-name="Titre00"><text:span text:style-name="T33">IGS 2 : Moins de 20</text:span></text:p>
          </table:table-cell>
          <table:table-cell table:style-name="Tableau109.B3" office:value-type="string">
            <text:p text:style-name="P111">-</text:p>
          </table:table-cell>
          <table:table-cell table:style-name="Tableau109.B3" office:value-type="string">
            <text:p text:style-name="P14">1</text:p>
          </table:table-cell>
          <table:table-cell table:style-name="Tableau109.D1" table:number-columns-spanned="2" office:value-type="string">
            <text:p text:style-name="P15">-</text:p>
          </table:table-cell>
          <table:covered-table-cell/>
        </table:table-row>
        <table:table-row table:style-name="Tableau109.3">
          <table:table-cell table:style-name="Tableau109.A3" office:value-type="string">
            <text:p text:style-name="P7">Entre 20 et 40 vs Moins de 20</text:p>
          </table:table-cell>
          <table:table-cell table:style-name="Tableau109.B3" office:value-type="string">
            <text:p text:style-name="P36">0.1003 (NS)</text:p>
          </table:table-cell>
          <table:table-cell table:style-name="Tableau109.B3" office:value-type="string">
            <text:p text:style-name="P8">3.555</text:p>
          </table:table-cell>
          <table:table-cell table:style-name="Tableau109.B3" office:value-type="string">
            <text:p text:style-name="P8">0.783</text:p>
          </table:table-cell>
          <table:table-cell table:style-name="Tableau109.E4" office:value-type="string">
            <text:p text:style-name="P8">16.137</text:p>
          </table:table-cell>
        </table:table-row>
        <table:table-row table:style-name="Tableau109.3">
          <table:table-cell table:style-name="Tableau109.A3" office:value-type="string">
            <text:p text:style-name="P7">Entre 40 et 60 vs Moins de 20</text:p>
          </table:table-cell>
          <table:table-cell table:style-name="Tableau109.B3" office:value-type="string">
            <text:p text:style-name="P36">0.0254 (&lt;0.05)</text:p>
          </table:table-cell>
          <table:table-cell table:style-name="Tableau109.B3" office:value-type="string">
            <text:p text:style-name="P8">5.508</text:p>
          </table:table-cell>
          <table:table-cell table:style-name="Tableau109.B3" office:value-type="string">
            <text:p text:style-name="P8">1.234</text:p>
          </table:table-cell>
          <table:table-cell table:style-name="Tableau109.E4" office:value-type="string">
            <text:p text:style-name="P8">24.589</text:p>
          </table:table-cell>
        </table:table-row>
        <table:table-row table:style-name="Tableau109.3">
          <table:table-cell table:style-name="Tableau109.A3" office:value-type="string">
            <text:p text:style-name="P7">Plus de 60 vs Moins de 20</text:p>
          </table:table-cell>
          <table:table-cell table:style-name="Tableau109.B3" office:value-type="string">
            <text:p text:style-name="P36">0.0076 (&lt;0.01)</text:p>
          </table:table-cell>
          <table:table-cell table:style-name="Tableau109.B3" office:value-type="string">
            <text:p text:style-name="P8">7.807</text:p>
          </table:table-cell>
          <table:table-cell table:style-name="Tableau109.B3" office:value-type="string">
            <text:p text:style-name="P8">1.727</text:p>
          </table:table-cell>
          <table:table-cell table:style-name="Tableau109.E4" office:value-type="string">
            <text:p text:style-name="P8">35.298</text:p>
          </table:table-cell>
        </table:table-row>
        <table:table-row table:style-name="Tableau109.3">
          <table:table-cell table:style-name="Tableau109.A3" office:value-type="string">
            <text:p text:style-name="Titre00"><text:span text:style-name="T33">Corticoïdes à forte dose depuis l’admission : Non</text:span></text:p>
          </table:table-cell>
          <table:table-cell table:style-name="Tableau109.B3" office:value-type="string">
            <text:p text:style-name="P14">-</text:p>
          </table:table-cell>
          <table:table-cell table:style-name="Tableau109.B3" office:value-type="string">
            <text:p text:style-name="P14">1</text:p>
          </table:table-cell>
          <table:table-cell table:style-name="Tableau109.D1" table:number-columns-spanned="2" office:value-type="string">
            <text:p text:style-name="P14">-</text:p>
          </table:table-cell>
          <table:covered-table-cell/>
        </table:table-row>
        <table:table-row table:style-name="Tableau109.3">
          <table:table-cell table:style-name="Tableau109.A3" office:value-type="string">
            <text:p text:style-name="P7">Oui vs Non</text:p>
          </table:table-cell>
          <table:table-cell table:style-name="Tableau109.B3" office:value-type="string">
            <text:p text:style-name="P36">0.0034 (&lt;0.01)</text:p>
          </table:table-cell>
          <table:table-cell table:style-name="Tableau109.B3" office:value-type="string">
            <text:p text:style-name="P8">2.072</text:p>
          </table:table-cell>
          <table:table-cell table:style-name="Tableau109.B3" office:value-type="string">
            <text:p text:style-name="P8">1.273</text:p>
          </table:table-cell>
          <table:table-cell table:style-name="Tableau109.E4" office:value-type="string">
            <text:p text:style-name="P8">3.374</text:p>
          </table:table-cell>
        </table:table-row>
        <table:table-row table:style-name="Tableau109.1">
          <table:table-cell table:style-name="Tableau109.A1" office:value-type="string">
            <text:p text:style-name="Titre00"><text:span text:style-name="T33">Maladie neurologique motrice depuis l’admission : Non</text:span></text:p>
          </table:table-cell>
          <table:table-cell table:style-name="Tableau109.B1" office:value-type="string">
            <text:p text:style-name="P14">-</text:p>
          </table:table-cell>
          <table:table-cell table:style-name="Tableau109.B1" office:value-type="string">
            <text:p text:style-name="P14">1</text:p>
          </table:table-cell>
          <table:table-cell table:style-name="Tableau109.D1" table:number-columns-spanned="2" office:value-type="string">
            <text:p text:style-name="P14">-</text:p>
          </table:table-cell>
          <table:covered-table-cell/>
        </table:table-row>
        <table:table-row table:style-name="Tableau109.3">
          <table:table-cell table:style-name="Tableau109.A1" office:value-type="string">
            <text:p text:style-name="P7">Oui vs Non</text:p>
          </table:table-cell>
          <table:table-cell table:style-name="Tableau109.B1" office:value-type="string">
            <text:p text:style-name="P36">&lt;0.0001</text:p>
          </table:table-cell>
          <table:table-cell table:style-name="Tableau109.B1" office:value-type="string">
            <text:p text:style-name="P8">3.128</text:p>
          </table:table-cell>
          <table:table-cell table:style-name="Tableau109.B1" office:value-type="string">
            <text:p text:style-name="P8">1.972</text:p>
          </table:table-cell>
          <table:table-cell table:style-name="Tableau109.D1" office:value-type="string">
            <text:p text:style-name="P8">4.961</text:p>
          </table:table-cell>
        </table:table-row>
        <table:table-row table:style-name="Tableau109.1">
          <table:table-cell table:style-name="Tableau109.A1" office:value-type="string">
            <text:p text:style-name="Titre00"><text:span text:style-name="T33">Classification du risque d’escarre : Pas de risque/Risque faible</text:span></text:p>
          </table:table-cell>
          <table:table-cell table:style-name="Tableau109.B1" office:value-type="string">
            <text:p text:style-name="P14">-</text:p>
          </table:table-cell>
          <table:table-cell table:style-name="Tableau109.B1" office:value-type="string">
            <text:p text:style-name="P14">1</text:p>
          </table:table-cell>
          <table:table-cell table:style-name="Tableau109.D1" table:number-columns-spanned="2" office:value-type="string">
            <text:p text:style-name="P14">-</text:p>
          </table:table-cell>
          <table:covered-table-cell/>
        </table:table-row>
        <table:table-row table:style-name="Tableau109.3">
          <table:table-cell table:style-name="Tableau109.A1" office:value-type="string">
            <text:p text:style-name="P7">Risque moyen vs Pas de risque/Risque faible</text:p>
          </table:table-cell>
          <table:table-cell table:style-name="Tableau109.B1" office:value-type="string">
            <text:p text:style-name="P36">0.2659 (NS)</text:p>
          </table:table-cell>
          <table:table-cell table:style-name="Tableau109.B1" office:value-type="string">
            <text:p text:style-name="P8">1.601</text:p>
          </table:table-cell>
          <table:table-cell table:style-name="Tableau109.B1" office:value-type="string">
            <text:p text:style-name="P8">0.699</text:p>
          </table:table-cell>
          <table:table-cell table:style-name="Tableau109.D1" office:value-type="string">
            <text:p text:style-name="P8">3.667</text:p>
          </table:table-cell>
        </table:table-row>
        <table:table-row table:style-name="Tableau109.3">
          <table:table-cell table:style-name="Tableau109.A1" office:value-type="string">
            <text:p text:style-name="P7">Risque majeur/élevé vs Pas de risque/Risque faible</text:p>
          </table:table-cell>
          <table:table-cell table:style-name="Tableau109.B1" office:value-type="string">
            <text:p text:style-name="P36">&lt;0.0001</text:p>
          </table:table-cell>
          <table:table-cell table:style-name="Tableau109.B1" office:value-type="string">
            <text:p text:style-name="P8">5.101</text:p>
          </table:table-cell>
          <table:table-cell table:style-name="Tableau109.B1" office:value-type="string">
            <text:p text:style-name="P8">2.418</text:p>
          </table:table-cell>
          <table:table-cell table:style-name="Tableau109.D1" office:value-type="string">
            <text:p text:style-name="P8">10.759</text:p>
          </table:table-cell>
        </table:table-row>
      </table:table>
      <text:p text:style-name="P65"/>
      <text:p text:style-name="P88"><text:bookmark-start text:name="__RefHeading___Toc494880593"/>Table <text:sequence text:ref-name="refTable105" text:name="Table" text:formula="ooow:Table+1" style:num-format="1">106</text:sequence>: Régression logistique explicative de la prévalence des escarres acquises (modèle stepwise sans l’ajout de la classification du risque d’escarre) (n=796)<text:bookmark-end text:name="__RefHeading___Toc494880593"/></text:p>
      <table:table table:name="Tableau110" table:style-name="Tableau110">
        <table:table-column table:style-name="Tableau110.A"/>
        <table:table-column table:style-name="Tableau110.B"/>
        <table:table-column table:style-name="Tableau110.C"/>
        <table:table-column table:style-name="Tableau110.D"/>
        <table:table-column table:style-name="Tableau110.E"/>
        <table:table-row table:style-name="Tableau110.1">
          <table:table-cell table:style-name="Tableau110.A1" table:number-rows-spanned="2" office:value-type="string">
            <text:p text:style-name="P27">Facteurs explicatifs</text:p>
          </table:table-cell>
          <table:table-cell table:style-name="Tableau110.B1" table:number-rows-spanned="2" office:value-type="string">
            <text:p text:style-name="P27">Signification</text:p>
          </table:table-cell>
          <table:table-cell table:style-name="Tableau110.B1" table:number-rows-spanned="2" office:value-type="string">
            <text:p text:style-name="P30">Odds-ratio</text:p>
          </table:table-cell>
          <table:table-cell table:style-name="Tableau110.D1" table:number-rows-spanned="2" table:number-columns-spanned="2" office:value-type="string">
            <text:p text:style-name="P30">IC 0.95</text:p>
          </table:table-cell>
          <table:covered-table-cell/>
        </table:table-row>
        <table:table-row table:style-name="Tableau110.1">
          <table:covered-table-cell/>
          <table:covered-table-cell/>
          <table:covered-table-cell/>
          <table:covered-table-cell/>
          <table:covered-table-cell/>
        </table:table-row>
        <table:table-row table:style-name="Tableau110.3">
          <table:table-cell table:style-name="Tableau110.A3" office:value-type="string">
            <text:p text:style-name="P110">Poids à l’admission : 65 kg ou moins</text:p>
          </table:table-cell>
          <table:table-cell table:style-name="Tableau110.B3" office:value-type="string">
            <text:p text:style-name="P111">-</text:p>
          </table:table-cell>
          <table:table-cell table:style-name="Tableau110.B3" office:value-type="string">
            <text:p text:style-name="P14">1</text:p>
          </table:table-cell>
          <table:table-cell table:style-name="Tableau110.D1" table:number-columns-spanned="2" office:value-type="string">
            <text:p text:style-name="P15">-</text:p>
          </table:table-cell>
          <table:covered-table-cell/>
        </table:table-row>
        <table:table-row table:style-name="Tableau110.3">
          <table:table-cell table:style-name="Tableau110.A3" office:value-type="string">
            <text:p text:style-name="P7">Entre 66 et 75 kg vs 65 kg ou moins</text:p>
          </table:table-cell>
          <table:table-cell table:style-name="Tableau110.B3" office:value-type="string">
            <text:p text:style-name="P35"><text:span text:style-name="T62">0.8129 (NS)</text:span></text:p>
          </table:table-cell>
          <table:table-cell table:style-name="Tableau110.B3" office:value-type="string">
            <text:p text:style-name="P8">1.084</text:p>
          </table:table-cell>
          <table:table-cell table:style-name="Tableau110.B3" office:value-type="string">
            <text:p text:style-name="P8">0.556</text:p>
          </table:table-cell>
          <table:table-cell table:style-name="Tableau110.E4" office:value-type="string">
            <text:p text:style-name="P8">2.111</text:p>
          </table:table-cell>
        </table:table-row>
        <table:table-row table:style-name="Tableau110.3">
          <table:table-cell table:style-name="Tableau110.A3" office:value-type="string">
            <text:p text:style-name="P7">Entre 76 et 90 kg vs 65 kg ou moins</text:p>
          </table:table-cell>
          <table:table-cell table:style-name="Tableau110.B3" office:value-type="string">
            <text:p text:style-name="P36">0.6657 (NS)</text:p>
          </table:table-cell>
          <table:table-cell table:style-name="Tableau110.B3" office:value-type="string">
            <text:p text:style-name="P8">0.872</text:p>
          </table:table-cell>
          <table:table-cell table:style-name="Tableau110.B3" office:value-type="string">
            <text:p text:style-name="P8">0.467</text:p>
          </table:table-cell>
          <table:table-cell table:style-name="Tableau110.E4" office:value-type="string">
            <text:p text:style-name="P8">1.626</text:p>
          </table:table-cell>
        </table:table-row>
        <table:table-row table:style-name="Tableau110.3">
          <table:table-cell table:style-name="Tableau110.A3" office:value-type="string">
            <text:p text:style-name="P7">Plus de 90 kg vs 65 kg ou moins</text:p>
          </table:table-cell>
          <table:table-cell table:style-name="Tableau110.B3" office:value-type="string">
            <text:p text:style-name="P36">0.0011 (&lt;0.01)</text:p>
          </table:table-cell>
          <table:table-cell table:style-name="Tableau110.B3" office:value-type="string">
            <text:p text:style-name="P8">2.599</text:p>
          </table:table-cell>
          <table:table-cell table:style-name="Tableau110.B3" office:value-type="string">
            <text:p text:style-name="P8">1.465</text:p>
          </table:table-cell>
          <table:table-cell table:style-name="Tableau110.E4" office:value-type="string">
            <text:p text:style-name="P8">4.611</text:p>
          </table:table-cell>
        </table:table-row>
        <table:table-row table:style-name="Tableau110.3">
          <table:table-cell table:style-name="Tableau110.A3" office:value-type="string">
            <text:p text:style-name="P110">IGS 2 : Moins de 20</text:p>
          </table:table-cell>
          <table:table-cell table:style-name="Tableau110.B3" office:value-type="string">
            <text:p text:style-name="P111">-</text:p>
          </table:table-cell>
          <table:table-cell table:style-name="Tableau110.B3" office:value-type="string">
            <text:p text:style-name="P14">1</text:p>
          </table:table-cell>
          <table:table-cell table:style-name="Tableau110.D1" table:number-columns-spanned="2" office:value-type="string">
            <text:p text:style-name="P15">-</text:p>
          </table:table-cell>
          <table:covered-table-cell/>
        </table:table-row>
        <table:table-row table:style-name="Tableau110.3">
          <table:table-cell table:style-name="Tableau110.A3" office:value-type="string">
            <text:p text:style-name="P7">Entre 20 et 40 vs Moins de 20</text:p>
          </table:table-cell>
          <table:table-cell table:style-name="Tableau110.B3" office:value-type="string">
            <text:p text:style-name="P36">0.0605 (NS)</text:p>
          </table:table-cell>
          <table:table-cell table:style-name="Tableau110.B3" office:value-type="string">
            <text:p text:style-name="P8">4.167</text:p>
          </table:table-cell>
          <table:table-cell table:style-name="Tableau110.B3" office:value-type="string">
            <text:p text:style-name="P8">0.939</text:p>
          </table:table-cell>
          <table:table-cell table:style-name="Tableau110.E4" office:value-type="string">
            <text:p text:style-name="P8">18.493</text:p>
          </table:table-cell>
        </table:table-row>
        <table:table-row table:style-name="Tableau110.3">
          <table:table-cell table:style-name="Tableau110.A3" office:value-type="string">
            <text:p text:style-name="P7">Entre 40 et 60 vs Moins de 20</text:p>
          </table:table-cell>
          <table:table-cell table:style-name="Tableau110.B3" office:value-type="string">
            <text:p text:style-name="P36">0.0148 (&lt;0.05)</text:p>
          </table:table-cell>
          <table:table-cell table:style-name="Tableau110.B3" office:value-type="string">
            <text:p text:style-name="P8">6.288</text:p>
          </table:table-cell>
          <table:table-cell table:style-name="Tableau110.B3" office:value-type="string">
            <text:p text:style-name="P8">1.434</text:p>
          </table:table-cell>
          <table:table-cell table:style-name="Tableau110.E4" office:value-type="string">
            <text:p text:style-name="P8">27.569</text:p>
          </table:table-cell>
        </table:table-row>
        <table:table-row table:style-name="Tableau110.3">
          <table:table-cell table:style-name="Tableau110.A3" office:value-type="string">
            <text:p text:style-name="P7">Plus de 60 vs Moins de 20</text:p>
          </table:table-cell>
          <table:table-cell table:style-name="Tableau110.B3" office:value-type="string">
            <text:p text:style-name="P36">0.0034 (&lt;0.01)</text:p>
          </table:table-cell>
          <table:table-cell table:style-name="Tableau110.B3" office:value-type="string">
            <text:p text:style-name="P8">9.362</text:p>
          </table:table-cell>
          <table:table-cell table:style-name="Tableau110.B3" office:value-type="string">
            <text:p text:style-name="P8">2.094</text:p>
          </table:table-cell>
          <table:table-cell table:style-name="Tableau110.E4" office:value-type="string">
            <text:p text:style-name="P8">41.856</text:p>
          </table:table-cell>
        </table:table-row>
        <table:table-row table:style-name="Tableau110.3">
          <table:table-cell table:style-name="Tableau110.A3" office:value-type="string">
            <text:p text:style-name="P110">Corticoïdes à forte dose depuis l’admission : Non</text:p>
          </table:table-cell>
          <table:table-cell table:style-name="Tableau110.B3" office:value-type="string">
            <text:p text:style-name="P14">-</text:p>
          </table:table-cell>
          <table:table-cell table:style-name="Tableau110.B3" office:value-type="string">
            <text:p text:style-name="P14">1</text:p>
          </table:table-cell>
          <table:table-cell table:style-name="Tableau110.D1" table:number-columns-spanned="2" office:value-type="string">
            <text:p text:style-name="P14">-</text:p>
          </table:table-cell>
          <table:covered-table-cell/>
        </table:table-row>
        <table:table-row table:style-name="Tableau110.3">
          <table:table-cell table:style-name="Tableau110.A3" office:value-type="string">
            <text:p text:style-name="P7">Oui vs Non</text:p>
          </table:table-cell>
          <table:table-cell table:style-name="Tableau110.B3" office:value-type="string">
            <text:p text:style-name="P36">0.0004 (&lt;0.001)</text:p>
          </table:table-cell>
          <table:table-cell table:style-name="Tableau110.B3" office:value-type="string">
            <text:p text:style-name="P8">2.354</text:p>
          </table:table-cell>
          <table:table-cell table:style-name="Tableau110.B3" office:value-type="string">
            <text:p text:style-name="P8">1.460</text:p>
          </table:table-cell>
          <table:table-cell table:style-name="Tableau110.E4" office:value-type="string">
            <text:p text:style-name="P8">3.794</text:p>
          </table:table-cell>
        </table:table-row>
        <table:table-row table:style-name="Tableau110.1">
          <table:table-cell table:style-name="Tableau110.A1" office:value-type="string">
            <text:p text:style-name="P110">Maladie neurologique motrice depuis l’admission : Non</text:p>
          </table:table-cell>
          <table:table-cell table:style-name="Tableau110.B1" office:value-type="string">
            <text:p text:style-name="P14">-</text:p>
          </table:table-cell>
          <table:table-cell table:style-name="Tableau110.B1" office:value-type="string">
            <text:p text:style-name="P14">1</text:p>
          </table:table-cell>
          <table:table-cell table:style-name="Tableau110.D1" table:number-columns-spanned="2" office:value-type="string">
            <text:p text:style-name="P14">-</text:p>
          </table:table-cell>
          <table:covered-table-cell/>
        </table:table-row>
        <table:table-row table:style-name="Tableau110.3">
          <table:table-cell table:style-name="Tableau110.A1" office:value-type="string">
            <text:p text:style-name="P7">Oui vs Non</text:p>
          </table:table-cell>
          <table:table-cell table:style-name="Tableau110.B1" office:value-type="string">
            <text:p text:style-name="P36">&lt;0.0001</text:p>
          </table:table-cell>
          <table:table-cell table:style-name="Tableau110.B1" office:value-type="string">
            <text:p text:style-name="P8">3.157</text:p>
          </table:table-cell>
          <table:table-cell table:style-name="Tableau110.B1" office:value-type="string">
            <text:p text:style-name="P8">2.004</text:p>
          </table:table-cell>
          <table:table-cell table:style-name="Tableau110.D1" office:value-type="string">
            <text:p text:style-name="P8">4.974</text:p>
          </table:table-cell>
        </table:table-row>
        <table:table-row table:style-name="Tableau110.1">
          <table:table-cell table:style-name="Tableau110.A1" office:value-type="string">
            <text:p text:style-name="Titre00"><text:span text:style-name="T33">Nutrition le jour de l’étude : Per os</text:span></text:p>
          </table:table-cell>
          <table:table-cell table:style-name="Tableau110.B1" office:value-type="string">
            <text:p text:style-name="P14">-</text:p>
          </table:table-cell>
          <table:table-cell table:style-name="Tableau110.B1" office:value-type="string">
            <text:p text:style-name="P14">1</text:p>
          </table:table-cell>
          <table:table-cell table:style-name="Tableau110.D1" table:number-columns-spanned="2" office:value-type="string">
            <text:p text:style-name="P14">-</text:p>
          </table:table-cell>
          <table:covered-table-cell/>
        </table:table-row>
        <table:table-row table:style-name="Tableau110.3">
          <table:table-cell table:style-name="Tableau110.A1" office:value-type="string">
            <text:p text:style-name="P7">Entérale vs Per os</text:p>
          </table:table-cell>
          <table:table-cell table:style-name="Tableau110.B1" office:value-type="string">
            <text:p text:style-name="P36">0.0084 (&lt;0.01)</text:p>
          </table:table-cell>
          <table:table-cell table:style-name="Tableau110.B1" office:value-type="string">
            <text:p text:style-name="P8">1.941</text:p>
          </table:table-cell>
          <table:table-cell table:style-name="Tableau110.B1" office:value-type="string">
            <text:p text:style-name="P8">1.185</text:p>
          </table:table-cell>
          <table:table-cell table:style-name="Tableau110.D1" office:value-type="string">
            <text:p text:style-name="P8">3.177</text:p>
          </table:table-cell>
        </table:table-row>
      </table:table>
      <text:p text:style-name="P65"/>
      <text:p text:style-name="P85"><text:bookmark-start text:name="__RefHeading___Toc494880594"/>Table <text:sequence text:ref-name="refTable106" text:name="Table" text:formula="ooow:Table+1" style:num-format="1">107</text:sequence><text:span text:style-name="T30"><text:s/></text:span>: Régression logistique explicative de la prévalence des escarres acquises (modèle stepwise avec l’ajout de la CRP et de l’albumine) (n=270)<text:bookmark-end text:name="__RefHeading___Toc494880594"/></text:p>
      <table:table table:name="Tableau111" table:style-name="Tableau111">
        <table:table-column table:style-name="Tableau111.A"/>
        <table:table-column table:style-name="Tableau111.B"/>
        <table:table-column table:style-name="Tableau111.C"/>
        <table:table-column table:style-name="Tableau111.D"/>
        <table:table-column table:style-name="Tableau111.E"/>
        <table:table-row table:style-name="Tableau111.1">
          <table:table-cell table:style-name="Tableau111.A1" table:number-rows-spanned="2" office:value-type="string">
            <text:p text:style-name="P27">Facteurs explicatifs</text:p>
          </table:table-cell>
          <table:table-cell table:style-name="Tableau111.B1" table:number-rows-spanned="2" office:value-type="string">
            <text:p text:style-name="P27">Signification</text:p>
          </table:table-cell>
          <table:table-cell table:style-name="Tableau111.B1" table:number-rows-spanned="2" office:value-type="string">
            <text:p text:style-name="P30">Odds-ratio</text:p>
          </table:table-cell>
          <table:table-cell table:style-name="Tableau111.D1" table:number-rows-spanned="2" table:number-columns-spanned="2" office:value-type="string">
            <text:p text:style-name="P30">IC 0.95</text:p>
          </table:table-cell>
          <table:covered-table-cell/>
        </table:table-row>
        <table:table-row table:style-name="Tableau111.1">
          <table:covered-table-cell/>
          <table:covered-table-cell/>
          <table:covered-table-cell/>
          <table:covered-table-cell/>
          <table:covered-table-cell/>
        </table:table-row>
        <table:table-row table:style-name="Tableau111.3">
          <table:table-cell table:style-name="Tableau111.A3" office:value-type="string">
            <text:p text:style-name="P110">Albumine : Plus de 30</text:p>
          </table:table-cell>
          <table:table-cell table:style-name="Tableau111.B3" office:value-type="string">
            <text:p text:style-name="P111">-</text:p>
          </table:table-cell>
          <table:table-cell table:style-name="Tableau111.B3" office:value-type="string">
            <text:p text:style-name="P14">1</text:p>
          </table:table-cell>
          <table:table-cell table:style-name="Tableau111.D1" table:number-columns-spanned="2" office:value-type="string">
            <text:p text:style-name="P15">-</text:p>
          </table:table-cell>
          <table:covered-table-cell/>
        </table:table-row>
        <table:table-row table:style-name="Tableau111.3">
          <table:table-cell table:style-name="Tableau111.A3" office:value-type="string">
            <text:p text:style-name="P7">20 ou moins vs Plus de 30</text:p>
          </table:table-cell>
          <table:table-cell table:style-name="Tableau111.B3" office:value-type="string">
            <text:p text:style-name="P35"><text:span text:style-name="T62">0.0096 (&lt;0.01)</text:span></text:p>
          </table:table-cell>
          <table:table-cell table:style-name="Tableau111.B3" office:value-type="string">
            <text:p text:style-name="P8">4.886</text:p>
          </table:table-cell>
          <table:table-cell table:style-name="Tableau111.B3" office:value-type="string">
            <text:p text:style-name="P8">1.470</text:p>
          </table:table-cell>
          <table:table-cell table:style-name="Tableau111.E4" office:value-type="string">
            <text:p text:style-name="P8">16.239</text:p>
          </table:table-cell>
        </table:table-row>
        <table:table-row table:style-name="Tableau111.3">
          <table:table-cell table:style-name="Tableau111.A3" office:value-type="string">
            <text:p text:style-name="P7">Entre 21 et 25 vs Plus de 30</text:p>
          </table:table-cell>
          <table:table-cell table:style-name="Tableau111.B3" office:value-type="string">
            <text:p text:style-name="P35"><text:span text:style-name="T62">0.7662 (NS)</text:span></text:p>
          </table:table-cell>
          <table:table-cell table:style-name="Tableau111.B3" office:value-type="string">
            <text:p text:style-name="P8">0.812</text:p>
          </table:table-cell>
          <table:table-cell table:style-name="Tableau111.B3" office:value-type="string">
            <text:p text:style-name="P8">0.206</text:p>
          </table:table-cell>
          <table:table-cell table:style-name="Tableau111.E4" office:value-type="string">
            <text:p text:style-name="P8">3.200</text:p>
          </table:table-cell>
        </table:table-row>
        <table:table-row table:style-name="Tableau111.3">
          <table:table-cell table:style-name="Tableau111.A3" office:value-type="string">
            <text:p text:style-name="P7">Entre 26 et 30 vs Plus de 30</text:p>
          </table:table-cell>
          <table:table-cell table:style-name="Tableau111.B3" office:value-type="string">
            <text:p text:style-name="P35"><text:span text:style-name="T62">0.2250 (NS)</text:span></text:p>
          </table:table-cell>
          <table:table-cell table:style-name="Tableau111.B3" office:value-type="string">
            <text:p text:style-name="P8">2.001</text:p>
          </table:table-cell>
          <table:table-cell table:style-name="Tableau111.B3" office:value-type="string">
            <text:p text:style-name="P8">0.652</text:p>
          </table:table-cell>
          <table:table-cell table:style-name="Tableau111.E4" office:value-type="string">
            <text:p text:style-name="P8">6.140</text:p>
          </table:table-cell>
        </table:table-row>
        <table:table-row table:style-name="Tableau111.3">
          <table:table-cell table:style-name="Tableau111.A3" office:value-type="string">
            <text:p text:style-name="P110">IGS 2 : Entre 20 et 40</text:p>
          </table:table-cell>
          <table:table-cell table:style-name="Tableau111.B3" office:value-type="string">
            <text:p text:style-name="P111">-</text:p>
          </table:table-cell>
          <table:table-cell table:style-name="Tableau111.B3" office:value-type="string">
            <text:p text:style-name="P14">1</text:p>
          </table:table-cell>
          <table:table-cell table:style-name="Tableau111.D1" table:number-columns-spanned="2" office:value-type="string">
            <text:p text:style-name="P15">-</text:p>
          </table:table-cell>
          <table:covered-table-cell/>
        </table:table-row>
        <table:table-row table:style-name="Tableau111.3">
          <table:table-cell table:style-name="Tableau111.A3" office:value-type="string">
            <text:p text:style-name="P7">Moins de 20 vs Entre 20 et 40</text:p>
          </table:table-cell>
          <table:table-cell table:style-name="Tableau111.B3" office:value-type="string">
            <text:p text:style-name="P35"><text:span text:style-name="T62">0.8042 (NS)</text:span></text:p>
          </table:table-cell>
          <table:table-cell table:style-name="Tableau111.B3" office:value-type="string">
            <text:p text:style-name="P8">0.747</text:p>
          </table:table-cell>
          <table:table-cell table:style-name="Tableau111.B3" office:value-type="string">
            <text:p text:style-name="P8">0.075</text:p>
          </table:table-cell>
          <table:table-cell table:style-name="Tableau111.E4" office:value-type="string">
            <text:p text:style-name="P8">7.468</text:p>
          </table:table-cell>
        </table:table-row>
        <table:table-row table:style-name="Tableau111.3">
          <table:table-cell table:style-name="Tableau111.A3" office:value-type="string">
            <text:p text:style-name="P7">Entre 40 et 60 vs Entre 20 et 40</text:p>
          </table:table-cell>
          <table:table-cell table:style-name="Tableau111.B3" office:value-type="string">
            <text:p text:style-name="P36">0.7332 (NS)</text:p>
          </table:table-cell>
          <table:table-cell table:style-name="Tableau111.B3" office:value-type="string">
            <text:p text:style-name="P8">1.199</text:p>
          </table:table-cell>
          <table:table-cell table:style-name="Tableau111.B3" office:value-type="string">
            <text:p text:style-name="P8">0.422</text:p>
          </table:table-cell>
          <table:table-cell table:style-name="Tableau111.E4" office:value-type="string">
            <text:p text:style-name="P8">3.412</text:p>
          </table:table-cell>
        </table:table-row>
        <table:table-row table:style-name="Tableau111.3">
          <table:table-cell table:style-name="Tableau111.A3" office:value-type="string">
            <text:p text:style-name="P7">Plus de 60 vs Entre 20 et 40</text:p>
          </table:table-cell>
          <table:table-cell table:style-name="Tableau111.B3" office:value-type="string">
            <text:p text:style-name="P35"><text:span text:style-name="T62">0.0145 (&lt;0.05)</text:span></text:p>
          </table:table-cell>
          <table:table-cell table:style-name="Tableau111.B3" office:value-type="string">
            <text:p text:style-name="P8">4.070</text:p>
          </table:table-cell>
          <table:table-cell table:style-name="Tableau111.B3" office:value-type="string">
            <text:p text:style-name="P8">1.321</text:p>
          </table:table-cell>
          <table:table-cell table:style-name="Tableau111.E4" office:value-type="string">
            <text:p text:style-name="P8">12.544</text:p>
          </table:table-cell>
        </table:table-row>
        <table:table-row table:style-name="Tableau111.1">
          <table:table-cell table:style-name="Tableau111.A1" office:value-type="string">
            <text:p text:style-name="P110">Maladie neurologique motrice depuis l’admission : Non</text:p>
          </table:table-cell>
          <table:table-cell table:style-name="Tableau111.B1" office:value-type="string">
            <text:p text:style-name="P14">-</text:p>
          </table:table-cell>
          <table:table-cell table:style-name="Tableau111.B1" office:value-type="string">
            <text:p text:style-name="P14">1</text:p>
          </table:table-cell>
          <table:table-cell table:style-name="Tableau111.D1" table:number-columns-spanned="2" office:value-type="string">
            <text:p text:style-name="P14">-</text:p>
          </table:table-cell>
          <table:covered-table-cell/>
        </table:table-row>
        <table:table-row table:style-name="Tableau111.3">
          <table:table-cell table:style-name="Tableau111.A1" office:value-type="string">
            <text:p text:style-name="P7">Oui vs Non</text:p>
          </table:table-cell>
          <table:table-cell table:style-name="Tableau111.B1" office:value-type="string">
            <text:p text:style-name="P36">0.0003 (&lt;0.001)</text:p>
          </table:table-cell>
          <table:table-cell table:style-name="Tableau111.B1" office:value-type="string">
            <text:p text:style-name="P8">4.995</text:p>
          </table:table-cell>
          <table:table-cell table:style-name="Tableau111.B1" office:value-type="string">
            <text:p text:style-name="P8">2.083</text:p>
          </table:table-cell>
          <table:table-cell table:style-name="Tableau111.D1" office:value-type="string">
            <text:p text:style-name="P8">11.977</text:p>
          </table:table-cell>
        </table:table-row>
        <table:table-row table:style-name="Tableau111.1">
          <table:table-cell table:style-name="Tableau111.A1" office:value-type="string">
            <text:p text:style-name="P110">Classification du risque d’escarre : Pas de risque/Risque faible</text:p>
          </table:table-cell>
          <table:table-cell table:style-name="Tableau111.B1" office:value-type="string">
            <text:p text:style-name="P14">-</text:p>
          </table:table-cell>
          <table:table-cell table:style-name="Tableau111.B1" office:value-type="string">
            <text:p text:style-name="P14">1</text:p>
          </table:table-cell>
          <table:table-cell table:style-name="Tableau111.D1" table:number-columns-spanned="2" office:value-type="string">
            <text:p text:style-name="P14">-</text:p>
          </table:table-cell>
          <table:covered-table-cell/>
        </table:table-row>
        <table:table-row table:style-name="Tableau111.3">
          <table:table-cell table:style-name="Tableau111.A1" office:value-type="string">
            <text:p text:style-name="P7">Risque moyen vs Pas de risque/Risque faible</text:p>
          </table:table-cell>
          <table:table-cell table:style-name="Tableau111.B1" office:value-type="string">
            <text:p text:style-name="P35"><text:span text:style-name="T62">0.3431 (NS)</text:span></text:p>
          </table:table-cell>
          <table:table-cell table:style-name="Tableau111.B1" office:value-type="string">
            <text:p text:style-name="P8">0.449</text:p>
          </table:table-cell>
          <table:table-cell table:style-name="Tableau111.B1" office:value-type="string">
            <text:p text:style-name="P8">0.086</text:p>
          </table:table-cell>
          <table:table-cell table:style-name="Tableau111.D1" office:value-type="string">
            <text:p text:style-name="P8">2.350</text:p>
          </table:table-cell>
        </table:table-row>
        <table:table-row table:style-name="Tableau111.3">
          <table:table-cell table:style-name="Tableau111.A1" office:value-type="string">
            <text:p text:style-name="P7">Risque majeur/élevé vs Pas de risque/Risque faible</text:p>
          </table:table-cell>
          <table:table-cell table:style-name="Tableau111.B1" office:value-type="string">
            <text:p text:style-name="P36">0.0285 (&lt;0.05)</text:p>
          </table:table-cell>
          <table:table-cell table:style-name="Tableau111.B1" office:value-type="string">
            <text:p text:style-name="P8">4.401</text:p>
          </table:table-cell>
          <table:table-cell table:style-name="Tableau111.B1" office:value-type="string">
            <text:p text:style-name="P8">1.168</text:p>
          </table:table-cell>
          <table:table-cell table:style-name="Tableau111.D1" office:value-type="string">
            <text:p text:style-name="P8">16.577</text:p>
          </table:table-cell>
        </table:table-row>
      </table:table>
      <text:p text:style-name="P65"/>
      <text:h text:style-name="P76" text:outline-level="1"><text:bookmark-start text:name="__RefHeading___Toc494880655"/>Description des escarres en fonction de la classification du risque d’escarre<text:span text:style-name="T4"> (n=230)</text:span><text:bookmark-end text:name="__RefHeading___Toc494880655"/></text:h>
      <text:p text:style-name="P25"/>
      <text:p text:style-name="WW-Légende"><text:bookmark-start text:name="__RefHeading___Toc494880595"/><text:span text:style-name="T51">Tables </text:span><text:span text:style-name="T51"><text:sequence text:ref-name="refTable107" text:name="Table" text:formula="ooow:Table+1" style:num-format="1">108</text:sequence></text:span><text:span text:style-name="T51"><text:s/>et </text:span><text:span text:style-name="T51"><text:sequence text:ref-name="refTable108" text:name="Table" text:formula="ooow:Table+1" style:num-format="1">109</text:sequence></text:span><text:span text:style-name="T51"><text:s/>: </text:span>Nombre d’escarres présentes le jour de l'étude en fonction de la classification du risque d’escarre<text:bookmark-end text:name="__RefHeading___Toc494880595"/></text:p>
      <table:table table:name="Tableau112" table:style-name="Tableau112">
        <table:table-column table:style-name="Tableau112.A"/>
        <table:table-column table:style-name="Tableau112.B" table:number-columns-repeated="2"/>
        <table:table-column table:style-name="Tableau112.D" table:number-columns-repeated="2"/>
        <table:table-column table:style-name="Tableau112.F"/>
        <table:table-column table:style-name="Tableau112.G"/>
        <table:table-header-rows>
          <table:table-row table:style-name="Tableau112.1">
            <table:table-cell table:style-name="Tableau112.A1" table:number-rows-spanned="3" office:value-type="string">
              <text:p text:style-name="P53"/>
            </table:table-cell>
            <table:table-cell table:style-name="Tableau112.B1" table:number-columns-spanned="4" office:value-type="string">
              <text:p text:style-name="P52">Classification du risque d’escarre</text:p>
            </table:table-cell>
            <table:covered-table-cell/>
            <table:covered-table-cell/>
            <table:covered-table-cell/>
            <table:table-cell table:style-name="Tableau112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12.1">
            <table:covered-table-cell/>
            <table:table-cell table:style-name="Tableau112.B2" table:number-columns-spanned="2" office:value-type="string">
              <text:p text:style-name="P52">Pas de risque/Risque faible ou moyen</text:p>
            </table:table-cell>
            <table:covered-table-cell/>
            <table:table-cell table:style-name="Tableau112.B2" table:number-columns-spanned="2" office:value-type="string">
              <text:p text:style-name="P52">Risque majeur/élevé</text:p>
            </table:table-cell>
            <table:covered-table-cell/>
            <table:covered-table-cell/>
            <table:covered-table-cell/>
          </table:table-row>
          <table:table-row table:style-name="Tableau112.1">
            <table:covered-table-cell/>
            <table:table-cell table:style-name="Tableau112.B2" office:value-type="string">
              <text:p text:style-name="P52">N</text:p>
            </table:table-cell>
            <table:table-cell table:style-name="Tableau112.B2" office:value-type="string">
              <text:p text:style-name="P52">%</text:p>
            </table:table-cell>
            <table:table-cell table:style-name="Tableau112.B2" office:value-type="string">
              <text:p text:style-name="P52">N</text:p>
            </table:table-cell>
            <table:table-cell table:style-name="Tableau112.B2" office:value-type="string">
              <text:p text:style-name="P52">%</text:p>
            </table:table-cell>
            <table:table-cell table:style-name="Tableau112.B2" office:value-type="string">
              <text:p text:style-name="P52">N</text:p>
            </table:table-cell>
            <table:table-cell table:style-name="Tableau112.G3" office:value-type="string">
              <text:p text:style-name="P52">%</text:p>
            </table:table-cell>
          </table:table-row>
        </table:table-header-rows>
        <table:table-row table:style-name="Tableau112.1">
          <table:table-cell table:style-name="Tableau112.A4" office:value-type="string">
            <text:p text:style-name="P60">1</text:p>
          </table:table-cell>
          <table:table-cell table:style-name="Tableau112.B2" office:value-type="string">
            <text:p text:style-name="P63">44</text:p>
          </table:table-cell>
          <table:table-cell table:style-name="Tableau112.B2" office:value-type="string">
            <text:p text:style-name="P63">64.7</text:p>
          </table:table-cell>
          <table:table-cell table:style-name="Tableau112.B2" office:value-type="string">
            <text:p text:style-name="P63">84</text:p>
          </table:table-cell>
          <table:table-cell table:style-name="Tableau112.B2" office:value-type="string">
            <text:p text:style-name="P63">51.9</text:p>
          </table:table-cell>
          <table:table-cell table:style-name="Tableau112.B2" office:value-type="string">
            <text:p text:style-name="P63">128</text:p>
          </table:table-cell>
          <table:table-cell table:style-name="Tableau112.G3" office:value-type="string">
            <text:p text:style-name="P63">55.7</text:p>
          </table:table-cell>
        </table:table-row>
        <table:table-row table:style-name="Tableau112.1">
          <table:table-cell table:style-name="Tableau112.A4" office:value-type="string">
            <text:p text:style-name="P60">2</text:p>
          </table:table-cell>
          <table:table-cell table:style-name="Tableau112.B2" office:value-type="string">
            <text:p text:style-name="P63">19</text:p>
          </table:table-cell>
          <table:table-cell table:style-name="Tableau112.B2" office:value-type="string">
            <text:p text:style-name="P63">27.9</text:p>
          </table:table-cell>
          <table:table-cell table:style-name="Tableau112.B2" office:value-type="string">
            <text:p text:style-name="P63">44</text:p>
          </table:table-cell>
          <table:table-cell table:style-name="Tableau112.B2" office:value-type="string">
            <text:p text:style-name="P63">27.2</text:p>
          </table:table-cell>
          <table:table-cell table:style-name="Tableau112.B2" office:value-type="string">
            <text:p text:style-name="P63">63</text:p>
          </table:table-cell>
          <table:table-cell table:style-name="Tableau112.G3" office:value-type="string">
            <text:p text:style-name="P63">27.4</text:p>
          </table:table-cell>
        </table:table-row>
        <table:table-row table:style-name="Tableau112.1">
          <table:table-cell table:style-name="Tableau112.A4" office:value-type="string">
            <text:p text:style-name="P60">3</text:p>
          </table:table-cell>
          <table:table-cell table:style-name="Tableau112.B2" office:value-type="string">
            <text:p text:style-name="P63">3</text:p>
          </table:table-cell>
          <table:table-cell table:style-name="Tableau112.B2" office:value-type="string">
            <text:p text:style-name="P63">4.4</text:p>
          </table:table-cell>
          <table:table-cell table:style-name="Tableau112.B2" office:value-type="string">
            <text:p text:style-name="P63">19</text:p>
          </table:table-cell>
          <table:table-cell table:style-name="Tableau112.B2" office:value-type="string">
            <text:p text:style-name="P63">11.7</text:p>
          </table:table-cell>
          <table:table-cell table:style-name="Tableau112.B2" office:value-type="string">
            <text:p text:style-name="P63">22</text:p>
          </table:table-cell>
          <table:table-cell table:style-name="Tableau112.G3" office:value-type="string">
            <text:p text:style-name="P63">9.6</text:p>
          </table:table-cell>
        </table:table-row>
        <table:table-row table:style-name="Tableau112.1">
          <table:table-cell table:style-name="Tableau112.A4" office:value-type="string">
            <text:p text:style-name="P58"><text:span text:style-name="T55">4 et +</text:span></text:p>
          </table:table-cell>
          <table:table-cell table:style-name="Tableau112.B2" office:value-type="string">
            <text:p text:style-name="P63">2</text:p>
          </table:table-cell>
          <table:table-cell table:style-name="Tableau112.B2" office:value-type="string">
            <text:p text:style-name="P63">2.9</text:p>
          </table:table-cell>
          <table:table-cell table:style-name="Tableau112.B2" office:value-type="string">
            <text:p text:style-name="P63">15</text:p>
          </table:table-cell>
          <table:table-cell table:style-name="Tableau112.B2" office:value-type="string">
            <text:p text:style-name="P63">9.3</text:p>
          </table:table-cell>
          <table:table-cell table:style-name="Tableau112.B2" office:value-type="string">
            <text:p text:style-name="P63">17</text:p>
          </table:table-cell>
          <table:table-cell table:style-name="Tableau112.G3" office:value-type="string">
            <text:p text:style-name="P63">7.4</text:p>
          </table:table-cell>
        </table:table-row>
        <table:table-row table:style-name="Tableau112.1">
          <table:table-cell table:style-name="Tableau112.A8" office:value-type="string">
            <text:p text:style-name="P60">Total</text:p>
          </table:table-cell>
          <table:table-cell table:style-name="Tableau112.B8" office:value-type="string">
            <text:p text:style-name="P63">68</text:p>
          </table:table-cell>
          <table:table-cell table:style-name="Tableau112.B8" office:value-type="string">
            <text:p text:style-name="P63">100.0</text:p>
          </table:table-cell>
          <table:table-cell table:style-name="Tableau112.B8" office:value-type="string">
            <text:p text:style-name="P63">162</text:p>
          </table:table-cell>
          <table:table-cell table:style-name="Tableau112.B8" office:value-type="string">
            <text:p text:style-name="P63">100.0</text:p>
          </table:table-cell>
          <table:table-cell table:style-name="Tableau112.B8" office:value-type="string">
            <text:p text:style-name="P63">230</text:p>
          </table:table-cell>
          <table:table-cell table:style-name="Tableau112.G8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6.6999</text:span><text:span text:style-name="T55">-p-value : </text:span><text:span text:style-name="T62">0.0821</text:span><text:span text:style-name="T55">-Signification : </text:span><text:span text:style-name="T62">NS</text:span></text:p>
      <text:p text:style-name="P24"/>
      <table:table table:name="Tableau113" table:style-name="Tableau113">
        <table:table-column table:style-name="Tableau113.A"/>
        <table:table-column table:style-name="Tableau113.B"/>
        <table:table-column table:style-name="Tableau113.C"/>
        <table:table-column table:style-name="Tableau113.D"/>
        <table:table-column table:style-name="Tableau113.E"/>
        <table:table-column table:style-name="Tableau113.F"/>
        <table:table-column table:style-name="Tableau113.G"/>
        <table:table-column table:style-name="Tableau113.H"/>
        <table:table-header-rows>
          <table:table-row table:style-name="Tableau113.1">
            <table:table-cell table:style-name="Tableau113.A1" table:number-rows-spanned="2" office:value-type="string">
              <text:p text:style-name="P53"/>
            </table:table-cell>
            <table:table-cell table:style-name="Tableau113.B1" table:number-columns-spanned="7" office:value-type="string">
              <text:p text:style-name="P52">Nombre d’escarres présentes le jour de l'étud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13.1">
            <table:covered-table-cell/>
            <table:table-cell table:style-name="Tableau113.B2" office:value-type="string">
              <text:p text:style-name="P52">N</text:p>
            </table:table-cell>
            <table:table-cell table:style-name="Tableau113.B2" office:value-type="string">
              <text:p text:style-name="P52">DM</text:p>
            </table:table-cell>
            <table:table-cell table:style-name="Tableau113.B2" office:value-type="string">
              <text:p text:style-name="P52">Moyenne</text:p>
            </table:table-cell>
            <table:table-cell table:style-name="Tableau113.B2" office:value-type="string">
              <text:p text:style-name="P52">Écart type</text:p>
            </table:table-cell>
            <table:table-cell table:style-name="Tableau113.B2" office:value-type="string">
              <text:p text:style-name="P52">Médiane</text:p>
            </table:table-cell>
            <table:table-cell table:style-name="Tableau113.B2" office:value-type="string">
              <text:p text:style-name="P52">Minimum</text:p>
            </table:table-cell>
            <table:table-cell table:style-name="Tableau113.H2" office:value-type="string">
              <text:p text:style-name="P52">Maximum</text:p>
            </table:table-cell>
          </table:table-row>
        </table:table-header-rows>
        <table:table-row table:style-name="Tableau113.1">
          <table:table-cell table:style-name="Tableau113.A3" office:value-type="string">
            <text:p text:style-name="P60">Pas de risque/Risque faible ou moyen</text:p>
          </table:table-cell>
          <table:table-cell table:style-name="Tableau113.B2" office:value-type="string">
            <text:p text:style-name="P63">68</text:p>
          </table:table-cell>
          <table:table-cell table:style-name="Tableau113.B2" office:value-type="string">
            <text:p text:style-name="P63">0</text:p>
          </table:table-cell>
          <table:table-cell table:style-name="Tableau113.B2" office:value-type="string">
            <text:p text:style-name="P63">1.5</text:p>
          </table:table-cell>
          <table:table-cell table:style-name="Tableau113.B2" office:value-type="string">
            <text:p text:style-name="P63">0.8</text:p>
          </table:table-cell>
          <table:table-cell table:style-name="Tableau113.B2" office:value-type="string">
            <text:p text:style-name="P63">1.0</text:p>
          </table:table-cell>
          <table:table-cell table:style-name="Tableau113.B2" office:value-type="string">
            <text:p text:style-name="P63">1.0</text:p>
          </table:table-cell>
          <table:table-cell table:style-name="Tableau113.H2" office:value-type="string">
            <text:p text:style-name="P63">5.0</text:p>
          </table:table-cell>
        </table:table-row>
        <table:table-row table:style-name="Tableau113.1">
          <table:table-cell table:style-name="Tableau113.A3" office:value-type="string">
            <text:p text:style-name="P52">Risque majeur/élevé</text:p>
          </table:table-cell>
          <table:table-cell table:style-name="Tableau113.B2" office:value-type="string">
            <text:p text:style-name="P55">162</text:p>
          </table:table-cell>
          <table:table-cell table:style-name="Tableau113.B2" office:value-type="string">
            <text:p text:style-name="P55">0</text:p>
          </table:table-cell>
          <table:table-cell table:style-name="Tableau113.B2" office:value-type="string">
            <text:p text:style-name="P55">1.9</text:p>
          </table:table-cell>
          <table:table-cell table:style-name="Tableau113.B2" office:value-type="string">
            <text:p text:style-name="P55">1.2</text:p>
          </table:table-cell>
          <table:table-cell table:style-name="Tableau113.B2" office:value-type="string">
            <text:p text:style-name="P55">1.0</text:p>
          </table:table-cell>
          <table:table-cell table:style-name="Tableau113.B2" office:value-type="string">
            <text:p text:style-name="P55">1.0</text:p>
          </table:table-cell>
          <table:table-cell table:style-name="Tableau113.H2" office:value-type="string">
            <text:p text:style-name="P55">8.0</text:p>
          </table:table-cell>
        </table:table-row>
        <table:table-row table:style-name="Tableau113.1">
          <table:table-cell table:style-name="Tableau113.A5" office:value-type="string">
            <text:p text:style-name="P60">Total</text:p>
          </table:table-cell>
          <table:table-cell table:style-name="Tableau113.B5" office:value-type="string">
            <text:p text:style-name="P63">230</text:p>
          </table:table-cell>
          <table:table-cell table:style-name="Tableau113.B5" office:value-type="string">
            <text:p text:style-name="P63">0</text:p>
          </table:table-cell>
          <table:table-cell table:style-name="Tableau113.B5" office:value-type="string">
            <text:p text:style-name="P63">1.7</text:p>
          </table:table-cell>
          <table:table-cell table:style-name="Tableau113.B5" office:value-type="string">
            <text:p text:style-name="P63">1.1</text:p>
          </table:table-cell>
          <table:table-cell table:style-name="Tableau113.B5" office:value-type="string">
            <text:p text:style-name="P63">1.0</text:p>
          </table:table-cell>
          <table:table-cell table:style-name="Tableau113.B5" office:value-type="string">
            <text:p text:style-name="P63">1.0</text:p>
          </table:table-cell>
          <table:table-cell table:style-name="Tableau113.H5" office:value-type="string">
            <text:p text:style-name="P63">8.0</text:p>
          </table:table-cell>
        </table:table-row>
      </table:table>
      <text:p text:style-name="P56"><text:span text:style-name="T55">Anova : </text:span><text:span text:style-name="T62">5.3662 </text:span><text:span text:style-name="T55">p-value : </text:span><text:span text:style-name="T62">0.0214 </text:span><text:span text:style-name="T55">Signification : </text:span><text:span text:style-name="T62">&lt;0.05</text:span></text:p>
      <text:p text:style-name="P24"/>
      <text:p text:style-name="WW-Légende"><text:bookmark-start text:name="__RefHeading___Toc494880596"/><text:span text:style-name="T51">Table </text:span><text:span text:style-name="T51"><text:sequence text:ref-name="refTable109" text:name="Table" text:formula="ooow:Table+1" style:num-format="1">110</text:sequence></text:span><text:span text:style-name="T51"><text:s/>: </text:span>Localisation de toutes les escarres en fonction de la classification du risque d’escarre<text:bookmark-end text:name="__RefHeading___Toc494880596"/></text:p>
      <table:table table:name="Tableau114" table:style-name="Tableau114">
        <table:table-column table:style-name="Tableau114.A"/>
        <table:table-column table:style-name="Tableau114.B"/>
        <table:table-column table:style-name="Tableau114.C"/>
        <table:table-column table:style-name="Tableau114.D"/>
        <table:table-column table:style-name="Tableau114.E"/>
        <table:table-column table:style-name="Tableau114.F"/>
        <table:table-header-rows>
          <table:table-row table:style-name="Tableau114.1">
            <table:table-cell table:style-name="Tableau114.A1" table:number-rows-spanned="3" office:value-type="string">
              <text:p text:style-name="P53"/>
            </table:table-cell>
            <table:table-cell table:style-name="Tableau114.B1" table:number-columns-spanned="4" office:value-type="string">
              <text:p text:style-name="P52">Classification du risque d’escarre</text:p>
            </table:table-cell>
            <table:covered-table-cell/>
            <table:covered-table-cell/>
            <table:covered-table-cell/>
            <table:table-cell table:style-name="Tableau114.F1" table:number-rows-spanned="3" office:value-type="string">
              <text:p text:style-name="P49"><text:span text:style-name="T55">Khi² ou Fisher</text:span></text:p>
            </table:table-cell>
          </table:table-row>
          <table:table-row table:style-name="Tableau114.1">
            <table:covered-table-cell/>
            <table:table-cell table:style-name="Tableau114.B1" table:number-columns-spanned="2" office:value-type="string">
              <text:p text:style-name="P52">Pas de risque/Risque faible ou moyen</text:p>
            </table:table-cell>
            <table:covered-table-cell/>
            <table:table-cell table:style-name="Tableau114.B1" table:number-columns-spanned="2" office:value-type="string">
              <text:p text:style-name="P52">Risque majeur/élevé</text:p>
            </table:table-cell>
            <table:covered-table-cell/>
            <table:covered-table-cell/>
          </table:table-row>
          <table:table-row table:style-name="Tableau114.1">
            <table:covered-table-cell/>
            <table:table-cell table:style-name="Tableau114.B1" office:value-type="string">
              <text:p text:style-name="P52">N</text:p>
            </table:table-cell>
            <table:table-cell table:style-name="Tableau114.B1" office:value-type="string">
              <text:p text:style-name="P52">%</text:p>
            </table:table-cell>
            <table:table-cell table:style-name="Tableau114.B1" office:value-type="string">
              <text:p text:style-name="P52">N</text:p>
            </table:table-cell>
            <table:table-cell table:style-name="Tableau114.B1" office:value-type="string">
              <text:p text:style-name="P52">%</text:p>
            </table:table-cell>
            <table:covered-table-cell/>
          </table:table-row>
        </table:table-header-rows>
        <table:table-row table:style-name="Tableau114.1">
          <table:table-cell table:style-name="Tableau114.A1" office:value-type="string">
            <text:p text:style-name="P52">Occiput</text:p>
          </table:table-cell>
          <table:table-cell table:style-name="Tableau114.B1" office:value-type="string">
            <text:p text:style-name="P55">3</text:p>
          </table:table-cell>
          <table:table-cell table:style-name="Tableau114.B1" office:value-type="string">
            <text:p text:style-name="P55">4.4</text:p>
          </table:table-cell>
          <table:table-cell table:style-name="Tableau114.B1" office:value-type="string">
            <text:p text:style-name="P55">12</text:p>
          </table:table-cell>
          <table:table-cell table:style-name="Tableau114.B1" office:value-type="string">
            <text:p text:style-name="P55">7.4</text:p>
          </table:table-cell>
          <table:table-cell table:style-name="Tableau114.F1" office:value-type="string">
            <text:p text:style-name="P55">0.5620 (NS)</text:p>
          </table:table-cell>
        </table:table-row>
        <table:table-row table:style-name="Tableau114.1">
          <table:table-cell table:style-name="Tableau114.A1" office:value-type="string">
            <text:p text:style-name="P52">Thorax/Dos</text:p>
          </table:table-cell>
          <table:table-cell table:style-name="Tableau114.B1" office:value-type="string">
            <text:p text:style-name="P55">2</text:p>
          </table:table-cell>
          <table:table-cell table:style-name="Tableau114.B1" office:value-type="string">
            <text:p text:style-name="P55">2.9</text:p>
          </table:table-cell>
          <table:table-cell table:style-name="Tableau114.B1" office:value-type="string">
            <text:p text:style-name="P55">7</text:p>
          </table:table-cell>
          <table:table-cell table:style-name="Tableau114.B1" office:value-type="string">
            <text:p text:style-name="P55">4.3</text:p>
          </table:table-cell>
          <table:table-cell table:style-name="Tableau114.F1" office:value-type="string">
            <text:p text:style-name="P55">1.0000 (NS)</text:p>
          </table:table-cell>
        </table:table-row>
        <table:table-row table:style-name="Tableau114.1">
          <table:table-cell table:style-name="Tableau114.A1" office:value-type="string">
            <text:p text:style-name="P52">Trochanter</text:p>
          </table:table-cell>
          <table:table-cell table:style-name="Tableau114.B1" office:value-type="string">
            <text:p text:style-name="P55">0</text:p>
          </table:table-cell>
          <table:table-cell table:style-name="Tableau114.B1" office:value-type="string">
            <text:p text:style-name="P55">0.0</text:p>
          </table:table-cell>
          <table:table-cell table:style-name="Tableau114.B1" office:value-type="string">
            <text:p text:style-name="P55">2</text:p>
          </table:table-cell>
          <table:table-cell table:style-name="Tableau114.B1" office:value-type="string">
            <text:p text:style-name="P55">1.2</text:p>
          </table:table-cell>
          <table:table-cell table:style-name="Tableau114.F1" office:value-type="string">
            <text:p text:style-name="P55">1.0000 (NS)</text:p>
          </table:table-cell>
        </table:table-row>
        <table:table-row table:style-name="Tableau114.1">
          <table:table-cell table:style-name="Tableau114.A1" office:value-type="string">
            <text:p text:style-name="P52">Pubis</text:p>
          </table:table-cell>
          <table:table-cell table:style-name="Tableau114.B1" office:value-type="string">
            <text:p text:style-name="P55">2</text:p>
          </table:table-cell>
          <table:table-cell table:style-name="Tableau114.B1" office:value-type="string">
            <text:p text:style-name="P55">2.9</text:p>
          </table:table-cell>
          <table:table-cell table:style-name="Tableau114.B1" office:value-type="string">
            <text:p text:style-name="P55">5</text:p>
          </table:table-cell>
          <table:table-cell table:style-name="Tableau114.B1" office:value-type="string">
            <text:p text:style-name="P55">3.1</text:p>
          </table:table-cell>
          <table:table-cell table:style-name="Tableau114.F1" office:value-type="string">
            <text:p text:style-name="P55">1.0000 (NS)</text:p>
          </table:table-cell>
        </table:table-row>
        <table:table-row table:style-name="Tableau114.1">
          <table:table-cell table:style-name="Tableau114.A1" office:value-type="string">
            <text:p text:style-name="P52">Méat urinaire</text:p>
          </table:table-cell>
          <table:table-cell table:style-name="Tableau114.B1" office:value-type="string">
            <text:p text:style-name="P55">0</text:p>
          </table:table-cell>
          <table:table-cell table:style-name="Tableau114.B1" office:value-type="string">
            <text:p text:style-name="P55">0.0</text:p>
          </table:table-cell>
          <table:table-cell table:style-name="Tableau114.B1" office:value-type="string">
            <text:p text:style-name="P55">0</text:p>
          </table:table-cell>
          <table:table-cell table:style-name="Tableau114.B1" office:value-type="string">
            <text:p text:style-name="P55">0.0</text:p>
          </table:table-cell>
          <table:table-cell table:style-name="Tableau114.F1" office:value-type="string">
            <text:p text:style-name="P55">-</text:p>
          </table:table-cell>
        </table:table-row>
        <table:table-row table:style-name="Tableau114.1">
          <table:table-cell table:style-name="Tableau114.A1" office:value-type="string">
            <text:p text:style-name="P52">Genou</text:p>
          </table:table-cell>
          <table:table-cell table:style-name="Tableau114.B1" office:value-type="string">
            <text:p text:style-name="P54">1</text:p>
          </table:table-cell>
          <table:table-cell table:style-name="Tableau114.B1" office:value-type="string">
            <text:p text:style-name="P54">1.5</text:p>
          </table:table-cell>
          <table:table-cell table:style-name="Tableau114.B1" office:value-type="string">
            <text:p text:style-name="P54">7</text:p>
          </table:table-cell>
          <table:table-cell table:style-name="Tableau114.B1" office:value-type="string">
            <text:p text:style-name="P54">4.3</text:p>
          </table:table-cell>
          <table:table-cell table:style-name="Tableau114.F1" office:value-type="string">
            <text:p text:style-name="P55">0.4418 (NS)</text:p>
          </table:table-cell>
        </table:table-row>
        <table:table-row table:style-name="Tableau114.1">
          <table:table-cell table:style-name="Tableau114.A1" office:value-type="string">
            <text:p text:style-name="P52">Talon</text:p>
          </table:table-cell>
          <table:table-cell table:style-name="Tableau114.B1" office:value-type="string">
            <text:p text:style-name="P55">23</text:p>
          </table:table-cell>
          <table:table-cell table:style-name="Tableau114.B1" office:value-type="string">
            <text:p text:style-name="P55">33.8</text:p>
          </table:table-cell>
          <table:table-cell table:style-name="Tableau114.B1" office:value-type="string">
            <text:p text:style-name="P55">58</text:p>
          </table:table-cell>
          <table:table-cell table:style-name="Tableau114.B1" office:value-type="string">
            <text:p text:style-name="P55">35.8</text:p>
          </table:table-cell>
          <table:table-cell table:style-name="Tableau114.F1" office:value-type="string">
            <text:p text:style-name="P55">0.7743 (NS)</text:p>
          </table:table-cell>
        </table:table-row>
        <table:table-row table:style-name="Tableau114.1">
          <table:table-cell table:style-name="Tableau114.A1" office:value-type="string">
            <text:p text:style-name="P52">Sacrum</text:p>
          </table:table-cell>
          <table:table-cell table:style-name="Tableau114.B1" office:value-type="string">
            <text:p text:style-name="P55">38</text:p>
          </table:table-cell>
          <table:table-cell table:style-name="Tableau114.B1" office:value-type="string">
            <text:p text:style-name="P55">55.9</text:p>
          </table:table-cell>
          <table:table-cell table:style-name="Tableau114.B1" office:value-type="string">
            <text:p text:style-name="P55">94</text:p>
          </table:table-cell>
          <table:table-cell table:style-name="Tableau114.B1" office:value-type="string">
            <text:p text:style-name="P55">58.0</text:p>
          </table:table-cell>
          <table:table-cell table:style-name="Tableau114.F1" office:value-type="string">
            <text:p text:style-name="P55">0.7643 (NS)</text:p>
          </table:table-cell>
        </table:table-row>
        <table:table-row table:style-name="Tableau114.1">
          <table:table-cell table:style-name="Tableau114.A1" office:value-type="string">
            <text:p text:style-name="P60">Visage</text:p>
          </table:table-cell>
          <table:table-cell table:style-name="Tableau114.B1" office:value-type="string">
            <text:p text:style-name="P55">3</text:p>
          </table:table-cell>
          <table:table-cell table:style-name="Tableau114.B1" office:value-type="string">
            <text:p text:style-name="P55">4.4</text:p>
          </table:table-cell>
          <table:table-cell table:style-name="Tableau114.B1" office:value-type="string">
            <text:p text:style-name="P55">17</text:p>
          </table:table-cell>
          <table:table-cell table:style-name="Tableau114.B1" office:value-type="string">
            <text:p text:style-name="P55">10.5</text:p>
          </table:table-cell>
          <table:table-cell table:style-name="Tableau114.F1" office:value-type="string">
            <text:p text:style-name="P63">0.1352 (NS)</text:p>
          </table:table-cell>
        </table:table-row>
        <table:table-row table:style-name="Tableau114.1">
          <table:table-cell table:style-name="Tableau114.A1" office:value-type="string">
            <text:p text:style-name="P60">Membre supérieur</text:p>
          </table:table-cell>
          <table:table-cell table:style-name="Tableau114.B1" office:value-type="string">
            <text:p text:style-name="P55">1</text:p>
          </table:table-cell>
          <table:table-cell table:style-name="Tableau114.B1" office:value-type="string">
            <text:p text:style-name="P55">1.5</text:p>
          </table:table-cell>
          <table:table-cell table:style-name="Tableau114.B1" office:value-type="string">
            <text:p text:style-name="P55">12</text:p>
          </table:table-cell>
          <table:table-cell table:style-name="Tableau114.B1" office:value-type="string">
            <text:p text:style-name="P55">7.4</text:p>
          </table:table-cell>
          <table:table-cell table:style-name="Tableau114.F1" office:value-type="string">
            <text:p text:style-name="P63">0.1151 (NS)</text:p>
          </table:table-cell>
        </table:table-row>
        <table:table-row table:style-name="Tableau114.1">
          <table:table-cell table:style-name="Tableau114.A1" office:value-type="string">
            <text:p text:style-name="P52">Membre inférieur distal hors talon</text:p>
          </table:table-cell>
          <table:table-cell table:style-name="Tableau114.B1" office:value-type="string">
            <text:p text:style-name="P55">7</text:p>
          </table:table-cell>
          <table:table-cell table:style-name="Tableau114.B1" office:value-type="string">
            <text:p text:style-name="P55">10.3</text:p>
          </table:table-cell>
          <table:table-cell table:style-name="Tableau114.B1" office:value-type="string">
            <text:p text:style-name="P55">12</text:p>
          </table:table-cell>
          <table:table-cell table:style-name="Tableau114.B1" office:value-type="string">
            <text:p text:style-name="P55">7.4</text:p>
          </table:table-cell>
          <table:table-cell table:style-name="Tableau114.F1" office:value-type="string">
            <text:p text:style-name="P63">0.4680 (NS)</text:p>
          </table:table-cell>
        </table:table-row>
        <table:table-row table:style-name="Tableau114.1">
          <table:table-cell table:style-name="Tableau114.A1" office:value-type="string">
            <text:p text:style-name="P60">Ischion</text:p>
          </table:table-cell>
          <table:table-cell table:style-name="Tableau114.B1" office:value-type="string">
            <text:p text:style-name="P55">0</text:p>
          </table:table-cell>
          <table:table-cell table:style-name="Tableau114.B1" office:value-type="string">
            <text:p text:style-name="P55">0</text:p>
          </table:table-cell>
          <table:table-cell table:style-name="Tableau114.B1" office:value-type="string">
            <text:p text:style-name="P55">3</text:p>
          </table:table-cell>
          <table:table-cell table:style-name="Tableau114.B1" office:value-type="string">
            <text:p text:style-name="P55">1.9</text:p>
          </table:table-cell>
          <table:table-cell table:style-name="Tableau114.F1" office:value-type="string">
            <text:p text:style-name="P63">0.5569 (NS)</text:p>
          </table:table-cell>
        </table:table-row>
      </table:table>
      <text:p text:style-name="P24"/>
      <text:p text:style-name="P24"/>
      <text:p text:style-name="P24"/>
      <text:p text:style-name="P24"/>
      <text:p text:style-name="P85"><text:bookmark-start text:name="__RefHeading___Toc494880597"/><text:soft-page-break/>Table <text:sequence text:ref-name="refTable110" text:name="Table" text:formula="ooow:Table+1" style:num-format="1">111</text:sequence><text:s/>: Existence d'une ou d'escarre(s) en regard d’un dispositif médical en fonction de la classification du risque d’escarre<text:bookmark-end text:name="__RefHeading___Toc494880597"/></text:p>
      <table:table table:name="Tableau115" table:style-name="Tableau115">
        <table:table-column table:style-name="Tableau115.A"/>
        <table:table-column table:style-name="Tableau115.B" table:number-columns-repeated="2"/>
        <table:table-column table:style-name="Tableau115.D" table:number-columns-repeated="2"/>
        <table:table-column table:style-name="Tableau115.F"/>
        <table:table-column table:style-name="Tableau115.G"/>
        <table:table-header-rows>
          <table:table-row table:style-name="Tableau115.1">
            <table:table-cell table:style-name="Tableau115.A1" table:number-rows-spanned="3" office:value-type="string">
              <text:p text:style-name="P53"/>
            </table:table-cell>
            <table:table-cell table:style-name="Tableau115.B1" table:number-columns-spanned="4" office:value-type="string">
              <text:p text:style-name="P52">Classification du risque d’escarre</text:p>
            </table:table-cell>
            <table:covered-table-cell/>
            <table:covered-table-cell/>
            <table:covered-table-cell/>
            <table:table-cell table:style-name="Tableau115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15.1">
            <table:covered-table-cell/>
            <table:table-cell table:style-name="Tableau115.B2" table:number-columns-spanned="2" office:value-type="string">
              <text:p text:style-name="P52">Pas de risque/Risque faible ou moyen</text:p>
            </table:table-cell>
            <table:covered-table-cell/>
            <table:table-cell table:style-name="Tableau115.B2" table:number-columns-spanned="2" office:value-type="string">
              <text:p text:style-name="P52">Risque majeur/élevé</text:p>
            </table:table-cell>
            <table:covered-table-cell/>
            <table:covered-table-cell/>
            <table:covered-table-cell/>
          </table:table-row>
          <table:table-row table:style-name="Tableau115.1">
            <table:covered-table-cell/>
            <table:table-cell table:style-name="Tableau115.B2" office:value-type="string">
              <text:p text:style-name="P52">N</text:p>
            </table:table-cell>
            <table:table-cell table:style-name="Tableau115.B2" office:value-type="string">
              <text:p text:style-name="P52">%</text:p>
            </table:table-cell>
            <table:table-cell table:style-name="Tableau115.B2" office:value-type="string">
              <text:p text:style-name="P52">N</text:p>
            </table:table-cell>
            <table:table-cell table:style-name="Tableau115.B2" office:value-type="string">
              <text:p text:style-name="P52">%</text:p>
            </table:table-cell>
            <table:table-cell table:style-name="Tableau115.B2" office:value-type="string">
              <text:p text:style-name="P52">N</text:p>
            </table:table-cell>
            <table:table-cell table:style-name="Tableau115.G3" office:value-type="string">
              <text:p text:style-name="P52">%</text:p>
            </table:table-cell>
          </table:table-row>
        </table:table-header-rows>
        <table:table-row table:style-name="Tableau115.1">
          <table:table-cell table:style-name="Tableau115.A4" office:value-type="string">
            <text:p text:style-name="P60">Non</text:p>
          </table:table-cell>
          <table:table-cell table:style-name="Tableau115.B2" office:value-type="string">
            <text:p text:style-name="P63">51</text:p>
          </table:table-cell>
          <table:table-cell table:style-name="Tableau115.B2" office:value-type="string">
            <text:p text:style-name="P63">89.5</text:p>
          </table:table-cell>
          <table:table-cell table:style-name="Tableau115.B2" office:value-type="string">
            <text:p text:style-name="P63">113</text:p>
          </table:table-cell>
          <table:table-cell table:style-name="Tableau115.B2" office:value-type="string">
            <text:p text:style-name="P63">87.6</text:p>
          </table:table-cell>
          <table:table-cell table:style-name="Tableau115.B2" office:value-type="string">
            <text:p text:style-name="P63">164</text:p>
          </table:table-cell>
          <table:table-cell table:style-name="Tableau115.G3" office:value-type="string">
            <text:p text:style-name="P63">88.2</text:p>
          </table:table-cell>
        </table:table-row>
        <table:table-row table:style-name="Tableau115.1">
          <table:table-cell table:style-name="Tableau115.A4" office:value-type="string">
            <text:p text:style-name="P52">Oui</text:p>
          </table:table-cell>
          <table:table-cell table:style-name="Tableau115.B2" office:value-type="string">
            <text:p text:style-name="P55">6</text:p>
          </table:table-cell>
          <table:table-cell table:style-name="Tableau115.B2" office:value-type="string">
            <text:p text:style-name="P55">10.5</text:p>
          </table:table-cell>
          <table:table-cell table:style-name="Tableau115.B2" office:value-type="string">
            <text:p text:style-name="P55">16</text:p>
          </table:table-cell>
          <table:table-cell table:style-name="Tableau115.B2" office:value-type="string">
            <text:p text:style-name="P55">12.4</text:p>
          </table:table-cell>
          <table:table-cell table:style-name="Tableau115.B2" office:value-type="string">
            <text:p text:style-name="P55">22</text:p>
          </table:table-cell>
          <table:table-cell table:style-name="Tableau115.G3" office:value-type="string">
            <text:p text:style-name="P55">11.8</text:p>
          </table:table-cell>
        </table:table-row>
        <table:table-row table:style-name="Tableau115.1">
          <table:table-cell table:style-name="Tableau115.A6" office:value-type="string">
            <text:p text:style-name="P60">Total</text:p>
          </table:table-cell>
          <table:table-cell table:style-name="Tableau115.B6" office:value-type="string">
            <text:p text:style-name="P63">57</text:p>
          </table:table-cell>
          <table:table-cell table:style-name="Tableau115.B6" office:value-type="string">
            <text:p text:style-name="P63">100.0</text:p>
          </table:table-cell>
          <table:table-cell table:style-name="Tableau115.B6" office:value-type="string">
            <text:p text:style-name="P63">129</text:p>
          </table:table-cell>
          <table:table-cell table:style-name="Tableau115.B6" office:value-type="string">
            <text:p text:style-name="P63">100.0</text:p>
          </table:table-cell>
          <table:table-cell table:style-name="Tableau115.B6" office:value-type="string">
            <text:p text:style-name="P63">186</text:p>
          </table:table-cell>
          <table:table-cell table:style-name="Tableau115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0.1335</text:span><text:span text:style-name="T55">-p-value : </text:span><text:span text:style-name="T62">0.7148</text:span><text:span text:style-name="T55">-Signification : </text:span><text:span text:style-name="T62">NS</text:span></text:p>
      <text:p text:style-name="P24"/>
      <text:p text:style-name="WW-Légende"><text:bookmark-start text:name="__RefHeading___Toc494880598"/><text:span text:style-name="T51">Table </text:span><text:span text:style-name="T51"><text:sequence text:ref-name="refTable111" text:name="Table" text:formula="ooow:Table+1" style:num-format="1">112</text:sequence></text:span><text:span text:style-name="T51"><text:s/>: </text:span>Localisation de l’escarre la plus grave en fonction de la classification du risque d’escarre<text:bookmark-end text:name="__RefHeading___Toc494880598"/></text:p>
      <table:table table:name="Tableau116" table:style-name="Tableau116">
        <table:table-column table:style-name="Tableau116.A"/>
        <table:table-column table:style-name="Tableau116.B"/>
        <table:table-column table:style-name="Tableau116.C"/>
        <table:table-column table:style-name="Tableau116.D"/>
        <table:table-column table:style-name="Tableau116.E"/>
        <table:table-column table:style-name="Tableau116.F"/>
        <table:table-column table:style-name="Tableau116.G"/>
        <table:table-header-rows>
          <table:table-row table:style-name="Tableau116.1">
            <table:table-cell table:style-name="Tableau116.A1" table:number-rows-spanned="3" office:value-type="string">
              <text:p text:style-name="P53"/>
            </table:table-cell>
            <table:table-cell table:style-name="Tableau116.B1" table:number-columns-spanned="4" office:value-type="string">
              <text:p text:style-name="P52">Classification du risque d’escarre</text:p>
            </table:table-cell>
            <table:covered-table-cell/>
            <table:covered-table-cell/>
            <table:covered-table-cell/>
            <table:table-cell table:style-name="Tableau116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16.1">
            <table:covered-table-cell/>
            <table:table-cell table:style-name="Tableau116.B2" table:number-columns-spanned="2" office:value-type="string">
              <text:p text:style-name="P52">Pas de risque/Risque faible ou moyen</text:p>
            </table:table-cell>
            <table:covered-table-cell/>
            <table:table-cell table:style-name="Tableau116.B2" table:number-columns-spanned="2" office:value-type="string">
              <text:p text:style-name="P52">Risque majeur/élevé</text:p>
            </table:table-cell>
            <table:covered-table-cell/>
            <table:covered-table-cell/>
            <table:covered-table-cell/>
          </table:table-row>
          <table:table-row table:style-name="Tableau116.1">
            <table:covered-table-cell/>
            <table:table-cell table:style-name="Tableau116.B2" office:value-type="string">
              <text:p text:style-name="P52">N</text:p>
            </table:table-cell>
            <table:table-cell table:style-name="Tableau116.B2" office:value-type="string">
              <text:p text:style-name="P52">%</text:p>
            </table:table-cell>
            <table:table-cell table:style-name="Tableau116.B2" office:value-type="string">
              <text:p text:style-name="P52">N</text:p>
            </table:table-cell>
            <table:table-cell table:style-name="Tableau116.B2" office:value-type="string">
              <text:p text:style-name="P52">%</text:p>
            </table:table-cell>
            <table:table-cell table:style-name="Tableau116.B2" office:value-type="string">
              <text:p text:style-name="P52">N</text:p>
            </table:table-cell>
            <table:table-cell table:style-name="Tableau116.G3" office:value-type="string">
              <text:p text:style-name="P52">%</text:p>
            </table:table-cell>
          </table:table-row>
        </table:table-header-rows>
        <table:table-row table:style-name="Tableau116.1">
          <table:table-cell table:style-name="Tableau116.A4" office:value-type="string">
            <text:p text:style-name="P60">Occiput</text:p>
          </table:table-cell>
          <table:table-cell table:style-name="Tableau116.B2" office:value-type="string">
            <text:p text:style-name="P63">3</text:p>
          </table:table-cell>
          <table:table-cell table:style-name="Tableau116.B2" office:value-type="string">
            <text:p text:style-name="P63">4.5</text:p>
          </table:table-cell>
          <table:table-cell table:style-name="Tableau116.B2" office:value-type="string">
            <text:p text:style-name="P63">8</text:p>
          </table:table-cell>
          <table:table-cell table:style-name="Tableau116.B2" office:value-type="string">
            <text:p text:style-name="P63">5.1</text:p>
          </table:table-cell>
          <table:table-cell table:style-name="Tableau116.B2" office:value-type="string">
            <text:p text:style-name="P63">11</text:p>
          </table:table-cell>
          <table:table-cell table:style-name="Tableau116.G3" office:value-type="string">
            <text:p text:style-name="P63">4.9</text:p>
          </table:table-cell>
        </table:table-row>
        <table:table-row table:style-name="Tableau116.1">
          <table:table-cell table:style-name="Tableau116.A4" office:value-type="string">
            <text:p text:style-name="P60">Thorax/Dos</text:p>
          </table:table-cell>
          <table:table-cell table:style-name="Tableau116.B2" office:value-type="string">
            <text:p text:style-name="P63">1</text:p>
          </table:table-cell>
          <table:table-cell table:style-name="Tableau116.B2" office:value-type="string">
            <text:p text:style-name="P63">1.5</text:p>
          </table:table-cell>
          <table:table-cell table:style-name="Tableau116.B2" office:value-type="string">
            <text:p text:style-name="P63">4</text:p>
          </table:table-cell>
          <table:table-cell table:style-name="Tableau116.B2" office:value-type="string">
            <text:p text:style-name="P63">2.5</text:p>
          </table:table-cell>
          <table:table-cell table:style-name="Tableau116.B2" office:value-type="string">
            <text:p text:style-name="P63">5</text:p>
          </table:table-cell>
          <table:table-cell table:style-name="Tableau116.G3" office:value-type="string">
            <text:p text:style-name="P63">2.2</text:p>
          </table:table-cell>
        </table:table-row>
        <table:table-row table:style-name="Tableau116.1">
          <table:table-cell table:style-name="Tableau116.A4" office:value-type="string">
            <text:p text:style-name="P60">Trochanter</text:p>
          </table:table-cell>
          <table:table-cell table:style-name="Tableau116.B2" office:value-type="string">
            <text:p text:style-name="P63">0</text:p>
          </table:table-cell>
          <table:table-cell table:style-name="Tableau116.B2" office:value-type="string">
            <text:p text:style-name="P63">0</text:p>
          </table:table-cell>
          <table:table-cell table:style-name="Tableau116.B2" office:value-type="string">
            <text:p text:style-name="P63">1</text:p>
          </table:table-cell>
          <table:table-cell table:style-name="Tableau116.B2" office:value-type="string">
            <text:p text:style-name="P63">0.6</text:p>
          </table:table-cell>
          <table:table-cell table:style-name="Tableau116.B2" office:value-type="string">
            <text:p text:style-name="P63">1</text:p>
          </table:table-cell>
          <table:table-cell table:style-name="Tableau116.G3" office:value-type="string">
            <text:p text:style-name="P63">0.4</text:p>
          </table:table-cell>
        </table:table-row>
        <table:table-row table:style-name="Tableau116.1">
          <table:table-cell table:style-name="Tableau116.A4" office:value-type="string">
            <text:p text:style-name="P60">Pubis</text:p>
          </table:table-cell>
          <table:table-cell table:style-name="Tableau116.B2" office:value-type="string">
            <text:p text:style-name="P63">1</text:p>
          </table:table-cell>
          <table:table-cell table:style-name="Tableau116.B2" office:value-type="string">
            <text:p text:style-name="P63">1.5</text:p>
          </table:table-cell>
          <table:table-cell table:style-name="Tableau116.B2" office:value-type="string">
            <text:p text:style-name="P63">2</text:p>
          </table:table-cell>
          <table:table-cell table:style-name="Tableau116.B2" office:value-type="string">
            <text:p text:style-name="P63">1.3</text:p>
          </table:table-cell>
          <table:table-cell table:style-name="Tableau116.B2" office:value-type="string">
            <text:p text:style-name="P63">3</text:p>
          </table:table-cell>
          <table:table-cell table:style-name="Tableau116.G3" office:value-type="string">
            <text:p text:style-name="P63">1.3</text:p>
          </table:table-cell>
        </table:table-row>
        <table:table-row table:style-name="Tableau116.1">
          <table:table-cell table:style-name="Tableau116.A4" office:value-type="string">
            <text:p text:style-name="P60">Genou</text:p>
          </table:table-cell>
          <table:table-cell table:style-name="Tableau116.B2" office:value-type="string">
            <text:p text:style-name="P63">0</text:p>
          </table:table-cell>
          <table:table-cell table:style-name="Tableau116.B2" office:value-type="string">
            <text:p text:style-name="P63">0</text:p>
          </table:table-cell>
          <table:table-cell table:style-name="Tableau116.B2" office:value-type="string">
            <text:p text:style-name="P63">3</text:p>
          </table:table-cell>
          <table:table-cell table:style-name="Tableau116.B2" office:value-type="string">
            <text:p text:style-name="P63">1.9</text:p>
          </table:table-cell>
          <table:table-cell table:style-name="Tableau116.B2" office:value-type="string">
            <text:p text:style-name="P63">3</text:p>
          </table:table-cell>
          <table:table-cell table:style-name="Tableau116.G3" office:value-type="string">
            <text:p text:style-name="P63">1.3</text:p>
          </table:table-cell>
        </table:table-row>
        <table:table-row table:style-name="Tableau116.1">
          <table:table-cell table:style-name="Tableau116.A4" office:value-type="string">
            <text:p text:style-name="P52">Talon</text:p>
          </table:table-cell>
          <table:table-cell table:style-name="Tableau116.B2" office:value-type="string">
            <text:p text:style-name="P55">21</text:p>
          </table:table-cell>
          <table:table-cell table:style-name="Tableau116.B2" office:value-type="string">
            <text:p text:style-name="P55">31.8</text:p>
          </table:table-cell>
          <table:table-cell table:style-name="Tableau116.B2" office:value-type="string">
            <text:p text:style-name="P55">43</text:p>
          </table:table-cell>
          <table:table-cell table:style-name="Tableau116.B2" office:value-type="string">
            <text:p text:style-name="P55">27.2</text:p>
          </table:table-cell>
          <table:table-cell table:style-name="Tableau116.B2" office:value-type="string">
            <text:p text:style-name="P55">64</text:p>
          </table:table-cell>
          <table:table-cell table:style-name="Tableau116.G3" office:value-type="string">
            <text:p text:style-name="P55">28.6</text:p>
          </table:table-cell>
        </table:table-row>
        <table:table-row table:style-name="Tableau116.1">
          <table:table-cell table:style-name="Tableau116.A4" office:value-type="string">
            <text:p text:style-name="P60">Sacrum</text:p>
          </table:table-cell>
          <table:table-cell table:style-name="Tableau116.B2" office:value-type="string">
            <text:p text:style-name="P63">33</text:p>
          </table:table-cell>
          <table:table-cell table:style-name="Tableau116.B2" office:value-type="string">
            <text:p text:style-name="P63">50.0</text:p>
          </table:table-cell>
          <table:table-cell table:style-name="Tableau116.B2" office:value-type="string">
            <text:p text:style-name="P63">73</text:p>
          </table:table-cell>
          <table:table-cell table:style-name="Tableau116.B2" office:value-type="string">
            <text:p text:style-name="P63">46.2</text:p>
          </table:table-cell>
          <table:table-cell table:style-name="Tableau116.B2" office:value-type="string">
            <text:p text:style-name="P63">106</text:p>
          </table:table-cell>
          <table:table-cell table:style-name="Tableau116.G3" office:value-type="string">
            <text:p text:style-name="P63">47.3</text:p>
          </table:table-cell>
        </table:table-row>
        <table:table-row table:style-name="Tableau116.1">
          <table:table-cell table:style-name="Tableau116.A4" office:value-type="string">
            <text:p text:style-name="P60">Visage</text:p>
          </table:table-cell>
          <table:table-cell table:style-name="Tableau116.B2" office:value-type="string">
            <text:p text:style-name="P63">2</text:p>
          </table:table-cell>
          <table:table-cell table:style-name="Tableau116.B2" office:value-type="string">
            <text:p text:style-name="P63">3.0</text:p>
          </table:table-cell>
          <table:table-cell table:style-name="Tableau116.B2" office:value-type="string">
            <text:p text:style-name="P63">9</text:p>
          </table:table-cell>
          <table:table-cell table:style-name="Tableau116.B2" office:value-type="string">
            <text:p text:style-name="P63">5.7</text:p>
          </table:table-cell>
          <table:table-cell table:style-name="Tableau116.B2" office:value-type="string">
            <text:p text:style-name="P63">11</text:p>
          </table:table-cell>
          <table:table-cell table:style-name="Tableau116.G3" office:value-type="string">
            <text:p text:style-name="P63">4.9</text:p>
          </table:table-cell>
        </table:table-row>
        <table:table-row table:style-name="Tableau116.1">
          <table:table-cell table:style-name="Tableau116.A4" office:value-type="string">
            <text:p text:style-name="P60">Membre supérieur</text:p>
          </table:table-cell>
          <table:table-cell table:style-name="Tableau116.B2" office:value-type="string">
            <text:p text:style-name="P63">1</text:p>
          </table:table-cell>
          <table:table-cell table:style-name="Tableau116.B2" office:value-type="string">
            <text:p text:style-name="P63">1.5</text:p>
          </table:table-cell>
          <table:table-cell table:style-name="Tableau116.B2" office:value-type="string">
            <text:p text:style-name="P63">7</text:p>
          </table:table-cell>
          <table:table-cell table:style-name="Tableau116.B2" office:value-type="string">
            <text:p text:style-name="P63">4.4</text:p>
          </table:table-cell>
          <table:table-cell table:style-name="Tableau116.B2" office:value-type="string">
            <text:p text:style-name="P63">8</text:p>
          </table:table-cell>
          <table:table-cell table:style-name="Tableau116.G3" office:value-type="string">
            <text:p text:style-name="P63">3.6</text:p>
          </table:table-cell>
        </table:table-row>
        <table:table-row table:style-name="Tableau116.1">
          <table:table-cell table:style-name="Tableau116.A4" office:value-type="string">
            <text:p text:style-name="P52">Membre inférieur distal hors talon</text:p>
          </table:table-cell>
          <table:table-cell table:style-name="Tableau116.B2" office:value-type="string">
            <text:p text:style-name="P63">4</text:p>
          </table:table-cell>
          <table:table-cell table:style-name="Tableau116.B2" office:value-type="string">
            <text:p text:style-name="P63">6.1</text:p>
          </table:table-cell>
          <table:table-cell table:style-name="Tableau116.B2" office:value-type="string">
            <text:p text:style-name="P63">6</text:p>
          </table:table-cell>
          <table:table-cell table:style-name="Tableau116.B2" office:value-type="string">
            <text:p text:style-name="P63">3.8</text:p>
          </table:table-cell>
          <table:table-cell table:style-name="Tableau116.B2" office:value-type="string">
            <text:p text:style-name="P63">10</text:p>
          </table:table-cell>
          <table:table-cell table:style-name="Tableau116.G3" office:value-type="string">
            <text:p text:style-name="P63">4.5</text:p>
          </table:table-cell>
        </table:table-row>
        <table:table-row table:style-name="Tableau116.1">
          <table:table-cell table:style-name="Tableau116.A4" office:value-type="string">
            <text:p text:style-name="P60">Ischion</text:p>
          </table:table-cell>
          <table:table-cell table:style-name="Tableau116.B2" office:value-type="string">
            <text:p text:style-name="P63">0</text:p>
          </table:table-cell>
          <table:table-cell table:style-name="Tableau116.B2" office:value-type="string">
            <text:p text:style-name="P63">0</text:p>
          </table:table-cell>
          <table:table-cell table:style-name="Tableau116.B2" office:value-type="string">
            <text:p text:style-name="P63">2</text:p>
          </table:table-cell>
          <table:table-cell table:style-name="Tableau116.B2" office:value-type="string">
            <text:p text:style-name="P63">1.3</text:p>
          </table:table-cell>
          <table:table-cell table:style-name="Tableau116.B2" office:value-type="string">
            <text:p text:style-name="P63">2</text:p>
          </table:table-cell>
          <table:table-cell table:style-name="Tableau116.G3" office:value-type="string">
            <text:p text:style-name="P63">0.9</text:p>
          </table:table-cell>
        </table:table-row>
        <table:table-row table:style-name="Tableau116.1">
          <table:table-cell table:style-name="Tableau116.A15" office:value-type="string">
            <text:p text:style-name="P60">Total</text:p>
          </table:table-cell>
          <table:table-cell table:style-name="Tableau116.B15" office:value-type="string">
            <text:p text:style-name="P63">66</text:p>
          </table:table-cell>
          <table:table-cell table:style-name="Tableau116.B15" office:value-type="string">
            <text:p text:style-name="P63">100.0</text:p>
          </table:table-cell>
          <table:table-cell table:style-name="Tableau116.B15" office:value-type="string">
            <text:p text:style-name="P63">158</text:p>
          </table:table-cell>
          <table:table-cell table:style-name="Tableau116.B15" office:value-type="string">
            <text:p text:style-name="P63">100.0</text:p>
          </table:table-cell>
          <table:table-cell table:style-name="Tableau116.B15" office:value-type="string">
            <text:p text:style-name="P63">224</text:p>
          </table:table-cell>
          <table:table-cell table:style-name="Tableau116.G15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5.5716</text:span><text:span text:style-name="T55">-p-value : </text:span><text:span text:style-name="T62">0.8499</text:span><text:span text:style-name="T55">-Signification : </text:span><text:span text:style-name="T62">NS</text:span></text:p>
      <text:p text:style-name="P24"/>
      <text:p text:style-name="P69"/>
      <text:p text:style-name="P86"><text:bookmark-start text:name="__RefHeading___Toc494880599"/>Table <text:sequence text:ref-name="refTable112" text:name="Table" text:formula="ooow:Table+1" style:num-format="1">113</text:sequence><text:s/>: <text:span text:style-name="T51">Stade de l’escarre la plus grave en fonction de la classification du risque d’escarre</text:span><text:bookmark-end text:name="__RefHeading___Toc494880599"/></text:p>
      <table:table table:name="Tableau117" table:style-name="Tableau117">
        <table:table-column table:style-name="Tableau117.A"/>
        <table:table-column table:style-name="Tableau117.B" table:number-columns-repeated="2"/>
        <table:table-column table:style-name="Tableau117.D" table:number-columns-repeated="2"/>
        <table:table-column table:style-name="Tableau117.F"/>
        <table:table-column table:style-name="Tableau117.G"/>
        <table:table-header-rows>
          <table:table-row table:style-name="Tableau117.1">
            <table:table-cell table:style-name="Tableau117.A1" table:number-rows-spanned="3" office:value-type="string">
              <text:p text:style-name="P51"/>
            </table:table-cell>
            <table:table-cell table:style-name="Tableau117.B1" table:number-columns-spanned="4" office:value-type="string">
              <text:p text:style-name="P50">Classification du risque d’escarre</text:p>
            </table:table-cell>
            <table:covered-table-cell/>
            <table:covered-table-cell/>
            <table:covered-table-cell/>
            <table:table-cell table:style-name="Tableau117.F1" table:number-rows-spanned="2" table:number-columns-spanned="2" office:value-type="string">
              <text:p text:style-name="P50">Ensemble</text:p>
            </table:table-cell>
            <table:covered-table-cell/>
          </table:table-row>
          <table:table-row table:style-name="Tableau117.1">
            <table:covered-table-cell/>
            <table:table-cell table:style-name="Tableau117.B2" table:number-columns-spanned="2" office:value-type="string">
              <text:p text:style-name="P50">Pas de risque/Risque faible ou moyen</text:p>
            </table:table-cell>
            <table:covered-table-cell/>
            <table:table-cell table:style-name="Tableau117.B2" table:number-columns-spanned="2" office:value-type="string">
              <text:p text:style-name="P50">Risque majeur/élevé</text:p>
            </table:table-cell>
            <table:covered-table-cell/>
            <table:covered-table-cell/>
            <table:covered-table-cell/>
          </table:table-row>
          <table:table-row table:style-name="Tableau117.1">
            <table:covered-table-cell/>
            <table:table-cell table:style-name="Tableau117.B2" office:value-type="string">
              <text:p text:style-name="P50">N</text:p>
            </table:table-cell>
            <table:table-cell table:style-name="Tableau117.B2" office:value-type="string">
              <text:p text:style-name="P50">%</text:p>
            </table:table-cell>
            <table:table-cell table:style-name="Tableau117.B2" office:value-type="string">
              <text:p text:style-name="P50">N</text:p>
            </table:table-cell>
            <table:table-cell table:style-name="Tableau117.B2" office:value-type="string">
              <text:p text:style-name="P50">%</text:p>
            </table:table-cell>
            <table:table-cell table:style-name="Tableau117.B2" office:value-type="string">
              <text:p text:style-name="P50">N</text:p>
            </table:table-cell>
            <table:table-cell table:style-name="Tableau117.G3" office:value-type="string">
              <text:p text:style-name="P50">%</text:p>
            </table:table-cell>
          </table:table-row>
        </table:table-header-rows>
        <table:table-row table:style-name="Tableau117.1">
          <table:table-cell table:style-name="Tableau117.A4" office:value-type="string">
            <text:p text:style-name="P59">Rougeur/Désépidermisation/Phlyctène</text:p>
          </table:table-cell>
          <table:table-cell table:style-name="Tableau117.B2" office:value-type="string">
            <text:p text:style-name="P62">44</text:p>
          </table:table-cell>
          <table:table-cell table:style-name="Tableau117.B2" office:value-type="string">
            <text:p text:style-name="P62">64.7</text:p>
          </table:table-cell>
          <table:table-cell table:style-name="Tableau117.B2" office:value-type="string">
            <text:p text:style-name="P62">80</text:p>
          </table:table-cell>
          <table:table-cell table:style-name="Tableau117.B2" office:value-type="string">
            <text:p text:style-name="P62">50.0</text:p>
          </table:table-cell>
          <table:table-cell table:style-name="Tableau117.B2" office:value-type="string">
            <text:p text:style-name="P62">124</text:p>
          </table:table-cell>
          <table:table-cell table:style-name="Tableau117.G3" office:value-type="string">
            <text:p text:style-name="P62">54.4</text:p>
          </table:table-cell>
        </table:table-row>
        <table:table-row table:style-name="Tableau117.1">
          <table:table-cell table:style-name="Tableau117.A4" office:value-type="string">
            <text:p text:style-name="P59">Ulcération/Nécrose</text:p>
          </table:table-cell>
          <table:table-cell table:style-name="Tableau117.B2" office:value-type="string">
            <text:p text:style-name="P62">22</text:p>
          </table:table-cell>
          <table:table-cell table:style-name="Tableau117.B2" office:value-type="string">
            <text:p text:style-name="P62">32.4</text:p>
          </table:table-cell>
          <table:table-cell table:style-name="Tableau117.B2" office:value-type="string">
            <text:p text:style-name="P62">71</text:p>
          </table:table-cell>
          <table:table-cell table:style-name="Tableau117.B2" office:value-type="string">
            <text:p text:style-name="P62">44.4</text:p>
          </table:table-cell>
          <table:table-cell table:style-name="Tableau117.B2" office:value-type="string">
            <text:p text:style-name="P62">93</text:p>
          </table:table-cell>
          <table:table-cell table:style-name="Tableau117.G3" office:value-type="string">
            <text:p text:style-name="P62">40.8</text:p>
          </table:table-cell>
        </table:table-row>
        <table:table-row table:style-name="Tableau117.1">
          <table:table-cell table:style-name="Tableau117.A6" office:value-type="string">
            <text:p text:style-name="P59">Total</text:p>
          </table:table-cell>
          <table:table-cell table:style-name="Tableau117.B6" office:value-type="string">
            <text:p text:style-name="P62">68</text:p>
          </table:table-cell>
          <table:table-cell table:style-name="Tableau117.B6" office:value-type="string">
            <text:p text:style-name="P62">100.0</text:p>
          </table:table-cell>
          <table:table-cell table:style-name="Tableau117.B6" office:value-type="string">
            <text:p text:style-name="P62">160</text:p>
          </table:table-cell>
          <table:table-cell table:style-name="Tableau117.B6" office:value-type="string">
            <text:p text:style-name="P62">100.0</text:p>
          </table:table-cell>
          <table:table-cell table:style-name="Tableau117.B6" office:value-type="string">
            <text:p text:style-name="P62">228</text:p>
          </table:table-cell>
          <table:table-cell table:style-name="Tableau117.G6" office:value-type="string">
            <text:p text:style-name="P62">100.0</text:p>
          </table:table-cell>
        </table:table-row>
      </table:table>
      <text:p text:style-name="WW-Légende"><text:span text:style-name="T16">Khi² : </text:span>3.5129<text:span text:style-name="T16">-p-value : </text:span>0.0609<text:span text:style-name="T16">-Signification : </text:span>NS</text:p>
      <text:p text:style-name="P24"/>
      <text:p text:style-name="P85"><text:bookmark-start text:name="__RefHeading___Toc494880600"/>Table <text:sequence text:ref-name="refTable113" text:name="Table" text:formula="ooow:Table+1" style:num-format="1">114</text:sequence><text:s/>: Longueur de l’escarre la plus grave en fonction de la classification du risque d’escarre (cm)<text:bookmark-end text:name="__RefHeading___Toc494880600"/></text:p>
      <table:table table:name="Tableau118" table:style-name="Tableau118">
        <table:table-column table:style-name="Tableau118.A"/>
        <table:table-column table:style-name="Tableau118.B"/>
        <table:table-column table:style-name="Tableau118.C"/>
        <table:table-column table:style-name="Tableau118.D"/>
        <table:table-column table:style-name="Tableau118.E"/>
        <table:table-column table:style-name="Tableau118.F"/>
        <table:table-column table:style-name="Tableau118.G"/>
        <table:table-column table:style-name="Tableau118.H"/>
        <table:table-header-rows>
          <table:table-row table:style-name="Tableau118.1">
            <table:table-cell table:style-name="Tableau118.A1" table:number-rows-spanned="2" office:value-type="string">
              <text:p text:style-name="P53"/>
            </table:table-cell>
            <table:table-cell table:style-name="Tableau118.B1" table:number-columns-spanned="7" office:value-type="string">
              <text:p text:style-name="P52">Longueur de l’escarre la plus grav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18.1">
            <table:covered-table-cell/>
            <table:table-cell table:style-name="Tableau118.B2" office:value-type="string">
              <text:p text:style-name="P52">N</text:p>
            </table:table-cell>
            <table:table-cell table:style-name="Tableau118.B2" office:value-type="string">
              <text:p text:style-name="P52">DM</text:p>
            </table:table-cell>
            <table:table-cell table:style-name="Tableau118.B2" office:value-type="string">
              <text:p text:style-name="P52">Moyenne</text:p>
            </table:table-cell>
            <table:table-cell table:style-name="Tableau118.B2" office:value-type="string">
              <text:p text:style-name="P52">Écart type</text:p>
            </table:table-cell>
            <table:table-cell table:style-name="Tableau118.B2" office:value-type="string">
              <text:p text:style-name="P52">Médiane</text:p>
            </table:table-cell>
            <table:table-cell table:style-name="Tableau118.B2" office:value-type="string">
              <text:p text:style-name="P52">Minimum</text:p>
            </table:table-cell>
            <table:table-cell table:style-name="Tableau118.H2" office:value-type="string">
              <text:p text:style-name="P52">Maximum</text:p>
            </table:table-cell>
          </table:table-row>
        </table:table-header-rows>
        <table:table-row table:style-name="Tableau118.1">
          <table:table-cell table:style-name="Tableau118.A3" office:value-type="string">
            <text:p text:style-name="P60">Pas de risque/Risque faible ou moyen</text:p>
          </table:table-cell>
          <table:table-cell table:style-name="Tableau118.B2" office:value-type="string">
            <text:p text:style-name="P63">62</text:p>
          </table:table-cell>
          <table:table-cell table:style-name="Tableau118.B2" office:value-type="string">
            <text:p text:style-name="P63">6</text:p>
          </table:table-cell>
          <table:table-cell table:style-name="Tableau118.B2" office:value-type="string">
            <text:p text:style-name="P63">4.2</text:p>
          </table:table-cell>
          <table:table-cell table:style-name="Tableau118.B2" office:value-type="string">
            <text:p text:style-name="P63">8.0</text:p>
          </table:table-cell>
          <table:table-cell table:style-name="Tableau118.B2" office:value-type="string">
            <text:p text:style-name="P63">2.0</text:p>
          </table:table-cell>
          <table:table-cell table:style-name="Tableau118.B2" office:value-type="string">
            <text:p text:style-name="P63">0.1</text:p>
          </table:table-cell>
          <table:table-cell table:style-name="Tableau118.H2" office:value-type="string">
            <text:p text:style-name="P63">50.0</text:p>
          </table:table-cell>
        </table:table-row>
        <table:table-row table:style-name="Tableau118.1">
          <table:table-cell table:style-name="Tableau118.A3" office:value-type="string">
            <text:p text:style-name="P52">Risque majeur/élevé</text:p>
          </table:table-cell>
          <table:table-cell table:style-name="Tableau118.B2" office:value-type="string">
            <text:p text:style-name="P55">148</text:p>
          </table:table-cell>
          <table:table-cell table:style-name="Tableau118.B2" office:value-type="string">
            <text:p text:style-name="P55">14</text:p>
          </table:table-cell>
          <table:table-cell table:style-name="Tableau118.B2" office:value-type="string">
            <text:p text:style-name="P55">5.2</text:p>
          </table:table-cell>
          <table:table-cell table:style-name="Tableau118.B2" office:value-type="string">
            <text:p text:style-name="P55">7.7</text:p>
          </table:table-cell>
          <table:table-cell table:style-name="Tableau118.B2" office:value-type="string">
            <text:p text:style-name="P55">3.0</text:p>
          </table:table-cell>
          <table:table-cell table:style-name="Tableau118.B2" office:value-type="string">
            <text:p text:style-name="P55">0.1</text:p>
          </table:table-cell>
          <table:table-cell table:style-name="Tableau118.H2" office:value-type="string">
            <text:p text:style-name="P55">50.0</text:p>
          </table:table-cell>
        </table:table-row>
        <table:table-row table:style-name="Tableau118.1">
          <table:table-cell table:style-name="Tableau118.A5" office:value-type="string">
            <text:p text:style-name="P60">Total</text:p>
          </table:table-cell>
          <table:table-cell table:style-name="Tableau118.B5" office:value-type="string">
            <text:p text:style-name="P63">210</text:p>
          </table:table-cell>
          <table:table-cell table:style-name="Tableau118.B5" office:value-type="string">
            <text:p text:style-name="P63">20</text:p>
          </table:table-cell>
          <table:table-cell table:style-name="Tableau118.B5" office:value-type="string">
            <text:p text:style-name="P63">4.9</text:p>
          </table:table-cell>
          <table:table-cell table:style-name="Tableau118.B5" office:value-type="string">
            <text:p text:style-name="P63">7.7</text:p>
          </table:table-cell>
          <table:table-cell table:style-name="Tableau118.B5" office:value-type="string">
            <text:p text:style-name="P63">3.0</text:p>
          </table:table-cell>
          <table:table-cell table:style-name="Tableau118.B5" office:value-type="string">
            <text:p text:style-name="P63">0.1</text:p>
          </table:table-cell>
          <table:table-cell table:style-name="Tableau118.H5" office:value-type="string">
            <text:p text:style-name="P63">50.0</text:p>
          </table:table-cell>
        </table:table-row>
      </table:table>
      <text:p text:style-name="P56"><text:span text:style-name="T55">Anova : </text:span><text:span text:style-name="T62">0.8291 </text:span><text:span text:style-name="T55">p-value : </text:span><text:span text:style-name="T62">0.3636 </text:span><text:span text:style-name="T55">Signification : </text:span><text:span text:style-name="T62">NS</text:span></text:p>
      <text:p text:style-name="P24"/>
      <text:p text:style-name="P85"><text:bookmark-start text:name="__RefHeading___Toc494880601"/>Table <text:sequence text:ref-name="refTable114" text:name="Table" text:formula="ooow:Table+1" style:num-format="1">115</text:sequence><text:s/>: Largeur de l’escarre la plus grave en fonction de la classification du risque d’escarre (cm)<text:bookmark-end text:name="__RefHeading___Toc494880601"/></text:p>
      <table:table table:name="Tableau119" table:style-name="Tableau119">
        <table:table-column table:style-name="Tableau119.A"/>
        <table:table-column table:style-name="Tableau119.B"/>
        <table:table-column table:style-name="Tableau119.C"/>
        <table:table-column table:style-name="Tableau119.D"/>
        <table:table-column table:style-name="Tableau119.E"/>
        <table:table-column table:style-name="Tableau119.F"/>
        <table:table-column table:style-name="Tableau119.G"/>
        <table:table-column table:style-name="Tableau119.H"/>
        <table:table-header-rows>
          <table:table-row table:style-name="Tableau119.1">
            <table:table-cell table:style-name="Tableau119.A1" table:number-rows-spanned="2" office:value-type="string">
              <text:p text:style-name="P53"/>
            </table:table-cell>
            <table:table-cell table:style-name="Tableau119.B1" table:number-columns-spanned="7" office:value-type="string">
              <text:p text:style-name="P52">Largeur de l’escarre la plus grav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19.1">
            <table:covered-table-cell/>
            <table:table-cell table:style-name="Tableau119.B2" office:value-type="string">
              <text:p text:style-name="P52">N</text:p>
            </table:table-cell>
            <table:table-cell table:style-name="Tableau119.B2" office:value-type="string">
              <text:p text:style-name="P52">DM</text:p>
            </table:table-cell>
            <table:table-cell table:style-name="Tableau119.B2" office:value-type="string">
              <text:p text:style-name="P52">Moyenne</text:p>
            </table:table-cell>
            <table:table-cell table:style-name="Tableau119.B2" office:value-type="string">
              <text:p text:style-name="P52">Écart type</text:p>
            </table:table-cell>
            <table:table-cell table:style-name="Tableau119.B2" office:value-type="string">
              <text:p text:style-name="P52">Médiane</text:p>
            </table:table-cell>
            <table:table-cell table:style-name="Tableau119.B2" office:value-type="string">
              <text:p text:style-name="P52">Minimum</text:p>
            </table:table-cell>
            <table:table-cell table:style-name="Tableau119.H2" office:value-type="string">
              <text:p text:style-name="P52">Maximum</text:p>
            </table:table-cell>
          </table:table-row>
        </table:table-header-rows>
        <table:table-row table:style-name="Tableau119.1">
          <table:table-cell table:style-name="Tableau119.A3" office:value-type="string">
            <text:p text:style-name="P60">Pas de risque/Risque faible ou moyen</text:p>
          </table:table-cell>
          <table:table-cell table:style-name="Tableau119.B2" office:value-type="string">
            <text:p text:style-name="P63">61</text:p>
          </table:table-cell>
          <table:table-cell table:style-name="Tableau119.B2" office:value-type="string">
            <text:p text:style-name="P63">7</text:p>
          </table:table-cell>
          <table:table-cell table:style-name="Tableau119.B2" office:value-type="string">
            <text:p text:style-name="P63">3.5</text:p>
          </table:table-cell>
          <table:table-cell table:style-name="Tableau119.B2" office:value-type="string">
            <text:p text:style-name="P63">72.9</text:p>
          </table:table-cell>
          <table:table-cell table:style-name="Tableau119.B2" office:value-type="string">
            <text:p text:style-name="P63">2.0</text:p>
          </table:table-cell>
          <table:table-cell table:style-name="Tableau119.B2" office:value-type="string">
            <text:p text:style-name="P63">0.1</text:p>
          </table:table-cell>
          <table:table-cell table:style-name="Tableau119.H2" office:value-type="string">
            <text:p text:style-name="P63">50.0</text:p>
          </table:table-cell>
        </table:table-row>
        <table:table-row table:style-name="Tableau119.1">
          <table:table-cell table:style-name="Tableau119.A3" office:value-type="string">
            <text:p text:style-name="P52">Risque majeur/élevé</text:p>
          </table:table-cell>
          <table:table-cell table:style-name="Tableau119.B2" office:value-type="string">
            <text:p text:style-name="P55">146</text:p>
          </table:table-cell>
          <table:table-cell table:style-name="Tableau119.B2" office:value-type="string">
            <text:p text:style-name="P55">16</text:p>
          </table:table-cell>
          <table:table-cell table:style-name="Tableau119.B2" office:value-type="string">
            <text:p text:style-name="P55">4.1</text:p>
          </table:table-cell>
          <table:table-cell table:style-name="Tableau119.B2" office:value-type="string">
            <text:p text:style-name="P55">55.5</text:p>
          </table:table-cell>
          <table:table-cell table:style-name="Tableau119.B2" office:value-type="string">
            <text:p text:style-name="P55">3.0</text:p>
          </table:table-cell>
          <table:table-cell table:style-name="Tableau119.B2" office:value-type="string">
            <text:p text:style-name="P55">0.1</text:p>
          </table:table-cell>
          <table:table-cell table:style-name="Tableau119.H2" office:value-type="string">
            <text:p text:style-name="P55">50.0</text:p>
          </table:table-cell>
        </table:table-row>
        <table:table-row table:style-name="Tableau119.1">
          <table:table-cell table:style-name="Tableau119.A5" office:value-type="string">
            <text:p text:style-name="P60">Total</text:p>
          </table:table-cell>
          <table:table-cell table:style-name="Tableau119.B5" office:value-type="string">
            <text:p text:style-name="P63">207</text:p>
          </table:table-cell>
          <table:table-cell table:style-name="Tableau119.B5" office:value-type="string">
            <text:p text:style-name="P63">23</text:p>
          </table:table-cell>
          <table:table-cell table:style-name="Tableau119.B5" office:value-type="string">
            <text:p text:style-name="P63">4.0</text:p>
          </table:table-cell>
          <table:table-cell table:style-name="Tableau119.B5" office:value-type="string">
            <text:p text:style-name="P63">61.0</text:p>
          </table:table-cell>
          <table:table-cell table:style-name="Tableau119.B5" office:value-type="string">
            <text:p text:style-name="P58"><text:span text:style-name="T62">2.6</text:span></text:p>
          </table:table-cell>
          <table:table-cell table:style-name="Tableau119.B5" office:value-type="string">
            <text:p text:style-name="P63">0.1</text:p>
          </table:table-cell>
          <table:table-cell table:style-name="Tableau119.H5" office:value-type="string">
            <text:p text:style-name="P63">50.0</text:p>
          </table:table-cell>
        </table:table-row>
      </table:table>
      <text:p text:style-name="P56"><text:span text:style-name="T55">Anova : </text:span><text:span text:style-name="T62">0.4172 </text:span><text:span text:style-name="T55">p-value : </text:span><text:span text:style-name="T62">0.5191 </text:span><text:span text:style-name="T55">Signification : </text:span><text:span text:style-name="T62">NS</text:span></text:p>
      <text:p text:style-name="P69"/>
      <text:p text:style-name="P85"><text:bookmark-start text:name="__RefHeading___Toc494880602"/>Tables <text:sequence text:ref-name="refTable115" text:name="Table" text:formula="ooow:Table+1" style:num-format="1">116</text:sequence><text:s/>et <text:sequence text:ref-name="refTable116" text:name="Table" text:formula="ooow:Table+1" style:num-format="1">117</text:sequence><text:s/>: Surface de l’escarre la plus grave en fonction de la classification du risque d’escarre (cm²)<text:bookmark-end text:name="__RefHeading___Toc494880602"/></text:p>
      <table:table table:name="Tableau120" table:style-name="Tableau120">
        <table:table-column table:style-name="Tableau120.A"/>
        <table:table-column table:style-name="Tableau120.B" table:number-columns-repeated="2"/>
        <table:table-column table:style-name="Tableau120.D" table:number-columns-repeated="2"/>
        <table:table-column table:style-name="Tableau120.F"/>
        <table:table-column table:style-name="Tableau120.G"/>
        <table:table-header-rows>
          <table:table-row table:style-name="Tableau120.1">
            <table:table-cell table:style-name="Tableau120.A1" table:number-rows-spanned="3" office:value-type="string">
              <text:p text:style-name="P53"/>
            </table:table-cell>
            <table:table-cell table:style-name="Tableau120.B1" table:number-columns-spanned="4" office:value-type="string">
              <text:p text:style-name="P52">Classification du risque d’escarre</text:p>
            </table:table-cell>
            <table:covered-table-cell/>
            <table:covered-table-cell/>
            <table:covered-table-cell/>
            <table:table-cell table:style-name="Tableau120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20.1">
            <table:covered-table-cell/>
            <table:table-cell table:style-name="Tableau120.B2" table:number-columns-spanned="2" office:value-type="string">
              <text:p text:style-name="P52">Pas de risque/Risque faible ou moyen</text:p>
            </table:table-cell>
            <table:covered-table-cell/>
            <table:table-cell table:style-name="Tableau120.B2" table:number-columns-spanned="2" office:value-type="string">
              <text:p text:style-name="P52">Risque majeur/élevé</text:p>
            </table:table-cell>
            <table:covered-table-cell/>
            <table:covered-table-cell/>
            <table:covered-table-cell/>
          </table:table-row>
          <table:table-row table:style-name="Tableau120.1">
            <table:covered-table-cell/>
            <table:table-cell table:style-name="Tableau120.B2" office:value-type="string">
              <text:p text:style-name="P52">N</text:p>
            </table:table-cell>
            <table:table-cell table:style-name="Tableau120.B2" office:value-type="string">
              <text:p text:style-name="P52">%</text:p>
            </table:table-cell>
            <table:table-cell table:style-name="Tableau120.B2" office:value-type="string">
              <text:p text:style-name="P52">N</text:p>
            </table:table-cell>
            <table:table-cell table:style-name="Tableau120.B2" office:value-type="string">
              <text:p text:style-name="P52">%</text:p>
            </table:table-cell>
            <table:table-cell table:style-name="Tableau120.B2" office:value-type="string">
              <text:p text:style-name="P52">N</text:p>
            </table:table-cell>
            <table:table-cell table:style-name="Tableau120.G3" office:value-type="string">
              <text:p text:style-name="P52">%</text:p>
            </table:table-cell>
          </table:table-row>
        </table:table-header-rows>
        <table:table-row table:style-name="Tableau120.1">
          <table:table-cell table:style-name="Tableau120.A4" office:value-type="string">
            <text:p text:style-name="P60">2 cm² ou moins</text:p>
          </table:table-cell>
          <table:table-cell table:style-name="Tableau120.B2" office:value-type="string">
            <text:p text:style-name="P63">27</text:p>
          </table:table-cell>
          <table:table-cell table:style-name="Tableau120.B2" office:value-type="string">
            <text:p text:style-name="P63">44.3</text:p>
          </table:table-cell>
          <table:table-cell table:style-name="Tableau120.B2" office:value-type="string">
            <text:p text:style-name="P63">38</text:p>
          </table:table-cell>
          <table:table-cell table:style-name="Tableau120.B2" office:value-type="string">
            <text:p text:style-name="P63">26.0</text:p>
          </table:table-cell>
          <table:table-cell table:style-name="Tableau120.B2" office:value-type="string">
            <text:p text:style-name="P63">65</text:p>
          </table:table-cell>
          <table:table-cell table:style-name="Tableau120.G3" office:value-type="string">
            <text:p text:style-name="P63">31.4</text:p>
          </table:table-cell>
        </table:table-row>
        <table:table-row table:style-name="Tableau120.1">
          <table:table-cell table:style-name="Tableau120.A4" office:value-type="string">
            <text:p text:style-name="P60">Entre 2 et 25 cm²</text:p>
          </table:table-cell>
          <table:table-cell table:style-name="Tableau120.B2" office:value-type="string">
            <text:p text:style-name="P63">28</text:p>
          </table:table-cell>
          <table:table-cell table:style-name="Tableau120.B2" office:value-type="string">
            <text:p text:style-name="P63">45.9</text:p>
          </table:table-cell>
          <table:table-cell table:style-name="Tableau120.B2" office:value-type="string">
            <text:p text:style-name="P63">77</text:p>
          </table:table-cell>
          <table:table-cell table:style-name="Tableau120.B2" office:value-type="string">
            <text:p text:style-name="P63">52.7</text:p>
          </table:table-cell>
          <table:table-cell table:style-name="Tableau120.B2" office:value-type="string">
            <text:p text:style-name="P63">105</text:p>
          </table:table-cell>
          <table:table-cell table:style-name="Tableau120.G3" office:value-type="string">
            <text:p text:style-name="P63">50.7</text:p>
          </table:table-cell>
        </table:table-row>
        <table:table-row table:style-name="Tableau120.1">
          <table:table-cell table:style-name="Tableau120.A4" office:value-type="string">
            <text:p text:style-name="P52">Plus de 25 cm²</text:p>
          </table:table-cell>
          <table:table-cell table:style-name="Tableau120.B2" office:value-type="string">
            <text:p text:style-name="P55">6</text:p>
          </table:table-cell>
          <table:table-cell table:style-name="Tableau120.B2" office:value-type="string">
            <text:p text:style-name="P55">9.8</text:p>
          </table:table-cell>
          <table:table-cell table:style-name="Tableau120.B2" office:value-type="string">
            <text:p text:style-name="P55">31</text:p>
          </table:table-cell>
          <table:table-cell table:style-name="Tableau120.B2" office:value-type="string">
            <text:p text:style-name="P55">21.2</text:p>
          </table:table-cell>
          <table:table-cell table:style-name="Tableau120.B2" office:value-type="string">
            <text:p text:style-name="P55">37</text:p>
          </table:table-cell>
          <table:table-cell table:style-name="Tableau120.G3" office:value-type="string">
            <text:p text:style-name="P55">17.9</text:p>
          </table:table-cell>
        </table:table-row>
        <table:table-row table:style-name="Tableau120.1">
          <table:table-cell table:style-name="Tableau120.A7" office:value-type="string">
            <text:p text:style-name="P60">Total</text:p>
          </table:table-cell>
          <table:table-cell table:style-name="Tableau120.B7" office:value-type="string">
            <text:p text:style-name="P63">61</text:p>
          </table:table-cell>
          <table:table-cell table:style-name="Tableau120.B7" office:value-type="string">
            <text:p text:style-name="P63">100.0</text:p>
          </table:table-cell>
          <table:table-cell table:style-name="Tableau120.B7" office:value-type="string">
            <text:p text:style-name="P63">146</text:p>
          </table:table-cell>
          <table:table-cell table:style-name="Tableau120.B7" office:value-type="string">
            <text:p text:style-name="P63">100.0</text:p>
          </table:table-cell>
          <table:table-cell table:style-name="Tableau120.B7" office:value-type="string">
            <text:p text:style-name="P63">207</text:p>
          </table:table-cell>
          <table:table-cell table:style-name="Tableau120.G7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8.0790</text:span><text:span text:style-name="T55">-p-value : </text:span><text:span text:style-name="T62">0.0176</text:span><text:span text:style-name="T55">-Signification : </text:span><text:span text:style-name="T62">&lt;0.05</text:span></text:p>
      <text:p text:style-name="P24"/>
      <table:table table:name="Tableau121" table:style-name="Tableau121">
        <table:table-column table:style-name="Tableau121.A"/>
        <table:table-column table:style-name="Tableau121.B"/>
        <table:table-column table:style-name="Tableau121.C"/>
        <table:table-column table:style-name="Tableau121.D"/>
        <table:table-column table:style-name="Tableau121.E"/>
        <table:table-column table:style-name="Tableau121.F"/>
        <table:table-column table:style-name="Tableau121.G"/>
        <table:table-column table:style-name="Tableau121.H"/>
        <table:table-header-rows>
          <table:table-row table:style-name="Tableau121.1">
            <table:table-cell table:style-name="Tableau121.A1" table:number-rows-spanned="2" office:value-type="string">
              <text:p text:style-name="P53"/>
            </table:table-cell>
            <table:table-cell table:style-name="Tableau121.B1" table:number-columns-spanned="7" office:value-type="string">
              <text:p text:style-name="P49"><text:span text:style-name="T55">Surface de l’escarre la plus gra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21.1">
            <table:covered-table-cell/>
            <table:table-cell table:style-name="Tableau121.B2" office:value-type="string">
              <text:p text:style-name="P52">N</text:p>
            </table:table-cell>
            <table:table-cell table:style-name="Tableau121.B2" office:value-type="string">
              <text:p text:style-name="P52">DM</text:p>
            </table:table-cell>
            <table:table-cell table:style-name="Tableau121.B2" office:value-type="string">
              <text:p text:style-name="P52">Moyenne</text:p>
            </table:table-cell>
            <table:table-cell table:style-name="Tableau121.B2" office:value-type="string">
              <text:p text:style-name="P52">Écart type</text:p>
            </table:table-cell>
            <table:table-cell table:style-name="Tableau121.B2" office:value-type="string">
              <text:p text:style-name="P52">Médiane</text:p>
            </table:table-cell>
            <table:table-cell table:style-name="Tableau121.B2" office:value-type="string">
              <text:p text:style-name="P52">Minimum</text:p>
            </table:table-cell>
            <table:table-cell table:style-name="Tableau121.H2" office:value-type="string">
              <text:p text:style-name="P52">Maximum</text:p>
            </table:table-cell>
          </table:table-row>
        </table:table-header-rows>
        <table:table-row table:style-name="Tableau121.1">
          <table:table-cell table:style-name="Tableau121.A3" office:value-type="string">
            <text:p text:style-name="P60">Pas de risque/Risque faible ou moyen</text:p>
          </table:table-cell>
          <table:table-cell table:style-name="Tableau121.B2" office:value-type="string">
            <text:p text:style-name="P63">61</text:p>
          </table:table-cell>
          <table:table-cell table:style-name="Tableau121.B2" office:value-type="string">
            <text:p text:style-name="P63">7</text:p>
          </table:table-cell>
          <table:table-cell table:style-name="Tableau121.B2" office:value-type="string">
            <text:p text:style-name="P63">71.0</text:p>
          </table:table-cell>
          <table:table-cell table:style-name="Tableau121.B2" office:value-type="string">
            <text:p text:style-name="P58"><text:span text:style-name="T62">351.4</text:span></text:p>
          </table:table-cell>
          <table:table-cell table:style-name="Tableau121.B2" office:value-type="string">
            <text:p text:style-name="P63">4.0</text:p>
          </table:table-cell>
          <table:table-cell table:style-name="Tableau121.B2" office:value-type="string">
            <text:p text:style-name="P63">0.01</text:p>
          </table:table-cell>
          <table:table-cell table:style-name="Tableau121.H2" office:value-type="string">
            <text:p text:style-name="P63">2500.0</text:p>
          </table:table-cell>
        </table:table-row>
        <table:table-row table:style-name="Tableau121.1">
          <table:table-cell table:style-name="Tableau121.A3" office:value-type="string">
            <text:p text:style-name="P52">Risque majeur/élevé</text:p>
          </table:table-cell>
          <table:table-cell table:style-name="Tableau121.B2" office:value-type="string">
            <text:p text:style-name="P55">146</text:p>
          </table:table-cell>
          <table:table-cell table:style-name="Tableau121.B2" office:value-type="string">
            <text:p text:style-name="P55">16</text:p>
          </table:table-cell>
          <table:table-cell table:style-name="Tableau121.B2" office:value-type="string">
            <text:p text:style-name="P49"><text:span text:style-name="T62">56.7</text:span></text:p>
          </table:table-cell>
          <table:table-cell table:style-name="Tableau121.B2" office:value-type="string">
            <text:p text:style-name="P49"><text:span text:style-name="T62">234.1</text:span></text:p>
          </table:table-cell>
          <table:table-cell table:style-name="Tableau121.B2" office:value-type="string">
            <text:p text:style-name="P55">9.0</text:p>
          </table:table-cell>
          <table:table-cell table:style-name="Tableau121.B2" office:value-type="string">
            <text:p text:style-name="P55">0.01</text:p>
          </table:table-cell>
          <table:table-cell table:style-name="Tableau121.H2" office:value-type="string">
            <text:p text:style-name="P55">2500.0</text:p>
          </table:table-cell>
        </table:table-row>
        <table:table-row table:style-name="Tableau121.1">
          <table:table-cell table:style-name="Tableau121.A5" office:value-type="string">
            <text:p text:style-name="P60">Total</text:p>
          </table:table-cell>
          <table:table-cell table:style-name="Tableau121.B5" office:value-type="string">
            <text:p text:style-name="P63">207</text:p>
          </table:table-cell>
          <table:table-cell table:style-name="Tableau121.B5" office:value-type="string">
            <text:p text:style-name="P63">23</text:p>
          </table:table-cell>
          <table:table-cell table:style-name="Tableau121.B5" office:value-type="string">
            <text:p text:style-name="P58"><text:span text:style-name="T62">60.9</text:span></text:p>
          </table:table-cell>
          <table:table-cell table:style-name="Tableau121.B5" office:value-type="string">
            <text:p text:style-name="P63">273.1</text:p>
          </table:table-cell>
          <table:table-cell table:style-name="Tableau121.B5" office:value-type="string">
            <text:p text:style-name="P58"><text:span text:style-name="T62">8.7</text:span></text:p>
          </table:table-cell>
          <table:table-cell table:style-name="Tableau121.B5" office:value-type="string">
            <text:p text:style-name="P63">0.01</text:p>
          </table:table-cell>
          <table:table-cell table:style-name="Tableau121.H5" office:value-type="string">
            <text:p text:style-name="P63">2500.0</text:p>
          </table:table-cell>
        </table:table-row>
      </table:table>
      <text:p text:style-name="P56"><text:span text:style-name="T55">Anova : </text:span><text:span text:style-name="T62">0.1174 </text:span><text:span text:style-name="T55">p-value : </text:span><text:span text:style-name="T62">0.7322 </text:span><text:span text:style-name="T55">Signification : </text:span><text:span text:style-name="T62">NS</text:span></text:p>
      <text:p text:style-name="P56"><text:span text:style-name="T55">Test de la médiane : </text:span><text:span text:style-name="T62">-1.6282 </text:span><text:span text:style-name="T55">p-value : </text:span><text:span text:style-name="T62">0.1035 </text:span><text:span text:style-name="T55">Signification : </text:span><text:span text:style-name="T62">NS</text:span></text:p>
      <text:p text:style-name="P24"/>
      <text:p text:style-name="P24"/>
      <text:p text:style-name="WW-Légende"><text:bookmark-start text:name="__RefHeading___Toc494880603"/><text:span text:style-name="T51">Table </text:span><text:span text:style-name="T51"><text:sequence text:ref-name="refTable117" text:name="Table" text:formula="ooow:Table+1" style:num-format="1">118</text:sequence></text:span><text:span text:style-name="T51"><text:s/>: </text:span>Pansement utilisé en fonction de la classification du risque d’escarre<text:bookmark-end text:name="__RefHeading___Toc494880603"/></text:p>
      <table:table table:name="Tableau122" table:style-name="Tableau122">
        <table:table-column table:style-name="Tableau122.A"/>
        <table:table-column table:style-name="Tableau122.B"/>
        <table:table-column table:style-name="Tableau122.C"/>
        <table:table-column table:style-name="Tableau122.D" table:number-columns-repeated="2"/>
        <table:table-column table:style-name="Tableau122.F"/>
        <table:table-column table:style-name="Tableau122.G"/>
        <table:table-header-rows>
          <table:table-row table:style-name="Tableau122.1">
            <table:table-cell table:style-name="Tableau122.A1" table:number-rows-spanned="3" office:value-type="string">
              <text:p text:style-name="P53"/>
            </table:table-cell>
            <table:table-cell table:style-name="Tableau122.B1" table:number-columns-spanned="4" office:value-type="string">
              <text:p text:style-name="P52">Classification du risque d’escarre</text:p>
            </table:table-cell>
            <table:covered-table-cell/>
            <table:covered-table-cell/>
            <table:covered-table-cell/>
            <table:table-cell table:style-name="Tableau122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22.1">
            <table:covered-table-cell/>
            <table:table-cell table:style-name="Tableau122.B2" table:number-columns-spanned="2" office:value-type="string">
              <text:p text:style-name="P52">Pas de risque/Risque faible ou moyen</text:p>
            </table:table-cell>
            <table:covered-table-cell/>
            <table:table-cell table:style-name="Tableau122.B2" table:number-columns-spanned="2" office:value-type="string">
              <text:p text:style-name="P52">Risque majeur/élevé</text:p>
            </table:table-cell>
            <table:covered-table-cell/>
            <table:covered-table-cell/>
            <table:covered-table-cell/>
          </table:table-row>
          <table:table-row table:style-name="Tableau122.1">
            <table:covered-table-cell/>
            <table:table-cell table:style-name="Tableau122.B2" office:value-type="string">
              <text:p text:style-name="P52">N</text:p>
            </table:table-cell>
            <table:table-cell table:style-name="Tableau122.B2" office:value-type="string">
              <text:p text:style-name="P52">%</text:p>
            </table:table-cell>
            <table:table-cell table:style-name="Tableau122.B2" office:value-type="string">
              <text:p text:style-name="P52">N</text:p>
            </table:table-cell>
            <table:table-cell table:style-name="Tableau122.B2" office:value-type="string">
              <text:p text:style-name="P52">%</text:p>
            </table:table-cell>
            <table:table-cell table:style-name="Tableau122.B2" office:value-type="string">
              <text:p text:style-name="P52">N</text:p>
            </table:table-cell>
            <table:table-cell table:style-name="Tableau122.G3" office:value-type="string">
              <text:p text:style-name="P52">%</text:p>
            </table:table-cell>
          </table:table-row>
        </table:table-header-rows>
        <table:table-row table:style-name="Tableau122.1">
          <table:table-cell table:style-name="Tableau122.A4" office:value-type="string">
            <text:p text:style-name="P60">Alginate</text:p>
          </table:table-cell>
          <table:table-cell table:style-name="Tableau122.B2" office:value-type="string">
            <text:p text:style-name="P63">5</text:p>
          </table:table-cell>
          <table:table-cell table:style-name="Tableau122.B2" office:value-type="string">
            <text:p text:style-name="P63">9.3</text:p>
          </table:table-cell>
          <table:table-cell table:style-name="Tableau122.B2" office:value-type="string">
            <text:p text:style-name="P63">11</text:p>
          </table:table-cell>
          <table:table-cell table:style-name="Tableau122.B2" office:value-type="string">
            <text:p text:style-name="P63">7.5</text:p>
          </table:table-cell>
          <table:table-cell table:style-name="Tableau122.B2" office:value-type="string">
            <text:p text:style-name="P63">16</text:p>
          </table:table-cell>
          <table:table-cell table:style-name="Tableau122.G3" office:value-type="string">
            <text:p text:style-name="P63">8.0</text:p>
          </table:table-cell>
        </table:table-row>
        <table:table-row table:style-name="Tableau122.1">
          <table:table-cell table:style-name="Tableau122.A4" office:value-type="string">
            <text:p text:style-name="P60">Autre</text:p>
          </table:table-cell>
          <table:table-cell table:style-name="Tableau122.B2" office:value-type="string">
            <text:p text:style-name="P63">2</text:p>
          </table:table-cell>
          <table:table-cell table:style-name="Tableau122.B2" office:value-type="string">
            <text:p text:style-name="P63">3.7</text:p>
          </table:table-cell>
          <table:table-cell table:style-name="Tableau122.B2" office:value-type="string">
            <text:p text:style-name="P63">12</text:p>
          </table:table-cell>
          <table:table-cell table:style-name="Tableau122.B2" office:value-type="string">
            <text:p text:style-name="P63">8.2</text:p>
          </table:table-cell>
          <table:table-cell table:style-name="Tableau122.B2" office:value-type="string">
            <text:p text:style-name="P63">14</text:p>
          </table:table-cell>
          <table:table-cell table:style-name="Tableau122.G3" office:value-type="string">
            <text:p text:style-name="P63">7.0</text:p>
          </table:table-cell>
        </table:table-row>
        <table:table-row table:style-name="Tableau122.1">
          <table:table-cell table:style-name="Tableau122.A4" office:value-type="string">
            <text:p text:style-name="P60">Hydrocellulaire</text:p>
          </table:table-cell>
          <table:table-cell table:style-name="Tableau122.B2" office:value-type="string">
            <text:p text:style-name="P63">3</text:p>
          </table:table-cell>
          <table:table-cell table:style-name="Tableau122.B2" office:value-type="string">
            <text:p text:style-name="P63">5.6</text:p>
          </table:table-cell>
          <table:table-cell table:style-name="Tableau122.B2" office:value-type="string">
            <text:p text:style-name="P63">20</text:p>
          </table:table-cell>
          <table:table-cell table:style-name="Tableau122.B2" office:value-type="string">
            <text:p text:style-name="P63">13.7</text:p>
          </table:table-cell>
          <table:table-cell table:style-name="Tableau122.B2" office:value-type="string">
            <text:p text:style-name="P63">23</text:p>
          </table:table-cell>
          <table:table-cell table:style-name="Tableau122.G3" office:value-type="string">
            <text:p text:style-name="P63">11.5</text:p>
          </table:table-cell>
        </table:table-row>
        <table:table-row table:style-name="Tableau122.1">
          <table:table-cell table:style-name="Tableau122.A4" office:value-type="string">
            <text:p text:style-name="P60">Hydrocolloïde</text:p>
          </table:table-cell>
          <table:table-cell table:style-name="Tableau122.B2" office:value-type="string">
            <text:p text:style-name="P63">22</text:p>
          </table:table-cell>
          <table:table-cell table:style-name="Tableau122.B2" office:value-type="string">
            <text:p text:style-name="P63">40.7</text:p>
          </table:table-cell>
          <table:table-cell table:style-name="Tableau122.B2" office:value-type="string">
            <text:p text:style-name="P63">43</text:p>
          </table:table-cell>
          <table:table-cell table:style-name="Tableau122.B2" office:value-type="string">
            <text:p text:style-name="P63">29.5</text:p>
          </table:table-cell>
          <table:table-cell table:style-name="Tableau122.B2" office:value-type="string">
            <text:p text:style-name="P63">65</text:p>
          </table:table-cell>
          <table:table-cell table:style-name="Tableau122.G3" office:value-type="string">
            <text:p text:style-name="P63">32.5</text:p>
          </table:table-cell>
        </table:table-row>
        <table:table-row table:style-name="Tableau122.1">
          <table:table-cell table:style-name="Tableau122.A4" office:value-type="string">
            <text:p text:style-name="P60">Hydrogel</text:p>
          </table:table-cell>
          <table:table-cell table:style-name="Tableau122.B2" office:value-type="string">
            <text:p text:style-name="P63">5</text:p>
          </table:table-cell>
          <table:table-cell table:style-name="Tableau122.B2" office:value-type="string">
            <text:p text:style-name="P63">9.3</text:p>
          </table:table-cell>
          <table:table-cell table:style-name="Tableau122.B2" office:value-type="string">
            <text:p text:style-name="P63">15</text:p>
          </table:table-cell>
          <table:table-cell table:style-name="Tableau122.B2" office:value-type="string">
            <text:p text:style-name="P63">10.3</text:p>
          </table:table-cell>
          <table:table-cell table:style-name="Tableau122.B2" office:value-type="string">
            <text:p text:style-name="P63">20</text:p>
          </table:table-cell>
          <table:table-cell table:style-name="Tableau122.G3" office:value-type="string">
            <text:p text:style-name="P63">10.0</text:p>
          </table:table-cell>
        </table:table-row>
        <table:table-row table:style-name="Tableau122.1">
          <table:table-cell table:style-name="Tableau122.A4" office:value-type="string">
            <text:p text:style-name="P60">Pansement gras</text:p>
          </table:table-cell>
          <table:table-cell table:style-name="Tableau122.B2" office:value-type="string">
            <text:p text:style-name="P63">10</text:p>
          </table:table-cell>
          <table:table-cell table:style-name="Tableau122.B2" office:value-type="string">
            <text:p text:style-name="P63">18.5</text:p>
          </table:table-cell>
          <table:table-cell table:style-name="Tableau122.B2" office:value-type="string">
            <text:p text:style-name="P63">21</text:p>
          </table:table-cell>
          <table:table-cell table:style-name="Tableau122.B2" office:value-type="string">
            <text:p text:style-name="P63">14.4</text:p>
          </table:table-cell>
          <table:table-cell table:style-name="Tableau122.B2" office:value-type="string">
            <text:p text:style-name="P63">31</text:p>
          </table:table-cell>
          <table:table-cell table:style-name="Tableau122.G3" office:value-type="string">
            <text:p text:style-name="P63">15.5</text:p>
          </table:table-cell>
        </table:table-row>
        <table:table-row table:style-name="Tableau122.1">
          <table:table-cell table:style-name="Tableau122.A4" office:value-type="string">
            <text:p text:style-name="P60">Pansement mousse</text:p>
          </table:table-cell>
          <table:table-cell table:style-name="Tableau122.B2" office:value-type="string">
            <text:p text:style-name="P63">2</text:p>
          </table:table-cell>
          <table:table-cell table:style-name="Tableau122.B2" office:value-type="string">
            <text:p text:style-name="P63">3.7</text:p>
          </table:table-cell>
          <table:table-cell table:style-name="Tableau122.B2" office:value-type="string">
            <text:p text:style-name="P63">6</text:p>
          </table:table-cell>
          <table:table-cell table:style-name="Tableau122.B2" office:value-type="string">
            <text:p text:style-name="P63">4.1</text:p>
          </table:table-cell>
          <table:table-cell table:style-name="Tableau122.B2" office:value-type="string">
            <text:p text:style-name="P63">8</text:p>
          </table:table-cell>
          <table:table-cell table:style-name="Tableau122.G3" office:value-type="string">
            <text:p text:style-name="P63">4.0</text:p>
          </table:table-cell>
        </table:table-row>
        <table:table-row table:style-name="Tableau122.1">
          <table:table-cell table:style-name="Tableau122.A4" office:value-type="string">
            <text:p text:style-name="P52">Pas de pansement</text:p>
          </table:table-cell>
          <table:table-cell table:style-name="Tableau122.B2" office:value-type="string">
            <text:p text:style-name="P55">5</text:p>
          </table:table-cell>
          <table:table-cell table:style-name="Tableau122.B2" office:value-type="string">
            <text:p text:style-name="P55">9.3</text:p>
          </table:table-cell>
          <table:table-cell table:style-name="Tableau122.B2" office:value-type="string">
            <text:p text:style-name="P55">18</text:p>
          </table:table-cell>
          <table:table-cell table:style-name="Tableau122.B2" office:value-type="string">
            <text:p text:style-name="P55">12.3</text:p>
          </table:table-cell>
          <table:table-cell table:style-name="Tableau122.B2" office:value-type="string">
            <text:p text:style-name="P55">23</text:p>
          </table:table-cell>
          <table:table-cell table:style-name="Tableau122.G3" office:value-type="string">
            <text:p text:style-name="P55">11.5</text:p>
          </table:table-cell>
        </table:table-row>
        <table:table-row table:style-name="Tableau122.1">
          <table:table-cell table:style-name="Tableau122.A12" office:value-type="string">
            <text:p text:style-name="P60">Total</text:p>
          </table:table-cell>
          <table:table-cell table:style-name="Tableau122.B12" office:value-type="string">
            <text:p text:style-name="P63">54</text:p>
          </table:table-cell>
          <table:table-cell table:style-name="Tableau122.B12" office:value-type="string">
            <text:p text:style-name="P63">100.0</text:p>
          </table:table-cell>
          <table:table-cell table:style-name="Tableau122.B12" office:value-type="string">
            <text:p text:style-name="P63">146</text:p>
          </table:table-cell>
          <table:table-cell table:style-name="Tableau122.B12" office:value-type="string">
            <text:p text:style-name="P63">100.0</text:p>
          </table:table-cell>
          <table:table-cell table:style-name="Tableau122.B12" office:value-type="string">
            <text:p text:style-name="P63">200</text:p>
          </table:table-cell>
          <table:table-cell table:style-name="Tableau122.G12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5.9281</text:span><text:span text:style-name="T55">-p-value : </text:span><text:span text:style-name="T62">0.5482</text:span><text:span text:style-name="T55">-Signification : </text:span><text:span text:style-name="T62">NS</text:span></text:p>
      <text:p text:style-name="P24"/>
      <text:h text:style-name="P76" text:outline-level="1"><text:bookmark-start text:name="__RefHeading___Toc494880656"/>Description des patients en fonction de la présence d’une escarre grave (n=1228)<text:bookmark-end text:name="__RefHeading___Toc494880656"/></text:h>
      <text:p text:style-name="P24"/>
      <text:p text:style-name="Standard"><text:span text:style-name="T69">Une escarre grave a été définie ici comme étant une escarre avec un stade correspondant à une ulcération ou à une nécrose.</text:span></text:p>
      <text:p text:style-name="P24"/>
      <text:p text:style-name="P24"/>
      <text:p text:style-name="P85"><text:bookmark-start text:name="__RefHeading___Toc494880604"/>Table <text:sequence text:ref-name="refTable118" text:name="Table" text:formula="ooow:Table+1" style:num-format="1">119</text:sequence><text:s/>: Type d'admission en fonction de la présence d’une escarre grave<text:bookmark-end text:name="__RefHeading___Toc494880604"/></text:p>
      <table:table table:name="Tableau123" table:style-name="Tableau123">
        <table:table-column table:style-name="Tableau123.A"/>
        <table:table-column table:style-name="Tableau123.B"/>
        <table:table-column table:style-name="Tableau123.C"/>
        <table:table-column table:style-name="Tableau123.D"/>
        <table:table-column table:style-name="Tableau123.C"/>
        <table:table-column table:style-name="Tableau123.F"/>
        <table:table-column table:style-name="Tableau123.G"/>
        <table:table-header-rows>
          <table:table-row table:style-name="Tableau123.1">
            <table:table-cell table:style-name="Tableau123.A1" table:number-rows-spanned="3" office:value-type="string">
              <text:p text:style-name="P53"/>
            </table:table-cell>
            <table:table-cell table:style-name="Tableau123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23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23.1">
            <table:covered-table-cell/>
            <table:table-cell table:style-name="Tableau123.B2" table:number-columns-spanned="2" office:value-type="string">
              <text:p text:style-name="P52">Pas d'escarre grave</text:p>
            </table:table-cell>
            <table:covered-table-cell/>
            <table:table-cell table:style-name="Tableau123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23.1">
            <table:covered-table-cell/>
            <table:table-cell table:style-name="Tableau123.B2" office:value-type="string">
              <text:p text:style-name="P52">N</text:p>
            </table:table-cell>
            <table:table-cell table:style-name="Tableau123.B2" office:value-type="string">
              <text:p text:style-name="P52">%</text:p>
            </table:table-cell>
            <table:table-cell table:style-name="Tableau123.B2" office:value-type="string">
              <text:p text:style-name="P52">N</text:p>
            </table:table-cell>
            <table:table-cell table:style-name="Tableau123.B2" office:value-type="string">
              <text:p text:style-name="P52">%</text:p>
            </table:table-cell>
            <table:table-cell table:style-name="Tableau123.B2" office:value-type="string">
              <text:p text:style-name="P52">N</text:p>
            </table:table-cell>
            <table:table-cell table:style-name="Tableau123.G3" office:value-type="string">
              <text:p text:style-name="P52">%</text:p>
            </table:table-cell>
          </table:table-row>
        </table:table-header-rows>
        <table:table-row table:style-name="Tableau123.1">
          <table:table-cell table:style-name="Tableau123.A4" office:value-type="string">
            <text:p text:style-name="P60">Médicale</text:p>
          </table:table-cell>
          <table:table-cell table:style-name="Tableau123.B2" office:value-type="string">
            <text:p text:style-name="P63">808</text:p>
          </table:table-cell>
          <table:table-cell table:style-name="Tableau123.B2" office:value-type="string">
            <text:p text:style-name="P63">71.8</text:p>
          </table:table-cell>
          <table:table-cell table:style-name="Tableau123.B2" office:value-type="string">
            <text:p text:style-name="P63">73</text:p>
          </table:table-cell>
          <table:table-cell table:style-name="Tableau123.B2" office:value-type="string">
            <text:p text:style-name="P63">76.8</text:p>
          </table:table-cell>
          <table:table-cell table:style-name="Tableau123.B2" office:value-type="string">
            <text:p text:style-name="P63">881</text:p>
          </table:table-cell>
          <table:table-cell table:style-name="Tableau123.G3" office:value-type="string">
            <text:p text:style-name="P63">72.2</text:p>
          </table:table-cell>
        </table:table-row>
        <table:table-row table:style-name="Tableau123.1">
          <table:table-cell table:style-name="Tableau123.A4" office:value-type="string">
            <text:p text:style-name="P60">Chirurgie programmée</text:p>
          </table:table-cell>
          <table:table-cell table:style-name="Tableau123.B2" office:value-type="string">
            <text:p text:style-name="P63">134</text:p>
          </table:table-cell>
          <table:table-cell table:style-name="Tableau123.B2" office:value-type="string">
            <text:p text:style-name="P63">11.9</text:p>
          </table:table-cell>
          <table:table-cell table:style-name="Tableau123.B2" office:value-type="string">
            <text:p text:style-name="P63">9</text:p>
          </table:table-cell>
          <table:table-cell table:style-name="Tableau123.B2" office:value-type="string">
            <text:p text:style-name="P63">9.5</text:p>
          </table:table-cell>
          <table:table-cell table:style-name="Tableau123.B2" office:value-type="string">
            <text:p text:style-name="P63">143</text:p>
          </table:table-cell>
          <table:table-cell table:style-name="Tableau123.G3" office:value-type="string">
            <text:p text:style-name="P63">11.7</text:p>
          </table:table-cell>
        </table:table-row>
        <table:table-row table:style-name="Tableau123.1">
          <table:table-cell table:style-name="Tableau123.A4" office:value-type="string">
            <text:p text:style-name="P52">Chirurgie non-programmée</text:p>
          </table:table-cell>
          <table:table-cell table:style-name="Tableau123.B2" office:value-type="string">
            <text:p text:style-name="P55">184</text:p>
          </table:table-cell>
          <table:table-cell table:style-name="Tableau123.B2" office:value-type="string">
            <text:p text:style-name="P55">16.3</text:p>
          </table:table-cell>
          <table:table-cell table:style-name="Tableau123.B2" office:value-type="string">
            <text:p text:style-name="P55">13</text:p>
          </table:table-cell>
          <table:table-cell table:style-name="Tableau123.B2" office:value-type="string">
            <text:p text:style-name="P55">13.7</text:p>
          </table:table-cell>
          <table:table-cell table:style-name="Tableau123.B2" office:value-type="string">
            <text:p text:style-name="P55">197</text:p>
          </table:table-cell>
          <table:table-cell table:style-name="Tableau123.G3" office:value-type="string">
            <text:p text:style-name="P55">16.1</text:p>
          </table:table-cell>
        </table:table-row>
        <table:table-row table:style-name="Tableau123.1">
          <table:table-cell table:style-name="Tableau123.A7" office:value-type="string">
            <text:p text:style-name="P60">Total</text:p>
          </table:table-cell>
          <table:table-cell table:style-name="Tableau123.B7" office:value-type="string">
            <text:p text:style-name="P63">1126</text:p>
          </table:table-cell>
          <table:table-cell table:style-name="Tableau123.B7" office:value-type="string">
            <text:p text:style-name="P63">100.0</text:p>
          </table:table-cell>
          <table:table-cell table:style-name="Tableau123.B7" office:value-type="string">
            <text:p text:style-name="P63">95</text:p>
          </table:table-cell>
          <table:table-cell table:style-name="Tableau123.B7" office:value-type="string">
            <text:p text:style-name="P63">100.0</text:p>
          </table:table-cell>
          <table:table-cell table:style-name="Tableau123.B7" office:value-type="string">
            <text:p text:style-name="P63">1221</text:p>
          </table:table-cell>
          <table:table-cell table:style-name="Tableau123.G7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1.1376</text:span><text:span text:style-name="T55">-p-value : </text:span><text:span text:style-name="T62">0.5662</text:span><text:span text:style-name="T55">-Signification : </text:span><text:span text:style-name="T62">NS</text:span></text:p>
      <text:p text:style-name="P46"/>
      <text:p text:style-name="P85"><text:bookmark-start text:name="__RefHeading___Toc494880605"/>Table <text:sequence text:ref-name="refTable119" text:name="Table" text:formula="ooow:Table+1" style:num-format="1">120</text:sequence><text:s/>: Patient alité depuis plus de 7 jours avant l’admission en réanimation en fonction de la présence d’une escarre grave<text:bookmark-end text:name="__RefHeading___Toc494880605"/></text:p>
      <table:table table:name="Tableau124" table:style-name="Tableau124">
        <table:table-column table:style-name="Tableau124.A"/>
        <table:table-column table:style-name="Tableau124.B"/>
        <table:table-column table:style-name="Tableau124.C"/>
        <table:table-column table:style-name="Tableau124.D"/>
        <table:table-column table:style-name="Tableau124.E"/>
        <table:table-column table:style-name="Tableau124.F"/>
        <table:table-column table:style-name="Tableau124.G"/>
        <table:table-header-rows>
          <table:table-row table:style-name="Tableau124.1">
            <table:table-cell table:style-name="Tableau124.A1" table:number-rows-spanned="3" office:value-type="string">
              <text:p text:style-name="P53"/>
            </table:table-cell>
            <table:table-cell table:style-name="Tableau124.B1" table:number-columns-spanned="4" office:value-type="string">
              <text:p text:style-name="P49"><text:span text:style-name="T55">Escarre grave</text:span></text:p>
            </table:table-cell>
            <table:covered-table-cell/>
            <table:covered-table-cell/>
            <table:covered-table-cell/>
            <table:table-cell table:style-name="Tableau124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24.1">
            <table:covered-table-cell/>
            <table:table-cell table:style-name="Tableau124.B2" table:number-columns-spanned="2" office:value-type="string">
              <text:p text:style-name="P52">Pas d'escarre grave</text:p>
            </table:table-cell>
            <table:covered-table-cell/>
            <table:table-cell table:style-name="Tableau124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24.1">
            <table:covered-table-cell/>
            <table:table-cell table:style-name="Tableau124.B2" office:value-type="string">
              <text:p text:style-name="P52">N</text:p>
            </table:table-cell>
            <table:table-cell table:style-name="Tableau124.B2" office:value-type="string">
              <text:p text:style-name="P52">%</text:p>
            </table:table-cell>
            <table:table-cell table:style-name="Tableau124.B2" office:value-type="string">
              <text:p text:style-name="P52">N</text:p>
            </table:table-cell>
            <table:table-cell table:style-name="Tableau124.B2" office:value-type="string">
              <text:p text:style-name="P52">%</text:p>
            </table:table-cell>
            <table:table-cell table:style-name="Tableau124.B2" office:value-type="string">
              <text:p text:style-name="P52">N</text:p>
            </table:table-cell>
            <table:table-cell table:style-name="Tableau124.G3" office:value-type="string">
              <text:p text:style-name="P52">%</text:p>
            </table:table-cell>
          </table:table-row>
        </table:table-header-rows>
        <table:table-row table:style-name="Tableau124.1">
          <table:table-cell table:style-name="Tableau124.A4" office:value-type="string">
            <text:p text:style-name="P60">Non</text:p>
          </table:table-cell>
          <table:table-cell table:style-name="Tableau124.B2" office:value-type="string">
            <text:p text:style-name="P63">812</text:p>
          </table:table-cell>
          <table:table-cell table:style-name="Tableau124.B2" office:value-type="string">
            <text:p text:style-name="P63">79.1</text:p>
          </table:table-cell>
          <table:table-cell table:style-name="Tableau124.B2" office:value-type="string">
            <text:p text:style-name="P63">57</text:p>
          </table:table-cell>
          <table:table-cell table:style-name="Tableau124.B2" office:value-type="string">
            <text:p text:style-name="P63">64.8</text:p>
          </table:table-cell>
          <table:table-cell table:style-name="Tableau124.B2" office:value-type="string">
            <text:p text:style-name="P63">869</text:p>
          </table:table-cell>
          <table:table-cell table:style-name="Tableau124.G3" office:value-type="string">
            <text:p text:style-name="P63">78.0</text:p>
          </table:table-cell>
        </table:table-row>
        <table:table-row table:style-name="Tableau124.1">
          <table:table-cell table:style-name="Tableau124.A4" office:value-type="string">
            <text:p text:style-name="P52">Oui</text:p>
          </table:table-cell>
          <table:table-cell table:style-name="Tableau124.B2" office:value-type="string">
            <text:p text:style-name="P55">214</text:p>
          </table:table-cell>
          <table:table-cell table:style-name="Tableau124.B2" office:value-type="string">
            <text:p text:style-name="P55">20.9</text:p>
          </table:table-cell>
          <table:table-cell table:style-name="Tableau124.B2" office:value-type="string">
            <text:p text:style-name="P55">31</text:p>
          </table:table-cell>
          <table:table-cell table:style-name="Tableau124.B2" office:value-type="string">
            <text:p text:style-name="P55">35.2</text:p>
          </table:table-cell>
          <table:table-cell table:style-name="Tableau124.B2" office:value-type="string">
            <text:p text:style-name="P55">245</text:p>
          </table:table-cell>
          <table:table-cell table:style-name="Tableau124.G3" office:value-type="string">
            <text:p text:style-name="P55">22.0</text:p>
          </table:table-cell>
        </table:table-row>
        <table:table-row table:style-name="Tableau124.1">
          <table:table-cell table:style-name="Tableau124.A6" office:value-type="string">
            <text:p text:style-name="P60">Total</text:p>
          </table:table-cell>
          <table:table-cell table:style-name="Tableau124.B6" office:value-type="string">
            <text:p text:style-name="P63">1026</text:p>
          </table:table-cell>
          <table:table-cell table:style-name="Tableau124.B6" office:value-type="string">
            <text:p text:style-name="P63">100.0</text:p>
          </table:table-cell>
          <table:table-cell table:style-name="Tableau124.B6" office:value-type="string">
            <text:p text:style-name="P63">88</text:p>
          </table:table-cell>
          <table:table-cell table:style-name="Tableau124.B6" office:value-type="string">
            <text:p text:style-name="P63">100.0</text:p>
          </table:table-cell>
          <table:table-cell table:style-name="Tableau124.B6" office:value-type="string">
            <text:p text:style-name="P63">1114</text:p>
          </table:table-cell>
          <table:table-cell table:style-name="Tableau124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9.7548</text:span><text:span text:style-name="T55">-p-value : </text:span><text:span text:style-name="T62">0.0018</text:span><text:span text:style-name="T55">-Signification : </text:span><text:span text:style-name="T62">&lt;0.01</text:span></text:p>
      <text:p text:style-name="P24"/>
      <text:p text:style-name="P85"><text:bookmark-start text:name="__RefHeading___Toc494880606"/>Tables <text:sequence text:ref-name="refTable120" text:name="Table" text:formula="ooow:Table+1" style:num-format="1">121</text:sequence><text:s/>et <text:sequence text:ref-name="refTable121" text:name="Table" text:formula="ooow:Table+1" style:num-format="1">122</text:sequence><text:s/>: Age en fonction de la présence d’une escarre grave<text:bookmark-end text:name="__RefHeading___Toc494880606"/></text:p>
      <table:table table:name="Tableau125" table:style-name="Tableau125">
        <table:table-column table:style-name="Tableau125.A"/>
        <table:table-column table:style-name="Tableau125.B"/>
        <table:table-column table:style-name="Tableau125.C"/>
        <table:table-column table:style-name="Tableau125.D" table:number-columns-repeated="2"/>
        <table:table-column table:style-name="Tableau125.F"/>
        <table:table-column table:style-name="Tableau125.G"/>
        <table:table-header-rows>
          <table:table-row table:style-name="Tableau125.1">
            <table:table-cell table:style-name="Tableau125.A1" table:number-rows-spanned="3" office:value-type="string">
              <text:p text:style-name="P53"/>
            </table:table-cell>
            <table:table-cell table:style-name="Tableau125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25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25.1">
            <table:covered-table-cell/>
            <table:table-cell table:style-name="Tableau125.B2" table:number-columns-spanned="2" office:value-type="string">
              <text:p text:style-name="P52">Pas d'escarre grave</text:p>
            </table:table-cell>
            <table:covered-table-cell/>
            <table:table-cell table:style-name="Tableau125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25.1">
            <table:covered-table-cell/>
            <table:table-cell table:style-name="Tableau125.B2" office:value-type="string">
              <text:p text:style-name="P52">N</text:p>
            </table:table-cell>
            <table:table-cell table:style-name="Tableau125.B2" office:value-type="string">
              <text:p text:style-name="P52">%</text:p>
            </table:table-cell>
            <table:table-cell table:style-name="Tableau125.B2" office:value-type="string">
              <text:p text:style-name="P52">N</text:p>
            </table:table-cell>
            <table:table-cell table:style-name="Tableau125.B2" office:value-type="string">
              <text:p text:style-name="P52">%</text:p>
            </table:table-cell>
            <table:table-cell table:style-name="Tableau125.B2" office:value-type="string">
              <text:p text:style-name="P52">N</text:p>
            </table:table-cell>
            <table:table-cell table:style-name="Tableau125.G3" office:value-type="string">
              <text:p text:style-name="P52">%</text:p>
            </table:table-cell>
          </table:table-row>
        </table:table-header-rows>
        <table:table-row table:style-name="Tableau125.1">
          <table:table-cell table:style-name="Tableau125.A4" office:value-type="string">
            <text:p text:style-name="P60">Moins de 55 ans</text:p>
          </table:table-cell>
          <table:table-cell table:style-name="Tableau125.B2" office:value-type="string">
            <text:p text:style-name="P63">349</text:p>
          </table:table-cell>
          <table:table-cell table:style-name="Tableau125.B2" office:value-type="string">
            <text:p text:style-name="P63">30.8</text:p>
          </table:table-cell>
          <table:table-cell table:style-name="Tableau125.B2" office:value-type="string">
            <text:p text:style-name="P63">22</text:p>
          </table:table-cell>
          <table:table-cell table:style-name="Tableau125.B2" office:value-type="string">
            <text:p text:style-name="P63">23.2</text:p>
          </table:table-cell>
          <table:table-cell table:style-name="Tableau125.B2" office:value-type="string">
            <text:p text:style-name="P63">371</text:p>
          </table:table-cell>
          <table:table-cell table:style-name="Tableau125.G3" office:value-type="string">
            <text:p text:style-name="P63">30.2</text:p>
          </table:table-cell>
        </table:table-row>
        <table:table-row table:style-name="Tableau125.1">
          <table:table-cell table:style-name="Tableau125.A4" office:value-type="string">
            <text:p text:style-name="P60">Entre 56 et 65 ans</text:p>
          </table:table-cell>
          <table:table-cell table:style-name="Tableau125.B2" office:value-type="string">
            <text:p text:style-name="P63">244</text:p>
          </table:table-cell>
          <table:table-cell table:style-name="Tableau125.B2" office:value-type="string">
            <text:p text:style-name="P63">21.6</text:p>
          </table:table-cell>
          <table:table-cell table:style-name="Tableau125.B2" office:value-type="string">
            <text:p text:style-name="P63">27</text:p>
          </table:table-cell>
          <table:table-cell table:style-name="Tableau125.B2" office:value-type="string">
            <text:p text:style-name="P63">28.4</text:p>
          </table:table-cell>
          <table:table-cell table:style-name="Tableau125.B2" office:value-type="string">
            <text:p text:style-name="P63">271</text:p>
          </table:table-cell>
          <table:table-cell table:style-name="Tableau125.G3" office:value-type="string">
            <text:p text:style-name="P63">22.1</text:p>
          </table:table-cell>
        </table:table-row>
        <table:table-row table:style-name="Tableau125.1">
          <table:table-cell table:style-name="Tableau125.A4" office:value-type="string">
            <text:p text:style-name="P60">Entre 66 et 75 ans</text:p>
          </table:table-cell>
          <table:table-cell table:style-name="Tableau125.B2" office:value-type="string">
            <text:p text:style-name="P63">314</text:p>
          </table:table-cell>
          <table:table-cell table:style-name="Tableau125.B2" office:value-type="string">
            <text:p text:style-name="P63">27.7</text:p>
          </table:table-cell>
          <table:table-cell table:style-name="Tableau125.B2" office:value-type="string">
            <text:p text:style-name="P63">29</text:p>
          </table:table-cell>
          <table:table-cell table:style-name="Tableau125.B2" office:value-type="string">
            <text:p text:style-name="P63">30.5</text:p>
          </table:table-cell>
          <table:table-cell table:style-name="Tableau125.B2" office:value-type="string">
            <text:p text:style-name="P63">343</text:p>
          </table:table-cell>
          <table:table-cell table:style-name="Tableau125.G3" office:value-type="string">
            <text:p text:style-name="P63">28.0</text:p>
          </table:table-cell>
        </table:table-row>
        <table:table-row table:style-name="Tableau125.1">
          <table:table-cell table:style-name="Tableau125.A4" office:value-type="string">
            <text:p text:style-name="P52">Plus de 75 ans</text:p>
          </table:table-cell>
          <table:table-cell table:style-name="Tableau125.B2" office:value-type="string">
            <text:p text:style-name="P55">225</text:p>
          </table:table-cell>
          <table:table-cell table:style-name="Tableau125.B2" office:value-type="string">
            <text:p text:style-name="P55">19.9</text:p>
          </table:table-cell>
          <table:table-cell table:style-name="Tableau125.B2" office:value-type="string">
            <text:p text:style-name="P55">17</text:p>
          </table:table-cell>
          <table:table-cell table:style-name="Tableau125.B2" office:value-type="string">
            <text:p text:style-name="P55">17.9</text:p>
          </table:table-cell>
          <table:table-cell table:style-name="Tableau125.B2" office:value-type="string">
            <text:p text:style-name="P55">242</text:p>
          </table:table-cell>
          <table:table-cell table:style-name="Tableau125.G3" office:value-type="string">
            <text:p text:style-name="P55">19.7</text:p>
          </table:table-cell>
        </table:table-row>
        <table:table-row table:style-name="Tableau125.1">
          <table:table-cell table:style-name="Tableau125.A8" office:value-type="string">
            <text:p text:style-name="P60">Total</text:p>
          </table:table-cell>
          <table:table-cell table:style-name="Tableau125.B8" office:value-type="string">
            <text:p text:style-name="P63">1132</text:p>
          </table:table-cell>
          <table:table-cell table:style-name="Tableau125.B8" office:value-type="string">
            <text:p text:style-name="P63">100.0</text:p>
          </table:table-cell>
          <table:table-cell table:style-name="Tableau125.B8" office:value-type="string">
            <text:p text:style-name="P63">95</text:p>
          </table:table-cell>
          <table:table-cell table:style-name="Tableau125.B8" office:value-type="string">
            <text:p text:style-name="P63">100.0</text:p>
          </table:table-cell>
          <table:table-cell table:style-name="Tableau125.B8" office:value-type="string">
            <text:p text:style-name="P63">1227</text:p>
          </table:table-cell>
          <table:table-cell table:style-name="Tableau125.G8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3.9954</text:span><text:span text:style-name="T55">-p-value : </text:span><text:span text:style-name="T62">0.2620</text:span><text:span text:style-name="T55">-Signification : </text:span><text:span text:style-name="T62">NS</text:span></text:p>
      <text:p text:style-name="P24"/>
      <text:p text:style-name="P24"/>
      <table:table table:name="Tableau126" table:style-name="Tableau126">
        <table:table-column table:style-name="Tableau126.A"/>
        <table:table-column table:style-name="Tableau126.B"/>
        <table:table-column table:style-name="Tableau126.C"/>
        <table:table-column table:style-name="Tableau126.D"/>
        <table:table-column table:style-name="Tableau126.E"/>
        <table:table-column table:style-name="Tableau126.F"/>
        <table:table-column table:style-name="Tableau126.G"/>
        <table:table-column table:style-name="Tableau126.H"/>
        <table:table-header-rows>
          <text:soft-page-break/>
          <table:table-row table:style-name="Tableau126.1">
            <table:table-cell table:style-name="Tableau126.A1" table:number-rows-spanned="2" office:value-type="string">
              <text:p text:style-name="P53"/>
            </table:table-cell>
            <table:table-cell table:style-name="Tableau126.B1" table:number-columns-spanned="7" office:value-type="string">
              <text:p text:style-name="P52">Ag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26.1">
            <table:covered-table-cell/>
            <table:table-cell table:style-name="Tableau126.B2" office:value-type="string">
              <text:p text:style-name="P52">N</text:p>
            </table:table-cell>
            <table:table-cell table:style-name="Tableau126.B2" office:value-type="string">
              <text:p text:style-name="P52">DM</text:p>
            </table:table-cell>
            <table:table-cell table:style-name="Tableau126.B2" office:value-type="string">
              <text:p text:style-name="P52">Moyenne</text:p>
            </table:table-cell>
            <table:table-cell table:style-name="Tableau126.B2" office:value-type="string">
              <text:p text:style-name="P52">Écart type</text:p>
            </table:table-cell>
            <table:table-cell table:style-name="Tableau126.B2" office:value-type="string">
              <text:p text:style-name="P52">Médiane</text:p>
            </table:table-cell>
            <table:table-cell table:style-name="Tableau126.B2" office:value-type="string">
              <text:p text:style-name="P52">Minimum</text:p>
            </table:table-cell>
            <table:table-cell table:style-name="Tableau126.H2" office:value-type="string">
              <text:p text:style-name="P52">Maximum</text:p>
            </table:table-cell>
          </table:table-row>
        </table:table-header-rows>
        <table:table-row table:style-name="Tableau126.1">
          <table:table-cell table:style-name="Tableau126.A3" office:value-type="string">
            <text:p text:style-name="P60">Pas d'escarre grave</text:p>
          </table:table-cell>
          <table:table-cell table:style-name="Tableau126.B2" office:value-type="string">
            <text:p text:style-name="P63">1132</text:p>
          </table:table-cell>
          <table:table-cell table:style-name="Tableau126.B2" office:value-type="string">
            <text:p text:style-name="P63">1</text:p>
          </table:table-cell>
          <table:table-cell table:style-name="Tableau126.B2" office:value-type="string">
            <text:p text:style-name="P63">61.5</text:p>
          </table:table-cell>
          <table:table-cell table:style-name="Tableau126.B2" office:value-type="string">
            <text:p text:style-name="P63">16.4</text:p>
          </table:table-cell>
          <table:table-cell table:style-name="Tableau126.B2" office:value-type="string">
            <text:p text:style-name="P63">65.0</text:p>
          </table:table-cell>
          <table:table-cell table:style-name="Tableau126.B2" office:value-type="string">
            <text:p text:style-name="P63">16.0</text:p>
          </table:table-cell>
          <table:table-cell table:style-name="Tableau126.H2" office:value-type="string">
            <text:p text:style-name="P63">93.0</text:p>
          </table:table-cell>
        </table:table-row>
        <table:table-row table:style-name="Tableau126.1">
          <table:table-cell table:style-name="Tableau126.A3" office:value-type="string">
            <text:p text:style-name="P49"><text:span text:style-name="T55">Au moins une escarre grave (ulcération ou nécrose)</text:span></text:p>
          </table:table-cell>
          <table:table-cell table:style-name="Tableau126.B2" office:value-type="string">
            <text:p text:style-name="P55">95</text:p>
          </table:table-cell>
          <table:table-cell table:style-name="Tableau126.B2" office:value-type="string">
            <text:p text:style-name="P55">0</text:p>
          </table:table-cell>
          <table:table-cell table:style-name="Tableau126.B2" office:value-type="string">
            <text:p text:style-name="P55">63.6</text:p>
          </table:table-cell>
          <table:table-cell table:style-name="Tableau126.B2" office:value-type="string">
            <text:p text:style-name="P55">15.0</text:p>
          </table:table-cell>
          <table:table-cell table:style-name="Tableau126.B2" office:value-type="string">
            <text:p text:style-name="P55">65.0</text:p>
          </table:table-cell>
          <table:table-cell table:style-name="Tableau126.B2" office:value-type="string">
            <text:p text:style-name="P55">19.0</text:p>
          </table:table-cell>
          <table:table-cell table:style-name="Tableau126.H2" office:value-type="string">
            <text:p text:style-name="P55">93.0</text:p>
          </table:table-cell>
        </table:table-row>
        <table:table-row table:style-name="Tableau126.1">
          <table:table-cell table:style-name="Tableau126.A5" office:value-type="string">
            <text:p text:style-name="P60">Total</text:p>
          </table:table-cell>
          <table:table-cell table:style-name="Tableau126.B5" office:value-type="string">
            <text:p text:style-name="P63">1227</text:p>
          </table:table-cell>
          <table:table-cell table:style-name="Tableau126.B5" office:value-type="string">
            <text:p text:style-name="P63">1</text:p>
          </table:table-cell>
          <table:table-cell table:style-name="Tableau126.B5" office:value-type="string">
            <text:p text:style-name="P63">61.7</text:p>
          </table:table-cell>
          <table:table-cell table:style-name="Tableau126.B5" office:value-type="string">
            <text:p text:style-name="P63">16.3</text:p>
          </table:table-cell>
          <table:table-cell table:style-name="Tableau126.B5" office:value-type="string">
            <text:p text:style-name="P63">65.0</text:p>
          </table:table-cell>
          <table:table-cell table:style-name="Tableau126.B5" office:value-type="string">
            <text:p text:style-name="P63">16.0</text:p>
          </table:table-cell>
          <table:table-cell table:style-name="Tableau126.H5" office:value-type="string">
            <text:p text:style-name="P63">93.0</text:p>
          </table:table-cell>
        </table:table-row>
      </table:table>
      <text:p text:style-name="P56"><text:span text:style-name="T55">Anova : </text:span><text:span text:style-name="T62">1.4441 </text:span><text:span text:style-name="T55">p-value : </text:span><text:span text:style-name="T62">0.2297 </text:span><text:span text:style-name="T55">Signification : </text:span><text:span text:style-name="T62">NS</text:span></text:p>
      <text:p text:style-name="P24"/>
      <text:p text:style-name="P85"><text:bookmark-start text:name="__RefHeading___Toc494880607"/>Table <text:sequence text:ref-name="refTable122" text:name="Table" text:formula="ooow:Table+1" style:num-format="1">123</text:sequence><text:s/>: Sexe en fonction de la présence d’une escarre grave<text:bookmark-end text:name="__RefHeading___Toc494880607"/></text:p>
      <table:table table:name="Tableau127" table:style-name="Tableau127">
        <table:table-column table:style-name="Tableau127.A"/>
        <table:table-column table:style-name="Tableau127.B"/>
        <table:table-column table:style-name="Tableau127.C"/>
        <table:table-column table:style-name="Tableau127.D"/>
        <table:table-column table:style-name="Tableau127.E"/>
        <table:table-column table:style-name="Tableau127.F"/>
        <table:table-column table:style-name="Tableau127.G"/>
        <table:table-header-rows>
          <table:table-row table:style-name="Tableau127.1">
            <table:table-cell table:style-name="Tableau127.A1" table:number-rows-spanned="3" office:value-type="string">
              <text:p text:style-name="P53"/>
            </table:table-cell>
            <table:table-cell table:style-name="Tableau127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27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27.1">
            <table:covered-table-cell/>
            <table:table-cell table:style-name="Tableau127.B2" table:number-columns-spanned="2" office:value-type="string">
              <text:p text:style-name="P52">Pas d'escarre grave</text:p>
            </table:table-cell>
            <table:covered-table-cell/>
            <table:table-cell table:style-name="Tableau127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27.1">
            <table:covered-table-cell/>
            <table:table-cell table:style-name="Tableau127.B2" office:value-type="string">
              <text:p text:style-name="P52">N</text:p>
            </table:table-cell>
            <table:table-cell table:style-name="Tableau127.B2" office:value-type="string">
              <text:p text:style-name="P52">%</text:p>
            </table:table-cell>
            <table:table-cell table:style-name="Tableau127.B2" office:value-type="string">
              <text:p text:style-name="P52">N</text:p>
            </table:table-cell>
            <table:table-cell table:style-name="Tableau127.B2" office:value-type="string">
              <text:p text:style-name="P52">%</text:p>
            </table:table-cell>
            <table:table-cell table:style-name="Tableau127.B2" office:value-type="string">
              <text:p text:style-name="P52">N</text:p>
            </table:table-cell>
            <table:table-cell table:style-name="Tableau127.G3" office:value-type="string">
              <text:p text:style-name="P52">%</text:p>
            </table:table-cell>
          </table:table-row>
        </table:table-header-rows>
        <table:table-row table:style-name="Tableau127.1">
          <table:table-cell table:style-name="Tableau127.A4" office:value-type="string">
            <text:p text:style-name="P60">Masculin</text:p>
          </table:table-cell>
          <table:table-cell table:style-name="Tableau127.B2" office:value-type="string">
            <text:p text:style-name="P63">703</text:p>
          </table:table-cell>
          <table:table-cell table:style-name="Tableau127.B2" office:value-type="string">
            <text:p text:style-name="P63">66.8</text:p>
          </table:table-cell>
          <table:table-cell table:style-name="Tableau127.B2" office:value-type="string">
            <text:p text:style-name="P63">58</text:p>
          </table:table-cell>
          <table:table-cell table:style-name="Tableau127.B2" office:value-type="string">
            <text:p text:style-name="P63">67.4</text:p>
          </table:table-cell>
          <table:table-cell table:style-name="Tableau127.B2" office:value-type="string">
            <text:p text:style-name="P63">761</text:p>
          </table:table-cell>
          <table:table-cell table:style-name="Tableau127.G3" office:value-type="string">
            <text:p text:style-name="P63">66.9</text:p>
          </table:table-cell>
        </table:table-row>
        <table:table-row table:style-name="Tableau127.1">
          <table:table-cell table:style-name="Tableau127.A4" office:value-type="string">
            <text:p text:style-name="P52">Féminin</text:p>
          </table:table-cell>
          <table:table-cell table:style-name="Tableau127.B2" office:value-type="string">
            <text:p text:style-name="P55">349</text:p>
          </table:table-cell>
          <table:table-cell table:style-name="Tableau127.B2" office:value-type="string">
            <text:p text:style-name="P55">33.2</text:p>
          </table:table-cell>
          <table:table-cell table:style-name="Tableau127.B2" office:value-type="string">
            <text:p text:style-name="P55">28</text:p>
          </table:table-cell>
          <table:table-cell table:style-name="Tableau127.B2" office:value-type="string">
            <text:p text:style-name="P55">32.6</text:p>
          </table:table-cell>
          <table:table-cell table:style-name="Tableau127.B2" office:value-type="string">
            <text:p text:style-name="P55">377</text:p>
          </table:table-cell>
          <table:table-cell table:style-name="Tableau127.G3" office:value-type="string">
            <text:p text:style-name="P55">33.1</text:p>
          </table:table-cell>
        </table:table-row>
        <table:table-row table:style-name="Tableau127.1">
          <table:table-cell table:style-name="Tableau127.A6" office:value-type="string">
            <text:p text:style-name="P60">Total</text:p>
          </table:table-cell>
          <table:table-cell table:style-name="Tableau127.B6" office:value-type="string">
            <text:p text:style-name="P63">1052</text:p>
          </table:table-cell>
          <table:table-cell table:style-name="Tableau127.B6" office:value-type="string">
            <text:p text:style-name="P63">100.0</text:p>
          </table:table-cell>
          <table:table-cell table:style-name="Tableau127.B6" office:value-type="string">
            <text:p text:style-name="P63">86</text:p>
          </table:table-cell>
          <table:table-cell table:style-name="Tableau127.B6" office:value-type="string">
            <text:p text:style-name="P63">100.0</text:p>
          </table:table-cell>
          <table:table-cell table:style-name="Tableau127.B6" office:value-type="string">
            <text:p text:style-name="P63">1138</text:p>
          </table:table-cell>
          <table:table-cell table:style-name="Tableau127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0.0137</text:span><text:span text:style-name="T55">-p-value : </text:span><text:span text:style-name="T62">0.9070</text:span><text:span text:style-name="T55">-Signification : </text:span><text:span text:style-name="T62">NS</text:span></text:p>
      <text:p text:style-name="P24"/>
      <text:p text:style-name="P85"><text:bookmark-start text:name="__RefHeading___Toc494880608"/>Table <text:sequence text:ref-name="refTable123" text:name="Table" text:formula="ooow:Table+1" style:num-format="1">124</text:sequence><text:s/>: Taille (cm) en fonction de la présence d’une escarre grave<text:bookmark-end text:name="__RefHeading___Toc494880608"/></text:p>
      <table:table table:name="Tableau128" table:style-name="Tableau128">
        <table:table-column table:style-name="Tableau128.A"/>
        <table:table-column table:style-name="Tableau128.B"/>
        <table:table-column table:style-name="Tableau128.C"/>
        <table:table-column table:style-name="Tableau128.D"/>
        <table:table-column table:style-name="Tableau128.E"/>
        <table:table-column table:style-name="Tableau128.F"/>
        <table:table-column table:style-name="Tableau128.G"/>
        <table:table-column table:style-name="Tableau128.H"/>
        <table:table-header-rows>
          <table:table-row table:style-name="Tableau128.1">
            <table:table-cell table:style-name="Tableau128.A1" table:number-rows-spanned="2" office:value-type="string">
              <text:p text:style-name="P53"/>
            </table:table-cell>
            <table:table-cell table:style-name="Tableau128.B1" table:number-columns-spanned="7" office:value-type="string">
              <text:p text:style-name="P52">Taill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28.1">
            <table:covered-table-cell/>
            <table:table-cell table:style-name="Tableau128.B2" office:value-type="string">
              <text:p text:style-name="P52">N</text:p>
            </table:table-cell>
            <table:table-cell table:style-name="Tableau128.B2" office:value-type="string">
              <text:p text:style-name="P52">DM</text:p>
            </table:table-cell>
            <table:table-cell table:style-name="Tableau128.B2" office:value-type="string">
              <text:p text:style-name="P52">Moyenne</text:p>
            </table:table-cell>
            <table:table-cell table:style-name="Tableau128.B2" office:value-type="string">
              <text:p text:style-name="P52">Écart type</text:p>
            </table:table-cell>
            <table:table-cell table:style-name="Tableau128.B2" office:value-type="string">
              <text:p text:style-name="P52">Médiane</text:p>
            </table:table-cell>
            <table:table-cell table:style-name="Tableau128.B2" office:value-type="string">
              <text:p text:style-name="P52">Minimum</text:p>
            </table:table-cell>
            <table:table-cell table:style-name="Tableau128.H2" office:value-type="string">
              <text:p text:style-name="P52">Maximum</text:p>
            </table:table-cell>
          </table:table-row>
        </table:table-header-rows>
        <table:table-row table:style-name="Tableau128.1">
          <table:table-cell table:style-name="Tableau128.A3" office:value-type="string">
            <text:p text:style-name="P60">Pas d'escarre grave</text:p>
          </table:table-cell>
          <table:table-cell table:style-name="Tableau128.B2" office:value-type="string">
            <text:p text:style-name="P63">1041</text:p>
          </table:table-cell>
          <table:table-cell table:style-name="Tableau128.B2" office:value-type="string">
            <text:p text:style-name="P63">92</text:p>
          </table:table-cell>
          <table:table-cell table:style-name="Tableau128.B2" office:value-type="string">
            <text:p text:style-name="P63">169.1</text:p>
          </table:table-cell>
          <table:table-cell table:style-name="Tableau128.B2" office:value-type="string">
            <text:p text:style-name="P63">9.4</text:p>
          </table:table-cell>
          <table:table-cell table:style-name="Tableau128.B2" office:value-type="string">
            <text:p text:style-name="P63">170.0</text:p>
          </table:table-cell>
          <table:table-cell table:style-name="Tableau128.B2" office:value-type="string">
            <text:p text:style-name="P63">132.0</text:p>
          </table:table-cell>
          <table:table-cell table:style-name="Tableau128.H2" office:value-type="string">
            <text:p text:style-name="P63">201.0</text:p>
          </table:table-cell>
        </table:table-row>
        <table:table-row table:style-name="Tableau128.1">
          <table:table-cell table:style-name="Tableau128.A3" office:value-type="string">
            <text:p text:style-name="P49"><text:span text:style-name="T55">Au moins une escarre grave (ulcération ou nécrose)</text:span></text:p>
          </table:table-cell>
          <table:table-cell table:style-name="Tableau128.B2" office:value-type="string">
            <text:p text:style-name="P55">91</text:p>
          </table:table-cell>
          <table:table-cell table:style-name="Tableau128.B2" office:value-type="string">
            <text:p text:style-name="P55">4</text:p>
          </table:table-cell>
          <table:table-cell table:style-name="Tableau128.B2" office:value-type="string">
            <text:p text:style-name="P55">170.5</text:p>
          </table:table-cell>
          <table:table-cell table:style-name="Tableau128.B2" office:value-type="string">
            <text:p text:style-name="P55">9.3</text:p>
          </table:table-cell>
          <table:table-cell table:style-name="Tableau128.B2" office:value-type="string">
            <text:p text:style-name="P55">172.0</text:p>
          </table:table-cell>
          <table:table-cell table:style-name="Tableau128.B2" office:value-type="string">
            <text:p text:style-name="P55">146.0</text:p>
          </table:table-cell>
          <table:table-cell table:style-name="Tableau128.H2" office:value-type="string">
            <text:p text:style-name="P55">192.0</text:p>
          </table:table-cell>
        </table:table-row>
        <table:table-row table:style-name="Tableau128.1">
          <table:table-cell table:style-name="Tableau128.A5" office:value-type="string">
            <text:p text:style-name="P60">Total</text:p>
          </table:table-cell>
          <table:table-cell table:style-name="Tableau128.B5" office:value-type="string">
            <text:p text:style-name="P63">1132</text:p>
          </table:table-cell>
          <table:table-cell table:style-name="Tableau128.B5" office:value-type="string">
            <text:p text:style-name="P63">96</text:p>
          </table:table-cell>
          <table:table-cell table:style-name="Tableau128.B5" office:value-type="string">
            <text:p text:style-name="P63">169.3</text:p>
          </table:table-cell>
          <table:table-cell table:style-name="Tableau128.B5" office:value-type="string">
            <text:p text:style-name="P63">9.4</text:p>
          </table:table-cell>
          <table:table-cell table:style-name="Tableau128.B5" office:value-type="string">
            <text:p text:style-name="P63">170.0</text:p>
          </table:table-cell>
          <table:table-cell table:style-name="Tableau128.B5" office:value-type="string">
            <text:p text:style-name="P63">132.0</text:p>
          </table:table-cell>
          <table:table-cell table:style-name="Tableau128.H5" office:value-type="string">
            <text:p text:style-name="P63">201.0</text:p>
          </table:table-cell>
        </table:table-row>
      </table:table>
      <text:p text:style-name="P56"><text:span text:style-name="T55">Anova : </text:span><text:span text:style-name="T62">1.7290 </text:span><text:span text:style-name="T55">p-value : </text:span><text:span text:style-name="T62">0.1888 </text:span><text:span text:style-name="T55">Signification : </text:span><text:span text:style-name="T62">NS</text:span></text:p>
      <text:p text:style-name="P24"/>
      <text:p text:style-name="P85"><text:bookmark-start text:name="__RefHeading___Toc494880609"/>Table <text:sequence text:ref-name="refTable124" text:name="Table" text:formula="ooow:Table+1" style:num-format="1">125</text:sequence><text:s/>: Poids à l’admission (kg) en fonction de la présence d’une escarre grave<text:bookmark-end text:name="__RefHeading___Toc494880609"/></text:p>
      <table:table table:name="Tableau129" table:style-name="Tableau129">
        <table:table-column table:style-name="Tableau129.A"/>
        <table:table-column table:style-name="Tableau129.B"/>
        <table:table-column table:style-name="Tableau129.C"/>
        <table:table-column table:style-name="Tableau129.D"/>
        <table:table-column table:style-name="Tableau129.E"/>
        <table:table-column table:style-name="Tableau129.F"/>
        <table:table-column table:style-name="Tableau129.G"/>
        <table:table-column table:style-name="Tableau129.H"/>
        <table:table-header-rows>
          <table:table-row table:style-name="Tableau129.1">
            <table:table-cell table:style-name="Tableau129.A1" table:number-rows-spanned="2" office:value-type="string">
              <text:p text:style-name="P53"/>
            </table:table-cell>
            <table:table-cell table:style-name="Tableau129.B1" table:number-columns-spanned="7" office:value-type="string">
              <text:p text:style-name="P52">Poids à l’admiss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29.1">
            <table:covered-table-cell/>
            <table:table-cell table:style-name="Tableau129.B2" office:value-type="string">
              <text:p text:style-name="P52">N</text:p>
            </table:table-cell>
            <table:table-cell table:style-name="Tableau129.B2" office:value-type="string">
              <text:p text:style-name="P52">DM</text:p>
            </table:table-cell>
            <table:table-cell table:style-name="Tableau129.B2" office:value-type="string">
              <text:p text:style-name="P52">Moyenne</text:p>
            </table:table-cell>
            <table:table-cell table:style-name="Tableau129.B2" office:value-type="string">
              <text:p text:style-name="P52">Écart type</text:p>
            </table:table-cell>
            <table:table-cell table:style-name="Tableau129.B2" office:value-type="string">
              <text:p text:style-name="P52">Médiane</text:p>
            </table:table-cell>
            <table:table-cell table:style-name="Tableau129.B2" office:value-type="string">
              <text:p text:style-name="P52">Minimum</text:p>
            </table:table-cell>
            <table:table-cell table:style-name="Tableau129.H2" office:value-type="string">
              <text:p text:style-name="P52">Maximum</text:p>
            </table:table-cell>
          </table:table-row>
        </table:table-header-rows>
        <table:table-row table:style-name="Tableau129.1">
          <table:table-cell table:style-name="Tableau129.A3" office:value-type="string">
            <text:p text:style-name="P60">Pas d'escarre grave</text:p>
          </table:table-cell>
          <table:table-cell table:style-name="Tableau129.B2" office:value-type="string">
            <text:p text:style-name="P63">1066</text:p>
          </table:table-cell>
          <table:table-cell table:style-name="Tableau129.B2" office:value-type="string">
            <text:p text:style-name="P63">67</text:p>
          </table:table-cell>
          <table:table-cell table:style-name="Tableau129.B2" office:value-type="string">
            <text:p text:style-name="P63">77.2</text:p>
          </table:table-cell>
          <table:table-cell table:style-name="Tableau129.B2" office:value-type="string">
            <text:p text:style-name="P63">19.5</text:p>
          </table:table-cell>
          <table:table-cell table:style-name="Tableau129.B2" office:value-type="string">
            <text:p text:style-name="P63">75.0</text:p>
          </table:table-cell>
          <table:table-cell table:style-name="Tableau129.B2" office:value-type="string">
            <text:p text:style-name="P63">37.0</text:p>
          </table:table-cell>
          <table:table-cell table:style-name="Tableau129.H2" office:value-type="string">
            <text:p text:style-name="P63">188.0</text:p>
          </table:table-cell>
        </table:table-row>
        <table:table-row table:style-name="Tableau129.1">
          <table:table-cell table:style-name="Tableau129.A3" office:value-type="string">
            <text:p text:style-name="P49"><text:span text:style-name="T55">Au moins une escarre grave (ulcération ou nécrose)</text:span></text:p>
          </table:table-cell>
          <table:table-cell table:style-name="Tableau129.B2" office:value-type="string">
            <text:p text:style-name="P55">92</text:p>
          </table:table-cell>
          <table:table-cell table:style-name="Tableau129.B2" office:value-type="string">
            <text:p text:style-name="P55">3</text:p>
          </table:table-cell>
          <table:table-cell table:style-name="Tableau129.B2" office:value-type="string">
            <text:p text:style-name="P55">83.0</text:p>
          </table:table-cell>
          <table:table-cell table:style-name="Tableau129.B2" office:value-type="string">
            <text:p text:style-name="P55">22.9</text:p>
          </table:table-cell>
          <table:table-cell table:style-name="Tableau129.B2" office:value-type="string">
            <text:p text:style-name="P55">79.0</text:p>
          </table:table-cell>
          <table:table-cell table:style-name="Tableau129.B2" office:value-type="string">
            <text:p text:style-name="P55">40.0</text:p>
          </table:table-cell>
          <table:table-cell table:style-name="Tableau129.H2" office:value-type="string">
            <text:p text:style-name="P55">158.0</text:p>
          </table:table-cell>
        </table:table-row>
        <table:table-row table:style-name="Tableau129.1">
          <table:table-cell table:style-name="Tableau129.A5" office:value-type="string">
            <text:p text:style-name="P60">Total</text:p>
          </table:table-cell>
          <table:table-cell table:style-name="Tableau129.B5" office:value-type="string">
            <text:p text:style-name="P63">1158</text:p>
          </table:table-cell>
          <table:table-cell table:style-name="Tableau129.B5" office:value-type="string">
            <text:p text:style-name="P63">70</text:p>
          </table:table-cell>
          <table:table-cell table:style-name="Tableau129.B5" office:value-type="string">
            <text:p text:style-name="P63">77.6</text:p>
          </table:table-cell>
          <table:table-cell table:style-name="Tableau129.B5" office:value-type="string">
            <text:p text:style-name="P63">19.8</text:p>
          </table:table-cell>
          <table:table-cell table:style-name="Tableau129.B5" office:value-type="string">
            <text:p text:style-name="P63">75.0</text:p>
          </table:table-cell>
          <table:table-cell table:style-name="Tableau129.B5" office:value-type="string">
            <text:p text:style-name="P63">37.0</text:p>
          </table:table-cell>
          <table:table-cell table:style-name="Tableau129.H5" office:value-type="string">
            <text:p text:style-name="P63">188.0</text:p>
          </table:table-cell>
        </table:table-row>
      </table:table>
      <text:p text:style-name="P56"><text:span text:style-name="T55">Anova : </text:span><text:span text:style-name="T62">7.2233 </text:span><text:span text:style-name="T55">p-value : </text:span><text:span text:style-name="T62">0.0073 </text:span><text:span text:style-name="T55">Signification : </text:span><text:span text:style-name="T62">&lt;0.01</text:span></text:p>
      <text:p text:style-name="P69"/>
      <text:p text:style-name="P85"><text:bookmark-start text:name="__RefHeading___Toc494880610"/>Tables <text:sequence text:ref-name="refTable125" text:name="Table" text:formula="ooow:Table+1" style:num-format="1">126</text:sequence><text:s/>et <text:sequence text:ref-name="refTable126" text:name="Table" text:formula="ooow:Table+1" style:num-format="1">127</text:sequence><text:span text:style-name="T30"><text:s/></text:span>: IMC à l’admission en fonction de la présence d’une escarre grave<text:bookmark-end text:name="__RefHeading___Toc494880610"/></text:p>
      <table:table table:name="Tableau130" table:style-name="Tableau130">
        <table:table-column table:style-name="Tableau130.A"/>
        <table:table-column table:style-name="Tableau130.B"/>
        <table:table-column table:style-name="Tableau130.C"/>
        <table:table-column table:style-name="Tableau130.D"/>
        <table:table-column table:style-name="Tableau130.E"/>
        <table:table-column table:style-name="Tableau130.F"/>
        <table:table-column table:style-name="Tableau130.G"/>
        <table:table-header-rows>
          <table:table-row table:style-name="Tableau130.1">
            <table:table-cell table:style-name="Tableau130.A1" table:number-rows-spanned="3" office:value-type="string">
              <text:p text:style-name="P53"/>
            </table:table-cell>
            <table:table-cell table:style-name="Tableau130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30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30.1">
            <table:covered-table-cell/>
            <table:table-cell table:style-name="Tableau130.B2" table:number-columns-spanned="2" office:value-type="string">
              <text:p text:style-name="P52">Pas d'escarre grave</text:p>
            </table:table-cell>
            <table:covered-table-cell/>
            <table:table-cell table:style-name="Tableau130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30.1">
            <table:covered-table-cell/>
            <table:table-cell table:style-name="Tableau130.B2" office:value-type="string">
              <text:p text:style-name="P52">N</text:p>
            </table:table-cell>
            <table:table-cell table:style-name="Tableau130.B2" office:value-type="string">
              <text:p text:style-name="P52">%</text:p>
            </table:table-cell>
            <table:table-cell table:style-name="Tableau130.B2" office:value-type="string">
              <text:p text:style-name="P52">N</text:p>
            </table:table-cell>
            <table:table-cell table:style-name="Tableau130.B2" office:value-type="string">
              <text:p text:style-name="P52">%</text:p>
            </table:table-cell>
            <table:table-cell table:style-name="Tableau130.B2" office:value-type="string">
              <text:p text:style-name="P52">N</text:p>
            </table:table-cell>
            <table:table-cell table:style-name="Tableau130.G3" office:value-type="string">
              <text:p text:style-name="P52">%</text:p>
            </table:table-cell>
          </table:table-row>
        </table:table-header-rows>
        <table:table-row table:style-name="Tableau130.1">
          <table:table-cell table:style-name="Tableau130.A4" office:value-type="string">
            <text:p text:style-name="P60">Maigreur</text:p>
          </table:table-cell>
          <table:table-cell table:style-name="Tableau130.B2" office:value-type="string">
            <text:p text:style-name="P63">56</text:p>
          </table:table-cell>
          <table:table-cell table:style-name="Tableau130.B2" office:value-type="string">
            <text:p text:style-name="P63">5.4</text:p>
          </table:table-cell>
          <table:table-cell table:style-name="Tableau130.B2" office:value-type="string">
            <text:p text:style-name="P63">5</text:p>
          </table:table-cell>
          <table:table-cell table:style-name="Tableau130.B2" office:value-type="string">
            <text:p text:style-name="P63">5.6</text:p>
          </table:table-cell>
          <table:table-cell table:style-name="Tableau130.B2" office:value-type="string">
            <text:p text:style-name="P63">61</text:p>
          </table:table-cell>
          <table:table-cell table:style-name="Tableau130.G3" office:value-type="string">
            <text:p text:style-name="P63">5.4</text:p>
          </table:table-cell>
        </table:table-row>
        <table:table-row table:style-name="Tableau130.1">
          <table:table-cell table:style-name="Tableau130.A4" office:value-type="string">
            <text:p text:style-name="P60">Normal</text:p>
          </table:table-cell>
          <table:table-cell table:style-name="Tableau130.B2" office:value-type="string">
            <text:p text:style-name="P63">399</text:p>
          </table:table-cell>
          <table:table-cell table:style-name="Tableau130.B2" office:value-type="string">
            <text:p text:style-name="P63">38.7</text:p>
          </table:table-cell>
          <table:table-cell table:style-name="Tableau130.B2" office:value-type="string">
            <text:p text:style-name="P63">30</text:p>
          </table:table-cell>
          <table:table-cell table:style-name="Tableau130.B2" office:value-type="string">
            <text:p text:style-name="P63">33.7</text:p>
          </table:table-cell>
          <table:table-cell table:style-name="Tableau130.B2" office:value-type="string">
            <text:p text:style-name="P63">429</text:p>
          </table:table-cell>
          <table:table-cell table:style-name="Tableau130.G3" office:value-type="string">
            <text:p text:style-name="P63">38.3</text:p>
          </table:table-cell>
        </table:table-row>
        <table:table-row table:style-name="Tableau130.1">
          <table:table-cell table:style-name="Tableau130.A4" office:value-type="string">
            <text:p text:style-name="P60">Surpoids</text:p>
          </table:table-cell>
          <table:table-cell table:style-name="Tableau130.B2" office:value-type="string">
            <text:p text:style-name="P63">297</text:p>
          </table:table-cell>
          <table:table-cell table:style-name="Tableau130.B2" office:value-type="string">
            <text:p text:style-name="P63">28.8</text:p>
          </table:table-cell>
          <table:table-cell table:style-name="Tableau130.B2" office:value-type="string">
            <text:p text:style-name="P63">22</text:p>
          </table:table-cell>
          <table:table-cell table:style-name="Tableau130.B2" office:value-type="string">
            <text:p text:style-name="P63">24.7</text:p>
          </table:table-cell>
          <table:table-cell table:style-name="Tableau130.B2" office:value-type="string">
            <text:p text:style-name="P63">319</text:p>
          </table:table-cell>
          <table:table-cell table:style-name="Tableau130.G3" office:value-type="string">
            <text:p text:style-name="P63">28.5</text:p>
          </table:table-cell>
        </table:table-row>
        <table:table-row table:style-name="Tableau130.1">
          <table:table-cell table:style-name="Tableau130.A4" office:value-type="string">
            <text:p text:style-name="P52">Obésité</text:p>
          </table:table-cell>
          <table:table-cell table:style-name="Tableau130.B2" office:value-type="string">
            <text:p text:style-name="P55">280</text:p>
          </table:table-cell>
          <table:table-cell table:style-name="Tableau130.B2" office:value-type="string">
            <text:p text:style-name="P55">27.1</text:p>
          </table:table-cell>
          <table:table-cell table:style-name="Tableau130.B2" office:value-type="string">
            <text:p text:style-name="P55">32</text:p>
          </table:table-cell>
          <table:table-cell table:style-name="Tableau130.B2" office:value-type="string">
            <text:p text:style-name="P55">36.0</text:p>
          </table:table-cell>
          <table:table-cell table:style-name="Tableau130.B2" office:value-type="string">
            <text:p text:style-name="P55">312</text:p>
          </table:table-cell>
          <table:table-cell table:style-name="Tableau130.G3" office:value-type="string">
            <text:p text:style-name="P55">27.8</text:p>
          </table:table-cell>
        </table:table-row>
        <table:table-row table:style-name="Tableau130.1">
          <table:table-cell table:style-name="Tableau130.A8" office:value-type="string">
            <text:p text:style-name="P60">Total</text:p>
          </table:table-cell>
          <table:table-cell table:style-name="Tableau130.B8" office:value-type="string">
            <text:p text:style-name="P63">1032</text:p>
          </table:table-cell>
          <table:table-cell table:style-name="Tableau130.B8" office:value-type="string">
            <text:p text:style-name="P63">100.0</text:p>
          </table:table-cell>
          <table:table-cell table:style-name="Tableau130.B8" office:value-type="string">
            <text:p text:style-name="P63">89</text:p>
          </table:table-cell>
          <table:table-cell table:style-name="Tableau130.B8" office:value-type="string">
            <text:p text:style-name="P63">100.0</text:p>
          </table:table-cell>
          <table:table-cell table:style-name="Tableau130.B8" office:value-type="string">
            <text:p text:style-name="P63">1121</text:p>
          </table:table-cell>
          <table:table-cell table:style-name="Tableau130.G8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3.2976</text:span><text:span text:style-name="T55">-p-value : </text:span><text:span text:style-name="T62">0.3480</text:span><text:span text:style-name="T55">-Signification : </text:span><text:span text:style-name="T62">NS</text:span></text:p>
      <text:p text:style-name="P24"/>
      <table:table table:name="Tableau131" table:style-name="Tableau131">
        <table:table-column table:style-name="Tableau131.A"/>
        <table:table-column table:style-name="Tableau131.B"/>
        <table:table-column table:style-name="Tableau131.C"/>
        <table:table-column table:style-name="Tableau131.D"/>
        <table:table-column table:style-name="Tableau131.E"/>
        <table:table-column table:style-name="Tableau131.F"/>
        <table:table-column table:style-name="Tableau131.G"/>
        <table:table-column table:style-name="Tableau131.H"/>
        <table:table-header-rows>
          <table:table-row table:style-name="Tableau131.1">
            <table:table-cell table:style-name="Tableau131.A1" table:number-rows-spanned="2" office:value-type="string">
              <text:p text:style-name="P53"/>
            </table:table-cell>
            <table:table-cell table:style-name="Tableau131.B1" table:number-columns-spanned="7" office:value-type="string">
              <text:p text:style-name="P52">IMC à l’admission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31.1">
            <table:covered-table-cell/>
            <table:table-cell table:style-name="Tableau131.B2" office:value-type="string">
              <text:p text:style-name="P52">N</text:p>
            </table:table-cell>
            <table:table-cell table:style-name="Tableau131.B2" office:value-type="string">
              <text:p text:style-name="P52">DM</text:p>
            </table:table-cell>
            <table:table-cell table:style-name="Tableau131.B2" office:value-type="string">
              <text:p text:style-name="P52">Moyenne</text:p>
            </table:table-cell>
            <table:table-cell table:style-name="Tableau131.B2" office:value-type="string">
              <text:p text:style-name="P52">Écart type</text:p>
            </table:table-cell>
            <table:table-cell table:style-name="Tableau131.B2" office:value-type="string">
              <text:p text:style-name="P52">Médiane</text:p>
            </table:table-cell>
            <table:table-cell table:style-name="Tableau131.B2" office:value-type="string">
              <text:p text:style-name="P52">Minimum</text:p>
            </table:table-cell>
            <table:table-cell table:style-name="Tableau131.H2" office:value-type="string">
              <text:p text:style-name="P52">Maximum</text:p>
            </table:table-cell>
          </table:table-row>
        </table:table-header-rows>
        <table:table-row table:style-name="Tableau131.1">
          <table:table-cell table:style-name="Tableau131.A3" office:value-type="string">
            <text:p text:style-name="P60">Pas d'escarre grave</text:p>
          </table:table-cell>
          <table:table-cell table:style-name="Tableau131.B2" office:value-type="string">
            <text:p text:style-name="P63">1032</text:p>
          </table:table-cell>
          <table:table-cell table:style-name="Tableau131.B2" office:value-type="string">
            <text:p text:style-name="P63">101</text:p>
          </table:table-cell>
          <table:table-cell table:style-name="Tableau131.B2" office:value-type="string">
            <text:p text:style-name="P63">27.0</text:p>
          </table:table-cell>
          <table:table-cell table:style-name="Tableau131.B2" office:value-type="string">
            <text:p text:style-name="P63">6.5</text:p>
          </table:table-cell>
          <table:table-cell table:style-name="Tableau131.B2" office:value-type="string">
            <text:p text:style-name="P63">26.0</text:p>
          </table:table-cell>
          <table:table-cell table:style-name="Tableau131.B2" office:value-type="string">
            <text:p text:style-name="P63">13.7</text:p>
          </table:table-cell>
          <table:table-cell table:style-name="Tableau131.H2" office:value-type="string">
            <text:p text:style-name="P63">72.0</text:p>
          </table:table-cell>
        </table:table-row>
        <table:table-row table:style-name="Tableau131.1">
          <table:table-cell table:style-name="Tableau131.A3" office:value-type="string">
            <text:p text:style-name="P49"><text:span text:style-name="T55">Au moins une escarre grave (ulcération ou nécrose)</text:span></text:p>
          </table:table-cell>
          <table:table-cell table:style-name="Tableau131.B2" office:value-type="string">
            <text:p text:style-name="P55">89</text:p>
          </table:table-cell>
          <table:table-cell table:style-name="Tableau131.B2" office:value-type="string">
            <text:p text:style-name="P55">6</text:p>
          </table:table-cell>
          <table:table-cell table:style-name="Tableau131.B2" office:value-type="string">
            <text:p text:style-name="P55">28.6</text:p>
          </table:table-cell>
          <table:table-cell table:style-name="Tableau131.B2" office:value-type="string">
            <text:p text:style-name="P55">7.9</text:p>
          </table:table-cell>
          <table:table-cell table:style-name="Tableau131.B2" office:value-type="string">
            <text:p text:style-name="P55">27.3</text:p>
          </table:table-cell>
          <table:table-cell table:style-name="Tableau131.B2" office:value-type="string">
            <text:p text:style-name="P55">14.0</text:p>
          </table:table-cell>
          <table:table-cell table:style-name="Tableau131.H2" office:value-type="string">
            <text:p text:style-name="P55">58.0</text:p>
          </table:table-cell>
        </table:table-row>
        <table:table-row table:style-name="Tableau131.1">
          <table:table-cell table:style-name="Tableau131.A5" office:value-type="string">
            <text:p text:style-name="P60">Total</text:p>
          </table:table-cell>
          <table:table-cell table:style-name="Tableau131.B5" office:value-type="string">
            <text:p text:style-name="P63">1121</text:p>
          </table:table-cell>
          <table:table-cell table:style-name="Tableau131.B5" office:value-type="string">
            <text:p text:style-name="P63">107</text:p>
          </table:table-cell>
          <table:table-cell table:style-name="Tableau131.B5" office:value-type="string">
            <text:p text:style-name="P63">27.1</text:p>
          </table:table-cell>
          <table:table-cell table:style-name="Tableau131.B5" office:value-type="string">
            <text:p text:style-name="P63">6.6</text:p>
          </table:table-cell>
          <table:table-cell table:style-name="Tableau131.B5" office:value-type="string">
            <text:p text:style-name="P63">26.1</text:p>
          </table:table-cell>
          <table:table-cell table:style-name="Tableau131.B5" office:value-type="string">
            <text:p text:style-name="P63">13.7</text:p>
          </table:table-cell>
          <table:table-cell table:style-name="Tableau131.H5" office:value-type="string">
            <text:p text:style-name="P63">72.0</text:p>
          </table:table-cell>
        </table:table-row>
      </table:table>
      <text:p text:style-name="P56"><text:span text:style-name="T55">Anova : </text:span><text:span text:style-name="T62">5.0455 </text:span><text:span text:style-name="T55">p-value : </text:span><text:span text:style-name="T62">0.0249 </text:span><text:span text:style-name="T55">Signification : </text:span><text:span text:style-name="T62">&lt;0.05</text:span></text:p>
      <text:p text:style-name="P24"/>
      <text:p text:style-name="P85"><text:bookmark-start text:name="__RefHeading___Toc494880611"/>Tables <text:sequence text:ref-name="refTable127" text:name="Table" text:formula="ooow:Table+1" style:num-format="1">128</text:sequence><text:s/>et <text:sequence text:ref-name="refTable128" text:name="Table" text:formula="ooow:Table+1" style:num-format="1">129</text:sequence><text:span text:style-name="T30"><text:s/></text:span>: IGS 2 en fonction de la présence d’une escarre grave<text:bookmark-end text:name="__RefHeading___Toc494880611"/></text:p>
      <table:table table:name="Tableau132" table:style-name="Tableau132">
        <table:table-column table:style-name="Tableau132.A"/>
        <table:table-column table:style-name="Tableau132.B"/>
        <table:table-column table:style-name="Tableau132.C"/>
        <table:table-column table:style-name="Tableau132.D"/>
        <table:table-column table:style-name="Tableau132.E"/>
        <table:table-column table:style-name="Tableau132.F"/>
        <table:table-column table:style-name="Tableau132.G"/>
        <table:table-header-rows>
          <table:table-row table:style-name="Tableau132.1">
            <table:table-cell table:style-name="Tableau132.A1" table:number-rows-spanned="3" office:value-type="string">
              <text:p text:style-name="P53"/>
            </table:table-cell>
            <table:table-cell table:style-name="Tableau132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32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32.1">
            <table:covered-table-cell/>
            <table:table-cell table:style-name="Tableau132.B2" table:number-columns-spanned="2" office:value-type="string">
              <text:p text:style-name="P52">Pas d'escarre grave</text:p>
            </table:table-cell>
            <table:covered-table-cell/>
            <table:table-cell table:style-name="Tableau132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32.1">
            <table:covered-table-cell/>
            <table:table-cell table:style-name="Tableau132.B2" office:value-type="string">
              <text:p text:style-name="P52">N</text:p>
            </table:table-cell>
            <table:table-cell table:style-name="Tableau132.B2" office:value-type="string">
              <text:p text:style-name="P52">%</text:p>
            </table:table-cell>
            <table:table-cell table:style-name="Tableau132.B2" office:value-type="string">
              <text:p text:style-name="P52">N</text:p>
            </table:table-cell>
            <table:table-cell table:style-name="Tableau132.B2" office:value-type="string">
              <text:p text:style-name="P52">%</text:p>
            </table:table-cell>
            <table:table-cell table:style-name="Tableau132.B2" office:value-type="string">
              <text:p text:style-name="P52">N</text:p>
            </table:table-cell>
            <table:table-cell table:style-name="Tableau132.G3" office:value-type="string">
              <text:p text:style-name="P52">%</text:p>
            </table:table-cell>
          </table:table-row>
        </table:table-header-rows>
        <table:table-row table:style-name="Tableau132.1">
          <table:table-cell table:style-name="Tableau132.A4" office:value-type="string">
            <text:p text:style-name="P60">Moins de 20</text:p>
          </table:table-cell>
          <table:table-cell table:style-name="Tableau132.B2" office:value-type="string">
            <text:p text:style-name="P63">101</text:p>
          </table:table-cell>
          <table:table-cell table:style-name="Tableau132.B2" office:value-type="string">
            <text:p text:style-name="P63">11.0</text:p>
          </table:table-cell>
          <table:table-cell table:style-name="Tableau132.B2" office:value-type="string">
            <text:p text:style-name="P63">3</text:p>
          </table:table-cell>
          <table:table-cell table:style-name="Tableau132.B2" office:value-type="string">
            <text:p text:style-name="P63">3.6</text:p>
          </table:table-cell>
          <table:table-cell table:style-name="Tableau132.B2" office:value-type="string">
            <text:p text:style-name="P63">104</text:p>
          </table:table-cell>
          <table:table-cell table:style-name="Tableau132.G3" office:value-type="string">
            <text:p text:style-name="P63">10.3</text:p>
          </table:table-cell>
        </table:table-row>
        <table:table-row table:style-name="Tableau132.1">
          <table:table-cell table:style-name="Tableau132.A4" office:value-type="string">
            <text:p text:style-name="P60">Entre 20 et 40</text:p>
          </table:table-cell>
          <table:table-cell table:style-name="Tableau132.B2" office:value-type="string">
            <text:p text:style-name="P63">351</text:p>
          </table:table-cell>
          <table:table-cell table:style-name="Tableau132.B2" office:value-type="string">
            <text:p text:style-name="P63">38.1</text:p>
          </table:table-cell>
          <table:table-cell table:style-name="Tableau132.B2" office:value-type="string">
            <text:p text:style-name="P63">19</text:p>
          </table:table-cell>
          <table:table-cell table:style-name="Tableau132.B2" office:value-type="string">
            <text:p text:style-name="P63">22.6</text:p>
          </table:table-cell>
          <table:table-cell table:style-name="Tableau132.B2" office:value-type="string">
            <text:p text:style-name="P63">370</text:p>
          </table:table-cell>
          <table:table-cell table:style-name="Tableau132.G3" office:value-type="string">
            <text:p text:style-name="P63">36.8</text:p>
          </table:table-cell>
        </table:table-row>
        <table:table-row table:style-name="Tableau132.1">
          <table:table-cell table:style-name="Tableau132.A4" office:value-type="string">
            <text:p text:style-name="P60">Entre 40 et 60</text:p>
          </table:table-cell>
          <table:table-cell table:style-name="Tableau132.B2" office:value-type="string">
            <text:p text:style-name="P63">314</text:p>
          </table:table-cell>
          <table:table-cell table:style-name="Tableau132.B2" office:value-type="string">
            <text:p text:style-name="P63">34.1</text:p>
          </table:table-cell>
          <table:table-cell table:style-name="Tableau132.B2" office:value-type="string">
            <text:p text:style-name="P63">36</text:p>
          </table:table-cell>
          <table:table-cell table:style-name="Tableau132.B2" office:value-type="string">
            <text:p text:style-name="P63">42.9</text:p>
          </table:table-cell>
          <table:table-cell table:style-name="Tableau132.B2" office:value-type="string">
            <text:p text:style-name="P63">350</text:p>
          </table:table-cell>
          <table:table-cell table:style-name="Tableau132.G3" office:value-type="string">
            <text:p text:style-name="P63">34.8</text:p>
          </table:table-cell>
        </table:table-row>
        <table:table-row table:style-name="Tableau132.1">
          <table:table-cell table:style-name="Tableau132.A4" office:value-type="string">
            <text:p text:style-name="P52">Plus de 60</text:p>
          </table:table-cell>
          <table:table-cell table:style-name="Tableau132.B2" office:value-type="string">
            <text:p text:style-name="P55">156</text:p>
          </table:table-cell>
          <table:table-cell table:style-name="Tableau132.B2" office:value-type="string">
            <text:p text:style-name="P55">16.9</text:p>
          </table:table-cell>
          <table:table-cell table:style-name="Tableau132.B2" office:value-type="string">
            <text:p text:style-name="P55">26</text:p>
          </table:table-cell>
          <table:table-cell table:style-name="Tableau132.B2" office:value-type="string">
            <text:p text:style-name="P55">31.0</text:p>
          </table:table-cell>
          <table:table-cell table:style-name="Tableau132.B2" office:value-type="string">
            <text:p text:style-name="P55">182</text:p>
          </table:table-cell>
          <table:table-cell table:style-name="Tableau132.G3" office:value-type="string">
            <text:p text:style-name="P55">18.1</text:p>
          </table:table-cell>
        </table:table-row>
        <table:table-row table:style-name="Tableau132.1">
          <table:table-cell table:style-name="Tableau132.A8" office:value-type="string">
            <text:p text:style-name="P60">Total</text:p>
          </table:table-cell>
          <table:table-cell table:style-name="Tableau132.B8" office:value-type="string">
            <text:p text:style-name="P63">922</text:p>
          </table:table-cell>
          <table:table-cell table:style-name="Tableau132.B8" office:value-type="string">
            <text:p text:style-name="P63">100.0</text:p>
          </table:table-cell>
          <table:table-cell table:style-name="Tableau132.B8" office:value-type="string">
            <text:p text:style-name="P63">84</text:p>
          </table:table-cell>
          <table:table-cell table:style-name="Tableau132.B8" office:value-type="string">
            <text:p text:style-name="P63">100.0</text:p>
          </table:table-cell>
          <table:table-cell table:style-name="Tableau132.B8" office:value-type="string">
            <text:p text:style-name="P63">1006</text:p>
          </table:table-cell>
          <table:table-cell table:style-name="Tableau132.G8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19.149</text:span><text:span text:style-name="T55">-p-value : </text:span><text:span text:style-name="T62">0.0003</text:span><text:span text:style-name="T55">-Signification : </text:span><text:span text:style-name="T62">&lt;0.001</text:span></text:p>
      <text:p text:style-name="P24"/>
      <table:table table:name="Tableau133" table:style-name="Tableau133">
        <table:table-column table:style-name="Tableau133.A"/>
        <table:table-column table:style-name="Tableau133.B"/>
        <table:table-column table:style-name="Tableau133.C"/>
        <table:table-column table:style-name="Tableau133.D"/>
        <table:table-column table:style-name="Tableau133.E"/>
        <table:table-column table:style-name="Tableau133.F"/>
        <table:table-column table:style-name="Tableau133.G"/>
        <table:table-column table:style-name="Tableau133.H"/>
        <table:table-header-rows>
          <table:table-row table:style-name="Tableau133.1">
            <table:table-cell table:style-name="Tableau133.A1" table:number-rows-spanned="2" office:value-type="string">
              <text:p text:style-name="P53"/>
            </table:table-cell>
            <table:table-cell table:style-name="Tableau133.B1" table:number-columns-spanned="7" office:value-type="string">
              <text:p text:style-name="P52">IGS 2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33.1">
            <table:covered-table-cell/>
            <table:table-cell table:style-name="Tableau133.B2" office:value-type="string">
              <text:p text:style-name="P52">N</text:p>
            </table:table-cell>
            <table:table-cell table:style-name="Tableau133.B2" office:value-type="string">
              <text:p text:style-name="P52">DM</text:p>
            </table:table-cell>
            <table:table-cell table:style-name="Tableau133.B2" office:value-type="string">
              <text:p text:style-name="P52">Moyenne</text:p>
            </table:table-cell>
            <table:table-cell table:style-name="Tableau133.B2" office:value-type="string">
              <text:p text:style-name="P52">Écart type</text:p>
            </table:table-cell>
            <table:table-cell table:style-name="Tableau133.B2" office:value-type="string">
              <text:p text:style-name="P52">Médiane</text:p>
            </table:table-cell>
            <table:table-cell table:style-name="Tableau133.B2" office:value-type="string">
              <text:p text:style-name="P52">Minimum</text:p>
            </table:table-cell>
            <table:table-cell table:style-name="Tableau133.H2" office:value-type="string">
              <text:p text:style-name="P52">Maximum</text:p>
            </table:table-cell>
          </table:table-row>
        </table:table-header-rows>
        <table:table-row table:style-name="Tableau133.1">
          <table:table-cell table:style-name="Tableau133.A3" office:value-type="string">
            <text:p text:style-name="P60">Pas d'escarre grave</text:p>
          </table:table-cell>
          <table:table-cell table:style-name="Tableau133.B2" office:value-type="string">
            <text:p text:style-name="P63">922</text:p>
          </table:table-cell>
          <table:table-cell table:style-name="Tableau133.B2" office:value-type="string">
            <text:p text:style-name="P63">211</text:p>
          </table:table-cell>
          <table:table-cell table:style-name="Tableau133.B2" office:value-type="string">
            <text:p text:style-name="P63">41.9</text:p>
          </table:table-cell>
          <table:table-cell table:style-name="Tableau133.B2" office:value-type="string">
            <text:p text:style-name="P63">19.7</text:p>
          </table:table-cell>
          <table:table-cell table:style-name="Tableau133.B2" office:value-type="string">
            <text:p text:style-name="P63">40.0</text:p>
          </table:table-cell>
          <table:table-cell table:style-name="Tableau133.B2" office:value-type="string">
            <text:p text:style-name="P63">0.0</text:p>
          </table:table-cell>
          <table:table-cell table:style-name="Tableau133.H2" office:value-type="string">
            <text:p text:style-name="P63">104.0</text:p>
          </table:table-cell>
        </table:table-row>
        <table:table-row table:style-name="Tableau133.1">
          <table:table-cell table:style-name="Tableau133.A3" office:value-type="string">
            <text:p text:style-name="P49"><text:span text:style-name="T55">Au moins une escarre grave (ulcération ou nécrose)</text:span></text:p>
          </table:table-cell>
          <table:table-cell table:style-name="Tableau133.B2" office:value-type="string">
            <text:p text:style-name="P55">84</text:p>
          </table:table-cell>
          <table:table-cell table:style-name="Tableau133.B2" office:value-type="string">
            <text:p text:style-name="P55">11</text:p>
          </table:table-cell>
          <table:table-cell table:style-name="Tableau133.B2" office:value-type="string">
            <text:p text:style-name="P55">50.6</text:p>
          </table:table-cell>
          <table:table-cell table:style-name="Tableau133.B2" office:value-type="string">
            <text:p text:style-name="P55">19.2</text:p>
          </table:table-cell>
          <table:table-cell table:style-name="Tableau133.B2" office:value-type="string">
            <text:p text:style-name="P55">47.5</text:p>
          </table:table-cell>
          <table:table-cell table:style-name="Tableau133.B2" office:value-type="string">
            <text:p text:style-name="P55">10.0</text:p>
          </table:table-cell>
          <table:table-cell table:style-name="Tableau133.H2" office:value-type="string">
            <text:p text:style-name="P55">103.0</text:p>
          </table:table-cell>
        </table:table-row>
        <table:table-row table:style-name="Tableau133.1">
          <table:table-cell table:style-name="Tableau133.A5" office:value-type="string">
            <text:p text:style-name="P60">Total</text:p>
          </table:table-cell>
          <table:table-cell table:style-name="Tableau133.B5" office:value-type="string">
            <text:p text:style-name="P63">1006</text:p>
          </table:table-cell>
          <table:table-cell table:style-name="Tableau133.B5" office:value-type="string">
            <text:p text:style-name="P63">222</text:p>
          </table:table-cell>
          <table:table-cell table:style-name="Tableau133.B5" office:value-type="string">
            <text:p text:style-name="P63">42.6</text:p>
          </table:table-cell>
          <table:table-cell table:style-name="Tableau133.B5" office:value-type="string">
            <text:p text:style-name="P63">19.8</text:p>
          </table:table-cell>
          <table:table-cell table:style-name="Tableau133.B5" office:value-type="string">
            <text:p text:style-name="P63">41.0</text:p>
          </table:table-cell>
          <table:table-cell table:style-name="Tableau133.B5" office:value-type="string">
            <text:p text:style-name="P63">0.0</text:p>
          </table:table-cell>
          <table:table-cell table:style-name="Tableau133.H5" office:value-type="string">
            <text:p text:style-name="P63">104.0</text:p>
          </table:table-cell>
        </table:table-row>
      </table:table>
      <text:p text:style-name="P56"><text:span text:style-name="T55">Anova : </text:span><text:span text:style-name="T62">15.051 </text:span><text:span text:style-name="T55">p-value : </text:span><text:span text:style-name="T62">0.0001 </text:span><text:span text:style-name="T55">Signification : </text:span><text:span text:style-name="T62">&lt;0.001</text:span></text:p>
      <text:p text:style-name="P69"/>
      <text:p text:style-name="P85"><text:bookmark-start text:name="__RefHeading___Toc494880612"/>Table <text:sequence text:ref-name="refTable129" text:name="Table" text:formula="ooow:Table+1" style:num-format="1">130</text:sequence><text:s/>: Albumine (si disponible) en fonction de la présence d’une escarre grave<text:bookmark-end text:name="__RefHeading___Toc494880612"/></text:p>
      <table:table table:name="Tableau134" table:style-name="Tableau134">
        <table:table-column table:style-name="Tableau134.A"/>
        <table:table-column table:style-name="Tableau134.B" table:number-columns-repeated="2"/>
        <table:table-column table:style-name="Tableau134.D"/>
        <table:table-column table:style-name="Tableau134.E"/>
        <table:table-column table:style-name="Tableau134.F"/>
        <table:table-column table:style-name="Tableau134.G"/>
        <table:table-column table:style-name="Tableau134.H"/>
        <table:table-header-rows>
          <table:table-row table:style-name="Tableau134.1">
            <table:table-cell table:style-name="Tableau134.A1" table:number-rows-spanned="2" office:value-type="string">
              <text:p text:style-name="P53"/>
            </table:table-cell>
            <table:table-cell table:style-name="Tableau134.B1" table:number-columns-spanned="7" office:value-type="string">
              <text:p text:style-name="P52">Albumine (si disponible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34.1">
            <table:covered-table-cell/>
            <table:table-cell table:style-name="Tableau134.B2" office:value-type="string">
              <text:p text:style-name="P52">N</text:p>
            </table:table-cell>
            <table:table-cell table:style-name="Tableau134.B2" office:value-type="string">
              <text:p text:style-name="P52">DM</text:p>
            </table:table-cell>
            <table:table-cell table:style-name="Tableau134.B2" office:value-type="string">
              <text:p text:style-name="P52">Moyenne</text:p>
            </table:table-cell>
            <table:table-cell table:style-name="Tableau134.B2" office:value-type="string">
              <text:p text:style-name="P52">Écart type</text:p>
            </table:table-cell>
            <table:table-cell table:style-name="Tableau134.B2" office:value-type="string">
              <text:p text:style-name="P52">Médiane</text:p>
            </table:table-cell>
            <table:table-cell table:style-name="Tableau134.B2" office:value-type="string">
              <text:p text:style-name="P52">Minimum</text:p>
            </table:table-cell>
            <table:table-cell table:style-name="Tableau134.H2" office:value-type="string">
              <text:p text:style-name="P52">Maximum</text:p>
            </table:table-cell>
          </table:table-row>
        </table:table-header-rows>
        <table:table-row table:style-name="Tableau134.1">
          <table:table-cell table:style-name="Tableau134.A3" office:value-type="string">
            <text:p text:style-name="P60">Pas d'escarre grave</text:p>
          </table:table-cell>
          <table:table-cell table:style-name="Tableau134.B2" office:value-type="string">
            <text:p text:style-name="P63">502</text:p>
          </table:table-cell>
          <table:table-cell table:style-name="Tableau134.B2" office:value-type="string">
            <text:p text:style-name="P63">631</text:p>
          </table:table-cell>
          <table:table-cell table:style-name="Tableau134.B2" office:value-type="string">
            <text:p text:style-name="P63">27.5</text:p>
          </table:table-cell>
          <table:table-cell table:style-name="Tableau134.B2" office:value-type="string">
            <text:p text:style-name="P63">7.4</text:p>
          </table:table-cell>
          <table:table-cell table:style-name="Tableau134.B2" office:value-type="string">
            <text:p text:style-name="P63">27.0</text:p>
          </table:table-cell>
          <table:table-cell table:style-name="Tableau134.B2" office:value-type="string">
            <text:p text:style-name="P63">0.0</text:p>
          </table:table-cell>
          <table:table-cell table:style-name="Tableau134.H2" office:value-type="string">
            <text:p text:style-name="P63">50.0</text:p>
          </table:table-cell>
        </table:table-row>
        <table:table-row table:style-name="Tableau134.1">
          <table:table-cell table:style-name="Tableau134.A3" office:value-type="string">
            <text:p text:style-name="P49"><text:span text:style-name="T55">Au moins une escarre grave (ulcération ou nécrose)</text:span></text:p>
          </table:table-cell>
          <table:table-cell table:style-name="Tableau134.B2" office:value-type="string">
            <text:p text:style-name="P55">59</text:p>
          </table:table-cell>
          <table:table-cell table:style-name="Tableau134.B2" office:value-type="string">
            <text:p text:style-name="P55">36</text:p>
          </table:table-cell>
          <table:table-cell table:style-name="Tableau134.B2" office:value-type="string">
            <text:p text:style-name="P55">25.4</text:p>
          </table:table-cell>
          <table:table-cell table:style-name="Tableau134.B2" office:value-type="string">
            <text:p text:style-name="P55">8.1</text:p>
          </table:table-cell>
          <table:table-cell table:style-name="Tableau134.B2" office:value-type="string">
            <text:p text:style-name="P55">25.0</text:p>
          </table:table-cell>
          <table:table-cell table:style-name="Tableau134.B2" office:value-type="string">
            <text:p text:style-name="P55">14.0</text:p>
          </table:table-cell>
          <table:table-cell table:style-name="Tableau134.H2" office:value-type="string">
            <text:p text:style-name="P55">50.0</text:p>
          </table:table-cell>
        </table:table-row>
        <table:table-row table:style-name="Tableau134.1">
          <table:table-cell table:style-name="Tableau134.A5" office:value-type="string">
            <text:p text:style-name="P60">Total</text:p>
          </table:table-cell>
          <table:table-cell table:style-name="Tableau134.B5" office:value-type="string">
            <text:p text:style-name="P63">561</text:p>
          </table:table-cell>
          <table:table-cell table:style-name="Tableau134.B5" office:value-type="string">
            <text:p text:style-name="P63">667</text:p>
          </table:table-cell>
          <table:table-cell table:style-name="Tableau134.B5" office:value-type="string">
            <text:p text:style-name="P63">27.3</text:p>
          </table:table-cell>
          <table:table-cell table:style-name="Tableau134.B5" office:value-type="string">
            <text:p text:style-name="P63">7.5</text:p>
          </table:table-cell>
          <table:table-cell table:style-name="Tableau134.B5" office:value-type="string">
            <text:p text:style-name="P63">27.0</text:p>
          </table:table-cell>
          <table:table-cell table:style-name="Tableau134.B5" office:value-type="string">
            <text:p text:style-name="P63">0.0</text:p>
          </table:table-cell>
          <table:table-cell table:style-name="Tableau134.H5" office:value-type="string">
            <text:p text:style-name="P63">50.0</text:p>
          </table:table-cell>
        </table:table-row>
      </table:table>
      <text:p text:style-name="P56"><text:span text:style-name="T55">Anova : </text:span><text:span text:style-name="T62">4.0264 </text:span><text:span text:style-name="T55">p-value : </text:span><text:span text:style-name="T62">0.0453 </text:span><text:span text:style-name="T55">Signification : </text:span><text:span text:style-name="T62">&lt;0.05</text:span></text:p>
      <text:p text:style-name="P24"/>
      <text:p text:style-name="P85"><text:bookmark-start text:name="__RefHeading___Toc494880613"/>Table <text:sequence text:ref-name="refTable130" text:name="Table" text:formula="ooow:Table+1" style:num-format="1">131</text:sequence><text:s/>: CRP (si disponible) en fonction de la présence d’une escarre grave<text:bookmark-end text:name="__RefHeading___Toc494880613"/></text:p>
      <table:table table:name="Tableau135" table:style-name="Tableau135">
        <table:table-column table:style-name="Tableau135.A"/>
        <table:table-column table:style-name="Tableau135.B" table:number-columns-repeated="2"/>
        <table:table-column table:style-name="Tableau135.D"/>
        <table:table-column table:style-name="Tableau135.E"/>
        <table:table-column table:style-name="Tableau135.F"/>
        <table:table-column table:style-name="Tableau135.G"/>
        <table:table-column table:style-name="Tableau135.H"/>
        <table:table-header-rows>
          <table:table-row table:style-name="Tableau135.1">
            <table:table-cell table:style-name="Tableau135.A1" table:number-rows-spanned="2" office:value-type="string">
              <text:p text:style-name="P53"/>
            </table:table-cell>
            <table:table-cell table:style-name="Tableau135.B1" table:number-columns-spanned="7" office:value-type="string">
              <text:p text:style-name="P52">CRP (si disponible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35.1">
            <table:covered-table-cell/>
            <table:table-cell table:style-name="Tableau135.B2" office:value-type="string">
              <text:p text:style-name="P52">N</text:p>
            </table:table-cell>
            <table:table-cell table:style-name="Tableau135.B2" office:value-type="string">
              <text:p text:style-name="P52">DM</text:p>
            </table:table-cell>
            <table:table-cell table:style-name="Tableau135.B2" office:value-type="string">
              <text:p text:style-name="P52">Moyenne</text:p>
            </table:table-cell>
            <table:table-cell table:style-name="Tableau135.B2" office:value-type="string">
              <text:p text:style-name="P52">Écart type</text:p>
            </table:table-cell>
            <table:table-cell table:style-name="Tableau135.B2" office:value-type="string">
              <text:p text:style-name="P52">Médiane</text:p>
            </table:table-cell>
            <table:table-cell table:style-name="Tableau135.B2" office:value-type="string">
              <text:p text:style-name="P52">Minimum</text:p>
            </table:table-cell>
            <table:table-cell table:style-name="Tableau135.H2" office:value-type="string">
              <text:p text:style-name="P52">Maximum</text:p>
            </table:table-cell>
          </table:table-row>
        </table:table-header-rows>
        <table:table-row table:style-name="Tableau135.1">
          <table:table-cell table:style-name="Tableau135.A3" office:value-type="string">
            <text:p text:style-name="P60">Pas d'escarre grave</text:p>
          </table:table-cell>
          <table:table-cell table:style-name="Tableau135.B2" office:value-type="string">
            <text:p text:style-name="P63">484</text:p>
          </table:table-cell>
          <table:table-cell table:style-name="Tableau135.B2" office:value-type="string">
            <text:p text:style-name="P63">649</text:p>
          </table:table-cell>
          <table:table-cell table:style-name="Tableau135.B2" office:value-type="string">
            <text:p text:style-name="P63">116.2</text:p>
          </table:table-cell>
          <table:table-cell table:style-name="Tableau135.B2" office:value-type="string">
            <text:p text:style-name="P63">210.9</text:p>
          </table:table-cell>
          <table:table-cell table:style-name="Tableau135.B2" office:value-type="string">
            <text:p text:style-name="P63">64.0</text:p>
          </table:table-cell>
          <table:table-cell table:style-name="Tableau135.B2" office:value-type="string">
            <text:p text:style-name="P63">0.0</text:p>
          </table:table-cell>
          <table:table-cell table:style-name="Tableau135.H2" office:value-type="string">
            <text:p text:style-name="P63">2000.0</text:p>
          </table:table-cell>
        </table:table-row>
        <table:table-row table:style-name="Tableau135.1">
          <table:table-cell table:style-name="Tableau135.A3" office:value-type="string">
            <text:p text:style-name="P49"><text:span text:style-name="T55">Au moins une escarre grave (ulcération ou nécrose)</text:span></text:p>
          </table:table-cell>
          <table:table-cell table:style-name="Tableau135.B2" office:value-type="string">
            <text:p text:style-name="P55">50</text:p>
          </table:table-cell>
          <table:table-cell table:style-name="Tableau135.B2" office:value-type="string">
            <text:p text:style-name="P55">45</text:p>
          </table:table-cell>
          <table:table-cell table:style-name="Tableau135.B2" office:value-type="string">
            <text:p text:style-name="P55">150.8</text:p>
          </table:table-cell>
          <table:table-cell table:style-name="Tableau135.B2" office:value-type="string">
            <text:p text:style-name="P55">132.8</text:p>
          </table:table-cell>
          <table:table-cell table:style-name="Tableau135.B2" office:value-type="string">
            <text:p text:style-name="P55">124.0</text:p>
          </table:table-cell>
          <table:table-cell table:style-name="Tableau135.B2" office:value-type="string">
            <text:p text:style-name="P55">9.0</text:p>
          </table:table-cell>
          <table:table-cell table:style-name="Tableau135.H2" office:value-type="string">
            <text:p text:style-name="P55">723.0</text:p>
          </table:table-cell>
        </table:table-row>
        <table:table-row table:style-name="Tableau135.1">
          <table:table-cell table:style-name="Tableau135.A5" office:value-type="string">
            <text:p text:style-name="P60">Total</text:p>
          </table:table-cell>
          <table:table-cell table:style-name="Tableau135.B5" office:value-type="string">
            <text:p text:style-name="P63">534</text:p>
          </table:table-cell>
          <table:table-cell table:style-name="Tableau135.B5" office:value-type="string">
            <text:p text:style-name="P63">694</text:p>
          </table:table-cell>
          <table:table-cell table:style-name="Tableau135.B5" office:value-type="string">
            <text:p text:style-name="P63">119.4</text:p>
          </table:table-cell>
          <table:table-cell table:style-name="Tableau135.B5" office:value-type="string">
            <text:p text:style-name="P63">205.0</text:p>
          </table:table-cell>
          <table:table-cell table:style-name="Tableau135.B5" office:value-type="string">
            <text:p text:style-name="P63">66.0</text:p>
          </table:table-cell>
          <table:table-cell table:style-name="Tableau135.B5" office:value-type="string">
            <text:p text:style-name="P63">0.0</text:p>
          </table:table-cell>
          <table:table-cell table:style-name="Tableau135.H5" office:value-type="string">
            <text:p text:style-name="P63">2000.0</text:p>
          </table:table-cell>
        </table:table-row>
      </table:table>
      <text:p text:style-name="P56"><text:span text:style-name="T55">Anova : </text:span><text:span text:style-name="T62">1.2944 </text:span><text:span text:style-name="T55">p-value : </text:span><text:span text:style-name="T62">0.2557 </text:span><text:span text:style-name="T55">Signification : </text:span><text:span text:style-name="T62">NS</text:span></text:p>
      <text:p text:style-name="P24"/>
      <text:p text:style-name="P85"><text:bookmark-start text:name="__RefHeading___Toc494880614"/>Table <text:sequence text:ref-name="refTable131" text:name="Table" text:formula="ooow:Table+1" style:num-format="1">132</text:sequence><text:s/>: Etat de choc depuis l'admission en fonction de la présence d’une escarre grave<text:bookmark-end text:name="__RefHeading___Toc494880614"/></text:p>
      <table:table table:name="Tableau136" table:style-name="Tableau136">
        <table:table-column table:style-name="Tableau136.A"/>
        <table:table-column table:style-name="Tableau136.B"/>
        <table:table-column table:style-name="Tableau136.C"/>
        <table:table-column table:style-name="Tableau136.D" table:number-columns-repeated="2"/>
        <table:table-column table:style-name="Tableau136.F"/>
        <table:table-column table:style-name="Tableau136.G"/>
        <table:table-header-rows>
          <table:table-row table:style-name="Tableau136.1">
            <table:table-cell table:style-name="Tableau136.A1" table:number-rows-spanned="3" office:value-type="string">
              <text:p text:style-name="P53"/>
            </table:table-cell>
            <table:table-cell table:style-name="Tableau136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36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36.1">
            <table:covered-table-cell/>
            <table:table-cell table:style-name="Tableau136.B2" table:number-columns-spanned="2" office:value-type="string">
              <text:p text:style-name="P52">Pas d'escarre grave</text:p>
            </table:table-cell>
            <table:covered-table-cell/>
            <table:table-cell table:style-name="Tableau136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36.1">
            <table:covered-table-cell/>
            <table:table-cell table:style-name="Tableau136.B2" office:value-type="string">
              <text:p text:style-name="P52">N</text:p>
            </table:table-cell>
            <table:table-cell table:style-name="Tableau136.B2" office:value-type="string">
              <text:p text:style-name="P52">%</text:p>
            </table:table-cell>
            <table:table-cell table:style-name="Tableau136.B2" office:value-type="string">
              <text:p text:style-name="P52">N</text:p>
            </table:table-cell>
            <table:table-cell table:style-name="Tableau136.B2" office:value-type="string">
              <text:p text:style-name="P52">%</text:p>
            </table:table-cell>
            <table:table-cell table:style-name="Tableau136.B2" office:value-type="string">
              <text:p text:style-name="P52">N</text:p>
            </table:table-cell>
            <table:table-cell table:style-name="Tableau136.G3" office:value-type="string">
              <text:p text:style-name="P52">%</text:p>
            </table:table-cell>
          </table:table-row>
        </table:table-header-rows>
        <table:table-row table:style-name="Tableau136.1">
          <table:table-cell table:style-name="Tableau136.A4" office:value-type="string">
            <text:p text:style-name="P60">Non</text:p>
          </table:table-cell>
          <table:table-cell table:style-name="Tableau136.B2" office:value-type="string">
            <text:p text:style-name="P63">629</text:p>
          </table:table-cell>
          <table:table-cell table:style-name="Tableau136.B2" office:value-type="string">
            <text:p text:style-name="P63">57.2</text:p>
          </table:table-cell>
          <table:table-cell table:style-name="Tableau136.B2" office:value-type="string">
            <text:p text:style-name="P63">21</text:p>
          </table:table-cell>
          <table:table-cell table:style-name="Tableau136.B2" office:value-type="string">
            <text:p text:style-name="P63">22.6</text:p>
          </table:table-cell>
          <table:table-cell table:style-name="Tableau136.B2" office:value-type="string">
            <text:p text:style-name="P63">650</text:p>
          </table:table-cell>
          <table:table-cell table:style-name="Tableau136.G3" office:value-type="string">
            <text:p text:style-name="P63">54.5</text:p>
          </table:table-cell>
        </table:table-row>
        <table:table-row table:style-name="Tableau136.1">
          <table:table-cell table:style-name="Tableau136.A4" office:value-type="string">
            <text:p text:style-name="P60">Choc septique/distributif</text:p>
          </table:table-cell>
          <table:table-cell table:style-name="Tableau136.B2" office:value-type="string">
            <text:p text:style-name="P63">292</text:p>
          </table:table-cell>
          <table:table-cell table:style-name="Tableau136.B2" office:value-type="string">
            <text:p text:style-name="P63">26.5</text:p>
          </table:table-cell>
          <table:table-cell table:style-name="Tableau136.B2" office:value-type="string">
            <text:p text:style-name="P63">55</text:p>
          </table:table-cell>
          <table:table-cell table:style-name="Tableau136.B2" office:value-type="string">
            <text:p text:style-name="P63">59.1</text:p>
          </table:table-cell>
          <table:table-cell table:style-name="Tableau136.B2" office:value-type="string">
            <text:p text:style-name="P63">347</text:p>
          </table:table-cell>
          <table:table-cell table:style-name="Tableau136.G3" office:value-type="string">
            <text:p text:style-name="P63">29.1</text:p>
          </table:table-cell>
        </table:table-row>
        <table:table-row table:style-name="Tableau136.1">
          <table:table-cell table:style-name="Tableau136.A4" office:value-type="string">
            <text:p text:style-name="P60">Choc cardiogénique</text:p>
          </table:table-cell>
          <table:table-cell table:style-name="Tableau136.B2" office:value-type="string">
            <text:p text:style-name="P63">104</text:p>
          </table:table-cell>
          <table:table-cell table:style-name="Tableau136.B2" office:value-type="string">
            <text:p text:style-name="P63">9.5</text:p>
          </table:table-cell>
          <table:table-cell table:style-name="Tableau136.B2" office:value-type="string">
            <text:p text:style-name="P63">10</text:p>
          </table:table-cell>
          <table:table-cell table:style-name="Tableau136.B2" office:value-type="string">
            <text:p text:style-name="P63">10.8</text:p>
          </table:table-cell>
          <table:table-cell table:style-name="Tableau136.B2" office:value-type="string">
            <text:p text:style-name="P63">114</text:p>
          </table:table-cell>
          <table:table-cell table:style-name="Tableau136.G3" office:value-type="string">
            <text:p text:style-name="P63">9.6</text:p>
          </table:table-cell>
        </table:table-row>
        <table:table-row table:style-name="Tableau136.1">
          <table:table-cell table:style-name="Tableau136.A4" office:value-type="string">
            <text:p text:style-name="P52">Choc hypovolémique</text:p>
          </table:table-cell>
          <table:table-cell table:style-name="Tableau136.B2" office:value-type="string">
            <text:p text:style-name="P55">75</text:p>
          </table:table-cell>
          <table:table-cell table:style-name="Tableau136.B2" office:value-type="string">
            <text:p text:style-name="P55">6.8</text:p>
          </table:table-cell>
          <table:table-cell table:style-name="Tableau136.B2" office:value-type="string">
            <text:p text:style-name="P55">7</text:p>
          </table:table-cell>
          <table:table-cell table:style-name="Tableau136.B2" office:value-type="string">
            <text:p text:style-name="P55">7.5</text:p>
          </table:table-cell>
          <table:table-cell table:style-name="Tableau136.B2" office:value-type="string">
            <text:p text:style-name="P55">82</text:p>
          </table:table-cell>
          <table:table-cell table:style-name="Tableau136.G3" office:value-type="string">
            <text:p text:style-name="P55">6.9</text:p>
          </table:table-cell>
        </table:table-row>
        <table:table-row table:style-name="Tableau136.1">
          <table:table-cell table:style-name="Tableau136.A8" office:value-type="string">
            <text:p text:style-name="P60">Total</text:p>
          </table:table-cell>
          <table:table-cell table:style-name="Tableau136.B8" office:value-type="string">
            <text:p text:style-name="P63">1100</text:p>
          </table:table-cell>
          <table:table-cell table:style-name="Tableau136.B8" office:value-type="string">
            <text:p text:style-name="P63">100.0</text:p>
          </table:table-cell>
          <table:table-cell table:style-name="Tableau136.B8" office:value-type="string">
            <text:p text:style-name="P63">93</text:p>
          </table:table-cell>
          <table:table-cell table:style-name="Tableau136.B8" office:value-type="string">
            <text:p text:style-name="P63">100.0</text:p>
          </table:table-cell>
          <table:table-cell table:style-name="Tableau136.B8" office:value-type="string">
            <text:p text:style-name="P63">1193</text:p>
          </table:table-cell>
          <table:table-cell table:style-name="Tableau136.G8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50.377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P85"><text:bookmark-start text:name="__RefHeading___Toc494880615"/>Table <text:sequence text:ref-name="refTable132" text:name="Table" text:formula="ooow:Table+1" style:num-format="1">133</text:sequence><text:s/>: Antécédents ou présence de diarrhées en fonction de la présence d’une escarre grave<text:bookmark-end text:name="__RefHeading___Toc494880615"/></text:p>
      <table:table table:name="Tableau137" table:style-name="Tableau137">
        <table:table-column table:style-name="Tableau137.A"/>
        <table:table-column table:style-name="Tableau137.B"/>
        <table:table-column table:style-name="Tableau137.C"/>
        <table:table-column table:style-name="Tableau137.D"/>
        <table:table-column table:style-name="Tableau137.E"/>
        <table:table-column table:style-name="Tableau137.F"/>
        <table:table-column table:style-name="Tableau137.G"/>
        <table:table-header-rows>
          <table:table-row table:style-name="Tableau137.1">
            <table:table-cell table:style-name="Tableau137.A1" table:number-rows-spanned="3" office:value-type="string">
              <text:p text:style-name="P53"/>
            </table:table-cell>
            <table:table-cell table:style-name="Tableau137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37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37.1">
            <table:covered-table-cell/>
            <table:table-cell table:style-name="Tableau137.B2" table:number-columns-spanned="2" office:value-type="string">
              <text:p text:style-name="P52">Pas d'escarre grave</text:p>
            </table:table-cell>
            <table:covered-table-cell/>
            <table:table-cell table:style-name="Tableau137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37.1">
            <table:covered-table-cell/>
            <table:table-cell table:style-name="Tableau137.B2" office:value-type="string">
              <text:p text:style-name="P52">N</text:p>
            </table:table-cell>
            <table:table-cell table:style-name="Tableau137.B2" office:value-type="string">
              <text:p text:style-name="P52">%</text:p>
            </table:table-cell>
            <table:table-cell table:style-name="Tableau137.B2" office:value-type="string">
              <text:p text:style-name="P52">N</text:p>
            </table:table-cell>
            <table:table-cell table:style-name="Tableau137.B2" office:value-type="string">
              <text:p text:style-name="P52">%</text:p>
            </table:table-cell>
            <table:table-cell table:style-name="Tableau137.B2" office:value-type="string">
              <text:p text:style-name="P52">N</text:p>
            </table:table-cell>
            <table:table-cell table:style-name="Tableau137.G3" office:value-type="string">
              <text:p text:style-name="P52">%</text:p>
            </table:table-cell>
          </table:table-row>
        </table:table-header-rows>
        <table:table-row table:style-name="Tableau137.1">
          <table:table-cell table:style-name="Tableau137.A4" office:value-type="string">
            <text:p text:style-name="P60">Non</text:p>
          </table:table-cell>
          <table:table-cell table:style-name="Tableau137.B2" office:value-type="string">
            <text:p text:style-name="P63">850</text:p>
          </table:table-cell>
          <table:table-cell table:style-name="Tableau137.B2" office:value-type="string">
            <text:p text:style-name="P63">76.6</text:p>
          </table:table-cell>
          <table:table-cell table:style-name="Tableau137.B2" office:value-type="string">
            <text:p text:style-name="P63">44</text:p>
          </table:table-cell>
          <table:table-cell table:style-name="Tableau137.B2" office:value-type="string">
            <text:p text:style-name="P63">46.8</text:p>
          </table:table-cell>
          <table:table-cell table:style-name="Tableau137.B2" office:value-type="string">
            <text:p text:style-name="P63">894</text:p>
          </table:table-cell>
          <table:table-cell table:style-name="Tableau137.G3" office:value-type="string">
            <text:p text:style-name="P63">74.3</text:p>
          </table:table-cell>
        </table:table-row>
        <table:table-row table:style-name="Tableau137.1">
          <table:table-cell table:style-name="Tableau137.A4" office:value-type="string">
            <text:p text:style-name="P52">Oui</text:p>
          </table:table-cell>
          <table:table-cell table:style-name="Tableau137.B2" office:value-type="string">
            <text:p text:style-name="P55">260</text:p>
          </table:table-cell>
          <table:table-cell table:style-name="Tableau137.B2" office:value-type="string">
            <text:p text:style-name="P55">23.4</text:p>
          </table:table-cell>
          <table:table-cell table:style-name="Tableau137.B2" office:value-type="string">
            <text:p text:style-name="P55">50</text:p>
          </table:table-cell>
          <table:table-cell table:style-name="Tableau137.B2" office:value-type="string">
            <text:p text:style-name="P55">53.2</text:p>
          </table:table-cell>
          <table:table-cell table:style-name="Tableau137.B2" office:value-type="string">
            <text:p text:style-name="P55">310</text:p>
          </table:table-cell>
          <table:table-cell table:style-name="Tableau137.G3" office:value-type="string">
            <text:p text:style-name="P55">25.7</text:p>
          </table:table-cell>
        </table:table-row>
        <table:table-row table:style-name="Tableau137.1">
          <table:table-cell table:style-name="Tableau137.A6" office:value-type="string">
            <text:p text:style-name="P60">Total</text:p>
          </table:table-cell>
          <table:table-cell table:style-name="Tableau137.B6" office:value-type="string">
            <text:p text:style-name="P63">1110</text:p>
          </table:table-cell>
          <table:table-cell table:style-name="Tableau137.B6" office:value-type="string">
            <text:p text:style-name="P63">100.0</text:p>
          </table:table-cell>
          <table:table-cell table:style-name="Tableau137.B6" office:value-type="string">
            <text:p text:style-name="P63">94</text:p>
          </table:table-cell>
          <table:table-cell table:style-name="Tableau137.B6" office:value-type="string">
            <text:p text:style-name="P63">100.0</text:p>
          </table:table-cell>
          <table:table-cell table:style-name="Tableau137.B6" office:value-type="string">
            <text:p text:style-name="P63">1204</text:p>
          </table:table-cell>
          <table:table-cell table:style-name="Tableau137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40.168</text:span><text:span text:style-name="T55">-p-value : </text:span><text:span text:style-name="T62">0.0000</text:span><text:span text:style-name="T55">-Signification : </text:span><text:span text:style-name="T62">&lt;0.0001</text:span></text:p>
      <text:p text:style-name="P88"><text:bookmark-start text:name="__RefHeading___Toc494880616"/>Table <text:sequence text:ref-name="refTable133" text:name="Table" text:formula="ooow:Table+1" style:num-format="1">134</text:sequence><text:s/>: Antécédents ou présence de diarrhées en fonction de la présence d’une escarre au sacrum<text:bookmark-end text:name="__RefHeading___Toc494880616"/></text:p>
      <table:table table:name="Tableau138" table:style-name="Tableau138">
        <table:table-column table:style-name="Tableau138.A"/>
        <table:table-column table:style-name="Tableau138.B"/>
        <table:table-column table:style-name="Tableau138.C"/>
        <table:table-column table:style-name="Tableau138.D"/>
        <table:table-column table:style-name="Tableau138.E"/>
        <table:table-column table:style-name="Tableau138.B"/>
        <table:table-column table:style-name="Tableau138.G"/>
        <table:table-header-rows>
          <table:table-row table:style-name="Tableau138.1">
            <table:table-cell table:style-name="Tableau138.A1" table:number-rows-spanned="3" office:value-type="string">
              <text:p text:style-name="P12"> </text:p>
            </table:table-cell>
            <table:table-cell table:style-name="Tableau138.A1" table:number-columns-spanned="4" office:value-type="string">
              <text:p text:style-name="P1"><text:span text:style-name="T39">Présence d’une escarre au sacrum</text:span></text:p>
            </table:table-cell>
            <table:covered-table-cell/>
            <table:covered-table-cell/>
            <table:covered-table-cell/>
            <table:table-cell table:style-name="Tableau138.F1" table:number-rows-spanned="2" table:number-columns-spanned="2" office:value-type="string">
              <text:p text:style-name="P12">Ensemble</text:p>
            </table:table-cell>
            <table:covered-table-cell/>
          </table:table-row>
          <table:table-row table:style-name="Tableau138.2">
            <table:covered-table-cell/>
            <table:table-cell table:style-name="Tableau138.A1" table:number-columns-spanned="2" office:value-type="string">
              <text:p text:style-name="P12">Non</text:p>
            </table:table-cell>
            <table:covered-table-cell/>
            <table:table-cell table:style-name="Tableau138.A1" table:number-columns-spanned="2" office:value-type="string">
              <text:p text:style-name="P12">Oui</text:p>
            </table:table-cell>
            <table:covered-table-cell/>
            <table:covered-table-cell/>
            <table:covered-table-cell/>
          </table:table-row>
          <table:table-row table:style-name="Tableau138.3">
            <table:covered-table-cell/>
            <table:table-cell table:style-name="Tableau138.A1" office:value-type="string">
              <text:p text:style-name="P12">N</text:p>
            </table:table-cell>
            <table:table-cell table:style-name="Tableau138.A1" office:value-type="string">
              <text:p text:style-name="P12">%</text:p>
            </table:table-cell>
            <table:table-cell table:style-name="Tableau138.A1" office:value-type="string">
              <text:p text:style-name="P12">N</text:p>
            </table:table-cell>
            <table:table-cell table:style-name="Tableau138.A1" office:value-type="string">
              <text:p text:style-name="P12">%</text:p>
            </table:table-cell>
            <table:table-cell table:style-name="Tableau138.A1" office:value-type="string">
              <text:p text:style-name="P12">N</text:p>
            </table:table-cell>
            <table:table-cell table:style-name="Tableau138.F1" office:value-type="string">
              <text:p text:style-name="P12">%</text:p>
            </table:table-cell>
          </table:table-row>
        </table:table-header-rows>
        <table:table-row table:style-name="Tableau138.4">
          <table:table-cell table:style-name="Tableau138.A1" office:value-type="string">
            <text:p text:style-name="P12">Non</text:p>
          </table:table-cell>
          <table:table-cell table:style-name="Tableau138.A1" office:value-type="string">
            <text:p text:style-name="P8">828</text:p>
          </table:table-cell>
          <table:table-cell table:style-name="Tableau138.A1" office:value-type="string">
            <text:p text:style-name="P8">77.1</text:p>
          </table:table-cell>
          <table:table-cell table:style-name="Tableau138.A1" office:value-type="string">
            <text:p text:style-name="P8">66</text:p>
          </table:table-cell>
          <table:table-cell table:style-name="Tableau138.A1" office:value-type="string">
            <text:p text:style-name="P8">50.8</text:p>
          </table:table-cell>
          <table:table-cell table:style-name="Tableau138.A1" office:value-type="string">
            <text:p text:style-name="P8">894</text:p>
          </table:table-cell>
          <table:table-cell table:style-name="Tableau138.F1" office:value-type="string">
            <text:p text:style-name="P8">74.3</text:p>
          </table:table-cell>
        </table:table-row>
        <table:table-row table:style-name="Tableau138.5">
          <table:table-cell table:style-name="Tableau138.A1" office:value-type="string">
            <text:p text:style-name="P12">Oui</text:p>
          </table:table-cell>
          <table:table-cell table:style-name="Tableau138.A1" office:value-type="string">
            <text:p text:style-name="P8">246</text:p>
          </table:table-cell>
          <table:table-cell table:style-name="Tableau138.A1" office:value-type="string">
            <text:p text:style-name="P8">22.9</text:p>
          </table:table-cell>
          <table:table-cell table:style-name="Tableau138.A1" office:value-type="string">
            <text:p text:style-name="P8">64</text:p>
          </table:table-cell>
          <table:table-cell table:style-name="Tableau138.A1" office:value-type="string">
            <text:p text:style-name="P8">49.2</text:p>
          </table:table-cell>
          <table:table-cell table:style-name="Tableau138.A1" office:value-type="string">
            <text:p text:style-name="P8">310</text:p>
          </table:table-cell>
          <table:table-cell table:style-name="Tableau138.F1" office:value-type="string">
            <text:p text:style-name="P8">25.7</text:p>
          </table:table-cell>
        </table:table-row>
        <table:table-row table:style-name="Tableau138.5">
          <table:table-cell table:style-name="Tableau138.A1" office:value-type="string">
            <text:p text:style-name="P12">Total</text:p>
          </table:table-cell>
          <table:table-cell table:style-name="Tableau138.A1" office:value-type="string">
            <text:p text:style-name="P8">1074</text:p>
          </table:table-cell>
          <table:table-cell table:style-name="Tableau138.A1" office:value-type="string">
            <text:p text:style-name="P8">100.0</text:p>
          </table:table-cell>
          <table:table-cell table:style-name="Tableau138.A1" office:value-type="string">
            <text:p text:style-name="P8">130</text:p>
          </table:table-cell>
          <table:table-cell table:style-name="Tableau138.A1" office:value-type="string">
            <text:p text:style-name="P8">100.0</text:p>
          </table:table-cell>
          <table:table-cell table:style-name="Tableau138.A1" office:value-type="string">
            <text:p text:style-name="P8">1204</text:p>
          </table:table-cell>
          <table:table-cell table:style-name="Tableau138.F1" office:value-type="string">
            <text:p text:style-name="P8">100.0</text:p>
          </table:table-cell>
        </table:table-row>
      </table:table>
      <text:p text:style-name="P56"><text:span text:style-name="T55">Khi² : </text:span><text:span text:style-name="T62">40.168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P85"><text:bookmark-start text:name="__RefHeading___Toc494880617"/>Table <text:sequence text:ref-name="refTable134" text:name="Table" text:formula="ooow:Table+1" style:num-format="1">135</text:sequence><text:s/>: Ventilation invasive depuis l’admission en fonction de la présence d’une escarre grave<text:bookmark-end text:name="__RefHeading___Toc494880617"/></text:p>
      <table:table table:name="Tableau139" table:style-name="Tableau139">
        <table:table-column table:style-name="Tableau139.A"/>
        <table:table-column table:style-name="Tableau139.B"/>
        <table:table-column table:style-name="Tableau139.C"/>
        <table:table-column table:style-name="Tableau139.D"/>
        <table:table-column table:style-name="Tableau139.E"/>
        <table:table-column table:style-name="Tableau139.F"/>
        <table:table-column table:style-name="Tableau139.G"/>
        <table:table-header-rows>
          <table:table-row table:style-name="Tableau139.1">
            <table:table-cell table:style-name="Tableau139.A1" table:number-rows-spanned="3" office:value-type="string">
              <text:p text:style-name="P53"/>
            </table:table-cell>
            <table:table-cell table:style-name="Tableau139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39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39.1">
            <table:covered-table-cell/>
            <table:table-cell table:style-name="Tableau139.B2" table:number-columns-spanned="2" office:value-type="string">
              <text:p text:style-name="P52">Pas d'escarre grave</text:p>
            </table:table-cell>
            <table:covered-table-cell/>
            <table:table-cell table:style-name="Tableau139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39.1">
            <table:covered-table-cell/>
            <table:table-cell table:style-name="Tableau139.B2" office:value-type="string">
              <text:p text:style-name="P52">N</text:p>
            </table:table-cell>
            <table:table-cell table:style-name="Tableau139.B2" office:value-type="string">
              <text:p text:style-name="P52">%</text:p>
            </table:table-cell>
            <table:table-cell table:style-name="Tableau139.B2" office:value-type="string">
              <text:p text:style-name="P52">N</text:p>
            </table:table-cell>
            <table:table-cell table:style-name="Tableau139.B2" office:value-type="string">
              <text:p text:style-name="P52">%</text:p>
            </table:table-cell>
            <table:table-cell table:style-name="Tableau139.B2" office:value-type="string">
              <text:p text:style-name="P52">N</text:p>
            </table:table-cell>
            <table:table-cell table:style-name="Tableau139.G3" office:value-type="string">
              <text:p text:style-name="P52">%</text:p>
            </table:table-cell>
          </table:table-row>
        </table:table-header-rows>
        <table:table-row table:style-name="Tableau139.1">
          <table:table-cell table:style-name="Tableau139.A4" office:value-type="string">
            <text:p text:style-name="P60">Non</text:p>
          </table:table-cell>
          <table:table-cell table:style-name="Tableau139.B2" office:value-type="string">
            <text:p text:style-name="P63">486</text:p>
          </table:table-cell>
          <table:table-cell table:style-name="Tableau139.B2" office:value-type="string">
            <text:p text:style-name="P63">43.4</text:p>
          </table:table-cell>
          <table:table-cell table:style-name="Tableau139.B2" office:value-type="string">
            <text:p text:style-name="P63">21</text:p>
          </table:table-cell>
          <table:table-cell table:style-name="Tableau139.B2" office:value-type="string">
            <text:p text:style-name="P63">22.3</text:p>
          </table:table-cell>
          <table:table-cell table:style-name="Tableau139.B2" office:value-type="string">
            <text:p text:style-name="P63">507</text:p>
          </table:table-cell>
          <table:table-cell table:style-name="Tableau139.G3" office:value-type="string">
            <text:p text:style-name="P63">41.8</text:p>
          </table:table-cell>
        </table:table-row>
        <table:table-row table:style-name="Tableau139.1">
          <table:table-cell table:style-name="Tableau139.A4" office:value-type="string">
            <text:p text:style-name="P52">Oui</text:p>
          </table:table-cell>
          <table:table-cell table:style-name="Tableau139.B2" office:value-type="string">
            <text:p text:style-name="P55">633</text:p>
          </table:table-cell>
          <table:table-cell table:style-name="Tableau139.B2" office:value-type="string">
            <text:p text:style-name="P55">56.6</text:p>
          </table:table-cell>
          <table:table-cell table:style-name="Tableau139.B2" office:value-type="string">
            <text:p text:style-name="P55">73</text:p>
          </table:table-cell>
          <table:table-cell table:style-name="Tableau139.B2" office:value-type="string">
            <text:p text:style-name="P55">77.7</text:p>
          </table:table-cell>
          <table:table-cell table:style-name="Tableau139.B2" office:value-type="string">
            <text:p text:style-name="P55">706</text:p>
          </table:table-cell>
          <table:table-cell table:style-name="Tableau139.G3" office:value-type="string">
            <text:p text:style-name="P55">58.2</text:p>
          </table:table-cell>
        </table:table-row>
        <table:table-row table:style-name="Tableau139.1">
          <table:table-cell table:style-name="Tableau139.A6" office:value-type="string">
            <text:p text:style-name="P60">Total</text:p>
          </table:table-cell>
          <table:table-cell table:style-name="Tableau139.B6" office:value-type="string">
            <text:p text:style-name="P63">1119</text:p>
          </table:table-cell>
          <table:table-cell table:style-name="Tableau139.B6" office:value-type="string">
            <text:p text:style-name="P63">100.0</text:p>
          </table:table-cell>
          <table:table-cell table:style-name="Tableau139.B6" office:value-type="string">
            <text:p text:style-name="P63">94</text:p>
          </table:table-cell>
          <table:table-cell table:style-name="Tableau139.B6" office:value-type="string">
            <text:p text:style-name="P63">100.0</text:p>
          </table:table-cell>
          <table:table-cell table:style-name="Tableau139.B6" office:value-type="string">
            <text:p text:style-name="P63">1213</text:p>
          </table:table-cell>
          <table:table-cell table:style-name="Tableau139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15.857</text:span><text:span text:style-name="T55">-p-value : </text:span><text:span text:style-name="T62">0.0001</text:span><text:span text:style-name="T55">-Signification : </text:span><text:span text:style-name="T62">&lt;0.0001</text:span></text:p>
      <text:p text:style-name="P24"/>
      <text:p text:style-name="P85"><text:bookmark-start text:name="__RefHeading___Toc494880618"/>Table <text:sequence text:ref-name="refTable135" text:name="Table" text:formula="ooow:Table+1" style:num-format="1">136</text:sequence><text:s/>: Sédation depuis l’admission en fonction de la présence d’une escarre grave<text:bookmark-end text:name="__RefHeading___Toc494880618"/></text:p>
      <table:table table:name="Tableau140" table:style-name="Tableau140">
        <table:table-column table:style-name="Tableau140.A"/>
        <table:table-column table:style-name="Tableau140.B"/>
        <table:table-column table:style-name="Tableau140.C"/>
        <table:table-column table:style-name="Tableau140.D"/>
        <table:table-column table:style-name="Tableau140.E"/>
        <table:table-column table:style-name="Tableau140.F"/>
        <table:table-column table:style-name="Tableau140.G"/>
        <table:table-header-rows>
          <table:table-row table:style-name="Tableau140.1">
            <table:table-cell table:style-name="Tableau140.A1" table:number-rows-spanned="3" office:value-type="string">
              <text:p text:style-name="P53"/>
            </table:table-cell>
            <table:table-cell table:style-name="Tableau140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40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40.1">
            <table:covered-table-cell/>
            <table:table-cell table:style-name="Tableau140.B2" table:number-columns-spanned="2" office:value-type="string">
              <text:p text:style-name="P52">Pas d'escarre grave</text:p>
            </table:table-cell>
            <table:covered-table-cell/>
            <table:table-cell table:style-name="Tableau140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40.1">
            <table:covered-table-cell/>
            <table:table-cell table:style-name="Tableau140.B2" office:value-type="string">
              <text:p text:style-name="P52">N</text:p>
            </table:table-cell>
            <table:table-cell table:style-name="Tableau140.B2" office:value-type="string">
              <text:p text:style-name="P52">%</text:p>
            </table:table-cell>
            <table:table-cell table:style-name="Tableau140.B2" office:value-type="string">
              <text:p text:style-name="P52">N</text:p>
            </table:table-cell>
            <table:table-cell table:style-name="Tableau140.B2" office:value-type="string">
              <text:p text:style-name="P52">%</text:p>
            </table:table-cell>
            <table:table-cell table:style-name="Tableau140.B2" office:value-type="string">
              <text:p text:style-name="P52">N</text:p>
            </table:table-cell>
            <table:table-cell table:style-name="Tableau140.G3" office:value-type="string">
              <text:p text:style-name="P52">%</text:p>
            </table:table-cell>
          </table:table-row>
        </table:table-header-rows>
        <table:table-row table:style-name="Tableau140.1">
          <table:table-cell table:style-name="Tableau140.A4" office:value-type="string">
            <text:p text:style-name="P60">Non</text:p>
          </table:table-cell>
          <table:table-cell table:style-name="Tableau140.B2" office:value-type="string">
            <text:p text:style-name="P63">522</text:p>
          </table:table-cell>
          <table:table-cell table:style-name="Tableau140.B2" office:value-type="string">
            <text:p text:style-name="P63">46.6</text:p>
          </table:table-cell>
          <table:table-cell table:style-name="Tableau140.B2" office:value-type="string">
            <text:p text:style-name="P63">26</text:p>
          </table:table-cell>
          <table:table-cell table:style-name="Tableau140.B2" office:value-type="string">
            <text:p text:style-name="P63">27.7</text:p>
          </table:table-cell>
          <table:table-cell table:style-name="Tableau140.B2" office:value-type="string">
            <text:p text:style-name="P63">548</text:p>
          </table:table-cell>
          <table:table-cell table:style-name="Tableau140.G3" office:value-type="string">
            <text:p text:style-name="P63">45.1</text:p>
          </table:table-cell>
        </table:table-row>
        <table:table-row table:style-name="Tableau140.1">
          <table:table-cell table:style-name="Tableau140.A4" office:value-type="string">
            <text:p text:style-name="P52">Oui</text:p>
          </table:table-cell>
          <table:table-cell table:style-name="Tableau140.B2" office:value-type="string">
            <text:p text:style-name="P55">598</text:p>
          </table:table-cell>
          <table:table-cell table:style-name="Tableau140.B2" office:value-type="string">
            <text:p text:style-name="P55">53.4</text:p>
          </table:table-cell>
          <table:table-cell table:style-name="Tableau140.B2" office:value-type="string">
            <text:p text:style-name="P55">68</text:p>
          </table:table-cell>
          <table:table-cell table:style-name="Tableau140.B2" office:value-type="string">
            <text:p text:style-name="P55">72.3</text:p>
          </table:table-cell>
          <table:table-cell table:style-name="Tableau140.B2" office:value-type="string">
            <text:p text:style-name="P55">666</text:p>
          </table:table-cell>
          <table:table-cell table:style-name="Tableau140.G3" office:value-type="string">
            <text:p text:style-name="P55">54.9</text:p>
          </table:table-cell>
        </table:table-row>
        <table:table-row table:style-name="Tableau140.1">
          <table:table-cell table:style-name="Tableau140.A6" office:value-type="string">
            <text:p text:style-name="P60">Total</text:p>
          </table:table-cell>
          <table:table-cell table:style-name="Tableau140.B6" office:value-type="string">
            <text:p text:style-name="P63">1120</text:p>
          </table:table-cell>
          <table:table-cell table:style-name="Tableau140.B6" office:value-type="string">
            <text:p text:style-name="P63">100.0</text:p>
          </table:table-cell>
          <table:table-cell table:style-name="Tableau140.B6" office:value-type="string">
            <text:p text:style-name="P63">94</text:p>
          </table:table-cell>
          <table:table-cell table:style-name="Tableau140.B6" office:value-type="string">
            <text:p text:style-name="P63">100.0</text:p>
          </table:table-cell>
          <table:table-cell table:style-name="Tableau140.B6" office:value-type="string">
            <text:p text:style-name="P63">1214</text:p>
          </table:table-cell>
          <table:table-cell table:style-name="Tableau140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12.572</text:span><text:span text:style-name="T55">-p-value : </text:span><text:span text:style-name="T62">0.0004</text:span><text:span text:style-name="T55">-Signification : </text:span><text:span text:style-name="T62">&lt;0.001</text:span></text:p>
      <text:p text:style-name="P24"/>
      <text:p text:style-name="P85"><text:bookmark-start text:name="__RefHeading___Toc494880619"/>Table <text:sequence text:ref-name="refTable136" text:name="Table" text:formula="ooow:Table+1" style:num-format="1">137</text:sequence><text:s/>: Corticoïdes à forte dose depuis l’admission en fonction de la présence d’une escarre grave<text:bookmark-end text:name="__RefHeading___Toc494880619"/></text:p>
      <table:table table:name="Tableau141" table:style-name="Tableau141">
        <table:table-column table:style-name="Tableau141.A"/>
        <table:table-column table:style-name="Tableau141.B"/>
        <table:table-column table:style-name="Tableau141.C"/>
        <table:table-column table:style-name="Tableau141.D"/>
        <table:table-column table:style-name="Tableau141.E"/>
        <table:table-column table:style-name="Tableau141.F"/>
        <table:table-column table:style-name="Tableau141.G"/>
        <table:table-header-rows>
          <table:table-row table:style-name="Tableau141.1">
            <table:table-cell table:style-name="Tableau141.A1" table:number-rows-spanned="3" office:value-type="string">
              <text:p text:style-name="P53"/>
            </table:table-cell>
            <table:table-cell table:style-name="Tableau141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41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41.1">
            <table:covered-table-cell/>
            <table:table-cell table:style-name="Tableau141.B2" table:number-columns-spanned="2" office:value-type="string">
              <text:p text:style-name="P52">Pas d'escarre grave</text:p>
            </table:table-cell>
            <table:covered-table-cell/>
            <table:table-cell table:style-name="Tableau141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41.1">
            <table:covered-table-cell/>
            <table:table-cell table:style-name="Tableau141.B2" office:value-type="string">
              <text:p text:style-name="P52">N</text:p>
            </table:table-cell>
            <table:table-cell table:style-name="Tableau141.B2" office:value-type="string">
              <text:p text:style-name="P52">%</text:p>
            </table:table-cell>
            <table:table-cell table:style-name="Tableau141.B2" office:value-type="string">
              <text:p text:style-name="P52">N</text:p>
            </table:table-cell>
            <table:table-cell table:style-name="Tableau141.B2" office:value-type="string">
              <text:p text:style-name="P52">%</text:p>
            </table:table-cell>
            <table:table-cell table:style-name="Tableau141.B2" office:value-type="string">
              <text:p text:style-name="P52">N</text:p>
            </table:table-cell>
            <table:table-cell table:style-name="Tableau141.G3" office:value-type="string">
              <text:p text:style-name="P52">%</text:p>
            </table:table-cell>
          </table:table-row>
        </table:table-header-rows>
        <table:table-row table:style-name="Tableau141.1">
          <table:table-cell table:style-name="Tableau141.A4" office:value-type="string">
            <text:p text:style-name="P60">Non</text:p>
          </table:table-cell>
          <table:table-cell table:style-name="Tableau141.B2" office:value-type="string">
            <text:p text:style-name="P63">898</text:p>
          </table:table-cell>
          <table:table-cell table:style-name="Tableau141.B2" office:value-type="string">
            <text:p text:style-name="P63">81.0</text:p>
          </table:table-cell>
          <table:table-cell table:style-name="Tableau141.B2" office:value-type="string">
            <text:p text:style-name="P63">66</text:p>
          </table:table-cell>
          <table:table-cell table:style-name="Tableau141.B2" office:value-type="string">
            <text:p text:style-name="P63">71.7</text:p>
          </table:table-cell>
          <table:table-cell table:style-name="Tableau141.B2" office:value-type="string">
            <text:p text:style-name="P63">964</text:p>
          </table:table-cell>
          <table:table-cell table:style-name="Tableau141.G3" office:value-type="string">
            <text:p text:style-name="P63">80.3</text:p>
          </table:table-cell>
        </table:table-row>
        <table:table-row table:style-name="Tableau141.1">
          <table:table-cell table:style-name="Tableau141.A4" office:value-type="string">
            <text:p text:style-name="P52">Oui</text:p>
          </table:table-cell>
          <table:table-cell table:style-name="Tableau141.B2" office:value-type="string">
            <text:p text:style-name="P55">210</text:p>
          </table:table-cell>
          <table:table-cell table:style-name="Tableau141.B2" office:value-type="string">
            <text:p text:style-name="P55">19.0</text:p>
          </table:table-cell>
          <table:table-cell table:style-name="Tableau141.B2" office:value-type="string">
            <text:p text:style-name="P55">26</text:p>
          </table:table-cell>
          <table:table-cell table:style-name="Tableau141.B2" office:value-type="string">
            <text:p text:style-name="P55">28.3</text:p>
          </table:table-cell>
          <table:table-cell table:style-name="Tableau141.B2" office:value-type="string">
            <text:p text:style-name="P55">236</text:p>
          </table:table-cell>
          <table:table-cell table:style-name="Tableau141.G3" office:value-type="string">
            <text:p text:style-name="P55">19.7</text:p>
          </table:table-cell>
        </table:table-row>
        <table:table-row table:style-name="Tableau141.1">
          <table:table-cell table:style-name="Tableau141.A6" office:value-type="string">
            <text:p text:style-name="P60">Total</text:p>
          </table:table-cell>
          <table:table-cell table:style-name="Tableau141.B6" office:value-type="string">
            <text:p text:style-name="P63">1108</text:p>
          </table:table-cell>
          <table:table-cell table:style-name="Tableau141.B6" office:value-type="string">
            <text:p text:style-name="P63">100.0</text:p>
          </table:table-cell>
          <table:table-cell table:style-name="Tableau141.B6" office:value-type="string">
            <text:p text:style-name="P63">92</text:p>
          </table:table-cell>
          <table:table-cell table:style-name="Tableau141.B6" office:value-type="string">
            <text:p text:style-name="P63">100.0</text:p>
          </table:table-cell>
          <table:table-cell table:style-name="Tableau141.B6" office:value-type="string">
            <text:p text:style-name="P63">1200</text:p>
          </table:table-cell>
          <table:table-cell table:style-name="Tableau141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4.6582</text:span><text:span text:style-name="T55">-p-value : </text:span><text:span text:style-name="T62">0.0309</text:span><text:span text:style-name="T55">-Signification : </text:span><text:span text:style-name="T62">&lt;0.05</text:span></text:p>
      <text:p text:style-name="P69"/>
      <text:p text:style-name="P85"><text:bookmark-start text:name="__RefHeading___Toc494880620"/>Table <text:sequence text:ref-name="refTable137" text:name="Table" text:formula="ooow:Table+1" style:num-format="1">138</text:sequence><text:s/>: Curares depuis l’admission en fonction de la présence d’une escarre grave<text:bookmark-end text:name="__RefHeading___Toc494880620"/></text:p>
      <table:table table:name="Tableau142" table:style-name="Tableau142">
        <table:table-column table:style-name="Tableau142.A"/>
        <table:table-column table:style-name="Tableau142.B"/>
        <table:table-column table:style-name="Tableau142.C"/>
        <table:table-column table:style-name="Tableau142.D"/>
        <table:table-column table:style-name="Tableau142.E"/>
        <table:table-column table:style-name="Tableau142.F"/>
        <table:table-column table:style-name="Tableau142.G"/>
        <table:table-header-rows>
          <table:table-row table:style-name="Tableau142.1">
            <table:table-cell table:style-name="Tableau142.A1" table:number-rows-spanned="3" office:value-type="string">
              <text:p text:style-name="P53"/>
            </table:table-cell>
            <table:table-cell table:style-name="Tableau142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42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42.1">
            <table:covered-table-cell/>
            <table:table-cell table:style-name="Tableau142.B2" table:number-columns-spanned="2" office:value-type="string">
              <text:p text:style-name="P52">Pas d'escarre grave</text:p>
            </table:table-cell>
            <table:covered-table-cell/>
            <table:table-cell table:style-name="Tableau142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42.1">
            <table:covered-table-cell/>
            <table:table-cell table:style-name="Tableau142.B2" office:value-type="string">
              <text:p text:style-name="P52">N</text:p>
            </table:table-cell>
            <table:table-cell table:style-name="Tableau142.B2" office:value-type="string">
              <text:p text:style-name="P52">%</text:p>
            </table:table-cell>
            <table:table-cell table:style-name="Tableau142.B2" office:value-type="string">
              <text:p text:style-name="P52">N</text:p>
            </table:table-cell>
            <table:table-cell table:style-name="Tableau142.B2" office:value-type="string">
              <text:p text:style-name="P52">%</text:p>
            </table:table-cell>
            <table:table-cell table:style-name="Tableau142.B2" office:value-type="string">
              <text:p text:style-name="P52">N</text:p>
            </table:table-cell>
            <table:table-cell table:style-name="Tableau142.G3" office:value-type="string">
              <text:p text:style-name="P52">%</text:p>
            </table:table-cell>
          </table:table-row>
        </table:table-header-rows>
        <table:table-row table:style-name="Tableau142.1">
          <table:table-cell table:style-name="Tableau142.A4" office:value-type="string">
            <text:p text:style-name="P60">Non</text:p>
          </table:table-cell>
          <table:table-cell table:style-name="Tableau142.B2" office:value-type="string">
            <text:p text:style-name="P63">857</text:p>
          </table:table-cell>
          <table:table-cell table:style-name="Tableau142.B2" office:value-type="string">
            <text:p text:style-name="P63">76.9</text:p>
          </table:table-cell>
          <table:table-cell table:style-name="Tableau142.B2" office:value-type="string">
            <text:p text:style-name="P63">52</text:p>
          </table:table-cell>
          <table:table-cell table:style-name="Tableau142.B2" office:value-type="string">
            <text:p text:style-name="P63">54.7</text:p>
          </table:table-cell>
          <table:table-cell table:style-name="Tableau142.B2" office:value-type="string">
            <text:p text:style-name="P63">909</text:p>
          </table:table-cell>
          <table:table-cell table:style-name="Tableau142.G3" office:value-type="string">
            <text:p text:style-name="P63">75.1</text:p>
          </table:table-cell>
        </table:table-row>
        <table:table-row table:style-name="Tableau142.1">
          <table:table-cell table:style-name="Tableau142.A4" office:value-type="string">
            <text:p text:style-name="P52">Oui</text:p>
          </table:table-cell>
          <table:table-cell table:style-name="Tableau142.B2" office:value-type="string">
            <text:p text:style-name="P55">258</text:p>
          </table:table-cell>
          <table:table-cell table:style-name="Tableau142.B2" office:value-type="string">
            <text:p text:style-name="P55">23.1</text:p>
          </table:table-cell>
          <table:table-cell table:style-name="Tableau142.B2" office:value-type="string">
            <text:p text:style-name="P55">43</text:p>
          </table:table-cell>
          <table:table-cell table:style-name="Tableau142.B2" office:value-type="string">
            <text:p text:style-name="P55">45.3</text:p>
          </table:table-cell>
          <table:table-cell table:style-name="Tableau142.B2" office:value-type="string">
            <text:p text:style-name="P55">301</text:p>
          </table:table-cell>
          <table:table-cell table:style-name="Tableau142.G3" office:value-type="string">
            <text:p text:style-name="P55">24.9</text:p>
          </table:table-cell>
        </table:table-row>
        <table:table-row table:style-name="Tableau142.1">
          <table:table-cell table:style-name="Tableau142.A6" office:value-type="string">
            <text:p text:style-name="P60">Total</text:p>
          </table:table-cell>
          <table:table-cell table:style-name="Tableau142.B6" office:value-type="string">
            <text:p text:style-name="P63">1115</text:p>
          </table:table-cell>
          <table:table-cell table:style-name="Tableau142.B6" office:value-type="string">
            <text:p text:style-name="P63">100.0</text:p>
          </table:table-cell>
          <table:table-cell table:style-name="Tableau142.B6" office:value-type="string">
            <text:p text:style-name="P63">95</text:p>
          </table:table-cell>
          <table:table-cell table:style-name="Tableau142.B6" office:value-type="string">
            <text:p text:style-name="P63">100.0</text:p>
          </table:table-cell>
          <table:table-cell table:style-name="Tableau142.B6" office:value-type="string">
            <text:p text:style-name="P63">1210</text:p>
          </table:table-cell>
          <table:table-cell table:style-name="Tableau142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22.929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P85"><text:bookmark-start text:name="__RefHeading___Toc494880621"/>Table <text:sequence text:ref-name="refTable138" text:name="Table" text:formula="ooow:Table+1" style:num-format="1">139</text:sequence><text:s/>: Maladie neurologique motrice depuis l’admission en fonction de la présence d’une escarre grave<text:bookmark-end text:name="__RefHeading___Toc494880621"/></text:p>
      <table:table table:name="Tableau143" table:style-name="Tableau143">
        <table:table-column table:style-name="Tableau143.A"/>
        <table:table-column table:style-name="Tableau143.B"/>
        <table:table-column table:style-name="Tableau143.C"/>
        <table:table-column table:style-name="Tableau143.D"/>
        <table:table-column table:style-name="Tableau143.E"/>
        <table:table-column table:style-name="Tableau143.F"/>
        <table:table-column table:style-name="Tableau143.G"/>
        <table:table-header-rows>
          <table:table-row table:style-name="Tableau143.1">
            <table:table-cell table:style-name="Tableau143.A1" table:number-rows-spanned="3" office:value-type="string">
              <text:p text:style-name="P53"/>
            </table:table-cell>
            <table:table-cell table:style-name="Tableau143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43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43.1">
            <table:covered-table-cell/>
            <table:table-cell table:style-name="Tableau143.B2" table:number-columns-spanned="2" office:value-type="string">
              <text:p text:style-name="P52">Pas d'escarre grave</text:p>
            </table:table-cell>
            <table:covered-table-cell/>
            <table:table-cell table:style-name="Tableau143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43.1">
            <table:covered-table-cell/>
            <table:table-cell table:style-name="Tableau143.B2" office:value-type="string">
              <text:p text:style-name="P52">N</text:p>
            </table:table-cell>
            <table:table-cell table:style-name="Tableau143.B2" office:value-type="string">
              <text:p text:style-name="P52">%</text:p>
            </table:table-cell>
            <table:table-cell table:style-name="Tableau143.B2" office:value-type="string">
              <text:p text:style-name="P52">N</text:p>
            </table:table-cell>
            <table:table-cell table:style-name="Tableau143.B2" office:value-type="string">
              <text:p text:style-name="P52">%</text:p>
            </table:table-cell>
            <table:table-cell table:style-name="Tableau143.B2" office:value-type="string">
              <text:p text:style-name="P52">N</text:p>
            </table:table-cell>
            <table:table-cell table:style-name="Tableau143.G3" office:value-type="string">
              <text:p text:style-name="P52">%</text:p>
            </table:table-cell>
          </table:table-row>
        </table:table-header-rows>
        <table:table-row table:style-name="Tableau143.1">
          <table:table-cell table:style-name="Tableau143.A4" office:value-type="string">
            <text:p text:style-name="P60">Non</text:p>
          </table:table-cell>
          <table:table-cell table:style-name="Tableau143.B2" office:value-type="string">
            <text:p text:style-name="P63">875</text:p>
          </table:table-cell>
          <table:table-cell table:style-name="Tableau143.B2" office:value-type="string">
            <text:p text:style-name="P63">78.8</text:p>
          </table:table-cell>
          <table:table-cell table:style-name="Tableau143.B2" office:value-type="string">
            <text:p text:style-name="P63">46</text:p>
          </table:table-cell>
          <table:table-cell table:style-name="Tableau143.B2" office:value-type="string">
            <text:p text:style-name="P63">49.5</text:p>
          </table:table-cell>
          <table:table-cell table:style-name="Tableau143.B2" office:value-type="string">
            <text:p text:style-name="P63">921</text:p>
          </table:table-cell>
          <table:table-cell table:style-name="Tableau143.G3" office:value-type="string">
            <text:p text:style-name="P63">76.6</text:p>
          </table:table-cell>
        </table:table-row>
        <table:table-row table:style-name="Tableau143.1">
          <table:table-cell table:style-name="Tableau143.A4" office:value-type="string">
            <text:p text:style-name="P52">Oui</text:p>
          </table:table-cell>
          <table:table-cell table:style-name="Tableau143.B2" office:value-type="string">
            <text:p text:style-name="P55">235</text:p>
          </table:table-cell>
          <table:table-cell table:style-name="Tableau143.B2" office:value-type="string">
            <text:p text:style-name="P55">21.2</text:p>
          </table:table-cell>
          <table:table-cell table:style-name="Tableau143.B2" office:value-type="string">
            <text:p text:style-name="P55">47</text:p>
          </table:table-cell>
          <table:table-cell table:style-name="Tableau143.B2" office:value-type="string">
            <text:p text:style-name="P55">50.5</text:p>
          </table:table-cell>
          <table:table-cell table:style-name="Tableau143.B2" office:value-type="string">
            <text:p text:style-name="P55">282</text:p>
          </table:table-cell>
          <table:table-cell table:style-name="Tableau143.G3" office:value-type="string">
            <text:p text:style-name="P55">23.4</text:p>
          </table:table-cell>
        </table:table-row>
        <table:table-row table:style-name="Tableau143.1">
          <table:table-cell table:style-name="Tableau143.A6" office:value-type="string">
            <text:p text:style-name="P60">Total</text:p>
          </table:table-cell>
          <table:table-cell table:style-name="Tableau143.B6" office:value-type="string">
            <text:p text:style-name="P63">1110</text:p>
          </table:table-cell>
          <table:table-cell table:style-name="Tableau143.B6" office:value-type="string">
            <text:p text:style-name="P63">100.0</text:p>
          </table:table-cell>
          <table:table-cell table:style-name="Tableau143.B6" office:value-type="string">
            <text:p text:style-name="P63">93</text:p>
          </table:table-cell>
          <table:table-cell table:style-name="Tableau143.B6" office:value-type="string">
            <text:p text:style-name="P63">100.0</text:p>
          </table:table-cell>
          <table:table-cell table:style-name="Tableau143.B6" office:value-type="string">
            <text:p text:style-name="P63">1203</text:p>
          </table:table-cell>
          <table:table-cell table:style-name="Tableau143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41.235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P85"><text:bookmark-start text:name="__RefHeading___Toc494880622"/>Table <text:sequence text:ref-name="refTable139" text:name="Table" text:formula="ooow:Table+1" style:num-format="1">140</text:sequence><text:s/>: Tabagisme actif en fonction de la présence d’une escarre grave<text:bookmark-end text:name="__RefHeading___Toc494880622"/></text:p>
      <table:table table:name="Tableau144" table:style-name="Tableau144">
        <table:table-column table:style-name="Tableau144.A"/>
        <table:table-column table:style-name="Tableau144.B"/>
        <table:table-column table:style-name="Tableau144.C"/>
        <table:table-column table:style-name="Tableau144.D"/>
        <table:table-column table:style-name="Tableau144.E"/>
        <table:table-column table:style-name="Tableau144.F"/>
        <table:table-column table:style-name="Tableau144.G"/>
        <table:table-header-rows>
          <table:table-row table:style-name="Tableau144.1">
            <table:table-cell table:style-name="Tableau144.A1" table:number-rows-spanned="3" office:value-type="string">
              <text:p text:style-name="P53"/>
            </table:table-cell>
            <table:table-cell table:style-name="Tableau144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44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44.1">
            <table:covered-table-cell/>
            <table:table-cell table:style-name="Tableau144.B2" table:number-columns-spanned="2" office:value-type="string">
              <text:p text:style-name="P52">Pas d'escarre grave</text:p>
            </table:table-cell>
            <table:covered-table-cell/>
            <table:table-cell table:style-name="Tableau144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44.1">
            <table:covered-table-cell/>
            <table:table-cell table:style-name="Tableau144.B2" office:value-type="string">
              <text:p text:style-name="P52">N</text:p>
            </table:table-cell>
            <table:table-cell table:style-name="Tableau144.B2" office:value-type="string">
              <text:p text:style-name="P52">%</text:p>
            </table:table-cell>
            <table:table-cell table:style-name="Tableau144.B2" office:value-type="string">
              <text:p text:style-name="P52">N</text:p>
            </table:table-cell>
            <table:table-cell table:style-name="Tableau144.B2" office:value-type="string">
              <text:p text:style-name="P52">%</text:p>
            </table:table-cell>
            <table:table-cell table:style-name="Tableau144.B2" office:value-type="string">
              <text:p text:style-name="P52">N</text:p>
            </table:table-cell>
            <table:table-cell table:style-name="Tableau144.G3" office:value-type="string">
              <text:p text:style-name="P52">%</text:p>
            </table:table-cell>
          </table:table-row>
        </table:table-header-rows>
        <table:table-row table:style-name="Tableau144.1">
          <table:table-cell table:style-name="Tableau144.A4" office:value-type="string">
            <text:p text:style-name="P60">Non</text:p>
          </table:table-cell>
          <table:table-cell table:style-name="Tableau144.B2" office:value-type="string">
            <text:p text:style-name="P63">840</text:p>
          </table:table-cell>
          <table:table-cell table:style-name="Tableau144.B2" office:value-type="string">
            <text:p text:style-name="P63">76.0</text:p>
          </table:table-cell>
          <table:table-cell table:style-name="Tableau144.B2" office:value-type="string">
            <text:p text:style-name="P63">77</text:p>
          </table:table-cell>
          <table:table-cell table:style-name="Tableau144.B2" office:value-type="string">
            <text:p text:style-name="P63">81.1</text:p>
          </table:table-cell>
          <table:table-cell table:style-name="Tableau144.B2" office:value-type="string">
            <text:p text:style-name="P63">917</text:p>
          </table:table-cell>
          <table:table-cell table:style-name="Tableau144.G3" office:value-type="string">
            <text:p text:style-name="P63">76.4</text:p>
          </table:table-cell>
        </table:table-row>
        <table:table-row table:style-name="Tableau144.1">
          <table:table-cell table:style-name="Tableau144.A4" office:value-type="string">
            <text:p text:style-name="P52">Oui</text:p>
          </table:table-cell>
          <table:table-cell table:style-name="Tableau144.B2" office:value-type="string">
            <text:p text:style-name="P55">265</text:p>
          </table:table-cell>
          <table:table-cell table:style-name="Tableau144.B2" office:value-type="string">
            <text:p text:style-name="P55">24.0</text:p>
          </table:table-cell>
          <table:table-cell table:style-name="Tableau144.B2" office:value-type="string">
            <text:p text:style-name="P55">18</text:p>
          </table:table-cell>
          <table:table-cell table:style-name="Tableau144.B2" office:value-type="string">
            <text:p text:style-name="P55">18.9</text:p>
          </table:table-cell>
          <table:table-cell table:style-name="Tableau144.B2" office:value-type="string">
            <text:p text:style-name="P55">283</text:p>
          </table:table-cell>
          <table:table-cell table:style-name="Tableau144.G3" office:value-type="string">
            <text:p text:style-name="P55">23.6</text:p>
          </table:table-cell>
        </table:table-row>
        <table:table-row table:style-name="Tableau144.1">
          <table:table-cell table:style-name="Tableau144.A6" office:value-type="string">
            <text:p text:style-name="P60">Total</text:p>
          </table:table-cell>
          <table:table-cell table:style-name="Tableau144.B6" office:value-type="string">
            <text:p text:style-name="P63">1105</text:p>
          </table:table-cell>
          <table:table-cell table:style-name="Tableau144.B6" office:value-type="string">
            <text:p text:style-name="P63">100.0</text:p>
          </table:table-cell>
          <table:table-cell table:style-name="Tableau144.B6" office:value-type="string">
            <text:p text:style-name="P63">95</text:p>
          </table:table-cell>
          <table:table-cell table:style-name="Tableau144.B6" office:value-type="string">
            <text:p text:style-name="P63">100.0</text:p>
          </table:table-cell>
          <table:table-cell table:style-name="Tableau144.B6" office:value-type="string">
            <text:p text:style-name="P63">1200</text:p>
          </table:table-cell>
          <table:table-cell table:style-name="Tableau144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1.2304</text:span><text:span text:style-name="T55">-p-value : </text:span><text:span text:style-name="T62">0.2673</text:span><text:span text:style-name="T55">-Signification : </text:span><text:span text:style-name="T62">NS</text:span></text:p>
      <text:p text:style-name="P24"/>
      <text:p text:style-name="P85"><text:bookmark-start text:name="__RefHeading___Toc494880623"/>Table <text:sequence text:ref-name="refTable140" text:name="Table" text:formula="ooow:Table+1" style:num-format="1">141</text:sequence><text:s/>: Epuration extra-rénale en fonction de la présence d’une escarre grave<text:bookmark-end text:name="__RefHeading___Toc494880623"/></text:p>
      <table:table table:name="Tableau145" table:style-name="Tableau145">
        <table:table-column table:style-name="Tableau145.A"/>
        <table:table-column table:style-name="Tableau145.B"/>
        <table:table-column table:style-name="Tableau145.C"/>
        <table:table-column table:style-name="Tableau145.D"/>
        <table:table-column table:style-name="Tableau145.E"/>
        <table:table-column table:style-name="Tableau145.F"/>
        <table:table-column table:style-name="Tableau145.G"/>
        <table:table-header-rows>
          <table:table-row table:style-name="Tableau145.1">
            <table:table-cell table:style-name="Tableau145.A1" table:number-rows-spanned="3" office:value-type="string">
              <text:p text:style-name="P53"/>
            </table:table-cell>
            <table:table-cell table:style-name="Tableau145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45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45.1">
            <table:covered-table-cell/>
            <table:table-cell table:style-name="Tableau145.B2" table:number-columns-spanned="2" office:value-type="string">
              <text:p text:style-name="P52">Pas d'escarre grave</text:p>
            </table:table-cell>
            <table:covered-table-cell/>
            <table:table-cell table:style-name="Tableau145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45.1">
            <table:covered-table-cell/>
            <table:table-cell table:style-name="Tableau145.B2" office:value-type="string">
              <text:p text:style-name="P52">N</text:p>
            </table:table-cell>
            <table:table-cell table:style-name="Tableau145.B2" office:value-type="string">
              <text:p text:style-name="P52">%</text:p>
            </table:table-cell>
            <table:table-cell table:style-name="Tableau145.B2" office:value-type="string">
              <text:p text:style-name="P52">N</text:p>
            </table:table-cell>
            <table:table-cell table:style-name="Tableau145.B2" office:value-type="string">
              <text:p text:style-name="P52">%</text:p>
            </table:table-cell>
            <table:table-cell table:style-name="Tableau145.B2" office:value-type="string">
              <text:p text:style-name="P52">N</text:p>
            </table:table-cell>
            <table:table-cell table:style-name="Tableau145.G3" office:value-type="string">
              <text:p text:style-name="P52">%</text:p>
            </table:table-cell>
          </table:table-row>
        </table:table-header-rows>
        <table:table-row table:style-name="Tableau145.1">
          <table:table-cell table:style-name="Tableau145.A4" office:value-type="string">
            <text:p text:style-name="P60">Non</text:p>
          </table:table-cell>
          <table:table-cell table:style-name="Tableau145.B2" office:value-type="string">
            <text:p text:style-name="P63">949</text:p>
          </table:table-cell>
          <table:table-cell table:style-name="Tableau145.B2" office:value-type="string">
            <text:p text:style-name="P63">85.3</text:p>
          </table:table-cell>
          <table:table-cell table:style-name="Tableau145.B2" office:value-type="string">
            <text:p text:style-name="P63">51</text:p>
          </table:table-cell>
          <table:table-cell table:style-name="Tableau145.B2" office:value-type="string">
            <text:p text:style-name="P63">53.7</text:p>
          </table:table-cell>
          <table:table-cell table:style-name="Tableau145.B2" office:value-type="string">
            <text:p text:style-name="P63">1000</text:p>
          </table:table-cell>
          <table:table-cell table:style-name="Tableau145.G3" office:value-type="string">
            <text:p text:style-name="P63">82.9</text:p>
          </table:table-cell>
        </table:table-row>
        <table:table-row table:style-name="Tableau145.1">
          <table:table-cell table:style-name="Tableau145.A4" office:value-type="string">
            <text:p text:style-name="P52">Oui</text:p>
          </table:table-cell>
          <table:table-cell table:style-name="Tableau145.B2" office:value-type="string">
            <text:p text:style-name="P55">163</text:p>
          </table:table-cell>
          <table:table-cell table:style-name="Tableau145.B2" office:value-type="string">
            <text:p text:style-name="P55">14.7</text:p>
          </table:table-cell>
          <table:table-cell table:style-name="Tableau145.B2" office:value-type="string">
            <text:p text:style-name="P55">44</text:p>
          </table:table-cell>
          <table:table-cell table:style-name="Tableau145.B2" office:value-type="string">
            <text:p text:style-name="P55">46.3</text:p>
          </table:table-cell>
          <table:table-cell table:style-name="Tableau145.B2" office:value-type="string">
            <text:p text:style-name="P55">207</text:p>
          </table:table-cell>
          <table:table-cell table:style-name="Tableau145.G3" office:value-type="string">
            <text:p text:style-name="P55">17.1</text:p>
          </table:table-cell>
        </table:table-row>
        <table:table-row table:style-name="Tableau145.1">
          <table:table-cell table:style-name="Tableau145.A6" office:value-type="string">
            <text:p text:style-name="P60">Total</text:p>
          </table:table-cell>
          <table:table-cell table:style-name="Tableau145.B6" office:value-type="string">
            <text:p text:style-name="P63">1112</text:p>
          </table:table-cell>
          <table:table-cell table:style-name="Tableau145.B6" office:value-type="string">
            <text:p text:style-name="P63">100.0</text:p>
          </table:table-cell>
          <table:table-cell table:style-name="Tableau145.B6" office:value-type="string">
            <text:p text:style-name="P63">95</text:p>
          </table:table-cell>
          <table:table-cell table:style-name="Tableau145.B6" office:value-type="string">
            <text:p text:style-name="P63">100.0</text:p>
          </table:table-cell>
          <table:table-cell table:style-name="Tableau145.B6" office:value-type="string">
            <text:p text:style-name="P63">1207</text:p>
          </table:table-cell>
          <table:table-cell table:style-name="Tableau145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61.733</text:span><text:span text:style-name="T55">-p-value : </text:span><text:span text:style-name="T62">0.0000</text:span><text:span text:style-name="T55">-Signification : </text:span><text:span text:style-name="T62">&lt;0.0001</text:span></text:p>
      <text:p text:style-name="P69"/>
      <text:p text:style-name="P85"><text:bookmark-start text:name="__RefHeading___Toc494880624"/>Table <text:sequence text:ref-name="refTable141" text:name="Table" text:formula="ooow:Table+1" style:num-format="1">142</text:sequence><text:s/>: Extracorporelle Membrane Oxygénation (ECMO) en fonction de la présence d’une escarre grave<text:bookmark-end text:name="__RefHeading___Toc494880624"/></text:p>
      <table:table table:name="Tableau146" table:style-name="Tableau146">
        <table:table-column table:style-name="Tableau146.A"/>
        <table:table-column table:style-name="Tableau146.B"/>
        <table:table-column table:style-name="Tableau146.C"/>
        <table:table-column table:style-name="Tableau146.D"/>
        <table:table-column table:style-name="Tableau146.E"/>
        <table:table-column table:style-name="Tableau146.F"/>
        <table:table-column table:style-name="Tableau146.G"/>
        <table:table-header-rows>
          <table:table-row table:style-name="Tableau146.1">
            <table:table-cell table:style-name="Tableau146.A1" table:number-rows-spanned="3" office:value-type="string">
              <text:p text:style-name="P53"/>
            </table:table-cell>
            <table:table-cell table:style-name="Tableau146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46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46.1">
            <table:covered-table-cell/>
            <table:table-cell table:style-name="Tableau146.B2" table:number-columns-spanned="2" office:value-type="string">
              <text:p text:style-name="P52">Pas d'escarre grave</text:p>
            </table:table-cell>
            <table:covered-table-cell/>
            <table:table-cell table:style-name="Tableau146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46.1">
            <table:covered-table-cell/>
            <table:table-cell table:style-name="Tableau146.B2" office:value-type="string">
              <text:p text:style-name="P52">N</text:p>
            </table:table-cell>
            <table:table-cell table:style-name="Tableau146.B2" office:value-type="string">
              <text:p text:style-name="P52">%</text:p>
            </table:table-cell>
            <table:table-cell table:style-name="Tableau146.B2" office:value-type="string">
              <text:p text:style-name="P52">N</text:p>
            </table:table-cell>
            <table:table-cell table:style-name="Tableau146.B2" office:value-type="string">
              <text:p text:style-name="P52">%</text:p>
            </table:table-cell>
            <table:table-cell table:style-name="Tableau146.B2" office:value-type="string">
              <text:p text:style-name="P52">N</text:p>
            </table:table-cell>
            <table:table-cell table:style-name="Tableau146.G3" office:value-type="string">
              <text:p text:style-name="P52">%</text:p>
            </table:table-cell>
          </table:table-row>
        </table:table-header-rows>
        <table:table-row table:style-name="Tableau146.1">
          <table:table-cell table:style-name="Tableau146.A4" office:value-type="string">
            <text:p text:style-name="P60">Non</text:p>
          </table:table-cell>
          <table:table-cell table:style-name="Tableau146.B2" office:value-type="string">
            <text:p text:style-name="P63">1076</text:p>
          </table:table-cell>
          <table:table-cell table:style-name="Tableau146.B2" office:value-type="string">
            <text:p text:style-name="P63">97.5</text:p>
          </table:table-cell>
          <table:table-cell table:style-name="Tableau146.B2" office:value-type="string">
            <text:p text:style-name="P63">88</text:p>
          </table:table-cell>
          <table:table-cell table:style-name="Tableau146.B2" office:value-type="string">
            <text:p text:style-name="P63">93.6</text:p>
          </table:table-cell>
          <table:table-cell table:style-name="Tableau146.B2" office:value-type="string">
            <text:p text:style-name="P63">1164</text:p>
          </table:table-cell>
          <table:table-cell table:style-name="Tableau146.G3" office:value-type="string">
            <text:p text:style-name="P63">97.2</text:p>
          </table:table-cell>
        </table:table-row>
        <table:table-row table:style-name="Tableau146.1">
          <table:table-cell table:style-name="Tableau146.A4" office:value-type="string">
            <text:p text:style-name="P52">Oui</text:p>
          </table:table-cell>
          <table:table-cell table:style-name="Tableau146.B2" office:value-type="string">
            <text:p text:style-name="P55">28</text:p>
          </table:table-cell>
          <table:table-cell table:style-name="Tableau146.B2" office:value-type="string">
            <text:p text:style-name="P55">2.5</text:p>
          </table:table-cell>
          <table:table-cell table:style-name="Tableau146.B2" office:value-type="string">
            <text:p text:style-name="P55">6</text:p>
          </table:table-cell>
          <table:table-cell table:style-name="Tableau146.B2" office:value-type="string">
            <text:p text:style-name="P55">6.4</text:p>
          </table:table-cell>
          <table:table-cell table:style-name="Tableau146.B2" office:value-type="string">
            <text:p text:style-name="P55">34</text:p>
          </table:table-cell>
          <table:table-cell table:style-name="Tableau146.G3" office:value-type="string">
            <text:p text:style-name="P55">2.8</text:p>
          </table:table-cell>
        </table:table-row>
        <table:table-row table:style-name="Tableau146.1">
          <table:table-cell table:style-name="Tableau146.A6" office:value-type="string">
            <text:p text:style-name="P60">Total</text:p>
          </table:table-cell>
          <table:table-cell table:style-name="Tableau146.B6" office:value-type="string">
            <text:p text:style-name="P63">1104</text:p>
          </table:table-cell>
          <table:table-cell table:style-name="Tableau146.B6" office:value-type="string">
            <text:p text:style-name="P63">100.0</text:p>
          </table:table-cell>
          <table:table-cell table:style-name="Tableau146.B6" office:value-type="string">
            <text:p text:style-name="P63">94</text:p>
          </table:table-cell>
          <table:table-cell table:style-name="Tableau146.B6" office:value-type="string">
            <text:p text:style-name="P63">100.0</text:p>
          </table:table-cell>
          <table:table-cell table:style-name="Tableau146.B6" office:value-type="string">
            <text:p text:style-name="P63">1198</text:p>
          </table:table-cell>
          <table:table-cell table:style-name="Tableau146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4.6485</text:span><text:span text:style-name="T55">-p-value : </text:span><text:span text:style-name="T62">0.0311</text:span><text:span text:style-name="T55">-Signification : </text:span><text:span text:style-name="T62">&lt;0.05</text:span></text:p>
      <text:p text:style-name="P24"/>
      <text:p text:style-name="P85"><text:bookmark-start text:name="__RefHeading___Toc494880625"/>Table <text:sequence text:ref-name="refTable142" text:name="Table" text:formula="ooow:Table+1" style:num-format="1">143</text:sequence><text:s/>: Nutrition le jour de l’étude en fonction de la présence d’une escarre grave<text:bookmark-end text:name="__RefHeading___Toc494880625"/></text:p>
      <table:table table:name="Tableau147" table:style-name="Tableau147">
        <table:table-column table:style-name="Tableau147.A"/>
        <table:table-column table:style-name="Tableau147.B"/>
        <table:table-column table:style-name="Tableau147.C"/>
        <table:table-column table:style-name="Tableau147.D"/>
        <table:table-column table:style-name="Tableau147.E"/>
        <table:table-column table:style-name="Tableau147.F"/>
        <table:table-column table:style-name="Tableau147.G"/>
        <table:table-header-rows>
          <table:table-row table:style-name="Tableau147.1">
            <table:table-cell table:style-name="Tableau147.A1" table:number-rows-spanned="3" office:value-type="string">
              <text:p text:style-name="P53"/>
            </table:table-cell>
            <table:table-cell table:style-name="Tableau147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47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47.1">
            <table:covered-table-cell/>
            <table:table-cell table:style-name="Tableau147.B2" table:number-columns-spanned="2" office:value-type="string">
              <text:p text:style-name="P52">Pas d'escarre grave</text:p>
            </table:table-cell>
            <table:covered-table-cell/>
            <table:table-cell table:style-name="Tableau147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47.1">
            <table:covered-table-cell/>
            <table:table-cell table:style-name="Tableau147.B2" office:value-type="string">
              <text:p text:style-name="P52">N</text:p>
            </table:table-cell>
            <table:table-cell table:style-name="Tableau147.B2" office:value-type="string">
              <text:p text:style-name="P52">%</text:p>
            </table:table-cell>
            <table:table-cell table:style-name="Tableau147.B2" office:value-type="string">
              <text:p text:style-name="P52">N</text:p>
            </table:table-cell>
            <table:table-cell table:style-name="Tableau147.B2" office:value-type="string">
              <text:p text:style-name="P52">%</text:p>
            </table:table-cell>
            <table:table-cell table:style-name="Tableau147.B2" office:value-type="string">
              <text:p text:style-name="P52">N</text:p>
            </table:table-cell>
            <table:table-cell table:style-name="Tableau147.G3" office:value-type="string">
              <text:p text:style-name="P52">%</text:p>
            </table:table-cell>
          </table:table-row>
        </table:table-header-rows>
        <table:table-row table:style-name="Tableau147.1">
          <table:table-cell table:style-name="Tableau147.A4" office:value-type="string">
            <text:p text:style-name="P60">Per os</text:p>
          </table:table-cell>
          <table:table-cell table:style-name="Tableau147.B2" office:value-type="string">
            <text:p text:style-name="P63">542</text:p>
          </table:table-cell>
          <table:table-cell table:style-name="Tableau147.B2" office:value-type="string">
            <text:p text:style-name="P63">53.2</text:p>
          </table:table-cell>
          <table:table-cell table:style-name="Tableau147.B2" office:value-type="string">
            <text:p text:style-name="P63">32</text:p>
          </table:table-cell>
          <table:table-cell table:style-name="Tableau147.B2" office:value-type="string">
            <text:p text:style-name="P63">34.8</text:p>
          </table:table-cell>
          <table:table-cell table:style-name="Tableau147.B2" office:value-type="string">
            <text:p text:style-name="P63">574</text:p>
          </table:table-cell>
          <table:table-cell table:style-name="Tableau147.G3" office:value-type="string">
            <text:p text:style-name="P63">51.7</text:p>
          </table:table-cell>
        </table:table-row>
        <table:table-row table:style-name="Tableau147.1">
          <table:table-cell table:style-name="Tableau147.A4" office:value-type="string">
            <text:p text:style-name="P60">Entérale</text:p>
          </table:table-cell>
          <table:table-cell table:style-name="Tableau147.B2" office:value-type="string">
            <text:p text:style-name="P63">330</text:p>
          </table:table-cell>
          <table:table-cell table:style-name="Tableau147.B2" office:value-type="string">
            <text:p text:style-name="P63">32.4</text:p>
          </table:table-cell>
          <table:table-cell table:style-name="Tableau147.B2" office:value-type="string">
            <text:p text:style-name="P63">42</text:p>
          </table:table-cell>
          <table:table-cell table:style-name="Tableau147.B2" office:value-type="string">
            <text:p text:style-name="P63">45.7</text:p>
          </table:table-cell>
          <table:table-cell table:style-name="Tableau147.B2" office:value-type="string">
            <text:p text:style-name="P63">372</text:p>
          </table:table-cell>
          <table:table-cell table:style-name="Tableau147.G3" office:value-type="string">
            <text:p text:style-name="P63">33.5</text:p>
          </table:table-cell>
        </table:table-row>
        <table:table-row table:style-name="Tableau147.1">
          <table:table-cell table:style-name="Tableau147.A4" office:value-type="string">
            <text:p text:style-name="P52">Parentérale</text:p>
          </table:table-cell>
          <table:table-cell table:style-name="Tableau147.B2" office:value-type="string">
            <text:p text:style-name="P55">146</text:p>
          </table:table-cell>
          <table:table-cell table:style-name="Tableau147.B2" office:value-type="string">
            <text:p text:style-name="P55">14.3</text:p>
          </table:table-cell>
          <table:table-cell table:style-name="Tableau147.B2" office:value-type="string">
            <text:p text:style-name="P55">18</text:p>
          </table:table-cell>
          <table:table-cell table:style-name="Tableau147.B2" office:value-type="string">
            <text:p text:style-name="P55">19.6</text:p>
          </table:table-cell>
          <table:table-cell table:style-name="Tableau147.B2" office:value-type="string">
            <text:p text:style-name="P55">164</text:p>
          </table:table-cell>
          <table:table-cell table:style-name="Tableau147.G3" office:value-type="string">
            <text:p text:style-name="P55">14.8</text:p>
          </table:table-cell>
        </table:table-row>
        <table:table-row table:style-name="Tableau147.1">
          <table:table-cell table:style-name="Tableau147.A7" office:value-type="string">
            <text:p text:style-name="P60">Total</text:p>
          </table:table-cell>
          <table:table-cell table:style-name="Tableau147.B7" office:value-type="string">
            <text:p text:style-name="P63">1018</text:p>
          </table:table-cell>
          <table:table-cell table:style-name="Tableau147.B7" office:value-type="string">
            <text:p text:style-name="P63">100.0</text:p>
          </table:table-cell>
          <table:table-cell table:style-name="Tableau147.B7" office:value-type="string">
            <text:p text:style-name="P63">92</text:p>
          </table:table-cell>
          <table:table-cell table:style-name="Tableau147.B7" office:value-type="string">
            <text:p text:style-name="P63">100.0</text:p>
          </table:table-cell>
          <table:table-cell table:style-name="Tableau147.B7" office:value-type="string">
            <text:p text:style-name="P63">1110</text:p>
          </table:table-cell>
          <table:table-cell table:style-name="Tableau147.G7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11.528</text:span><text:span text:style-name="T55">-p-value : </text:span><text:span text:style-name="T62">0.0031</text:span><text:span text:style-name="T55">-Signification : </text:span><text:span text:style-name="T62">&lt;0.01</text:span></text:p>
      <text:p text:style-name="P24"/>
      <text:p text:style-name="P85"><text:bookmark-start text:name="__RefHeading___Toc494880626"/>Table <text:sequence text:ref-name="refTable143" text:name="Table" text:formula="ooow:Table+1" style:num-format="1">144</text:sequence><text:s/>: Techniques de prévention le jour de l’étude – Mobilisation en fonction de la présence d’une escarre grave<text:bookmark-end text:name="__RefHeading___Toc494880626"/></text:p>
      <table:table table:name="Tableau148" table:style-name="Tableau148">
        <table:table-column table:style-name="Tableau148.A"/>
        <table:table-column table:style-name="Tableau148.B"/>
        <table:table-column table:style-name="Tableau148.C"/>
        <table:table-column table:style-name="Tableau148.D" table:number-columns-repeated="2"/>
        <table:table-column table:style-name="Tableau148.F"/>
        <table:table-column table:style-name="Tableau148.G"/>
        <table:table-header-rows>
          <table:table-row table:style-name="Tableau148.1">
            <table:table-cell table:style-name="Tableau148.A1" table:number-rows-spanned="3" office:value-type="string">
              <text:p text:style-name="P53"/>
            </table:table-cell>
            <table:table-cell table:style-name="Tableau148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48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48.1">
            <table:covered-table-cell/>
            <table:table-cell table:style-name="Tableau148.B2" table:number-columns-spanned="2" office:value-type="string">
              <text:p text:style-name="P52">Pas d'escarre grave</text:p>
            </table:table-cell>
            <table:covered-table-cell/>
            <table:table-cell table:style-name="Tableau148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48.1">
            <table:covered-table-cell/>
            <table:table-cell table:style-name="Tableau148.B2" office:value-type="string">
              <text:p text:style-name="P52">N</text:p>
            </table:table-cell>
            <table:table-cell table:style-name="Tableau148.B2" office:value-type="string">
              <text:p text:style-name="P52">%</text:p>
            </table:table-cell>
            <table:table-cell table:style-name="Tableau148.B2" office:value-type="string">
              <text:p text:style-name="P52">N</text:p>
            </table:table-cell>
            <table:table-cell table:style-name="Tableau148.B2" office:value-type="string">
              <text:p text:style-name="P52">%</text:p>
            </table:table-cell>
            <table:table-cell table:style-name="Tableau148.B2" office:value-type="string">
              <text:p text:style-name="P52">N</text:p>
            </table:table-cell>
            <table:table-cell table:style-name="Tableau148.G3" office:value-type="string">
              <text:p text:style-name="P52">%</text:p>
            </table:table-cell>
          </table:table-row>
        </table:table-header-rows>
        <table:table-row table:style-name="Tableau148.1">
          <table:table-cell table:style-name="Tableau148.A4" office:value-type="string">
            <text:p text:style-name="P60">Mobilisation passive</text:p>
          </table:table-cell>
          <table:table-cell table:style-name="Tableau148.B2" office:value-type="string">
            <text:p text:style-name="P63">563</text:p>
          </table:table-cell>
          <table:table-cell table:style-name="Tableau148.B2" office:value-type="string">
            <text:p text:style-name="P63">51.3</text:p>
          </table:table-cell>
          <table:table-cell table:style-name="Tableau148.B2" office:value-type="string">
            <text:p text:style-name="P63">62</text:p>
          </table:table-cell>
          <table:table-cell table:style-name="Tableau148.B2" office:value-type="string">
            <text:p text:style-name="P63">65.3</text:p>
          </table:table-cell>
          <table:table-cell table:style-name="Tableau148.B2" office:value-type="string">
            <text:p text:style-name="P63">625</text:p>
          </table:table-cell>
          <table:table-cell table:style-name="Tableau148.G3" office:value-type="string">
            <text:p text:style-name="P63">52.4</text:p>
          </table:table-cell>
        </table:table-row>
        <table:table-row table:style-name="Tableau148.1">
          <table:table-cell table:style-name="Tableau148.A4" office:value-type="string">
            <text:p text:style-name="P52">Mobilisation active</text:p>
          </table:table-cell>
          <table:table-cell table:style-name="Tableau148.B2" office:value-type="string">
            <text:p text:style-name="P55">493</text:p>
          </table:table-cell>
          <table:table-cell table:style-name="Tableau148.B2" office:value-type="string">
            <text:p text:style-name="P55">48.7</text:p>
          </table:table-cell>
          <table:table-cell table:style-name="Tableau148.B2" office:value-type="string">
            <text:p text:style-name="P55">33</text:p>
          </table:table-cell>
          <table:table-cell table:style-name="Tableau148.B2" office:value-type="string">
            <text:p text:style-name="P55">34.7</text:p>
          </table:table-cell>
          <table:table-cell table:style-name="Tableau148.B2" office:value-type="string">
            <text:p text:style-name="P49"><text:span text:style-name="T62">567</text:span></text:p>
          </table:table-cell>
          <table:table-cell table:style-name="Tableau148.G3" office:value-type="string">
            <text:p text:style-name="P55">47.6</text:p>
          </table:table-cell>
        </table:table-row>
        <table:table-row table:style-name="Tableau148.1">
          <table:table-cell table:style-name="Tableau148.A6" office:value-type="string">
            <text:p text:style-name="P60">Total</text:p>
          </table:table-cell>
          <table:table-cell table:style-name="Tableau148.B6" office:value-type="string">
            <text:p text:style-name="P63">1097</text:p>
          </table:table-cell>
          <table:table-cell table:style-name="Tableau148.B6" office:value-type="string">
            <text:p text:style-name="P63">100.0</text:p>
          </table:table-cell>
          <table:table-cell table:style-name="Tableau148.B6" office:value-type="string">
            <text:p text:style-name="P63">95</text:p>
          </table:table-cell>
          <table:table-cell table:style-name="Tableau148.B6" office:value-type="string">
            <text:p text:style-name="P63">100.0</text:p>
          </table:table-cell>
          <table:table-cell table:style-name="Tableau148.B6" office:value-type="string">
            <text:p text:style-name="P63">1192</text:p>
          </table:table-cell>
          <table:table-cell table:style-name="Tableau148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6.8133</text:span><text:span text:style-name="T55">-p-value : </text:span><text:span text:style-name="T62">0.0090</text:span><text:span text:style-name="T55">-Signification : </text:span><text:span text:style-name="T62">&lt;0.01</text:span></text:p>
      <text:p text:style-name="P24"/>
      <text:p text:style-name="P85"><text:bookmark-start text:name="__RefHeading___Toc494880627"/>Table <text:sequence text:ref-name="refTable144" text:name="Table" text:formula="ooow:Table+1" style:num-format="1">145</text:sequence><text:s/>: Matelas d’aide à la prévention en fonction de la présence d’une escarre grave<text:bookmark-end text:name="__RefHeading___Toc494880627"/></text:p>
      <table:table table:name="Tableau149" table:style-name="Tableau149">
        <table:table-column table:style-name="Tableau149.A"/>
        <table:table-column table:style-name="Tableau149.B"/>
        <table:table-column table:style-name="Tableau149.C"/>
        <table:table-column table:style-name="Tableau149.D"/>
        <table:table-column table:style-name="Tableau149.E"/>
        <table:table-column table:style-name="Tableau149.F"/>
        <table:table-column table:style-name="Tableau149.G"/>
        <table:table-header-rows>
          <table:table-row table:style-name="Tableau149.1">
            <table:table-cell table:style-name="Tableau149.A1" table:number-rows-spanned="3" office:value-type="string">
              <text:p text:style-name="P53"/>
            </table:table-cell>
            <table:table-cell table:style-name="Tableau149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49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49.1">
            <table:covered-table-cell/>
            <table:table-cell table:style-name="Tableau149.B2" table:number-columns-spanned="2" office:value-type="string">
              <text:p text:style-name="P52">Pas d'escarre grave</text:p>
            </table:table-cell>
            <table:covered-table-cell/>
            <table:table-cell table:style-name="Tableau149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49.1">
            <table:covered-table-cell/>
            <table:table-cell table:style-name="Tableau149.B2" office:value-type="string">
              <text:p text:style-name="P52">N</text:p>
            </table:table-cell>
            <table:table-cell table:style-name="Tableau149.B2" office:value-type="string">
              <text:p text:style-name="P52">%</text:p>
            </table:table-cell>
            <table:table-cell table:style-name="Tableau149.B2" office:value-type="string">
              <text:p text:style-name="P52">N</text:p>
            </table:table-cell>
            <table:table-cell table:style-name="Tableau149.B2" office:value-type="string">
              <text:p text:style-name="P52">%</text:p>
            </table:table-cell>
            <table:table-cell table:style-name="Tableau149.B2" office:value-type="string">
              <text:p text:style-name="P52">N</text:p>
            </table:table-cell>
            <table:table-cell table:style-name="Tableau149.G3" office:value-type="string">
              <text:p text:style-name="P52">%</text:p>
            </table:table-cell>
          </table:table-row>
        </table:table-header-rows>
        <table:table-row table:style-name="Tableau149.1">
          <table:table-cell table:style-name="Tableau149.A4" office:value-type="string">
            <text:p text:style-name="P60">Non</text:p>
          </table:table-cell>
          <table:table-cell table:style-name="Tableau149.B2" office:value-type="string">
            <text:p text:style-name="P63">103</text:p>
          </table:table-cell>
          <table:table-cell table:style-name="Tableau149.B2" office:value-type="string">
            <text:p text:style-name="P63">9.1</text:p>
          </table:table-cell>
          <table:table-cell table:style-name="Tableau149.B2" office:value-type="string">
            <text:p text:style-name="P63">1</text:p>
          </table:table-cell>
          <table:table-cell table:style-name="Tableau149.B2" office:value-type="string">
            <text:p text:style-name="P63">1.1</text:p>
          </table:table-cell>
          <table:table-cell table:style-name="Tableau149.B2" office:value-type="string">
            <text:p text:style-name="P63">104</text:p>
          </table:table-cell>
          <table:table-cell table:style-name="Tableau149.G3" office:value-type="string">
            <text:p text:style-name="P63">8.5</text:p>
          </table:table-cell>
        </table:table-row>
        <table:table-row table:style-name="Tableau149.1">
          <table:table-cell table:style-name="Tableau149.A4" office:value-type="string">
            <text:p text:style-name="P52">Oui</text:p>
          </table:table-cell>
          <table:table-cell table:style-name="Tableau149.B2" office:value-type="string">
            <text:p text:style-name="P55">1024</text:p>
          </table:table-cell>
          <table:table-cell table:style-name="Tableau149.B2" office:value-type="string">
            <text:p text:style-name="P55">90.9</text:p>
          </table:table-cell>
          <table:table-cell table:style-name="Tableau149.B2" office:value-type="string">
            <text:p text:style-name="P55">94</text:p>
          </table:table-cell>
          <table:table-cell table:style-name="Tableau149.B2" office:value-type="string">
            <text:p text:style-name="P55">98.9</text:p>
          </table:table-cell>
          <table:table-cell table:style-name="Tableau149.B2" office:value-type="string">
            <text:p text:style-name="P55">1118</text:p>
          </table:table-cell>
          <table:table-cell table:style-name="Tableau149.G3" office:value-type="string">
            <text:p text:style-name="P55">91.5</text:p>
          </table:table-cell>
        </table:table-row>
        <table:table-row table:style-name="Tableau149.1">
          <table:table-cell table:style-name="Tableau149.A6" office:value-type="string">
            <text:p text:style-name="P60">Total</text:p>
          </table:table-cell>
          <table:table-cell table:style-name="Tableau149.B6" office:value-type="string">
            <text:p text:style-name="P63">1127</text:p>
          </table:table-cell>
          <table:table-cell table:style-name="Tableau149.B6" office:value-type="string">
            <text:p text:style-name="P63">100.0</text:p>
          </table:table-cell>
          <table:table-cell table:style-name="Tableau149.B6" office:value-type="string">
            <text:p text:style-name="P63">95</text:p>
          </table:table-cell>
          <table:table-cell table:style-name="Tableau149.B6" office:value-type="string">
            <text:p text:style-name="P63">100.0</text:p>
          </table:table-cell>
          <table:table-cell table:style-name="Tableau149.B6" office:value-type="string">
            <text:p text:style-name="P63">1222</text:p>
          </table:table-cell>
          <table:table-cell table:style-name="Tableau149.G6" office:value-type="string">
            <text:p text:style-name="P63">100.0</text:p>
          </table:table-cell>
        </table:table-row>
      </table:table>
      <text:p text:style-name="P56"><text:span text:style-name="T55">Khi² : </text:span><text:span text:style-name="T62">7.3584</text:span><text:span text:style-name="T55">-p-value : </text:span><text:span text:style-name="T62">0.0067</text:span><text:span text:style-name="T55">-Signification : </text:span><text:span text:style-name="T62">&lt;0.01</text:span></text:p>
      <text:p text:style-name="P69"/>
      <text:p text:style-name="P85"><text:bookmark-start text:name="__RefHeading___Toc494880628"/>Table <text:sequence text:ref-name="refTable145" text:name="Table" text:formula="ooow:Table+1" style:num-format="1">146</text:sequence><text:s/>: Type de matelas d’aide à la prévention en fonction de la présence d’une escarre grave (n=1118)<text:bookmark-end text:name="__RefHeading___Toc494880628"/></text:p>
      <table:table table:name="Tableau150" table:style-name="Tableau150">
        <table:table-column table:style-name="Tableau150.A"/>
        <table:table-column table:style-name="Tableau150.B"/>
        <table:table-column table:style-name="Tableau150.C"/>
        <table:table-column table:style-name="Tableau150.D"/>
        <table:table-column table:style-name="Tableau150.E"/>
        <table:table-column table:style-name="Tableau150.F"/>
        <table:table-header-rows>
          <table:table-row table:style-name="Tableau150.1">
            <table:table-cell table:style-name="Tableau150.A1" table:number-rows-spanned="3" office:value-type="string">
              <text:p text:style-name="P53"/>
            </table:table-cell>
            <table:table-cell table:style-name="Tableau150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50.F1" table:number-rows-spanned="3" office:value-type="string">
              <text:p text:style-name="P52">Khi² ou Fisher</text:p>
            </table:table-cell>
          </table:table-row>
          <table:table-row table:style-name="Tableau150.1">
            <table:covered-table-cell/>
            <table:table-cell table:style-name="Tableau150.B1" table:number-columns-spanned="2" office:value-type="string">
              <text:p text:style-name="P52">Pas d'escarre grave</text:p>
            </table:table-cell>
            <table:covered-table-cell/>
            <table:table-cell table:style-name="Tableau150.B1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</table:table-row>
          <table:table-row table:style-name="Tableau150.1">
            <table:covered-table-cell/>
            <table:table-cell table:style-name="Tableau150.B1" office:value-type="string">
              <text:p text:style-name="P52">N</text:p>
            </table:table-cell>
            <table:table-cell table:style-name="Tableau150.B1" office:value-type="string">
              <text:p text:style-name="P52">%</text:p>
            </table:table-cell>
            <table:table-cell table:style-name="Tableau150.B1" office:value-type="string">
              <text:p text:style-name="P52">N</text:p>
            </table:table-cell>
            <table:table-cell table:style-name="Tableau150.B1" office:value-type="string">
              <text:p text:style-name="P52">%</text:p>
            </table:table-cell>
            <table:covered-table-cell/>
          </table:table-row>
        </table:table-header-rows>
        <table:table-row table:style-name="Tableau150.1">
          <table:table-cell table:style-name="Tableau150.A1" office:value-type="string">
            <text:p text:style-name="P60">Matelas gonflement alterné d'air</text:p>
          </table:table-cell>
          <table:table-cell table:style-name="Tableau150.B1" office:value-type="string">
            <text:p text:style-name="P55">843</text:p>
          </table:table-cell>
          <table:table-cell table:style-name="Tableau150.B1" office:value-type="string">
            <text:p text:style-name="P55">82.3</text:p>
          </table:table-cell>
          <table:table-cell table:style-name="Tableau150.B1" office:value-type="string">
            <text:p text:style-name="P55">90</text:p>
          </table:table-cell>
          <table:table-cell table:style-name="Tableau150.B1" office:value-type="string">
            <text:p text:style-name="P55">95.7</text:p>
          </table:table-cell>
          <table:table-cell table:style-name="Tableau150.F1" office:value-type="string">
            <text:p text:style-name="P55">0.0008 (&lt;0.001)</text:p>
          </table:table-cell>
        </table:table-row>
        <table:table-row table:style-name="Tableau150.1">
          <table:table-cell table:style-name="Tableau150.A1" office:value-type="string">
            <text:p text:style-name="P60">Matelas et surmatelas eau</text:p>
          </table:table-cell>
          <table:table-cell table:style-name="Tableau150.B1" office:value-type="string">
            <text:p text:style-name="P55">1</text:p>
          </table:table-cell>
          <table:table-cell table:style-name="Tableau150.B1" office:value-type="string">
            <text:p text:style-name="P55">0.1</text:p>
          </table:table-cell>
          <table:table-cell table:style-name="Tableau150.B1" office:value-type="string">
            <text:p text:style-name="P55">0</text:p>
          </table:table-cell>
          <table:table-cell table:style-name="Tableau150.B1" office:value-type="string">
            <text:p text:style-name="P55">0</text:p>
          </table:table-cell>
          <table:table-cell table:style-name="Tableau150.F1" office:value-type="string">
            <text:p text:style-name="P55">1.0000 (NS)</text:p>
          </table:table-cell>
        </table:table-row>
        <table:table-row table:style-name="Tableau150.1">
          <table:table-cell table:style-name="Tableau150.A1" office:value-type="string">
            <text:p text:style-name="P60">Matelas mémoire de forme</text:p>
          </table:table-cell>
          <table:table-cell table:style-name="Tableau150.B1" office:value-type="string">
            <text:p text:style-name="P55">104</text:p>
          </table:table-cell>
          <table:table-cell table:style-name="Tableau150.B1" office:value-type="string">
            <text:p text:style-name="P55">10.2</text:p>
          </table:table-cell>
          <table:table-cell table:style-name="Tableau150.B1" office:value-type="string">
            <text:p text:style-name="P55">1</text:p>
          </table:table-cell>
          <table:table-cell table:style-name="Tableau150.B1" office:value-type="string">
            <text:p text:style-name="P55">1.1</text:p>
          </table:table-cell>
          <table:table-cell table:style-name="Tableau150.F1" office:value-type="string">
            <text:p text:style-name="P55">0.0038 (&lt;0.01)</text:p>
          </table:table-cell>
        </table:table-row>
        <table:table-row table:style-name="Tableau150.1">
          <table:table-cell table:style-name="Tableau150.A1" office:value-type="string">
            <text:p text:style-name="P60">Matelas mousse découpé</text:p>
          </table:table-cell>
          <table:table-cell table:style-name="Tableau150.B1" office:value-type="string">
            <text:p text:style-name="P55">55</text:p>
          </table:table-cell>
          <table:table-cell table:style-name="Tableau150.B1" office:value-type="string">
            <text:p text:style-name="P55">5.4</text:p>
          </table:table-cell>
          <table:table-cell table:style-name="Tableau150.B1" office:value-type="string">
            <text:p text:style-name="P55">2</text:p>
          </table:table-cell>
          <table:table-cell table:style-name="Tableau150.B1" office:value-type="string">
            <text:p text:style-name="P55">2.1</text:p>
          </table:table-cell>
          <table:table-cell table:style-name="Tableau150.F1" office:value-type="string">
            <text:p text:style-name="P55">0.1713 (NS)</text:p>
          </table:table-cell>
        </table:table-row>
        <table:table-row table:style-name="Tableau150.1">
          <table:table-cell table:style-name="Tableau150.A1" office:value-type="string">
            <text:p text:style-name="P52">Matelas d'air statique</text:p>
          </table:table-cell>
          <table:table-cell table:style-name="Tableau150.B1" office:value-type="string">
            <text:p text:style-name="P55">55</text:p>
          </table:table-cell>
          <table:table-cell table:style-name="Tableau150.B1" office:value-type="string">
            <text:p text:style-name="P55">5.4</text:p>
          </table:table-cell>
          <table:table-cell table:style-name="Tableau150.B1" office:value-type="string">
            <text:p text:style-name="P55">2</text:p>
          </table:table-cell>
          <table:table-cell table:style-name="Tableau150.B1" office:value-type="string">
            <text:p text:style-name="P55">2.1</text:p>
          </table:table-cell>
          <table:table-cell table:style-name="Tableau150.F1" office:value-type="string">
            <text:p text:style-name="P55">1.0000 (NS)</text:p>
          </table:table-cell>
        </table:table-row>
      </table:table>
      <text:p text:style-name="P24"/>
      <text:p text:style-name="P85"><text:bookmark-start text:name="__RefHeading___Toc494880629"/>Table <text:sequence text:ref-name="refTable146" text:name="Table" text:formula="ooow:Table+1" style:num-format="1">147</text:sequence><text:s/>: Coussin d’aide au positionnement en fonction de la présence d’une escarre grave<text:bookmark-end text:name="__RefHeading___Toc494880629"/></text:p>
      <table:table table:name="Tableau151" table:style-name="Tableau151">
        <table:table-column table:style-name="Tableau151.A"/>
        <table:table-column table:style-name="Tableau151.B"/>
        <table:table-column table:style-name="Tableau151.C"/>
        <table:table-column table:style-name="Tableau151.D"/>
        <table:table-column table:style-name="Tableau151.E"/>
        <table:table-column table:style-name="Tableau151.F"/>
        <table:table-column table:style-name="Tableau151.G"/>
        <table:table-header-rows>
          <table:table-row table:style-name="Tableau151.1">
            <table:table-cell table:style-name="Tableau151.A1" table:number-rows-spanned="3" office:value-type="string">
              <text:p text:style-name="P53"><text:bookmark text:name="IDX93"/></text:p>
            </table:table-cell>
            <table:table-cell table:style-name="Tableau151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51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51.1">
            <table:covered-table-cell/>
            <table:table-cell table:style-name="Tableau151.B2" table:number-columns-spanned="2" office:value-type="string">
              <text:p text:style-name="P52">Pas d'escarre grave</text:p>
            </table:table-cell>
            <table:covered-table-cell/>
            <table:table-cell table:style-name="Tableau151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51.1">
            <table:covered-table-cell/>
            <table:table-cell table:style-name="Tableau151.B2" office:value-type="string">
              <text:p text:style-name="P52">N</text:p>
            </table:table-cell>
            <table:table-cell table:style-name="Tableau151.B2" office:value-type="string">
              <text:p text:style-name="P52">%</text:p>
            </table:table-cell>
            <table:table-cell table:style-name="Tableau151.B2" office:value-type="string">
              <text:p text:style-name="P52">N</text:p>
            </table:table-cell>
            <table:table-cell table:style-name="Tableau151.B2" office:value-type="string">
              <text:p text:style-name="P52">%</text:p>
            </table:table-cell>
            <table:table-cell table:style-name="Tableau151.B2" office:value-type="string">
              <text:p text:style-name="P52">N</text:p>
            </table:table-cell>
            <table:table-cell table:style-name="Tableau151.G3" office:value-type="string">
              <text:p text:style-name="P52">%</text:p>
            </table:table-cell>
          </table:table-row>
        </table:table-header-rows>
        <table:table-row table:style-name="Tableau151.1">
          <table:table-cell table:style-name="Tableau151.A4" office:value-type="string">
            <text:p text:style-name="P60">Non</text:p>
          </table:table-cell>
          <table:table-cell table:style-name="Tableau151.B2" office:value-type="string">
            <text:p text:style-name="P63">692</text:p>
          </table:table-cell>
          <table:table-cell table:style-name="Tableau151.B2" office:value-type="string">
            <text:p text:style-name="P63">62.9</text:p>
          </table:table-cell>
          <table:table-cell table:style-name="Tableau151.B2" office:value-type="string">
            <text:p text:style-name="P63">36</text:p>
          </table:table-cell>
          <table:table-cell table:style-name="Tableau151.B2" office:value-type="string">
            <text:p text:style-name="P63">38.7</text:p>
          </table:table-cell>
          <table:table-cell table:style-name="Tableau151.B2" office:value-type="string">
            <text:p text:style-name="P63">728</text:p>
          </table:table-cell>
          <table:table-cell table:style-name="Tableau151.G3" office:value-type="string">
            <text:p text:style-name="P63">61.0</text:p>
          </table:table-cell>
        </table:table-row>
        <table:table-row table:style-name="Tableau151.1">
          <table:table-cell table:style-name="Tableau151.A4" office:value-type="string">
            <text:p text:style-name="P52">Oui</text:p>
          </table:table-cell>
          <table:table-cell table:style-name="Tableau151.B2" office:value-type="string">
            <text:p text:style-name="P55">408</text:p>
          </table:table-cell>
          <table:table-cell table:style-name="Tableau151.B2" office:value-type="string">
            <text:p text:style-name="P55">37.1</text:p>
          </table:table-cell>
          <table:table-cell table:style-name="Tableau151.B2" office:value-type="string">
            <text:p text:style-name="P55">57</text:p>
          </table:table-cell>
          <table:table-cell table:style-name="Tableau151.B2" office:value-type="string">
            <text:p text:style-name="P55">61.3</text:p>
          </table:table-cell>
          <table:table-cell table:style-name="Tableau151.B2" office:value-type="string">
            <text:p text:style-name="P55">465</text:p>
          </table:table-cell>
          <table:table-cell table:style-name="Tableau151.G3" office:value-type="string">
            <text:p text:style-name="P55">39.0</text:p>
          </table:table-cell>
        </table:table-row>
        <table:table-row table:style-name="Tableau151.1">
          <table:table-cell table:style-name="Tableau151.A6" office:value-type="string">
            <text:p text:style-name="P60">Total</text:p>
          </table:table-cell>
          <table:table-cell table:style-name="Tableau151.B6" office:value-type="string">
            <text:p text:style-name="P63">1100</text:p>
          </table:table-cell>
          <table:table-cell table:style-name="Tableau151.B6" office:value-type="string">
            <text:p text:style-name="P63">100.0</text:p>
          </table:table-cell>
          <table:table-cell table:style-name="Tableau151.B6" office:value-type="string">
            <text:p text:style-name="P63">93</text:p>
          </table:table-cell>
          <table:table-cell table:style-name="Tableau151.B6" office:value-type="string">
            <text:p text:style-name="P63">100.0</text:p>
          </table:table-cell>
          <table:table-cell table:style-name="Tableau151.B6" office:value-type="string">
            <text:p text:style-name="P63">1193</text:p>
          </table:table-cell>
          <table:table-cell table:style-name="Tableau151.G6" office:value-type="string">
            <text:p text:style-name="P63">100.0</text:p>
          </table:table-cell>
        </table:table-row>
      </table:table>
      <text:p text:style-name="P56"><text:bookmark text:name="IDX94"/><text:span text:style-name="T55">Khi² : </text:span><text:span text:style-name="T62">21.113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P85"><text:bookmark-start text:name="__RefHeading___Toc494880630"/>Table <text:sequence text:ref-name="refTable147" text:name="Table" text:formula="ooow:Table+1" style:num-format="1">148</text:sequence><text:s/>: Type de coussin d’aide au positionnement en fonction de la présence d’une escarre grave (n=465)<text:bookmark-end text:name="__RefHeading___Toc494880630"/></text:p>
      <table:table table:name="Tableau152" table:style-name="Tableau152">
        <table:table-column table:style-name="Tableau152.A"/>
        <table:table-column table:style-name="Tableau152.B"/>
        <table:table-column table:style-name="Tableau152.C"/>
        <table:table-column table:style-name="Tableau152.D"/>
        <table:table-column table:style-name="Tableau152.E"/>
        <table:table-column table:style-name="Tableau152.F"/>
        <table:table-header-rows>
          <table:table-row table:style-name="Tableau152.1">
            <table:table-cell table:style-name="Tableau152.A1" table:number-rows-spanned="3" office:value-type="string">
              <text:p text:style-name="P53"/>
            </table:table-cell>
            <table:table-cell table:style-name="Tableau152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52.F1" table:number-rows-spanned="3" office:value-type="string">
              <text:p text:style-name="P52">Khi² ou Fisher</text:p>
            </table:table-cell>
          </table:table-row>
          <table:table-row table:style-name="Tableau152.1">
            <table:covered-table-cell/>
            <table:table-cell table:style-name="Tableau152.B1" table:number-columns-spanned="2" office:value-type="string">
              <text:p text:style-name="P52">Pas d'escarre grave</text:p>
            </table:table-cell>
            <table:covered-table-cell/>
            <table:table-cell table:style-name="Tableau152.B1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</table:table-row>
          <table:table-row table:style-name="Tableau152.1">
            <table:covered-table-cell/>
            <table:table-cell table:style-name="Tableau152.B1" office:value-type="string">
              <text:p text:style-name="P52">N</text:p>
            </table:table-cell>
            <table:table-cell table:style-name="Tableau152.B1" office:value-type="string">
              <text:p text:style-name="P52">%</text:p>
            </table:table-cell>
            <table:table-cell table:style-name="Tableau152.B1" office:value-type="string">
              <text:p text:style-name="P52">N</text:p>
            </table:table-cell>
            <table:table-cell table:style-name="Tableau152.B1" office:value-type="string">
              <text:p text:style-name="P52">%</text:p>
            </table:table-cell>
            <table:covered-table-cell/>
          </table:table-row>
        </table:table-header-rows>
        <table:table-row table:style-name="Tableau152.1">
          <table:table-cell table:style-name="Tableau152.A1" office:value-type="string">
            <text:p text:style-name="P12">Coussin en «s» à billes</text:p>
          </table:table-cell>
          <table:table-cell table:style-name="Tableau152.B1" office:value-type="string">
            <text:p text:style-name="P54">78</text:p>
          </table:table-cell>
          <table:table-cell table:style-name="Tableau152.B1" office:value-type="string">
            <text:p text:style-name="P54">19.1</text:p>
          </table:table-cell>
          <table:table-cell table:style-name="Tableau152.B1" office:value-type="string">
            <text:p text:style-name="P54">6</text:p>
          </table:table-cell>
          <table:table-cell table:style-name="Tableau152.B1" office:value-type="string">
            <text:p text:style-name="P54">10.5</text:p>
          </table:table-cell>
          <table:table-cell table:style-name="Tableau152.F1" office:value-type="string">
            <text:p text:style-name="P55">0.1143 (NS))</text:p>
          </table:table-cell>
        </table:table-row>
        <table:table-row table:style-name="Tableau152.1">
          <table:table-cell table:style-name="Tableau152.A1" office:value-type="string">
            <text:p text:style-name="P12">Coussin à billes </text:p>
          </table:table-cell>
          <table:table-cell table:style-name="Tableau152.B1" office:value-type="string">
            <text:p text:style-name="P54">118</text:p>
          </table:table-cell>
          <table:table-cell table:style-name="Tableau152.B1" office:value-type="string">
            <text:p text:style-name="P54">28.9</text:p>
          </table:table-cell>
          <table:table-cell table:style-name="Tableau152.B1" office:value-type="string">
            <text:p text:style-name="P54">20</text:p>
          </table:table-cell>
          <table:table-cell table:style-name="Tableau152.B1" office:value-type="string">
            <text:p text:style-name="P54">35.1</text:p>
          </table:table-cell>
          <table:table-cell table:style-name="Tableau152.F1" office:value-type="string">
            <text:p text:style-name="P55">0.3398 (NS)</text:p>
          </table:table-cell>
        </table:table-row>
        <table:table-row table:style-name="Tableau152.1">
          <table:table-cell table:style-name="Tableau152.A1" office:value-type="string">
            <text:p text:style-name="P12">Coussin gel </text:p>
          </table:table-cell>
          <table:table-cell table:style-name="Tableau152.B1" office:value-type="string">
            <text:p text:style-name="P54">42</text:p>
          </table:table-cell>
          <table:table-cell table:style-name="Tableau152.B1" office:value-type="string">
            <text:p text:style-name="P54">10.3</text:p>
          </table:table-cell>
          <table:table-cell table:style-name="Tableau152.B1" office:value-type="string">
            <text:p text:style-name="P54">10</text:p>
          </table:table-cell>
          <table:table-cell table:style-name="Tableau152.B1" office:value-type="string">
            <text:p text:style-name="P54">17.5</text:p>
          </table:table-cell>
          <table:table-cell table:style-name="Tableau152.F1" office:value-type="string">
            <text:p text:style-name="P55">0.1038 (NS)</text:p>
          </table:table-cell>
        </table:table-row>
        <table:table-row table:style-name="Tableau152.1">
          <table:table-cell table:style-name="Tableau152.A1" office:value-type="string">
            <text:p text:style-name="P12">Coussin mousse </text:p>
          </table:table-cell>
          <table:table-cell table:style-name="Tableau152.B1" office:value-type="string">
            <text:p text:style-name="P54">202</text:p>
          </table:table-cell>
          <table:table-cell table:style-name="Tableau152.B1" office:value-type="string">
            <text:p text:style-name="P54">49.5</text:p>
          </table:table-cell>
          <table:table-cell table:style-name="Tableau152.B1" office:value-type="string">
            <text:p text:style-name="P54">23</text:p>
          </table:table-cell>
          <table:table-cell table:style-name="Tableau152.B1" office:value-type="string">
            <text:p text:style-name="P54">40.4</text:p>
          </table:table-cell>
          <table:table-cell table:style-name="Tableau152.F1" office:value-type="string">
            <text:p text:style-name="P55">0.1949 (NS)</text:p>
          </table:table-cell>
        </table:table-row>
        <table:table-row table:style-name="Tableau152.1">
          <table:table-cell table:style-name="Tableau152.A1" office:value-type="string">
            <text:p text:style-name="P12">Bottes anti-équins </text:p>
          </table:table-cell>
          <table:table-cell table:style-name="Tableau152.B1" office:value-type="string">
            <text:p text:style-name="P54">159</text:p>
          </table:table-cell>
          <table:table-cell table:style-name="Tableau152.B1" office:value-type="string">
            <text:p text:style-name="P54">39.0</text:p>
          </table:table-cell>
          <table:table-cell table:style-name="Tableau152.B1" office:value-type="string">
            <text:p text:style-name="P54">26</text:p>
          </table:table-cell>
          <table:table-cell table:style-name="Tableau152.B1" office:value-type="string">
            <text:p text:style-name="P54">45.6</text:p>
          </table:table-cell>
          <table:table-cell table:style-name="Tableau152.F1" office:value-type="string">
            <text:p text:style-name="P55">0.3371 (NS)</text:p>
          </table:table-cell>
        </table:table-row>
        <table:table-row table:style-name="Tableau152.1">
          <table:table-cell table:style-name="Tableau152.A1" office:value-type="string">
            <text:p text:style-name="P12">Coussin à air </text:p>
          </table:table-cell>
          <table:table-cell table:style-name="Tableau152.B1" office:value-type="string">
            <text:p text:style-name="P54">5</text:p>
          </table:table-cell>
          <table:table-cell table:style-name="Tableau152.B1" office:value-type="string">
            <text:p text:style-name="P54">1.2</text:p>
          </table:table-cell>
          <table:table-cell table:style-name="Tableau152.B1" office:value-type="string">
            <text:p text:style-name="P54">0</text:p>
          </table:table-cell>
          <table:table-cell table:style-name="Tableau152.B1" office:value-type="string">
            <text:p text:style-name="P54">0</text:p>
          </table:table-cell>
          <table:table-cell table:style-name="Tableau152.F1" office:value-type="string">
            <text:p text:style-name="P55">1.0000 (NS)</text:p>
          </table:table-cell>
        </table:table-row>
      </table:table>
      <text:p text:style-name="P24"/>
      <text:p text:style-name="P69"/>
      <text:p text:style-name="P85"><text:bookmark text:name="IDX95"/><text:bookmark-start text:name="__RefHeading___Toc494880631"/>Table <text:sequence text:ref-name="refTable148" text:name="Table" text:formula="ooow:Table+1" style:num-format="1">149</text:sequence><text:s/>: Type de protection utilisé en fonction de la présence d’une escarre grave<text:bookmark-end text:name="__RefHeading___Toc494880631"/></text:p>
      <table:table table:name="Tableau153" table:style-name="Tableau153">
        <table:table-column table:style-name="Tableau153.A"/>
        <table:table-column table:style-name="Tableau153.B"/>
        <table:table-column table:style-name="Tableau153.C"/>
        <table:table-column table:style-name="Tableau153.D" table:number-columns-repeated="2"/>
        <table:table-column table:style-name="Tableau153.F"/>
        <table:table-column table:style-name="Tableau153.G"/>
        <table:table-header-rows>
          <table:table-row table:style-name="Tableau153.1">
            <table:table-cell table:style-name="Tableau153.A1" table:number-rows-spanned="3" office:value-type="string">
              <text:p text:style-name="P53"><text:bookmark text:name="IDX109"/></text:p>
            </table:table-cell>
            <table:table-cell table:style-name="Tableau153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53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53.1">
            <table:covered-table-cell/>
            <table:table-cell table:style-name="Tableau153.B2" table:number-columns-spanned="2" office:value-type="string">
              <text:p text:style-name="P52">Pas d'escarre grave</text:p>
            </table:table-cell>
            <table:covered-table-cell/>
            <table:table-cell table:style-name="Tableau153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53.1">
            <table:covered-table-cell/>
            <table:table-cell table:style-name="Tableau153.B2" office:value-type="string">
              <text:p text:style-name="P52">N</text:p>
            </table:table-cell>
            <table:table-cell table:style-name="Tableau153.B2" office:value-type="string">
              <text:p text:style-name="P52">%</text:p>
            </table:table-cell>
            <table:table-cell table:style-name="Tableau153.B2" office:value-type="string">
              <text:p text:style-name="P52">N</text:p>
            </table:table-cell>
            <table:table-cell table:style-name="Tableau153.B2" office:value-type="string">
              <text:p text:style-name="P52">%</text:p>
            </table:table-cell>
            <table:table-cell table:style-name="Tableau153.B2" office:value-type="string">
              <text:p text:style-name="P52">N</text:p>
            </table:table-cell>
            <table:table-cell table:style-name="Tableau153.G3" office:value-type="string">
              <text:p text:style-name="P52">%</text:p>
            </table:table-cell>
          </table:table-row>
        </table:table-header-rows>
        <table:table-row table:style-name="Tableau153.1">
          <table:table-cell table:style-name="Tableau153.A4" office:value-type="string">
            <text:p text:style-name="P58"><text:span text:style-name="T55">Protections hygiéniques</text:span></text:p>
          </table:table-cell>
          <table:table-cell table:style-name="Tableau153.B2" office:value-type="string">
            <text:p text:style-name="P63">285</text:p>
          </table:table-cell>
          <table:table-cell table:style-name="Tableau153.B2" office:value-type="string">
            <text:p text:style-name="P63">57.0</text:p>
          </table:table-cell>
          <table:table-cell table:style-name="Tableau153.B2" office:value-type="string">
            <text:p text:style-name="P63">19</text:p>
          </table:table-cell>
          <table:table-cell table:style-name="Tableau153.B2" office:value-type="string">
            <text:p text:style-name="P63">47.5</text:p>
          </table:table-cell>
          <table:table-cell table:style-name="Tableau153.B2" office:value-type="string">
            <text:p text:style-name="P63">304</text:p>
          </table:table-cell>
          <table:table-cell table:style-name="Tableau153.G3" office:value-type="string">
            <text:p text:style-name="P63">56.3</text:p>
          </table:table-cell>
        </table:table-row>
        <table:table-row table:style-name="Tableau153.1">
          <table:table-cell table:style-name="Tableau153.A4" office:value-type="string">
            <text:p text:style-name="P52">Couches</text:p>
          </table:table-cell>
          <table:table-cell table:style-name="Tableau153.B2" office:value-type="string">
            <text:p text:style-name="P55">215</text:p>
          </table:table-cell>
          <table:table-cell table:style-name="Tableau153.B2" office:value-type="string">
            <text:p text:style-name="P55">43.0</text:p>
          </table:table-cell>
          <table:table-cell table:style-name="Tableau153.B2" office:value-type="string">
            <text:p text:style-name="P55">21</text:p>
          </table:table-cell>
          <table:table-cell table:style-name="Tableau153.B2" office:value-type="string">
            <text:p text:style-name="P55">52.5</text:p>
          </table:table-cell>
          <table:table-cell table:style-name="Tableau153.B2" office:value-type="string">
            <text:p text:style-name="P55">236</text:p>
          </table:table-cell>
          <table:table-cell table:style-name="Tableau153.G3" office:value-type="string">
            <text:p text:style-name="P55">43.7</text:p>
          </table:table-cell>
        </table:table-row>
        <table:table-row table:style-name="Tableau153.1">
          <table:table-cell table:style-name="Tableau153.A6" office:value-type="string">
            <text:p text:style-name="P60">Total</text:p>
          </table:table-cell>
          <table:table-cell table:style-name="Tableau153.B6" office:value-type="string">
            <text:p text:style-name="P63">500</text:p>
          </table:table-cell>
          <table:table-cell table:style-name="Tableau153.B6" office:value-type="string">
            <text:p text:style-name="P63">100.0</text:p>
          </table:table-cell>
          <table:table-cell table:style-name="Tableau153.B6" office:value-type="string">
            <text:p text:style-name="P63">40</text:p>
          </table:table-cell>
          <table:table-cell table:style-name="Tableau153.B6" office:value-type="string">
            <text:p text:style-name="P63">100.0</text:p>
          </table:table-cell>
          <table:table-cell table:style-name="Tableau153.B6" office:value-type="string">
            <text:p text:style-name="P63">540</text:p>
          </table:table-cell>
          <table:table-cell table:style-name="Tableau153.G6" office:value-type="string">
            <text:p text:style-name="P63">100.0</text:p>
          </table:table-cell>
        </table:table-row>
      </table:table>
      <text:p text:style-name="P56"><text:bookmark text:name="IDX110"/><text:span text:style-name="T55">Khi² : </text:span><text:span text:style-name="T62">1.3586</text:span><text:span text:style-name="T55">-p-value : </text:span><text:span text:style-name="T62">0.2438</text:span><text:span text:style-name="T55">-Signification : </text:span><text:span text:style-name="T62">NS</text:span></text:p>
      <text:p text:style-name="P24"/>
      <text:p text:style-name="P85"><text:bookmark-start text:name="__RefHeading___Toc494880632"/>Table <text:sequence text:ref-name="refTable149" text:name="Table" text:formula="ooow:Table+1" style:num-format="1">150</text:sequence><text:s/>: Utilisation des changements de position en fonction de la présence d’une escarre grave<text:bookmark-end text:name="__RefHeading___Toc494880632"/></text:p>
      <table:table table:name="Tableau154" table:style-name="Tableau154">
        <table:table-column table:style-name="Tableau154.A"/>
        <table:table-column table:style-name="Tableau154.B"/>
        <table:table-column table:style-name="Tableau154.C"/>
        <table:table-column table:style-name="Tableau154.D"/>
        <table:table-column table:style-name="Tableau154.E"/>
        <table:table-column table:style-name="Tableau154.F"/>
        <table:table-column table:style-name="Tableau154.G"/>
        <table:table-header-rows>
          <table:table-row table:style-name="Tableau154.1">
            <table:table-cell table:style-name="Tableau154.A1" table:number-rows-spanned="3" office:value-type="string">
              <text:p text:style-name="P53"><text:bookmark text:name="IDX111"/></text:p>
            </table:table-cell>
            <table:table-cell table:style-name="Tableau154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54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54.1">
            <table:covered-table-cell/>
            <table:table-cell table:style-name="Tableau154.B2" table:number-columns-spanned="2" office:value-type="string">
              <text:p text:style-name="P52">Pas d'escarre grave</text:p>
            </table:table-cell>
            <table:covered-table-cell/>
            <table:table-cell table:style-name="Tableau154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54.1">
            <table:covered-table-cell/>
            <table:table-cell table:style-name="Tableau154.B2" office:value-type="string">
              <text:p text:style-name="P52">N</text:p>
            </table:table-cell>
            <table:table-cell table:style-name="Tableau154.B2" office:value-type="string">
              <text:p text:style-name="P52">%</text:p>
            </table:table-cell>
            <table:table-cell table:style-name="Tableau154.B2" office:value-type="string">
              <text:p text:style-name="P52">N</text:p>
            </table:table-cell>
            <table:table-cell table:style-name="Tableau154.B2" office:value-type="string">
              <text:p text:style-name="P52">%</text:p>
            </table:table-cell>
            <table:table-cell table:style-name="Tableau154.B2" office:value-type="string">
              <text:p text:style-name="P52">N</text:p>
            </table:table-cell>
            <table:table-cell table:style-name="Tableau154.G3" office:value-type="string">
              <text:p text:style-name="P52">%</text:p>
            </table:table-cell>
          </table:table-row>
        </table:table-header-rows>
        <table:table-row table:style-name="Tableau154.1">
          <table:table-cell table:style-name="Tableau154.A4" office:value-type="string">
            <text:p text:style-name="P60">Non</text:p>
          </table:table-cell>
          <table:table-cell table:style-name="Tableau154.B2" office:value-type="string">
            <text:p text:style-name="P63">455</text:p>
          </table:table-cell>
          <table:table-cell table:style-name="Tableau154.B2" office:value-type="string">
            <text:p text:style-name="P63">41.5</text:p>
          </table:table-cell>
          <table:table-cell table:style-name="Tableau154.B2" office:value-type="string">
            <text:p text:style-name="P63">35</text:p>
          </table:table-cell>
          <table:table-cell table:style-name="Tableau154.B2" office:value-type="string">
            <text:p text:style-name="P63">37.6</text:p>
          </table:table-cell>
          <table:table-cell table:style-name="Tableau154.B2" office:value-type="string">
            <text:p text:style-name="P63">490</text:p>
          </table:table-cell>
          <table:table-cell table:style-name="Tableau154.G3" office:value-type="string">
            <text:p text:style-name="P63">41.2</text:p>
          </table:table-cell>
        </table:table-row>
        <table:table-row table:style-name="Tableau154.1">
          <table:table-cell table:style-name="Tableau154.A4" office:value-type="string">
            <text:p text:style-name="P52">Oui</text:p>
          </table:table-cell>
          <table:table-cell table:style-name="Tableau154.B2" office:value-type="string">
            <text:p text:style-name="P55">641</text:p>
          </table:table-cell>
          <table:table-cell table:style-name="Tableau154.B2" office:value-type="string">
            <text:p text:style-name="P55">58.5</text:p>
          </table:table-cell>
          <table:table-cell table:style-name="Tableau154.B2" office:value-type="string">
            <text:p text:style-name="P55">58</text:p>
          </table:table-cell>
          <table:table-cell table:style-name="Tableau154.B2" office:value-type="string">
            <text:p text:style-name="P55">62.4</text:p>
          </table:table-cell>
          <table:table-cell table:style-name="Tableau154.B2" office:value-type="string">
            <text:p text:style-name="P55">699</text:p>
          </table:table-cell>
          <table:table-cell table:style-name="Tableau154.G3" office:value-type="string">
            <text:p text:style-name="P55">58.8</text:p>
          </table:table-cell>
        </table:table-row>
        <table:table-row table:style-name="Tableau154.1">
          <table:table-cell table:style-name="Tableau154.A6" office:value-type="string">
            <text:p text:style-name="P60">Total</text:p>
          </table:table-cell>
          <table:table-cell table:style-name="Tableau154.B6" office:value-type="string">
            <text:p text:style-name="P63">1096</text:p>
          </table:table-cell>
          <table:table-cell table:style-name="Tableau154.B6" office:value-type="string">
            <text:p text:style-name="P63">100.0</text:p>
          </table:table-cell>
          <table:table-cell table:style-name="Tableau154.B6" office:value-type="string">
            <text:p text:style-name="P63">93</text:p>
          </table:table-cell>
          <table:table-cell table:style-name="Tableau154.B6" office:value-type="string">
            <text:p text:style-name="P63">100.0</text:p>
          </table:table-cell>
          <table:table-cell table:style-name="Tableau154.B6" office:value-type="string">
            <text:p text:style-name="P63">1189</text:p>
          </table:table-cell>
          <table:table-cell table:style-name="Tableau154.G6" office:value-type="string">
            <text:p text:style-name="P63">100.0</text:p>
          </table:table-cell>
        </table:table-row>
      </table:table>
      <text:p text:style-name="P56"><text:bookmark text:name="IDX112"/><text:span text:style-name="T55">Khi² : </text:span><text:span text:style-name="T62">0.5327</text:span><text:span text:style-name="T55">-p-value : </text:span><text:span text:style-name="T62">0.4655</text:span><text:span text:style-name="T55">-Signification : </text:span><text:span text:style-name="T62">NS</text:span></text:p>
      <text:p text:style-name="P24"/>
      <text:p text:style-name="P85"><text:bookmark-start text:name="__RefHeading___Toc494880633"/>Table <text:sequence text:ref-name="refTable150" text:name="Table" text:formula="ooow:Table+1" style:num-format="1">151</text:sequence><text:s/>: Nombre de changements de position en 24h en fonction de la présence d’une escarre grave (n=699)<text:bookmark-end text:name="__RefHeading___Toc494880633"/></text:p>
      <table:table table:name="Tableau155" table:style-name="Tableau155">
        <table:table-column table:style-name="Tableau155.A"/>
        <table:table-column table:style-name="Tableau155.B"/>
        <table:table-column table:style-name="Tableau155.C"/>
        <table:table-column table:style-name="Tableau155.D"/>
        <table:table-column table:style-name="Tableau155.E"/>
        <table:table-column table:style-name="Tableau155.F"/>
        <table:table-column table:style-name="Tableau155.G"/>
        <table:table-column table:style-name="Tableau155.H"/>
        <table:table-header-rows>
          <table:table-row table:style-name="Tableau155.1">
            <table:table-cell table:style-name="Tableau155.A1" table:number-rows-spanned="2" office:value-type="string">
              <text:p text:style-name="P53"><text:bookmark text:name="IDX113"/></text:p>
            </table:table-cell>
            <table:table-cell table:style-name="Tableau155.B1" table:number-columns-spanned="7" office:value-type="string">
              <text:p text:style-name="P49"><text:span text:style-name="T55">Nombre de changements de position en 24h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55.1">
            <table:covered-table-cell/>
            <table:table-cell table:style-name="Tableau155.B2" office:value-type="string">
              <text:p text:style-name="P52">N</text:p>
            </table:table-cell>
            <table:table-cell table:style-name="Tableau155.B2" office:value-type="string">
              <text:p text:style-name="P52">DM</text:p>
            </table:table-cell>
            <table:table-cell table:style-name="Tableau155.B2" office:value-type="string">
              <text:p text:style-name="P52">Moyenne</text:p>
            </table:table-cell>
            <table:table-cell table:style-name="Tableau155.B2" office:value-type="string">
              <text:p text:style-name="P52">Écart type</text:p>
            </table:table-cell>
            <table:table-cell table:style-name="Tableau155.B2" office:value-type="string">
              <text:p text:style-name="P52">Médiane</text:p>
            </table:table-cell>
            <table:table-cell table:style-name="Tableau155.B2" office:value-type="string">
              <text:p text:style-name="P52">Minimum</text:p>
            </table:table-cell>
            <table:table-cell table:style-name="Tableau155.H2" office:value-type="string">
              <text:p text:style-name="P52">Maximum</text:p>
            </table:table-cell>
          </table:table-row>
        </table:table-header-rows>
        <table:table-row table:style-name="Tableau155.1">
          <table:table-cell table:style-name="Tableau155.A3" office:value-type="string">
            <text:p text:style-name="P60">Pas d'escarre grave</text:p>
          </table:table-cell>
          <table:table-cell table:style-name="Tableau155.B2" office:value-type="string">
            <text:p text:style-name="P63">620</text:p>
          </table:table-cell>
          <table:table-cell table:style-name="Tableau155.B2" office:value-type="string">
            <text:p text:style-name="P63">21</text:p>
          </table:table-cell>
          <table:table-cell table:style-name="Tableau155.B2" office:value-type="string">
            <text:p text:style-name="P63">4.6</text:p>
          </table:table-cell>
          <table:table-cell table:style-name="Tableau155.B2" office:value-type="string">
            <text:p text:style-name="P63">2.0</text:p>
          </table:table-cell>
          <table:table-cell table:style-name="Tableau155.B2" office:value-type="string">
            <text:p text:style-name="P63">4.0</text:p>
          </table:table-cell>
          <table:table-cell table:style-name="Tableau155.B2" office:value-type="string">
            <text:p text:style-name="P63">1.0</text:p>
          </table:table-cell>
          <table:table-cell table:style-name="Tableau155.H2" office:value-type="string">
            <text:p text:style-name="P63">15.0</text:p>
          </table:table-cell>
        </table:table-row>
        <table:table-row table:style-name="Tableau155.1">
          <table:table-cell table:style-name="Tableau155.A3" office:value-type="string">
            <text:p text:style-name="P49"><text:span text:style-name="T55">Au moins une escarre grave (ulcération ou nécrose)</text:span></text:p>
          </table:table-cell>
          <table:table-cell table:style-name="Tableau155.B2" office:value-type="string">
            <text:p text:style-name="P55">53</text:p>
          </table:table-cell>
          <table:table-cell table:style-name="Tableau155.B2" office:value-type="string">
            <text:p text:style-name="P55">5</text:p>
          </table:table-cell>
          <table:table-cell table:style-name="Tableau155.B2" office:value-type="string">
            <text:p text:style-name="P55">4.6</text:p>
          </table:table-cell>
          <table:table-cell table:style-name="Tableau155.B2" office:value-type="string">
            <text:p text:style-name="P55">1.5</text:p>
          </table:table-cell>
          <table:table-cell table:style-name="Tableau155.B2" office:value-type="string">
            <text:p text:style-name="P55">4.0</text:p>
          </table:table-cell>
          <table:table-cell table:style-name="Tableau155.B2" office:value-type="string">
            <text:p text:style-name="P55">1.0</text:p>
          </table:table-cell>
          <table:table-cell table:style-name="Tableau155.H2" office:value-type="string">
            <text:p text:style-name="P55">8.0</text:p>
          </table:table-cell>
        </table:table-row>
        <table:table-row table:style-name="Tableau155.1">
          <table:table-cell table:style-name="Tableau155.A5" office:value-type="string">
            <text:p text:style-name="P60">Total</text:p>
          </table:table-cell>
          <table:table-cell table:style-name="Tableau155.B5" office:value-type="string">
            <text:p text:style-name="P63">673</text:p>
          </table:table-cell>
          <table:table-cell table:style-name="Tableau155.B5" office:value-type="string">
            <text:p text:style-name="P63">26</text:p>
          </table:table-cell>
          <table:table-cell table:style-name="Tableau155.B5" office:value-type="string">
            <text:p text:style-name="P63">4.6</text:p>
          </table:table-cell>
          <table:table-cell table:style-name="Tableau155.B5" office:value-type="string">
            <text:p text:style-name="P63">2.0</text:p>
          </table:table-cell>
          <table:table-cell table:style-name="Tableau155.B5" office:value-type="string">
            <text:p text:style-name="P63">4.0</text:p>
          </table:table-cell>
          <table:table-cell table:style-name="Tableau155.B5" office:value-type="string">
            <text:p text:style-name="P63">1.0</text:p>
          </table:table-cell>
          <table:table-cell table:style-name="Tableau155.H5" office:value-type="string">
            <text:p text:style-name="P63">15.0</text:p>
          </table:table-cell>
        </table:table-row>
      </table:table>
      <text:p text:style-name="P56"><text:span text:style-name="T55">Anova : </text:span><text:span text:style-name="T62">0.0447 </text:span><text:span text:style-name="T55">p-value : </text:span><text:span text:style-name="T62">0.8326 </text:span><text:span text:style-name="T55">Signification : </text:span><text:span text:style-name="T62">NS</text:span></text:p>
      <text:p text:style-name="P24"/>
      <text:p text:style-name="P85"><text:bookmark-start text:name="__RefHeading___Toc494880634"/>Table <text:sequence text:ref-name="refTable151" text:name="Table" text:formula="ooow:Table+1" style:num-format="1">152</text:sequence><text:s/>: Positions utilisées dans la journée en fonction de la présence d’une escarre grave<text:bookmark-end text:name="__RefHeading___Toc494880634"/></text:p>
      <table:table table:name="Tableau156" table:style-name="Tableau156">
        <table:table-column table:style-name="Tableau156.A"/>
        <table:table-column table:style-name="Tableau156.B"/>
        <table:table-column table:style-name="Tableau156.C"/>
        <table:table-column table:style-name="Tableau156.D"/>
        <table:table-column table:style-name="Tableau156.E"/>
        <table:table-column table:style-name="Tableau156.F"/>
        <table:table-header-rows>
          <table:table-row table:style-name="Tableau156.1">
            <table:table-cell table:style-name="Tableau156.A1" table:number-rows-spanned="3" office:value-type="string">
              <text:p text:style-name="P53"/>
            </table:table-cell>
            <table:table-cell table:style-name="Tableau156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56.F1" table:number-rows-spanned="3" office:value-type="string">
              <text:p text:style-name="P52">Khi² ou Fisher</text:p>
            </table:table-cell>
          </table:table-row>
          <table:table-row table:style-name="Tableau156.1">
            <table:covered-table-cell/>
            <table:table-cell table:style-name="Tableau156.B1" table:number-columns-spanned="2" office:value-type="string">
              <text:p text:style-name="P52">Pas d'escarre grave</text:p>
            </table:table-cell>
            <table:covered-table-cell/>
            <table:table-cell table:style-name="Tableau156.B1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</table:table-row>
          <table:table-row table:style-name="Tableau156.1">
            <table:covered-table-cell/>
            <table:table-cell table:style-name="Tableau156.B1" office:value-type="string">
              <text:p text:style-name="P52">N</text:p>
            </table:table-cell>
            <table:table-cell table:style-name="Tableau156.B1" office:value-type="string">
              <text:p text:style-name="P52">%</text:p>
            </table:table-cell>
            <table:table-cell table:style-name="Tableau156.B1" office:value-type="string">
              <text:p text:style-name="P52">N</text:p>
            </table:table-cell>
            <table:table-cell table:style-name="Tableau156.B1" office:value-type="string">
              <text:p text:style-name="P52">%</text:p>
            </table:table-cell>
            <table:covered-table-cell/>
          </table:table-row>
        </table:table-header-rows>
        <table:table-row table:style-name="Tableau156.1">
          <table:table-cell table:style-name="Tableau156.A1" office:value-type="string">
            <text:p text:style-name="P60">Décubitus 3/4 latéral</text:p>
          </table:table-cell>
          <table:table-cell table:style-name="Tableau156.B1" office:value-type="string">
            <text:p text:style-name="P55">178</text:p>
          </table:table-cell>
          <table:table-cell table:style-name="Tableau156.B1" office:value-type="string">
            <text:p text:style-name="P55">15.7</text:p>
          </table:table-cell>
          <table:table-cell table:style-name="Tableau156.B1" office:value-type="string">
            <text:p text:style-name="P55">21</text:p>
          </table:table-cell>
          <table:table-cell table:style-name="Tableau156.B1" office:value-type="string">
            <text:p text:style-name="P55">22.1</text:p>
          </table:table-cell>
          <table:table-cell table:style-name="Tableau156.F1" office:value-type="string">
            <text:p text:style-name="P55">0.1042 (NS))</text:p>
          </table:table-cell>
        </table:table-row>
        <table:table-row table:style-name="Tableau156.1">
          <table:table-cell table:style-name="Tableau156.A1" office:value-type="string">
            <text:p text:style-name="P60">Position fauteuil</text:p>
          </table:table-cell>
          <table:table-cell table:style-name="Tableau156.B1" office:value-type="string">
            <text:p text:style-name="P55">339</text:p>
          </table:table-cell>
          <table:table-cell table:style-name="Tableau156.B1" office:value-type="string">
            <text:p text:style-name="P55">29.9</text:p>
          </table:table-cell>
          <table:table-cell table:style-name="Tableau156.B1" office:value-type="string">
            <text:p text:style-name="P55">32</text:p>
          </table:table-cell>
          <table:table-cell table:style-name="Tableau156.B1" office:value-type="string">
            <text:p text:style-name="P55">33.7</text:p>
          </table:table-cell>
          <table:table-cell table:style-name="Tableau156.F1" office:value-type="string">
            <text:p text:style-name="P55">0.4429 (NS)</text:p>
          </table:table-cell>
        </table:table-row>
        <table:table-row table:style-name="Tableau156.1">
          <table:table-cell table:style-name="Tableau156.A1" office:value-type="string">
            <text:p text:style-name="P60">Douche</text:p>
          </table:table-cell>
          <table:table-cell table:style-name="Tableau156.B1" office:value-type="string">
            <text:p text:style-name="P55">35</text:p>
          </table:table-cell>
          <table:table-cell table:style-name="Tableau156.B1" office:value-type="string">
            <text:p text:style-name="P55">3.1</text:p>
          </table:table-cell>
          <table:table-cell table:style-name="Tableau156.B1" office:value-type="string">
            <text:p text:style-name="P55">2</text:p>
          </table:table-cell>
          <table:table-cell table:style-name="Tableau156.B1" office:value-type="string">
            <text:p text:style-name="P55">2.1</text:p>
          </table:table-cell>
          <table:table-cell table:style-name="Tableau156.F1" office:value-type="string">
            <text:p text:style-name="P55">1.0000 (NS)</text:p>
          </table:table-cell>
        </table:table-row>
        <table:table-row table:style-name="Tableau156.1">
          <table:table-cell table:style-name="Tableau156.A1" office:value-type="string">
            <text:p text:style-name="P60">Décubitus ventral</text:p>
          </table:table-cell>
          <table:table-cell table:style-name="Tableau156.B1" office:value-type="string">
            <text:p text:style-name="P55">9</text:p>
          </table:table-cell>
          <table:table-cell table:style-name="Tableau156.B1" office:value-type="string">
            <text:p text:style-name="P55">0.8</text:p>
          </table:table-cell>
          <table:table-cell table:style-name="Tableau156.B1" office:value-type="string">
            <text:p text:style-name="P55">1</text:p>
          </table:table-cell>
          <table:table-cell table:style-name="Tableau156.B1" office:value-type="string">
            <text:p text:style-name="P55">1.1</text:p>
          </table:table-cell>
          <table:table-cell table:style-name="Tableau156.F1" office:value-type="string">
            <text:p text:style-name="P55">0.5544 (NS)</text:p>
          </table:table-cell>
        </table:table-row>
        <table:table-row table:style-name="Tableau156.1">
          <table:table-cell table:style-name="Tableau156.A1" office:value-type="string">
            <text:p text:style-name="P60">Fauteuil</text:p>
          </table:table-cell>
          <table:table-cell table:style-name="Tableau156.B1" office:value-type="string">
            <text:p text:style-name="P55">427</text:p>
          </table:table-cell>
          <table:table-cell table:style-name="Tableau156.B1" office:value-type="string">
            <text:p text:style-name="P55">37.7</text:p>
          </table:table-cell>
          <table:table-cell table:style-name="Tableau156.B1" office:value-type="string">
            <text:p text:style-name="P55">30</text:p>
          </table:table-cell>
          <table:table-cell table:style-name="Tableau156.B1" office:value-type="string">
            <text:p text:style-name="P55">31.6</text:p>
          </table:table-cell>
          <table:table-cell table:style-name="Tableau156.F1" office:value-type="string">
            <text:p text:style-name="P55">0.2368 (NS)</text:p>
          </table:table-cell>
        </table:table-row>
        <table:table-row table:style-name="Tableau156.1">
          <table:table-cell table:style-name="Tableau156.A1" office:value-type="string">
            <text:p text:style-name="P52">Module de rotation sur matelas</text:p>
          </table:table-cell>
          <table:table-cell table:style-name="Tableau156.B1" office:value-type="string">
            <text:p text:style-name="P55">13</text:p>
          </table:table-cell>
          <table:table-cell table:style-name="Tableau156.B1" office:value-type="string">
            <text:p text:style-name="P55">1.1</text:p>
          </table:table-cell>
          <table:table-cell table:style-name="Tableau156.B1" office:value-type="string">
            <text:p text:style-name="P55">0</text:p>
          </table:table-cell>
          <table:table-cell table:style-name="Tableau156.B1" office:value-type="string">
            <text:p text:style-name="P55">0.0</text:p>
          </table:table-cell>
          <table:table-cell table:style-name="Tableau156.F1" office:value-type="string">
            <text:p text:style-name="P55">0.6253 (NS)</text:p>
          </table:table-cell>
        </table:table-row>
        <table:table-row table:style-name="Tableau156.1">
          <table:table-cell table:style-name="Tableau156.A1" office:value-type="string">
            <text:p text:style-name="P60">Décubitus dorsal</text:p>
          </table:table-cell>
          <table:table-cell table:style-name="Tableau156.B1" office:value-type="string">
            <text:p text:style-name="P55">857</text:p>
          </table:table-cell>
          <table:table-cell table:style-name="Tableau156.B1" office:value-type="string">
            <text:p text:style-name="P55">75.6</text:p>
          </table:table-cell>
          <table:table-cell table:style-name="Tableau156.B1" office:value-type="string">
            <text:p text:style-name="P55">73</text:p>
          </table:table-cell>
          <table:table-cell table:style-name="Tableau156.B1" office:value-type="string">
            <text:p text:style-name="P55">76.8</text:p>
          </table:table-cell>
          <table:table-cell table:style-name="Tableau156.F1" office:value-type="string">
            <text:p text:style-name="P55">0.7929 (NS)</text:p>
          </table:table-cell>
        </table:table-row>
      </table:table>
      <text:p text:style-name="P24"/>
      <text:p text:style-name="P85"><text:bookmark-start text:name="__RefHeading___Toc494880635"/>Table <text:sequence text:ref-name="refTable152" text:name="Table" text:formula="ooow:Table+1" style:num-format="1">153</text:sequence><text:s/>: Protections sur les points d’appui en fonction de la présence d’une escarre grave<text:bookmark-end text:name="__RefHeading___Toc494880635"/></text:p>
      <table:table table:name="Tableau157" table:style-name="Tableau157">
        <table:table-column table:style-name="Tableau157.A"/>
        <table:table-column table:style-name="Tableau157.B"/>
        <table:table-column table:style-name="Tableau157.C"/>
        <table:table-column table:style-name="Tableau157.D"/>
        <table:table-column table:style-name="Tableau157.E"/>
        <table:table-column table:style-name="Tableau157.F"/>
        <table:table-column table:style-name="Tableau157.G"/>
        <table:table-header-rows>
          <text:soft-page-break/>
          <table:table-row table:style-name="Tableau157.1">
            <table:table-cell table:style-name="Tableau157.A1" table:number-rows-spanned="3" office:value-type="string">
              <text:p text:style-name="P53"><text:bookmark text:name="IDX133"/></text:p>
            </table:table-cell>
            <table:table-cell table:style-name="Tableau157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57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57.1">
            <table:covered-table-cell/>
            <table:table-cell table:style-name="Tableau157.B2" table:number-columns-spanned="2" office:value-type="string">
              <text:p text:style-name="P52">Pas d'escarre grave</text:p>
            </table:table-cell>
            <table:covered-table-cell/>
            <table:table-cell table:style-name="Tableau157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57.1">
            <table:covered-table-cell/>
            <table:table-cell table:style-name="Tableau157.B2" office:value-type="string">
              <text:p text:style-name="P52">N</text:p>
            </table:table-cell>
            <table:table-cell table:style-name="Tableau157.B2" office:value-type="string">
              <text:p text:style-name="P52">%</text:p>
            </table:table-cell>
            <table:table-cell table:style-name="Tableau157.B2" office:value-type="string">
              <text:p text:style-name="P52">N</text:p>
            </table:table-cell>
            <table:table-cell table:style-name="Tableau157.B2" office:value-type="string">
              <text:p text:style-name="P52">%</text:p>
            </table:table-cell>
            <table:table-cell table:style-name="Tableau157.B2" office:value-type="string">
              <text:p text:style-name="P52">N</text:p>
            </table:table-cell>
            <table:table-cell table:style-name="Tableau157.G3" office:value-type="string">
              <text:p text:style-name="P52">%</text:p>
            </table:table-cell>
          </table:table-row>
        </table:table-header-rows>
        <table:table-row table:style-name="Tableau157.1">
          <table:table-cell table:style-name="Tableau157.A4" office:value-type="string">
            <text:p text:style-name="P60">Non</text:p>
          </table:table-cell>
          <table:table-cell table:style-name="Tableau157.B2" office:value-type="string">
            <text:p text:style-name="P63">1026</text:p>
          </table:table-cell>
          <table:table-cell table:style-name="Tableau157.B2" office:value-type="string">
            <text:p text:style-name="P63">95.5</text:p>
          </table:table-cell>
          <table:table-cell table:style-name="Tableau157.B2" office:value-type="string">
            <text:p text:style-name="P63">65</text:p>
          </table:table-cell>
          <table:table-cell table:style-name="Tableau157.B2" office:value-type="string">
            <text:p text:style-name="P63">72.2</text:p>
          </table:table-cell>
          <table:table-cell table:style-name="Tableau157.B2" office:value-type="string">
            <text:p text:style-name="P63">1091</text:p>
          </table:table-cell>
          <table:table-cell table:style-name="Tableau157.G3" office:value-type="string">
            <text:p text:style-name="P63">93.7</text:p>
          </table:table-cell>
        </table:table-row>
        <table:table-row table:style-name="Tableau157.1">
          <table:table-cell table:style-name="Tableau157.A4" office:value-type="string">
            <text:p text:style-name="P52">Oui</text:p>
          </table:table-cell>
          <table:table-cell table:style-name="Tableau157.B2" office:value-type="string">
            <text:p text:style-name="P55">48</text:p>
          </table:table-cell>
          <table:table-cell table:style-name="Tableau157.B2" office:value-type="string">
            <text:p text:style-name="P55">4.5</text:p>
          </table:table-cell>
          <table:table-cell table:style-name="Tableau157.B2" office:value-type="string">
            <text:p text:style-name="P55">25</text:p>
          </table:table-cell>
          <table:table-cell table:style-name="Tableau157.B2" office:value-type="string">
            <text:p text:style-name="P55">27.8</text:p>
          </table:table-cell>
          <table:table-cell table:style-name="Tableau157.B2" office:value-type="string">
            <text:p text:style-name="P55">73</text:p>
          </table:table-cell>
          <table:table-cell table:style-name="Tableau157.G3" office:value-type="string">
            <text:p text:style-name="P55">6.3</text:p>
          </table:table-cell>
        </table:table-row>
        <table:table-row table:style-name="Tableau157.1">
          <table:table-cell table:style-name="Tableau157.A6" office:value-type="string">
            <text:p text:style-name="P60">Total</text:p>
          </table:table-cell>
          <table:table-cell table:style-name="Tableau157.B6" office:value-type="string">
            <text:p text:style-name="P63">1074</text:p>
          </table:table-cell>
          <table:table-cell table:style-name="Tableau157.B6" office:value-type="string">
            <text:p text:style-name="P63">100.0</text:p>
          </table:table-cell>
          <table:table-cell table:style-name="Tableau157.B6" office:value-type="string">
            <text:p text:style-name="P63">90</text:p>
          </table:table-cell>
          <table:table-cell table:style-name="Tableau157.B6" office:value-type="string">
            <text:p text:style-name="P63">100.0</text:p>
          </table:table-cell>
          <table:table-cell table:style-name="Tableau157.B6" office:value-type="string">
            <text:p text:style-name="P63">1164</text:p>
          </table:table-cell>
          <table:table-cell table:style-name="Tableau157.G6" office:value-type="string">
            <text:p text:style-name="P63">100.0</text:p>
          </table:table-cell>
        </table:table-row>
      </table:table>
      <text:p text:style-name="P56"><text:bookmark text:name="IDX134"/><text:span text:style-name="T55">Khi² : </text:span><text:span text:style-name="T62">76.750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P85"><text:bookmark-start text:name="__RefHeading___Toc494880636"/>Table <text:sequence text:ref-name="refTable153" text:name="Table" text:formula="ooow:Table+1" style:num-format="1">154</text:sequence><text:s/>: Classification du risque d’escarre en fonction de la présence d’une escarre grave<text:bookmark-end text:name="__RefHeading___Toc494880636"/></text:p>
      <table:table table:name="Tableau158" table:style-name="Tableau158">
        <table:table-column table:style-name="Tableau158.A"/>
        <table:table-column table:style-name="Tableau158.B"/>
        <table:table-column table:style-name="Tableau158.C"/>
        <table:table-column table:style-name="Tableau158.D" table:number-columns-repeated="2"/>
        <table:table-column table:style-name="Tableau158.F"/>
        <table:table-column table:style-name="Tableau158.G"/>
        <table:table-header-rows>
          <table:table-row table:style-name="Tableau158.1">
            <table:table-cell table:style-name="Tableau158.A1" table:number-rows-spanned="3" office:value-type="string">
              <text:p text:style-name="P53"><text:bookmark text:name="IDX137"/></text:p>
            </table:table-cell>
            <table:table-cell table:style-name="Tableau158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58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58.1">
            <table:covered-table-cell/>
            <table:table-cell table:style-name="Tableau158.B2" table:number-columns-spanned="2" office:value-type="string">
              <text:p text:style-name="P52">Pas d'escarre grave</text:p>
            </table:table-cell>
            <table:covered-table-cell/>
            <table:table-cell table:style-name="Tableau158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58.1">
            <table:covered-table-cell/>
            <table:table-cell table:style-name="Tableau158.B2" office:value-type="string">
              <text:p text:style-name="P52">N</text:p>
            </table:table-cell>
            <table:table-cell table:style-name="Tableau158.B2" office:value-type="string">
              <text:p text:style-name="P52">%</text:p>
            </table:table-cell>
            <table:table-cell table:style-name="Tableau158.B2" office:value-type="string">
              <text:p text:style-name="P52">N</text:p>
            </table:table-cell>
            <table:table-cell table:style-name="Tableau158.B2" office:value-type="string">
              <text:p text:style-name="P52">%</text:p>
            </table:table-cell>
            <table:table-cell table:style-name="Tableau158.B2" office:value-type="string">
              <text:p text:style-name="P52">N</text:p>
            </table:table-cell>
            <table:table-cell table:style-name="Tableau158.G3" office:value-type="string">
              <text:p text:style-name="P52">%</text:p>
            </table:table-cell>
          </table:table-row>
        </table:table-header-rows>
        <table:table-row table:style-name="Tableau158.1">
          <table:table-cell table:style-name="Tableau158.A4" office:value-type="string">
            <text:p text:style-name="P60">Pas de risque</text:p>
          </table:table-cell>
          <table:table-cell table:style-name="Tableau158.B2" office:value-type="string">
            <text:p text:style-name="P63">98</text:p>
          </table:table-cell>
          <table:table-cell table:style-name="Tableau158.B2" office:value-type="string">
            <text:p text:style-name="P63">8.6</text:p>
          </table:table-cell>
          <table:table-cell table:style-name="Tableau158.B2" office:value-type="string">
            <text:p text:style-name="P63">0</text:p>
          </table:table-cell>
          <table:table-cell table:style-name="Tableau158.B2" office:value-type="string">
            <text:p text:style-name="P63">0</text:p>
          </table:table-cell>
          <table:table-cell table:style-name="Tableau158.B2" office:value-type="string">
            <text:p text:style-name="P63">98</text:p>
          </table:table-cell>
          <table:table-cell table:style-name="Tableau158.G3" office:value-type="string">
            <text:p text:style-name="P63">8.0</text:p>
          </table:table-cell>
        </table:table-row>
        <table:table-row table:style-name="Tableau158.1">
          <table:table-cell table:style-name="Tableau158.A4" office:value-type="string">
            <text:p text:style-name="P60">Risque faible</text:p>
          </table:table-cell>
          <table:table-cell table:style-name="Tableau158.B2" office:value-type="string">
            <text:p text:style-name="P63">300</text:p>
          </table:table-cell>
          <table:table-cell table:style-name="Tableau158.B2" office:value-type="string">
            <text:p text:style-name="P63">26.5</text:p>
          </table:table-cell>
          <table:table-cell table:style-name="Tableau158.B2" office:value-type="string">
            <text:p text:style-name="P63">5</text:p>
          </table:table-cell>
          <table:table-cell table:style-name="Tableau158.B2" office:value-type="string">
            <text:p text:style-name="P63">5.3</text:p>
          </table:table-cell>
          <table:table-cell table:style-name="Tableau158.B2" office:value-type="string">
            <text:p text:style-name="P63">305</text:p>
          </table:table-cell>
          <table:table-cell table:style-name="Tableau158.G3" office:value-type="string">
            <text:p text:style-name="P63">24.8</text:p>
          </table:table-cell>
        </table:table-row>
        <table:table-row table:style-name="Tableau158.1">
          <table:table-cell table:style-name="Tableau158.A4" office:value-type="string">
            <text:p text:style-name="P60">Risque moyen</text:p>
          </table:table-cell>
          <table:table-cell table:style-name="Tableau158.B2" office:value-type="string">
            <text:p text:style-name="P63">362</text:p>
          </table:table-cell>
          <table:table-cell table:style-name="Tableau158.B2" office:value-type="string">
            <text:p text:style-name="P63">32.0</text:p>
          </table:table-cell>
          <table:table-cell table:style-name="Tableau158.B2" office:value-type="string">
            <text:p text:style-name="P63">17</text:p>
          </table:table-cell>
          <table:table-cell table:style-name="Tableau158.B2" office:value-type="string">
            <text:p text:style-name="P63">17.9</text:p>
          </table:table-cell>
          <table:table-cell table:style-name="Tableau158.B2" office:value-type="string">
            <text:p text:style-name="P63">379</text:p>
          </table:table-cell>
          <table:table-cell table:style-name="Tableau158.G3" office:value-type="string">
            <text:p text:style-name="P63">30.9</text:p>
          </table:table-cell>
        </table:table-row>
        <table:table-row table:style-name="Tableau158.1">
          <table:table-cell table:style-name="Tableau158.A4" office:value-type="string">
            <text:p text:style-name="P52">Risque majeur/élevé</text:p>
          </table:table-cell>
          <table:table-cell table:style-name="Tableau158.B2" office:value-type="string">
            <text:p text:style-name="P55">373</text:p>
          </table:table-cell>
          <table:table-cell table:style-name="Tableau158.B2" office:value-type="string">
            <text:p text:style-name="P55">32.9</text:p>
          </table:table-cell>
          <table:table-cell table:style-name="Tableau158.B2" office:value-type="string">
            <text:p text:style-name="P55">73</text:p>
          </table:table-cell>
          <table:table-cell table:style-name="Tableau158.B2" office:value-type="string">
            <text:p text:style-name="P55">76.8</text:p>
          </table:table-cell>
          <table:table-cell table:style-name="Tableau158.B2" office:value-type="string">
            <text:p text:style-name="P55">446</text:p>
          </table:table-cell>
          <table:table-cell table:style-name="Tableau158.G3" office:value-type="string">
            <text:p text:style-name="P55">36.3</text:p>
          </table:table-cell>
        </table:table-row>
        <table:table-row table:style-name="Tableau158.1">
          <table:table-cell table:style-name="Tableau158.A8" office:value-type="string">
            <text:p text:style-name="P60">Total</text:p>
          </table:table-cell>
          <table:table-cell table:style-name="Tableau158.B8" office:value-type="string">
            <text:p text:style-name="P63">1133</text:p>
          </table:table-cell>
          <table:table-cell table:style-name="Tableau158.B8" office:value-type="string">
            <text:p text:style-name="P63">100.0</text:p>
          </table:table-cell>
          <table:table-cell table:style-name="Tableau158.B8" office:value-type="string">
            <text:p text:style-name="P63">95</text:p>
          </table:table-cell>
          <table:table-cell table:style-name="Tableau158.B8" office:value-type="string">
            <text:p text:style-name="P63">100.0</text:p>
          </table:table-cell>
          <table:table-cell table:style-name="Tableau158.B8" office:value-type="string">
            <text:p text:style-name="P63">1228</text:p>
          </table:table-cell>
          <table:table-cell table:style-name="Tableau158.G8" office:value-type="string">
            <text:p text:style-name="P63">100.0</text:p>
          </table:table-cell>
        </table:table-row>
      </table:table>
      <text:p text:style-name="P56"><text:bookmark text:name="IDX138"/><text:span text:style-name="T55">Khi² : </text:span><text:span text:style-name="T62">76.265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P85"><text:bookmark-start text:name="__RefHeading___Toc494880637"/>Table <text:sequence text:ref-name="refTable154" text:name="Table" text:formula="ooow:Table+1" style:num-format="1">155</text:sequence><text:s/>: Nombre d’escarres à l’admission en fonction de la présence d’une escarre grave<text:bookmark-end text:name="__RefHeading___Toc494880637"/></text:p>
      <table:table table:name="Tableau159" table:style-name="Tableau159">
        <table:table-column table:style-name="Tableau159.A"/>
        <table:table-column table:style-name="Tableau159.B"/>
        <table:table-column table:style-name="Tableau159.C"/>
        <table:table-column table:style-name="Tableau159.D"/>
        <table:table-column table:style-name="Tableau159.E"/>
        <table:table-column table:style-name="Tableau159.F"/>
        <table:table-column table:style-name="Tableau159.G"/>
        <table:table-column table:style-name="Tableau159.H"/>
        <table:table-header-rows>
          <table:table-row table:style-name="Tableau159.1">
            <table:table-cell table:style-name="Tableau159.A1" table:number-rows-spanned="2" office:value-type="string">
              <text:p text:style-name="P53"><text:bookmark text:name="IDX141"/></text:p>
            </table:table-cell>
            <table:table-cell table:style-name="Tableau159.B1" table:number-columns-spanned="7" office:value-type="string">
              <text:p text:style-name="P49"><text:span text:style-name="T55">Présence d'une escarre à l’admiss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59.1">
            <table:covered-table-cell/>
            <table:table-cell table:style-name="Tableau159.B2" office:value-type="string">
              <text:p text:style-name="P52">N</text:p>
            </table:table-cell>
            <table:table-cell table:style-name="Tableau159.B2" office:value-type="string">
              <text:p text:style-name="P52">DM</text:p>
            </table:table-cell>
            <table:table-cell table:style-name="Tableau159.B2" office:value-type="string">
              <text:p text:style-name="P52">Moyenne</text:p>
            </table:table-cell>
            <table:table-cell table:style-name="Tableau159.B2" office:value-type="string">
              <text:p text:style-name="P52">Écart type</text:p>
            </table:table-cell>
            <table:table-cell table:style-name="Tableau159.B2" office:value-type="string">
              <text:p text:style-name="P52">Médiane</text:p>
            </table:table-cell>
            <table:table-cell table:style-name="Tableau159.B2" office:value-type="string">
              <text:p text:style-name="P52">Minimum</text:p>
            </table:table-cell>
            <table:table-cell table:style-name="Tableau159.H2" office:value-type="string">
              <text:p text:style-name="P52">Maximum</text:p>
            </table:table-cell>
          </table:table-row>
        </table:table-header-rows>
        <table:table-row table:style-name="Tableau159.1">
          <table:table-cell table:style-name="Tableau159.A3" office:value-type="string">
            <text:p text:style-name="P60">Pas d'escarre grave</text:p>
          </table:table-cell>
          <table:table-cell table:style-name="Tableau159.B2" office:value-type="string">
            <text:p text:style-name="P63">1133</text:p>
          </table:table-cell>
          <table:table-cell table:style-name="Tableau159.B2" office:value-type="string">
            <text:p text:style-name="P63">0</text:p>
          </table:table-cell>
          <table:table-cell table:style-name="Tableau159.B2" office:value-type="string">
            <text:p text:style-name="P63">0.1</text:p>
          </table:table-cell>
          <table:table-cell table:style-name="Tableau159.B2" office:value-type="string">
            <text:p text:style-name="P63">0.4</text:p>
          </table:table-cell>
          <table:table-cell table:style-name="Tableau159.B2" office:value-type="string">
            <text:p text:style-name="P63">0.0</text:p>
          </table:table-cell>
          <table:table-cell table:style-name="Tableau159.B2" office:value-type="string">
            <text:p text:style-name="P63">0.0</text:p>
          </table:table-cell>
          <table:table-cell table:style-name="Tableau159.H2" office:value-type="string">
            <text:p text:style-name="P63">8.0</text:p>
          </table:table-cell>
        </table:table-row>
        <table:table-row table:style-name="Tableau159.1">
          <table:table-cell table:style-name="Tableau159.A3" office:value-type="string">
            <text:p text:style-name="P49"><text:span text:style-name="T55">Au moins une escarre grave (ulcération ou nécrose)</text:span></text:p>
          </table:table-cell>
          <table:table-cell table:style-name="Tableau159.B2" office:value-type="string">
            <text:p text:style-name="P55">95</text:p>
          </table:table-cell>
          <table:table-cell table:style-name="Tableau159.B2" office:value-type="string">
            <text:p text:style-name="P55">0</text:p>
          </table:table-cell>
          <table:table-cell table:style-name="Tableau159.B2" office:value-type="string">
            <text:p text:style-name="P55">0.9</text:p>
          </table:table-cell>
          <table:table-cell table:style-name="Tableau159.B2" office:value-type="string">
            <text:p text:style-name="P55">1.3</text:p>
          </table:table-cell>
          <table:table-cell table:style-name="Tableau159.B2" office:value-type="string">
            <text:p text:style-name="P55">0.0</text:p>
          </table:table-cell>
          <table:table-cell table:style-name="Tableau159.B2" office:value-type="string">
            <text:p text:style-name="P55">0.0</text:p>
          </table:table-cell>
          <table:table-cell table:style-name="Tableau159.H2" office:value-type="string">
            <text:p text:style-name="P55">5.0</text:p>
          </table:table-cell>
        </table:table-row>
        <table:table-row table:style-name="Tableau159.1">
          <table:table-cell table:style-name="Tableau159.A5" office:value-type="string">
            <text:p text:style-name="P60">Total</text:p>
          </table:table-cell>
          <table:table-cell table:style-name="Tableau159.B5" office:value-type="string">
            <text:p text:style-name="P63">1228</text:p>
          </table:table-cell>
          <table:table-cell table:style-name="Tableau159.B5" office:value-type="string">
            <text:p text:style-name="P63">0</text:p>
          </table:table-cell>
          <table:table-cell table:style-name="Tableau159.B5" office:value-type="string">
            <text:p text:style-name="P63">0.1</text:p>
          </table:table-cell>
          <table:table-cell table:style-name="Tableau159.B5" office:value-type="string">
            <text:p text:style-name="P63">0.6</text:p>
          </table:table-cell>
          <table:table-cell table:style-name="Tableau159.B5" office:value-type="string">
            <text:p text:style-name="P63">0.0</text:p>
          </table:table-cell>
          <table:table-cell table:style-name="Tableau159.B5" office:value-type="string">
            <text:p text:style-name="P63">0.0</text:p>
          </table:table-cell>
          <table:table-cell table:style-name="Tableau159.H5" office:value-type="string">
            <text:p text:style-name="P63">8.0</text:p>
          </table:table-cell>
        </table:table-row>
      </table:table>
      <text:p text:style-name="P56"><text:bookmark text:name="IDX142"/><text:span text:style-name="T55">Anova : </text:span><text:span text:style-name="T62">216.40 </text:span><text:span text:style-name="T55">p-value : </text:span><text:span text:style-name="T62">0.0000 </text:span><text:span text:style-name="T55">Signification : </text:span><text:span text:style-name="T62">&lt;0.0001</text:span></text:p>
      <text:p text:style-name="P24"/>
      <text:p text:style-name="P85"><text:bookmark-start text:name="__RefHeading___Toc494880638"/>Table <text:sequence text:ref-name="refTable155" text:name="Table" text:formula="ooow:Table+1" style:num-format="1">156</text:sequence><text:s/>: Survenue d'une escarre dans l'établissement en fonction de la présence d’une escarre grave<text:bookmark-end text:name="__RefHeading___Toc494880638"/></text:p>
      <table:table table:name="Tableau160" table:style-name="Tableau160">
        <table:table-column table:style-name="Tableau160.A"/>
        <table:table-column table:style-name="Tableau160.B"/>
        <table:table-column table:style-name="Tableau160.C"/>
        <table:table-column table:style-name="Tableau160.D"/>
        <table:table-column table:style-name="Tableau160.E"/>
        <table:table-column table:style-name="Tableau160.F"/>
        <table:table-column table:style-name="Tableau160.G"/>
        <table:table-header-rows>
          <table:table-row table:style-name="Tableau160.1">
            <table:table-cell table:style-name="Tableau160.A1" table:number-rows-spanned="3" office:value-type="string">
              <text:p text:style-name="P53"><text:bookmark text:name="IDX143"/></text:p>
            </table:table-cell>
            <table:table-cell table:style-name="Tableau160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60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60.1">
            <table:covered-table-cell/>
            <table:table-cell table:style-name="Tableau160.B2" table:number-columns-spanned="2" office:value-type="string">
              <text:p text:style-name="P52">Pas d'escarre grave</text:p>
            </table:table-cell>
            <table:covered-table-cell/>
            <table:table-cell table:style-name="Tableau160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60.1">
            <table:covered-table-cell/>
            <table:table-cell table:style-name="Tableau160.B2" office:value-type="string">
              <text:p text:style-name="P52">N</text:p>
            </table:table-cell>
            <table:table-cell table:style-name="Tableau160.B2" office:value-type="string">
              <text:p text:style-name="P52">%</text:p>
            </table:table-cell>
            <table:table-cell table:style-name="Tableau160.B2" office:value-type="string">
              <text:p text:style-name="P52">N</text:p>
            </table:table-cell>
            <table:table-cell table:style-name="Tableau160.B2" office:value-type="string">
              <text:p text:style-name="P52">%</text:p>
            </table:table-cell>
            <table:table-cell table:style-name="Tableau160.B2" office:value-type="string">
              <text:p text:style-name="P52">N</text:p>
            </table:table-cell>
            <table:table-cell table:style-name="Tableau160.G3" office:value-type="string">
              <text:p text:style-name="P52">%</text:p>
            </table:table-cell>
          </table:table-row>
        </table:table-header-rows>
        <table:table-row table:style-name="Tableau160.1">
          <table:table-cell table:style-name="Tableau160.A4" office:value-type="string">
            <text:p text:style-name="P60">Non</text:p>
          </table:table-cell>
          <table:table-cell table:style-name="Tableau160.B2" office:value-type="string">
            <text:p text:style-name="P63">1040</text:p>
          </table:table-cell>
          <table:table-cell table:style-name="Tableau160.B2" office:value-type="string">
            <text:p text:style-name="P63">91.8</text:p>
          </table:table-cell>
          <table:table-cell table:style-name="Tableau160.B2" office:value-type="string">
            <text:p text:style-name="P63">35</text:p>
          </table:table-cell>
          <table:table-cell table:style-name="Tableau160.B2" office:value-type="string">
            <text:p text:style-name="P63">36.8</text:p>
          </table:table-cell>
          <table:table-cell table:style-name="Tableau160.B2" office:value-type="string">
            <text:p text:style-name="P63">1075</text:p>
          </table:table-cell>
          <table:table-cell table:style-name="Tableau160.G3" office:value-type="string">
            <text:p text:style-name="P63">87.5</text:p>
          </table:table-cell>
        </table:table-row>
        <table:table-row table:style-name="Tableau160.1">
          <table:table-cell table:style-name="Tableau160.A4" office:value-type="string">
            <text:p text:style-name="P52">Oui</text:p>
          </table:table-cell>
          <table:table-cell table:style-name="Tableau160.B2" office:value-type="string">
            <text:p text:style-name="P55">93</text:p>
          </table:table-cell>
          <table:table-cell table:style-name="Tableau160.B2" office:value-type="string">
            <text:p text:style-name="P55">8.2</text:p>
          </table:table-cell>
          <table:table-cell table:style-name="Tableau160.B2" office:value-type="string">
            <text:p text:style-name="P55">60</text:p>
          </table:table-cell>
          <table:table-cell table:style-name="Tableau160.B2" office:value-type="string">
            <text:p text:style-name="P55">63.2</text:p>
          </table:table-cell>
          <table:table-cell table:style-name="Tableau160.B2" office:value-type="string">
            <text:p text:style-name="P55">153</text:p>
          </table:table-cell>
          <table:table-cell table:style-name="Tableau160.G3" office:value-type="string">
            <text:p text:style-name="P55">12.5</text:p>
          </table:table-cell>
        </table:table-row>
        <table:table-row table:style-name="Tableau160.1">
          <table:table-cell table:style-name="Tableau160.A6" office:value-type="string">
            <text:p text:style-name="P60">Total</text:p>
          </table:table-cell>
          <table:table-cell table:style-name="Tableau160.B6" office:value-type="string">
            <text:p text:style-name="P63">1133</text:p>
          </table:table-cell>
          <table:table-cell table:style-name="Tableau160.B6" office:value-type="string">
            <text:p text:style-name="P63">100.0</text:p>
          </table:table-cell>
          <table:table-cell table:style-name="Tableau160.B6" office:value-type="string">
            <text:p text:style-name="P63">95</text:p>
          </table:table-cell>
          <table:table-cell table:style-name="Tableau160.B6" office:value-type="string">
            <text:p text:style-name="P63">100.0</text:p>
          </table:table-cell>
          <table:table-cell table:style-name="Tableau160.B6" office:value-type="string">
            <text:p text:style-name="P63">1228</text:p>
          </table:table-cell>
          <table:table-cell table:style-name="Tableau160.G6" office:value-type="string">
            <text:p text:style-name="P63">100.0</text:p>
          </table:table-cell>
        </table:table-row>
      </table:table>
      <text:p text:style-name="P56"><text:bookmark text:name="IDX144"/><text:span text:style-name="T55">Khi² : </text:span><text:span text:style-name="T62">242.65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P24"/>
      <text:p text:style-name="P24"/>
      <text:p text:style-name="P85"><text:bookmark-start text:name="__RefHeading___Toc494880639"/>Table <text:sequence text:ref-name="refTable156" text:name="Table" text:formula="ooow:Table+1" style:num-format="1">157</text:sequence><text:s/>: Nombre d’escarres survenues dans l'établissement pour les patients ayant eu une escarre en fonction de la présence d’une escarre grave<text:bookmark-end text:name="__RefHeading___Toc494880639"/></text:p>
      <table:table table:name="Tableau161" table:style-name="Tableau161">
        <table:table-column table:style-name="Tableau161.A"/>
        <table:table-column table:style-name="Tableau161.B"/>
        <table:table-column table:style-name="Tableau161.C"/>
        <table:table-column table:style-name="Tableau161.D"/>
        <table:table-column table:style-name="Tableau161.E"/>
        <table:table-column table:style-name="Tableau161.F"/>
        <table:table-column table:style-name="Tableau161.G"/>
        <table:table-column table:style-name="Tableau161.H"/>
        <table:table-header-rows>
          <text:soft-page-break/>
          <table:table-row table:style-name="Tableau161.1">
            <table:table-cell table:style-name="Tableau161.A1" table:number-rows-spanned="2" office:value-type="string">
              <text:p text:style-name="P53"><text:bookmark text:name="IDX147"/></text:p>
            </table:table-cell>
            <table:table-cell table:style-name="Tableau161.B1" table:number-columns-spanned="7" office:value-type="string">
              <text:p text:style-name="P58"><text:span text:style-name="T55">Nombre d’escarres survenues l'établissement pour les patients ayant eu une escarr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61.1">
            <table:covered-table-cell/>
            <table:table-cell table:style-name="Tableau161.B2" office:value-type="string">
              <text:p text:style-name="P52">N</text:p>
            </table:table-cell>
            <table:table-cell table:style-name="Tableau161.B2" office:value-type="string">
              <text:p text:style-name="P52">DM</text:p>
            </table:table-cell>
            <table:table-cell table:style-name="Tableau161.B2" office:value-type="string">
              <text:p text:style-name="P52">Moyenne</text:p>
            </table:table-cell>
            <table:table-cell table:style-name="Tableau161.B2" office:value-type="string">
              <text:p text:style-name="P52">Écart type</text:p>
            </table:table-cell>
            <table:table-cell table:style-name="Tableau161.B2" office:value-type="string">
              <text:p text:style-name="P52">Médiane</text:p>
            </table:table-cell>
            <table:table-cell table:style-name="Tableau161.B2" office:value-type="string">
              <text:p text:style-name="P52">Minimum</text:p>
            </table:table-cell>
            <table:table-cell table:style-name="Tableau161.H2" office:value-type="string">
              <text:p text:style-name="P52">Maximum</text:p>
            </table:table-cell>
          </table:table-row>
        </table:table-header-rows>
        <table:table-row table:style-name="Tableau161.1">
          <table:table-cell table:style-name="Tableau161.A3" office:value-type="string">
            <text:p text:style-name="P60">Pas d'escarre grave</text:p>
          </table:table-cell>
          <table:table-cell table:style-name="Tableau161.B2" office:value-type="string">
            <text:p text:style-name="P63">93</text:p>
          </table:table-cell>
          <table:table-cell table:style-name="Tableau161.B2" office:value-type="string">
            <text:p text:style-name="P63">0</text:p>
          </table:table-cell>
          <table:table-cell table:style-name="Tableau161.B2" office:value-type="string">
            <text:p text:style-name="P63">1.6</text:p>
          </table:table-cell>
          <table:table-cell table:style-name="Tableau161.B2" office:value-type="string">
            <text:p text:style-name="P63">0.9</text:p>
          </table:table-cell>
          <table:table-cell table:style-name="Tableau161.B2" office:value-type="string">
            <text:p text:style-name="P63">1.0</text:p>
          </table:table-cell>
          <table:table-cell table:style-name="Tableau161.B2" office:value-type="string">
            <text:p text:style-name="P63">1.0</text:p>
          </table:table-cell>
          <table:table-cell table:style-name="Tableau161.H2" office:value-type="string">
            <text:p text:style-name="P63">5.0</text:p>
          </table:table-cell>
        </table:table-row>
        <table:table-row table:style-name="Tableau161.1">
          <table:table-cell table:style-name="Tableau161.A3" office:value-type="string">
            <text:p text:style-name="P49"><text:span text:style-name="T55">Au moins une escarre grave (ulcération ou nécrose)</text:span></text:p>
          </table:table-cell>
          <table:table-cell table:style-name="Tableau161.B2" office:value-type="string">
            <text:p text:style-name="P55">60</text:p>
          </table:table-cell>
          <table:table-cell table:style-name="Tableau161.B2" office:value-type="string">
            <text:p text:style-name="P55">0</text:p>
          </table:table-cell>
          <table:table-cell table:style-name="Tableau161.B2" office:value-type="string">
            <text:p text:style-name="P55">1.9</text:p>
          </table:table-cell>
          <table:table-cell table:style-name="Tableau161.B2" office:value-type="string">
            <text:p text:style-name="P55">1.1</text:p>
          </table:table-cell>
          <table:table-cell table:style-name="Tableau161.B2" office:value-type="string">
            <text:p text:style-name="P55">2.0</text:p>
          </table:table-cell>
          <table:table-cell table:style-name="Tableau161.B2" office:value-type="string">
            <text:p text:style-name="P55">1.0</text:p>
          </table:table-cell>
          <table:table-cell table:style-name="Tableau161.H2" office:value-type="string">
            <text:p text:style-name="P55">5.0</text:p>
          </table:table-cell>
        </table:table-row>
        <table:table-row table:style-name="Tableau161.1">
          <table:table-cell table:style-name="Tableau161.A5" office:value-type="string">
            <text:p text:style-name="P60">Total</text:p>
          </table:table-cell>
          <table:table-cell table:style-name="Tableau161.B5" office:value-type="string">
            <text:p text:style-name="P63">153</text:p>
          </table:table-cell>
          <table:table-cell table:style-name="Tableau161.B5" office:value-type="string">
            <text:p text:style-name="P63">0</text:p>
          </table:table-cell>
          <table:table-cell table:style-name="Tableau161.B5" office:value-type="string">
            <text:p text:style-name="P63">1.7</text:p>
          </table:table-cell>
          <table:table-cell table:style-name="Tableau161.B5" office:value-type="string">
            <text:p text:style-name="P63">1.0</text:p>
          </table:table-cell>
          <table:table-cell table:style-name="Tableau161.B5" office:value-type="string">
            <text:p text:style-name="P63">1.0</text:p>
          </table:table-cell>
          <table:table-cell table:style-name="Tableau161.B5" office:value-type="string">
            <text:p text:style-name="P63">1.0</text:p>
          </table:table-cell>
          <table:table-cell table:style-name="Tableau161.H5" office:value-type="string">
            <text:p text:style-name="P63">5.0</text:p>
          </table:table-cell>
        </table:table-row>
      </table:table>
      <text:p text:style-name="P56"><text:bookmark text:name="IDX148"/><text:span text:style-name="T55">Anova : </text:span><text:span text:style-name="T62">4.0445 </text:span><text:span text:style-name="T55">p-value : </text:span><text:span text:style-name="T62">0.0461 </text:span><text:span text:style-name="T55">Signification : </text:span><text:span text:style-name="T62">&lt;0.05</text:span></text:p>
      <text:p text:style-name="P24"/>
      <text:p text:style-name="P85"><text:bookmark-start text:name="__RefHeading___Toc494880640"/>Table <text:sequence text:ref-name="refTable157" text:name="Table" text:formula="ooow:Table+1" style:num-format="1">158</text:sequence><text:s/>: Présence d'une escarre le jour de l’étude en fonction de la présence d’une escarre grave<text:bookmark-end text:name="__RefHeading___Toc494880640"/></text:p>
      <table:table table:name="Tableau162" table:style-name="Tableau162">
        <table:table-column table:style-name="Tableau162.A"/>
        <table:table-column table:style-name="Tableau162.B"/>
        <table:table-column table:style-name="Tableau162.C"/>
        <table:table-column table:style-name="Tableau162.D"/>
        <table:table-column table:style-name="Tableau162.E"/>
        <table:table-column table:style-name="Tableau162.F"/>
        <table:table-column table:style-name="Tableau162.G"/>
        <table:table-header-rows>
          <table:table-row table:style-name="Tableau162.1">
            <table:table-cell table:style-name="Tableau162.A1" table:number-rows-spanned="3" office:value-type="string">
              <text:p text:style-name="P53"><text:bookmark text:name="IDX149"/></text:p>
            </table:table-cell>
            <table:table-cell table:style-name="Tableau162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62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62.1">
            <table:covered-table-cell/>
            <table:table-cell table:style-name="Tableau162.B2" table:number-columns-spanned="2" office:value-type="string">
              <text:p text:style-name="P52">Pas d'escarre grave</text:p>
            </table:table-cell>
            <table:covered-table-cell/>
            <table:table-cell table:style-name="Tableau162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62.1">
            <table:covered-table-cell/>
            <table:table-cell table:style-name="Tableau162.B2" office:value-type="string">
              <text:p text:style-name="P52">N</text:p>
            </table:table-cell>
            <table:table-cell table:style-name="Tableau162.B2" office:value-type="string">
              <text:p text:style-name="P52">%</text:p>
            </table:table-cell>
            <table:table-cell table:style-name="Tableau162.B2" office:value-type="string">
              <text:p text:style-name="P52">N</text:p>
            </table:table-cell>
            <table:table-cell table:style-name="Tableau162.B2" office:value-type="string">
              <text:p text:style-name="P52">%</text:p>
            </table:table-cell>
            <table:table-cell table:style-name="Tableau162.B2" office:value-type="string">
              <text:p text:style-name="P52">N</text:p>
            </table:table-cell>
            <table:table-cell table:style-name="Tableau162.G3" office:value-type="string">
              <text:p text:style-name="P52">%</text:p>
            </table:table-cell>
          </table:table-row>
        </table:table-header-rows>
        <table:table-row table:style-name="Tableau162.1">
          <table:table-cell table:style-name="Tableau162.A4" office:value-type="string">
            <text:p text:style-name="P60">Non</text:p>
          </table:table-cell>
          <table:table-cell table:style-name="Tableau162.B2" office:value-type="string">
            <text:p text:style-name="P63">996</text:p>
          </table:table-cell>
          <table:table-cell table:style-name="Tableau162.B2" office:value-type="string">
            <text:p text:style-name="P63">87.9</text:p>
          </table:table-cell>
          <table:table-cell table:style-name="Tableau162.B2" office:value-type="string">
            <text:p text:style-name="P63">2</text:p>
          </table:table-cell>
          <table:table-cell table:style-name="Tableau162.B2" office:value-type="string">
            <text:p text:style-name="P63">2.1</text:p>
          </table:table-cell>
          <table:table-cell table:style-name="Tableau162.B2" office:value-type="string">
            <text:p text:style-name="P63">998</text:p>
          </table:table-cell>
          <table:table-cell table:style-name="Tableau162.G3" office:value-type="string">
            <text:p text:style-name="P63">81.3</text:p>
          </table:table-cell>
        </table:table-row>
        <table:table-row table:style-name="Tableau162.1">
          <table:table-cell table:style-name="Tableau162.A4" office:value-type="string">
            <text:p text:style-name="P52">Oui</text:p>
          </table:table-cell>
          <table:table-cell table:style-name="Tableau162.B2" office:value-type="string">
            <text:p text:style-name="P55">137</text:p>
          </table:table-cell>
          <table:table-cell table:style-name="Tableau162.B2" office:value-type="string">
            <text:p text:style-name="P55">12.1</text:p>
          </table:table-cell>
          <table:table-cell table:style-name="Tableau162.B2" office:value-type="string">
            <text:p text:style-name="P55">93</text:p>
          </table:table-cell>
          <table:table-cell table:style-name="Tableau162.B2" office:value-type="string">
            <text:p text:style-name="P55">97.9</text:p>
          </table:table-cell>
          <table:table-cell table:style-name="Tableau162.B2" office:value-type="string">
            <text:p text:style-name="P55">230</text:p>
          </table:table-cell>
          <table:table-cell table:style-name="Tableau162.G3" office:value-type="string">
            <text:p text:style-name="P55">18.7</text:p>
          </table:table-cell>
        </table:table-row>
        <table:table-row table:style-name="Tableau162.1">
          <table:table-cell table:style-name="Tableau162.A6" office:value-type="string">
            <text:p text:style-name="P60">Total</text:p>
          </table:table-cell>
          <table:table-cell table:style-name="Tableau162.B6" office:value-type="string">
            <text:p text:style-name="P63">1133</text:p>
          </table:table-cell>
          <table:table-cell table:style-name="Tableau162.B6" office:value-type="string">
            <text:p text:style-name="P63">100.0</text:p>
          </table:table-cell>
          <table:table-cell table:style-name="Tableau162.B6" office:value-type="string">
            <text:p text:style-name="P63">95</text:p>
          </table:table-cell>
          <table:table-cell table:style-name="Tableau162.B6" office:value-type="string">
            <text:p text:style-name="P63">100.0</text:p>
          </table:table-cell>
          <table:table-cell table:style-name="Tableau162.B6" office:value-type="string">
            <text:p text:style-name="P63">1228</text:p>
          </table:table-cell>
          <table:table-cell table:style-name="Tableau162.G6" office:value-type="string">
            <text:p text:style-name="P63">100.0</text:p>
          </table:table-cell>
        </table:table-row>
      </table:table>
      <text:p text:style-name="P56"><text:bookmark text:name="IDX150"/><text:span text:style-name="T55">Khi² : </text:span><text:span text:style-name="T62">423.93</text:span><text:span text:style-name="T55">-p-value : </text:span><text:span text:style-name="T62">0.0000</text:span><text:span text:style-name="T55">-Signification : </text:span><text:span text:style-name="T62">&lt;0.0001</text:span></text:p>
      <text:p text:style-name="P24"/>
      <text:p text:style-name="P85"><text:bookmark-start text:name="__RefHeading___Toc494880641"/>Table <text:sequence text:ref-name="refTable158" text:name="Table" text:formula="ooow:Table+1" style:num-format="1">159</text:sequence><text:s/>: Nombre d’escarres présentes le jour de l'étude pour les patients ayant eu une escarre en fonction de la présence d’une escarre grave (n=230)<text:bookmark-end text:name="__RefHeading___Toc494880641"/></text:p>
      <table:table table:name="Tableau163" table:style-name="Tableau163">
        <table:table-column table:style-name="Tableau163.A"/>
        <table:table-column table:style-name="Tableau163.B"/>
        <table:table-column table:style-name="Tableau163.C"/>
        <table:table-column table:style-name="Tableau163.D"/>
        <table:table-column table:style-name="Tableau163.E"/>
        <table:table-column table:style-name="Tableau163.F"/>
        <table:table-column table:style-name="Tableau163.G"/>
        <table:table-column table:style-name="Tableau163.H"/>
        <table:table-header-rows>
          <table:table-row table:style-name="Tableau163.1">
            <table:table-cell table:style-name="Tableau163.A1" table:number-rows-spanned="2" office:value-type="string">
              <text:p text:style-name="P53"><text:bookmark text:name="IDX152"/><text:bookmark text:name="IDX153"/></text:p>
            </table:table-cell>
            <table:table-cell table:style-name="Tableau163.B1" table:number-columns-spanned="7" office:value-type="string">
              <text:p text:style-name="P49"><text:span text:style-name="T55">Nombre d’escarres présentes le jour de l'étude pour les patients ayant eu une escarr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63.1">
            <table:covered-table-cell/>
            <table:table-cell table:style-name="Tableau163.B2" office:value-type="string">
              <text:p text:style-name="P52">N</text:p>
            </table:table-cell>
            <table:table-cell table:style-name="Tableau163.B2" office:value-type="string">
              <text:p text:style-name="P52">DM</text:p>
            </table:table-cell>
            <table:table-cell table:style-name="Tableau163.B2" office:value-type="string">
              <text:p text:style-name="P52">Moyenne</text:p>
            </table:table-cell>
            <table:table-cell table:style-name="Tableau163.B2" office:value-type="string">
              <text:p text:style-name="P52">Écart type</text:p>
            </table:table-cell>
            <table:table-cell table:style-name="Tableau163.B2" office:value-type="string">
              <text:p text:style-name="P52">Médiane</text:p>
            </table:table-cell>
            <table:table-cell table:style-name="Tableau163.B2" office:value-type="string">
              <text:p text:style-name="P52">Minimum</text:p>
            </table:table-cell>
            <table:table-cell table:style-name="Tableau163.H2" office:value-type="string">
              <text:p text:style-name="P52">Maximum</text:p>
            </table:table-cell>
          </table:table-row>
        </table:table-header-rows>
        <table:table-row table:style-name="Tableau163.1">
          <table:table-cell table:style-name="Tableau163.A3" office:value-type="string">
            <text:p text:style-name="P60">Pas d'escarre grave</text:p>
          </table:table-cell>
          <table:table-cell table:style-name="Tableau163.B2" office:value-type="string">
            <text:p text:style-name="P63">137</text:p>
          </table:table-cell>
          <table:table-cell table:style-name="Tableau163.B2" office:value-type="string">
            <text:p text:style-name="P63">0</text:p>
          </table:table-cell>
          <table:table-cell table:style-name="Tableau163.B2" office:value-type="string">
            <text:p text:style-name="P63">1.5</text:p>
          </table:table-cell>
          <table:table-cell table:style-name="Tableau163.B2" office:value-type="string">
            <text:p text:style-name="P63">1.0</text:p>
          </table:table-cell>
          <table:table-cell table:style-name="Tableau163.B2" office:value-type="string">
            <text:p text:style-name="P63">1.0</text:p>
          </table:table-cell>
          <table:table-cell table:style-name="Tableau163.B2" office:value-type="string">
            <text:p text:style-name="P63">1.0</text:p>
          </table:table-cell>
          <table:table-cell table:style-name="Tableau163.H2" office:value-type="string">
            <text:p text:style-name="P63">8.0</text:p>
          </table:table-cell>
        </table:table-row>
        <table:table-row table:style-name="Tableau163.1">
          <table:table-cell table:style-name="Tableau163.A3" office:value-type="string">
            <text:p text:style-name="P49"><text:span text:style-name="T55">Au moins une escarre grave (ulcération ou nécrose)</text:span></text:p>
          </table:table-cell>
          <table:table-cell table:style-name="Tableau163.B2" office:value-type="string">
            <text:p text:style-name="P55">93</text:p>
          </table:table-cell>
          <table:table-cell table:style-name="Tableau163.B2" office:value-type="string">
            <text:p text:style-name="P55">0</text:p>
          </table:table-cell>
          <table:table-cell table:style-name="Tableau163.B2" office:value-type="string">
            <text:p text:style-name="P55">2.1</text:p>
          </table:table-cell>
          <table:table-cell table:style-name="Tableau163.B2" office:value-type="string">
            <text:p text:style-name="P55">1.2</text:p>
          </table:table-cell>
          <table:table-cell table:style-name="Tableau163.B2" office:value-type="string">
            <text:p text:style-name="P55">2.0</text:p>
          </table:table-cell>
          <table:table-cell table:style-name="Tableau163.B2" office:value-type="string">
            <text:p text:style-name="P55">1.0</text:p>
          </table:table-cell>
          <table:table-cell table:style-name="Tableau163.H2" office:value-type="string">
            <text:p text:style-name="P55">5.0</text:p>
          </table:table-cell>
        </table:table-row>
        <table:table-row table:style-name="Tableau163.1">
          <table:table-cell table:style-name="Tableau163.A5" office:value-type="string">
            <text:p text:style-name="P60">Total</text:p>
          </table:table-cell>
          <table:table-cell table:style-name="Tableau163.B5" office:value-type="string">
            <text:p text:style-name="P63">230</text:p>
          </table:table-cell>
          <table:table-cell table:style-name="Tableau163.B5" office:value-type="string">
            <text:p text:style-name="P63">0</text:p>
          </table:table-cell>
          <table:table-cell table:style-name="Tableau163.B5" office:value-type="string">
            <text:p text:style-name="P63">1.7</text:p>
          </table:table-cell>
          <table:table-cell table:style-name="Tableau163.B5" office:value-type="string">
            <text:p text:style-name="P63">1.1</text:p>
          </table:table-cell>
          <table:table-cell table:style-name="Tableau163.B5" office:value-type="string">
            <text:p text:style-name="P63">1.0</text:p>
          </table:table-cell>
          <table:table-cell table:style-name="Tableau163.B5" office:value-type="string">
            <text:p text:style-name="P63">1.0</text:p>
          </table:table-cell>
          <table:table-cell table:style-name="Tableau163.H5" office:value-type="string">
            <text:p text:style-name="P63">8.0</text:p>
          </table:table-cell>
        </table:table-row>
      </table:table>
      <text:p text:style-name="P56"><text:bookmark text:name="IDX154"/><text:span text:style-name="T55">Anova : </text:span><text:span text:style-name="T62">15.970 </text:span><text:span text:style-name="T55">p-value : </text:span><text:span text:style-name="T62">0.0001 </text:span><text:span text:style-name="T55">Signification : </text:span><text:span text:style-name="T62">&lt;0.0001</text:span></text:p>
      <text:p text:style-name="P69"/>
      <text:p text:style-name="P85"><text:bookmark-start text:name="__RefHeading___Toc494880642"/>Table <text:sequence text:ref-name="refTable159" text:name="Table" text:formula="ooow:Table+1" style:num-format="1">160</text:sequence><text:s/>: Localisation de toutes les escarres en fonction de la présence d’une escarre grave (n=230)<text:bookmark-end text:name="__RefHeading___Toc494880642"/></text:p>
      <table:table table:name="Tableau164" table:style-name="Tableau164">
        <table:table-column table:style-name="Tableau164.A"/>
        <table:table-column table:style-name="Tableau164.B"/>
        <table:table-column table:style-name="Tableau164.C"/>
        <table:table-column table:style-name="Tableau164.D"/>
        <table:table-column table:style-name="Tableau164.E"/>
        <table:table-column table:style-name="Tableau164.F"/>
        <table:table-header-rows>
          <table:table-row table:style-name="Tableau164.1">
            <table:table-cell table:style-name="Tableau164.A1" table:number-rows-spanned="3" office:value-type="string">
              <text:p text:style-name="P53"/>
            </table:table-cell>
            <table:table-cell table:style-name="Tableau164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64.F1" table:number-rows-spanned="3" office:value-type="string">
              <text:p text:style-name="P52">Khi² ou Fisher</text:p>
            </table:table-cell>
          </table:table-row>
          <table:table-row table:style-name="Tableau164.1">
            <table:covered-table-cell/>
            <table:table-cell table:style-name="Tableau164.B1" table:number-columns-spanned="2" office:value-type="string">
              <text:p text:style-name="P52">Pas d'escarre grave</text:p>
            </table:table-cell>
            <table:covered-table-cell/>
            <table:table-cell table:style-name="Tableau164.B1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</table:table-row>
          <table:table-row table:style-name="Tableau164.1">
            <table:covered-table-cell/>
            <table:table-cell table:style-name="Tableau164.B1" office:value-type="string">
              <text:p text:style-name="P52">N</text:p>
            </table:table-cell>
            <table:table-cell table:style-name="Tableau164.B1" office:value-type="string">
              <text:p text:style-name="P52">%</text:p>
            </table:table-cell>
            <table:table-cell table:style-name="Tableau164.B1" office:value-type="string">
              <text:p text:style-name="P52">N</text:p>
            </table:table-cell>
            <table:table-cell table:style-name="Tableau164.B1" office:value-type="string">
              <text:p text:style-name="P52">%</text:p>
            </table:table-cell>
            <table:covered-table-cell/>
          </table:table-row>
        </table:table-header-rows>
        <table:table-row table:style-name="Tableau164.1">
          <table:table-cell table:style-name="Tableau164.A1" office:value-type="string">
            <text:p text:style-name="P60">Occiput</text:p>
          </table:table-cell>
          <table:table-cell table:style-name="Tableau164.B1" office:value-type="string">
            <text:p text:style-name="P55">6</text:p>
          </table:table-cell>
          <table:table-cell table:style-name="Tableau164.B1" office:value-type="string">
            <text:p text:style-name="P55">4.4</text:p>
          </table:table-cell>
          <table:table-cell table:style-name="Tableau164.B1" office:value-type="string">
            <text:p text:style-name="P55">9</text:p>
          </table:table-cell>
          <table:table-cell table:style-name="Tableau164.B1" office:value-type="string">
            <text:p text:style-name="P55">9.7</text:p>
          </table:table-cell>
          <table:table-cell table:style-name="Tableau164.F1" office:value-type="string">
            <text:p text:style-name="P55">0.1103 (NS))</text:p>
          </table:table-cell>
        </table:table-row>
        <table:table-row table:style-name="Tableau164.1">
          <table:table-cell table:style-name="Tableau164.A1" office:value-type="string">
            <text:p text:style-name="P60">Thorax/Dos</text:p>
          </table:table-cell>
          <table:table-cell table:style-name="Tableau164.B1" office:value-type="string">
            <text:p text:style-name="P55">6</text:p>
          </table:table-cell>
          <table:table-cell table:style-name="Tableau164.B1" office:value-type="string">
            <text:p text:style-name="P55">4.4</text:p>
          </table:table-cell>
          <table:table-cell table:style-name="Tableau164.B1" office:value-type="string">
            <text:p text:style-name="P55">3</text:p>
          </table:table-cell>
          <table:table-cell table:style-name="Tableau164.B1" office:value-type="string">
            <text:p text:style-name="P55">3.2</text:p>
          </table:table-cell>
          <table:table-cell table:style-name="Tableau164.F1" office:value-type="string">
            <text:p text:style-name="P55">0.6579 (NS)</text:p>
          </table:table-cell>
        </table:table-row>
        <table:table-row table:style-name="Tableau164.1">
          <table:table-cell table:style-name="Tableau164.A1" office:value-type="string">
            <text:p text:style-name="P60">Trochanter</text:p>
          </table:table-cell>
          <table:table-cell table:style-name="Tableau164.B1" office:value-type="string">
            <text:p text:style-name="P55">1</text:p>
          </table:table-cell>
          <table:table-cell table:style-name="Tableau164.B1" office:value-type="string">
            <text:p text:style-name="P55">0.7</text:p>
          </table:table-cell>
          <table:table-cell table:style-name="Tableau164.B1" office:value-type="string">
            <text:p text:style-name="P55">1</text:p>
          </table:table-cell>
          <table:table-cell table:style-name="Tableau164.B1" office:value-type="string">
            <text:p text:style-name="P55">1.1</text:p>
          </table:table-cell>
          <table:table-cell table:style-name="Tableau164.F1" office:value-type="string">
            <text:p text:style-name="P55">1.0000 (NS)</text:p>
          </table:table-cell>
        </table:table-row>
        <table:table-row table:style-name="Tableau164.1">
          <table:table-cell table:style-name="Tableau164.A1" office:value-type="string">
            <text:p text:style-name="P60">Pubis</text:p>
          </table:table-cell>
          <table:table-cell table:style-name="Tableau164.B1" office:value-type="string">
            <text:p text:style-name="P55">4</text:p>
          </table:table-cell>
          <table:table-cell table:style-name="Tableau164.B1" office:value-type="string">
            <text:p text:style-name="P55">2.9</text:p>
          </table:table-cell>
          <table:table-cell table:style-name="Tableau164.B1" office:value-type="string">
            <text:p text:style-name="P55">3</text:p>
          </table:table-cell>
          <table:table-cell table:style-name="Tableau164.B1" office:value-type="string">
            <text:p text:style-name="P55">3.2</text:p>
          </table:table-cell>
          <table:table-cell table:style-name="Tableau164.F1" office:value-type="string">
            <text:p text:style-name="P55">1.0000 (NS)</text:p>
          </table:table-cell>
        </table:table-row>
        <table:table-row table:style-name="Tableau164.1">
          <table:table-cell table:style-name="Tableau164.A1" office:value-type="string">
            <text:p text:style-name="P60">Méat urinaire</text:p>
          </table:table-cell>
          <table:table-cell table:style-name="Tableau164.B1" office:value-type="string">
            <text:p text:style-name="P55">0</text:p>
          </table:table-cell>
          <table:table-cell table:style-name="Tableau164.B1" office:value-type="string">
            <text:p text:style-name="P55">0.0</text:p>
          </table:table-cell>
          <table:table-cell table:style-name="Tableau164.B1" office:value-type="string">
            <text:p text:style-name="P55">0</text:p>
          </table:table-cell>
          <table:table-cell table:style-name="Tableau164.B1" office:value-type="string">
            <text:p text:style-name="P55">0.0</text:p>
          </table:table-cell>
          <table:table-cell table:style-name="Tableau164.F1" office:value-type="string">
            <text:p text:style-name="P55">-</text:p>
          </table:table-cell>
        </table:table-row>
        <table:table-row table:style-name="Tableau164.1">
          <table:table-cell table:style-name="Tableau164.A1" office:value-type="string">
            <text:p text:style-name="P60">Genou</text:p>
          </table:table-cell>
          <table:table-cell table:style-name="Tableau164.B1" office:value-type="string">
            <text:p text:style-name="P55">5</text:p>
          </table:table-cell>
          <table:table-cell table:style-name="Tableau164.B1" office:value-type="string">
            <text:p text:style-name="P55">3.6</text:p>
          </table:table-cell>
          <table:table-cell table:style-name="Tableau164.B1" office:value-type="string">
            <text:p text:style-name="P55">3</text:p>
          </table:table-cell>
          <table:table-cell table:style-name="Tableau164.B1" office:value-type="string">
            <text:p text:style-name="P55">3.2</text:p>
          </table:table-cell>
          <table:table-cell table:style-name="Tableau164.F1" office:value-type="string">
            <text:p text:style-name="P55">1.0000 (NS)</text:p>
          </table:table-cell>
        </table:table-row>
        <table:table-row table:style-name="Tableau164.1">
          <table:table-cell table:style-name="Tableau164.A1" office:value-type="string">
            <text:p text:style-name="P60">Talon</text:p>
          </table:table-cell>
          <table:table-cell table:style-name="Tableau164.B1" office:value-type="string">
            <text:p text:style-name="P55">44</text:p>
          </table:table-cell>
          <table:table-cell table:style-name="Tableau164.B1" office:value-type="string">
            <text:p text:style-name="P55">32.1</text:p>
          </table:table-cell>
          <table:table-cell table:style-name="Tableau164.B1" office:value-type="string">
            <text:p text:style-name="P55">37</text:p>
          </table:table-cell>
          <table:table-cell table:style-name="Tableau164.B1" office:value-type="string">
            <text:p text:style-name="P55">39.8</text:p>
          </table:table-cell>
          <table:table-cell table:style-name="Tableau164.F1" office:value-type="string">
            <text:p text:style-name="P55">0.2321 (NS)</text:p>
          </table:table-cell>
        </table:table-row>
        <table:table-row table:style-name="Tableau164.1">
          <table:table-cell table:style-name="Tableau164.A1" office:value-type="string">
            <text:p text:style-name="P60">Sacrum</text:p>
          </table:table-cell>
          <table:table-cell table:style-name="Tableau164.B1" office:value-type="string">
            <text:p text:style-name="P55">78</text:p>
          </table:table-cell>
          <table:table-cell table:style-name="Tableau164.B1" office:value-type="string">
            <text:p text:style-name="P55">56.9</text:p>
          </table:table-cell>
          <table:table-cell table:style-name="Tableau164.B1" office:value-type="string">
            <text:p text:style-name="P55">54</text:p>
          </table:table-cell>
          <table:table-cell table:style-name="Tableau164.B1" office:value-type="string">
            <text:p text:style-name="P55">58.1</text:p>
          </table:table-cell>
          <table:table-cell table:style-name="Tableau164.F1" office:value-type="string">
            <text:p text:style-name="P55">0.8649 (NS)</text:p>
          </table:table-cell>
        </table:table-row>
        <table:table-row table:style-name="Tableau164.1">
          <table:table-cell table:style-name="Tableau164.A1" office:value-type="string">
            <text:p text:style-name="P52">Visage</text:p>
          </table:table-cell>
          <table:table-cell table:style-name="Tableau164.B1" office:value-type="string">
            <text:p text:style-name="P55">8</text:p>
          </table:table-cell>
          <table:table-cell table:style-name="Tableau164.B1" office:value-type="string">
            <text:p text:style-name="P55">5.8</text:p>
          </table:table-cell>
          <table:table-cell table:style-name="Tableau164.B1" office:value-type="string">
            <text:p text:style-name="P55">12</text:p>
          </table:table-cell>
          <table:table-cell table:style-name="Tableau164.B1" office:value-type="string">
            <text:p text:style-name="P55">12.9</text:p>
          </table:table-cell>
          <table:table-cell table:style-name="Tableau164.F1" office:value-type="string">
            <text:p text:style-name="P55">0.0621 (NS)</text:p>
          </table:table-cell>
        </table:table-row>
        <table:table-row table:style-name="Tableau164.1">
          <table:table-cell table:style-name="Tableau164.A1" office:value-type="string">
            <text:p text:style-name="P60">Membre supérieur</text:p>
          </table:table-cell>
          <table:table-cell table:style-name="Tableau164.B1" office:value-type="string">
            <text:p text:style-name="P55">5</text:p>
          </table:table-cell>
          <table:table-cell table:style-name="Tableau164.B1" office:value-type="string">
            <text:p text:style-name="P55">3.6</text:p>
          </table:table-cell>
          <table:table-cell table:style-name="Tableau164.B1" office:value-type="string">
            <text:p text:style-name="P55">8</text:p>
          </table:table-cell>
          <table:table-cell table:style-name="Tableau164.B1" office:value-type="string">
            <text:p text:style-name="P55">8.6</text:p>
          </table:table-cell>
          <table:table-cell table:style-name="Tableau164.F1" office:value-type="string">
            <text:p text:style-name="P55">0.1104 (NS)</text:p>
          </table:table-cell>
        </table:table-row>
        <table:table-row table:style-name="Tableau164.1">
          <table:table-cell table:style-name="Tableau164.A1" office:value-type="string">
            <text:p text:style-name="P52">Membre inférieur distal hors talon</text:p>
          </table:table-cell>
          <table:table-cell table:style-name="Tableau164.B1" office:value-type="string">
            <text:p text:style-name="P55">9</text:p>
          </table:table-cell>
          <table:table-cell table:style-name="Tableau164.B1" office:value-type="string">
            <text:p text:style-name="P55">6.6</text:p>
          </table:table-cell>
          <table:table-cell table:style-name="Tableau164.B1" office:value-type="string">
            <text:p text:style-name="P55">10</text:p>
          </table:table-cell>
          <table:table-cell table:style-name="Tableau164.B1" office:value-type="string">
            <text:p text:style-name="P55">10.8</text:p>
          </table:table-cell>
          <table:table-cell table:style-name="Tableau164.F1" office:value-type="string">
            <text:p text:style-name="P55">0.2580 (NS)</text:p>
          </table:table-cell>
        </table:table-row>
        <table:table-row table:style-name="Tableau164.1">
          <table:table-cell table:style-name="Tableau164.A1" office:value-type="string">
            <text:p text:style-name="P60">Ischion</text:p>
          </table:table-cell>
          <table:table-cell table:style-name="Tableau164.B1" office:value-type="string">
            <text:p text:style-name="P55">2</text:p>
          </table:table-cell>
          <table:table-cell table:style-name="Tableau164.B1" office:value-type="string">
            <text:p text:style-name="P55">1.5</text:p>
          </table:table-cell>
          <table:table-cell table:style-name="Tableau164.B1" office:value-type="string">
            <text:p text:style-name="P55">1</text:p>
          </table:table-cell>
          <table:table-cell table:style-name="Tableau164.B1" office:value-type="string">
            <text:p text:style-name="P55">1.1</text:p>
          </table:table-cell>
          <table:table-cell table:style-name="Tableau164.F1" office:value-type="string">
            <text:p text:style-name="P55">1.0000 (NS)</text:p>
          </table:table-cell>
        </table:table-row>
      </table:table>
      <text:p text:style-name="P24"/>
      <text:p text:style-name="P85"><text:bookmark-start text:name="__RefHeading___Toc494880643"/>Table <text:sequence text:ref-name="refTable160" text:name="Table" text:formula="ooow:Table+1" style:num-format="1">161</text:sequence><text:s/>: Existence d'une ou d'escarre(s) en regard d’un dispositif médical en fonction de la présence d’une escarre grave (n=230)<text:bookmark-end text:name="__RefHeading___Toc494880643"/></text:p>
      <table:table table:name="Tableau165" table:style-name="Tableau165">
        <table:table-column table:style-name="Tableau165.A"/>
        <table:table-column table:style-name="Tableau165.B"/>
        <table:table-column table:style-name="Tableau165.C"/>
        <table:table-column table:style-name="Tableau165.D"/>
        <table:table-column table:style-name="Tableau165.E"/>
        <table:table-column table:style-name="Tableau165.F"/>
        <table:table-column table:style-name="Tableau165.G"/>
        <table:table-header-rows>
          <table:table-row table:style-name="Tableau165.1">
            <table:table-cell table:style-name="Tableau165.A1" table:number-rows-spanned="3" office:value-type="string">
              <text:p text:style-name="P53"><text:bookmark text:name="IDX181"/></text:p>
            </table:table-cell>
            <table:table-cell table:style-name="Tableau165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65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65.1">
            <table:covered-table-cell/>
            <table:table-cell table:style-name="Tableau165.B2" table:number-columns-spanned="2" office:value-type="string">
              <text:p text:style-name="P52">Pas d'escarre grave</text:p>
            </table:table-cell>
            <table:covered-table-cell/>
            <table:table-cell table:style-name="Tableau165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65.1">
            <table:covered-table-cell/>
            <table:table-cell table:style-name="Tableau165.B2" office:value-type="string">
              <text:p text:style-name="P52">N</text:p>
            </table:table-cell>
            <table:table-cell table:style-name="Tableau165.B2" office:value-type="string">
              <text:p text:style-name="P52">%</text:p>
            </table:table-cell>
            <table:table-cell table:style-name="Tableau165.B2" office:value-type="string">
              <text:p text:style-name="P52">N</text:p>
            </table:table-cell>
            <table:table-cell table:style-name="Tableau165.B2" office:value-type="string">
              <text:p text:style-name="P52">%</text:p>
            </table:table-cell>
            <table:table-cell table:style-name="Tableau165.B2" office:value-type="string">
              <text:p text:style-name="P52">N</text:p>
            </table:table-cell>
            <table:table-cell table:style-name="Tableau165.G3" office:value-type="string">
              <text:p text:style-name="P52">%</text:p>
            </table:table-cell>
          </table:table-row>
        </table:table-header-rows>
        <table:table-row table:style-name="Tableau165.1">
          <table:table-cell table:style-name="Tableau165.A4" office:value-type="string">
            <text:p text:style-name="P60">Non</text:p>
          </table:table-cell>
          <table:table-cell table:style-name="Tableau165.B2" office:value-type="string">
            <text:p text:style-name="P63">100</text:p>
          </table:table-cell>
          <table:table-cell table:style-name="Tableau165.B2" office:value-type="string">
            <text:p text:style-name="P63">90.9</text:p>
          </table:table-cell>
          <table:table-cell table:style-name="Tableau165.B2" office:value-type="string">
            <text:p text:style-name="P63">64</text:p>
          </table:table-cell>
          <table:table-cell table:style-name="Tableau165.B2" office:value-type="string">
            <text:p text:style-name="P63">84.2</text:p>
          </table:table-cell>
          <table:table-cell table:style-name="Tableau165.B2" office:value-type="string">
            <text:p text:style-name="P63">164</text:p>
          </table:table-cell>
          <table:table-cell table:style-name="Tableau165.G3" office:value-type="string">
            <text:p text:style-name="P63">88.2</text:p>
          </table:table-cell>
        </table:table-row>
        <table:table-row table:style-name="Tableau165.1">
          <table:table-cell table:style-name="Tableau165.A4" office:value-type="string">
            <text:p text:style-name="P52">Oui</text:p>
          </table:table-cell>
          <table:table-cell table:style-name="Tableau165.B2" office:value-type="string">
            <text:p text:style-name="P55">10</text:p>
          </table:table-cell>
          <table:table-cell table:style-name="Tableau165.B2" office:value-type="string">
            <text:p text:style-name="P55">9.1</text:p>
          </table:table-cell>
          <table:table-cell table:style-name="Tableau165.B2" office:value-type="string">
            <text:p text:style-name="P55">12</text:p>
          </table:table-cell>
          <table:table-cell table:style-name="Tableau165.B2" office:value-type="string">
            <text:p text:style-name="P55">15.8</text:p>
          </table:table-cell>
          <table:table-cell table:style-name="Tableau165.B2" office:value-type="string">
            <text:p text:style-name="P55">22</text:p>
          </table:table-cell>
          <table:table-cell table:style-name="Tableau165.G3" office:value-type="string">
            <text:p text:style-name="P55">11.8</text:p>
          </table:table-cell>
        </table:table-row>
        <table:table-row table:style-name="Tableau165.1">
          <table:table-cell table:style-name="Tableau165.A6" office:value-type="string">
            <text:p text:style-name="P60">Total</text:p>
          </table:table-cell>
          <table:table-cell table:style-name="Tableau165.B6" office:value-type="string">
            <text:p text:style-name="P63">110</text:p>
          </table:table-cell>
          <table:table-cell table:style-name="Tableau165.B6" office:value-type="string">
            <text:p text:style-name="P63">100.0</text:p>
          </table:table-cell>
          <table:table-cell table:style-name="Tableau165.B6" office:value-type="string">
            <text:p text:style-name="P63">76</text:p>
          </table:table-cell>
          <table:table-cell table:style-name="Tableau165.B6" office:value-type="string">
            <text:p text:style-name="P63">100.0</text:p>
          </table:table-cell>
          <table:table-cell table:style-name="Tableau165.B6" office:value-type="string">
            <text:p text:style-name="P63">186</text:p>
          </table:table-cell>
          <table:table-cell table:style-name="Tableau165.G6" office:value-type="string">
            <text:p text:style-name="P63">100.0</text:p>
          </table:table-cell>
        </table:table-row>
      </table:table>
      <text:p text:style-name="P56"><text:bookmark text:name="IDX182"/><text:span text:style-name="T55">Khi² : </text:span><text:span text:style-name="T62">1.9338</text:span><text:span text:style-name="T55">-p-value : </text:span><text:span text:style-name="T62">0.1643</text:span><text:span text:style-name="T55">-Signification : </text:span><text:span text:style-name="T62">NS</text:span></text:p>
      <text:p text:style-name="P69"/>
      <text:p text:style-name="P85"><text:bookmark-start text:name="__RefHeading___Toc494880644"/>Table <text:sequence text:ref-name="refTable161" text:name="Table" text:formula="ooow:Table+1" style:num-format="1">162</text:sequence><text:s/>: Localisation de l’escarre la plus grave en fonction de la présence d’une escarre grave (n=230)<text:bookmark-end text:name="__RefHeading___Toc494880644"/></text:p>
      <table:table table:name="Tableau166" table:style-name="Tableau166">
        <table:table-column table:style-name="Tableau166.A"/>
        <table:table-column table:style-name="Tableau166.B"/>
        <table:table-column table:style-name="Tableau166.C"/>
        <table:table-column table:style-name="Tableau166.D"/>
        <table:table-column table:style-name="Tableau166.E"/>
        <table:table-column table:style-name="Tableau166.F"/>
        <table:table-column table:style-name="Tableau166.G"/>
        <table:table-header-rows>
          <table:table-row table:style-name="Tableau166.1">
            <table:table-cell table:style-name="Tableau166.A1" table:number-rows-spanned="3" office:value-type="string">
              <text:p text:style-name="P53"><text:bookmark text:name="IDX183"/></text:p>
            </table:table-cell>
            <table:table-cell table:style-name="Tableau166.B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66.F1" table:number-rows-spanned="2" table:number-columns-spanned="2" office:value-type="string">
              <text:p text:style-name="P52">Ensemble</text:p>
            </table:table-cell>
            <table:covered-table-cell/>
          </table:table-row>
          <table:table-row table:style-name="Tableau166.1">
            <table:covered-table-cell/>
            <table:table-cell table:style-name="Tableau166.B2" table:number-columns-spanned="2" office:value-type="string">
              <text:p text:style-name="P52">Pas d'escarre grave</text:p>
            </table:table-cell>
            <table:covered-table-cell/>
            <table:table-cell table:style-name="Tableau166.B2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66.1">
            <table:covered-table-cell/>
            <table:table-cell table:style-name="Tableau166.B2" office:value-type="string">
              <text:p text:style-name="P52">N</text:p>
            </table:table-cell>
            <table:table-cell table:style-name="Tableau166.B2" office:value-type="string">
              <text:p text:style-name="P52">%</text:p>
            </table:table-cell>
            <table:table-cell table:style-name="Tableau166.B2" office:value-type="string">
              <text:p text:style-name="P52">N</text:p>
            </table:table-cell>
            <table:table-cell table:style-name="Tableau166.B2" office:value-type="string">
              <text:p text:style-name="P52">%</text:p>
            </table:table-cell>
            <table:table-cell table:style-name="Tableau166.B2" office:value-type="string">
              <text:p text:style-name="P52">N</text:p>
            </table:table-cell>
            <table:table-cell table:style-name="Tableau166.G3" office:value-type="string">
              <text:p text:style-name="P52">%</text:p>
            </table:table-cell>
          </table:table-row>
        </table:table-header-rows>
        <table:table-row table:style-name="Tableau166.1">
          <table:table-cell table:style-name="Tableau166.A4" office:value-type="string">
            <text:p text:style-name="P60">Occiput</text:p>
          </table:table-cell>
          <table:table-cell table:style-name="Tableau166.B2" office:value-type="string">
            <text:p text:style-name="P63">6</text:p>
          </table:table-cell>
          <table:table-cell table:style-name="Tableau166.B2" office:value-type="string">
            <text:p text:style-name="P63">4.5</text:p>
          </table:table-cell>
          <table:table-cell table:style-name="Tableau166.B2" office:value-type="string">
            <text:p text:style-name="P63">5</text:p>
          </table:table-cell>
          <table:table-cell table:style-name="Tableau166.B2" office:value-type="string">
            <text:p text:style-name="P63">5.4</text:p>
          </table:table-cell>
          <table:table-cell table:style-name="Tableau166.B2" office:value-type="string">
            <text:p text:style-name="P63">11</text:p>
          </table:table-cell>
          <table:table-cell table:style-name="Tableau166.G3" office:value-type="string">
            <text:p text:style-name="P63">4.9</text:p>
          </table:table-cell>
        </table:table-row>
        <table:table-row table:style-name="Tableau166.1">
          <table:table-cell table:style-name="Tableau166.A4" office:value-type="string">
            <text:p text:style-name="P60">Thorax/Dos</text:p>
          </table:table-cell>
          <table:table-cell table:style-name="Tableau166.B2" office:value-type="string">
            <text:p text:style-name="P63">5</text:p>
          </table:table-cell>
          <table:table-cell table:style-name="Tableau166.B2" office:value-type="string">
            <text:p text:style-name="P63">3.8</text:p>
          </table:table-cell>
          <table:table-cell table:style-name="Tableau166.B2" office:value-type="string">
            <text:p text:style-name="P63">0</text:p>
          </table:table-cell>
          <table:table-cell table:style-name="Tableau166.B2" office:value-type="string">
            <text:p text:style-name="P63">0</text:p>
          </table:table-cell>
          <table:table-cell table:style-name="Tableau166.B2" office:value-type="string">
            <text:p text:style-name="P63">5</text:p>
          </table:table-cell>
          <table:table-cell table:style-name="Tableau166.G3" office:value-type="string">
            <text:p text:style-name="P63">2.2</text:p>
          </table:table-cell>
        </table:table-row>
        <table:table-row table:style-name="Tableau166.1">
          <table:table-cell table:style-name="Tableau166.A4" office:value-type="string">
            <text:p text:style-name="P60">Trochanter</text:p>
          </table:table-cell>
          <table:table-cell table:style-name="Tableau166.B2" office:value-type="string">
            <text:p text:style-name="P63">1</text:p>
          </table:table-cell>
          <table:table-cell table:style-name="Tableau166.B2" office:value-type="string">
            <text:p text:style-name="P63">0.8</text:p>
          </table:table-cell>
          <table:table-cell table:style-name="Tableau166.B2" office:value-type="string">
            <text:p text:style-name="P63">0</text:p>
          </table:table-cell>
          <table:table-cell table:style-name="Tableau166.B2" office:value-type="string">
            <text:p text:style-name="P63">0</text:p>
          </table:table-cell>
          <table:table-cell table:style-name="Tableau166.B2" office:value-type="string">
            <text:p text:style-name="P63">1</text:p>
          </table:table-cell>
          <table:table-cell table:style-name="Tableau166.G3" office:value-type="string">
            <text:p text:style-name="P63">0.4</text:p>
          </table:table-cell>
        </table:table-row>
        <table:table-row table:style-name="Tableau166.1">
          <table:table-cell table:style-name="Tableau166.A4" office:value-type="string">
            <text:p text:style-name="P60">Pubis</text:p>
          </table:table-cell>
          <table:table-cell table:style-name="Tableau166.B2" office:value-type="string">
            <text:p text:style-name="P63">3</text:p>
          </table:table-cell>
          <table:table-cell table:style-name="Tableau166.B2" office:value-type="string">
            <text:p text:style-name="P63">2.3</text:p>
          </table:table-cell>
          <table:table-cell table:style-name="Tableau166.B2" office:value-type="string">
            <text:p text:style-name="P63">0</text:p>
          </table:table-cell>
          <table:table-cell table:style-name="Tableau166.B2" office:value-type="string">
            <text:p text:style-name="P63">0</text:p>
          </table:table-cell>
          <table:table-cell table:style-name="Tableau166.B2" office:value-type="string">
            <text:p text:style-name="P63">3</text:p>
          </table:table-cell>
          <table:table-cell table:style-name="Tableau166.G3" office:value-type="string">
            <text:p text:style-name="P63">1.3</text:p>
          </table:table-cell>
        </table:table-row>
        <table:table-row table:style-name="Tableau166.1">
          <table:table-cell table:style-name="Tableau166.A4" office:value-type="string">
            <text:p text:style-name="P60">Méat urinaire</text:p>
          </table:table-cell>
          <table:table-cell table:style-name="Tableau166.B2" office:value-type="string">
            <text:p text:style-name="P63">0</text:p>
          </table:table-cell>
          <table:table-cell table:style-name="Tableau166.B2" office:value-type="string">
            <text:p text:style-name="P63">0.0</text:p>
          </table:table-cell>
          <table:table-cell table:style-name="Tableau166.B2" office:value-type="string">
            <text:p text:style-name="P63">0</text:p>
          </table:table-cell>
          <table:table-cell table:style-name="Tableau166.B2" office:value-type="string">
            <text:p text:style-name="P63">0.0</text:p>
          </table:table-cell>
          <table:table-cell table:style-name="Tableau166.B2" office:value-type="string">
            <text:p text:style-name="P63">0</text:p>
          </table:table-cell>
          <table:table-cell table:style-name="Tableau166.G3" office:value-type="string">
            <text:p text:style-name="P63">0.0</text:p>
          </table:table-cell>
        </table:table-row>
        <table:table-row table:style-name="Tableau166.1">
          <table:table-cell table:style-name="Tableau166.A4" office:value-type="string">
            <text:p text:style-name="P60">Genou</text:p>
          </table:table-cell>
          <table:table-cell table:style-name="Tableau166.B2" office:value-type="string">
            <text:p text:style-name="P63">2</text:p>
          </table:table-cell>
          <table:table-cell table:style-name="Tableau166.B2" office:value-type="string">
            <text:p text:style-name="P63">1.5</text:p>
          </table:table-cell>
          <table:table-cell table:style-name="Tableau166.B2" office:value-type="string">
            <text:p text:style-name="P63">1</text:p>
          </table:table-cell>
          <table:table-cell table:style-name="Tableau166.B2" office:value-type="string">
            <text:p text:style-name="P63">1.1</text:p>
          </table:table-cell>
          <table:table-cell table:style-name="Tableau166.B2" office:value-type="string">
            <text:p text:style-name="P63">3</text:p>
          </table:table-cell>
          <table:table-cell table:style-name="Tableau166.G3" office:value-type="string">
            <text:p text:style-name="P63">1.3</text:p>
          </table:table-cell>
        </table:table-row>
        <table:table-row table:style-name="Tableau166.1">
          <table:table-cell table:style-name="Tableau166.A4" office:value-type="string">
            <text:p text:style-name="P60">Talon</text:p>
          </table:table-cell>
          <table:table-cell table:style-name="Tableau166.B2" office:value-type="string">
            <text:p text:style-name="P55">38</text:p>
          </table:table-cell>
          <table:table-cell table:style-name="Tableau166.B2" office:value-type="string">
            <text:p text:style-name="P55">28.8</text:p>
          </table:table-cell>
          <table:table-cell table:style-name="Tableau166.B2" office:value-type="string">
            <text:p text:style-name="P55">26</text:p>
          </table:table-cell>
          <table:table-cell table:style-name="Tableau166.B2" office:value-type="string">
            <text:p text:style-name="P55">28.3</text:p>
          </table:table-cell>
          <table:table-cell table:style-name="Tableau166.B2" office:value-type="string">
            <text:p text:style-name="P55">64</text:p>
          </table:table-cell>
          <table:table-cell table:style-name="Tableau166.G3" office:value-type="string">
            <text:p text:style-name="P55">28.6</text:p>
          </table:table-cell>
        </table:table-row>
        <table:table-row table:style-name="Tableau166.1">
          <table:table-cell table:style-name="Tableau166.A4" office:value-type="string">
            <text:p text:style-name="P60">Sacrum</text:p>
          </table:table-cell>
          <table:table-cell table:style-name="Tableau166.B2" office:value-type="string">
            <text:p text:style-name="P63">64</text:p>
          </table:table-cell>
          <table:table-cell table:style-name="Tableau166.B2" office:value-type="string">
            <text:p text:style-name="P63">48.5</text:p>
          </table:table-cell>
          <table:table-cell table:style-name="Tableau166.B2" office:value-type="string">
            <text:p text:style-name="P63">42</text:p>
          </table:table-cell>
          <table:table-cell table:style-name="Tableau166.B2" office:value-type="string">
            <text:p text:style-name="P63">45.7</text:p>
          </table:table-cell>
          <table:table-cell table:style-name="Tableau166.B2" office:value-type="string">
            <text:p text:style-name="P63">106</text:p>
          </table:table-cell>
          <table:table-cell table:style-name="Tableau166.G3" office:value-type="string">
            <text:p text:style-name="P63">47.3</text:p>
          </table:table-cell>
        </table:table-row>
        <table:table-row table:style-name="Tableau166.1">
          <table:table-cell table:style-name="Tableau166.A4" office:value-type="string">
            <text:p text:style-name="P60">Visage</text:p>
          </table:table-cell>
          <table:table-cell table:style-name="Tableau166.B2" office:value-type="string">
            <text:p text:style-name="P63">4</text:p>
          </table:table-cell>
          <table:table-cell table:style-name="Tableau166.B2" office:value-type="string">
            <text:p text:style-name="P63">3.0</text:p>
          </table:table-cell>
          <table:table-cell table:style-name="Tableau166.B2" office:value-type="string">
            <text:p text:style-name="P63">7</text:p>
          </table:table-cell>
          <table:table-cell table:style-name="Tableau166.B2" office:value-type="string">
            <text:p text:style-name="P63">7.6</text:p>
          </table:table-cell>
          <table:table-cell table:style-name="Tableau166.B2" office:value-type="string">
            <text:p text:style-name="P63">11</text:p>
          </table:table-cell>
          <table:table-cell table:style-name="Tableau166.G3" office:value-type="string">
            <text:p text:style-name="P63">4.9</text:p>
          </table:table-cell>
        </table:table-row>
        <table:table-row table:style-name="Tableau166.1">
          <table:table-cell table:style-name="Tableau166.A4" office:value-type="string">
            <text:p text:style-name="P60">Membre supérieur</text:p>
          </table:table-cell>
          <table:table-cell table:style-name="Tableau166.B2" office:value-type="string">
            <text:p text:style-name="P63">3</text:p>
          </table:table-cell>
          <table:table-cell table:style-name="Tableau166.B2" office:value-type="string">
            <text:p text:style-name="P63">2.3</text:p>
          </table:table-cell>
          <table:table-cell table:style-name="Tableau166.B2" office:value-type="string">
            <text:p text:style-name="P63">5</text:p>
          </table:table-cell>
          <table:table-cell table:style-name="Tableau166.B2" office:value-type="string">
            <text:p text:style-name="P63">5.4</text:p>
          </table:table-cell>
          <table:table-cell table:style-name="Tableau166.B2" office:value-type="string">
            <text:p text:style-name="P63">8</text:p>
          </table:table-cell>
          <table:table-cell table:style-name="Tableau166.G3" office:value-type="string">
            <text:p text:style-name="P63">3.6</text:p>
          </table:table-cell>
        </table:table-row>
        <table:table-row table:style-name="Tableau166.1">
          <table:table-cell table:style-name="Tableau166.A4" office:value-type="string">
            <text:p text:style-name="P52">Membre inférieur distal hors talon</text:p>
          </table:table-cell>
          <table:table-cell table:style-name="Tableau166.B2" office:value-type="string">
            <text:p text:style-name="P63">4</text:p>
          </table:table-cell>
          <table:table-cell table:style-name="Tableau166.B2" office:value-type="string">
            <text:p text:style-name="P63">3.0</text:p>
          </table:table-cell>
          <table:table-cell table:style-name="Tableau166.B2" office:value-type="string">
            <text:p text:style-name="P63">6</text:p>
          </table:table-cell>
          <table:table-cell table:style-name="Tableau166.B2" office:value-type="string">
            <text:p text:style-name="P63">6.5</text:p>
          </table:table-cell>
          <table:table-cell table:style-name="Tableau166.B2" office:value-type="string">
            <text:p text:style-name="P63">10</text:p>
          </table:table-cell>
          <table:table-cell table:style-name="Tableau166.G3" office:value-type="string">
            <text:p text:style-name="P63">4.5</text:p>
          </table:table-cell>
        </table:table-row>
        <table:table-row table:style-name="Tableau166.1">
          <table:table-cell table:style-name="Tableau166.A4" office:value-type="string">
            <text:p text:style-name="P60">Ischion</text:p>
          </table:table-cell>
          <table:table-cell table:style-name="Tableau166.B2" office:value-type="string">
            <text:p text:style-name="P63">2</text:p>
          </table:table-cell>
          <table:table-cell table:style-name="Tableau166.B2" office:value-type="string">
            <text:p text:style-name="P63">1.5</text:p>
          </table:table-cell>
          <table:table-cell table:style-name="Tableau166.B2" office:value-type="string">
            <text:p text:style-name="P63">0</text:p>
          </table:table-cell>
          <table:table-cell table:style-name="Tableau166.B2" office:value-type="string">
            <text:p text:style-name="P63">0</text:p>
          </table:table-cell>
          <table:table-cell table:style-name="Tableau166.B2" office:value-type="string">
            <text:p text:style-name="P63">2</text:p>
          </table:table-cell>
          <table:table-cell table:style-name="Tableau166.G3" office:value-type="string">
            <text:p text:style-name="P63">0.9</text:p>
          </table:table-cell>
        </table:table-row>
        <table:table-row table:style-name="Tableau166.1">
          <table:table-cell table:style-name="Tableau166.A16" office:value-type="string">
            <text:p text:style-name="P60">Total</text:p>
          </table:table-cell>
          <table:table-cell table:style-name="Tableau166.B16" office:value-type="string">
            <text:p text:style-name="P63">132</text:p>
          </table:table-cell>
          <table:table-cell table:style-name="Tableau166.B16" office:value-type="string">
            <text:p text:style-name="P63">100.0</text:p>
          </table:table-cell>
          <table:table-cell table:style-name="Tableau166.B16" office:value-type="string">
            <text:p text:style-name="P63">92</text:p>
          </table:table-cell>
          <table:table-cell table:style-name="Tableau166.B16" office:value-type="string">
            <text:p text:style-name="P63">100.0</text:p>
          </table:table-cell>
          <table:table-cell table:style-name="Tableau166.B16" office:value-type="string">
            <text:p text:style-name="P63">224</text:p>
          </table:table-cell>
          <table:table-cell table:style-name="Tableau166.G16" office:value-type="string">
            <text:p text:style-name="P63">100.0</text:p>
          </table:table-cell>
        </table:table-row>
      </table:table>
      <text:p text:style-name="P24"><text:bookmark text:name="IDX184"/></text:p>
      <text:p text:style-name="P85"><text:bookmark-start text:name="__RefHeading___Toc494880645"/>Table <text:sequence text:ref-name="refTable162" text:name="Table" text:formula="ooow:Table+1" style:num-format="1">163</text:sequence><text:s/>: Longueur de l’escarre la plus grave (cm) en fonction de la présence d’une escarre grave (n=230)<text:bookmark-end text:name="__RefHeading___Toc494880645"/></text:p>
      <table:table table:name="Tableau167" table:style-name="Tableau167">
        <table:table-column table:style-name="Tableau167.A"/>
        <table:table-column table:style-name="Tableau167.B"/>
        <table:table-column table:style-name="Tableau167.C"/>
        <table:table-column table:style-name="Tableau167.D"/>
        <table:table-column table:style-name="Tableau167.E"/>
        <table:table-column table:style-name="Tableau167.F"/>
        <table:table-column table:style-name="Tableau167.G"/>
        <table:table-column table:style-name="Tableau167.H"/>
        <table:table-header-rows>
          <table:table-row table:style-name="Tableau167.1">
            <table:table-cell table:style-name="Tableau167.A1" table:number-rows-spanned="2" office:value-type="string">
              <text:p text:style-name="P53"><text:bookmark text:name="IDX185"/></text:p>
            </table:table-cell>
            <table:table-cell table:style-name="Tableau167.B1" table:number-columns-spanned="7" office:value-type="string">
              <text:p text:style-name="P52">Longueur de l’escarre la plus grav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67.1">
            <table:covered-table-cell/>
            <table:table-cell table:style-name="Tableau167.B2" office:value-type="string">
              <text:p text:style-name="P52">N</text:p>
            </table:table-cell>
            <table:table-cell table:style-name="Tableau167.B2" office:value-type="string">
              <text:p text:style-name="P52">DM</text:p>
            </table:table-cell>
            <table:table-cell table:style-name="Tableau167.B2" office:value-type="string">
              <text:p text:style-name="P52">Moyenne</text:p>
            </table:table-cell>
            <table:table-cell table:style-name="Tableau167.B2" office:value-type="string">
              <text:p text:style-name="P52">Écart type</text:p>
            </table:table-cell>
            <table:table-cell table:style-name="Tableau167.B2" office:value-type="string">
              <text:p text:style-name="P52">Médiane</text:p>
            </table:table-cell>
            <table:table-cell table:style-name="Tableau167.B2" office:value-type="string">
              <text:p text:style-name="P52">Minimum</text:p>
            </table:table-cell>
            <table:table-cell table:style-name="Tableau167.H2" office:value-type="string">
              <text:p text:style-name="P52">Maximum</text:p>
            </table:table-cell>
          </table:table-row>
        </table:table-header-rows>
        <table:table-row table:style-name="Tableau167.1">
          <table:table-cell table:style-name="Tableau167.A3" office:value-type="string">
            <text:p text:style-name="P60">Pas d'escarre grave</text:p>
          </table:table-cell>
          <table:table-cell table:style-name="Tableau167.B2" office:value-type="string">
            <text:p text:style-name="P63">125</text:p>
          </table:table-cell>
          <table:table-cell table:style-name="Tableau167.B2" office:value-type="string">
            <text:p text:style-name="P63">12</text:p>
          </table:table-cell>
          <table:table-cell table:style-name="Tableau167.B2" office:value-type="string">
            <text:p text:style-name="P63">3.8</text:p>
          </table:table-cell>
          <table:table-cell table:style-name="Tableau167.B2" office:value-type="string">
            <text:p text:style-name="P63">3.6</text:p>
          </table:table-cell>
          <table:table-cell table:style-name="Tableau167.B2" office:value-type="string">
            <text:p text:style-name="P63">3.0</text:p>
          </table:table-cell>
          <table:table-cell table:style-name="Tableau167.B2" office:value-type="string">
            <text:p text:style-name="P63">0.1</text:p>
          </table:table-cell>
          <table:table-cell table:style-name="Tableau167.H2" office:value-type="string">
            <text:p text:style-name="P63">20.0</text:p>
          </table:table-cell>
        </table:table-row>
        <table:table-row table:style-name="Tableau167.1">
          <table:table-cell table:style-name="Tableau167.A3" office:value-type="string">
            <text:p text:style-name="P49"><text:span text:style-name="T55">Au moins une escarre grave (ulcération ou nécrose)</text:span></text:p>
          </table:table-cell>
          <table:table-cell table:style-name="Tableau167.B2" office:value-type="string">
            <text:p text:style-name="P55">85</text:p>
          </table:table-cell>
          <table:table-cell table:style-name="Tableau167.B2" office:value-type="string">
            <text:p text:style-name="P55">8</text:p>
          </table:table-cell>
          <table:table-cell table:style-name="Tableau167.B2" office:value-type="string">
            <text:p text:style-name="P55">6.6</text:p>
          </table:table-cell>
          <table:table-cell table:style-name="Tableau167.B2" office:value-type="string">
            <text:p text:style-name="P55">11.1</text:p>
          </table:table-cell>
          <table:table-cell table:style-name="Tableau167.B2" office:value-type="string">
            <text:p text:style-name="P55">4.0</text:p>
          </table:table-cell>
          <table:table-cell table:style-name="Tableau167.B2" office:value-type="string">
            <text:p text:style-name="P55">0.1</text:p>
          </table:table-cell>
          <table:table-cell table:style-name="Tableau167.H2" office:value-type="string">
            <text:p text:style-name="P55">50.0</text:p>
          </table:table-cell>
        </table:table-row>
        <table:table-row table:style-name="Tableau167.1">
          <table:table-cell table:style-name="Tableau167.A5" office:value-type="string">
            <text:p text:style-name="P60">Total</text:p>
          </table:table-cell>
          <table:table-cell table:style-name="Tableau167.B5" office:value-type="string">
            <text:p text:style-name="P63">210</text:p>
          </table:table-cell>
          <table:table-cell table:style-name="Tableau167.B5" office:value-type="string">
            <text:p text:style-name="P63">20</text:p>
          </table:table-cell>
          <table:table-cell table:style-name="Tableau167.B5" office:value-type="string">
            <text:p text:style-name="P63">4.9</text:p>
          </table:table-cell>
          <table:table-cell table:style-name="Tableau167.B5" office:value-type="string">
            <text:p text:style-name="P63">7.7</text:p>
          </table:table-cell>
          <table:table-cell table:style-name="Tableau167.B5" office:value-type="string">
            <text:p text:style-name="P63">3.0</text:p>
          </table:table-cell>
          <table:table-cell table:style-name="Tableau167.B5" office:value-type="string">
            <text:p text:style-name="P63">0.1</text:p>
          </table:table-cell>
          <table:table-cell table:style-name="Tableau167.H5" office:value-type="string">
            <text:p text:style-name="P63">50.0</text:p>
          </table:table-cell>
        </table:table-row>
      </table:table>
      <text:p text:style-name="P56"><text:bookmark text:name="IDX186"/><text:span text:style-name="T55">Anova : </text:span><text:span text:style-name="T62">7.0399 </text:span><text:span text:style-name="T55">p-value : </text:span><text:span text:style-name="T62">0.0086 </text:span><text:span text:style-name="T55">Signification : </text:span><text:span text:style-name="T62">&lt;0.01</text:span></text:p>
      <text:p text:style-name="P24"/>
      <text:p text:style-name="P85"><text:bookmark-start text:name="__RefHeading___Toc494880646"/>Table <text:sequence text:ref-name="refTable163" text:name="Table" text:formula="ooow:Table+1" style:num-format="1">164</text:sequence><text:s/>: Largeur de l’escarre la plus grave (cm) en fonction de la présence d’une escarre grave (n=230)<text:bookmark-end text:name="__RefHeading___Toc494880646"/></text:p>
      <table:table table:name="Tableau168" table:style-name="Tableau168">
        <table:table-column table:style-name="Tableau168.A"/>
        <table:table-column table:style-name="Tableau168.B"/>
        <table:table-column table:style-name="Tableau168.C"/>
        <table:table-column table:style-name="Tableau168.D"/>
        <table:table-column table:style-name="Tableau168.E"/>
        <table:table-column table:style-name="Tableau168.F"/>
        <table:table-column table:style-name="Tableau168.G"/>
        <table:table-column table:style-name="Tableau168.H"/>
        <table:table-header-rows>
          <table:table-row table:style-name="Tableau168.1">
            <table:table-cell table:style-name="Tableau168.A1" table:number-rows-spanned="2" office:value-type="string">
              <text:p text:style-name="P53"><text:bookmark text:name="IDX187"/></text:p>
            </table:table-cell>
            <table:table-cell table:style-name="Tableau168.B1" table:number-columns-spanned="7" office:value-type="string">
              <text:p text:style-name="P52">Largeur de l’escarre la plus grav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68.1">
            <table:covered-table-cell/>
            <table:table-cell table:style-name="Tableau168.B2" office:value-type="string">
              <text:p text:style-name="P52">N</text:p>
            </table:table-cell>
            <table:table-cell table:style-name="Tableau168.B2" office:value-type="string">
              <text:p text:style-name="P52">DM</text:p>
            </table:table-cell>
            <table:table-cell table:style-name="Tableau168.B2" office:value-type="string">
              <text:p text:style-name="P52">Moyenne</text:p>
            </table:table-cell>
            <table:table-cell table:style-name="Tableau168.B2" office:value-type="string">
              <text:p text:style-name="P52">Écart type</text:p>
            </table:table-cell>
            <table:table-cell table:style-name="Tableau168.B2" office:value-type="string">
              <text:p text:style-name="P52">Médiane</text:p>
            </table:table-cell>
            <table:table-cell table:style-name="Tableau168.B2" office:value-type="string">
              <text:p text:style-name="P52">Minimum</text:p>
            </table:table-cell>
            <table:table-cell table:style-name="Tableau168.H2" office:value-type="string">
              <text:p text:style-name="P52">Maximum</text:p>
            </table:table-cell>
          </table:table-row>
        </table:table-header-rows>
        <table:table-row table:style-name="Tableau168.1">
          <table:table-cell table:style-name="Tableau168.A3" office:value-type="string">
            <text:p text:style-name="P60">Pas d'escarre grave</text:p>
          </table:table-cell>
          <table:table-cell table:style-name="Tableau168.B2" office:value-type="string">
            <text:p text:style-name="P63">122</text:p>
          </table:table-cell>
          <table:table-cell table:style-name="Tableau168.B2" office:value-type="string">
            <text:p text:style-name="P63">15</text:p>
          </table:table-cell>
          <table:table-cell table:style-name="Tableau168.B2" office:value-type="string">
            <text:p text:style-name="P63">3.0</text:p>
          </table:table-cell>
          <table:table-cell table:style-name="Tableau168.B2" office:value-type="string">
            <text:p text:style-name="P58"><text:span text:style-name="T62">2.9</text:span></text:p>
          </table:table-cell>
          <table:table-cell table:style-name="Tableau168.B2" office:value-type="string">
            <text:p text:style-name="P63">2.0</text:p>
          </table:table-cell>
          <table:table-cell table:style-name="Tableau168.B2" office:value-type="string">
            <text:p text:style-name="P63">0.1</text:p>
          </table:table-cell>
          <table:table-cell table:style-name="Tableau168.H2" office:value-type="string">
            <text:p text:style-name="P63">20.0</text:p>
          </table:table-cell>
        </table:table-row>
        <table:table-row table:style-name="Tableau168.1">
          <table:table-cell table:style-name="Tableau168.A3" office:value-type="string">
            <text:p text:style-name="P49"><text:span text:style-name="T55">Au moins une escarre grave (ulcération ou nécrose)</text:span></text:p>
          </table:table-cell>
          <table:table-cell table:style-name="Tableau168.B2" office:value-type="string">
            <text:p text:style-name="P55">85</text:p>
          </table:table-cell>
          <table:table-cell table:style-name="Tableau168.B2" office:value-type="string">
            <text:p text:style-name="P55">8</text:p>
          </table:table-cell>
          <table:table-cell table:style-name="Tableau168.B2" office:value-type="string">
            <text:p text:style-name="P49"><text:span text:style-name="T62">5.4</text:span></text:p>
          </table:table-cell>
          <table:table-cell table:style-name="Tableau168.B2" office:value-type="string">
            <text:p text:style-name="P55">8.7</text:p>
          </table:table-cell>
          <table:table-cell table:style-name="Tableau168.B2" office:value-type="string">
            <text:p text:style-name="P55">3.0</text:p>
          </table:table-cell>
          <table:table-cell table:style-name="Tableau168.B2" office:value-type="string">
            <text:p text:style-name="P55">0.1</text:p>
          </table:table-cell>
          <table:table-cell table:style-name="Tableau168.H2" office:value-type="string">
            <text:p text:style-name="P55">50.0</text:p>
          </table:table-cell>
        </table:table-row>
        <table:table-row table:style-name="Tableau168.1">
          <table:table-cell table:style-name="Tableau168.A5" office:value-type="string">
            <text:p text:style-name="P60">Total</text:p>
          </table:table-cell>
          <table:table-cell table:style-name="Tableau168.B5" office:value-type="string">
            <text:p text:style-name="P63">207</text:p>
          </table:table-cell>
          <table:table-cell table:style-name="Tableau168.B5" office:value-type="string">
            <text:p text:style-name="P63">23</text:p>
          </table:table-cell>
          <table:table-cell table:style-name="Tableau168.B5" office:value-type="string">
            <text:p text:style-name="P63">4.0</text:p>
          </table:table-cell>
          <table:table-cell table:style-name="Tableau168.B5" office:value-type="string">
            <text:p text:style-name="P58"><text:span text:style-name="T62">6.1</text:span></text:p>
          </table:table-cell>
          <table:table-cell table:style-name="Tableau168.B5" office:value-type="string">
            <text:p text:style-name="P58"><text:span text:style-name="T62">2.6</text:span></text:p>
          </table:table-cell>
          <table:table-cell table:style-name="Tableau168.B5" office:value-type="string">
            <text:p text:style-name="P63">0.1</text:p>
          </table:table-cell>
          <table:table-cell table:style-name="Tableau168.H5" office:value-type="string">
            <text:p text:style-name="P63">50.0</text:p>
          </table:table-cell>
        </table:table-row>
      </table:table>
      <text:p text:style-name="P56"><text:bookmark text:name="IDX188"/><text:span text:style-name="T55">Anova : </text:span><text:span text:style-name="T62">7.9571 </text:span><text:span text:style-name="T55">p-value : </text:span><text:span text:style-name="T62">0.0053 </text:span><text:span text:style-name="T55">Signification : </text:span><text:span text:style-name="T62">&lt;0.01</text:span></text:p>
      <text:p text:style-name="P69"/>
      <text:p text:style-name="P85"><text:bookmark-start text:name="__RefHeading___Toc494880647"/>Tables <text:sequence text:ref-name="refTable164" text:name="Table" text:formula="ooow:Table+1" style:num-format="1">165</text:sequence><text:s/>et <text:sequence text:ref-name="refTable165" text:name="Table" text:formula="ooow:Table+1" style:num-format="1">166</text:sequence><text:s/>: Surface de l’escarre la plus grave (cm²) en fonction de la présence d’une escarre grave (n=230)<text:bookmark-end text:name="__RefHeading___Toc494880647"/></text:p>
      <table:table table:name="Tableau169" table:style-name="Tableau169">
        <table:table-column table:style-name="Tableau169.A"/>
        <table:table-column table:style-name="Tableau169.B"/>
        <table:table-column table:style-name="Tableau169.C"/>
        <table:table-column table:style-name="Tableau169.D"/>
        <table:table-column table:style-name="Tableau169.E"/>
        <table:table-column table:style-name="Tableau169.F"/>
        <table:table-column table:style-name="Tableau169.G"/>
        <table:table-header-rows>
          <table:table-row table:style-name="Tableau169.1">
            <table:table-cell table:style-name="Tableau169.A1" table:number-rows-spanned="3" office:value-type="string">
              <text:p text:style-name="P12"> </text:p>
            </table:table-cell>
            <table:table-cell table:style-name="Tableau169.A1" table:number-columns-spanned="4" office:value-type="string">
              <text:p text:style-name="P52">Escarre grave</text:p>
            </table:table-cell>
            <table:covered-table-cell/>
            <table:covered-table-cell/>
            <table:covered-table-cell/>
            <table:table-cell table:style-name="Tableau169.F1" table:number-rows-spanned="2" table:number-columns-spanned="2" office:value-type="string">
              <text:p text:style-name="P12">Ensemble</text:p>
            </table:table-cell>
            <table:covered-table-cell/>
          </table:table-row>
          <table:table-row table:style-name="Tableau169.2">
            <table:covered-table-cell/>
            <table:table-cell table:style-name="Tableau169.A1" table:number-columns-spanned="2" office:value-type="string">
              <text:p text:style-name="P52">Pas d'escarre grave</text:p>
            </table:table-cell>
            <table:covered-table-cell/>
            <table:table-cell table:style-name="Tableau169.A1" table:number-columns-spanned="2" office:value-type="string">
              <text:p text:style-name="P49"><text:span text:style-name="T55">Au moins une escarre grave (ulcération ou nécrose)</text:span></text:p>
            </table:table-cell>
            <table:covered-table-cell/>
            <table:covered-table-cell/>
            <table:covered-table-cell/>
          </table:table-row>
          <table:table-row table:style-name="Tableau169.1">
            <table:covered-table-cell/>
            <table:table-cell table:style-name="Tableau169.A1" office:value-type="string">
              <text:p text:style-name="P12">N</text:p>
            </table:table-cell>
            <table:table-cell table:style-name="Tableau169.A1" office:value-type="string">
              <text:p text:style-name="P12">%</text:p>
            </table:table-cell>
            <table:table-cell table:style-name="Tableau169.A1" office:value-type="string">
              <text:p text:style-name="P12">N</text:p>
            </table:table-cell>
            <table:table-cell table:style-name="Tableau169.A1" office:value-type="string">
              <text:p text:style-name="P12">%</text:p>
            </table:table-cell>
            <table:table-cell table:style-name="Tableau169.A1" office:value-type="string">
              <text:p text:style-name="P12">N</text:p>
            </table:table-cell>
            <table:table-cell table:style-name="Tableau169.F1" office:value-type="string">
              <text:p text:style-name="P12">%</text:p>
            </table:table-cell>
          </table:table-row>
        </table:table-header-rows>
        <table:table-row table:style-name="Tableau169.4">
          <table:table-cell table:style-name="Tableau169.A1" office:value-type="string">
            <text:p text:style-name="P12">2 cm² ou moins </text:p>
          </table:table-cell>
          <table:table-cell table:style-name="Tableau169.A1" office:value-type="string">
            <text:p text:style-name="P8">38</text:p>
          </table:table-cell>
          <table:table-cell table:style-name="Tableau169.A1" office:value-type="string">
            <text:p text:style-name="P8">31.1</text:p>
          </table:table-cell>
          <table:table-cell table:style-name="Tableau169.A1" office:value-type="string">
            <text:p text:style-name="P8">28</text:p>
          </table:table-cell>
          <table:table-cell table:style-name="Tableau169.A1" office:value-type="string">
            <text:p text:style-name="P8">32.6</text:p>
          </table:table-cell>
          <table:table-cell table:style-name="Tableau169.A1" office:value-type="string">
            <text:p text:style-name="P8">66</text:p>
          </table:table-cell>
          <table:table-cell table:style-name="Tableau169.F1" office:value-type="string">
            <text:p text:style-name="P8">31.7</text:p>
          </table:table-cell>
        </table:table-row>
        <table:table-row table:style-name="Tableau169.4">
          <table:table-cell table:style-name="Tableau169.A1" office:value-type="string">
            <text:p text:style-name="P12">Entre 2 et 25 cm²</text:p>
          </table:table-cell>
          <table:table-cell table:style-name="Tableau169.A1" office:value-type="string">
            <text:p text:style-name="P8">67</text:p>
          </table:table-cell>
          <table:table-cell table:style-name="Tableau169.A1" office:value-type="string">
            <text:p text:style-name="P8">54.9</text:p>
          </table:table-cell>
          <table:table-cell table:style-name="Tableau169.A1" office:value-type="string">
            <text:p text:style-name="P8">38</text:p>
          </table:table-cell>
          <table:table-cell table:style-name="Tableau169.A1" office:value-type="string">
            <text:p text:style-name="P8">44.2</text:p>
          </table:table-cell>
          <table:table-cell table:style-name="Tableau169.A1" office:value-type="string">
            <text:p text:style-name="P8">105</text:p>
          </table:table-cell>
          <table:table-cell table:style-name="Tableau169.F1" office:value-type="string">
            <text:p text:style-name="P8">50.5</text:p>
          </table:table-cell>
        </table:table-row>
        <table:table-row table:style-name="Tableau169.6">
          <table:table-cell table:style-name="Tableau169.A1" office:value-type="string">
            <text:p text:style-name="P12">Plus de 25 cm² </text:p>
          </table:table-cell>
          <table:table-cell table:style-name="Tableau169.A1" office:value-type="string">
            <text:p text:style-name="P8">17</text:p>
          </table:table-cell>
          <table:table-cell table:style-name="Tableau169.A1" office:value-type="string">
            <text:p text:style-name="P8">13.9</text:p>
          </table:table-cell>
          <table:table-cell table:style-name="Tableau169.A1" office:value-type="string">
            <text:p text:style-name="P8">20</text:p>
          </table:table-cell>
          <table:table-cell table:style-name="Tableau169.A1" office:value-type="string">
            <text:p text:style-name="P8">23.3</text:p>
          </table:table-cell>
          <table:table-cell table:style-name="Tableau169.A1" office:value-type="string">
            <text:p text:style-name="P8">37</text:p>
          </table:table-cell>
          <table:table-cell table:style-name="Tableau169.F1" office:value-type="string">
            <text:p text:style-name="P8">17.8</text:p>
          </table:table-cell>
        </table:table-row>
        <table:table-row table:style-name="Tableau169.7">
          <table:table-cell table:style-name="Tableau169.A1" office:value-type="string">
            <text:p text:style-name="P12">Total</text:p>
          </table:table-cell>
          <table:table-cell table:style-name="Tableau169.A1" office:value-type="string">
            <text:p text:style-name="P8">122</text:p>
          </table:table-cell>
          <table:table-cell table:style-name="Tableau169.A1" office:value-type="string">
            <text:p text:style-name="P8">100.0</text:p>
          </table:table-cell>
          <table:table-cell table:style-name="Tableau169.A1" office:value-type="string">
            <text:p text:style-name="P8">86</text:p>
          </table:table-cell>
          <table:table-cell table:style-name="Tableau169.A1" office:value-type="string">
            <text:p text:style-name="P8">100.0</text:p>
          </table:table-cell>
          <table:table-cell table:style-name="Tableau169.A1" office:value-type="string">
            <text:p text:style-name="P8">208</text:p>
          </table:table-cell>
          <table:table-cell table:style-name="Tableau169.F1" office:value-type="string">
            <text:p text:style-name="P8">100.0</text:p>
          </table:table-cell>
        </table:table-row>
      </table:table>
      <text:p text:style-name="P56"><text:span text:style-name="T55">Khi² : </text:span><text:span text:style-name="T62">3.6464</text:span><text:span text:style-name="T55">-p-value : </text:span><text:span text:style-name="T62">0.1615</text:span><text:span text:style-name="T55">-Signification : </text:span><text:span text:style-name="T62">NS</text:span></text:p>
      <text:p text:style-name="P24"/>
      <table:table table:name="Tableau170" table:style-name="Tableau170">
        <table:table-column table:style-name="Tableau170.A"/>
        <table:table-column table:style-name="Tableau170.B"/>
        <table:table-column table:style-name="Tableau170.C"/>
        <table:table-column table:style-name="Tableau170.D"/>
        <table:table-column table:style-name="Tableau170.E"/>
        <table:table-column table:style-name="Tableau170.F"/>
        <table:table-column table:style-name="Tableau170.G"/>
        <table:table-column table:style-name="Tableau170.H"/>
        <table:table-header-rows>
          <table:table-row table:style-name="Tableau170.1">
            <table:table-cell table:style-name="Tableau170.A1" table:number-rows-spanned="2" office:value-type="string">
              <text:p text:style-name="P53"><text:bookmark text:name="IDX189"/></text:p>
            </table:table-cell>
            <table:table-cell table:style-name="Tableau170.B1" table:number-columns-spanned="7" office:value-type="string">
              <text:p text:style-name="P49"><text:span text:style-name="T55">Surface de l’escarre la plus grave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au170.1">
            <table:covered-table-cell/>
            <table:table-cell table:style-name="Tableau170.B2" office:value-type="string">
              <text:p text:style-name="P52">N</text:p>
            </table:table-cell>
            <table:table-cell table:style-name="Tableau170.B2" office:value-type="string">
              <text:p text:style-name="P52">DM</text:p>
            </table:table-cell>
            <table:table-cell table:style-name="Tableau170.B2" office:value-type="string">
              <text:p text:style-name="P52">Moyenne</text:p>
            </table:table-cell>
            <table:table-cell table:style-name="Tableau170.B2" office:value-type="string">
              <text:p text:style-name="P52">Écart type</text:p>
            </table:table-cell>
            <table:table-cell table:style-name="Tableau170.B2" office:value-type="string">
              <text:p text:style-name="P52">Médiane</text:p>
            </table:table-cell>
            <table:table-cell table:style-name="Tableau170.B2" office:value-type="string">
              <text:p text:style-name="P52">Minimum</text:p>
            </table:table-cell>
            <table:table-cell table:style-name="Tableau170.H2" office:value-type="string">
              <text:p text:style-name="P52">Maximum</text:p>
            </table:table-cell>
          </table:table-row>
        </table:table-header-rows>
        <table:table-row table:style-name="Tableau170.1">
          <table:table-cell table:style-name="Tableau170.A3" office:value-type="string">
            <text:p text:style-name="P60">Pas d'escarre grave</text:p>
          </table:table-cell>
          <table:table-cell table:style-name="Tableau170.B2" office:value-type="string">
            <text:p text:style-name="P63">122</text:p>
          </table:table-cell>
          <table:table-cell table:style-name="Tableau170.B2" office:value-type="string">
            <text:p text:style-name="P63">15</text:p>
          </table:table-cell>
          <table:table-cell table:style-name="Tableau170.B2" office:value-type="string">
            <text:p text:style-name="P58"><text:span text:style-name="T62">20.7</text:span></text:p>
          </table:table-cell>
          <table:table-cell table:style-name="Tableau170.B2" office:value-type="string">
            <text:p text:style-name="P58"><text:span text:style-name="T62">510.7</text:span></text:p>
          </table:table-cell>
          <table:table-cell table:style-name="Tableau170.B2" office:value-type="string">
            <text:p text:style-name="P63">6.0</text:p>
          </table:table-cell>
          <table:table-cell table:style-name="Tableau170.B2" office:value-type="string">
            <text:p text:style-name="P63">0.01</text:p>
          </table:table-cell>
          <table:table-cell table:style-name="Tableau170.H2" office:value-type="string">
            <text:p text:style-name="P63">400.0</text:p>
          </table:table-cell>
        </table:table-row>
        <table:table-row table:style-name="Tableau170.1">
          <table:table-cell table:style-name="Tableau170.A3" office:value-type="string">
            <text:p text:style-name="P49"><text:span text:style-name="T55">Au moins une escarre grave (ulcération ou nécrose)</text:span></text:p>
          </table:table-cell>
          <table:table-cell table:style-name="Tableau170.B2" office:value-type="string">
            <text:p text:style-name="P55">85</text:p>
          </table:table-cell>
          <table:table-cell table:style-name="Tableau170.B2" office:value-type="string">
            <text:p text:style-name="P55">8</text:p>
          </table:table-cell>
          <table:table-cell table:style-name="Tableau170.B2" office:value-type="string">
            <text:p text:style-name="P49"><text:span text:style-name="T62">118.5</text:span></text:p>
          </table:table-cell>
          <table:table-cell table:style-name="Tableau170.B2" office:value-type="string">
            <text:p text:style-name="P49"><text:span text:style-name="T62">416.4</text:span></text:p>
          </table:table-cell>
          <table:table-cell table:style-name="Tableau170.B2" office:value-type="string">
            <text:p text:style-name="P55">9.0</text:p>
          </table:table-cell>
          <table:table-cell table:style-name="Tableau170.B2" office:value-type="string">
            <text:p text:style-name="P55">0.01</text:p>
          </table:table-cell>
          <table:table-cell table:style-name="Tableau170.H2" office:value-type="string">
            <text:p text:style-name="P55">2500.0</text:p>
          </table:table-cell>
        </table:table-row>
        <table:table-row table:style-name="Tableau170.1">
          <table:table-cell table:style-name="Tableau170.A5" office:value-type="string">
            <text:p text:style-name="P60">Total</text:p>
          </table:table-cell>
          <table:table-cell table:style-name="Tableau170.B5" office:value-type="string">
            <text:p text:style-name="P63">207</text:p>
          </table:table-cell>
          <table:table-cell table:style-name="Tableau170.B5" office:value-type="string">
            <text:p text:style-name="P63">23</text:p>
          </table:table-cell>
          <table:table-cell table:style-name="Tableau170.B5" office:value-type="string">
            <text:p text:style-name="P58"><text:span text:style-name="T62">60.9</text:span></text:p>
          </table:table-cell>
          <table:table-cell table:style-name="Tableau170.B5" office:value-type="string">
            <text:p text:style-name="P58"><text:span text:style-name="T62">273.1</text:span></text:p>
          </table:table-cell>
          <table:table-cell table:style-name="Tableau170.B5" office:value-type="string">
            <text:p text:style-name="P58"><text:span text:style-name="T62">8.7</text:span></text:p>
          </table:table-cell>
          <table:table-cell table:style-name="Tableau170.B5" office:value-type="string">
            <text:p text:style-name="P63">0.01</text:p>
          </table:table-cell>
          <table:table-cell table:style-name="Tableau170.H5" office:value-type="string">
            <text:p text:style-name="P63">2500.0</text:p>
          </table:table-cell>
        </table:table-row>
      </table:table>
      <text:p text:style-name="P56"><text:bookmark text:name="IDX190"/><text:span text:style-name="T55">Anova : </text:span><text:span text:style-name="T62">6.6037 </text:span><text:span text:style-name="T55">p-value : </text:span><text:span text:style-name="T62">0.0109 </text:span><text:span text:style-name="T55">Signification : </text:span><text:span text:style-name="T62">&lt;0.05</text:span></text:p>
      <text:p text:style-name="P56"><text:span text:style-name="T55">Test de la médiane : </text:span><text:span text:style-name="T62">1.4046 </text:span><text:span text:style-name="T55">p-value : </text:span><text:span text:style-name="T62">0.1601 </text:span><text:span text:style-name="T55">Signification : </text:span><text:span text:style-name="T62">NS</text:span></text:p>
      <text:p text:style-name="P24"/>
      <text:h text:style-name="P76" text:outline-level="1"><text:bookmark-end text:name="_Hlk483219323"/><text:bookmark-start text:name="__RefHeading___Toc494880657"/>Index des tables<text:bookmark-end text:name="__RefHeading___Toc494880657"/> </text:h>
      <text:p text:style-name="P33"/>
      <text:illustration-index text:style-name="Sect1" text:name="Index des illustrations1">
        <text:illustration-index-source text:caption-sequence-name="TABLE" text:caption-sequence-format="text">
          <text:index-title-template text:style-name="Illustration_20_Index_20_Heading"/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90"><text:span text:style-name="T30">Table 1 : Type de service de réanimation<text:tab/></text:span><text:a xlink:type="simple" xlink:href="#__RefHeading___Toc494880504" text:style-name="Index_20_Link_20__28_user_29_" text:visited-style-name="Index_20_Link_20__28_user_29_"><text:span text:style-name="T30">4</text:span></text:a></text:p>
          <text:p text:style-name="P90"><text:span text:style-name="T30">Table 2 : Nombre de lits (réanimation+soins continus)<text:tab/></text:span><text:a xlink:type="simple" xlink:href="#__RefHeading___Toc494880505" text:style-name="Index_20_Link_20__28_user_29_" text:visited-style-name="Index_20_Link_20__28_user_29_"><text:span text:style-name="T30">4</text:span></text:a></text:p>
          <text:p text:style-name="P90"><text:span text:style-name="T30">Tables 3 et 4 : IGS 2 moyen en 2016<text:tab/></text:span><text:a xlink:type="simple" xlink:href="#__RefHeading___Toc494880506" text:style-name="Index_20_Link_20__28_user_29_" text:visited-style-name="Index_20_Link_20__28_user_29_"><text:span text:style-name="T30">4</text:span></text:a></text:p>
          <text:p text:style-name="P90"><text:span text:style-name="T30">Table 5 : Nombre de patients présents le jour de l'étude<text:tab/></text:span><text:a xlink:type="simple" xlink:href="#__RefHeading___Toc494880507" text:style-name="Index_20_Link_20__28_user_29_" text:visited-style-name="Index_20_Link_20__28_user_29_"><text:span text:style-name="T30">4</text:span></text:a></text:p>
          <text:p text:style-name="P90"><text:span text:style-name="T30">Table 6 : Age moyen des patients présents<text:tab/></text:span><text:a xlink:type="simple" xlink:href="#__RefHeading___Toc494880508" text:style-name="Index_20_Link_20__28_user_29_" text:visited-style-name="Index_20_Link_20__28_user_29_"><text:span text:style-name="T30">4</text:span></text:a></text:p>
          <text:p text:style-name="P90"><text:span text:style-name="T30">Table 7 : Réalisation systématique d'une évaluation du risque d’escarres<text:tab/></text:span><text:a xlink:type="simple" xlink:href="#__RefHeading___Toc494880509" text:style-name="Index_20_Link_20__28_user_29_" text:visited-style-name="Index_20_Link_20__28_user_29_"><text:span text:style-name="T30">4</text:span></text:a></text:p>
          <text:p text:style-name="P90"><text:span text:style-name="T30">Table 8 : Evaluation clinique (n=70)<text:tab/></text:span><text:a xlink:type="simple" xlink:href="#__RefHeading___Toc494880510" text:style-name="Index_20_Link_20__28_user_29_" text:visited-style-name="Index_20_Link_20__28_user_29_"><text:span text:style-name="T30">5</text:span></text:a></text:p>
          <text:p text:style-name="P90"><text:span text:style-name="T30">Table 9 : Echelle d’évaluation (n=70)<text:tab/></text:span><text:a xlink:type="simple" xlink:href="#__RefHeading___Toc494880511" text:style-name="Index_20_Link_20__28_user_29_" text:visited-style-name="Index_20_Link_20__28_user_29_"><text:span text:style-name="T30">5</text:span></text:a></text:p>
          <text:p text:style-name="P90"><text:span text:style-name="T30">Table 10 : Type d'échelle d’évaluation (n=53)<text:tab/></text:span><text:a xlink:type="simple" xlink:href="#__RefHeading___Toc494880512" text:style-name="Index_20_Link_20__28_user_29_" text:visited-style-name="Index_20_Link_20__28_user_29_"><text:span text:style-name="T30">5</text:span></text:a></text:p>
          <text:p text:style-name="P90"><text:span text:style-name="T30">Table 11 : Existence dans le service d'un protocole écrit de prévention des escarres<text:tab/></text:span><text:a xlink:type="simple" xlink:href="#__RefHeading___Toc494880513" text:style-name="Index_20_Link_20__28_user_29_" text:visited-style-name="Index_20_Link_20__28_user_29_"><text:span text:style-name="T30">5</text:span></text:a></text:p>
          <text:p text:style-name="P90"><text:span text:style-name="T30">Table 12 : Existence dans le service d'un protocole écrit de traitement des escarres<text:tab/></text:span><text:a xlink:type="simple" xlink:href="#__RefHeading___Toc494880514" text:style-name="Index_20_Link_20__28_user_29_" text:visited-style-name="Index_20_Link_20__28_user_29_"><text:span text:style-name="T30">5</text:span></text:a></text:p>
          <text:p text:style-name="P90"><text:span text:style-name="T30">Table 13 : Existence d'IDE ou AS référents plaie et cicatrisation<text:tab/></text:span><text:a xlink:type="simple" xlink:href="#__RefHeading___Toc494880515" text:style-name="Index_20_Link_20__28_user_29_" text:visited-style-name="Index_20_Link_20__28_user_29_"><text:span text:style-name="T30">6</text:span></text:a></text:p>
          <text:p text:style-name="P90"><text:span text:style-name="T30">Table 14 : Personnel présent le jour de l’enquête<text:tab/></text:span><text:a xlink:type="simple" xlink:href="#__RefHeading___Toc494880516" text:style-name="Index_20_Link_20__28_user_29_" text:visited-style-name="Index_20_Link_20__28_user_29_"><text:span text:style-name="T30">6</text:span></text:a></text:p>
          <text:p text:style-name="P90"><text:span text:style-name="T30">Table 15 : Nombre d’IDE présents dans le service<text:tab/></text:span><text:a xlink:type="simple" xlink:href="#__RefHeading___Toc494880517" text:style-name="Index_20_Link_20__28_user_29_" text:visited-style-name="Index_20_Link_20__28_user_29_"><text:span text:style-name="T30">6</text:span></text:a></text:p>
          <text:p text:style-name="P90"><text:span text:style-name="T30">Table 16 : Ratio du nombre d’IDE présents dans le service en fonction du nombre de lits<text:tab/></text:span><text:a xlink:type="simple" xlink:href="#__RefHeading___Toc494880518" text:style-name="Index_20_Link_20__28_user_29_" text:visited-style-name="Index_20_Link_20__28_user_29_"><text:span text:style-name="T30">6</text:span></text:a></text:p>
          <text:p text:style-name="P90"><text:span text:style-name="T30">Table 17 : Nombre d’AS présents dans le service<text:tab/></text:span><text:a xlink:type="simple" xlink:href="#__RefHeading___Toc494880519" text:style-name="Index_20_Link_20__28_user_29_" text:visited-style-name="Index_20_Link_20__28_user_29_"><text:span text:style-name="T30">6</text:span></text:a></text:p>
          <text:p text:style-name="P90"><text:span text:style-name="T30">Table 18 : Ratio du nombre d’AS présents dans le service en fonction du nombre de lits<text:tab/></text:span><text:a xlink:type="simple" xlink:href="#__RefHeading___Toc494880520" text:style-name="Index_20_Link_20__28_user_29_" text:visited-style-name="Index_20_Link_20__28_user_29_"><text:span text:style-name="T30">6</text:span></text:a></text:p>
          <text:p text:style-name="P90"><text:span text:style-name="T30">Table 19 : Nombre de personnel paramédical autre (élèves…) présents dans le service<text:tab/></text:span><text:a xlink:type="simple" xlink:href="#__RefHeading___Toc494880521" text:style-name="Index_20_Link_20__28_user_29_" text:visited-style-name="Index_20_Link_20__28_user_29_"><text:span text:style-name="T30">6</text:span></text:a></text:p>
          <text:p text:style-name="P90"><text:span text:style-name="T30">Table 20 : Ratio du nombre de personnel paramédical autre (élèves…) présents dans le service en fonction du nombre de lits<text:tab/></text:span><text:a xlink:type="simple" xlink:href="#__RefHeading___Toc494880522" text:style-name="Index_20_Link_20__28_user_29_" text:visited-style-name="Index_20_Link_20__28_user_29_"><text:span text:style-name="T30">6</text:span></text:a></text:p>
          <text:p text:style-name="P90"><text:span text:style-name="T30">Table 21 : Nombre de kinésithérapeutes présents dans le service<text:tab/></text:span><text:a xlink:type="simple" xlink:href="#__RefHeading___Toc494880523" text:style-name="Index_20_Link_20__28_user_29_" text:visited-style-name="Index_20_Link_20__28_user_29_"><text:span text:style-name="T30">6</text:span></text:a></text:p>
          <text:p text:style-name="P90"><text:span text:style-name="T30">Table 22 : Ratio du nombre de kinésithérapeutes présents dans le service en fonction du nombre de lits<text:tab/></text:span><text:a xlink:type="simple" xlink:href="#__RefHeading___Toc494880524" text:style-name="Index_20_Link_20__28_user_29_" text:visited-style-name="Index_20_Link_20__28_user_29_"><text:span text:style-name="T30">7</text:span></text:a></text:p>
          <text:p text:style-name="P90"><text:span text:style-name="T30">Table 23 : Présence de personnels intérimaires<text:tab/></text:span><text:a xlink:type="simple" xlink:href="#__RefHeading___Toc494880525" text:style-name="Index_20_Link_20__28_user_29_" text:visited-style-name="Index_20_Link_20__28_user_29_"><text:span text:style-name="T30">7</text:span></text:a></text:p>
          <text:p text:style-name="P90"><text:span text:style-name="T30">Table 24 : Type d'admission<text:tab/></text:span><text:a xlink:type="simple" xlink:href="#__RefHeading___Toc494880526" text:style-name="Index_20_Link_20__28_user_29_" text:visited-style-name="Index_20_Link_20__28_user_29_"><text:span text:style-name="T30">8</text:span></text:a></text:p>
          <text:p text:style-name="P90"><text:span text:style-name="T30">Table 25 : Patient alité depuis plus de 7 jours avant l’admission en réanimation<text:tab/></text:span><text:a xlink:type="simple" xlink:href="#__RefHeading___Toc494880527" text:style-name="Index_20_Link_20__28_user_29_" text:visited-style-name="Index_20_Link_20__28_user_29_"><text:span text:style-name="T30">8</text:span></text:a></text:p>
          <text:p text:style-name="P90"><text:span text:style-name="T30">Tables 26 et 27: Age<text:tab/></text:span><text:a xlink:type="simple" xlink:href="#__RefHeading___Toc494880528" text:style-name="Index_20_Link_20__28_user_29_" text:visited-style-name="Index_20_Link_20__28_user_29_"><text:span text:style-name="T30">8</text:span></text:a></text:p>
          <text:p text:style-name="P90"><text:span text:style-name="T30">Table 28 : Sexe<text:tab/></text:span><text:a xlink:type="simple" xlink:href="#__RefHeading___Toc494880529" text:style-name="Index_20_Link_20__28_user_29_" text:visited-style-name="Index_20_Link_20__28_user_29_"><text:span text:style-name="T30">8</text:span></text:a></text:p>
          <text:p text:style-name="P90"><text:span text:style-name="T30">Table 29 : Taille (cm)<text:tab/></text:span><text:a xlink:type="simple" xlink:href="#__RefHeading___Toc494880530" text:style-name="Index_20_Link_20__28_user_29_" text:visited-style-name="Index_20_Link_20__28_user_29_"><text:span text:style-name="T30">8</text:span></text:a></text:p>
          <text:p text:style-name="P90"><text:span text:style-name="T30">Table 30 : Poids à l’admission (kg)<text:tab/></text:span><text:a xlink:type="simple" xlink:href="#__RefHeading___Toc494880531" text:style-name="Index_20_Link_20__28_user_29_" text:visited-style-name="Index_20_Link_20__28_user_29_"><text:span text:style-name="T30">9</text:span></text:a></text:p>
          <text:p text:style-name="P90"><text:span text:style-name="T30">Tables 31 et 32 : IMC à l’admission<text:tab/></text:span><text:a xlink:type="simple" xlink:href="#__RefHeading___Toc494880532" text:style-name="Index_20_Link_20__28_user_29_" text:visited-style-name="Index_20_Link_20__28_user_29_"><text:span text:style-name="T30">9</text:span></text:a></text:p>
          <text:p text:style-name="P90"><text:span text:style-name="T30">Tables 33 et 34 : IGS 2<text:tab/></text:span><text:a xlink:type="simple" xlink:href="#__RefHeading___Toc494880533" text:style-name="Index_20_Link_20__28_user_29_" text:visited-style-name="Index_20_Link_20__28_user_29_"><text:span text:style-name="T30">9</text:span></text:a></text:p>
          <text:p text:style-name="P90"><text:span text:style-name="T30">Table 35 : Albumine (si disponible)<text:tab/></text:span><text:a xlink:type="simple" xlink:href="#__RefHeading___Toc494880534" text:style-name="Index_20_Link_20__28_user_29_" text:visited-style-name="Index_20_Link_20__28_user_29_"><text:span text:style-name="T30">9</text:span></text:a></text:p>
          <text:p text:style-name="P90"><text:span text:style-name="T30">Table 36 : CRP (si disponible)<text:tab/></text:span><text:a xlink:type="simple" xlink:href="#__RefHeading___Toc494880535" text:style-name="Index_20_Link_20__28_user_29_" text:visited-style-name="Index_20_Link_20__28_user_29_"><text:span text:style-name="T30">9</text:span></text:a></text:p>
          <text:p text:style-name="P90"><text:span text:style-name="T30">Table 37 : Etat de choc depuis l'admission<text:tab/></text:span><text:a xlink:type="simple" xlink:href="#__RefHeading___Toc494880536" text:style-name="Index_20_Link_20__28_user_29_" text:visited-style-name="Index_20_Link_20__28_user_29_"><text:span text:style-name="T30">9</text:span></text:a></text:p>
          <text:p text:style-name="P90"><text:span text:style-name="T30">Table 38 : Antécédents ou présence de diarrhées<text:tab/></text:span><text:a xlink:type="simple" xlink:href="#__RefHeading___Toc494880537" text:style-name="Index_20_Link_20__28_user_29_" text:visited-style-name="Index_20_Link_20__28_user_29_"><text:span text:style-name="T30">10</text:span></text:a></text:p>
          <text:p text:style-name="P90"><text:span text:style-name="T30">Table 39 : Ventilation invasive depuis l’admission<text:tab/></text:span><text:a xlink:type="simple" xlink:href="#__RefHeading___Toc494880538" text:style-name="Index_20_Link_20__28_user_29_" text:visited-style-name="Index_20_Link_20__28_user_29_"><text:span text:style-name="T30">10</text:span></text:a></text:p>
          <text:p text:style-name="P90"><text:span text:style-name="T30">Table 40 : Sédation depuis l’admission<text:tab/></text:span><text:a xlink:type="simple" xlink:href="#__RefHeading___Toc494880539" text:style-name="Index_20_Link_20__28_user_29_" text:visited-style-name="Index_20_Link_20__28_user_29_"><text:span text:style-name="T30">10</text:span></text:a></text:p>
          <text:p text:style-name="P90"><text:span text:style-name="T30">Table 41 : Corticoïdes à forte dose depuis l’admission<text:tab/></text:span><text:a xlink:type="simple" xlink:href="#__RefHeading___Toc494880540" text:style-name="Index_20_Link_20__28_user_29_" text:visited-style-name="Index_20_Link_20__28_user_29_"><text:span text:style-name="T30">10</text:span></text:a></text:p>
          <text:p text:style-name="P90"><text:span text:style-name="T30">Table 42 : Curares depuis l’admission<text:tab/></text:span><text:a xlink:type="simple" xlink:href="#__RefHeading___Toc494880541" text:style-name="Index_20_Link_20__28_user_29_" text:visited-style-name="Index_20_Link_20__28_user_29_"><text:span text:style-name="T30">10</text:span></text:a></text:p>
          <text:p text:style-name="P90"><text:span text:style-name="T30">Table 43 : Maladie neurologique motrice depuis l’admission<text:tab/></text:span><text:a xlink:type="simple" xlink:href="#__RefHeading___Toc494880542" text:style-name="Index_20_Link_20__28_user_29_" text:visited-style-name="Index_20_Link_20__28_user_29_"><text:span text:style-name="T30">10</text:span></text:a></text:p>
          <text:p text:style-name="P90"><text:span text:style-name="T30">Table 44 : Tabagisme actif<text:tab/></text:span><text:a xlink:type="simple" xlink:href="#__RefHeading___Toc494880543" text:style-name="Index_20_Link_20__28_user_29_" text:visited-style-name="Index_20_Link_20__28_user_29_"><text:span text:style-name="T30">11</text:span></text:a></text:p>
          <text:p text:style-name="P90"><text:span text:style-name="T30">Table 45 : Epuration extra-rénale<text:tab/></text:span><text:a xlink:type="simple" xlink:href="#__RefHeading___Toc494880544" text:style-name="Index_20_Link_20__28_user_29_" text:visited-style-name="Index_20_Link_20__28_user_29_"><text:span text:style-name="T30">11</text:span></text:a></text:p>
          <text:p text:style-name="P90"><text:span text:style-name="T30">Table 46 : Extracorporelle Membrane Oxygénation (ECMO)<text:tab/></text:span><text:a xlink:type="simple" xlink:href="#__RefHeading___Toc494880545" text:style-name="Index_20_Link_20__28_user_29_" text:visited-style-name="Index_20_Link_20__28_user_29_"><text:span text:style-name="T30">11</text:span></text:a></text:p>
          <text:p text:style-name="P90"><text:span text:style-name="T30">Table 47 : Nutrition le jour de l’étude<text:tab/></text:span><text:a xlink:type="simple" xlink:href="#__RefHeading___Toc494880546" text:style-name="Index_20_Link_20__28_user_29_" text:visited-style-name="Index_20_Link_20__28_user_29_"><text:span text:style-name="T30">11</text:span></text:a></text:p>
          <text:p text:style-name="P90"><text:span text:style-name="T30">Table 48 : Matériel présent le jour de l’étude<text:tab/></text:span><text:a xlink:type="simple" xlink:href="#__RefHeading___Toc494880547" text:style-name="Index_20_Link_20__28_user_29_" text:visited-style-name="Index_20_Link_20__28_user_29_"><text:span text:style-name="T30">12</text:span></text:a></text:p>
          <text:p text:style-name="P90"><text:span text:style-name="T30">Table 49 : Techniques de prévention le jour de l’étude - Mobilisation<text:tab/></text:span><text:a xlink:type="simple" xlink:href="#__RefHeading___Toc494880548" text:style-name="Index_20_Link_20__28_user_29_" text:visited-style-name="Index_20_Link_20__28_user_29_"><text:span text:style-name="T30">12</text:span></text:a></text:p>
          <text:p text:style-name="P90"><text:span text:style-name="T30">Table 50 : Matelas d’aide à la prévention<text:tab/></text:span><text:a xlink:type="simple" xlink:href="#__RefHeading___Toc494880549" text:style-name="Index_20_Link_20__28_user_29_" text:visited-style-name="Index_20_Link_20__28_user_29_"><text:span text:style-name="T30">12</text:span></text:a></text:p>
          <text:p text:style-name="P90"><text:span text:style-name="T30">Tables 51 et 52 : Type de matelas d’aide à la prévention (n=1118)<text:tab/></text:span><text:a xlink:type="simple" xlink:href="#__RefHeading___Toc494880550" text:style-name="Index_20_Link_20__28_user_29_" text:visited-style-name="Index_20_Link_20__28_user_29_"><text:span text:style-name="T30">13</text:span></text:a></text:p>
          <text:p text:style-name="P90"><text:span text:style-name="T30">Table 53 : Coussin d’aide au positionnement<text:tab/></text:span><text:a xlink:type="simple" xlink:href="#__RefHeading___Toc494880551" text:style-name="Index_20_Link_20__28_user_29_" text:visited-style-name="Index_20_Link_20__28_user_29_"><text:span text:style-name="T30">13</text:span></text:a></text:p>
          <text:p text:style-name="P90"><text:span text:style-name="T30">Table 54 : Type de coussin d’aide au positionnement (n=465)<text:tab/></text:span><text:a xlink:type="simple" xlink:href="#__RefHeading___Toc494880552" text:style-name="Index_20_Link_20__28_user_29_" text:visited-style-name="Index_20_Link_20__28_user_29_"><text:span text:style-name="T30">13</text:span></text:a></text:p>
          <text:p text:style-name="P90"><text:span text:style-name="T30">Table 55 : Type de protection utilisé<text:tab/></text:span><text:a xlink:type="simple" xlink:href="#__RefHeading___Toc494880553" text:style-name="Index_20_Link_20__28_user_29_" text:visited-style-name="Index_20_Link_20__28_user_29_"><text:span text:style-name="T30">13</text:span></text:a></text:p>
          <text:p text:style-name="P90"><text:span text:style-name="T30">Table 56 : Utilisation des changements de position<text:tab/></text:span><text:a xlink:type="simple" xlink:href="#__RefHeading___Toc494880554" text:style-name="Index_20_Link_20__28_user_29_" text:visited-style-name="Index_20_Link_20__28_user_29_"><text:span text:style-name="T30">13</text:span></text:a></text:p>
          <text:p text:style-name="P90"><text:span text:style-name="T30">Tables 57 et 58: Nombre de changements de position en 24h (n=699)<text:tab/></text:span><text:a xlink:type="simple" xlink:href="#__RefHeading___Toc494880555" text:style-name="Index_20_Link_20__28_user_29_" text:visited-style-name="Index_20_Link_20__28_user_29_"><text:span text:style-name="T30">14</text:span></text:a></text:p>
          <text:p text:style-name="P90"><text:span text:style-name="T30">Table 59 : Positions utilisées dans la journée<text:tab/></text:span><text:a xlink:type="simple" xlink:href="#__RefHeading___Toc494880556" text:style-name="Index_20_Link_20__28_user_29_" text:visited-style-name="Index_20_Link_20__28_user_29_"><text:span text:style-name="T30">14</text:span></text:a></text:p>
          <text:p text:style-name="P90"><text:span text:style-name="T30">Table 60 : Protections sur les points d’appui<text:tab/></text:span><text:a xlink:type="simple" xlink:href="#__RefHeading___Toc494880557" text:style-name="Index_20_Link_20__28_user_29_" text:visited-style-name="Index_20_Link_20__28_user_29_"><text:span text:style-name="T30">14</text:span></text:a></text:p>
          <text:p text:style-name="P90"><text:span text:style-name="T30">Table 61 : Type de protections sur les points d’appui (n=73)<text:tab/></text:span><text:a xlink:type="simple" xlink:href="#__RefHeading___Toc494880558" text:style-name="Index_20_Link_20__28_user_29_" text:visited-style-name="Index_20_Link_20__28_user_29_"><text:span text:style-name="T30">15</text:span></text:a></text:p>
          <text:p text:style-name="P90"><text:span text:style-name="T30">Table 62 : Classification du risque d’escarre<text:tab/></text:span><text:a xlink:type="simple" xlink:href="#__RefHeading___Toc494880559" text:style-name="Index_20_Link_20__28_user_29_" text:visited-style-name="Index_20_Link_20__28_user_29_"><text:span text:style-name="T30">15</text:span></text:a></text:p>
          <text:p text:style-name="P90"><text:span text:style-name="T30">Tables 63, 64 et 65 : Nombre d’escarres à l’admission<text:tab/></text:span><text:a xlink:type="simple" xlink:href="#__RefHeading___Toc494880560" text:style-name="Index_20_Link_20__28_user_29_" text:visited-style-name="Index_20_Link_20__28_user_29_"><text:span text:style-name="T30">15</text:span></text:a></text:p>
          <text:p text:style-name="P90"><text:span text:style-name="T30">Table 66 : Présence d’au moins une escarre à l’admission en fonction de la durée d’alitement avant l’admission en réanimation<text:tab/></text:span><text:a xlink:type="simple" xlink:href="#__RefHeading___Toc494880561" text:style-name="Index_20_Link_20__28_user_29_" text:visited-style-name="Index_20_Link_20__28_user_29_"><text:span text:style-name="T30">16</text:span></text:a></text:p>
          <text:p text:style-name="P90"><text:span text:style-name="T30">Table 67 : Patient porteur d’une escarre acquise dans l’établissement le jour de l’étude<text:tab/></text:span><text:a xlink:type="simple" xlink:href="#__RefHeading___Toc494880562" text:style-name="Index_20_Link_20__28_user_29_" text:visited-style-name="Index_20_Link_20__28_user_29_"><text:span text:style-name="T30">16</text:span></text:a></text:p>
          <text:p text:style-name="P90"><text:soft-page-break/><text:span text:style-name="T30">Tables 68 et 69 : Nombre d’escarres acquises dans l’établissement présentes le jour de l’étude pour les patient porteur d’une escarre acquise (n=153)<text:tab/></text:span><text:a xlink:type="simple" xlink:href="#__RefHeading___Toc494880563" text:style-name="Index_20_Link_20__28_user_29_" text:visited-style-name="Index_20_Link_20__28_user_29_"><text:span text:style-name="T30">16</text:span></text:a></text:p>
          <text:p text:style-name="P90"><text:span text:style-name="T30">Table 70 : Patient porteur d’une escarre le jour de l’étude<text:tab/></text:span><text:a xlink:type="simple" xlink:href="#__RefHeading___Toc494880564" text:style-name="Index_20_Link_20__28_user_29_" text:visited-style-name="Index_20_Link_20__28_user_29_"><text:span text:style-name="T30">16</text:span></text:a></text:p>
          <text:p text:style-name="P90"><text:span text:style-name="T30">Tables 71 et 72 : Nombre d’escarres présentes le jour de l’étude pour les patients porteurs d’escarre (n=230)<text:tab/></text:span><text:a xlink:type="simple" xlink:href="#__RefHeading___Toc494880565" text:style-name="Index_20_Link_20__28_user_29_" text:visited-style-name="Index_20_Link_20__28_user_29_"><text:span text:style-name="T30">17</text:span></text:a></text:p>
          <text:p text:style-name="P90"><text:span text:style-name="T30">Table 73 : Localisation de toutes les escarres (n=230)<text:tab/></text:span><text:a xlink:type="simple" xlink:href="#__RefHeading___Toc494880566" text:style-name="Index_20_Link_20__28_user_29_" text:visited-style-name="Index_20_Link_20__28_user_29_"><text:span text:style-name="T30">17</text:span></text:a></text:p>
          <text:p text:style-name="P90"><text:span text:style-name="T30">Table 74 : Existence d'une ou d'escarre(s) en regard d’un dispositif médical (n=230)<text:tab/></text:span><text:a xlink:type="simple" xlink:href="#__RefHeading___Toc494880567" text:style-name="Index_20_Link_20__28_user_29_" text:visited-style-name="Index_20_Link_20__28_user_29_"><text:span text:style-name="T30">17</text:span></text:a></text:p>
          <text:p text:style-name="P90"><text:span text:style-name="T30">Table 75 : Localisation de l’escarre la plus grave (n=230)<text:tab/></text:span><text:a xlink:type="simple" xlink:href="#__RefHeading___Toc494880568" text:style-name="Index_20_Link_20__28_user_29_" text:visited-style-name="Index_20_Link_20__28_user_29_"><text:span text:style-name="T30">18</text:span></text:a></text:p>
          <text:p text:style-name="P90"><text:span text:style-name="T30">Table 76 : Localisation de l’escarre la plus grave en fonction de la présence d’une ventilation invasive depuis l’admission (n=230)<text:tab/></text:span><text:a xlink:type="simple" xlink:href="#__RefHeading___Toc494880569" text:style-name="Index_20_Link_20__28_user_29_" text:visited-style-name="Index_20_Link_20__28_user_29_"><text:span text:style-name="T30">18</text:span></text:a></text:p>
          <text:p text:style-name="P90"><text:span text:style-name="T30">Table 77 : Stade de l’escarre la plus grave (n=230)<text:tab/></text:span><text:a xlink:type="simple" xlink:href="#__RefHeading___Toc494880570" text:style-name="Index_20_Link_20__28_user_29_" text:visited-style-name="Index_20_Link_20__28_user_29_"><text:span text:style-name="T30">19</text:span></text:a></text:p>
          <text:p text:style-name="P90"><text:span text:style-name="T30">Table 78 : Longueur de l’escarre la plus grave (n=230) (cm)<text:tab/></text:span><text:a xlink:type="simple" xlink:href="#__RefHeading___Toc494880571" text:style-name="Index_20_Link_20__28_user_29_" text:visited-style-name="Index_20_Link_20__28_user_29_"><text:span text:style-name="T30">19</text:span></text:a></text:p>
          <text:p text:style-name="P90"><text:span text:style-name="T30">Table 79 : Largeur de l’escarre la plus grave (n=230) (cm)<text:tab/></text:span><text:a xlink:type="simple" xlink:href="#__RefHeading___Toc494880572" text:style-name="Index_20_Link_20__28_user_29_" text:visited-style-name="Index_20_Link_20__28_user_29_"><text:span text:style-name="T30">19</text:span></text:a></text:p>
          <text:p text:style-name="P90"><text:span text:style-name="T30">Table 80 : Surface de l’escarre la plus grave (n=230) (cm²)<text:tab/></text:span><text:a xlink:type="simple" xlink:href="#__RefHeading___Toc494880573" text:style-name="Index_20_Link_20__28_user_29_" text:visited-style-name="Index_20_Link_20__28_user_29_"><text:span text:style-name="T30">19</text:span></text:a></text:p>
          <text:p text:style-name="P90"><text:span text:style-name="T30">Table 81 : Pansement utilisé (n=230)<text:tab/></text:span><text:a xlink:type="simple" xlink:href="#__RefHeading___Toc494880574" text:style-name="Index_20_Link_20__28_user_29_" text:visited-style-name="Index_20_Link_20__28_user_29_"><text:span text:style-name="T30">20</text:span></text:a></text:p>
          <text:p text:style-name="P90"><text:span text:style-name="T30">Table 82 : Prévalence des escarres acquises en fonction du type d'admission<text:tab/></text:span><text:a xlink:type="simple" xlink:href="#__RefHeading___Toc494880575" text:style-name="Index_20_Link_20__28_user_29_" text:visited-style-name="Index_20_Link_20__28_user_29_"><text:span text:style-name="T30">21</text:span></text:a></text:p>
          <text:p text:style-name="P90"><text:span text:style-name="T30">Tables 83 et 84 : Prévalence des escarres acquises en fonction de l’âge<text:tab/></text:span><text:a xlink:type="simple" xlink:href="#__RefHeading___Toc494880576" text:style-name="Index_20_Link_20__28_user_29_" text:visited-style-name="Index_20_Link_20__28_user_29_"><text:span text:style-name="T30">21</text:span></text:a></text:p>
          <text:p text:style-name="P90"><text:span text:style-name="T30">Table 85 : Prévalence des escarres acquises en fonction du sexe<text:tab/></text:span><text:a xlink:type="simple" xlink:href="#__RefHeading___Toc494880577" text:style-name="Index_20_Link_20__28_user_29_" text:visited-style-name="Index_20_Link_20__28_user_29_"><text:span text:style-name="T30">21</text:span></text:a></text:p>
          <text:p text:style-name="P90"><text:span text:style-name="T30">Tables 86 et 87 : Prévalence des escarres acquises en fonction du poids à l’admission (kg)<text:tab/></text:span><text:a xlink:type="simple" xlink:href="#__RefHeading___Toc494880578" text:style-name="Index_20_Link_20__28_user_29_" text:visited-style-name="Index_20_Link_20__28_user_29_"><text:span text:style-name="T30">22</text:span></text:a></text:p>
          <text:p text:style-name="P90"><text:span text:style-name="T30">Tables 88 et 89 : Prévalence des escarres acquises en fonction de l’IMC à l’admission<text:tab/></text:span><text:a xlink:type="simple" xlink:href="#__RefHeading___Toc494880579" text:style-name="Index_20_Link_20__28_user_29_" text:visited-style-name="Index_20_Link_20__28_user_29_"><text:span text:style-name="T30">22</text:span></text:a></text:p>
          <text:p text:style-name="P90"><text:span text:style-name="T30">Tables 90 et 91 : Prévalence des escarres acquises en fonction de l’IGS 2<text:tab/></text:span><text:a xlink:type="simple" xlink:href="#__RefHeading___Toc494880580" text:style-name="Index_20_Link_20__28_user_29_" text:visited-style-name="Index_20_Link_20__28_user_29_"><text:span text:style-name="T30">22</text:span></text:a></text:p>
          <text:p text:style-name="P90"><text:span text:style-name="T30">Tables 92 et 93 : Prévalence des escarres acquises en fonction de l’albumine (si disponible)<text:tab/></text:span><text:a xlink:type="simple" xlink:href="#__RefHeading___Toc494880581" text:style-name="Index_20_Link_20__28_user_29_" text:visited-style-name="Index_20_Link_20__28_user_29_"><text:span text:style-name="T30">23</text:span></text:a></text:p>
          <text:p text:style-name="P90"><text:span text:style-name="T30">Tables 94 et 95 : Prévalence des escarres acquises en fonction du CRP (si disponible)<text:tab/></text:span><text:a xlink:type="simple" xlink:href="#__RefHeading___Toc494880582" text:style-name="Index_20_Link_20__28_user_29_" text:visited-style-name="Index_20_Link_20__28_user_29_"><text:span text:style-name="T30">23</text:span></text:a></text:p>
          <text:p text:style-name="P90"><text:span text:style-name="T30">Table 96 : Prévalence des escarres acquises en fonction d’une ventilation invasive depuis l’admission<text:tab/></text:span><text:a xlink:type="simple" xlink:href="#__RefHeading___Toc494880583" text:style-name="Index_20_Link_20__28_user_29_" text:visited-style-name="Index_20_Link_20__28_user_29_"><text:span text:style-name="T30">24</text:span></text:a></text:p>
          <text:p text:style-name="P90"><text:span text:style-name="T30">Table 97 : Prévalence des escarres acquises en fonction de corticoïdes à forte dose depuis l’admission<text:tab/></text:span><text:a xlink:type="simple" xlink:href="#__RefHeading___Toc494880584" text:style-name="Index_20_Link_20__28_user_29_" text:visited-style-name="Index_20_Link_20__28_user_29_"><text:span text:style-name="T30">24</text:span></text:a></text:p>
          <text:p text:style-name="P90"><text:span text:style-name="T30">Table 98 : Prévalence des escarres acquises en fonction d’une maladie neurologique motrice depuis l’admission<text:tab/></text:span><text:a xlink:type="simple" xlink:href="#__RefHeading___Toc494880585" text:style-name="Index_20_Link_20__28_user_29_" text:visited-style-name="Index_20_Link_20__28_user_29_"><text:span text:style-name="T30">24</text:span></text:a></text:p>
          <text:p text:style-name="P90"><text:span text:style-name="T30">Table 99 : Prévalence des escarres acquises en fonction d’un tabagisme actif<text:tab/></text:span><text:a xlink:type="simple" xlink:href="#__RefHeading___Toc494880586" text:style-name="Index_20_Link_20__28_user_29_" text:visited-style-name="Index_20_Link_20__28_user_29_"><text:span text:style-name="T30">24</text:span></text:a></text:p>
          <text:p text:style-name="P90"><text:span text:style-name="T30">Table 100 : Prévalence des escarres acquises en fonction de la nutrition le jour de l’étude<text:tab/></text:span><text:a xlink:type="simple" xlink:href="#__RefHeading___Toc494880587" text:style-name="Index_20_Link_20__28_user_29_" text:visited-style-name="Index_20_Link_20__28_user_29_"><text:span text:style-name="T30">25</text:span></text:a></text:p>
          <text:p text:style-name="P90"><text:span text:style-name="T30">Table 101 : Prévalence des escarres acquises en fonction des techniques de prévention le jour de l’étude - Mobilisation<text:tab/></text:span><text:a xlink:type="simple" xlink:href="#__RefHeading___Toc494880588" text:style-name="Index_20_Link_20__28_user_29_" text:visited-style-name="Index_20_Link_20__28_user_29_"><text:span text:style-name="T30">25</text:span></text:a></text:p>
          <text:p text:style-name="P90"><text:span text:style-name="T30">Table 102 : Prévalence des escarres acquises en fonction de l’utilisation des changements de position<text:tab/></text:span><text:a xlink:type="simple" xlink:href="#__RefHeading___Toc494880589" text:style-name="Index_20_Link_20__28_user_29_" text:visited-style-name="Index_20_Link_20__28_user_29_"><text:span text:style-name="T30">25</text:span></text:a></text:p>
          <text:p text:style-name="P90"><text:span text:style-name="T30">Table 103 : Prévalence des escarres acquises en fonction de la classification du risque d’escarre<text:tab/></text:span><text:a xlink:type="simple" xlink:href="#__RefHeading___Toc494880590" text:style-name="Index_20_Link_20__28_user_29_" text:visited-style-name="Index_20_Link_20__28_user_29_"><text:span text:style-name="T30">26</text:span></text:a></text:p>
          <text:p text:style-name="P90"><text:span text:style-name="T30">Table 104 : Prévalence des escarres acquises en fonction du nombre d’escarres à l’admission<text:tab/></text:span><text:a xlink:type="simple" xlink:href="#__RefHeading___Toc494880591" text:style-name="Index_20_Link_20__28_user_29_" text:visited-style-name="Index_20_Link_20__28_user_29_"><text:span text:style-name="T30">26</text:span></text:a></text:p>
          <text:p text:style-name="P90"><text:span text:style-name="T30">Table 105: Régression logistique explicative de la prévalence des escarres acquises (modèle stepwise) (n=796)<text:tab/></text:span><text:a xlink:type="simple" xlink:href="#__RefHeading___Toc494880592" text:style-name="Index_20_Link_20__28_user_29_" text:visited-style-name="Index_20_Link_20__28_user_29_"><text:span text:style-name="T30">26</text:span></text:a></text:p>
          <text:p text:style-name="P90"><text:span text:style-name="T30">Table 106: Régression logistique explicative de la prévalence des escarres acquises (modèle stepwise sans l’ajout de la classification du risque d’escarre) (n=796)<text:tab/></text:span><text:a xlink:type="simple" xlink:href="#__RefHeading___Toc494880593" text:style-name="Index_20_Link_20__28_user_29_" text:visited-style-name="Index_20_Link_20__28_user_29_"><text:span text:style-name="T30">27</text:span></text:a></text:p>
          <text:p text:style-name="P90"><text:span text:style-name="T30">Table 107 : Régression logistique explicative de la prévalence des escarres acquises (modèle stepwise avec l’ajout de la CRP et de l’albumine) (n=270)<text:tab/></text:span><text:a xlink:type="simple" xlink:href="#__RefHeading___Toc494880594" text:style-name="Index_20_Link_20__28_user_29_" text:visited-style-name="Index_20_Link_20__28_user_29_"><text:span text:style-name="T30">27</text:span></text:a></text:p>
          <text:p text:style-name="P90"><text:span text:style-name="T30">Tables 108 et 109 : Nombre d’escarres présentes le jour de l'étude en fonction de la classification du risque d’escarre<text:tab/></text:span><text:a xlink:type="simple" xlink:href="#__RefHeading___Toc494880595" text:style-name="Index_20_Link_20__28_user_29_" text:visited-style-name="Index_20_Link_20__28_user_29_"><text:span text:style-name="T30">28</text:span></text:a></text:p>
          <text:p text:style-name="P90"><text:span text:style-name="T30">Table 110 : Localisation de toutes les escarres en fonction de la classification du risque d’escarre<text:tab/></text:span><text:a xlink:type="simple" xlink:href="#__RefHeading___Toc494880596" text:style-name="Index_20_Link_20__28_user_29_" text:visited-style-name="Index_20_Link_20__28_user_29_"><text:span text:style-name="T30">28</text:span></text:a></text:p>
          <text:p text:style-name="P90"><text:span text:style-name="T30">Table 111 : Existence d'une ou d'escarre(s) en regard d’un dispositif médical en fonction de la classification du risque d’escarre<text:tab/></text:span><text:a xlink:type="simple" xlink:href="#__RefHeading___Toc494880597" text:style-name="Index_20_Link_20__28_user_29_" text:visited-style-name="Index_20_Link_20__28_user_29_"><text:span text:style-name="T30">29</text:span></text:a></text:p>
          <text:p text:style-name="P90"><text:span text:style-name="T30">Table 112 : Localisation de l’escarre la plus grave en fonction de la classification du risque d’escarre<text:tab/></text:span><text:a xlink:type="simple" xlink:href="#__RefHeading___Toc494880598" text:style-name="Index_20_Link_20__28_user_29_" text:visited-style-name="Index_20_Link_20__28_user_29_"><text:span text:style-name="T30">29</text:span></text:a></text:p>
          <text:p text:style-name="P90"><text:span text:style-name="T30">Table 113 : Stade de l’escarre la plus grave en fonction de la classification du risque d’escarre<text:tab/></text:span><text:a xlink:type="simple" xlink:href="#__RefHeading___Toc494880599" text:style-name="Index_20_Link_20__28_user_29_" text:visited-style-name="Index_20_Link_20__28_user_29_"><text:span text:style-name="T30">30</text:span></text:a></text:p>
          <text:p text:style-name="P90"><text:span text:style-name="T30">Table 114 : Longueur de l’escarre la plus grave en fonction de la classification du risque d’escarre (cm)<text:tab/></text:span><text:a xlink:type="simple" xlink:href="#__RefHeading___Toc494880600" text:style-name="Index_20_Link_20__28_user_29_" text:visited-style-name="Index_20_Link_20__28_user_29_"><text:span text:style-name="T30">30</text:span></text:a></text:p>
          <text:p text:style-name="P90"><text:span text:style-name="T30">Table 115 : Largeur de l’escarre la plus grave en fonction de la classification du risque d’escarre (cm)<text:tab/></text:span><text:a xlink:type="simple" xlink:href="#__RefHeading___Toc494880601" text:style-name="Index_20_Link_20__28_user_29_" text:visited-style-name="Index_20_Link_20__28_user_29_"><text:span text:style-name="T30">30</text:span></text:a></text:p>
          <text:p text:style-name="P90"><text:span text:style-name="T30">Tables 116 et 117 : Surface de l’escarre la plus grave en fonction de la classification du risque d’escarre (cm²)<text:tab/></text:span><text:a xlink:type="simple" xlink:href="#__RefHeading___Toc494880602" text:style-name="Index_20_Link_20__28_user_29_" text:visited-style-name="Index_20_Link_20__28_user_29_"><text:span text:style-name="T30">31</text:span></text:a></text:p>
          <text:p text:style-name="P90"><text:span text:style-name="T30">Table 118 : Pansement utilisé en fonction de la classification du risque d’escarre<text:tab/></text:span><text:a xlink:type="simple" xlink:href="#__RefHeading___Toc494880603" text:style-name="Index_20_Link_20__28_user_29_" text:visited-style-name="Index_20_Link_20__28_user_29_"><text:span text:style-name="T30">31</text:span></text:a></text:p>
          <text:p text:style-name="P90"><text:span text:style-name="T30">Table 119 : Type d'admission en fonction de la présence d’une escarre grave<text:tab/></text:span><text:a xlink:type="simple" xlink:href="#__RefHeading___Toc494880604" text:style-name="Index_20_Link_20__28_user_29_" text:visited-style-name="Index_20_Link_20__28_user_29_"><text:span text:style-name="T30">32</text:span></text:a></text:p>
          <text:p text:style-name="P90"><text:span text:style-name="T30">Table 120 : Patient alité depuis plus de 7 jours avant l’admission en réanimation en fonction de la présence d’une escarre grave<text:tab/></text:span><text:a xlink:type="simple" xlink:href="#__RefHeading___Toc494880605" text:style-name="Index_20_Link_20__28_user_29_" text:visited-style-name="Index_20_Link_20__28_user_29_"><text:span text:style-name="T30">32</text:span></text:a></text:p>
          <text:p text:style-name="P90"><text:span text:style-name="T30">Tables 121 et 122 : Age en fonction de la présence d’une escarre grave<text:tab/></text:span><text:a xlink:type="simple" xlink:href="#__RefHeading___Toc494880606" text:style-name="Index_20_Link_20__28_user_29_" text:visited-style-name="Index_20_Link_20__28_user_29_"><text:span text:style-name="T30">32</text:span></text:a></text:p>
          <text:p text:style-name="P90"><text:span text:style-name="T30">Table 123 : Sexe en fonction de la présence d’une escarre grave<text:tab/></text:span><text:a xlink:type="simple" xlink:href="#__RefHeading___Toc494880607" text:style-name="Index_20_Link_20__28_user_29_" text:visited-style-name="Index_20_Link_20__28_user_29_"><text:span text:style-name="T30">33</text:span></text:a></text:p>
          <text:p text:style-name="P90"><text:span text:style-name="T30">Table 124 : Taille (cm) en fonction de la présence d’une escarre grave<text:tab/></text:span><text:a xlink:type="simple" xlink:href="#__RefHeading___Toc494880608" text:style-name="Index_20_Link_20__28_user_29_" text:visited-style-name="Index_20_Link_20__28_user_29_"><text:span text:style-name="T30">33</text:span></text:a></text:p>
          <text:p text:style-name="P90"><text:span text:style-name="T30">Table 125 : Poids à l’admission (kg) en fonction de la présence d’une escarre grave<text:tab/></text:span><text:a xlink:type="simple" xlink:href="#__RefHeading___Toc494880609" text:style-name="Index_20_Link_20__28_user_29_" text:visited-style-name="Index_20_Link_20__28_user_29_"><text:span text:style-name="T30">33</text:span></text:a></text:p>
          <text:p text:style-name="P90"><text:span text:style-name="T30">Tables 126 et 127 : IMC à l’admission en fonction de la présence d’une escarre grave<text:tab/></text:span><text:a xlink:type="simple" xlink:href="#__RefHeading___Toc494880610" text:style-name="Index_20_Link_20__28_user_29_" text:visited-style-name="Index_20_Link_20__28_user_29_"><text:span text:style-name="T30">34</text:span></text:a></text:p>
          <text:p text:style-name="P90"><text:span text:style-name="T30">Tables 128 et 129 : IGS 2 en fonction de la présence d’une escarre grave<text:tab/></text:span><text:a xlink:type="simple" xlink:href="#__RefHeading___Toc494880611" text:style-name="Index_20_Link_20__28_user_29_" text:visited-style-name="Index_20_Link_20__28_user_29_"><text:span text:style-name="T30">34</text:span></text:a></text:p>
          <text:p text:style-name="P90"><text:span text:style-name="T30">Table 130 : Albumine (si disponible) en fonction de la présence d’une escarre grave<text:tab/></text:span><text:a xlink:type="simple" xlink:href="#__RefHeading___Toc494880612" text:style-name="Index_20_Link_20__28_user_29_" text:visited-style-name="Index_20_Link_20__28_user_29_"><text:span text:style-name="T30">35</text:span></text:a></text:p>
          <text:p text:style-name="P90"><text:span text:style-name="T30">Table 131 : CRP (si disponible) en fonction de la présence d’une escarre grave<text:tab/></text:span><text:a xlink:type="simple" xlink:href="#__RefHeading___Toc494880613" text:style-name="Index_20_Link_20__28_user_29_" text:visited-style-name="Index_20_Link_20__28_user_29_"><text:span text:style-name="T30">35</text:span></text:a></text:p>
          <text:p text:style-name="P90"><text:span text:style-name="T30">Table 132 : Etat de choc depuis l'admission en fonction de la présence d’une escarre grave<text:tab/></text:span><text:a xlink:type="simple" xlink:href="#__RefHeading___Toc494880614" text:style-name="Index_20_Link_20__28_user_29_" text:visited-style-name="Index_20_Link_20__28_user_29_"><text:span text:style-name="T30">35</text:span></text:a></text:p>
          <text:p text:style-name="P90"><text:span text:style-name="T30">Table 133 : Antécédents ou présence de diarrhées en fonction de la présence d’une escarre grave<text:tab/></text:span><text:a xlink:type="simple" xlink:href="#__RefHeading___Toc494880615" text:style-name="Index_20_Link_20__28_user_29_" text:visited-style-name="Index_20_Link_20__28_user_29_"><text:span text:style-name="T30">35</text:span></text:a></text:p>
          <text:p text:style-name="P90"><text:span text:style-name="T30">Table 134 : Antécédents ou présence de diarrhées en fonction de la présence d’une escarre au sacrum<text:tab/></text:span><text:a xlink:type="simple" xlink:href="#__RefHeading___Toc494880616" text:style-name="Index_20_Link_20__28_user_29_" text:visited-style-name="Index_20_Link_20__28_user_29_"><text:span text:style-name="T30">36</text:span></text:a></text:p>
          <text:p text:style-name="P90"><text:span text:style-name="T30">Table 135 : Ventilation invasive depuis l’admission en fonction de la présence d’une escarre grave<text:tab/></text:span><text:a xlink:type="simple" xlink:href="#__RefHeading___Toc494880617" text:style-name="Index_20_Link_20__28_user_29_" text:visited-style-name="Index_20_Link_20__28_user_29_"><text:span text:style-name="T30">36</text:span></text:a></text:p>
          <text:p text:style-name="P90"><text:span text:style-name="T30">Table 136 : Sédation depuis l’admission en fonction de la présence d’une escarre grave<text:tab/></text:span><text:a xlink:type="simple" xlink:href="#__RefHeading___Toc494880618" text:style-name="Index_20_Link_20__28_user_29_" text:visited-style-name="Index_20_Link_20__28_user_29_"><text:span text:style-name="T30">36</text:span></text:a></text:p>
          <text:p text:style-name="P90"><text:soft-page-break/><text:span text:style-name="T30">Table 137 : Corticoïdes à forte dose depuis l’admission en fonction de la présence d’une escarre grave<text:tab/></text:span><text:a xlink:type="simple" xlink:href="#__RefHeading___Toc494880619" text:style-name="Index_20_Link_20__28_user_29_" text:visited-style-name="Index_20_Link_20__28_user_29_"><text:span text:style-name="T30">36</text:span></text:a></text:p>
          <text:p text:style-name="P90"><text:span text:style-name="T30">Table 138 : Curares depuis l’admission en fonction de la présence d’une escarre grave<text:tab/></text:span><text:a xlink:type="simple" xlink:href="#__RefHeading___Toc494880620" text:style-name="Index_20_Link_20__28_user_29_" text:visited-style-name="Index_20_Link_20__28_user_29_"><text:span text:style-name="T30">37</text:span></text:a></text:p>
          <text:p text:style-name="P90"><text:span text:style-name="T30">Table 139 : Maladie neurologique motrice depuis l’admission en fonction de la présence d’une escarre grave<text:tab/></text:span><text:a xlink:type="simple" xlink:href="#__RefHeading___Toc494880621" text:style-name="Index_20_Link_20__28_user_29_" text:visited-style-name="Index_20_Link_20__28_user_29_"><text:span text:style-name="T30">37</text:span></text:a></text:p>
          <text:p text:style-name="P90"><text:span text:style-name="T30">Table 140 : Tabagisme actif en fonction de la présence d’une escarre grave<text:tab/></text:span><text:a xlink:type="simple" xlink:href="#__RefHeading___Toc494880622" text:style-name="Index_20_Link_20__28_user_29_" text:visited-style-name="Index_20_Link_20__28_user_29_"><text:span text:style-name="T30">37</text:span></text:a></text:p>
          <text:p text:style-name="P90"><text:span text:style-name="T30">Table 141 : Epuration extra-rénale en fonction de la présence d’une escarre grave<text:tab/></text:span><text:a xlink:type="simple" xlink:href="#__RefHeading___Toc494880623" text:style-name="Index_20_Link_20__28_user_29_" text:visited-style-name="Index_20_Link_20__28_user_29_"><text:span text:style-name="T30">37</text:span></text:a></text:p>
          <text:p text:style-name="P90"><text:span text:style-name="T30">Table 142 : Extracorporelle Membrane Oxygénation (ECMO) en fonction de la présence d’une escarre grave<text:tab/></text:span><text:a xlink:type="simple" xlink:href="#__RefHeading___Toc494880624" text:style-name="Index_20_Link_20__28_user_29_" text:visited-style-name="Index_20_Link_20__28_user_29_"><text:span text:style-name="T30">38</text:span></text:a></text:p>
          <text:p text:style-name="P90"><text:span text:style-name="T30">Table 143 : Nutrition le jour de l’étude en fonction de la présence d’une escarre grave<text:tab/></text:span><text:a xlink:type="simple" xlink:href="#__RefHeading___Toc494880625" text:style-name="Index_20_Link_20__28_user_29_" text:visited-style-name="Index_20_Link_20__28_user_29_"><text:span text:style-name="T30">38</text:span></text:a></text:p>
          <text:p text:style-name="P90"><text:span text:style-name="T30">Table 144 : Techniques de prévention le jour de l’étude – Mobilisation en fonction de la présence d’une escarre grave<text:tab/></text:span><text:a xlink:type="simple" xlink:href="#__RefHeading___Toc494880626" text:style-name="Index_20_Link_20__28_user_29_" text:visited-style-name="Index_20_Link_20__28_user_29_"><text:span text:style-name="T30">38</text:span></text:a></text:p>
          <text:p text:style-name="P90"><text:span text:style-name="T30">Table 145 : Matelas d’aide à la prévention en fonction de la présence d’une escarre grave<text:tab/></text:span><text:a xlink:type="simple" xlink:href="#__RefHeading___Toc494880627" text:style-name="Index_20_Link_20__28_user_29_" text:visited-style-name="Index_20_Link_20__28_user_29_"><text:span text:style-name="T30">38</text:span></text:a></text:p>
          <text:p text:style-name="P90"><text:span text:style-name="T30">Table 146 : Type de matelas d’aide à la prévention en fonction de la présence d’une escarre grave (n=1118)<text:tab/></text:span><text:a xlink:type="simple" xlink:href="#__RefHeading___Toc494880628" text:style-name="Index_20_Link_20__28_user_29_" text:visited-style-name="Index_20_Link_20__28_user_29_"><text:span text:style-name="T30">39</text:span></text:a></text:p>
          <text:p text:style-name="P90"><text:span text:style-name="T30">Table 147 : Coussin d’aide au positionnement en fonction de la présence d’une escarre grave<text:tab/></text:span><text:a xlink:type="simple" xlink:href="#__RefHeading___Toc494880629" text:style-name="Index_20_Link_20__28_user_29_" text:visited-style-name="Index_20_Link_20__28_user_29_"><text:span text:style-name="T30">39</text:span></text:a></text:p>
          <text:p text:style-name="P90"><text:span text:style-name="T30">Table 148 : Type de coussin d’aide au positionnement en fonction de la présence d’une escarre grave (n=465)<text:tab/></text:span><text:a xlink:type="simple" xlink:href="#__RefHeading___Toc494880630" text:style-name="Index_20_Link_20__28_user_29_" text:visited-style-name="Index_20_Link_20__28_user_29_"><text:span text:style-name="T30">39</text:span></text:a></text:p>
          <text:p text:style-name="P90"><text:span text:style-name="T30">Table 149 : Type de protection utilisé en fonction de la présence d’une escarre grave<text:tab/></text:span><text:a xlink:type="simple" xlink:href="#__RefHeading___Toc494880631" text:style-name="Index_20_Link_20__28_user_29_" text:visited-style-name="Index_20_Link_20__28_user_29_"><text:span text:style-name="T30">40</text:span></text:a></text:p>
          <text:p text:style-name="P90"><text:span text:style-name="T30">Table 150 : Utilisation des changements de position en fonction de la présence d’une escarre grave<text:tab/></text:span><text:a xlink:type="simple" xlink:href="#__RefHeading___Toc494880632" text:style-name="Index_20_Link_20__28_user_29_" text:visited-style-name="Index_20_Link_20__28_user_29_"><text:span text:style-name="T30">40</text:span></text:a></text:p>
          <text:p text:style-name="P90"><text:span text:style-name="T30">Table 151 : Nombre de changements de position en 24h en fonction de la présence d’une escarre grave (n=699)<text:tab/></text:span><text:a xlink:type="simple" xlink:href="#__RefHeading___Toc494880633" text:style-name="Index_20_Link_20__28_user_29_" text:visited-style-name="Index_20_Link_20__28_user_29_"><text:span text:style-name="T30">40</text:span></text:a></text:p>
          <text:p text:style-name="P90"><text:span text:style-name="T30">Table 152 : Positions utilisées dans la journée en fonction de la présence d’une escarre grave<text:tab/></text:span><text:a xlink:type="simple" xlink:href="#__RefHeading___Toc494880634" text:style-name="Index_20_Link_20__28_user_29_" text:visited-style-name="Index_20_Link_20__28_user_29_"><text:span text:style-name="T30">40</text:span></text:a></text:p>
          <text:p text:style-name="P90"><text:span text:style-name="T30">Table 153 : Protections sur les points d’appui en fonction de la présence d’une escarre grave<text:tab/></text:span><text:a xlink:type="simple" xlink:href="#__RefHeading___Toc494880635" text:style-name="Index_20_Link_20__28_user_29_" text:visited-style-name="Index_20_Link_20__28_user_29_"><text:span text:style-name="T30">41</text:span></text:a></text:p>
          <text:p text:style-name="P90"><text:span text:style-name="T30">Table 154 : Classification du risque d’escarre en fonction de la présence d’une escarre grave<text:tab/></text:span><text:a xlink:type="simple" xlink:href="#__RefHeading___Toc494880636" text:style-name="Index_20_Link_20__28_user_29_" text:visited-style-name="Index_20_Link_20__28_user_29_"><text:span text:style-name="T30">41</text:span></text:a></text:p>
          <text:p text:style-name="P90"><text:span text:style-name="T30">Table 155 : Nombre d’escarres à l’admission en fonction de la présence d’une escarre grave<text:tab/></text:span><text:a xlink:type="simple" xlink:href="#__RefHeading___Toc494880637" text:style-name="Index_20_Link_20__28_user_29_" text:visited-style-name="Index_20_Link_20__28_user_29_"><text:span text:style-name="T30">41</text:span></text:a></text:p>
          <text:p text:style-name="P90"><text:span text:style-name="T30">Table 156 : Survenue d'une escarre dans l'établissement en fonction de la présence d’une escarre grave<text:tab/></text:span><text:a xlink:type="simple" xlink:href="#__RefHeading___Toc494880638" text:style-name="Index_20_Link_20__28_user_29_" text:visited-style-name="Index_20_Link_20__28_user_29_"><text:span text:style-name="T30">41</text:span></text:a></text:p>
          <text:p text:style-name="P90"><text:span text:style-name="T30">Table 157 : Nombre d’escarres survenues dans l'établissement pour les patients ayant eu une escarre en fonction de la présence d’une escarre grave<text:tab/></text:span><text:a xlink:type="simple" xlink:href="#__RefHeading___Toc494880639" text:style-name="Index_20_Link_20__28_user_29_" text:visited-style-name="Index_20_Link_20__28_user_29_"><text:span text:style-name="T30">42</text:span></text:a></text:p>
          <text:p text:style-name="P90"><text:span text:style-name="T30">Table 158 : Présence d'une escarre le jour de l’étude en fonction de la présence d’une escarre grave<text:tab/></text:span><text:a xlink:type="simple" xlink:href="#__RefHeading___Toc494880640" text:style-name="Index_20_Link_20__28_user_29_" text:visited-style-name="Index_20_Link_20__28_user_29_"><text:span text:style-name="T30">42</text:span></text:a></text:p>
          <text:p text:style-name="P90"><text:span text:style-name="T30">Table 159 : Nombre d’escarres présentes le jour de l'étude pour les patients ayant eu une escarre en fonction de la présence d’une escarre grave (n=230)<text:tab/></text:span><text:a xlink:type="simple" xlink:href="#__RefHeading___Toc494880641" text:style-name="Index_20_Link_20__28_user_29_" text:visited-style-name="Index_20_Link_20__28_user_29_"><text:span text:style-name="T30">42</text:span></text:a></text:p>
          <text:p text:style-name="P90"><text:span text:style-name="T30">Table 160 : Localisation de toutes les escarres en fonction de la présence d’une escarre grave (n=230)<text:tab/></text:span><text:a xlink:type="simple" xlink:href="#__RefHeading___Toc494880642" text:style-name="Index_20_Link_20__28_user_29_" text:visited-style-name="Index_20_Link_20__28_user_29_"><text:span text:style-name="T30">43</text:span></text:a></text:p>
          <text:p text:style-name="P90"><text:span text:style-name="T30">Table 161 : Existence d'une ou d'escarre(s) en regard d’un dispositif médical en fonction de la présence d’une escarre grave (n=230)<text:tab/></text:span><text:a xlink:type="simple" xlink:href="#__RefHeading___Toc494880643" text:style-name="Index_20_Link_20__28_user_29_" text:visited-style-name="Index_20_Link_20__28_user_29_"><text:span text:style-name="T30">43</text:span></text:a></text:p>
          <text:p text:style-name="P90"><text:span text:style-name="T30">Table 162 : Localisation de l’escarre la plus grave en fonction de la présence d’une escarre grave (n=230)<text:tab/></text:span><text:a xlink:type="simple" xlink:href="#__RefHeading___Toc494880644" text:style-name="Index_20_Link_20__28_user_29_" text:visited-style-name="Index_20_Link_20__28_user_29_"><text:span text:style-name="T30">44</text:span></text:a></text:p>
          <text:p text:style-name="P90"><text:span text:style-name="T30">Table 163 : Longueur de l’escarre la plus grave (cm) en fonction de la présence d’une escarre grave (n=230)<text:tab/></text:span><text:a xlink:type="simple" xlink:href="#__RefHeading___Toc494880645" text:style-name="Index_20_Link_20__28_user_29_" text:visited-style-name="Index_20_Link_20__28_user_29_"><text:span text:style-name="T30">44</text:span></text:a></text:p>
          <text:p text:style-name="P90"><text:span text:style-name="T30">Table 164 : Largeur de l’escarre la plus grave (cm) en fonction de la présence d’une escarre grave (n=230)<text:tab/></text:span><text:a xlink:type="simple" xlink:href="#__RefHeading___Toc494880646" text:style-name="Index_20_Link_20__28_user_29_" text:visited-style-name="Index_20_Link_20__28_user_29_"><text:span text:style-name="T30">44</text:span></text:a></text:p>
          <text:p text:style-name="P90"><text:span text:style-name="T30">Tables 165 et 166 : Surface de l’escarre la plus grave (cm²) en fonction de la présence d’une escarre grave (n=230)<text:tab/></text:span><text:a xlink:type="simple" xlink:href="#__RefHeading___Toc494880647" text:style-name="Index_20_Link_20__28_user_29_" text:visited-style-name="Index_20_Link_20__28_user_29_"><text:span text:style-name="T30">45</text:span></text:a></text:p>
        </text:index-body>
      </text:illustration-index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vant Garde IT Cby BT" svg:font-family="'Avant Garde IT Cby BT', Calibri"/>
    <style:font-face style:name="New Century Schlbk" svg:font-family="'New Century Schlbk', 'Century Schoolbook'"/>
    <style:font-face style:name="Courier" svg:font-family="Courier" style:font-family-generic="modern"/>
    <style:font-face style:name="Courier New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TimesNewRoman" svg:font-family="TimesNewRoman, 'Times New Roman'" style:font-family-generic="roman"/>
    <style:font-face style:name="Utopia Std" svg:font-family="'Utopia Std', 'Times New Roman'" style:font-family-generic="roman"/>
    <style:font-face style:name="DIN" svg:font-family="DIN, 'Courier New'" style:font-pitch="variable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GillSans Light" svg:font-family="'GillSans Light', 'Century Gothic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text-transform="uppercase" fo:font-size="14pt" fo:language="none" fo:country="none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language="none" fo:country="none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fo:text-transform="uppercase" fo:font-size="13pt" fo:language="none" fo:country="none" fo:font-weight="bold" style:letter-kerning="true" style:font-size-asian="13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language="none" fo:country="none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fo:language="none" fo:country="non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language="none" fo:country="none"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none" fo:country="none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language="none" fo:country="none"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language="none" fo:country="non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language="none" fo:country="none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language="none" fo:country="non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3pt" fo:font-weight="bold" style:font-size-asian="13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align="center" style:justify-single-word="false" fo:text-indent="0cm" style:auto-text-indent="false"/>
      <style:text-properties fo:color="#000000" style:font-name-complex="Arial" style:font-family-complex="Arial" style:font-family-generic-complex="swiss" style:font-pitch-complex="variable" style:font-weight-complex="bold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tyle="italic" style:font-style-asian="italic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Header" style:family="paragraph" style:parent-style-name="Standard" style:class="extra">
      <style:text-properties style:font-name="Times New Roman" fo:font-family="'Times New Roman'" style:font-family-generic="roman" style:font-pitch="variable" fo:font-size="12pt" fo:language="none" fo:country="none" style:font-size-asian="12pt" style:font-name-complex="Times New Roman" style:font-family-complex="'Times New Roman'" style:font-family-generic-complex="roman" style:font-pitch-complex="variable"/>
    </style:style>
    <style:style style:name="Footer" style:family="paragraph" style:parent-style-name="Standard" style:class="extra">
      <style:text-properties style:font-name="Times New Roman" fo:font-family="'Times New Roman'" style:font-family-generic="roman" style:font-pitch="variable" fo:font-size="12pt" fo:language="none" fo:country="none" style:font-size-asian="12pt" style:font-name-complex="Times New Roman" style:font-family-complex="'Times New Roman'" style:font-family-generic-complex="roman" style:font-pitch-complex="variable"/>
    </style:style>
    <style:style style:name="WW-Légende" style:family="paragraph" style:parent-style-name="Standard" style:next-style-name="Standard">
      <style:paragraph-properties style:text-autospace="none"/>
      <style:text-properties fo:color="#000000" fo:font-size="9pt" style:font-name-asian="DIN" style:font-family-asian="DIN, 'Courier New'" style:font-pitch-asian="variable" style:font-size-asian="9pt" style:font-name-complex="Arial" style:font-family-complex="Arial" style:font-family-generic-complex="swiss" style:font-pitch-complex="variable" style:font-size-complex="11pt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Table_20_des_20_illustrations" style:display-name="Table des illustrations" style:family="paragraph" style:parent-style-name="Standard" style:next-style-name="Standard">
      <style:paragraph-properties fo:margin-left="0.85cm" fo:margin-right="0cm" fo:text-indent="-0.85cm" style:auto-text-indent="false"/>
      <style:text-properties fo:font-size="9pt" style:font-size-asian="9pt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1.249cm" style:auto-text-indent="false"/>
      <style:text-properties fo:font-size="10pt" fo:language="none" fo:country="none" style:font-size-asian="10pt"/>
    </style:style>
    <style:style style:name="Retrait_20_corps_20_de_20_texte_20_3" style:display-name="Retrait corps de texte 3" style:family="paragraph" style:parent-style-name="Standard">
      <style:paragraph-properties fo:margin-left="0cm" fo:margin-right="0cm" fo:text-indent="1cm" style:auto-text-indent="false"/>
      <style:text-properties fo:font-size="10pt" fo:language="none" fo:country="none" style:font-size-asian="10pt"/>
    </style:style>
    <style:style style:name="Corps_20_de_20_texte_20_3" style:display-name="Corps de texte 3" style:family="paragraph" style:parent-style-name="Standard">
      <style:text-properties fo:color="#000000" fo:font-size="9pt" fo:language="none" fo:country="none" style:font-size-asian="9pt" style:font-size-complex="9pt"/>
    </style:style>
    <style:style style:name="Corps_20_de_20_texte_20_2" style:display-name="Corps de texte 2" style:family="paragraph" style:parent-style-name="Standard">
      <style:paragraph-properties fo:line-height="150%"/>
      <style:text-properties fo:color="#000000" fo:font-size="10pt" fo:language="none" fo:country="none" style:font-size-asian="10pt" style:font-size-complex="9pt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9pt" fo:language="none" fo:country="none" style:font-size-asian="9pt" style:font-name-complex="Courier New" style:font-family-complex="'Courier New'" style:font-family-generic-complex="modern"/>
    </style:style>
    <style:style style:name="Table" style:family="paragraph" style:parent-style-name="Standard" style:class="extra">
      <style:paragraph-properties fo:text-align="center" style:justify-single-word="false" fo:keep-with-next="always"/>
      <style:text-properties fo:color="#000000" fo:font-size="9pt" style:font-size-asian="9pt" style:font-size-complex="10pt"/>
    </style:style>
    <style:style style:name="Table_20__28_user_29_" style:display-name="Table (user)" style:family="paragraph" style:parent-style-name="Standard" style:next-style-name="Text_20_body">
      <style:paragraph-properties fo:margin-top="0.212cm" fo:margin-bottom="0cm" loext:contextual-spacing="false" fo:text-align="center" style:justify-single-word="false" style:text-autospace="none" style:punctuation-wrap="simple" style:vertical-align="baseline"/>
      <style:text-properties style:font-name="Times" fo:font-family="Times" style:font-family-generic="roman" style:font-pitch="variable" fo:language="en" fo:country="US" style:font-name-complex="Times" style:font-family-complex="Times" style:font-family-generic-complex="roman" style:font-pitch-complex="variable"/>
    </style:style>
    <style:style style:name="Footnote" style:family="paragraph" style:parent-style-name="Standard" style:class="extra">
      <style:text-properties fo:font-size="9pt" fo:language="none" fo:country="none" style:font-size-asian="9pt"/>
    </style:style>
    <style:style style:name="Devis_20_puce_20_1" style:display-name="Devis puce 1" style:family="paragraph" style:parent-style-name="Text_20_body">
      <style:paragraph-properties fo:margin-top="0.212cm" fo:margin-bottom="0cm" loext:contextual-spacing="false"/>
      <style:text-properties fo:font-size="12pt" style:font-size-asian="12pt" style:font-size-complex="10pt"/>
    </style:style>
    <style:style style:name="titlepghd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0pt"/>
    </style:style>
    <style:style style:name="titlepgtxt" style:family="paragraph" style:parent-style-name="titlepghd">
      <style:text-properties style:font-name="Times New Roman" fo:font-family="'Times New Roman'" style:font-family-generic="roman" style:font-pitch="variable" fo:font-size="11pt" fo:font-weight="normal" style:font-size-asian="11pt" style:font-weight-asian="normal" style:font-name-complex="Times New Roman" style:font-family-complex="'Times New Roman'" style:font-family-generic-complex="roman" style:font-pitch-complex="variable"/>
    </style:style>
    <style:style style:name="xl29" style:family="paragraph" style:parent-style-name="Standard">
      <style:paragraph-properties fo:margin-top="0.494cm" fo:margin-bottom="0.494cm" loext:contextual-spacing="false" fo:text-align="center" style:justify-single-word="false" fo:padding="0cm" fo:border="0.51pt solid #000000"/>
      <style:text-properties style:font-name="Garamond" fo:font-family="Garamond" style:font-family-generic="roman" style:font-pitch="variable" fo:font-weight="bold" style:font-name-asian="Arial Unicode MS" style:font-family-asian="'Arial Unicode MS'" style:font-family-generic-asian="swiss" style:font-pitch-asian="variable" style:font-weight-asian="bold" style:font-name-complex="Arial Unicode MS" style:font-family-complex="'Arial Unicode MS'" style:font-family-generic-complex="swiss" style:font-pitch-complex="variable" style:font-weight-complex="bold"/>
    </style:style>
    <style:style style:name="xl24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0.51pt solid #000000" fo:border-top="0.51pt solid #000000" fo:border-bottom="none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25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none" fo:border-top="0.51pt solid #000000" fo:border-bottom="0.51pt solid #000000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26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none" fo:border-top="none" fo:border-bottom="0.51pt solid #000000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27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0.51pt solid #000000" fo:border-top="none" fo:border-bottom="0.51pt solid #000000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28" style:family="paragraph" style:parent-style-name="Standard">
      <style:paragraph-properties fo:margin-top="0.494cm" fo:margin-bottom="0.494cm" loext:contextual-spacing="false" fo:text-align="center" style:justify-single-word="false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30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0.51pt solid #000000" fo:border-top="none" fo:border-bottom="0.51pt solid #000000" style:vertical-align="middle"/>
      <style:text-properties fo:color="#000000" fo:font-size="9pt" style:font-name-asian="Arial Unicode MS" style:font-family-asian="'Arial Unicode MS'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xl31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0.51pt solid #000000" fo:border-top="none" fo:border-bottom="none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32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none" fo:border-top="none" fo:border-bottom="0.51pt solid #000000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33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0.51pt solid #000000" fo:border-top="none" fo:border-bottom="0.51pt solid #000000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34" style:family="paragraph" style:parent-style-name="Standard">
      <style:paragraph-properties fo:margin-top="0.494cm" fo:margin-bottom="0.494cm" loext:contextual-spacing="false" fo:text-align="center" style:justify-single-word="false" fo:padding="0cm" fo:border-left="none" fo:border-right="0.51pt solid #000000" fo:border-top="0.51pt solid #000000" fo:border-bottom="0.51pt solid #000000" style:vertical-align="middl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35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0.51pt solid #000000" fo:border-top="none" fo:border-bottom="0.51pt solid #000000" style:vertical-align="middl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xl36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none" fo:border-top="none" fo:border-bottom="0.51pt solid #000000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37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none" fo:border-top="none" fo:border-bottom="0.51pt solid #000000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38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none" fo:border-top="none" fo:border-bottom="0.51pt solid #000000" style:vertical-align="middle"/>
      <style:text-properties fo:color="#000000" fo:font-size="9pt" style:font-name-asian="Arial Unicode MS" style:font-family-asian="'Arial Unicode MS'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xl39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0.51pt solid #000000" fo:border-top="none" fo:border-bottom="0.51pt solid #000000" style:vertical-align="middle"/>
      <style:text-properties fo:color="#000000" fo:font-size="9pt" style:font-name-asian="Arial Unicode MS" style:font-family-asian="'Arial Unicode MS'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xl40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0.51pt solid #000000" fo:border-top="none" fo:border-bottom="0.51pt solid #000000" style:vertical-align="middle"/>
      <style:text-properties fo:color="#000000" fo:font-size="9pt" style:font-name-asian="Arial Unicode MS" style:font-family-asian="'Arial Unicode MS'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xl41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none" fo:border-top="none" fo:border-bottom="0.51pt solid #000000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42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none" fo:border-top="none" fo:border-bottom="0.51pt solid #000000" style:vertical-align="middle"/>
      <style:text-properties fo:color="#000000" fo:font-size="9pt" fo:font-weight="bold" style:font-name-asian="Arial Unicode MS" style:font-family-asian="'Arial Unicode MS'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xl43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none" fo:border-top="none" fo:border-bottom="0.51pt solid #000000" style:vertical-align="middle"/>
      <style:text-properties fo:color="#000000" fo:font-size="9pt" style:font-name-asian="Arial Unicode MS" style:font-family-asian="'Arial Unicode MS'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xl44" style:family="paragraph" style:parent-style-name="Standard">
      <style:paragraph-properties fo:margin-top="0.494cm" fo:margin-bottom="0.494cm" loext:contextual-spacing="false" fo:text-align="center" style:justify-single-word="false" fo:padding="0cm" fo:border-left="0.51pt solid #000000" fo:border-right="0.51pt solid #000000" fo:border-top="none" fo:border-bottom="0.51pt solid #000000" style:vertical-align="middle"/>
      <style:text-properties fo:color="#000000" fo:font-size="9pt" style:font-name-asian="Arial Unicode MS" style:font-family-asian="'Arial Unicode MS'" style:font-family-generic-asian="swiss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classic" style:family="paragraph" style:parent-style-name="Standard">
      <style:paragraph-properties fo:margin-top="0cm" fo:margin-bottom="0.212cm" loext:contextual-spacing="false" fo:line-height="120%" fo:orphans="0" fo:widows="0"/>
      <style:text-properties fo:language="en" fo:country="US" style:font-size-complex="10pt"/>
    </style:style>
    <style:style style:name="Cenbiotech_20_titre_20_1" style:display-name="Cenbiotech titre 1" style:family="paragraph" style:parent-style-name="Standard" style:list-style-name="WW8Num19">
      <style:text-properties fo:text-transform="uppercase" fo:font-size="14pt" fo:font-weight="bold" style:font-size-asian="14pt" style:font-weight-asian="bold"/>
    </style:style>
    <style:style style:name="Cenbiotech_20_titre_20_2" style:display-name="Cenbiotech titre 2" style:family="paragraph" style:parent-style-name="Standard" style:list-style-name="WW8Num13">
      <style:text-properties fo:text-transform="uppercase"/>
    </style:style>
    <style:style style:name="CEN1" style:family="paragraph" style:parent-style-name="Standard">
      <style:paragraph-properties fo:margin-left="0.762cm" fo:margin-right="0cm" fo:text-indent="-0.762cm" style:auto-text-indent="false"/>
      <style:text-properties fo:text-transform="uppercase" fo:font-size="14pt" fo:font-weight="bold" style:font-size-asian="14pt" style:font-weight-asian="bold"/>
    </style:style>
    <style:style style:name="Cenbiotech_20_titre_20_3" style:display-name="Cenbiotech titre 3" style:family="paragraph" style:parent-style-name="Standard"/>
    <style:style style:name="Normal_20_centré" style:display-name="Normal centré" style:family="paragraph" style:parent-style-name="Standard">
      <style:paragraph-properties fo:margin-left="1.251cm" fo:margin-right="-0.002cm" fo:text-indent="0cm" style:auto-text-indent="false"/>
      <style:text-properties style:font-size-complex="11pt"/>
    </style:style>
    <style:style style:name="Para" style:family="paragraph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/>
    </style:style>
    <style:style style:name="Texte_20_de_20_bulles" style:display-name="Texte de bulles" style:family="paragraph" style:parent-style-name="Standard">
      <style:paragraph-properties style:text-autospace="none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 style:font-size-complex="10pt"/>
    </style:style>
    <style:style style:name="Liste_20_moyenne_20_2_20_-_20_Accent_20_41" style:display-name="Liste moyenne 2 - Accent 41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xCover" style:family="paragraph">
      <style:paragraph-properties fo:margin-top="0.212cm" fo:margin-bottom="0cm" loext:contextual-spacing="false" fo:orphans="2" fo:widows="2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xCoverDocType" style:family="paragraph" style:parent-style-name="xCover">
      <style:paragraph-properties fo:margin-top="0.423cm" fo:margin-bottom="0cm" loext:contextual-spacing="false" fo:text-align="center" style:justify-single-word="false"/>
      <style:text-properties fo:text-transform="uppercase" fo:font-size="14pt" fo:font-weight="bold" style:font-size-asian="14pt" style:font-weight-asian="bold"/>
    </style:style>
    <style:style style:name="xCoverDocTitle" style:family="paragraph" style:parent-style-name="xCover">
      <style:paragraph-properties fo:margin-top="0.423cm" fo:margin-bottom="0cm" loext:contextual-spacing="false" fo:text-align="center" style:justify-single-word="false"/>
      <style:text-properties fo:font-weight="bold" style:font-weight-asian="bold"/>
    </style:style>
    <style:style style:name="Text_20__28_user_29_" style:display-name="Text (user)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fo:font-size="12pt" fo:language="en" fo:country="US" style:font-size-asian="12pt" style:font-name-complex="Times New Roman" style:font-family-complex="'Times New Roman'" style:font-family-generic-complex="roman" style:font-pitch-complex="variable" style:font-size-complex="10pt"/>
    </style:style>
    <style:style style:name="Heading_20_1_20_NoNumbering" style:display-name="Heading 1 NoNumbering" style:family="paragraph" style:parent-style-name="Heading_20_1" style:next-style-name="Standard" style:default-outline-level="" style:list-style-name="">
      <style:paragraph-properties fo:margin-left="0cm" fo:margin-right="0cm" fo:margin-top="0.847cm" fo:margin-bottom="0cm" loext:contextual-spacing="false" fo:text-indent="0cm" style:auto-text-indent="false" fo:break-before="page"/>
      <style:text-properties fo:font-size="14pt" fo:language="en" fo:country="US" style:font-size-asian="14pt" style:font-name-complex="Times New Roman" style:font-family-complex="'Times New Roman'" style:font-family-generic-complex="roman" style:font-pitch-complex="variable"/>
    </style:style>
    <style:style style:name="Comment" style:family="paragraph" style:parent-style-name="Standard">
      <style:paragraph-properties fo:margin-top="0.212cm" fo:margin-bottom="0cm" loext:contextual-spacing="false" fo:keep-together="always"/>
      <style:text-properties fo:color="#0000ff" fo:language="en" fo:country="US" fo:font-style="italic" style:font-style-asian="italic" style:font-size-complex="10pt"/>
    </style:style>
    <style:style style:name="list" style:family="paragraph" style:parent-style-name="Standard">
      <style:paragraph-properties fo:margin-left="1cm" fo:margin-right="0cm" fo:margin-top="0.106cm" fo:margin-bottom="0.106cm" loext:contextual-spacing="false" fo:text-indent="-1cm" style:auto-text-indent="false"/>
      <style:text-properties fo:language="en" fo:country="US" style:font-size-complex="10pt"/>
    </style:style>
    <style:style style:name="Not_20_toc-headings" style:display-name="Not toc-headings" style:family="paragraph" style:parent-style-name="Standard" style:next-style-name="Text_20__28_user_29_">
      <style:paragraph-properties fo:margin-left="3cm" fo:margin-right="0cm" fo:margin-top="0.423cm" fo:margin-bottom="0.106cm" loext:contextual-spacing="false" fo:keep-together="always" fo:text-indent="-3cm" style:auto-text-indent="false" fo:keep-with-next="always"/>
      <style:text-properties fo:language="en" fo:country="US" fo:font-weight="bold" style:font-weight-asian="bold" style:font-size-complex="10pt"/>
    </style:style>
    <style:style style:name="Default" style:family="paragraph">
      <style:paragraph-properties fo:orphans="0" fo:widows="0" style:text-autospace="none"/>
      <style:text-properties fo:color="#000000" style:font-name="Avant Garde IT Cby BT" fo:font-family="'Avant Garde IT Cby BT', Calibri" fo:font-size="12pt" fo:language="fr" fo:country="FR" style:font-name-asian="Times New Roman" style:font-family-asian="'Times New Roman'" style:font-family-generic-asian="roman" style:font-pitch-asian="variable" style:font-size-asian="12pt" style:font-name-complex="Avant Garde IT Cby BT" style:font-family-complex="'Avant Garde IT Cby BT', Calibri" style:font-size-complex="12pt" style:language-complex="ar" style:country-complex="SA"/>
    </style:style>
    <style:style style:name="Grille_20_moyenne_20_21" style:display-name="Grille moyenne 21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fr" fo:country="F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textetitre2" style:family="paragraph" style:parent-style-name="Standard">
      <style:paragraph-properties style:line-height-at-least="0.423cm"/>
      <style:text-properties fo:color="#000000" style:font-size-complex="10pt"/>
    </style:style>
    <style:style style:name="Rom_20_2" style:display-name="Rom 2" style:family="paragraph" style:parent-style-name="Standard"/>
    <style:style style:name="Annexe" style:family="paragraph" style:parent-style-name="Standard">
      <style:paragraph-properties fo:margin-top="0.212cm" fo:margin-bottom="0cm" loext:contextual-spacing="false" fo:line-height="150%" fo:text-align="center" style:justify-single-word="false"/>
      <style:text-properties fo:font-weight="bold" style:font-weight-asian="bold" style:font-size-complex="10pt" style:font-weight-complex="bold"/>
    </style:style>
    <style:style style:name="Style_20_Titre_20_8_20__2b__20_10_20_pt_20_Gauche_a0__3a__20__20_0_20_cm_20_Première_20_ligne_20__3a__20_0_20_cm" style:display-name="Style Titre 8 + 10 pt Gauche :  0 cm Première ligne : 0 cm" style:family="paragraph" style:parent-style-name="Heading_20_8" style:default-outline-level="" style:list-style-name="">
      <style:paragraph-properties fo:margin-top="0cm" fo:margin-bottom="0cm" loext:contextual-spacing="false" fo:text-align="start" style:justify-single-word="false" fo:keep-with-next="always"/>
      <style:text-properties fo:font-size="9pt" fo:language="none" fo:country="none" fo:font-style="normal" style:font-size-asian="9pt" style:language-asian="none" style:country-asian="none" style:font-style-asian="normal" style:font-size-complex="10pt" style:font-style-complex="normal"/>
    </style:style>
    <style:style style:name="Text" style:family="paragraph" style:parent-style-name="Standard" style:class="extra">
      <style:paragraph-properties fo:margin-top="0.423cm" fo:margin-bottom="0cm" loext:contextual-spacing="false" fo:line-height="150%"/>
      <style:text-properties style:font-name="Times New Roman" fo:font-family="'Times New Roman'" style:font-family-generic="roman" style:font-pitch="variable" fo:font-size="10pt" fo:language="en" fo:country="GB" style:font-size-asian="10pt" style:font-name-complex="Times New Roman" style:font-family-complex="'Times New Roman'" style:font-family-generic-complex="roman" style:font-pitch-complex="variable" style:font-size-complex="10pt"/>
    </style:style>
    <style:style style:name="Style1" style:family="paragraph" style:parent-style-name="Heading_20_1" style:default-outline-level="" style:list-style-name="">
      <style:paragraph-properties fo:margin-left="0.635cm" fo:margin-right="0cm" fo:text-align="start" style:justify-single-word="false" fo:text-indent="-0.635cm" style:auto-text-indent="false">
        <style:tab-stops>
          <style:tab-stop style:position="0.635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style_20_table" style:display-name="style table" style:family="paragraph" style:parent-style-name="Standard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Body_20_Text_20_21" style:display-name="Body Text 21" style:family="paragraph" style:parent-style-name="Standard">
      <style:paragraph-properties fo:margin-left="0cm" fo:margin-right="-0.002cm" fo:line-height="150%" fo:orphans="0" fo:widows="0" fo:text-indent="0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Block_20_Text1" style:display-name="Block Text1" style:family="paragraph" style:parent-style-name="Standard">
      <style:paragraph-properties fo:margin-left="0.035cm" fo:margin-right="-0.014cm" fo:line-height="150%" fo:text-indent="0cm" style:auto-text-indent="false" style:text-autospace="none" style:punctuation-wrap="simple" style:vertical-align="baseline">
        <style:tab-stops>
          <style:tab-stop style:position="6.033cm"/>
        </style:tab-stops>
      </style:paragraph-properties>
      <style:text-properties style:font-name="Times" fo:font-family="Times" style:font-family-generic="roman" style:font-pitch="variable" fo:font-size="12pt" style:font-size-asian="12pt" style:font-name-complex="Times" style:font-family-complex="Times" style:font-family-generic-complex="roman" style:font-pitch-complex="variable" style:font-size-complex="10pt"/>
    </style:style>
    <style:style style:name="Body_20_Text_20_31" style:display-name="Body Text 31" style:family="paragraph" style:parent-style-name="Standard">
      <style:paragraph-properties fo:margin-left="0cm" fo:margin-right="-0.014cm" style:line-height-at-least="0.635cm" fo:text-indent="0cm" style:auto-text-indent="false" style:text-autospace="none" style:punctuation-wrap="simple" style:vertical-align="baseline">
        <style:tab-stops>
          <style:tab-stop style:position="1.834cm"/>
        </style:tab-stops>
      </style:paragraph-properties>
      <style:text-properties style:font-name="Times" fo:font-family="Times" style:font-family-generic="roman" style:font-pitch="variable" fo:font-size="12pt" style:font-size-asian="12pt" style:font-name-complex="Times" style:font-family-complex="Times" style:font-family-generic-complex="roman" style:font-pitch-complex="variable" style:font-size-complex="10pt"/>
    </style:style>
    <style:style style:name="Body_20_Text_20_Indent_20_21" style:display-name="Body Text Indent 21" style:family="paragraph" style:parent-style-name="Standard">
      <style:paragraph-properties fo:margin-left="1.199cm" fo:margin-right="0cm" fo:line-height="150%" fo:text-indent="-1.199cm" style:auto-text-indent="false" style:text-autospace="none" style:punctuation-wrap="simple" style:vertical-align="baseline">
        <style:tab-stops>
          <style:tab-stop style:position="1.199cm"/>
        </style:tab-stops>
      </style:paragraph-properties>
      <style:text-properties style:font-name="Times" fo:font-family="Times" style:font-family-generic="roman" style:font-pitch="variable" fo:font-size="12pt" fo:font-style="italic" style:font-size-asian="12pt" style:font-style-asian="italic" style:font-name-complex="Times" style:font-family-complex="Times" style:font-family-generic-complex="roman" style:font-pitch-complex="variable" style:font-size-complex="10pt"/>
    </style:style>
    <style:style style:name="Body_20_Text_20_Indent_20_31" style:display-name="Body Text Indent 31" style:family="paragraph" style:parent-style-name="Standard">
      <style:paragraph-properties fo:margin-left="1.199cm" fo:margin-right="0cm" fo:line-height="150%" fo:text-indent="-1.199cm" style:auto-text-indent="false" style:text-autospace="none" style:punctuation-wrap="simple" style:vertical-align="baseline">
        <style:tab-stops>
          <style:tab-stop style:position="1.199cm"/>
        </style:tab-stops>
      </style:paragraph-properties>
      <style:text-properties style:font-name="Times" fo:font-family="Times" style:font-family-generic="roman" style:font-pitch="variable" fo:font-size="12pt" fo:language="en" fo:country="GB" style:font-size-asian="12pt" style:font-name-complex="Times" style:font-family-complex="Times" style:font-family-generic-complex="roman" style:font-pitch-complex="variable" style:font-size-complex="10pt"/>
    </style:style>
    <style:style style:name="Tab_5f_note" style:display-name="Tab_note" style:family="paragraph" style:parent-style-name="Table">
      <style:paragraph-properties fo:margin-top="0.106cm" fo:margin-bottom="0cm" loext:contextual-spacing="false" fo:text-align="justify" style:justify-single-word="false" fo:keep-with-next="auto" style:text-autospace="none">
        <style:tab-stops>
          <style:tab-stop style:position="0.501cm"/>
        </style:tab-stops>
      </style:paragraph-properties>
      <style:text-properties fo:color="#000000" style:font-name="TimesNewRoman" fo:font-family="TimesNewRoman, 'Times New Roman'" style:font-family-generic="roman" fo:language="en" fo:country="GB" style:font-name-complex="TimesNewRoman" style:font-family-complex="TimesNewRoman, 'Times New Roman'" style:font-family-generic-complex="roman" style:font-size-complex="9.5pt"/>
    </style:style>
    <style:style style:name="Tab_5f_puce" style:display-name="Tab_puce" style:family="paragraph" style:parent-style-name="Table">
      <style:paragraph-properties fo:margin-left="1cm" fo:margin-right="0cm" fo:margin-top="0.106cm" fo:margin-bottom="0cm" loext:contextual-spacing="false" fo:text-align="justify" style:justify-single-word="false" fo:text-indent="-1cm" style:auto-text-indent="false" fo:keep-with-next="auto" style:text-autospace="none">
        <style:tab-stops>
          <style:tab-stop style:position="1cm"/>
        </style:tab-stops>
      </style:paragraph-properties>
      <style:text-properties fo:color="#000000" fo:font-size="10pt" fo:language="en" fo:country="GB" style:font-size-asian="10pt" style:font-name-complex="TimesNewRoman" style:font-family-complex="TimesNewRoman, 'Times New Roman'" style:font-family-generic-complex="roman" style:font-size-complex="9.5pt"/>
    </style:style>
    <style:style style:name="Tab_5f_puce2" style:display-name="Tab_puce2" style:family="paragraph" style:list-style-name="WW8Num26">
      <style:paragraph-properties fo:margin-top="0.106cm" fo:margin-bottom="0cm" loext:contextual-spacing="false" fo:text-align="justify" style:justify-single-word="false" fo:orphans="2" fo:widows="2"/>
      <style:text-properties style:use-window-font-color="true" style:font-name="Arial" fo:font-family="Arial" style:font-family-generic="swiss" style:font-pitch="variable" fo:font-size="10pt" fo:language="en" fo:country="GB" style:font-name-asian="Times New Roman" style:font-family-asian="'Times New Roman'" style:font-family-generic-asian="roman" style:font-pitch-asian="variable" style:font-size-asian="10pt" style:font-name-complex="TimesNewRoman" style:font-family-complex="TimesNewRoman, 'Times New Roman'" style:font-family-generic-complex="roman" style:font-size-complex="9.5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line-height="150%" fo:text-indent="-0.423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ND3" style:family="paragraph" style:parent-style-name="Standard" style:list-style-name="WW8Num4">
      <style:paragraph-properties fo:margin-left="0cm" fo:margin-right="0cm" fo:margin-top="0.212cm" fo:margin-bottom="0cm" loext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cell" style:family="paragraph" style:parent-style-name="Standard" style:list-style-name="WW8Num21">
      <style:paragraph-properties fo:margin-left="0cm" fo:margin-right="0cm" fo:margin-top="0.494cm" fo:margin-bottom="0.494cm" loext:contextual-spacing="false" fo:text-indent="0cm" style:auto-text-indent="false">
        <style:tab-stops/>
      </style:paragraph-properties>
      <style:text-properties style:font-name="Times New Roman" fo:font-family="'Times New Roman'" style:font-family-generic="roman" style:font-pitch="variable" fo:font-size="12pt" style:font-name-asian="MS Mincho" style:font-family-asian="'MS Mincho', 'ＭＳ 明朝'" style:font-family-generic-asian="modern" style:font-size-asian="12pt" style:language-asian="ja" style:country-asian="JP" style:font-name-complex="Times New Roman" style:font-family-complex="'Times New Roman'" style:font-family-generic-complex="roman" style:font-pitch-complex="variable"/>
    </style:style>
    <style:style style:name="subheading" style:family="paragraph" style:parent-style-name="Standard" style:list-style-name="WW8Num27">
      <style:paragraph-properties fo:margin-left="0cm" fo:margin-right="0cm" fo:margin-top="0.494cm" fo:margin-bottom="0.494cm" loext:contextual-spacing="false" fo:text-indent="0cm" style:auto-text-indent="false"/>
      <style:text-properties style:font-name="Times New Roman" fo:font-family="'Times New Roman'" style:font-family-generic="roman" style:font-pitch="variable" fo:font-size="12pt" style:font-name-asian="MS Mincho" style:font-family-asian="'MS Mincho', 'ＭＳ 明朝'" style:font-family-generic-asian="modern" style:font-size-asian="12pt" style:language-asian="ja" style:country-asian="JP" style:font-name-complex="Times New Roman" style:font-family-complex="'Times New Roman'" style:font-family-generic-complex="roman" style:font-pitch-complex="variable"/>
    </style:style>
    <style:style style:name="caff" style:family="paragraph" style:parent-style-name="Standard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Liste_20_13" style:display-name="Liste 13" style:family="paragraph" style:parent-style-name="Standard">
      <style:paragraph-properties style:line-height-at-least="0.55cm"/>
      <style:text-properties style:font-name="Courier" fo:font-family="Courier" style:font-family-generic="modern" fo:font-size="12pt" style:font-size-asian="12pt" style:font-name-complex="Courier" style:font-family-complex="Courier" style:font-family-generic-complex="modern" style:font-size-complex="10pt"/>
    </style:style>
    <style:style style:name="Subtitle" style:family="paragraph" style:parent-style-name="Standard" style:next-style-name="Text_20_body" style:class="chapter">
      <style:text-properties style:font-name="Times New Roman" fo:font-family="'Times New Roman'" style:font-family-generic="roman" style:font-pitch="variable"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Num_3a_Head3" style:display-name="NoNum:Head3" style:family="paragraph" style:parent-style-name="Standard" style:next-style-name="Standard" style:default-outline-level="1" style:list-style-name="">
      <style:paragraph-properties fo:margin-top="0.212cm" fo:margin-bottom="0.423cm" loext:contextual-spacing="false" fo:keep-with-next="always">
        <style:tab-stops>
          <style:tab-stop style:position="2.032cm"/>
        </style:tab-stops>
      </style:paragraph-properties>
      <style:text-properties fo:font-size="12pt" fo:language="en" fo:country="GB" fo:font-weight="bold" style:font-size-asian="12pt" style:font-weight-asian="bold" style:font-size-complex="10pt"/>
    </style:style>
    <style:style style:name="retrait_20_normal" style:display-name="retrait normal" style:family="paragraph" style:parent-style-name="Standard">
      <style:paragraph-properties fo:margin-left="0.501cm" fo:margin-right="0cm" fo:margin-top="0.212cm" fo:margin-bottom="0cm" loext:contextual-spacing="false" fo:text-indent="-0.501cm" style:auto-text-indent="false" style:text-autospace="none" style:punctuation-wrap="simple" style:vertical-align="baseline">
        <style:tab-stops>
          <style:tab-stop style:position="18.602cm"/>
        </style:tab-stops>
      </style:paragraph-properties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par_20_1" style:display-name="par 1" style:family="paragraph" style:parent-style-name="Standard">
      <style:paragraph-properties fo:margin-left="0cm" fo:margin-right="0cm" style:line-height-at-least="0.635cm" fo:text-indent="0.988cm" style:auto-text-indent="false"/>
      <style:text-properties style:font-name="New Century Schlbk" fo:font-family="'New Century Schlbk', 'Century Schoolbook'" fo:font-size="12pt" style:font-size-asian="12pt" style:font-name-complex="New Century Schlbk" style:font-family-complex="'New Century Schlbk', 'Century Schoolbook'" style:font-size-complex="10pt"/>
    </style:style>
    <style:style style:name="Dedicatednumber" style:family="paragraph" style:parent-style-name="Standard">
      <style:paragraph-properties fo:margin-top="1.27cm" fo:margin-bottom="0cm" loext:contextual-spacing="false" style:line-height-at-least="0.635cm" fo:text-align="center" style:justify-single-word="false" fo:orphans="0" fo:widows="0" fo:keep-with-next="always" style:vertical-align="baseline"/>
      <style:text-properties fo:font-size="14pt" fo:language="en" fo:country="US" style:font-size-asian="14pt" style:font-size-complex="10pt"/>
    </style:style>
    <style:style style:name="Propertystatement" style:family="paragraph" style:parent-style-name="Standard">
      <style:paragraph-properties fo:margin-top="2.117cm" fo:margin-bottom="0cm" loext:contextual-spacing="false" style:line-height-at-least="0.635cm" fo:text-align="center" style:justify-single-word="false" fo:orphans="0" fo:widows="0" style:vertical-align="baseline">
        <style:tab-stops>
          <style:tab-stop style:position="4.001cm"/>
        </style:tab-stops>
      </style:paragraph-properties>
      <style:text-properties fo:font-size="10pt" fo:language="en" fo:country="US" style:font-size-asian="10pt" style:font-size-complex="10pt"/>
    </style:style>
    <style:style style:name="Header1" style:family="paragraph" style:parent-style-name="Header">
      <style:paragraph-properties style:line-height-at-least="0.635cm" fo:orphans="0" fo:widows="0" style:vertical-align="baseline">
        <style:tab-stops>
          <style:tab-stop style:position="8.012cm" style:type="center"/>
          <style:tab-stop style:position="16.013cm" style:type="right"/>
        </style:tab-stops>
      </style:paragraph-properties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List_20_level_20_1" style:display-name="List level 1" style:family="paragraph" style:parent-style-name="Standard">
      <style:paragraph-properties fo:margin-left="0.75cm" fo:margin-right="0cm" fo:margin-top="0.071cm" fo:margin-bottom="0.035cm" loext:contextual-spacing="false" style:line-height-at-least="0.635cm" fo:orphans="0" fo:widows="0" fo:text-indent="-0.75cm" style:auto-text-indent="false" style:vertical-align="baseline"/>
      <style:text-properties style:font-name="Times New Roman" fo:font-family="'Times New Roman'" style:font-family-generic="roman" style:font-pitch="variable" fo:font-size="12pt" fo:language="en" fo:country="US" style:font-size-asian="12pt" style:font-name-complex="Times New Roman" style:font-family-complex="'Times New Roman'" style:font-family-generic-complex="roman" style:font-pitch-complex="variable" style:font-size-complex="10pt"/>
    </style:style>
    <style:style style:name="Synopsis" style:family="paragraph" style:parent-style-name="Text_20__28_user_29_">
      <style:paragraph-properties style:line-height-at-least="0.635cm" fo:orphans="0" fo:widows="0" style:vertical-align="baseline"/>
      <style:text-properties fo:font-size="10pt" fo:language="fr" fo:country="FR" style:font-size-asian="10pt"/>
    </style:style>
    <style:style style:name="paragraph" style:family="paragraph" style:parent-style-name="Standard">
      <style:paragraph-properties fo:margin-top="0.212cm" fo:margin-bottom="0cm" loext:contextual-spacing="false" style:line-height-at-least="0.635cm" fo:orphans="0" fo:widows="0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Synopsis_20_List" style:display-name="Synopsis List" style:family="paragraph" style:parent-style-name="Synopsis">
      <style:paragraph-properties fo:margin-left="1.524cm" fo:margin-right="0cm" fo:margin-top="0.071cm" fo:margin-bottom="0.035cm" loext:contextual-spacing="false" fo:text-align="start" style:justify-single-word="false" fo:orphans="2" fo:widows="2" fo:text-indent="-0.762cm" style:auto-text-indent="false"/>
      <style:text-properties fo:language="en" fo:country="US" fo:font-weight="bold" style:font-name-asian="MS Gothic" style:font-family-asian="'MS Gothic', 'ＭＳ ゴシック'" style:font-family-generic-asian="modern" style:language-asian="zh" style:country-asian="CN" style:font-weight-asian="bold" style:font-name-complex="Arial" style:font-family-complex="Arial" style:font-family-generic-complex="swiss" style:font-pitch-complex="variable"/>
    </style:style>
    <style:style style:name="LogoHeading" style:family="paragraph" style:parent-style-name="Standard">
      <style:paragraph-properties fo:margin-top="0.106cm" fo:margin-bottom="0cm" loext:contextual-spacing="false"/>
      <style:text-properties style:font-name="Times New Roman" fo:font-family="'Times New Roman'" style:font-family-generic="roman" style:font-pitch="variable" fo:language="en" fo:country="GB" fo:font-weight="bold" style:font-weight-asian="bold" style:font-name-complex="Times New Roman" style:font-family-complex="'Times New Roman'" style:font-family-generic-complex="roman" style:font-pitch-complex="variable"/>
    </style:style>
    <style:style style:name="Style_20_Titre_20_4_20__2b__20_Gauche_a0__3a__20__20_575_20_cm_20_Première_20_ligne_20__3a__20_0_20_cm" style:display-name="Style Titre 4 + Gauche :  575 cm Première ligne : 0 cm" style:family="paragraph" style:parent-style-name="Heading_20_4" style:default-outline-level="" style:list-style-name="WW8Num28">
      <style:paragraph-properties fo:margin-left="1.501cm" fo:margin-right="0cm" fo:margin-top="0cm" fo:margin-bottom="0cm" loext:contextual-spacing="false" fo:line-height="150%" fo:text-indent="0.624cm" style:auto-text-indent="false">
        <style:tab-stops/>
      </style:paragraph-properties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0pt" style:font-weight-complex="normal"/>
    </style:style>
    <style:style style:name="Titre_20_TR" style:display-name="Titre TR" style:family="paragraph" style:parent-style-name="Standard" style:next-style-name="Standard" style:list-style-name="WW8Num8">
      <style:paragraph-properties fo:margin-left="0.63cm" fo:margin-right="0cm" fo:margin-top="0.212cm" fo:margin-bottom="0cm" loext:contextual-spacing="false" fo:text-indent="-0.63cm" style:auto-text-indent="false">
        <style:tab-stops>
          <style:tab-stop style:position="0.501cm"/>
        </style:tab-stops>
      </style:paragraph-properties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weight-complex="bold"/>
    </style:style>
    <style:style style:name="T2" style:family="paragraph" style:parent-style-name="Heading_20_2" style:default-outline-level="" style:list-style-name="WW8Num24">
      <style:paragraph-properties fo:margin-left="0cm" fo:margin-right="-0.674cm" fo:margin-top="0cm" fo:margin-bottom="0cm" loext:contextual-spacing="false" style:line-height-at-least="0.635cm" fo:text-indent="0cm" style:auto-text-indent="false" fo:keep-with-next="auto" style:text-autospace="none" style:punctuation-wrap="simple" style:vertical-align="baseline">
        <style:tab-stops>
          <style:tab-stop style:position="1.199cm"/>
          <style:tab-stop style:position="9.984cm"/>
        </style:tab-stops>
      </style:paragraph-properties>
      <style:text-properties fo:font-variant="small-caps" fo:color="#000000" style:font-name="Times New Roman" fo:font-family="'Times New Roman'" style:font-family-generic="roman" style:font-pitch="variable" fo:font-size="14pt" fo:font-style="italic" style:font-size-asian="14pt" style:font-style-asian="italic" style:font-name-complex="Times New Roman" style:font-family-complex="'Times New Roman'" style:font-family-generic-complex="roman" style:font-pitch-complex="variable" style:font-size-complex="10pt" style:font-style-complex="normal" style:font-weight-complex="normal"/>
    </style:style>
    <style:style style:name="Index_20_4" style:display-name="Index 4" style:family="paragraph" style:parent-style-name="Standard" style:next-style-name="Standard" style:list-style-name="WW8Num25">
      <style:paragraph-properties fo:margin-left="1.693cm" fo:margin-right="0cm" fo:line-height="150%" fo:text-indent="-0.423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Objet_20_du_20_commentaire" style:display-name="Objet du commentaire" style:family="paragraph" style:parent-style-name="Commentaire" style:next-style-name="Commentaire" style:list-style-name="WW8Num22">
      <style:paragraph-properties fo:margin-left="0cm" fo:margin-right="0cm" fo:line-height="150%" fo:text-indent="0cm" style:auto-text-indent="false"/>
      <style:text-properties style:font-name="Times New Roman" fo:font-family="'Times New Roman'" style:font-family-generic="roman" style:font-pitch="variable" fo:font-size="12pt" fo:language="none" fo:country="non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pip" style:family="paragraph" style:parent-style-name="Standard">
      <style:paragraph-properties fo:margin-top="0.494cm" fo:margin-bottom="0.494cm" loext:contextual-spacing="false" fo:line-height="150%"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fichemedtexte" style:family="paragraph" style:parent-style-name="Standard">
      <style:paragraph-properties fo:margin-top="0.494cm" fo:margin-bottom="0.494cm" loext:contextual-spacing="false" fo:line-height="150%" fo:text-align="start" style:justify-single-word="false"/>
      <style:text-properties fo:color="#000000" fo:font-size="9pt" style:font-size-asian="9pt" style:font-name-complex="Arial" style:font-family-complex="Arial" style:font-family-generic-complex="swiss" style:font-pitch-complex="variable" style:font-size-complex="9pt"/>
    </style:style>
    <style:style style:name="Titre_20_1.1_20__28_suite_29_" style:display-name="Titre 1.1 (suite)" style:family="paragraph" style:parent-style-name="Standard">
      <style:paragraph-properties fo:margin-left="0.501cm" fo:margin-right="0cm" fo:line-height="110%" fo:text-indent="0cm" style:auto-text-indent="false">
        <style:tab-stops>
          <style:tab-stop style:position="7.001cm" style:type="right" style:leader-style="dotted" style:leader-text="."/>
        </style:tab-stops>
      </style:paragraph-properties>
      <style:text-properties style:font-name="Century Gothic" fo:font-family="'Century Gothic'" style:font-family-generic="swiss" style:font-pitch="variable" fo:font-size="10pt" style:font-size-asian="10pt" style:font-name-complex="Century Gothic" style:font-family-complex="'Century Gothic'" style:font-family-generic-complex="swiss" style:font-pitch-complex="variable" style:font-size-complex="10pt"/>
    </style:style>
    <style:style style:name="synopsis_20_puce" style:display-name="synopsis puce" style:family="paragraph" style:parent-style-name="Standard" style:list-style-name="WW8Num23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Para3" style:family="paragraph" style:parent-style-name="Standard" style:list-style-name="WW8Num3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Retrait_20_normal" style:display-name="Retrait normal" style:family="paragraph" style:parent-style-name="Standard" style:next-style-name="Standard">
      <style:paragraph-properties fo:margin-left="0.501cm" fo:margin-right="0cm" fo:text-align="start" style:justify-single-word="false" fo:orphans="0" fo:widows="0" fo:text-indent="0.501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fo:language="en" fo:country="US" style:font-size-asian="12pt" style:font-name-complex="Times New Roman" style:font-family-complex="'Times New Roman'" style:font-family-generic-complex="roman" style:font-pitch-complex="variable" style:font-size-complex="10pt"/>
    </style:style>
    <style:style style:name="Titre_20_étude" style:display-name="Titre étude" style:family="paragraph" style:parent-style-name="Standard">
      <style:paragraph-properties fo:text-align="center" style:justify-single-word="false"/>
      <style:text-properties fo:color="#333333" style:font-name="Times New Roman" fo:font-family="'Times New Roman'" style:font-family-generic="roman" style:font-pitch="variable" fo:font-size="24pt" style:font-size-asian="24pt" style:font-name-complex="Times New Roman" style:font-family-complex="'Times New Roman'" style:font-family-generic-complex="roman" style:font-pitch-complex="variable" style:font-style-complex="italic"/>
    </style:style>
    <style:style style:name="synopsis_20_texte" style:display-name="synopsis texte" style:family="paragraph" style:parent-style-name="Standard">
      <style:paragraph-properties fo:margin-top="0.212cm" fo:margin-bottom="0cm" loext:contextual-spacing="false"/>
      <style:text-properties style:font-name="Times New Roman" fo:font-family="'Times New Roman'" style:font-family-generic="roman" style:font-pitch="variable" fo:font-size="10pt" fo:language="none" fo:country="non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roto_20_texte" style:display-name="Proto texte" style:family="paragraph" style:parent-style-name="Standard">
      <style:paragraph-properties fo:margin-top="0.212cm" fo:margin-bottom="0cm" loext:contextual-spacing="false" style:line-height-at-least="0.529cm"/>
      <style:text-properties fo:font-size="12pt" style:font-size-asian="12pt" style:font-size-complex="10pt"/>
    </style:style>
    <style:style style:name="Titre1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fo:language="fr" fo:country="BE" style:font-size-asian="12pt" style:font-name-complex="Times New Roman" style:font-family-complex="'Times New Roman'" style:font-family-generic-complex="roman" style:font-pitch-complex="variable"/>
    </style:style>
    <style:style style:name="desc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fo:language="fr" fo:country="BE" style:font-size-asian="12pt" style:font-name-complex="Times New Roman" style:font-family-complex="'Times New Roman'" style:font-family-generic-complex="roman" style:font-pitch-complex="variable"/>
    </style:style>
    <style:style style:name="details" style:family="paragraph" style:parent-style-name="Standard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fo:language="fr" fo:country="BE" style:font-size-asian="12pt" style:font-name-complex="Times New Roman" style:font-family-complex="'Times New Roman'" style:font-family-generic-complex="roman" style:font-pitch-complex="variable"/>
    </style:style>
    <style:style style:name="Index_20_5" style:display-name="Index 5" style:family="paragraph" style:parent-style-name="Standard" style:next-style-name="Standard">
      <style:paragraph-properties fo:margin-left="2.117cm" fo:margin-right="0cm" fo:line-height="150%" fo:text-indent="-0.423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Index_20_7" style:display-name="Index 7" style:family="paragraph" style:parent-style-name="Standard" style:next-style-name="Standard">
      <style:paragraph-properties fo:margin-left="2.963cm" fo:margin-right="0cm" fo:line-height="150%" fo:text-indent="-0.423cm" style:auto-text-indent="false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Index_20_Heading" style:display-name="Index Heading" style:family="paragraph" style:parent-style-name="Standard" style:next-style-name="Index_20_1" style:class="index">
      <style:paragraph-properties fo:line-height="150%" style:text-autospace="none" style:punctuation-wrap="simple" style:vertical-align="baselin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Liste_20_claire_20_-_20_Accent_20_31" style:display-name="Liste claire - Accent 31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Liste_20_moyenne_20_2_20_-_20_Accent_20_21" style:display-name="Liste moyenne 2 - Accent 21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exte_3a_20" style:display-name="texte:20" style:family="paragraph">
      <style:paragraph-properties fo:margin-left="2cm" fo:margin-right="0cm" fo:margin-top="0cm" fo:margin-bottom="0.15cm" loext:contextual-spacing="false" style:line-height-at-least="0.635cm" fo:text-align="justify" style:justify-single-word="false" fo:orphans="2" fo:widows="2" fo:text-indent="0cm" style:auto-text-indent="false" style:text-autospace="none" style:punctuation-wrap="simple" style:vertical-align="baseline"/>
      <style:text-properties style:use-window-font-color="true" style:font-name="Times" fo:font-family="Times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cm" loext:contextual-spacing="true" fo:text-align="start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liste_3a_tiret_3a_20" style:display-name="liste:tiret:20" style:family="paragraph" style:list-style-name="WW8Num1">
      <style:paragraph-properties fo:margin-top="0cm" fo:margin-bottom="0.071cm" loext:contextual-spacing="false" style:line-height-at-least="0.635cm" fo:text-align="justify" style:justify-single-word="false" fo:orphans="2" fo:widows="2" fo:hyphenation-ladder-count="no-limit" style:text-autospace="none" style:punctuation-wrap="simple"/>
      <style:text-properties style:use-window-font-color="true" style:font-name="Times" fo:font-family="Times" style:font-family-generic="roman" style:font-pitch="variable" fo:font-size="12pt" fo:language="fr" fo:country="FR" style:font-name-asian="Arial" style:font-family-asian="Arial" style:font-family-generic-asian="swiss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aragraph" style:family="paragraph">
      <style:paragraph-properties fo:margin-top="0cm" fo:margin-bottom="0.423cm" loext:contextual-spacing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able_20_Center" style:display-name="Table Center" style:family="paragraph" style:parent-style-name="Standard">
      <style:paragraph-properties fo:margin-top="0cm" fo:margin-bottom="0.106cm" loext:contextual-spacing="false" fo:text-align="center" style:justify-single-word="false"/>
      <style:text-properties style:font-name="Times New Roman" fo:font-family="'Times New Roman'" style:font-family-generic="roman" style:font-pitch="variable" fo:font-size="12pt" fo:language="en" fo:country="US" style:font-size-asian="12pt" style:font-name-complex="Times New Roman" style:font-family-complex="'Times New Roman'" style:font-family-generic-complex="roman" style:font-pitch-complex="variable"/>
    </style:style>
    <style:style style:name="Table_20_Head" style:display-name="Table Head" style:family="paragraph" style:parent-style-name="Standard">
      <style:paragraph-properties fo:margin-top="0cm" fo:margin-bottom="0.106cm" loext:contextual-spacing="false" fo:text-align="center" style:justify-single-word="false"/>
      <style:text-properties style:font-name="Times New Roman" fo:font-family="'Times New Roman'" style:font-family-generic="roman" style:font-pitch="variable" fo:font-size="12pt" fo:language="en" fo:country="US" fo:font-weight="bold" style:font-size-asian="12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Table_20_Left" style:display-name="Table Left" style:family="paragraph">
      <style:paragraph-properties fo:margin-top="0cm" fo:margin-bottom="0.106cm" loext:contextual-spacing="false" fo:orphans="2" fo:widows="2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Abbreviations" style:family="paragraph" style:parent-style-name="Standard">
      <style:paragraph-properties fo:margin-left="3cm" fo:margin-right="0cm" fo:margin-top="0cm" fo:margin-bottom="0.212cm" loext:contextual-spacing="false" fo:text-indent="-3cm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0pt"/>
    </style:style>
    <style:style style:name="Préformaté_20_HTML" style:display-name="Préformaté HTML" style:family="paragraph" style:parent-style-name="Standard">
      <style:paragraph-properties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Corps_20_de_20_texte_20_31" style:display-name="Corps de texte 31" style:family="paragraph" style:parent-style-name="Standard">
      <style:paragraph-properties fo:line-height="150%" fo:text-align="center" style:justify-single-word="false" fo:orphans="0" fo:widows="0"/>
      <style:text-properties fo:font-size="10pt" fo:language="it" fo:country="IT" fo:font-weight="bold" style:font-size-asian="10pt" style:font-weight-asian="bold" style:font-size-complex="10pt"/>
    </style:style>
    <style:style style:name="Titre00" style:family="paragraph" style:parent-style-name="Standard" style:next-style-name="Standard">
      <style:paragraph-properties fo:text-align="center" style:justify-single-word="false"/>
      <style:text-properties fo:text-transform="uppercase" fo:font-size="9pt" fo:font-weight="bold" style:font-size-asian="9pt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Arial" fo:font-family="Arial" style:font-family-generic="swiss" style:font-pitch="variable" style:font-name-asian="MS Mincho" style:font-family-asian="'MS Mincho', 'ＭＳ 明朝'" style:font-family-generic-asian="modern" style:font-name-complex="Wingdings" style:font-family-complex="Wingdings" style:font-pitch-complex="variable" style:font-charset-complex="x-symbol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4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Times New Roman" style:font-family-complex="'Times New Roman'" style:font-family-generic-complex="roman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Times" fo:font-family="Times" style:font-family-generic="roman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2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fo:text-transform="uppercase" style:font-name="Arial" fo:font-family="Arial" style:font-family-generic="swiss" style:font-pitch="variable" fo:font-size="14pt" fo:font-style="normal" fo:font-weight="normal" style:font-size-asian="14pt" style:font-style-asian="normal" style:font-weight-asian="normal" style:font-name-complex="Arial" style:font-family-complex="Arial" style:font-family-generic-complex="swiss" style:font-pitch-complex="variable"/>
    </style:style>
    <style:style style:name="WW8Num13z1" style:family="text">
      <style:text-properties style:font-name="Arial" fo:font-family="Arial" style:font-family-generic="swiss" style:font-pitch="variable" fo:font-size="14pt" fo:font-style="normal" fo:font-weight="normal" style:font-size-asian="14pt" style:font-style-asian="normal" style:font-weight-asian="normal" style:font-name-complex="Arial" style:font-family-complex="Arial" style:font-family-generic-complex="swiss" style:font-pitch-complex="variable"/>
    </style:style>
    <style:style style:name="WW8Num13z2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13z3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fo:text-transform="uppercase" style:font-name="Arial" fo:font-family="Arial" style:font-family-generic="swiss" style:font-pitch="variable" fo:font-size="14pt" fo:font-style="normal" fo:font-weight="normal" style:font-size-asian="14pt" style:font-style-asian="normal" style:font-weight-asian="normal" style:font-name-complex="Arial" style:font-family-complex="Arial" style:font-family-generic-complex="swiss" style:font-pitch-complex="variable"/>
    </style:style>
    <style:style style:name="WW8Num19z1" style:family="text">
      <style:text-properties style:font-name="Arial" fo:font-family="Arial" style:font-family-generic="swiss" style:font-pitch="variable" fo:font-size="14pt" fo:font-style="normal" fo:font-weight="normal" style:font-size-asian="14pt" style:font-style-asian="normal" style:font-weight-asian="normal" style:font-name-complex="Arial" style:font-family-complex="Arial" style:font-family-generic-complex="swiss" style:font-pitch-complex="variable"/>
    </style:style>
    <style:style style:name="WW8Num19z2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19z3" style:family="text"/>
    <style:style style:name="WW8Num20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8pt" fo:font-style="normal" fo:font-weight="normal" style:font-size-asian="8pt" style:font-style-asian="normal" style:font-weight-asian="normal" style:font-name-complex="Symbol" style:font-family-complex="Symbol" style:font-family-generic-complex="roman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Wingdings" style:font-family-complex="Wingdings" style:font-pitch-complex="variable" style:font-charset-complex="x-symbol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fo:text-transform="uppercase" style:font-name="Arial" fo:font-family="Arial" style:font-family-generic="swiss" style:font-pitch="variable" fo:font-size="13pt" fo:font-style="normal" fo:font-weight="bold" style:font-size-asian="13pt" style:font-style-asian="normal" style:font-weight-asian="bold" style:font-name-complex="Arial" style:font-family-complex="Arial" style:font-family-generic-complex="swiss" style:font-pitch-complex="variable"/>
    </style:style>
    <style:style style:name="WW8Num30z1" style:family="text">
      <style:text-properties fo:font-variant="normal" fo:text-transform="none" style:font-name="Arial" fo:font-family="Arial" style:font-family-generic="swiss" style:font-pitch="variable" fo:font-size="12pt" fo:font-style="normal" fo:font-weight="bold" style:font-size-asian="12pt" style:font-style-asian="normal" style:font-weight-asian="bold" style:font-name-complex="Arial" style:font-family-complex="Arial" style:font-family-generic-complex="swiss" style:font-pitch-complex="variable"/>
    </style:style>
    <style:style style:name="WW8Num30z2" style:family="text">
      <style:text-properties style:font-name="Arial" fo:font-family="Arial" style:font-family-generic="swiss" style:font-pitch="variable" fo:font-size="12pt" fo:font-style="normal" fo:font-weight="normal" style:font-size-asian="12pt" style:font-style-asian="normal" style:font-weight-asian="normal" style:font-name-complex="Arial" style:font-family-complex="Arial" style:font-family-generic-complex="swiss" style:font-pitch-complex="variable"/>
    </style:style>
    <style:style style:name="WW8Num30z3" style:family="text">
      <style:text-properties style:font-name="Arial" fo:font-family="Arial" style:font-family-generic="swiss" style:font-pitch="variable" fo:font-size="11pt" fo:font-style="italic" fo:font-weight="normal" style:font-size-asian="11pt" style:font-style-asian="italic" style:font-weight-asian="normal" style:font-name-complex="Arial" style:font-family-complex="Arial" style:font-family-generic-complex="swiss" style:font-pitch-complex="variable"/>
    </style:style>
    <style:style style:name="WW8Num30z4" style:family="text"/>
    <style:style style:name="WW8Num3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style:font-name="Arial" fo:font-family="Arial" style:font-family-generic="swiss" style:font-pitch="variable" fo:font-size="13pt" fo:language="none" fo:country="none" fo:font-weight="bold" style:letter-kerning="true" style:font-size-asian="13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itre_20_2_20_Car" style:display-name="Titre 2 Car" style:family="text">
      <style:text-properties style:font-name="Arial" fo:font-family="Arial" style:font-family-generic="swiss" style:font-pitch="variable" fo:font-size="11pt" fo:language="none" fo:country="none" fo:font-weight="bold" style:font-size-asian="11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Titre_20_3_20_Car" style:display-name="Titre 3 Car" style:family="text">
      <style:text-properties style:font-name="Arial" fo:font-family="Arial" style:font-family-generic="swiss" style:font-pitch="variable" fo:font-size="11pt" fo:language="none" fo:country="none" style:font-size-asian="11pt" style:font-name-complex="Arial" style:font-family-complex="Arial" style:font-family-generic-complex="swiss" style:font-pitch-complex="variable" style:font-size-complex="13pt" style:font-weight-complex="bold"/>
    </style:style>
    <style:style style:name="Titre_20_4_20_Car" style:display-name="Titre 4 Car" style:family="text">
      <style:text-properties style:font-name="Arial" fo:font-family="Arial" style:font-family-generic="swiss" style:font-pitch="variable" fo:font-size="11pt" fo:language="none" fo:country="none" fo:font-style="italic" style:font-size-asian="11pt" style:font-style-asian="italic" style:font-name-complex="Arial" style:font-family-complex="Arial" style:font-family-generic-complex="swiss" style:font-pitch-complex="variable" style:font-size-complex="14pt" style:font-weight-complex="bold"/>
    </style:style>
    <style:style style:name="Titre_20_5_20_Car" style:display-name="Titre 5 Car" style:family="text">
      <style:text-properties style:font-name="Arial" fo:font-family="Arial" style:font-family-generic="swiss" style:font-pitch="variable" fo:font-size="13pt" fo:language="none" fo:country="none" fo:font-style="italic" fo:font-weight="bold" style:font-size-asian="13pt" style:font-style-asian="italic" style:font-weight-asian="bold" style:font-name-complex="Arial" style:font-family-complex="Arial" style:font-family-generic-complex="swiss" style:font-pitch-complex="variable" style:font-size-complex="13pt" style:font-style-complex="italic" style:font-weight-complex="bold"/>
    </style:style>
    <style:style style:name="Titre_20_6_20_Car" style:display-name="Titre 6 Car" style:family="text">
      <style:text-properties style:font-name="Arial" fo:font-family="Arial" style:font-family-generic="swiss" style:font-pitch="variable" fo:font-size="11pt" fo:language="none" fo:country="none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Titre_20_7_20_Car" style:display-name="Titre 7 Car" style:family="text">
      <style:text-properties style:font-name="Arial" fo:font-family="Arial" style:font-family-generic="swiss" style:font-pitch="variable" fo:font-size="11pt" fo:language="none" fo:country="none" style:font-size-asian="11pt" style:font-name-complex="Arial" style:font-family-complex="Arial" style:font-family-generic-complex="swiss" style:font-pitch-complex="variable" style:font-size-complex="12pt"/>
    </style:style>
    <style:style style:name="Titre_20_8_20_Car" style:display-name="Titre 8 Car" style:family="text">
      <style:text-properties style:font-name="Arial" fo:font-family="Arial" style:font-family-generic="swiss" style:font-pitch="variable" fo:font-size="11pt" fo:language="none" fo:country="none" fo:font-style="italic" style:font-size-asian="11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itre_20_9_20_Car" style:display-name="Titre 9 Car" style:family="text">
      <style:text-properties style:font-name="Arial" fo:font-family="Arial" style:font-family-generic="swiss" style:font-pitch="variable" fo:font-size="11pt" fo:language="none" fo:country="none" style:font-size-asian="11pt" style:font-name-complex="Arial" style:font-family-complex="Arial" style:font-family-generic-complex="swiss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n-tête_20_Car" style:display-name="En-tête Car" style:family="text">
      <style:text-properties fo:font-size="12pt" style:font-size-asian="12pt" style:font-size-complex="12pt"/>
    </style:style>
    <style:style style:name="Pied_20_de_20_page_20_Car" style:display-name="Pied de page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Police_20_par_20_défaut"/>
    <style:style style:name="Corps_20_de_20_texte_20_Car" style:display-name="Corps de texte Car" style:family="text">
      <style:text-properties fo:font-size="11pt" style:font-size-asian="11pt" style:font-size-complex="12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Légende_20_Car" style:display-name="Légende Car" style:family="text">
      <style:text-properties fo:color="#000000" style:font-name="Arial" fo:font-family="Arial" style:font-family-generic="swiss" style:font-pitch="variable" fo:font-size="9pt" style:font-name-asian="DIN" style:font-family-asian="DIN, 'Courier New'" style:font-pitch-asian="variable" style:font-size-asian="9pt" style:font-name-complex="Arial" style:font-family-complex="Arial" style:font-family-generic-complex="swiss" style:font-pitch-complex="variable" style:font-size-complex="11pt" style:font-weight-complex="bold"/>
    </style:style>
    <style:style style:name="Retrait_20_corps_20_de_20_texte_20_Car" style:display-name="Retrait corps de texte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Retrait_20_corps_20_de_20_texte_20_3_20_Car" style:display-name="Retrait corps de texte 3 Car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Corps_20_de_20_texte_20_3_20_Car" style:display-name="Corps de texte 3 Car" style:family="text">
      <style:text-properties fo:color="#000000"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9pt"/>
    </style:style>
    <style:style style:name="Corps_20_de_20_texte_20_2_20_Car" style:display-name="Corps de texte 2 Car" style:family="text">
      <style:text-properties fo:color="#000000" style:font-name="Arial" fo:font-family="Arial" style:font-family-generic="swiss" style:font-pitch="variable" style:font-name-complex="Arial" style:font-family-complex="Arial" style:font-family-generic-complex="swiss" style:font-pitch-complex="variable" style:font-size-complex="9pt"/>
    </style:style>
    <style:style style:name="Texte_20_brut_20_Car" style:display-name="Texte brut Car" style:family="text"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 style:font-size-complex="12pt"/>
    </style:style>
    <style:style style:name="Note_20_de_20_bas_20_de_20_page_20_Car" style:display-name="Note de bas de page Car" style:family="text"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 style:font-size-complex="12pt"/>
    </style:style>
    <style:style style:name="ábody_20_text" style:display-name="ábody text" style:family="text">
      <style:text-properties style:font-name="GillSans Light" fo:font-family="'GillSans Light', 'Century Gothic'" style:font-family-generic="swiss" style:font-pitch="variable" fo:font-size="11pt" style:font-size-asian="11pt" style:font-name-complex="GillSans Light" style:font-family-complex="'GillSans Light', 'Century Gothic'" style:font-family-generic-complex="swiss" style:font-pitch-complex="variable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_20_Car" style:display-name="Commentaire Car" style:family="text" style:parent-style-name="Police_20_par_20_défaut"/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Bold_20_Character" style:display-name="Bold Character" style:family="text">
      <style:text-properties fo:font-weight="bold" style:font-weight-asian="bold"/>
    </style:style>
    <style:style style:name="Action_20_Required" style:display-name="Action Required" style:family="text">
      <style:text-properties fo:color="#008000"/>
    </style:style>
    <style:style style:name="Text_20_Char" style:display-name="Text Char" style:family="text">
      <style:text-properties fo:font-size="12pt" fo:language="en" fo:country="US" style:font-size-asian="12pt"/>
    </style:style>
    <style:style style:name="apple-style-span" style:family="text" style:parent-style-name="Police_20_par_20_défaut"/>
    <style:style style:name="Citation_20_HTML" style:display-name="Citation HTML" style:family="text">
      <style:text-properties fo:font-style="italic" style:font-style-asian="italic" style:font-style-complex="italic"/>
    </style:style>
    <style:style style:name="apple-converted-space" style:family="text" style:parent-style-name="Police_20_par_20_défaut"/>
    <style:style style:name="Emphasis" style:family="text">
      <style:text-properties fo:font-style="italic" style:font-style-asian="italic" style:font-style-complex="italic"/>
    </style:style>
    <style:style style:name="a" style:family="text" style:parent-style-name="Police_20_par_20_défaut"/>
    <style:style style:name="st" style:family="text" style:parent-style-name="Police_20_par_20_défaut"/>
    <style:style style:name="Texte_20_Car" style:display-name="Texte Car" style:family="text">
      <style:text-properties fo:language="en" fo:country="GB"/>
    </style:style>
    <style:style style:name="Titre_20_Car" style:display-name="Titre Car" style:family="text">
      <style:text-properties fo:text-transform="uppercase" style:font-name="Arial" fo:font-family="Arial" style:font-family-generic="swiss" style:font-pitch="variable" fo:font-size="14pt" fo:language="none" fo:country="none" fo:font-weight="bold" style:font-size-asian="14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yperlink1" style:family="text">
      <style:text-properties fo:color="#0000ff" style:text-underline-style="solid" style:text-underline-width="auto" style:text-underline-color="font-color"/>
    </style:style>
    <style:style style:name="Footer_20_Char" style:display-name="Footer Char" style:family="text">
      <style:text-properties fo:font-size="12pt" fo:language="fr" fo:country="FR" style:font-name-asian="MS Mincho" style:font-family-asian="'MS Mincho', 'ＭＳ 明朝'" style:font-family-generic-asian="modern" style:font-size-asian="12pt" style:language-asian="ja" style:country-asian="JP" style:font-size-complex="12pt" style:language-complex="ar" style:country-complex="SA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xteencadre" style:family="text" style:parent-style-name="Police_20_par_20_défaut"/>
    <style:style style:name="Sous-titre_20_Car" style:display-name="Sous-titre Car" style:family="text">
      <style:text-properties style:font-size-complex="10pt"/>
    </style:style>
    <style:style style:name="Objet_20_du_20_commentaire_20_Car" style:display-name="Objet du commentaire Car" style:family="text">
      <style:text-properties fo:font-size="12pt" fo:language="none" fo:country="none" style:font-size-asian="12pt" style:font-size-complex="12pt"/>
    </style:style>
    <style:style style:name="_20_Car_20_Car13" style:display-name=" Car Car13" style:family="text">
      <style:text-properties fo:text-transform="uppercase" style:font-name="Times" fo:font-family="Times" style:font-family-generic="roman" style:font-pitch="variable" fo:font-size="12pt" fo:font-weight="bold" style:font-size-asian="12pt" style:font-weight-asian="bold" style:font-name-complex="Times" style:font-family-complex="Times" style:font-family-generic-complex="roman" style:font-pitch-complex="variable"/>
    </style:style>
    <style:style style:name="_20_Car_20_Car12" style:display-name=" Car Car12" style:family="text">
      <style:text-properties fo:font-size="12pt" fo:font-style="italic" fo:font-weight="bold" style:font-size-asian="12pt" style:font-style-asian="italic" style:font-weight-asian="bold"/>
    </style:style>
    <style:style style:name="_20_Car_20_Car11" style:display-name=" Car Car11" style:family="text">
      <style:text-properties fo:font-size="12pt" fo:font-style="italic" style:font-size-asian="12pt" style:font-style-asian="italic"/>
    </style:style>
    <style:style style:name="_20_Car_20_Car10" style:display-name=" Car Car10" style:family="text">
      <style:text-properties style:font-name="Times" fo:font-family="Times" style:font-family-generic="roman" style:font-pitch="variable" fo:font-size="28pt" fo:letter-spacing="0.176cm" fo:font-style="italic" fo:font-weight="bold" style:font-size-asian="28pt" style:font-style-asian="italic" style:font-weight-asian="bold" style:font-name-complex="Times" style:font-family-complex="Times" style:font-family-generic-complex="roman" style:font-pitch-complex="variable"/>
    </style:style>
    <style:style style:name="_20_Car_20_Car9" style:display-name=" Car Car9" style:family="text">
      <style:text-properties style:font-name="Times" fo:font-family="Times" style:font-family-generic="roman" style:font-pitch="variable" fo:font-size="20pt" style:font-size-asian="20pt" style:font-name-complex="Times" style:font-family-complex="Times" style:font-family-generic-complex="roman" style:font-pitch-complex="variable"/>
    </style:style>
    <style:style style:name="_20_Car_20_Car8" style:display-name=" Car Car8" style:family="text">
      <style:text-properties style:font-name="Times" fo:font-family="Times" style:font-family-generic="roman" style:font-pitch="variable" fo:font-size="28pt" fo:letter-spacing="0.176cm" fo:font-weight="bold" style:font-size-asian="28pt" style:font-weight-asian="bold" style:font-name-complex="Times" style:font-family-complex="Times" style:font-family-generic-complex="roman" style:font-pitch-complex="variable"/>
    </style:style>
    <style:style style:name="_20_Car_20_Car7" style:display-name=" Car Car7" style:family="text">
      <style:text-properties fo:font-weight="bold" style:font-weight-asian="bold"/>
    </style:style>
    <style:style style:name="_20_Car_20_Car6" style:display-name=" Car Car6" style:family="text">
      <style:text-properties fo:font-size="12pt" style:font-size-asian="12pt"/>
    </style:style>
    <style:style style:name="TEXTE_20_PROPOSITION_20_Car_20_Car" style:display-name="TEXTE PROPOSITION Car Car" style:family="text">
      <style:text-properties style:font-name="Times" fo:font-family="Times" style:font-family-generic="roman" style:font-pitch="variable" fo:font-size="12pt" style:font-size-asian="12pt" style:font-name-complex="Times" style:font-family-complex="Times" style:font-family-generic-complex="roman" style:font-pitch-complex="variable"/>
    </style:style>
    <style:style style:name="_20_Car_20_Car5" style:display-name=" Car Car5" style:family="text">
      <style:text-properties fo:font-size="12pt" style:font-size-asian="12pt"/>
    </style:style>
    <style:style style:name="_20_Car_20_Car4" style:display-name=" Car Car4" style:family="text">
      <style:text-properties fo:font-size="12pt" style:font-size-asian="12pt"/>
    </style:style>
    <style:style style:name="_20_Car_20_Car3" style:display-name=" Car Car3" style:family="text">
      <style:text-properties fo:text-transform="uppercase" style:font-name="Times" fo:font-family="Times" style:font-family-generic="roman" style:font-pitch="variable" fo:font-size="12pt" fo:font-weight="bold" style:font-size-asian="12pt" style:font-weight-asian="bold" style:font-name-complex="Times" style:font-family-complex="Times" style:font-family-generic-complex="roman" style:font-pitch-complex="variable"/>
    </style:style>
    <style:style style:name="_20_Car_20_Car2" style:display-name=" Car Car2" style:family="text">
      <style:text-properties fo:font-size="12pt" style:font-size-asian="12pt"/>
    </style:style>
    <style:style style:name="_20_Car_20_Car1" style:display-name=" Car Car1" style:family="text">
      <style:text-properties fo:font-size="12pt" fo:font-style="italic" style:font-size-asian="12pt" style:font-style-asian="italic" style:font-style-complex="italic"/>
    </style:style>
    <style:style style:name="titre1" style:family="text" style:parent-style-name="Police_20_par_20_défaut"/>
    <style:style style:name="A3" style:family="text">
      <style:text-properties fo:color="#000000" fo:font-size="7pt" style:font-size-asian="7pt" style:font-name-complex="Utopia Std" style:font-family-complex="'Utopia Std', 'Times New Roman'" style:font-family-generic-complex="roman" style:font-size-complex="7pt"/>
    </style:style>
    <style:style style:name="src" style:family="text" style:parent-style-name="Police_20_par_20_défaut"/>
    <style:style style:name="synopsis_20_texte_20_Car" style:display-name="synopsis texte Car" style:family="text"/>
    <style:style style:name="jrnl" style:family="text" style:parent-style-name="Police_20_par_20_défaut"/>
    <style:style style:name="Footnote_20_Symbol" style:display-name="Footnote Symbol" style:family="text">
      <style:text-properties style:text-position="super 58%"/>
    </style:style>
    <style:style style:name="Instructions" style:family="text">
      <style:text-properties fo:color="#008080" fo:font-style="italic" style:font-style-asian="italic" text:display="none"/>
    </style:style>
    <style:style style:name="Préformaté_20_HTML_20_Car" style:display-name="Préformaté HTML Ca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short_5f_text" style:display-name="short_text" style:family="text"/>
    <style:style style:name="highlight" style:family="text"/>
    <style:style style:name="_5f_xbe" style:display-name="_xbe" style:family="text"/>
    <style:style style:name="uficommentbody" style:family="text"/>
    <style:style style:name="hp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0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outline-level-style>
      <text:outline-level-style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30z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30z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30z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30z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prefix="." style:num-format="1">
        <style:list-level-properties text:list-level-position-and-space-mode="label-alignment">
          <style:list-level-label-alignment text:label-followed-by="listtab" text:list-tab-stop-position="1.905cm"/>
        </style:list-level-properties>
      </text:list-level-style-number>
      <text:list-level-style-number text:level="3" text:style-name="WW8Num1z2" style:num-prefix="." style:num-format="1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4" text:style-name="WW8Num1z3" style:num-prefix="." style:num-format="1">
        <style:list-level-properties text:list-level-position-and-space-mode="label-alignment">
          <style:list-level-label-alignment text:label-followed-by="listtab" text:list-tab-stop-position="3.175cm"/>
        </style:list-level-properties>
      </text:list-level-style-number>
      <text:list-level-style-number text:level="5" text:style-name="WW8Num1z4" style:num-prefix="." style:num-format="1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6" text:style-name="WW8Num1z5" style:num-prefix="." style:num-format="1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7" text:style-name="WW8Num1z6" style:num-prefix="." style:num-format="1">
        <style:list-level-properties text:list-level-position-and-space-mode="label-alignment">
          <style:list-level-label-alignment text:label-followed-by="listtab" text:list-tab-stop-position="5.08cm"/>
        </style:list-level-properties>
      </text:list-level-style-number>
      <text:list-level-style-number text:level="8" text:style-name="WW8Num1z7" style:num-prefix="." style:num-format="1">
        <style:list-level-properties text:list-level-position-and-space-mode="label-alignment">
          <style:list-level-label-alignment text:label-followed-by="listtab" text:list-tab-stop-position="5.715cm"/>
        </style:list-level-properties>
      </text:list-level-style-number>
      <text:list-level-style-number text:level="9" text:style-name="WW8Num1z8" style:num-prefix="." style:num-format="1">
        <style:list-level-properties text:list-level-position-and-space-mode="label-alignment">
          <style:list-level-label-alignment text:label-followed-by="listtab" text:list-tab-stop-position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Arial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1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7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format="1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3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3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3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3z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3z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3z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3z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3z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8.682cm" fo:text-indent="-0.635cm" fo:margin-left="8.682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9.952cm" fo:text-indent="-0.635cm" fo:margin-left="9.952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11.222cm" fo:text-indent="-0.635cm" fo:margin-left="11.222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2.492cm" fo:text-indent="-0.635cm" fo:margin-left="12.4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9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9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9z3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9z3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9z3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9z3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9z3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0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01cm" fo:text-indent="-0.501cm" fo:margin-left="0.501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1.771cm" fo:text-indent="-1.27cm" fo:margin-left="1.771cm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30z4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0z4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0z4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z4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1z1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1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1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171" style:family="table">
      <style:table-properties style:width="16.302cm" table:align="center" style:writing-mode="lr-tb"/>
    </style:style>
    <style:style style:name="Tableau171.A" style:family="table-column">
      <style:table-column-properties style:column-width="4.251cm"/>
    </style:style>
    <style:style style:name="Tableau171.B" style:family="table-column">
      <style:table-column-properties style:column-width="5.398cm"/>
    </style:style>
    <style:style style:name="Tableau171.C" style:family="table-column">
      <style:table-column-properties style:column-width="4.445cm"/>
    </style:style>
    <style:style style:name="Tableau171.D" style:family="table-column">
      <style:table-column-properties style:column-width="2.208cm"/>
    </style:style>
    <style:style style:name="Tableau171.1" style:family="table-row">
      <style:table-row-properties style:min-row-height="0.6cm" fo:keep-together="auto"/>
    </style:style>
    <style:style style:name="Tableau171.A1" style:family="table-cell">
      <style:table-cell-properties style:vertical-align="middle" fo:padding-left="0.123cm" fo:padding-right="0.123cm" fo:padding-top="0cm" fo:padding-bottom="0cm" fo:border-left="1.5pt solid #000000" fo:border-right="none" fo:border-top="1.5pt solid #000000" fo:border-bottom="1.5pt solid #000000" style:writing-mode="lr-tb"/>
    </style:style>
    <style:style style:name="Tableau171.D1" style:family="table-cell">
      <style:table-cell-properties style:vertical-align="middle" fo:padding-left="0.123cm" fo:padding-right="0.123cm" fo:padding-top="0cm" fo:padding-bottom="0cm" fo:border="1.5pt solid #000000" style:writing-mode="lr-tb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Arial" fo:font-size="10pt" fo:language="fr" fo:country="FR" fo:font-weight="bold" style:font-size-asian="10pt" style:language-asian="fr" style:country-asian="FR" style:font-weight-asian="bold" style:font-name-complex="Arial" style:font-weight-complex="bold"/>
    </style:style>
    <style:style style:name="MP3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language="en" fo:country="US" fo:font-weight="bold" style:font-weight-asian="bold" style:font-name-complex="Arial" style:font-weight-complex="bold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fo:language="fr" fo:country="FR" fo:font-weight="bold" style:font-size-asian="10pt" style:language-asian="fr" style:country-asian="FR" style:font-weight-asian="bold" style:font-name-complex="Arial" style:font-weight-complex="bold"/>
    </style:style>
    <style:style style:name="MT2" style:family="text">
      <style:text-properties style:font-name="Arial" fo:font-size="10pt" fo:language="fr" fo:country="FR" style:font-size-asian="10pt" style:language-asian="fr" style:country-asian="FR" style:font-name-complex="Arial"/>
    </style:style>
    <style:style style:name="MT3" style:family="text">
      <style:text-properties style:font-name="Arial" fo:font-size="11pt" fo:language="fr" fo:country="FR" style:font-size-asian="11pt" style:language-asian="fr" style:country-asian="FR" style:font-name-complex="Arial"/>
    </style:style>
    <style:style style:name="MT4" style:family="text">
      <style:text-properties fo:language="en" fo:country="US" fo:font-weight="bold" style:font-weight-asian="bold" style:font-name-complex="Arial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1.251cm" fo:margin-top="1.152cm" style:dynamic-spacing="true"/>
      </style:footer-style>
    </style:page-layout>
  </office:automatic-styles>
  <office:master-styles>
    <style:master-page style:name="Standard" style:page-layout-name="Mpm1">
      <style:header>
        <table:table table:name="Tableau171" table:style-name="Tableau171">
          <table:table-column table:style-name="Tableau171.A"/>
          <table:table-column table:style-name="Tableau171.B"/>
          <table:table-column table:style-name="Tableau171.C"/>
          <table:table-column table:style-name="Tableau171.D"/>
          <table:table-row table:style-name="Tableau171.1">
            <table:table-cell table:style-name="Tableau171.A1" office:value-type="string">
              <text:p text:style-name="MP1"><text:span text:style-name="MT1">PRESSURE (C1507)</text:span></text:p>
            </table:table-cell>
            <table:table-cell table:style-name="Tableau171.A1" office:value-type="string">
              <text:p text:style-name="MP2">Rapport statistique</text:p>
            </table:table-cell>
            <table:table-cell table:style-name="Tableau171.A1" office:value-type="string">
              <text:p text:style-name="MP1"><text:span text:style-name="MT2">Version 0.3 - 02/10/2017 </text:span></text:p>
            </table:table-cell>
            <table:table-cell table:style-name="Tableau171.D1" office:value-type="string">
              <text:p text:style-name="MP1"><text:span text:style-name="Page_20_Number"><text:span text:style-name="MT2">Page</text:span></text:span><text:span text:style-name="Page_20_Number"><text:span text:style-name="MT3"> </text:span></text:span><text:span text:style-name="Page_20_Number"><text:span text:style-name="MT3"><text:page-number text:select-page="current">1</text:page-number></text:span></text:span><text:span text:style-name="Page_20_Number"><text:span text:style-name="MT3">/48</text:span></text:span></text:p>
            </table:table-cell>
          </table:table-row>
        </table:table>
        <text:p text:style-name="Header"/>
        <text:p text:style-name="Standard"/>
      </style:header>
      <style:footer>
        <text:p text:style-name="MP3">CENBIOTECH</text:p>
        <text:p text:style-name="MP4"><text:span text:style-name="MT4">C1507_RAS_0.3_FNRR_2017100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romain</meta:initial-creator>
    <meta:creation-date>2017-10-02T14:24:00</meta:creation-date>
    <dc:creator>Florian RIGAUDIER</dc:creator>
    <dc:date>2017-10-04T11:39:00</dc:date>
    <meta:print-date>2017-10-02T09:41:00</meta:print-date>
    <meta:editing-cycles>8</meta:editing-cycles>
    <meta:editing-duration>PT20H42M</meta:editing-duration>
    <meta:document-statistic meta:table-count="171" meta:image-count="0" meta:object-count="0" meta:page-count="48" meta:paragraph-count="5358" meta:word-count="11431" meta:character-count="56391" meta:non-whitespace-character-count="50197"/>
    <meta:generator>LibreOffice/5.4.1.2.0$Linux_X86_64 LibreOffice_project/40m0$Build-2</meta:generator>
    <meta:user-defined meta:name="IDX">IDX</meta:user-defined>
    <meta:user-defined meta:name="IDX1">IDX1</meta:user-defined>
    <meta:user-defined meta:name="IDX10">IDX10</meta:user-defined>
    <meta:user-defined meta:name="IDX100">IDX100</meta:user-defined>
    <meta:user-defined meta:name="IDX101" meta:value-type="string">IDX101</meta:user-defined>
    <meta:user-defined meta:name="IDX11" meta:value-type="string">IDX11</meta:user-defined>
    <meta:user-defined meta:name="IDX12" meta:value-type="string">IDX12</meta:user-defined>
    <meta:user-defined meta:name="IDX13" meta:value-type="string">IDX13</meta:user-defined>
    <meta:user-defined meta:name="IDX14" meta:value-type="string">IDX14</meta:user-defined>
    <meta:user-defined meta:name="IDX15" meta:value-type="string">IDX15</meta:user-defined>
    <meta:user-defined meta:name="IDX16" meta:value-type="string">IDX16</meta:user-defined>
    <meta:user-defined meta:name="IDX17" meta:value-type="string">IDX17</meta:user-defined>
    <meta:user-defined meta:name="IDX18" meta:value-type="string">IDX18</meta:user-defined>
    <meta:user-defined meta:name="IDX19" meta:value-type="string">IDX19</meta:user-defined>
    <meta:user-defined meta:name="IDX2" meta:value-type="string">IDX2</meta:user-defined>
    <meta:user-defined meta:name="IDX20" meta:value-type="string">IDX20</meta:user-defined>
    <meta:user-defined meta:name="IDX21" meta:value-type="string">IDX21</meta:user-defined>
    <meta:user-defined meta:name="IDX22" meta:value-type="string">IDX22</meta:user-defined>
    <meta:user-defined meta:name="IDX23" meta:value-type="string">IDX23</meta:user-defined>
    <meta:user-defined meta:name="IDX24" meta:value-type="string">IDX24</meta:user-defined>
    <meta:user-defined meta:name="IDX25" meta:value-type="string">IDX25</meta:user-defined>
    <meta:user-defined meta:name="IDX26" meta:value-type="string">IDX26</meta:user-defined>
    <meta:user-defined meta:name="IDX27" meta:value-type="string">IDX27</meta:user-defined>
    <meta:user-defined meta:name="IDX28" meta:value-type="string">IDX28</meta:user-defined>
    <meta:user-defined meta:name="IDX29" meta:value-type="string">IDX29</meta:user-defined>
    <meta:user-defined meta:name="IDX3" meta:value-type="string">IDX3</meta:user-defined>
    <meta:user-defined meta:name="IDX30" meta:value-type="string">IDX30</meta:user-defined>
    <meta:user-defined meta:name="IDX31" meta:value-type="string">IDX31</meta:user-defined>
    <meta:user-defined meta:name="IDX32" meta:value-type="string">IDX32</meta:user-defined>
    <meta:user-defined meta:name="IDX33" meta:value-type="string">IDX33</meta:user-defined>
    <meta:user-defined meta:name="IDX34" meta:value-type="string">IDX34</meta:user-defined>
    <meta:user-defined meta:name="IDX35" meta:value-type="string">IDX35</meta:user-defined>
    <meta:user-defined meta:name="IDX36" meta:value-type="string">IDX36</meta:user-defined>
    <meta:user-defined meta:name="IDX37" meta:value-type="string">IDX37</meta:user-defined>
    <meta:user-defined meta:name="IDX38" meta:value-type="string">IDX38</meta:user-defined>
    <meta:user-defined meta:name="IDX39" meta:value-type="string">IDX39</meta:user-defined>
    <meta:user-defined meta:name="IDX4" meta:value-type="string">IDX4</meta:user-defined>
    <meta:user-defined meta:name="IDX40" meta:value-type="string">IDX40</meta:user-defined>
    <meta:user-defined meta:name="IDX41" meta:value-type="string">IDX41</meta:user-defined>
    <meta:user-defined meta:name="IDX42" meta:value-type="string">IDX42</meta:user-defined>
    <meta:user-defined meta:name="IDX43" meta:value-type="string">IDX43</meta:user-defined>
    <meta:user-defined meta:name="IDX44" meta:value-type="string">IDX44</meta:user-defined>
    <meta:user-defined meta:name="IDX45" meta:value-type="string">IDX45</meta:user-defined>
    <meta:user-defined meta:name="IDX46" meta:value-type="string">IDX46</meta:user-defined>
    <meta:user-defined meta:name="IDX47" meta:value-type="string">IDX47</meta:user-defined>
    <meta:user-defined meta:name="IDX48" meta:value-type="string">IDX48</meta:user-defined>
    <meta:user-defined meta:name="IDX49" meta:value-type="string">IDX49</meta:user-defined>
    <meta:user-defined meta:name="IDX5" meta:value-type="string">IDX5</meta:user-defined>
    <meta:user-defined meta:name="IDX50" meta:value-type="string">IDX50</meta:user-defined>
    <meta:user-defined meta:name="IDX51" meta:value-type="string">IDX51</meta:user-defined>
    <meta:user-defined meta:name="IDX52" meta:value-type="string">IDX52</meta:user-defined>
    <meta:user-defined meta:name="IDX53" meta:value-type="string">IDX53</meta:user-defined>
    <meta:user-defined meta:name="IDX54" meta:value-type="string">IDX54</meta:user-defined>
    <meta:user-defined meta:name="IDX55" meta:value-type="string">IDX55</meta:user-defined>
    <meta:user-defined meta:name="IDX56" meta:value-type="string">IDX56</meta:user-defined>
    <meta:user-defined meta:name="IDX57" meta:value-type="string">IDX57</meta:user-defined>
    <meta:user-defined meta:name="IDX58" meta:value-type="string">IDX58</meta:user-defined>
    <meta:user-defined meta:name="IDX59" meta:value-type="string">IDX59</meta:user-defined>
    <meta:user-defined meta:name="IDX6" meta:value-type="string">IDX6</meta:user-defined>
    <meta:user-defined meta:name="IDX60" meta:value-type="string">IDX60</meta:user-defined>
    <meta:user-defined meta:name="IDX61" meta:value-type="string">IDX61</meta:user-defined>
    <meta:user-defined meta:name="IDX62" meta:value-type="string">IDX62</meta:user-defined>
    <meta:user-defined meta:name="IDX64" meta:value-type="string">IDX64</meta:user-defined>
    <meta:user-defined meta:name="IDX65" meta:value-type="string">IDX65</meta:user-defined>
    <meta:user-defined meta:name="IDX66" meta:value-type="string">IDX66</meta:user-defined>
    <meta:user-defined meta:name="IDX67" meta:value-type="string">IDX67</meta:user-defined>
    <meta:user-defined meta:name="IDX68" meta:value-type="string">IDX68</meta:user-defined>
    <meta:user-defined meta:name="IDX69" meta:value-type="string">IDX69</meta:user-defined>
    <meta:user-defined meta:name="IDX7" meta:value-type="string">IDX7</meta:user-defined>
    <meta:user-defined meta:name="IDX70" meta:value-type="string">IDX70</meta:user-defined>
    <meta:user-defined meta:name="IDX71" meta:value-type="string">IDX71</meta:user-defined>
    <meta:user-defined meta:name="IDX72" meta:value-type="string">IDX72</meta:user-defined>
    <meta:user-defined meta:name="IDX73" meta:value-type="string">IDX73</meta:user-defined>
    <meta:user-defined meta:name="IDX74" meta:value-type="string">IDX74</meta:user-defined>
    <meta:user-defined meta:name="IDX75" meta:value-type="string">IDX75</meta:user-defined>
    <meta:user-defined meta:name="IDX76" meta:value-type="string">IDX76</meta:user-defined>
    <meta:user-defined meta:name="IDX77" meta:value-type="string">IDX77</meta:user-defined>
    <meta:user-defined meta:name="IDX78" meta:value-type="string">IDX78</meta:user-defined>
    <meta:user-defined meta:name="IDX79" meta:value-type="string">IDX79</meta:user-defined>
    <meta:user-defined meta:name="IDX8" meta:value-type="string">IDX8</meta:user-defined>
    <meta:user-defined meta:name="IDX80" meta:value-type="string">IDX80</meta:user-defined>
    <meta:user-defined meta:name="IDX81" meta:value-type="string">IDX81</meta:user-defined>
    <meta:user-defined meta:name="IDX82" meta:value-type="string">IDX82</meta:user-defined>
    <meta:user-defined meta:name="IDX83" meta:value-type="string">IDX83</meta:user-defined>
    <meta:user-defined meta:name="IDX84" meta:value-type="string">IDX84</meta:user-defined>
    <meta:user-defined meta:name="IDX85" meta:value-type="string">IDX85</meta:user-defined>
    <meta:user-defined meta:name="IDX86" meta:value-type="string">IDX86</meta:user-defined>
    <meta:user-defined meta:name="IDX87" meta:value-type="string">IDX87</meta:user-defined>
    <meta:user-defined meta:name="IDX88" meta:value-type="string">IDX88</meta:user-defined>
    <meta:user-defined meta:name="IDX89" meta:value-type="string">IDX89</meta:user-defined>
    <meta:user-defined meta:name="IDX9" meta:value-type="string">IDX9</meta:user-defined>
    <meta:user-defined meta:name="IDX90" meta:value-type="string">IDX90</meta:user-defined>
    <meta:user-defined meta:name="IDX91" meta:value-type="string">IDX91</meta:user-defined>
    <meta:user-defined meta:name="IDX92" meta:value-type="string">IDX92</meta:user-defined>
    <meta:user-defined meta:name="IDX93" meta:value-type="string">IDX93</meta:user-defined>
    <meta:user-defined meta:name="IDX94" meta:value-type="string">IDX94</meta:user-defined>
    <meta:user-defined meta:name="IDX95" meta:value-type="string">IDX95</meta:user-defined>
    <meta:user-defined meta:name="IDX96" meta:value-type="string">IDX96</meta:user-defined>
    <meta:user-defined meta:name="IDX97" meta:value-type="string">IDX97</meta:user-defined>
    <meta:user-defined meta:name="IDX98" meta:value-type="string">IDX98</meta:user-defined>
    <meta:user-defined meta:name="IDX99" meta:value-type="string">IDX99</meta:user-defined>
    <meta:user-defined meta:name="_AMO_XmlVersion" meta:value-type="string">_AMO_XmlVersion</meta:user-defined>
  </office:meta>
</office:document-meta>
</file>